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Book Antiqua1" svg:font-family="'Book Antiqua'" style:font-family-generic="roman"/>
    <style:font-face style:name="FreeSans1" svg:font-family="FreeSans" style:font-family-generic="roman"/>
    <style:font-face style:name="Noto Sans CJK SC Regular1" svg:font-family="'Noto Sans CJK SC Regular'" style:font-family-generic="roman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Traditional Arabic Backslanted" svg:font-family="'Traditional Arabic Backslanted'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Vrinda" svg:font-family="Vrinda, 'Courier New'" style:font-family-generic="roman" style:font-pitch="variable"/>
    <style:font-face style:name="Arabic Transparent" svg:font-family="'Arabic Transparen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language="none" fo:country="none" style:language-asian="none" style:country-asian="none" style:language-complex="ar" style:country-complex="SA"/>
    </style:style>
    <style:style style:name="P2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  <style:text-properties style:font-name="Book Antiqua" fo:font-size="22pt" style:font-size-asian="22pt" style:font-size-complex="22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2.8839in" style:type="center"/>
        </style:tab-stops>
      </style:paragraph-properties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text-align="end" style:justify-single-word="false" fo:orphans="0" fo:widows="0" fo:text-indent="0in" style:auto-text-indent="false" style:writing-mode="rl-tb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11" style:family="paragraph" style:parent-style-name="Адрес_20_HTML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1.2602in"/>
        </style:tab-stops>
      </style:paragraph-properties>
    </style:style>
    <style:style style:name="P12" style:family="paragraph" style:parent-style-name="Standard">
      <style:paragraph-properties fo:margin-left="0in" fo:margin-right="0in" fo:margin-top="0.1945in" fo:margin-bottom="0.1945in" loext:contextual-spacing="false" fo:text-align="center" style:justify-single-word="false" fo:text-indent="0in" style:auto-text-indent="false" style:writing-mode="rl-tb"/>
    </style:style>
    <style:style style:name="P13" style:family="paragraph" style:parent-style-name="Обычный_20__28_веб_29_">
      <style:paragraph-properties fo:margin-left="0in" fo:margin-right="0in" fo:margin-top="0in" fo:margin-bottom="0in" loext:contextual-spacing="false" fo:text-align="center" style:justify-single-word="false" fo:text-indent="0in" style:auto-text-indent="false" style:writing-mode="rl-tb">
        <style:tab-stops>
          <style:tab-stop style:position="1.2602in"/>
        </style:tab-stops>
      </style:paragraph-properties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>
        <style:tab-stops>
          <style:tab-stop style:position="2.052in"/>
          <style:tab-stop style:position="3.4374in" style:type="center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17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>
        <style:tab-stops>
          <style:tab-stop style:position="1.1984in"/>
        </style:tab-stops>
      </style:paragraph-properties>
    </style:style>
    <style:style style:name="P19" style:family="paragraph" style:parent-style-name="Standard">
      <style:paragraph-properties fo:text-align="center" style:justify-single-word="false">
        <style:tab-stops>
          <style:tab-stop style:position="2.8839in" style:type="center"/>
          <style:tab-stop style:position="5.2555in"/>
        </style:tab-stops>
      </style:paragraph-properties>
    </style:style>
    <style:style style:name="P20" style:family="paragraph" style:parent-style-name="Standard">
      <style:paragraph-properties fo:text-align="center" style:justify-single-word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</style:style>
    <style:style style:name="P21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</style:style>
    <style:style style:name="P22" style:family="paragraph" style:parent-style-name="Standard">
      <style:paragraph-properties fo:text-align="center" style:justify-single-word="false">
        <style:tab-stops>
          <style:tab-stop style:position="1.4307in"/>
        </style:tab-stops>
      </style:paragraph-properties>
    </style:style>
    <style:style style:name="P23" style:family="paragraph" style:parent-style-name="Standard">
      <style:paragraph-properties fo:text-align="center" style:justify-single-word="false">
        <style:tab-stops>
          <style:tab-stop style:position="0.6898in"/>
          <style:tab-stop style:position="1.7673in"/>
          <style:tab-stop style:position="3.2484in"/>
          <style:tab-stop style:position="3.3472in"/>
        </style:tab-stops>
      </style:paragraph-properties>
    </style:style>
    <style:style style:name="P24" style:family="paragraph" style:parent-style-name="Standard">
      <style:paragraph-properties fo:text-align="center" style:justify-single-word="false">
        <style:tab-stops>
          <style:tab-stop style:position="0.6898in"/>
          <style:tab-stop style:position="1.7673in"/>
          <style:tab-stop style:position="2.9535in"/>
        </style:tab-stops>
      </style:paragraph-properties>
    </style:style>
    <style:style style:name="P25" style:family="paragraph" style:parent-style-name="Standard">
      <style:paragraph-properties fo:text-align="center" style:justify-single-word="false">
        <style:tab-stops>
          <style:tab-stop style:position="0.6898in"/>
          <style:tab-stop style:position="1.7673in"/>
          <style:tab-stop style:position="2.9535in"/>
          <style:tab-stop style:position="3.6047in"/>
        </style:tab-stops>
      </style:paragraph-properties>
    </style:style>
    <style:style style:name="P26" style:family="paragraph" style:parent-style-name="Standard">
      <style:paragraph-properties fo:text-align="center" style:justify-single-word="false">
        <style:tab-stops>
          <style:tab-stop style:position="0.6898in"/>
          <style:tab-stop style:position="0.8256in"/>
          <style:tab-stop style:position="2.9535in"/>
          <style:tab-stop style:position="3.6047in"/>
        </style:tab-stops>
      </style:paragraph-properties>
    </style:style>
    <style:style style:name="P27" style:family="paragraph" style:parent-style-name="Standard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</style:style>
    <style:style style:name="P28" style:family="paragraph" style:parent-style-name="Standard">
      <style:paragraph-properties fo:text-align="center" style:justify-single-word="false">
        <style:tab-stops>
          <style:tab-stop style:position="1.4772in"/>
          <style:tab-stop style:position="2.8839in" style:type="center"/>
          <style:tab-stop style:position="5.2555in"/>
        </style:tab-stops>
      </style:paragraph-properties>
    </style:style>
    <style:style style:name="P29" style:family="paragraph" style:parent-style-name="Standard">
      <style:paragraph-properties fo:text-align="center" style:justify-single-word="false">
        <style:tab-stops>
          <style:tab-stop style:position="1.5752in"/>
          <style:tab-stop style:position="2.8839in" style:type="center"/>
          <style:tab-stop style:position="5.2555in"/>
        </style:tab-stops>
      </style:paragraph-properties>
    </style:style>
    <style:style style:name="P30" style:family="paragraph" style:parent-style-name="Standard">
      <style:text-properties style:font-name="Book Antiqua" fo:font-size="20pt" style:font-size-asian="20pt" style:font-name-complex="Traditional Arabic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Book Antiqua" fo:font-size="20pt" style:font-size-asian="20pt" style:font-name-complex="Traditional Arabic" style:font-size-complex="20pt"/>
    </style:style>
    <style:style style:name="P32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0pt" style:font-size-asian="20pt" style:font-name-complex="Traditional Arabic" style:font-size-complex="20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2.5583in"/>
          <style:tab-stop style:position="2.8839in" style:type="center"/>
        </style:tab-stops>
      </style:paragraph-properties>
      <style:text-properties style:font-name="Book Antiqua" fo:font-size="20pt" style:text-underline-style="solid" style:text-underline-width="auto" style:text-underline-color="font-color" fo:font-weight="bold" style:font-size-asian="20pt" style:font-weight-asian="bold" style:font-name-complex="Book Antiqua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font-weight="bold" style:font-size-asian="16pt" style:font-weight-asian="bold" style:font-name-complex="Traditional Arabic" style:font-size-complex="16pt" style:font-weight-complex="bold"/>
    </style:style>
    <style:style style:name="P36" style:family="paragraph" style:parent-style-name="Standard">
      <style:text-properties style:font-name="Book Antiqua" fo:font-size="16pt" style:font-size-asian="16pt" style:font-name-complex="Book Antiqua" style:font-size-complex="16pt"/>
    </style:style>
    <style:style style:name="P37" style:family="paragraph" style:parent-style-name="Standard">
      <style:paragraph-properties fo:text-align="center" style:justify-single-word="false"/>
      <style:text-properties style:font-name="Book Antiqua" fo:font-size="16pt" style:font-size-asian="16pt" style:font-name-complex="Book Antiqua" style:font-size-complex="16pt"/>
    </style:style>
    <style:style style:name="P38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" style:family="paragraph" style:parent-style-name="Standard">
      <style:paragraph-properties fo:line-height="150%"/>
      <style:text-properties style:font-name="Book Antiqua" fo:font-size="16pt" style:font-size-asian="16pt" style:font-name-complex="Book Antiqua" style:font-size-complex="16pt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Book Antiqua" fo:font-size="16pt" style:font-size-asian="16pt" style:font-name-complex="Book Antiqua" style:font-size-complex="16pt"/>
    </style:style>
    <style:style style:name="P41" style:family="paragraph" style:parent-style-name="Standard">
      <style:paragraph-properties fo:line-height="150%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" style:family="paragraph" style:parent-style-name="Standard">
      <style:paragraph-properties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" style:family="paragraph" style:parent-style-name="Standard">
      <style:paragraph-properties fo:text-align="justify" style:justify-single-word="false"/>
      <style:text-properties style:font-name="Book Antiqua" fo:font-size="16pt" style:font-size-asian="16pt" style:font-name-complex="Book Antiqua" style:font-size-complex="16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5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6" style:family="paragraph" style:parent-style-name="Standard">
      <style:paragraph-properties>
        <style:tab-stops>
          <style:tab-stop style:position="2.1661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7" style:family="paragraph" style:parent-style-name="Standard">
      <style:paragraph-properties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8" style:family="paragraph" style:parent-style-name="Standard">
      <style:paragraph-properties>
        <style:tab-stops>
          <style:tab-stop style:position="1.1984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9" style:family="paragraph" style:parent-style-name="Standard">
      <style:paragraph-properties>
        <style:tab-stops>
          <style:tab-stop style:position="0.7874in"/>
          <style:tab-stop style:position="1.1984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0" style:family="paragraph" style:parent-style-name="Standard">
      <style:paragraph-properties>
        <style:tab-stops>
          <style:tab-stop style:position="1.3374in"/>
          <style:tab-stop style:position="2.1047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1" style:family="paragraph" style:parent-style-name="Standard">
      <style:paragraph-properties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2" style:family="paragraph" style:parent-style-name="Standard">
      <style:paragraph-properties>
        <style:tab-stops>
          <style:tab-stop style:position="1.3028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3" style:family="paragraph" style:parent-style-name="Standard">
      <style:paragraph-properties>
        <style:tab-stops>
          <style:tab-stop style:position="4.1984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4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5" style:family="paragraph" style:parent-style-name="Standard">
      <style:paragraph-properties>
        <style:tab-stops>
          <style:tab-stop style:position="2.5583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6" style:family="paragraph" style:parent-style-name="Standard">
      <style:paragraph-properties>
        <style:tab-stops>
          <style:tab-stop style:position="1.3839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57" style:family="paragraph" style:parent-style-name="Standard">
      <style:text-properties style:font-name="Book Antiqua" fo:font-size="16pt" style:font-size-asian="16pt" style:font-name-complex="Traditional Arabic" style:font-size-complex="16pt"/>
    </style:style>
    <style:style style:name="P58" style:family="paragraph" style:parent-style-name="Standard">
      <style:paragraph-properties fo:text-align="justify" style:justify-single-word="false"/>
      <style:text-properties style:font-name="Book Antiqua" fo:font-size="16pt" style:font-size-asian="16pt" style:font-name-complex="Traditional Arabic" style:font-size-complex="16pt"/>
    </style:style>
    <style:style style:name="P59" style:family="paragraph" style:parent-style-name="Standard">
      <style:paragraph-properties fo:text-align="justify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0" style:family="paragraph" style:parent-style-name="Standard">
      <style:paragraph-properties fo:text-align="justify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1" style:family="paragraph" style:parent-style-name="Standard">
      <style:paragraph-properties fo:text-align="center" style:justify-single-word="false"/>
      <style:text-properties style:font-name="Book Antiqua" fo:font-size="16pt" style:font-size-asian="16pt" style:font-name-complex="Traditional Arabic" style:font-size-complex="16pt"/>
    </style:style>
    <style:style style:name="P62" style:family="paragraph" style:parent-style-name="Standard">
      <style:paragraph-properties fo:text-align="center" style:justify-single-word="false" style:snap-to-layout-grid="false">
        <style:tab-stops>
          <style:tab-stop style:position="1.1984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3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4" style:family="paragraph" style:parent-style-name="Standard">
      <style:paragraph-properties fo:text-align="center" style:justify-single-word="false">
        <style:tab-stops>
          <style:tab-stop style:position="1.9772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5" style:family="paragraph" style:parent-style-name="Standard">
      <style:paragraph-properties fo:text-align="center" style:justify-single-word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66" style:family="paragraph" style:parent-style-name="Standard">
      <style:paragraph-properties fo:text-align="center" style:justify-single-word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7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8" style:family="paragraph" style:parent-style-name="Standard">
      <style:paragraph-properties fo:text-align="center" style:justify-single-word="false">
        <style:tab-stops>
          <style:tab-stop style:position="1.430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69" style:family="paragraph" style:parent-style-name="Standard">
      <style:paragraph-properties fo:text-align="center" style:justify-single-word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0" style:family="paragraph" style:parent-style-name="Standard">
      <style:paragraph-properties fo:text-align="center" style:justify-single-word="false" style:snap-to-layout-grid="false">
        <style:tab-stops>
          <style:tab-stop style:position="0.1744in"/>
          <style:tab-stop style:position="0.3445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1" style:family="paragraph" style:parent-style-name="Standard">
      <style:paragraph-properties fo:text-align="center" style:justify-single-word="false" style:snap-to-layout-grid="false">
        <style:tab-stops>
          <style:tab-stop style:position="0.1398in"/>
          <style:tab-stop style:position="0.3354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2" style:family="paragraph" style:parent-style-name="Standard">
      <style:paragraph-properties fo:text-align="center" style:justify-single-word="false" style:snap-to-layout-grid="false">
        <style:tab-stops>
          <style:tab-stop style:position="0.3445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3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4" style:family="paragraph" style:parent-style-name="Standard">
      <style:paragraph-properties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5" style:family="paragraph" style:parent-style-name="Standard">
      <style:paragraph-properties fo:line-height="150%"/>
      <style:text-properties style:font-name="Book Antiqua" fo:font-size="16pt" style:font-size-asian="16pt" style:font-name-complex="Traditional Arabic" style:font-size-complex="16pt"/>
    </style:style>
    <style:style style:name="P76" style:family="paragraph" style:parent-style-name="Standard">
      <style:paragraph-properties fo:line-height="150%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Book Antiqua" fo:font-size="16pt" style:font-size-asian="16pt" style:font-name-complex="Traditional Arabic" style:font-size-complex="16pt"/>
    </style:style>
    <style:style style:name="P78" style:family="paragraph" style:parent-style-name="Standard">
      <style:paragraph-properties fo:line-height="150%" fo:text-align="justify" style:justify-single-word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79" style:family="paragraph" style:parent-style-name="Standard">
      <style:paragraph-properties fo:line-height="150%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0" style:family="paragraph" style:parent-style-name="Standard">
      <style:paragraph-properties fo:line-height="150%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1" style:family="paragraph" style:parent-style-name="Standard">
      <style:paragraph-properties fo:line-height="150%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2" style:family="paragraph" style:parent-style-name="Standard">
      <style:paragraph-properties fo:line-height="150%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3" style:family="paragraph" style:parent-style-name="Standard">
      <style:paragraph-properties fo:line-height="150%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4" style:family="paragraph" style:parent-style-name="Standard">
      <style:paragraph-properties fo:text-align="end" style:justify-single-word="false">
        <style:tab-stops>
          <style:tab-stop style:position="1.767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5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6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7" style:family="paragraph" style:parent-style-name="Standard">
      <style:paragraph-properties>
        <style:tab-stops>
          <style:tab-stop style:position="1.767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8" style:family="paragraph" style:parent-style-name="Standard">
      <style:paragraph-properties>
        <style:tab-stops>
          <style:tab-stop style:position="1.430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9" style:family="paragraph" style:parent-style-name="Standard">
      <style:paragraph-properties>
        <style:tab-stops>
          <style:tab-stop style:position="5.059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0" style:family="paragraph" style:parent-style-name="Standard">
      <style:paragraph-properties>
        <style:tab-stops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1" style:family="paragraph" style:parent-style-name="Standard">
      <style:paragraph-properties>
        <style:tab-stops>
          <style:tab-stop style:position="5.23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2" style:family="paragraph" style:parent-style-name="Standard">
      <style:paragraph-properties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3" style:family="paragraph" style:parent-style-name="Standard">
      <style:paragraph-properties>
        <style:tab-stops>
          <style:tab-stop style:position="3.861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4" style:family="paragraph" style:parent-style-name="Standard">
      <style:paragraph-properties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5" style:family="paragraph" style:parent-style-name="Standard">
      <style:paragraph-properties>
        <style:tab-stops>
          <style:tab-stop style:position="1.616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6" style:family="paragraph" style:parent-style-name="Standard">
      <style:paragraph-properties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7" style:family="paragraph" style:parent-style-name="Standard">
      <style:paragraph-properties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8" style:family="paragraph" style:parent-style-name="Standard">
      <style:paragraph-properties style:snap-to-layout-grid="false"/>
      <style:text-properties style:font-name="Book Antiqua" fo:font-size="16pt" style:font-size-asian="16pt" style:font-name-complex="Traditional Arabic" style:font-size-complex="16pt"/>
    </style:style>
    <style:style style:name="P99" style:family="paragraph" style:parent-style-name="Standard">
      <style:paragraph-properties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" style:family="paragraph" style:parent-style-name="Standard">
      <style:paragraph-properties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1" style:family="paragraph" style:parent-style-name="Standard">
      <style:paragraph-properties>
        <style:tab-stops>
          <style:tab-stop style:position="0.8256in"/>
          <style:tab-stop style:position="3.543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2" style:family="paragraph" style:parent-style-name="Standard">
      <style:paragraph-properties>
        <style:tab-stops>
          <style:tab-stop style:position="1.5752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3" style:family="paragraph" style:parent-style-name="Standard">
      <style:paragraph-properties>
        <style:tab-stops>
          <style:tab-stop style:position="1.2791in"/>
          <style:tab-stop style:position="1.5346in"/>
          <style:tab-stop style:position="1.575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4" style:family="paragraph" style:parent-style-name="Standard">
      <style:paragraph-properties>
        <style:tab-stops>
          <style:tab-stop style:position="1.575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5" style:family="paragraph" style:parent-style-name="Standard">
      <style:paragraph-properties fo:line-height="115%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6" style:family="paragraph" style:parent-style-name="Standard">
      <style:paragraph-properties>
        <style:tab-stops>
          <style:tab-stop style:position="0.6898in"/>
          <style:tab-stop style:position="2.5598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" style:family="paragraph" style:parent-style-name="Standard">
      <style:paragraph-properties>
        <style:tab-stops>
          <style:tab-stop style:position="1.3783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8" style:family="paragraph" style:parent-style-name="Standard">
      <style:paragraph-properties>
        <style:tab-stops>
          <style:tab-stop style:position="0.75in"/>
          <style:tab-stop style:position="1.3783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9" style:family="paragraph" style:parent-style-name="Standard">
      <style:paragraph-properties>
        <style:tab-stops>
          <style:tab-stop style:position="1.3783in"/>
          <style:tab-stop style:position="3.3957in"/>
          <style:tab-stop style:position="4.0819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0" style:family="paragraph" style:parent-style-name="Standard">
      <style:paragraph-properties>
        <style:tab-stops>
          <style:tab-stop style:position="1.2791in"/>
          <style:tab-stop style:position="1.3783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1" style:family="paragraph" style:parent-style-name="Standard">
      <style:paragraph-properties>
        <style:tab-stops>
          <style:tab-stop style:position="0.75in"/>
          <style:tab-stop style:position="1.378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2" style:family="paragraph" style:parent-style-name="Standard">
      <style:paragraph-properties>
        <style:tab-stops>
          <style:tab-stop style:position="1.477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3" style:family="paragraph" style:parent-style-name="Standard">
      <style:paragraph-properties>
        <style:tab-stops>
          <style:tab-stop style:position="1.4772in"/>
          <style:tab-stop style:position="3.3957in"/>
          <style:tab-stop style:position="4.0819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4" style:family="paragraph" style:parent-style-name="Standard">
      <style:paragraph-properties>
        <style:tab-stops>
          <style:tab-stop style:position="1.378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5" style:family="paragraph" style:parent-style-name="Standard">
      <style:paragraph-properties>
        <style:tab-stops>
          <style:tab-stop style:position="1.5752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6" style:family="paragraph" style:parent-style-name="Standard">
      <style:paragraph-properties>
        <style:tab-stops>
          <style:tab-stop style:position="1.6736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7" style:family="paragraph" style:parent-style-name="Standard">
      <style:paragraph-properties>
        <style:tab-stops>
          <style:tab-stop style:position="0.75in"/>
          <style:tab-stop style:position="1.5752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8" style:family="paragraph" style:parent-style-name="Standard">
      <style:paragraph-properties>
        <style:tab-stops>
          <style:tab-stop style:position="0.75in"/>
          <style:tab-stop style:position="1.5752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9" style:family="paragraph" style:parent-style-name="Standard">
      <style:paragraph-properties fo:text-align="center" style:justify-single-word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Arabic Transparent" style:font-size-complex="16pt"/>
    </style:style>
    <style:style style:name="P120" style:family="paragraph" style:parent-style-name="Standard">
      <style:paragraph-properties>
        <style:tab-stops>
          <style:tab-stop style:position="2.2681in"/>
        </style:tab-stops>
      </style:paragraph-properties>
      <style:text-properties style:font-name="Book Antiqua" fo:font-size="16pt" style:font-size-asian="16pt" style:font-size-complex="16pt"/>
    </style:style>
    <style:style style:name="P121" style:family="paragraph" style:parent-style-name="Standard">
      <style:paragraph-properties fo:text-align="center" style:justify-single-word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size-complex="16pt"/>
    </style:style>
    <style:style style:name="P122" style:family="paragraph" style:parent-style-name="Standard">
      <style:paragraph-properties fo:text-align="center" style:justify-single-word="false">
        <style:tab-stops>
          <style:tab-stop style:position="1.1811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123" style:family="paragraph" style:parent-style-name="Standard">
      <style:paragraph-properties fo:text-align="center" style:justify-single-word="false"/>
      <style:text-properties style:font-name="Book Antiqua" fo:font-size="16pt" style:text-underline-style="solid" style:text-underline-width="auto" style:text-underline-color="font-color" style:font-size-asian="16pt" style:font-name-complex="Traditional Arabic" style:font-size-complex="16pt"/>
    </style:style>
    <style:style style:name="P124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5" style:family="paragraph" style:parent-style-name="Standard">
      <style:paragraph-properties fo:text-align="center" style:justify-single-word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6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7" style:family="paragraph" style:parent-style-name="Standard">
      <style:paragraph-properties fo:text-align="center" style:justify-single-word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8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Traditional Arabic" style:font-size-complex="16pt" style:font-style-complex="italic"/>
    </style:style>
    <style:style style:name="P129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Traditional Arabic" style:font-size-complex="16pt" style:font-style-complex="italic"/>
    </style:style>
    <style:style style:name="P130" style:family="paragraph" style:parent-style-name="Standard">
      <style:paragraph-properties fo:text-align="center" style:justify-single-word="false">
        <style:tab-stops>
          <style:tab-stop style:position="0.872in"/>
        </style:tab-stops>
      </style:paragraph-properties>
      <style:text-properties style:font-name="Book Antiqua" fo:font-size="16pt" fo:letter-spacing="0.0693in" style:font-size-asian="16pt" style:font-name-complex="Traditional Arabic" style:font-size-complex="16pt"/>
    </style:style>
    <style:style style:name="P131" style:family="paragraph" style:parent-style-name="Standard">
      <style:paragraph-properties fo:text-align="center" style:justify-single-word="false"/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32" style:family="paragraph" style:parent-style-name="Standard">
      <style:paragraph-properties fo:text-align="center" style:justify-single-word="false">
        <style:tab-stops>
          <style:tab-stop style:position="2.5583in"/>
          <style:tab-stop style:position="2.8839in" style:type="center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33" style:family="paragraph" style:parent-style-name="Standard">
      <style:paragraph-properties fo:text-align="center" style:justify-single-word="false"/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34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35" style:family="paragraph" style:parent-style-name="Standard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36" style:family="paragraph" style:parent-style-name="Standard">
      <style:paragraph-properties>
        <style:tab-stops>
          <style:tab-stop style:position="3.3957in"/>
          <style:tab-stop style:position="4.2799in"/>
        </style:tab-stops>
      </style:paragraph-properties>
      <style:text-properties style:font-name="Book Antiqua" fo:font-size="18pt" style:font-size-asian="18pt" style:font-name-complex="Book Antiqua" style:font-size-complex="18pt"/>
    </style:style>
    <style:style style:name="P137" style:family="paragraph" style:parent-style-name="Standard">
      <style:paragraph-properties>
        <style:tab-stops>
          <style:tab-stop style:position="2.8839in" style:type="center"/>
        </style:tab-stops>
      </style:paragraph-properties>
      <style:text-properties style:font-name="Book Antiqua" fo:font-size="18pt" style:font-size-asian="18pt" style:font-name-complex="Traditional Arabic" style:font-size-complex="18pt"/>
    </style:style>
    <style:style style:name="P138" style:family="paragraph" style:parent-style-name="Standard">
      <style:text-properties style:font-name="Book Antiqua" fo:font-size="24pt" style:font-size-asian="24pt" style:font-name-complex="Traditional Arabic" style:font-size-complex="24pt"/>
    </style:style>
    <style:style style:name="P139" style:family="paragraph" style:parent-style-name="Standard">
      <style:paragraph-properties fo:text-align="center" style:justify-single-word="false"/>
      <style:text-properties style:font-name="Book Antiqua" fo:font-size="24pt" style:font-size-asian="24pt" style:font-name-complex="Traditional Arabic" style:font-size-complex="24pt"/>
    </style:style>
    <style:style style:name="P140" style:family="paragraph" style:parent-style-name="Standard">
      <style:paragraph-properties fo:text-align="center" style:justify-single-word="false">
        <style:tab-stops>
          <style:tab-stop style:position="2.5583in"/>
          <style:tab-stop style:position="2.8839in" style:type="center"/>
          <style:tab-stop style:position="3.5228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41" style:family="paragraph" style:parent-style-name="Standard">
      <style:paragraph-properties fo:text-align="center" style:justify-single-word="false">
        <style:tab-stops>
          <style:tab-stop style:position="1.1984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42" style:family="paragraph" style:parent-style-name="Standard">
      <style:paragraph-properties fo:text-align="center" style:justify-single-word="false">
        <style:tab-stops>
          <style:tab-stop style:position="1.5937in"/>
          <style:tab-stop style:position="2.7811in"/>
          <style:tab-stop style:position="2.8839in" style:type="center"/>
          <style:tab-stop style:position="3.3957in"/>
          <style:tab-stop style:position="3.4374in" style:type="center"/>
          <style:tab-stop style:position="5.7681in" style:type="right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43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44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45" style:family="paragraph" style:parent-style-name="Standard">
      <style:text-properties style:font-name="Book Antiqua" fo:font-size="24pt" style:font-size-asian="24pt" style:font-size-complex="24pt"/>
    </style:style>
    <style:style style:name="P146" style:family="paragraph" style:parent-style-name="Standard">
      <style:paragraph-properties fo:text-align="center" style:justify-single-word="false"/>
      <style:text-properties style:font-name="Book Antiqua" fo:font-size="24pt" style:font-size-asian="24pt" style:font-size-complex="24pt"/>
    </style:style>
    <style:style style:name="P147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48" style:family="paragraph" style:parent-style-name="Standard">
      <style:paragraph-properties fo:text-align="center" style:justify-single-word="false">
        <style:tab-stops>
          <style:tab-stop style:position="1.4075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49" style:family="paragraph" style:parent-style-name="Standard">
      <style:paragraph-properties fo:text-align="center" style:justify-single-word="false">
        <style:tab-stops>
          <style:tab-stop style:position="2.7563in"/>
        </style:tab-stops>
      </style:paragraph-properties>
      <style:text-properties style:font-name="Book Antiqua" fo:font-size="24pt" style:font-size-asian="24pt" style:font-size-complex="24pt"/>
    </style:style>
    <style:style style:name="P150" style:family="paragraph" style:parent-style-name="Standard">
      <style:paragraph-properties fo:text-align="center" style:justify-single-word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151" style:family="paragraph" style:parent-style-name="Standard">
      <style:paragraph-properties fo:text-align="center" style:justify-single-word="false">
        <style:tab-stops>
          <style:tab-stop style:position="2.2681in"/>
        </style:tab-stops>
      </style:paragraph-properties>
      <style:text-properties style:font-name="Book Antiqua" fo:font-size="24pt" style:font-size-asian="24pt" style:font-size-complex="24pt"/>
    </style:style>
    <style:style style:name="P152" style:family="paragraph" style:parent-style-name="Standard">
      <style:paragraph-properties fo:text-align="center" style:justify-single-word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53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24pt" style:font-size-asian="24pt" style:font-size-complex="24pt"/>
    </style:style>
    <style:style style:name="P154" style:family="paragraph" style:parent-style-name="Standard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155" style:family="paragraph" style:parent-style-name="Standard">
      <style:paragraph-properties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156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57" style:family="paragraph" style:parent-style-name="Standard">
      <style:paragraph-properties fo:text-align="justify" style:justify-single-word="false"/>
      <style:text-properties style:font-name="Book Antiqua" fo:font-size="24pt" style:font-size-asian="24pt" style:font-size-complex="24pt"/>
    </style:style>
    <style:style style:name="P158" style:family="paragraph" style:parent-style-name="Standard">
      <style:paragraph-properties>
        <style:tab-stops>
          <style:tab-stop style:position="0.8256in"/>
          <style:tab-stop style:position="1.9535in"/>
        </style:tab-stops>
      </style:paragraph-properties>
      <style:text-properties style:font-name="Book Antiqua" fo:font-size="24pt" style:font-size-asian="24pt" style:font-size-complex="24pt"/>
    </style:style>
    <style:style style:name="P159" style:family="paragraph" style:parent-style-name="Standard">
      <style:paragraph-properties fo:line-height="150%"/>
      <style:text-properties style:font-name="Book Antiqua" fo:font-size="24pt" style:font-size-asian="24pt" style:font-size-complex="24pt"/>
    </style:style>
    <style:style style:name="P160" style:family="paragraph" style:parent-style-name="Standard">
      <style:paragraph-properties>
        <style:tab-stops>
          <style:tab-stop style:position="2.2681in"/>
        </style:tab-stops>
      </style:paragraph-properties>
      <style:text-properties style:font-name="Book Antiqua" fo:font-size="24pt" style:font-size-asian="24pt" style:font-size-complex="24pt"/>
    </style:style>
    <style:style style:name="P161" style:family="paragraph" style:parent-style-name="Standard">
      <style:paragraph-properties fo:line-height="115%" fo:text-align="end" style:justify-single-word="false">
        <style:tab-stops>
          <style:tab-stop style:position="2.2681in"/>
        </style:tab-stops>
      </style:paragraph-properties>
      <style:text-properties style:font-name="Book Antiqua" fo:font-size="24pt" style:font-size-asian="24pt" style:font-size-complex="24pt"/>
    </style:style>
    <style:style style:name="P162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63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64" style:family="paragraph" style:parent-style-name="Standard">
      <style:paragraph-properties>
        <style:tab-stops>
          <style:tab-stop style:position="0.9075in"/>
          <style:tab-stop style:position="2.2984in"/>
        </style:tab-stops>
      </style:paragraph-properties>
      <style:text-properties style:font-name="Book Antiqua" fo:font-size="24pt" style:font-size-asian="24pt" style:font-size-complex="24pt"/>
    </style:style>
    <style:style style:name="P165" style:family="paragraph" style:parent-style-name="Standard">
      <style:paragraph-properties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166" style:family="paragraph" style:parent-style-name="Standard">
      <style:text-properties style:font-name="Book Antiqua" fo:font-size="24pt" style:font-size-asian="24pt" style:font-name-complex="Book Antiqua" style:font-size-complex="24pt"/>
    </style:style>
    <style:style style:name="P167" style:family="paragraph" style:parent-style-name="Standard">
      <style:text-properties style:font-name="Book Antiqua" style:font-name-complex="Traditional Arabic"/>
    </style:style>
    <style:style style:name="P168" style:family="paragraph" style:parent-style-name="Standard">
      <style:paragraph-properties>
        <style:tab-stops>
          <style:tab-stop style:position="2.8839in"/>
        </style:tab-stops>
      </style:paragraph-properties>
      <style:text-properties style:font-name="Book Antiqua" style:font-name-complex="Traditional Arabic"/>
    </style:style>
    <style:style style:name="P169" style:family="paragraph" style:parent-style-name="Standard">
      <style:text-properties style:font-name="Book Antiqua" style:font-name-complex="Book Antiqua"/>
    </style:style>
    <style:style style:name="P170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0pt" style:font-size-asian="10pt" style:font-name-complex="Traditional Arabic" style:font-size-complex="10pt"/>
    </style:style>
    <style:style style:name="P171" style:family="paragraph" style:parent-style-name="Standard">
      <style:paragraph-properties>
        <style:tab-stops>
          <style:tab-stop style:position="1.7673in"/>
        </style:tab-stops>
      </style:paragraph-properties>
      <style:text-properties style:font-name="Book Antiqua" fo:font-size="10pt" style:font-size-asian="10pt" style:font-name-complex="Traditional Arabic" style:font-size-complex="10pt"/>
    </style:style>
    <style:style style:name="P172" style:family="paragraph" style:parent-style-name="Standard">
      <style:paragraph-properties fo:text-align="justify" style:justify-single-word="false">
        <style:tab-stops>
          <style:tab-stop style:position="0.7874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73" style:family="paragraph" style:parent-style-name="Standard">
      <style:paragraph-properties fo:line-height="150%">
        <style:tab-stops>
          <style:tab-stop style:position="2.8839in" style:type="center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74" style:family="paragraph" style:parent-style-name="Standard">
      <style:text-properties style:font-name="Book Antiqua" fo:font-size="6pt" style:font-size-asian="6pt" style:font-name-complex="Traditional Arabic" style:font-size-complex="6pt"/>
    </style:style>
    <style:style style:name="P175" style:family="paragraph" style:parent-style-name="Standard">
      <style:paragraph-properties fo:line-height="150%">
        <style:tab-stops>
          <style:tab-stop style:position="0.8256in"/>
          <style:tab-stop style:position="3.6047in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176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177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178" style:family="paragraph" style:parent-style-name="Standard">
      <style:paragraph-properties>
        <style:tab-stops>
          <style:tab-stop style:position="0.7874in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179" style:family="paragraph" style:parent-style-name="Standard">
      <style:paragraph-properties fo:line-height="150%" fo:text-align="justify" style:justify-single-word="false"/>
      <style:text-properties style:font-name="Book Antiqua" fo:font-size="2pt" style:font-size-asian="2pt" style:font-name-complex="Book Antiqua" style:font-size-complex="2pt"/>
    </style:style>
    <style:style style:name="P180" style:family="paragraph" style:parent-style-name="Standard">
      <style:paragraph-properties fo:text-align="center" style:justify-single-word="false"/>
      <style:text-properties style:font-name="Book Antiqua" fo:font-size="22pt" style:font-size-asian="22pt" style:font-name-complex="Traditional Arabic" style:font-size-complex="22pt"/>
    </style:style>
    <style:style style:name="P181" style:family="paragraph" style:parent-style-name="Standard">
      <style:paragraph-properties fo:text-align="center" style:justify-single-word="false" style:snap-to-layout-grid="false"/>
      <style:text-properties style:font-name="Book Antiqua" fo:font-size="22pt" style:font-size-asian="22pt" style:font-name-complex="Traditional Arabic" style:font-size-complex="22pt"/>
    </style:style>
    <style:style style:name="P182" style:family="paragraph" style:parent-style-name="Standard">
      <style:paragraph-properties fo:text-align="center" style:justify-single-word="false">
        <style:tab-stops>
          <style:tab-stop style:position="0.1862in"/>
          <style:tab-stop style:position="0.3764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3" style:family="paragraph" style:parent-style-name="Standard">
      <style:paragraph-properties fo:text-align="center" style:justify-single-word="false">
        <style:tab-stops>
          <style:tab-stop style:position="0.3445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4" style:family="paragraph" style:parent-style-name="Standard">
      <style:paragraph-properties fo:text-align="center" style:justify-single-word="false">
        <style:tab-stops>
          <style:tab-stop style:position="0.1862in"/>
          <style:tab-stop style:position="0.3445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5" style:family="paragraph" style:parent-style-name="Standard">
      <style:paragraph-properties fo:text-align="center" style:justify-single-word="false">
        <style:tab-stops>
          <style:tab-stop style:position="0.1744in"/>
          <style:tab-stop style:position="0.3445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6" style:family="paragraph" style:parent-style-name="Standard">
      <style:paragraph-properties fo:text-align="center" style:justify-single-word="false">
        <style:tab-stops>
          <style:tab-stop style:position="0.1398in"/>
          <style:tab-stop style:position="0.3354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7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8" style:family="paragraph" style:parent-style-name="Standard">
      <style:paragraph-properties>
        <style:tab-stops>
          <style:tab-stop style:position="0.2984in"/>
          <style:tab-stop style:position="0.4327in" style:type="center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89" style:family="paragraph" style:parent-style-name="Standard">
      <style:text-properties style:font-name="Book Antiqua" fo:font-size="22pt" style:font-size-asian="22pt" style:font-size-complex="22pt"/>
    </style:style>
    <style:style style:name="P190" style:family="paragraph" style:parent-style-name="Standard">
      <style:paragraph-properties fo:text-align="center" style:justify-single-word="false"/>
      <style:text-properties style:font-name="Book Antiqua" fo:font-size="22pt" style:font-size-asian="22pt" style:font-size-complex="22pt"/>
    </style:style>
    <style:style style:name="P191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192" style:family="paragraph" style:parent-style-name="Standard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2pt" fo:font-weight="bold" style:font-size-asian="22pt" style:font-weight-asian="bold" style:font-name-complex="Traditional Arabic" style:font-size-complex="22pt" style:font-weight-complex="bold"/>
    </style:style>
    <style:style style:name="P193" style:family="paragraph" style:parent-style-name="Standard">
      <style:paragraph-properties>
        <style:tab-stops>
          <style:tab-stop style:position="3.4374in" style:type="center"/>
          <style:tab-stop style:position="4.2189in"/>
          <style:tab-stop style:position="6.8752in" style:type="right"/>
        </style:tab-stops>
      </style:paragraph-properties>
      <style:text-properties style:font-name="Book Antiqua" style:font-name-asian="Book Antiqua" style:font-name-complex="Book Antiqua"/>
    </style:style>
    <style:style style:name="P194" style:family="paragraph" style:parent-style-name="Standard">
      <style:text-properties style:font-name="Book Antiqua" fo:font-size="14pt" style:font-size-asian="14pt" style:font-name-complex="Traditional Arabic" style:font-size-complex="14pt"/>
    </style:style>
    <style:style style:name="P195" style:family="paragraph" style:parent-style-name="Standard">
      <style:paragraph-properties fo:text-align="center" style:justify-single-word="false"/>
      <style:text-properties style:font-name="Book Antiqua" fo:font-size="14pt" style:font-size-asian="14pt" style:font-name-complex="Traditional Arabic" style:font-size-complex="14pt"/>
    </style:style>
    <style:style style:name="P196" style:family="paragraph" style:parent-style-name="Standard">
      <style:paragraph-properties fo:text-align="center" style:justify-single-word="false" style:snap-to-layout-grid="false"/>
      <style:text-properties style:font-name="Book Antiqua" fo:font-size="14pt" style:font-size-asian="14pt" style:font-name-complex="Traditional Arabic" style:font-size-complex="14pt"/>
    </style:style>
    <style:style style:name="P197" style:family="paragraph" style:parent-style-name="Standard">
      <style:paragraph-properties fo:text-align="center" style:justify-single-word="false">
        <style:tab-stops>
          <style:tab-stop style:position="1.1984in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198" style:family="paragraph" style:parent-style-name="Standard">
      <style:paragraph-properties fo:text-align="center" style:justify-single-word="false">
        <style:tab-stops>
          <style:tab-stop style:position="0.1398in"/>
          <style:tab-stop style:position="0.3354in" style:type="center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199" style:family="paragraph" style:parent-style-name="Standard">
      <style:paragraph-properties fo:text-align="center" style:justify-single-word="false">
        <style:tab-stops>
          <style:tab-stop style:position="0.3445in" style:type="center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200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201" style:family="paragraph" style:parent-style-name="Standard">
      <style:paragraph-properties style:snap-to-layout-grid="false"/>
      <style:text-properties style:font-name="Book Antiqua" fo:font-size="14pt" style:font-size-asian="14pt" style:font-name-complex="Traditional Arabic" style:font-size-complex="14pt"/>
    </style:style>
    <style:style style:name="P202" style:family="paragraph" style:parent-style-name="Standard">
      <style:paragraph-properties fo:line-height="150%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8pt" style:font-size-asian="8pt" style:font-name-complex="Book Antiqua" style:font-size-complex="8pt"/>
    </style:style>
    <style:style style:name="P203" style:family="paragraph" style:parent-style-name="Standard">
      <style:paragraph-properties fo:line-height="150%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8pt" fo:language="en" fo:country="US" style:font-size-asian="8pt" style:font-name-complex="Book Antiqua" style:font-size-complex="8pt"/>
    </style:style>
    <style:style style:name="P204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4pt" style:font-size-asian="4pt" style:font-name-complex="Traditional Arabic" style:font-size-complex="4pt"/>
    </style:style>
    <style:style style:name="P205" style:family="paragraph" style:parent-style-name="Standard">
      <style:paragraph-properties fo:text-align="center" style:justify-single-word="false"/>
      <style:text-properties style:font-name="Book Antiqua" fo:font-size="26pt" style:font-size-asian="26pt" style:font-size-complex="26pt"/>
    </style:style>
    <style:style style:name="P206" style:family="paragraph" style:parent-style-name="Standard">
      <style:paragraph-properties fo:text-align="center" style:justify-single-word="false">
        <style:tab-stops>
          <style:tab-stop style:position="2.8953in"/>
        </style:tab-stops>
      </style:paragraph-properties>
      <style:text-properties style:font-name="Book Antiqua" fo:font-size="26pt" style:font-size-asian="26pt" style:font-size-complex="26pt"/>
    </style:style>
    <style:style style:name="P207" style:family="paragraph" style:parent-style-name="Standard">
      <style:paragraph-properties fo:text-align="justify" style:justify-single-word="false"/>
    </style:style>
    <style:style style:name="P208" style:family="paragraph" style:parent-style-name="Standard">
      <style:paragraph-properties fo:text-align="justify" style:justify-single-word="false">
        <style:tab-stops>
          <style:tab-stop style:position="0.9075in"/>
          <style:tab-stop style:position="5.7681in" style:type="right"/>
        </style:tab-stops>
      </style:paragraph-properties>
    </style:style>
    <style:style style:name="P209" style:family="paragraph" style:parent-style-name="Standard">
      <style:paragraph-properties fo:text-align="justify" style:justify-single-word="false">
        <style:tab-stops>
          <style:tab-stop style:position="3.3957in"/>
          <style:tab-stop style:position="5.7681in" style:type="right"/>
        </style:tab-stops>
      </style:paragraph-properties>
    </style:style>
    <style:style style:name="P210" style:family="paragraph" style:parent-style-name="Standard">
      <style:paragraph-properties fo:text-align="justify" style:justify-single-word="false">
        <style:tab-stops>
          <style:tab-stop style:position="3.3957in"/>
          <style:tab-stop style:position="4.2799in"/>
        </style:tab-stops>
      </style:paragraph-properties>
    </style:style>
    <style:style style:name="P211" style:family="paragraph" style:parent-style-name="Standard">
      <style:paragraph-properties fo:text-align="justify" style:justify-single-word="false">
        <style:tab-stops>
          <style:tab-stop style:position="5.7681in" style:type="right"/>
        </style:tab-stops>
      </style:paragraph-properties>
    </style:style>
    <style:style style:name="P212" style:family="paragraph" style:parent-style-name="Standard">
      <style:paragraph-properties fo:text-align="justify" style:justify-single-word="false">
        <style:tab-stops>
          <style:tab-stop style:position="4.1516in"/>
          <style:tab-stop style:position="5.7681in" style:type="right"/>
        </style:tab-stops>
      </style:paragraph-properties>
    </style:style>
    <style:style style:name="P213" style:family="paragraph" style:parent-style-name="Standard">
      <style:paragraph-properties fo:text-align="justify" style:justify-single-word="false">
        <style:tab-stops>
          <style:tab-stop style:position="2.5583in"/>
          <style:tab-stop style:position="2.8839in" style:type="center"/>
        </style:tab-stops>
      </style:paragraph-properties>
    </style:style>
    <style:style style:name="P214" style:family="paragraph" style:parent-style-name="Standard">
      <style:paragraph-properties fo:text-align="justify" style:justify-single-word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215" style:family="paragraph" style:parent-style-name="Standard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216" style:family="paragraph" style:parent-style-name="Standard">
      <style:paragraph-properties fo:text-align="justify" style:justify-single-word="false">
        <style:tab-stops>
          <style:tab-stop style:position="1.7673in"/>
        </style:tab-stops>
      </style:paragraph-properties>
    </style:style>
    <style:style style:name="P217" style:family="paragraph" style:parent-style-name="Standard">
      <style:paragraph-properties fo:text-align="justify" style:justify-single-word="false">
        <style:tab-stops>
          <style:tab-stop style:position="0.7874in"/>
          <style:tab-stop style:position="3.6047in"/>
        </style:tab-stops>
      </style:paragraph-properties>
    </style:style>
    <style:style style:name="P218" style:family="paragraph" style:parent-style-name="Standard">
      <style:paragraph-properties fo:text-align="justify" style:justify-single-word="false">
        <style:tab-stops>
          <style:tab-stop style:position="1.2791in"/>
          <style:tab-stop style:position="1.3783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219" style:family="paragraph" style:parent-style-name="Standard">
      <style:paragraph-properties fo:text-align="justify" style:justify-single-word="false">
        <style:tab-stops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22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221" style:family="paragraph" style:parent-style-name="Standard">
      <style:paragraph-properties fo:text-align="justify" style:justify-single-word="false">
        <style:tab-stops>
          <style:tab-stop style:position="0.75in"/>
          <style:tab-stop style:position="1.5752in"/>
          <style:tab-stop style:position="3.3957in"/>
          <style:tab-stop style:position="5.7681in" style:type="right"/>
        </style:tab-stops>
      </style:paragraph-properties>
    </style:style>
    <style:style style:name="P222" style:family="paragraph" style:parent-style-name="Standard">
      <style:paragraph-properties>
        <style:tab-stops>
          <style:tab-stop style:position="2.5583in"/>
          <style:tab-stop style:position="2.8839in" style:type="center"/>
        </style:tab-stops>
      </style:paragraph-properties>
    </style:style>
    <style:style style:name="P223" style:family="paragraph" style:parent-style-name="Standard">
      <style:paragraph-properties>
        <style:tab-stops>
          <style:tab-stop style:position="0.9075in"/>
          <style:tab-stop style:position="5.7681in" style:type="right"/>
        </style:tab-stops>
      </style:paragraph-properties>
    </style:style>
    <style:style style:name="P224" style:family="paragraph" style:parent-style-name="Standard">
      <style:paragraph-properties fo:line-height="150%"/>
    </style:style>
    <style:style style:name="P225" style:family="paragraph" style:parent-style-name="Standard">
      <style:paragraph-properties fo:line-height="150%">
        <style:tab-stops>
          <style:tab-stop style:position="3.3957in"/>
          <style:tab-stop style:position="5.7681in" style:type="right"/>
        </style:tab-stops>
      </style:paragraph-properties>
    </style:style>
    <style:style style:name="P226" style:family="paragraph" style:parent-style-name="Standard">
      <style:paragraph-properties fo:line-height="150%">
        <style:tab-stops>
          <style:tab-stop style:position="0.1972in"/>
          <style:tab-stop style:position="3.3957in"/>
          <style:tab-stop style:position="5.7681in" style:type="right"/>
        </style:tab-stops>
      </style:paragraph-properties>
    </style:style>
    <style:style style:name="P227" style:family="paragraph" style:parent-style-name="Standard">
      <style:paragraph-properties fo:line-height="150%">
        <style:tab-stops>
          <style:tab-stop style:position="1.2791in"/>
          <style:tab-stop style:position="1.3783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228" style:family="paragraph" style:parent-style-name="Standard">
      <style:paragraph-properties>
        <style:tab-stops>
          <style:tab-stop style:position="2.8839in" style:type="center"/>
        </style:tab-stops>
      </style:paragraph-properties>
    </style:style>
    <style:style style:name="P229" style:family="paragraph" style:parent-style-name="Standard">
      <style:paragraph-properties>
        <style:tab-stops>
          <style:tab-stop style:position="0.9846in"/>
        </style:tab-stops>
      </style:paragraph-properties>
    </style:style>
    <style:style style:name="P230" style:family="paragraph" style:parent-style-name="Standard">
      <style:paragraph-properties>
        <style:tab-stops>
          <style:tab-stop style:position="0.7874in"/>
        </style:tab-stops>
      </style:paragraph-properties>
    </style:style>
    <style:style style:name="P231" style:family="paragraph" style:parent-style-name="Standard">
      <style:paragraph-properties>
        <style:tab-stops>
          <style:tab-stop style:position="0.7874in"/>
          <style:tab-stop style:position="3.3957in"/>
          <style:tab-stop style:position="5.7681in" style:type="right"/>
        </style:tab-stops>
      </style:paragraph-properties>
    </style:style>
    <style:style style:name="P232" style:family="paragraph" style:parent-style-name="Standard">
      <style:paragraph-properties>
        <style:tab-stops>
          <style:tab-stop style:position="0.7874in"/>
          <style:tab-stop style:position="2.8839in" style:type="center"/>
        </style:tab-stops>
      </style:paragraph-properties>
    </style:style>
    <style:style style:name="P233" style:family="paragraph" style:parent-style-name="Standard">
      <style:paragraph-properties>
        <style:tab-stops>
          <style:tab-stop style:position="0.7874in"/>
          <style:tab-stop style:position="0.9075in"/>
          <style:tab-stop style:position="5.7681in" style:type="right"/>
        </style:tab-stops>
      </style:paragraph-properties>
    </style:style>
    <style:style style:name="P234" style:family="paragraph" style:parent-style-name="Standard">
      <style:paragraph-properties>
        <style:tab-stops>
          <style:tab-stop style:position="3.3957in"/>
          <style:tab-stop style:position="5.7681in" style:type="right"/>
        </style:tab-stops>
      </style:paragraph-properties>
    </style:style>
    <style:style style:name="P235" style:family="paragraph" style:parent-style-name="Standard">
      <style:paragraph-properties fo:text-align="end" style:justify-single-word="false"/>
    </style:style>
    <style:style style:name="P236" style:family="paragraph" style:parent-style-name="Standard">
      <style:paragraph-properties fo:text-align="end" style:justify-single-word="false">
        <style:tab-stops>
          <style:tab-stop style:position="3.3957in"/>
          <style:tab-stop style:position="4.2799in"/>
        </style:tab-stops>
      </style:paragraph-properties>
    </style:style>
    <style:style style:name="P237" style:family="paragraph" style:parent-style-name="Standard">
      <style:paragraph-properties fo:text-align="end" style:justify-single-word="false">
        <style:tab-stops>
          <style:tab-stop style:position="0.7563in"/>
        </style:tab-stops>
      </style:paragraph-properties>
    </style:style>
    <style:style style:name="P238" style:family="paragraph" style:parent-style-name="Standard">
      <style:paragraph-properties fo:text-align="end" style:justify-single-word="false">
        <style:tab-stops>
          <style:tab-stop style:position="1.6161in"/>
          <style:tab-stop style:position="3in"/>
        </style:tab-stops>
      </style:paragraph-properties>
    </style:style>
    <style:style style:name="P239" style:family="paragraph" style:parent-style-name="Standard">
      <style:paragraph-properties fo:text-align="end" style:justify-single-word="false">
        <style:tab-stops>
          <style:tab-stop style:position="1.7673in"/>
        </style:tab-stops>
      </style:paragraph-properties>
    </style:style>
    <style:style style:name="P240" style:family="paragraph" style:parent-style-name="Standard">
      <style:paragraph-properties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241" style:family="paragraph" style:parent-style-name="Standard">
      <style:paragraph-properties>
        <style:tab-stops>
          <style:tab-stop style:position="3.3957in"/>
          <style:tab-stop style:position="4.2799in"/>
        </style:tab-stops>
      </style:paragraph-properties>
    </style:style>
    <style:style style:name="P242" style:family="paragraph" style:parent-style-name="Standard">
      <style:paragraph-properties>
        <style:tab-stops>
          <style:tab-stop style:position="1.3783in"/>
          <style:tab-stop style:position="2.8839in" style:type="center"/>
        </style:tab-stops>
      </style:paragraph-properties>
    </style:style>
    <style:style style:name="P243" style:family="paragraph" style:parent-style-name="Standard">
      <style:paragraph-properties>
        <style:tab-stops>
          <style:tab-stop style:position="1.3783in"/>
        </style:tab-stops>
      </style:paragraph-properties>
    </style:style>
    <style:style style:name="P244" style:family="paragraph" style:parent-style-name="Standard">
      <style:paragraph-properties>
        <style:tab-stops>
          <style:tab-stop style:position="1.5752in"/>
        </style:tab-stops>
      </style:paragraph-properties>
    </style:style>
    <style:style style:name="P245" style:family="paragraph" style:parent-style-name="Standard">
      <style:paragraph-properties>
        <style:tab-stops>
          <style:tab-stop style:position="1.3028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246" style:family="paragraph" style:parent-style-name="Standard">
      <style:paragraph-properties>
        <style:tab-stops>
          <style:tab-stop style:position="0.8862in"/>
        </style:tab-stops>
      </style:paragraph-properties>
    </style:style>
    <style:style style:name="P247" style:family="paragraph" style:parent-style-name="Standard">
      <style:paragraph-properties>
        <style:tab-stops>
          <style:tab-stop style:position="3.6165in"/>
          <style:tab-stop style:position="5.7681in" style:type="right"/>
        </style:tab-stops>
      </style:paragraph-properties>
    </style:style>
    <style:style style:name="P248" style:family="paragraph" style:parent-style-name="Standard">
      <style:paragraph-properties>
        <style:tab-stops>
          <style:tab-stop style:position="1.4772in"/>
        </style:tab-stops>
      </style:paragraph-properties>
    </style:style>
    <style:style style:name="P249" style:family="paragraph" style:parent-style-name="Standard">
      <style:paragraph-properties>
        <style:tab-stops>
          <style:tab-stop style:position="1.2799in"/>
        </style:tab-stops>
      </style:paragraph-properties>
    </style:style>
    <style:style style:name="P250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251" style:family="paragraph" style:parent-style-name="Standard">
      <style:paragraph-properties>
        <style:tab-stops>
          <style:tab-stop style:position="0.6898in"/>
          <style:tab-stop style:position="3.0516in" style:type="center"/>
        </style:tab-stops>
      </style:paragraph-properties>
    </style:style>
    <style:style style:name="P252" style:family="paragraph" style:parent-style-name="Standard">
      <style:paragraph-properties>
        <style:tab-stops>
          <style:tab-stop style:position="0.6898in"/>
        </style:tab-stops>
      </style:paragraph-properties>
    </style:style>
    <style:style style:name="P253" style:family="paragraph" style:parent-style-name="Standard">
      <style:paragraph-properties>
        <style:tab-stops>
          <style:tab-stop style:position="0.6898in"/>
          <style:tab-stop style:position="6.8752in" style:type="right"/>
        </style:tab-stops>
      </style:paragraph-properties>
    </style:style>
    <style:style style:name="P254" style:family="paragraph" style:parent-style-name="Standard">
      <style:paragraph-properties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255" style:family="paragraph" style:parent-style-name="Standard">
      <style:paragraph-properties>
        <style:tab-stops>
          <style:tab-stop style:position="1.1984in"/>
        </style:tab-stops>
      </style:paragraph-properties>
    </style:style>
    <style:style style:name="P256" style:family="paragraph" style:parent-style-name="Standard">
      <style:paragraph-properties fo:text-align="start" style:justify-single-word="false">
        <style:tab-stops>
          <style:tab-stop style:position="0.7874in"/>
        </style:tab-stops>
      </style:paragraph-properties>
    </style:style>
    <style:style style:name="P257" style:family="paragraph" style:parent-style-name="Standard">
      <style:paragraph-properties fo:text-align="start" style:justify-single-word="false">
        <style:tab-stops>
          <style:tab-stop style:position="1.2799in"/>
          <style:tab-stop style:position="1.7209in"/>
          <style:tab-stop style:position="1.9189in"/>
          <style:tab-stop style:position="2.5in"/>
          <style:tab-stop style:position="2.872in"/>
          <style:tab-stop style:position="3.7791in"/>
        </style:tab-stops>
      </style:paragraph-properties>
    </style:style>
    <style:style style:name="P258" style:family="paragraph" style:parent-style-name="Standard">
      <style:paragraph-properties>
        <style:tab-stops>
          <style:tab-stop style:position="3.2484in" style:type="right"/>
          <style:tab-stop style:position="3.3472in"/>
        </style:tab-stops>
      </style:paragraph-properties>
    </style:style>
    <style:style style:name="P259" style:family="paragraph" style:parent-style-name="Standard">
      <style:paragraph-properties>
        <style:tab-stops>
          <style:tab-stop style:position="3.3472in" style:type="right"/>
          <style:tab-stop style:position="3.5437in" style:type="center"/>
        </style:tab-stops>
      </style:paragraph-properties>
    </style:style>
    <style:style style:name="P260" style:family="paragraph" style:parent-style-name="Standard">
      <style:paragraph-properties>
        <style:tab-stops>
          <style:tab-stop style:position="0.1972in"/>
          <style:tab-stop style:position="3.3957in"/>
          <style:tab-stop style:position="5.7681in" style:type="right"/>
        </style:tab-stops>
      </style:paragraph-properties>
    </style:style>
    <style:style style:name="P261" style:family="paragraph" style:parent-style-name="Standard">
      <style:paragraph-properties>
        <style:tab-stops>
          <style:tab-stop style:position="0.9846in"/>
          <style:tab-stop style:position="3.3957in"/>
          <style:tab-stop style:position="5.7681in" style:type="right"/>
        </style:tab-stops>
      </style:paragraph-properties>
    </style:style>
    <style:style style:name="P262" style:family="paragraph" style:parent-style-name="Standard">
      <style:paragraph-properties>
        <style:tab-stops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263" style:family="paragraph" style:parent-style-name="Standard">
      <style:paragraph-properties>
        <style:tab-stops>
          <style:tab-stop style:position="1.4772in"/>
          <style:tab-stop style:position="3.3957in"/>
          <style:tab-stop style:position="5.7681in" style:type="right"/>
        </style:tab-stops>
      </style:paragraph-properties>
    </style:style>
    <style:style style:name="P264" style:family="paragraph" style:parent-style-name="Standard">
      <style:paragraph-properties>
        <style:tab-stops>
          <style:tab-stop style:position="3.7409in"/>
          <style:tab-stop style:position="5.7681in" style:type="right"/>
        </style:tab-stops>
      </style:paragraph-properties>
    </style:style>
    <style:style style:name="P265" style:family="paragraph" style:parent-style-name="Standard">
      <style:paragraph-properties>
        <style:tab-stops>
          <style:tab-stop style:position="1.9772in"/>
        </style:tab-stops>
      </style:paragraph-properties>
    </style:style>
    <style:style style:name="P266" style:family="paragraph" style:parent-style-name="Standard">
      <style:paragraph-properties>
        <style:tab-stops>
          <style:tab-stop style:position="1.2799in"/>
          <style:tab-stop style:position="1.7327in"/>
          <style:tab-stop style:position="2.5236in"/>
          <style:tab-stop style:position="3.1047in"/>
        </style:tab-stops>
      </style:paragraph-properties>
    </style:style>
    <style:style style:name="P267" style:family="paragraph" style:parent-style-name="Standard">
      <style:paragraph-properties>
        <style:tab-stops>
          <style:tab-stop style:position="1.2799in"/>
          <style:tab-stop style:position="1.7209in"/>
          <style:tab-stop style:position="2.5236in"/>
          <style:tab-stop style:position="3.1047in"/>
          <style:tab-stop style:position="4.0811in"/>
        </style:tab-stops>
      </style:paragraph-properties>
    </style:style>
    <style:style style:name="P268" style:family="paragraph" style:parent-style-name="Standard">
      <style:paragraph-properties>
        <style:tab-stops>
          <style:tab-stop style:position="1.2799in"/>
          <style:tab-stop style:position="1.7209in"/>
          <style:tab-stop style:position="1.9189in"/>
          <style:tab-stop style:position="2.5in"/>
          <style:tab-stop style:position="2.872in"/>
          <style:tab-stop style:position="3.7791in"/>
        </style:tab-stops>
      </style:paragraph-properties>
    </style:style>
    <style:style style:name="P269" style:family="paragraph" style:parent-style-name="Standard">
      <style:paragraph-properties fo:line-height="115%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270" style:family="paragraph" style:parent-style-name="Standard">
      <style:paragraph-properties>
        <style:tab-stops>
          <style:tab-stop style:position="0.7874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271" style:family="paragraph" style:parent-style-name="Standard">
      <style:paragraph-properties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272" style:family="paragraph" style:parent-style-name="Standard">
      <style:paragraph-properties>
        <style:tab-stops>
          <style:tab-stop style:position="2.2681in"/>
        </style:tab-stops>
      </style:paragraph-properties>
    </style:style>
    <style:style style:name="P273" style:family="paragraph" style:parent-style-name="Standard">
      <style:paragraph-properties>
        <style:tab-stops>
          <style:tab-stop style:position="0.5909in"/>
          <style:tab-stop style:position="2.461in"/>
          <style:tab-stop style:position="3.7409in"/>
        </style:tab-stops>
      </style:paragraph-properties>
    </style:style>
    <style:style style:name="P274" style:family="paragraph" style:parent-style-name="Standard">
      <style:paragraph-properties>
        <style:tab-stops>
          <style:tab-stop style:position="0.4925in"/>
        </style:tab-stops>
      </style:paragraph-properties>
    </style:style>
    <style:style style:name="P275" style:family="paragraph" style:parent-style-name="Standard">
      <style:paragraph-properties>
        <style:tab-stops>
          <style:tab-stop style:position="0.7874in"/>
          <style:tab-stop style:position="2.3626in"/>
          <style:tab-stop style:position="3.7409in"/>
        </style:tab-stops>
      </style:paragraph-properties>
    </style:style>
    <style:style style:name="P276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</style:style>
    <style:style style:name="P277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5472in"/>
          <style:tab-stop style:position="4.6283in"/>
          <style:tab-stop style:position="5.7681in" style:type="right"/>
        </style:tab-stops>
      </style:paragraph-properties>
    </style:style>
    <style:style style:name="P278" style:family="paragraph" style:parent-style-name="Standard">
      <style:paragraph-properties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5472in"/>
          <style:tab-stop style:position="4.6283in"/>
          <style:tab-stop style:position="5.7681in" style:type="right"/>
        </style:tab-stops>
      </style:paragraph-properties>
      <style:text-properties style:font-name-complex="Traditional Arabic"/>
    </style:style>
    <style:style style:name="P279" style:family="paragraph" style:parent-style-name="Standard">
      <style:paragraph-properties fo:text-align="justify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-complex="Traditional Arabic"/>
    </style:style>
    <style:style style:name="P280" style:family="paragraph" style:parent-style-name="Standard">
      <style:paragraph-properties>
        <style:tab-stops>
          <style:tab-stop style:position="0.7874in"/>
          <style:tab-stop style:position="3.2673in"/>
          <style:tab-stop style:position="3.3957in"/>
          <style:tab-stop style:position="3.9772in"/>
          <style:tab-stop style:position="4.5in"/>
          <style:tab-stop style:position="4.5472in"/>
          <style:tab-stop style:position="4.6283in"/>
          <style:tab-stop style:position="5.7681in" style:type="right"/>
        </style:tab-stops>
      </style:paragraph-properties>
    </style:style>
    <style:style style:name="P281" style:family="paragraph" style:parent-style-name="Standard">
      <style:paragraph-properties>
        <style:tab-stops>
          <style:tab-stop style:position="0.5909in"/>
          <style:tab-stop style:position="0.7874in"/>
          <style:tab-stop style:position="1.7673in"/>
        </style:tab-stops>
      </style:paragraph-properties>
    </style:style>
    <style:style style:name="P282" style:family="paragraph" style:parent-style-name="Standard">
      <style:paragraph-properties>
        <style:tab-stops>
          <style:tab-stop style:position="0.5909in"/>
          <style:tab-stop style:position="0.7874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283" style:family="paragraph" style:parent-style-name="Standard">
      <style:paragraph-properties>
        <style:tab-stops>
          <style:tab-stop style:position="1.7673in"/>
        </style:tab-stops>
      </style:paragraph-properties>
    </style:style>
    <style:style style:name="P284" style:family="paragraph" style:parent-style-name="Standard">
      <style:paragraph-properties>
        <style:tab-stops>
          <style:tab-stop style:position="0.7874in"/>
          <style:tab-stop style:position="2.2681in"/>
        </style:tab-stops>
      </style:paragraph-properties>
    </style:style>
    <style:style style:name="P285" style:family="paragraph" style:parent-style-name="Standard">
      <style:paragraph-properties>
        <style:tab-stops>
          <style:tab-stop style:position="0.9846in"/>
          <style:tab-stop style:position="1.7673in"/>
        </style:tab-stops>
      </style:paragraph-properties>
    </style:style>
    <style:style style:name="P286" style:family="paragraph" style:parent-style-name="Standard">
      <style:paragraph-properties>
        <style:tab-stops>
          <style:tab-stop style:position="0.9846in"/>
          <style:tab-stop style:position="1.4307in"/>
        </style:tab-stops>
      </style:paragraph-properties>
    </style:style>
    <style:style style:name="P287" style:family="paragraph" style:parent-style-name="Standard">
      <style:paragraph-properties>
        <style:tab-stops>
          <style:tab-stop style:position="1.4307in"/>
        </style:tab-stops>
      </style:paragraph-properties>
    </style:style>
    <style:style style:name="P288" style:family="paragraph" style:parent-style-name="Standard">
      <style:paragraph-properties>
        <style:tab-stops>
          <style:tab-stop style:position="0.7874in"/>
          <style:tab-stop style:position="1.9689in"/>
          <style:tab-stop style:position="3.3472in"/>
          <style:tab-stop style:position="5.7681in" style:type="right"/>
        </style:tab-stops>
      </style:paragraph-properties>
    </style:style>
    <style:style style:name="P289" style:family="paragraph" style:parent-style-name="Standard">
      <style:paragraph-properties>
        <style:tab-stops>
          <style:tab-stop style:position="0.8862in"/>
          <style:tab-stop style:position="2.1661in"/>
          <style:tab-stop style:position="3.8398in"/>
          <style:tab-stop style:position="5.7681in" style:type="right"/>
        </style:tab-stops>
      </style:paragraph-properties>
    </style:style>
    <style:style style:name="P290" style:family="paragraph" style:parent-style-name="Standard">
      <style:paragraph-properties>
        <style:tab-stops>
          <style:tab-stop style:position="3.302in"/>
          <style:tab-stop style:position="3.3957in"/>
          <style:tab-stop style:position="5.7681in" style:type="right"/>
        </style:tab-stops>
      </style:paragraph-properties>
    </style:style>
    <style:style style:name="P291" style:family="paragraph" style:parent-style-name="Standard">
      <style:paragraph-properties>
        <style:tab-stops>
          <style:tab-stop style:position="0.7874in"/>
          <style:tab-stop style:position="2.3626in"/>
          <style:tab-stop style:position="3.6425in"/>
          <style:tab-stop style:position="5.7681in" style:type="right"/>
        </style:tab-stops>
      </style:paragraph-properties>
    </style:style>
    <style:style style:name="P292" style:family="paragraph" style:parent-style-name="Standard">
      <style:paragraph-properties>
        <style:tab-stops>
          <style:tab-stop style:position="1.5752in"/>
          <style:tab-stop style:position="5.7681in" style:type="right"/>
        </style:tab-stops>
      </style:paragraph-properties>
    </style:style>
    <style:style style:name="P293" style:family="paragraph" style:parent-style-name="Standard">
      <style:paragraph-properties>
        <style:tab-stops>
          <style:tab-stop style:position="0.7874in"/>
          <style:tab-stop style:position="1.7673in"/>
        </style:tab-stops>
      </style:paragraph-properties>
    </style:style>
    <style:style style:name="P294" style:family="paragraph" style:parent-style-name="Standard">
      <style:paragraph-properties>
        <style:tab-stops>
          <style:tab-stop style:position="0.8862in"/>
          <style:tab-stop style:position="2.0673in"/>
          <style:tab-stop style:position="3.3472in"/>
        </style:tab-stops>
      </style:paragraph-properties>
    </style:style>
    <style:style style:name="P295" style:family="paragraph" style:parent-style-name="Standard">
      <style:paragraph-properties>
        <style:tab-stops>
          <style:tab-stop style:position="0.6898in"/>
          <style:tab-stop style:position="1.7673in"/>
          <style:tab-stop style:position="2.9535in"/>
        </style:tab-stops>
      </style:paragraph-properties>
    </style:style>
    <style:style style:name="P296" style:family="paragraph" style:parent-style-name="Standard">
      <style:paragraph-properties>
        <style:tab-stops>
          <style:tab-stop style:position="0.6898in"/>
          <style:tab-stop style:position="1.7673in"/>
          <style:tab-stop style:position="2.9535in"/>
          <style:tab-stop style:position="3.6047in"/>
        </style:tab-stops>
      </style:paragraph-properties>
    </style:style>
    <style:style style:name="P297" style:family="paragraph" style:parent-style-name="Standard">
      <style:paragraph-properties>
        <style:tab-stops>
          <style:tab-stop style:position="0.6898in"/>
          <style:tab-stop style:position="0.8256in"/>
          <style:tab-stop style:position="2.9535in"/>
          <style:tab-stop style:position="3.6047in"/>
        </style:tab-stops>
      </style:paragraph-properties>
    </style:style>
    <style:style style:name="P298" style:family="paragraph" style:parent-style-name="Standard">
      <style:paragraph-properties>
        <style:tab-stops>
          <style:tab-stop style:position="0.8256in"/>
          <style:tab-stop style:position="3.6047in"/>
        </style:tab-stops>
      </style:paragraph-properties>
    </style:style>
    <style:style style:name="P299" style:family="paragraph" style:parent-style-name="Standard">
      <style:paragraph-properties>
        <style:tab-stops>
          <style:tab-stop style:position="0.6898in"/>
          <style:tab-stop style:position="2.5598in"/>
          <style:tab-stop style:position="3.6047in"/>
        </style:tab-stops>
      </style:paragraph-properties>
    </style:style>
    <style:style style:name="P300" style:family="paragraph" style:parent-style-name="Standard">
      <style:paragraph-properties>
        <style:tab-stops>
          <style:tab-stop style:position="0.8256in"/>
          <style:tab-stop style:position="3.5437in"/>
        </style:tab-stops>
      </style:paragraph-properties>
    </style:style>
    <style:style style:name="P301" style:family="paragraph" style:parent-style-name="Standard">
      <style:paragraph-properties>
        <style:tab-stops>
          <style:tab-stop style:position="0.8256in"/>
          <style:tab-stop style:position="2.2646in"/>
          <style:tab-stop style:position="3.3472in"/>
        </style:tab-stops>
      </style:paragraph-properties>
    </style:style>
    <style:style style:name="P302" style:family="paragraph" style:parent-style-name="Standard">
      <style:paragraph-properties>
        <style:tab-stops>
          <style:tab-stop style:position="0.8256in"/>
          <style:tab-stop style:position="2.8547in"/>
        </style:tab-stops>
      </style:paragraph-properties>
    </style:style>
    <style:style style:name="P303" style:family="paragraph" style:parent-style-name="Standard">
      <style:paragraph-properties>
        <style:tab-stops>
          <style:tab-stop style:position="1.0835in"/>
          <style:tab-stop style:position="2.6583in"/>
          <style:tab-stop style:position="4.1346in"/>
        </style:tab-stops>
      </style:paragraph-properties>
    </style:style>
    <style:style style:name="P304" style:family="paragraph" style:parent-style-name="Standard">
      <style:paragraph-properties>
        <style:tab-stops>
          <style:tab-stop style:position="1.772in"/>
        </style:tab-stops>
      </style:paragraph-properties>
    </style:style>
    <style:style style:name="P305" style:family="paragraph" style:parent-style-name="Standard">
      <style:paragraph-properties>
        <style:tab-stops>
          <style:tab-stop style:position="0.9846in"/>
          <style:tab-stop style:position="2.8839in" style:type="center"/>
          <style:tab-stop style:position="5.2555in"/>
        </style:tab-stops>
      </style:paragraph-properties>
    </style:style>
    <style:style style:name="P306" style:family="paragraph" style:parent-style-name="Standard">
      <style:paragraph-properties>
        <style:tab-stops>
          <style:tab-stop style:position="0.9846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307" style:family="paragraph" style:parent-style-name="Standard">
      <style:paragraph-properties>
        <style:tab-stops>
          <style:tab-stop style:position="0.75in"/>
          <style:tab-stop style:position="0.9846in"/>
          <style:tab-stop style:position="2.8839in" style:type="center"/>
        </style:tab-stops>
      </style:paragraph-properties>
    </style:style>
    <style:style style:name="P308" style:family="paragraph" style:parent-style-name="Standard">
      <style:paragraph-properties>
        <style:tab-stops>
          <style:tab-stop style:position="1.3783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309" style:family="paragraph" style:parent-style-name="Standard">
      <style:paragraph-properties>
        <style:tab-stops>
          <style:tab-stop style:position="1.3783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310" style:family="paragraph" style:parent-style-name="Standard">
      <style:paragraph-properties>
        <style:tab-stops>
          <style:tab-stop style:position="1.2791in"/>
          <style:tab-stop style:position="1.3783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311" style:family="paragraph" style:parent-style-name="Standard">
      <style:paragraph-properties>
        <style:tab-stops>
          <style:tab-stop style:position="0.75in"/>
          <style:tab-stop style:position="1.3783in"/>
          <style:tab-stop style:position="2.8839in" style:type="center"/>
        </style:tab-stops>
      </style:paragraph-properties>
    </style:style>
    <style:style style:name="P312" style:family="paragraph" style:parent-style-name="Standard">
      <style:paragraph-properties>
        <style:tab-stops>
          <style:tab-stop style:position="0.75in"/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313" style:family="paragraph" style:parent-style-name="Standard">
      <style:paragraph-properties>
        <style:tab-stops>
          <style:tab-stop style:position="0.9075in"/>
          <style:tab-stop style:position="1.3783in"/>
          <style:tab-stop style:position="5.7681in" style:type="right"/>
        </style:tab-stops>
      </style:paragraph-properties>
    </style:style>
    <style:style style:name="P314" style:family="paragraph" style:parent-style-name="Standard">
      <style:paragraph-properties>
        <style:tab-stops>
          <style:tab-stop style:position="0.75in"/>
          <style:tab-stop style:position="1.3783in"/>
        </style:tab-stops>
      </style:paragraph-properties>
    </style:style>
    <style:style style:name="P315" style:family="paragraph" style:parent-style-name="Standard">
      <style:paragraph-properties>
        <style:tab-stops>
          <style:tab-stop style:position="1.5752in"/>
          <style:tab-stop style:position="3.3957in"/>
          <style:tab-stop style:position="5.7681in" style:type="right"/>
        </style:tab-stops>
      </style:paragraph-properties>
    </style:style>
    <style:style style:name="P316" style:family="paragraph" style:parent-style-name="Standard">
      <style:paragraph-properties>
        <style:tab-stops>
          <style:tab-stop style:position="0.9075in"/>
          <style:tab-stop style:position="1.5752in"/>
          <style:tab-stop style:position="5.7681in" style:type="right"/>
        </style:tab-stops>
      </style:paragraph-properties>
    </style:style>
    <style:style style:name="P317" style:family="paragraph" style:parent-style-name="Standard">
      <style:paragraph-properties>
        <style:tab-stops>
          <style:tab-stop style:position="1.5752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318" style:family="paragraph" style:parent-style-name="Standard">
      <style:paragraph-properties>
        <style:tab-stops>
          <style:tab-stop style:position="1.4772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319" style:family="paragraph" style:parent-style-name="Standard">
      <style:paragraph-properties>
        <style:tab-stops>
          <style:tab-stop style:position="0.75in"/>
          <style:tab-stop style:position="1.4772in"/>
        </style:tab-stops>
      </style:paragraph-properties>
    </style:style>
    <style:style style:name="P320" style:family="paragraph" style:parent-style-name="Standard">
      <style:paragraph-properties>
        <style:tab-stops>
          <style:tab-stop style:position="0.75in"/>
          <style:tab-stop style:position="1.3783in"/>
          <style:tab-stop style:position="1.4772in"/>
        </style:tab-stops>
      </style:paragraph-properties>
    </style:style>
    <style:style style:name="P321" style:family="paragraph" style:parent-style-name="Standard">
      <style:paragraph-properties>
        <style:tab-stops>
          <style:tab-stop style:position="1.3783in"/>
          <style:tab-stop style:position="1.4772in"/>
          <style:tab-stop style:position="3.3957in"/>
          <style:tab-stop style:position="5.7681in" style:type="right"/>
        </style:tab-stops>
      </style:paragraph-properties>
    </style:style>
    <style:style style:name="P322" style:family="paragraph" style:parent-style-name="Standard">
      <style:paragraph-properties>
        <style:tab-stops>
          <style:tab-stop style:position="0.9075in"/>
          <style:tab-stop style:position="1.3783in"/>
          <style:tab-stop style:position="1.4772in"/>
          <style:tab-stop style:position="5.7681in" style:type="right"/>
        </style:tab-stops>
      </style:paragraph-properties>
    </style:style>
    <style:style style:name="P323" style:family="paragraph" style:parent-style-name="Standard">
      <style:paragraph-properties>
        <style:tab-stops>
          <style:tab-stop style:position="0.9075in"/>
          <style:tab-stop style:position="1.4772in"/>
          <style:tab-stop style:position="5.7681in" style:type="right"/>
        </style:tab-stops>
      </style:paragraph-properties>
    </style:style>
    <style:style style:name="P324" style:family="paragraph" style:parent-style-name="Standard">
      <style:paragraph-properties>
        <style:tab-stops>
          <style:tab-stop style:position="1.4772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325" style:family="paragraph" style:parent-style-name="Standard">
      <style:paragraph-properties>
        <style:tab-stops>
          <style:tab-stop style:position="0.9846in"/>
          <style:tab-stop style:position="1.4772in"/>
        </style:tab-stops>
      </style:paragraph-properties>
    </style:style>
    <style:style style:name="P326" style:family="paragraph" style:parent-style-name="Standard">
      <style:paragraph-properties>
        <style:tab-stops>
          <style:tab-stop style:position="0.75in"/>
          <style:tab-stop style:position="1.4772in"/>
          <style:tab-stop style:position="2.8839in" style:type="center"/>
        </style:tab-stops>
      </style:paragraph-properties>
    </style:style>
    <style:style style:name="P327" style:family="paragraph" style:parent-style-name="Standard">
      <style:paragraph-properties>
        <style:tab-stops>
          <style:tab-stop style:position="1.5346in"/>
          <style:tab-stop style:position="1.5752in"/>
          <style:tab-stop style:position="3.3957in"/>
          <style:tab-stop style:position="5.7681in" style:type="right"/>
        </style:tab-stops>
      </style:paragraph-properties>
    </style:style>
    <style:style style:name="P328" style:family="paragraph" style:parent-style-name="Standard">
      <style:paragraph-properties>
        <style:tab-stops>
          <style:tab-stop style:position="1.2791in"/>
          <style:tab-stop style:position="1.4772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329" style:family="paragraph" style:parent-style-name="Standard">
      <style:paragraph-properties>
        <style:tab-stops>
          <style:tab-stop style:position="1.8709in"/>
        </style:tab-stops>
      </style:paragraph-properties>
    </style:style>
    <style:style style:name="P330" style:family="paragraph" style:parent-style-name="Standard">
      <style:paragraph-properties>
        <style:tab-stops>
          <style:tab-stop style:position="1.2791in"/>
          <style:tab-stop style:position="1.5346in"/>
          <style:tab-stop style:position="1.8709in"/>
          <style:tab-stop style:position="3.3957in"/>
          <style:tab-stop style:position="5.7681in" style:type="right"/>
        </style:tab-stops>
      </style:paragraph-properties>
    </style:style>
    <style:style style:name="P331" style:family="paragraph" style:parent-style-name="Standard">
      <style:paragraph-properties>
        <style:tab-stops>
          <style:tab-stop style:position="1.8709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332" style:family="paragraph" style:parent-style-name="Standard">
      <style:paragraph-properties>
        <style:tab-stops>
          <style:tab-stop style:position="1.2791in"/>
          <style:tab-stop style:position="1.5346in"/>
          <style:tab-stop style:position="1.772in"/>
          <style:tab-stop style:position="3.3957in"/>
          <style:tab-stop style:position="5.7681in" style:type="right"/>
        </style:tab-stops>
      </style:paragraph-properties>
    </style:style>
    <style:style style:name="P333" style:family="paragraph" style:parent-style-name="Standard">
      <style:paragraph-properties>
        <style:tab-stops>
          <style:tab-stop style:position="0.75in"/>
          <style:tab-stop style:position="1.5752in"/>
          <style:tab-stop style:position="2.8839in" style:type="center"/>
        </style:tab-stops>
      </style:paragraph-properties>
    </style:style>
    <style:style style:name="P334" style:family="paragraph" style:parent-style-name="Standard">
      <style:paragraph-properties>
        <style:tab-stops>
          <style:tab-stop style:position="1.2791in"/>
          <style:tab-stop style:position="1.5346in"/>
          <style:tab-stop style:position="1.5752in"/>
          <style:tab-stop style:position="3.3957in"/>
          <style:tab-stop style:position="5.7681in" style:type="right"/>
        </style:tab-stops>
      </style:paragraph-properties>
    </style:style>
    <style:style style:name="P335" style:family="paragraph" style:parent-style-name="Standard">
      <style:paragraph-properties>
        <style:tab-stops>
          <style:tab-stop style:position="1.5752in"/>
          <style:tab-stop style:position="3.3957in"/>
          <style:tab-stop style:position="5.2098in"/>
          <style:tab-stop style:position="5.7681in" style:type="right"/>
        </style:tab-stops>
      </style:paragraph-properties>
    </style:style>
    <style:style style:name="P336" style:family="paragraph" style:parent-style-name="Standard">
      <style:paragraph-properties>
        <style:tab-stops>
          <style:tab-stop style:position="0.75in"/>
          <style:tab-stop style:position="1.5752in"/>
          <style:tab-stop style:position="3.3957in"/>
          <style:tab-stop style:position="5.7681in" style:type="right"/>
        </style:tab-stops>
      </style:paragraph-properties>
    </style:style>
    <style:style style:name="P337" style:family="paragraph" style:parent-style-name="Standard">
      <style:paragraph-properties>
        <style:tab-stops>
          <style:tab-stop style:position="1.5752in"/>
          <style:tab-stop style:position="1.9689in"/>
          <style:tab-stop style:position="5.7681in" style:type="right"/>
        </style:tab-stops>
      </style:paragraph-properties>
    </style:style>
    <style:style style:name="P338" style:family="paragraph" style:parent-style-name="Standard">
      <style:paragraph-properties>
        <style:tab-stops>
          <style:tab-stop style:position="1.6736in"/>
        </style:tab-stops>
      </style:paragraph-properties>
    </style:style>
    <style:style style:name="P339" style:family="paragraph" style:parent-style-name="Standard">
      <style:paragraph-properties>
        <style:tab-stops>
          <style:tab-stop style:position="1.2791in"/>
          <style:tab-stop style:position="1.5346in"/>
          <style:tab-stop style:position="1.6736in"/>
          <style:tab-stop style:position="3.3957in"/>
          <style:tab-stop style:position="5.7681in" style:type="right"/>
        </style:tab-stops>
      </style:paragraph-properties>
    </style:style>
    <style:style style:name="P340" style:family="paragraph" style:parent-style-name="Standard">
      <style:paragraph-properties>
        <style:tab-stops>
          <style:tab-stop style:position="0.75in"/>
          <style:tab-stop style:position="1.5752in"/>
        </style:tab-stops>
      </style:paragraph-properties>
    </style:style>
    <style:style style:name="P341" style:family="paragraph" style:parent-style-name="Standard">
      <style:paragraph-properties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342" style:family="paragraph" style:parent-style-name="Standard">
      <style:paragraph-properties fo:margin-left="0in" fo:margin-right="0in" fo:text-indent="0.0984in" style:auto-text-indent="false"/>
    </style:style>
    <style:style style:name="P343" style:family="paragraph" style:parent-style-name="Standard">
      <style:paragraph-properties fo:margin-left="0in" fo:margin-right="0in" fo:text-align="center" style:justify-single-word="false" fo:text-indent="0.0984in" style:auto-text-indent="false"/>
    </style:style>
    <style:style style:name="P34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34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34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34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34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9535in"/>
          <style:tab-stop style:position="5.7681in" style:type="right"/>
        </style:tab-stops>
      </style:paragraph-properties>
    </style:style>
    <style:style style:name="P34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</style:style>
    <style:style style:name="P35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15in"/>
        </style:tab-stops>
      </style:paragraph-properties>
    </style:style>
    <style:style style:name="P35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846in"/>
        </style:tab-stops>
      </style:paragraph-properties>
    </style:style>
    <style:style style:name="P35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6583in"/>
        </style:tab-stops>
      </style:paragraph-properties>
    </style:style>
    <style:style style:name="P35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472in"/>
        </style:tab-stops>
      </style:paragraph-properties>
    </style:style>
    <style:style style:name="P35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7563in"/>
        </style:tab-stops>
      </style:paragraph-properties>
    </style:style>
    <style:style style:name="P35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4.4543in"/>
        </style:tab-stops>
      </style:paragraph-properties>
    </style:style>
    <style:style style:name="P35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in"/>
          <style:tab-stop style:position="2.8839in" style:type="center"/>
          <style:tab-stop style:position="4.4543in"/>
        </style:tab-stops>
      </style:paragraph-properties>
    </style:style>
    <style:style style:name="P35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8728in"/>
          <style:tab-stop style:position="5.7681in" style:type="right"/>
        </style:tab-stops>
      </style:paragraph-properties>
    </style:style>
    <style:style style:name="P35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4.2453in"/>
          <style:tab-stop style:position="5.7681in" style:type="right"/>
        </style:tab-stops>
      </style:paragraph-properties>
    </style:style>
    <style:style style:name="P35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4075in"/>
          <style:tab-stop style:position="2.8839in" style:type="center"/>
          <style:tab-stop style:position="4.5472in"/>
        </style:tab-stops>
      </style:paragraph-properties>
    </style:style>
    <style:style style:name="P36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8146in"/>
          <style:tab-stop style:position="2.8839in" style:type="center"/>
          <style:tab-stop style:position="5.0591in"/>
        </style:tab-stops>
      </style:paragraph-properties>
    </style:style>
    <style:style style:name="P36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799in"/>
          <style:tab-stop style:position="2.8839in" style:type="center"/>
          <style:tab-stop style:position="4.0701in"/>
        </style:tab-stops>
      </style:paragraph-properties>
    </style:style>
    <style:style style:name="P36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1866in"/>
          <style:tab-stop style:position="2.8839in" style:type="center"/>
          <style:tab-stop style:position="4.0472in"/>
        </style:tab-stops>
      </style:paragraph-properties>
    </style:style>
    <style:style style:name="P36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198in"/>
        </style:tab-stops>
      </style:paragraph-properties>
    </style:style>
    <style:style style:name="P36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4307in"/>
          <style:tab-stop style:position="5.7681in" style:type="right"/>
        </style:tab-stops>
      </style:paragraph-properties>
    </style:style>
    <style:style style:name="P36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</style:tab-stops>
      </style:paragraph-properties>
    </style:style>
    <style:style style:name="P36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984in"/>
        </style:tab-stops>
      </style:paragraph-properties>
    </style:style>
    <style:style style:name="P36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547in"/>
        </style:tab-stops>
      </style:paragraph-properties>
    </style:style>
    <style:style style:name="P36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461in"/>
        </style:tab-stops>
      </style:paragraph-properties>
    </style:style>
    <style:style style:name="P36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5598in"/>
        </style:tab-stops>
      </style:paragraph-properties>
    </style:style>
    <style:style style:name="P37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0583in"/>
          <style:tab-stop style:position="2.8839in" style:type="center"/>
        </style:tab-stops>
      </style:paragraph-properties>
    </style:style>
    <style:style style:name="P37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909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37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2209in"/>
        </style:tab-stops>
      </style:paragraph-properties>
    </style:style>
    <style:style style:name="P37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9772in"/>
        </style:tab-stops>
      </style:paragraph-properties>
    </style:style>
    <style:style style:name="P37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37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37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</style:tab-stops>
      </style:paragraph-properties>
    </style:style>
    <style:style style:name="P37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37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4307in"/>
          <style:tab-stop style:position="2.6055in"/>
          <style:tab-stop style:position="2.8839in" style:type="center"/>
          <style:tab-stop style:position="4.3957in"/>
        </style:tab-stops>
      </style:paragraph-properties>
    </style:style>
    <style:style style:name="P37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2.8839in" style:type="center"/>
          <style:tab-stop style:position="3.6047in"/>
          <style:tab-stop style:position="4.3839in"/>
        </style:tab-stops>
      </style:paragraph-properties>
    </style:style>
    <style:style style:name="P380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20pt" style:font-size-asian="20pt" style:font-name-complex="Traditional Arabic" style:font-size-complex="20pt"/>
    </style:style>
    <style:style style:name="P381" style:family="paragraph" style:parent-style-name="Standard">
      <style:paragraph-properties fo:margin-left="0in" fo:margin-right="0in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382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38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3.3957in"/>
          <style:tab-stop style:position="4.0819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8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461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968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1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0701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89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55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1984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9535in"/>
          <style:tab-stop style:position="3.052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39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953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75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583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4" style:family="paragraph" style:parent-style-name="Standard">
      <style:paragraph-properties fo:margin-left="0in" fo:margin-right="0in" fo:line-height="150%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405" style:family="paragraph" style:parent-style-name="Standard">
      <style:paragraph-properties fo:margin-left="0in" fo:margin-right="0in" fo:line-height="150%" fo:text-align="justify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406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7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8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9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09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0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1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1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2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3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4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5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1.9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6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7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18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41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7563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4.4543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55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0583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88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244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98in"/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28in"/>
          <style:tab-stop style:position="1.198in"/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29" style:family="paragraph" style:parent-style-name="Standard">
      <style:paragraph-properties fo:margin-left="0in" fo:margin-right="0in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0" style:family="paragraph" style:parent-style-name="Standard">
      <style:paragraph-properties fo:margin-left="0in" fo:margin-right="0in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1" style:family="paragraph" style:parent-style-name="Standard">
      <style:paragraph-properties fo:margin-left="0in" fo:margin-right="0in" fo:text-indent="0.0984in" style:auto-text-indent="false">
        <style:tab-stops>
          <style:tab-stop style:position="2.2646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2" style:family="paragraph" style:parent-style-name="Standard">
      <style:paragraph-properties fo:margin-left="0in" fo:margin-right="0in" fo:text-indent="0.0984in" style:auto-text-indent="false">
        <style:tab-stops>
          <style:tab-stop style:position="2.6583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3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4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5" style:family="paragraph" style:parent-style-name="Standard">
      <style:paragraph-properties fo:margin-left="0in" fo:margin-right="0in" fo:text-indent="0.0984in" style:auto-text-indent="false">
        <style:tab-stops>
          <style:tab-stop style:position="1.1811in"/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436" style:family="paragraph" style:parent-style-name="Standard">
      <style:paragraph-properties fo:margin-left="0in" fo:margin-right="0in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437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43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3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  <style:tab-stop style:position="4.2909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2" style:family="paragraph" style:parent-style-name="Standard">
      <style:paragraph-properties fo:margin-left="0in" fo:margin-right="0in" fo:text-align="center" style:justify-single-word="false" fo:text-indent="0.0984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44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4" style:family="paragraph" style:parent-style-name="Standard">
      <style:paragraph-properties fo:margin-left="0in" fo:margin-right="0in" fo:text-align="center" style:justify-single-word="false" fo:text-indent="0.0984in" style:auto-text-indent="false" style:snap-to-layout-grid="false">
        <style:tab-stops>
          <style:tab-stop style:position="1.1984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7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44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4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9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5472in"/>
          <style:tab-stop style:position="4.6283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5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2.7272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1.592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583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673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69" style:family="paragraph" style:parent-style-name="Standard">
      <style:paragraph-properties fo:margin-left="0in" fo:margin-right="0in" fo:line-height="150%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470" style:family="paragraph" style:parent-style-name="Standard">
      <style:paragraph-properties fo:margin-left="0in" fo:margin-right="0in" fo:line-height="150%" fo:text-align="justify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471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2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3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4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5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6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7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0.9075in"/>
          <style:tab-stop style:position="3.1008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8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79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0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198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1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2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3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4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5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6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2.7272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7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8" style:family="paragraph" style:parent-style-name="Standard">
      <style:paragraph-properties fo:margin-left="0in" fo:margin-right="0in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89" style:family="paragraph" style:parent-style-name="Standard">
      <style:paragraph-properties fo:margin-left="0in" fo:margin-right="0in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0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1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2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3" style:family="paragraph" style:parent-style-name="Standard">
      <style:paragraph-properties fo:margin-left="0in" fo:margin-right="0in" fo:text-indent="0.0984in" style:auto-text-indent="false">
        <style:tab-stops>
          <style:tab-stop style:position="1.616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4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5" style:family="paragraph" style:parent-style-name="Standard">
      <style:paragraph-properties fo:margin-left="0in" fo:margin-right="0in" fo:text-indent="0.0984in" style:auto-text-indent="false">
        <style:tab-stops>
          <style:tab-stop style:position="1.7909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6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7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8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2.2646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499" style:family="paragraph" style:parent-style-name="Standard">
      <style:paragraph-properties fo:margin-left="0in" fo:margin-right="0in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500" style:family="paragraph" style:parent-style-name="Standard">
      <style:paragraph-properties fo:margin-left="0in" fo:margin-right="0in" fo:text-align="start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501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5236in"/>
          <style:tab-stop style:position="2.8839in" style:type="center"/>
          <style:tab-stop style:position="3.6047in"/>
          <style:tab-stop style:position="4.383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502" style:family="paragraph" style:parent-style-name="Standard">
      <style:paragraph-properties fo:margin-left="0in" fo:margin-right="0in" fo:text-indent="0.0984in" style:auto-text-indent="false">
        <style:tab-stops>
          <style:tab-stop style:position="1.1811in"/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50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50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50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50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507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50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Book Antiqua" style:font-size-complex="16pt" style:font-style-complex="italic"/>
    </style:style>
    <style:style style:name="P50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756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language="en" fo:country="US" style:font-size-asian="16pt" style:font-name-complex="Traditional Arabic" style:font-size-complex="16pt"/>
    </style:style>
    <style:style style:name="P51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P511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512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51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953in"/>
        </style:tab-stops>
      </style:paragraph-properties>
      <style:text-properties style:font-name="Book Antiqua" fo:font-size="16pt" style:font-name-asian="Book Antiqua" style:font-size-asian="16pt" style:font-name-complex="Book Antiqua" style:font-size-complex="16pt"/>
    </style:style>
    <style:style style:name="P514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1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3374in"/>
          <style:tab-stop style:position="2.1047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1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1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1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909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1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2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5.1165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521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522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18pt" style:font-size-asian="18pt" style:font-name-complex="Book Antiqua" style:font-size-complex="18pt"/>
    </style:style>
    <style:style style:name="P52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9772in"/>
        </style:tab-stops>
      </style:paragraph-properties>
      <style:text-properties style:font-name="Book Antiqua" fo:font-size="18pt" style:font-size-asian="18pt" style:font-name-complex="Traditional Arabic" style:font-size-complex="18pt"/>
    </style:style>
    <style:style style:name="P524" style:family="paragraph" style:parent-style-name="Standard">
      <style:paragraph-properties fo:margin-left="0in" fo:margin-right="0in" fo:text-indent="0.0984in" style:auto-text-indent="false"/>
      <style:text-properties style:font-name="Book Antiqua" fo:font-size="24pt" style:font-size-asian="24pt" style:font-size-complex="24pt"/>
    </style:style>
    <style:style style:name="P525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52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3374in"/>
          <style:tab-stop style:position="2.1047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2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</style:tab-stops>
      </style:paragraph-properties>
      <style:text-properties style:font-name="Book Antiqua" fo:font-size="24pt" style:font-size-asian="24pt" style:font-size-complex="24pt"/>
    </style:style>
    <style:style style:name="P52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2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6583in"/>
        </style:tab-stops>
      </style:paragraph-properties>
      <style:text-properties style:font-name="Book Antiqua" fo:font-size="24pt" style:font-size-asian="24pt" style:font-size-complex="24pt"/>
    </style:style>
    <style:style style:name="P53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0472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3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472in"/>
        </style:tab-stops>
      </style:paragraph-properties>
      <style:text-properties style:font-name="Book Antiqua" fo:font-size="24pt" style:font-size-asian="24pt" style:font-size-complex="24pt"/>
    </style:style>
    <style:style style:name="P53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7563in"/>
        </style:tab-stops>
      </style:paragraph-properties>
      <style:text-properties style:font-name="Book Antiqua" fo:font-size="24pt" style:font-size-asian="24pt" style:font-size-complex="24pt"/>
    </style:style>
    <style:style style:name="P53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4.2453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3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4075in"/>
          <style:tab-stop style:position="2.8839in" style:type="center"/>
          <style:tab-stop style:position="4.5472in"/>
        </style:tab-stops>
      </style:paragraph-properties>
      <style:text-properties style:font-name="Book Antiqua" fo:font-size="24pt" style:font-size-asian="24pt" style:font-size-complex="24pt"/>
    </style:style>
    <style:style style:name="P53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8146in"/>
          <style:tab-stop style:position="2.8839in" style:type="center"/>
          <style:tab-stop style:position="5.0591in"/>
        </style:tab-stops>
      </style:paragraph-properties>
      <style:text-properties style:font-name="Book Antiqua" fo:font-size="24pt" style:font-size-asian="24pt" style:font-size-complex="24pt"/>
    </style:style>
    <style:style style:name="P53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799in"/>
          <style:tab-stop style:position="2.8839in" style:type="center"/>
          <style:tab-stop style:position="4.0701in"/>
        </style:tab-stops>
      </style:paragraph-properties>
      <style:text-properties style:font-name="Book Antiqua" fo:font-size="24pt" style:font-size-asian="24pt" style:font-size-complex="24pt"/>
    </style:style>
    <style:style style:name="P53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1866in"/>
          <style:tab-stop style:position="2.8839in" style:type="center"/>
          <style:tab-stop style:position="4.0472in"/>
        </style:tab-stops>
      </style:paragraph-properties>
      <style:text-properties style:font-name="Book Antiqua" fo:font-size="24pt" style:font-size-asian="24pt" style:font-size-complex="24pt"/>
    </style:style>
    <style:style style:name="P53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198in"/>
        </style:tab-stops>
      </style:paragraph-properties>
      <style:text-properties style:font-name="Book Antiqua" fo:font-size="24pt" style:font-size-asian="24pt" style:font-size-complex="24pt"/>
    </style:style>
    <style:style style:name="P53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54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2209in"/>
        </style:tab-stops>
      </style:paragraph-properties>
      <style:text-properties style:font-name="Book Antiqua" fo:font-size="24pt" style:font-size-asian="24pt" style:font-size-complex="24pt"/>
    </style:style>
    <style:style style:name="P54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9772in"/>
        </style:tab-stops>
      </style:paragraph-properties>
      <style:text-properties style:font-name="Book Antiqua" fo:font-size="24pt" style:font-size-asian="24pt" style:font-size-complex="24pt"/>
    </style:style>
    <style:style style:name="P54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54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54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545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24pt" style:font-size-asian="24pt" style:font-size-complex="24pt"/>
    </style:style>
    <style:style style:name="P54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47" style:family="paragraph" style:parent-style-name="Standard">
      <style:paragraph-properties fo:margin-left="0in" fo:margin-right="0in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48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54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24pt" style:font-size-asian="24pt" style:font-size-complex="24pt"/>
    </style:style>
    <style:style style:name="P55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5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075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5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5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55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55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56" style:family="paragraph" style:parent-style-name="Standard">
      <style:paragraph-properties fo:margin-left="0in" fo:margin-right="0in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  <style:text-properties style:font-name="Book Antiqua" fo:font-size="24pt" style:font-size-asian="24pt" style:font-size-complex="24pt"/>
    </style:style>
    <style:style style:name="P557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558" style:family="paragraph" style:parent-style-name="Standard">
      <style:paragraph-properties fo:margin-left="0in" fo:margin-right="0in" fo:text-align="end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559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60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24pt" style:font-size-asian="24pt" style:font-size-complex="24pt"/>
    </style:style>
    <style:style style:name="P561" style:family="paragraph" style:parent-style-name="Standard">
      <style:paragraph-properties fo:margin-left="0in" fo:margin-right="0in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62" style:family="paragraph" style:parent-style-name="Standard">
      <style:paragraph-properties fo:margin-left="0in" fo:margin-right="0in" fo:text-indent="0.0984in" style:auto-text-indent="false">
        <style:tab-stops>
          <style:tab-stop style:position="3.198in"/>
        </style:tab-stops>
      </style:paragraph-properties>
      <style:text-properties style:font-name="Book Antiqua" fo:font-size="24pt" style:font-size-asian="24pt" style:font-size-complex="24pt"/>
    </style:style>
    <style:style style:name="P563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564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565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24pt" style:font-size-asian="24pt" style:font-size-complex="24pt"/>
    </style:style>
    <style:style style:name="P566" style:family="paragraph" style:parent-style-name="Standard">
      <style:paragraph-properties fo:margin-left="0in" fo:margin-right="0in" fo:line-height="115%" fo:text-align="end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24pt" style:font-size-asian="24pt" style:font-size-complex="24pt"/>
    </style:style>
    <style:style style:name="P567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568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569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2.7272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570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24pt" style:font-size-asian="24pt" style:font-name-complex="Traditional Arabic" style:font-size-complex="24pt"/>
    </style:style>
    <style:style style:name="P57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57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57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57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2.8839in" style:type="center"/>
          <style:tab-stop style:position="3.6752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575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24pt" style:font-size-asian="24pt" style:font-name-complex="Traditional Arabic" style:font-size-complex="24pt"/>
    </style:style>
    <style:style style:name="P576" style:family="paragraph" style:parent-style-name="Standard">
      <style:paragraph-properties fo:margin-left="0in" fo:margin-right="0in" fo:text-align="justify" style:justify-single-word="false" fo:text-indent="0.0984in" style:auto-text-indent="false" style:snap-to-layout-grid="false"/>
      <style:text-properties style:font-name="Book Antiqua" fo:font-size="24pt" style:font-size-asian="24pt" style:font-name-complex="Traditional Arabic" style:font-size-complex="24pt"/>
    </style:style>
    <style:style style:name="P577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8pt" style:font-size-asian="8pt" style:font-name-complex="Book Antiqua" style:font-size-complex="8pt"/>
    </style:style>
    <style:style style:name="P578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8pt" style:font-size-asian="8pt" style:font-name-complex="Book Antiqua" style:font-size-complex="8pt"/>
    </style:style>
    <style:style style:name="P579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8pt" style:font-size-asian="8pt" style:font-name-complex="Book Antiqua" style:font-size-complex="8pt"/>
    </style:style>
    <style:style style:name="P580" style:family="paragraph" style:parent-style-name="Standard">
      <style:paragraph-properties fo:margin-left="0in" fo:margin-right="0in" fo:text-indent="0.0984in" style:auto-text-indent="false"/>
      <style:text-properties style:font-name="Book Antiqua" fo:font-size="6pt" style:font-size-asian="6pt" style:font-name-complex="Book Antiqua" style:font-size-complex="6pt"/>
    </style:style>
    <style:style style:name="P581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6pt" style:font-size-asian="6pt" style:font-name-complex="Book Antiqua" style:font-size-complex="6pt"/>
    </style:style>
    <style:style style:name="P58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4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5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6" style:family="paragraph" style:parent-style-name="Standard">
      <style:paragraph-properties fo:margin-left="0in" fo:margin-right="0in" fo:text-indent="0.0984in" style:auto-text-indent="false">
        <style:tab-stops>
          <style:tab-stop style:position="1.7909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7" style:family="paragraph" style:parent-style-name="Standard">
      <style:paragraph-properties fo:margin-left="0in" fo:margin-right="0in" fo:line-height="115%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88" style:family="paragraph" style:parent-style-name="Standard">
      <style:paragraph-properties fo:margin-left="0in" fo:margin-right="0in" fo:line-height="115%" fo:text-align="end" style:justify-single-word="false" fo:text-indent="0.0984in" style:auto-text-indent="false"/>
      <style:text-properties style:font-name="Book Antiqua" fo:font-size="6pt" style:font-size-asian="6pt" style:font-name-complex="Book Antiqua" style:font-size-complex="6pt"/>
    </style:style>
    <style:style style:name="P589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90" style:family="paragraph" style:parent-style-name="Standard">
      <style:paragraph-properties fo:margin-left="0in" fo:margin-right="0in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91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592" style:family="paragraph" style:parent-style-name="Standard">
      <style:paragraph-properties fo:margin-left="0in" fo:margin-right="0in" fo:text-indent="0.0984in" style:auto-text-indent="false"/>
      <style:text-properties style:font-name="Book Antiqua" fo:font-size="6pt" style:font-size-asian="6pt" style:font-name-complex="Traditional Arabic" style:font-size-complex="6pt"/>
    </style:style>
    <style:style style:name="P59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59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</style:tab-stops>
      </style:paragraph-properties>
      <style:text-properties style:font-name="Book Antiqua" style:font-name-complex="Book Antiqua"/>
    </style:style>
    <style:style style:name="P595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4pt" style:font-size-asian="14pt" style:font-name-complex="Traditional Arabic" style:font-size-complex="14pt"/>
    </style:style>
    <style:style style:name="P59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1862in"/>
          <style:tab-stop style:position="1.372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59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984in"/>
        </style:tab-stops>
      </style:paragraph-properties>
      <style:text-properties style:font-name="Book Antiqua" fo:font-size="14pt" style:font-size-asian="14pt" style:font-name-complex="Traditional Arabic" style:font-size-complex="14pt"/>
    </style:style>
    <style:style style:name="P598" style:family="paragraph" style:parent-style-name="Standard">
      <style:paragraph-properties fo:margin-left="0in" fo:margin-right="0in" fo:text-align="center" style:justify-single-word="false" fo:text-indent="0.0984in" style:auto-text-indent="false" style:snap-to-layout-grid="false"/>
      <style:text-properties style:font-name="Book Antiqua" fo:font-size="14pt" style:font-size-asian="14pt" style:font-name-complex="Traditional Arabic" style:font-size-complex="14pt"/>
    </style:style>
    <style:style style:name="P599" style:family="paragraph" style:parent-style-name="Standard">
      <style:paragraph-properties fo:margin-left="0in" fo:margin-right="0in" fo:text-align="justify" style:justify-single-word="false" fo:text-indent="0.0984in" style:auto-text-indent="false" style:snap-to-layout-grid="false"/>
      <style:text-properties style:font-name="Book Antiqua" fo:font-size="14pt" style:font-size-asian="14pt" style:font-name-complex="Traditional Arabic" style:font-size-complex="14pt"/>
    </style:style>
    <style:style style:name="P600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10pt" style:font-size-asian="10pt" style:font-name-complex="Book Antiqua" style:font-size-complex="10pt"/>
    </style:style>
    <style:style style:name="P601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0pt" style:font-size-asian="10pt" style:font-name-complex="Book Antiqua" style:font-size-complex="10pt"/>
    </style:style>
    <style:style style:name="P602" style:family="paragraph" style:parent-style-name="Standard">
      <style:paragraph-properties fo:margin-left="0in" fo:margin-right="0in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  <style:text-properties style:font-name="Book Antiqua" fo:font-size="10pt" style:font-size-asian="10pt" style:font-name-complex="Book Antiqua" style:font-size-complex="10pt"/>
    </style:style>
    <style:style style:name="P603" style:family="paragraph" style:parent-style-name="Standard">
      <style:paragraph-properties fo:margin-left="0in" fo:margin-right="0in" fo:text-indent="0.0984in" style:auto-text-indent="false">
        <style:tab-stops>
          <style:tab-stop style:position="1.1984in"/>
        </style:tab-stops>
      </style:paragraph-properties>
      <style:text-properties style:font-name="Book Antiqua" fo:font-size="10pt" style:font-size-asian="10pt" style:font-name-complex="Book Antiqua" style:font-size-complex="10pt"/>
    </style:style>
    <style:style style:name="P604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4pt" style:font-size-asian="4pt" style:font-name-complex="Book Antiqua" style:font-size-complex="4pt"/>
    </style:style>
    <style:style style:name="P605" style:family="paragraph" style:parent-style-name="Standard">
      <style:paragraph-properties fo:margin-left="0in" fo:margin-right="0in" fo:line-height="150%" fo:text-indent="0.0984in" style:auto-text-indent="false"/>
      <style:text-properties style:font-name="Book Antiqua" fo:font-size="9pt" style:font-size-asian="9pt" style:font-name-complex="Book Antiqua" style:font-size-complex="9pt"/>
    </style:style>
    <style:style style:name="P606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7pt" style:font-size-asian="7pt" style:font-name-complex="Book Antiqua" style:font-size-complex="7pt"/>
    </style:style>
    <style:style style:name="P607" style:family="paragraph" style:parent-style-name="Standard">
      <style:paragraph-properties fo:margin-left="0in" fo:margin-right="0in" fo:text-align="justify" style:justify-single-word="false" fo:text-indent="0.0984in" style:auto-text-indent="false"/>
      <style:text-properties style:font-name="Book Antiqua" fo:font-size="5pt" style:font-size-asian="5pt" style:font-name-complex="Book Antiqua" style:font-size-complex="5pt"/>
    </style:style>
    <style:style style:name="P608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22pt" style:font-size-asian="22pt" style:font-name-complex="Traditional Arabic" style:font-size-complex="22pt"/>
    </style:style>
    <style:style style:name="P60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5583in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610" style:family="paragraph" style:parent-style-name="Standard">
      <style:paragraph-properties fo:margin-left="0in" fo:margin-right="0in" fo:text-indent="0.0984in" style:auto-text-indent="false"/>
      <style:text-properties style:font-name="Book Antiqua" fo:font-size="22pt" style:font-size-asian="22pt" style:font-size-complex="22pt"/>
    </style:style>
    <style:style style:name="P611" style:family="paragraph" style:parent-style-name="Standard">
      <style:paragraph-properties fo:margin-left="0in" fo:margin-right="0in" fo:text-indent="0.0984in" style:auto-text-indent="false">
        <style:tab-stops>
          <style:tab-stop style:position="1.7909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61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61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2pt" style:text-underline-style="solid" style:text-underline-width="auto" style:text-underline-color="font-color" fo:font-weight="bold" style:font-size-asian="22pt" style:font-weight-asian="bold" style:font-name-complex="Book Antiqua" style:font-size-complex="22pt" style:font-weight-complex="bold"/>
    </style:style>
    <style:style style:name="P614" style:family="paragraph" style:parent-style-name="Standard">
      <style:paragraph-properties fo:margin-left="0in" fo:margin-right="0in" fo:text-indent="0.0984in" style:auto-text-indent="false"/>
      <style:text-properties style:font-name="Book Antiqua" fo:font-size="2pt" style:font-size-asian="2pt" style:font-name-complex="Book Antiqua" style:font-size-complex="2pt"/>
    </style:style>
    <style:style style:name="P615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72pt" style:font-name-asian="Book Antiqua" style:font-size-asian="72pt" style:font-name-complex="Book Antiqua" style:font-size-complex="72pt"/>
    </style:style>
    <style:style style:name="P616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6pt" style:font-size-asian="26pt" style:font-size-complex="26pt"/>
    </style:style>
    <style:style style:name="P617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882in"/>
        </style:tab-stops>
      </style:paragraph-properties>
      <style:text-properties style:font-name="Book Antiqua" fo:font-size="26pt" style:font-size-asian="26pt" style:font-size-complex="26pt"/>
    </style:style>
    <style:style style:name="P61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2445in"/>
        </style:tab-stops>
      </style:paragraph-properties>
      <style:text-properties style:font-name="Book Antiqua" fo:font-size="26pt" style:font-size-asian="26pt" style:font-size-complex="26pt"/>
    </style:style>
    <style:style style:name="P61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98in"/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26pt" style:font-size-asian="26pt" style:font-size-complex="26pt"/>
    </style:style>
    <style:style style:name="P62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128in"/>
          <style:tab-stop style:position="1.198in"/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26pt" style:font-size-asian="26pt" style:font-size-complex="26pt"/>
    </style:style>
    <style:style style:name="P62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26pt" style:font-size-asian="26pt" style:font-name-complex="Traditional Arabic" style:font-size-complex="26pt"/>
    </style:style>
    <style:style style:name="P622" style:family="paragraph" style:parent-style-name="Standard">
      <style:paragraph-properties fo:margin-left="0in" fo:margin-right="0in" fo:text-align="justify" style:justify-single-word="false" fo:text-indent="0.0984in" style:auto-text-indent="false"/>
    </style:style>
    <style:style style:name="P62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62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3937in"/>
          <style:tab-stop style:position="0.9075in"/>
          <style:tab-stop style:position="5.7681in" style:type="right"/>
        </style:tab-stops>
      </style:paragraph-properties>
    </style:style>
    <style:style style:name="P62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5.7681in" style:type="right"/>
        </style:tab-stops>
      </style:paragraph-properties>
    </style:style>
    <style:style style:name="P62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6898in"/>
          <style:tab-stop style:position="5.7681in" style:type="right"/>
        </style:tab-stops>
      </style:paragraph-properties>
    </style:style>
    <style:style style:name="P62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9535in"/>
          <style:tab-stop style:position="5.0209in"/>
          <style:tab-stop style:position="5.7681in" style:type="right"/>
        </style:tab-stops>
      </style:paragraph-properties>
    </style:style>
    <style:style style:name="P62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8547in"/>
          <style:tab-stop style:position="5.0209in"/>
          <style:tab-stop style:position="5.7681in" style:type="right"/>
        </style:tab-stops>
      </style:paragraph-properties>
    </style:style>
    <style:style style:name="P62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4925in"/>
          <style:tab-stop style:position="2.2646in"/>
        </style:tab-stops>
      </style:paragraph-properties>
    </style:style>
    <style:style style:name="P63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075in"/>
          <style:tab-stop style:position="2.8839in" style:type="center"/>
          <style:tab-stop style:position="5.7681in" style:type="right"/>
        </style:tab-stops>
      </style:paragraph-properties>
    </style:style>
    <style:style style:name="P63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</style:tab-stops>
      </style:paragraph-properties>
    </style:style>
    <style:style style:name="P63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</style:tab-stops>
      </style:paragraph-properties>
    </style:style>
    <style:style style:name="P63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3.3957in"/>
          <style:tab-stop style:position="5.7681in" style:type="right"/>
        </style:tab-stops>
      </style:paragraph-properties>
    </style:style>
    <style:style style:name="P63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8839in" style:type="center"/>
        </style:tab-stops>
      </style:paragraph-properties>
    </style:style>
    <style:style style:name="P63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6736in"/>
          <style:tab-stop style:position="2.8839in" style:type="center"/>
        </style:tab-stops>
      </style:paragraph-properties>
    </style:style>
    <style:style style:name="P63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2.8839in" style:type="center"/>
        </style:tab-stops>
      </style:paragraph-properties>
    </style:style>
    <style:style style:name="P63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-1.1811in"/>
          <style:tab-stop style:position="0.8862in"/>
          <style:tab-stop style:position="2.8839in" style:type="center"/>
        </style:tab-stops>
      </style:paragraph-properties>
    </style:style>
    <style:style style:name="P63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63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0835in"/>
          <style:tab-stop style:position="3.3957in"/>
          <style:tab-stop style:position="5.7681in" style:type="right"/>
        </style:tab-stops>
      </style:paragraph-properties>
    </style:style>
    <style:style style:name="P64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0835in"/>
          <style:tab-stop style:position="4.128in"/>
        </style:tab-stops>
      </style:paragraph-properties>
    </style:style>
    <style:style style:name="P64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3.4189in"/>
          <style:tab-stop style:position="3.8602in"/>
          <style:tab-stop style:position="4.128in"/>
        </style:tab-stops>
      </style:paragraph-properties>
    </style:style>
    <style:style style:name="P64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4535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4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075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4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64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1in"/>
          <style:tab-stop style:position="2.461in"/>
          <style:tab-stop style:position="3.3957in"/>
          <style:tab-stop style:position="5.7681in" style:type="right"/>
        </style:tab-stops>
      </style:paragraph-properties>
    </style:style>
    <style:style style:name="P64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4535in"/>
          <style:tab-stop style:position="2.461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4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461in"/>
          <style:tab-stop style:position="3.3957in"/>
          <style:tab-stop style:position="5.7681in" style:type="right"/>
        </style:tab-stops>
      </style:paragraph-properties>
    </style:style>
    <style:style style:name="P64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in"/>
          <style:tab-stop style:position="2.461in"/>
        </style:tab-stops>
      </style:paragraph-properties>
    </style:style>
    <style:style style:name="P64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6583in"/>
          <style:tab-stop style:position="3.3957in"/>
          <style:tab-stop style:position="5.7681in" style:type="right"/>
        </style:tab-stops>
      </style:paragraph-properties>
    </style:style>
    <style:style style:name="P65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/>
        </style:tab-stops>
      </style:paragraph-properties>
    </style:style>
    <style:style style:name="P65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461in"/>
          <style:tab-stop style:position="3.3957in"/>
          <style:tab-stop style:position="4.6146in"/>
          <style:tab-stop style:position="5.7681in" style:type="right"/>
          <style:tab-stop style:position="6.8752in" style:type="right"/>
        </style:tab-stops>
      </style:paragraph-properties>
    </style:style>
    <style:style style:name="P65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547in"/>
          <style:tab-stop style:position="5.7681in" style:type="right"/>
        </style:tab-stops>
      </style:paragraph-properties>
    </style:style>
    <style:style style:name="P65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126in"/>
          <style:tab-stop style:position="3.3957in"/>
          <style:tab-stop style:position="5.7681in" style:type="right"/>
        </style:tab-stops>
      </style:paragraph-properties>
    </style:style>
    <style:style style:name="P65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484in"/>
          <style:tab-stop style:position="5.7681in" style:type="right"/>
        </style:tab-stops>
      </style:paragraph-properties>
    </style:style>
    <style:style style:name="P65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598in"/>
          <style:tab-stop style:position="3.2484in"/>
          <style:tab-stop style:position="5.7681in" style:type="right"/>
        </style:tab-stops>
      </style:paragraph-properties>
    </style:style>
    <style:style style:name="P65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598in"/>
          <style:tab-stop style:position="5.7681in" style:type="right"/>
        </style:tab-stops>
      </style:paragraph-properties>
    </style:style>
    <style:style style:name="P65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7563in"/>
          <style:tab-stop style:position="5.7681in" style:type="right"/>
        </style:tab-stops>
      </style:paragraph-properties>
    </style:style>
    <style:style style:name="P65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7563in"/>
        </style:tab-stops>
      </style:paragraph-properties>
    </style:style>
    <style:style style:name="P65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15in"/>
          <style:tab-stop style:position="3.3472in"/>
          <style:tab-stop style:position="5.7681in" style:type="right"/>
        </style:tab-stops>
      </style:paragraph-properties>
    </style:style>
    <style:style style:name="P66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484in"/>
          <style:tab-stop style:position="3.3472in"/>
          <style:tab-stop style:position="5.7681in" style:type="right"/>
        </style:tab-stops>
      </style:paragraph-properties>
    </style:style>
    <style:style style:name="P66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2646in"/>
          <style:tab-stop style:position="3.15in"/>
          <style:tab-stop style:position="3.3472in"/>
          <style:tab-stop style:position="5.7681in" style:type="right"/>
        </style:tab-stops>
      </style:paragraph-properties>
    </style:style>
    <style:style style:name="P66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2646in"/>
          <style:tab-stop style:position="3.3472in"/>
          <style:tab-stop style:position="5.7681in" style:type="right"/>
        </style:tab-stops>
      </style:paragraph-properties>
    </style:style>
    <style:style style:name="P66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2646in"/>
          <style:tab-stop style:position="3.15in"/>
          <style:tab-stop style:position="3.3472in"/>
          <style:tab-stop style:position="4.2799in"/>
        </style:tab-stops>
      </style:paragraph-properties>
    </style:style>
    <style:style style:name="P66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66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0811in"/>
          <style:tab-stop style:position="1.7453in"/>
          <style:tab-stop style:position="2.7563in"/>
          <style:tab-stop style:position="2.8839in" style:type="center"/>
          <style:tab-stop style:position="5.7681in" style:type="right"/>
        </style:tab-stops>
      </style:paragraph-properties>
    </style:style>
    <style:style style:name="P66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1862in"/>
          <style:tab-stop style:position="1.372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6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1862in"/>
          <style:tab-stop style:position="0.9846in"/>
          <style:tab-stop style:position="1.772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6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</style:style>
    <style:style style:name="P66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736in"/>
          <style:tab-stop style:position="2.8839in" style:type="center"/>
        </style:tab-stops>
      </style:paragraph-properties>
    </style:style>
    <style:style style:name="P67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3839in"/>
          <style:tab-stop style:position="2.461in"/>
          <style:tab-stop style:position="2.8839in" style:type="center"/>
        </style:tab-stops>
      </style:paragraph-properties>
    </style:style>
    <style:style style:name="P67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1811in"/>
        </style:tab-stops>
      </style:paragraph-properties>
    </style:style>
    <style:style style:name="P67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3783in"/>
        </style:tab-stops>
      </style:paragraph-properties>
    </style:style>
    <style:style style:name="P67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372in"/>
          <style:tab-stop style:position="1.5752in"/>
        </style:tab-stops>
      </style:paragraph-properties>
    </style:style>
    <style:style style:name="P67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9689in"/>
        </style:tab-stops>
      </style:paragraph-properties>
    </style:style>
    <style:style style:name="P67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752in"/>
          <style:tab-stop style:position="4.5283in"/>
          <style:tab-stop style:position="4.8236in"/>
        </style:tab-stops>
      </style:paragraph-properties>
    </style:style>
    <style:style style:name="P67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752in"/>
          <style:tab-stop style:position="4.8236in"/>
        </style:tab-stops>
      </style:paragraph-properties>
    </style:style>
    <style:style style:name="P67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15in"/>
        </style:tab-stops>
      </style:paragraph-properties>
    </style:style>
    <style:style style:name="P67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1811in"/>
          <style:tab-stop style:position="4.5811in"/>
        </style:tab-stops>
      </style:paragraph-properties>
    </style:style>
    <style:style style:name="P67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1744in"/>
          <style:tab-stop style:position="4.5811in"/>
        </style:tab-stops>
      </style:paragraph-properties>
    </style:style>
    <style:style style:name="P68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0701in"/>
          <style:tab-stop style:position="5.7681in" style:type="right"/>
        </style:tab-stops>
      </style:paragraph-properties>
    </style:style>
    <style:style style:name="P68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4071in"/>
          <style:tab-stop style:position="2.0701in"/>
        </style:tab-stops>
      </style:paragraph-properties>
    </style:style>
    <style:style style:name="P68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</style:tab-stops>
      </style:paragraph-properties>
    </style:style>
    <style:style style:name="P68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2.1661in"/>
        </style:tab-stops>
      </style:paragraph-properties>
    </style:style>
    <style:style style:name="P68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6583in"/>
        </style:tab-stops>
      </style:paragraph-properties>
    </style:style>
    <style:style style:name="P68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2646in"/>
        </style:tab-stops>
      </style:paragraph-properties>
    </style:style>
    <style:style style:name="P68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598in"/>
          <style:tab-stop style:position="3.3957in"/>
          <style:tab-stop style:position="5.7681in" style:type="right"/>
        </style:tab-stops>
      </style:paragraph-properties>
    </style:style>
    <style:style style:name="P68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89in"/>
          <style:tab-stop style:position="2.5598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8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89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68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6583in"/>
          <style:tab-stop style:position="5.7681in" style:type="right"/>
        </style:tab-stops>
      </style:paragraph-properties>
    </style:style>
    <style:style style:name="P69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9in"/>
        </style:tab-stops>
      </style:paragraph-properties>
    </style:style>
    <style:style style:name="P69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9in"/>
          <style:tab-stop style:position="1.6744in"/>
          <style:tab-stop style:position="2.8839in" style:type="center"/>
        </style:tab-stops>
      </style:paragraph-properties>
    </style:style>
    <style:style style:name="P69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4772in"/>
        </style:tab-stops>
      </style:paragraph-properties>
    </style:style>
    <style:style style:name="P69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6583in"/>
          <style:tab-stop style:position="4.2799in"/>
        </style:tab-stops>
      </style:paragraph-properties>
    </style:style>
    <style:style style:name="P69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1661in"/>
        </style:tab-stops>
      </style:paragraph-properties>
    </style:style>
    <style:style style:name="P69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1661in"/>
          <style:tab-stop style:position="3.3957in"/>
          <style:tab-stop style:position="4.2799in"/>
        </style:tab-stops>
      </style:paragraph-properties>
    </style:style>
    <style:style style:name="P69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2.5598in"/>
        </style:tab-stops>
      </style:paragraph-properties>
    </style:style>
    <style:style style:name="P69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69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</style:style>
    <style:style style:name="P69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5.1165in"/>
        </style:tab-stops>
      </style:paragraph-properties>
    </style:style>
    <style:style style:name="P70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5346in"/>
          <style:tab-stop style:position="4.861in"/>
          <style:tab-stop style:position="5.7681in" style:type="right"/>
        </style:tab-stops>
      </style:paragraph-properties>
    </style:style>
    <style:style style:name="P70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461in"/>
        </style:tab-stops>
      </style:paragraph-properties>
    </style:style>
    <style:style style:name="P70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9535in"/>
        </style:tab-stops>
      </style:paragraph-properties>
    </style:style>
    <style:style style:name="P70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3626in"/>
        </style:tab-stops>
      </style:paragraph-properties>
    </style:style>
    <style:style style:name="P70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0902in" style:type="right"/>
          <style:tab-stop style:position="2.3626in"/>
        </style:tab-stops>
      </style:paragraph-properties>
    </style:style>
    <style:style style:name="P70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0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1984in"/>
        </style:tab-stops>
      </style:paragraph-properties>
    </style:style>
    <style:style style:name="P70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0835in"/>
        </style:tab-stops>
      </style:paragraph-properties>
    </style:style>
    <style:style style:name="P70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0673in"/>
        </style:tab-stops>
      </style:paragraph-properties>
    </style:style>
    <style:style style:name="P70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1.7535in"/>
        </style:tab-stops>
      </style:paragraph-properties>
    </style:style>
    <style:style style:name="P71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</style:style>
    <style:style style:name="P71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9535in"/>
          <style:tab-stop style:position="3.3957in"/>
          <style:tab-stop style:position="5.7681in" style:type="right"/>
        </style:tab-stops>
      </style:paragraph-properties>
    </style:style>
    <style:style style:name="P71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3626in"/>
          <style:tab-stop style:position="2.9535in"/>
          <style:tab-stop style:position="3.3957in"/>
          <style:tab-stop style:position="5.7681in" style:type="right"/>
        </style:tab-stops>
      </style:paragraph-properties>
    </style:style>
    <style:style style:name="P71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9535in"/>
          <style:tab-stop style:position="5.7681in" style:type="right"/>
        </style:tab-stops>
      </style:paragraph-properties>
    </style:style>
    <style:style style:name="P71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8709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1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673in"/>
          <style:tab-stop style:position="1.2909in"/>
          <style:tab-stop style:position="1.5354in"/>
          <style:tab-stop style:position="1.8709in"/>
          <style:tab-stop style:position="3.052in" style:type="center"/>
          <style:tab-stop style:position="3.7409in"/>
          <style:tab-stop style:position="5.7681in" style:type="right"/>
        </style:tab-stops>
      </style:paragraph-properties>
    </style:style>
    <style:style style:name="P71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8709in"/>
          <style:tab-stop style:position="3.3957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1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8709in"/>
          <style:tab-stop style:position="3.3957in"/>
          <style:tab-stop style:position="3.5929in"/>
          <style:tab-stop style:position="3.7409in"/>
          <style:tab-stop style:position="5.7681in" style:type="right"/>
        </style:tab-stops>
      </style:paragraph-properties>
    </style:style>
    <style:style style:name="P71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346in"/>
          <style:tab-stop style:position="1.7098in"/>
          <style:tab-stop style:position="1.8709in"/>
          <style:tab-stop style:position="2.7791in"/>
          <style:tab-stop style:position="2.8839in" style:type="center"/>
          <style:tab-stop style:position="3.3957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1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634in"/>
          <style:tab-stop style:position="1.8709in"/>
          <style:tab-stop style:position="3.3957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2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52in"/>
          <style:tab-stop style:position="1.8709in"/>
          <style:tab-stop style:position="3.3957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2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866in"/>
          <style:tab-stop style:position="1.8709in"/>
          <style:tab-stop style:position="3.3957in"/>
          <style:tab-stop style:position="3.7409in"/>
          <style:tab-stop style:position="4.1346in"/>
          <style:tab-stop style:position="5.7681in" style:type="right"/>
        </style:tab-stops>
      </style:paragraph-properties>
    </style:style>
    <style:style style:name="P72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4457in"/>
          <style:tab-stop style:position="5.7681in" style:type="right"/>
        </style:tab-stops>
      </style:paragraph-properties>
    </style:style>
    <style:style style:name="P72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161in"/>
          <style:tab-stop style:position="3.4457in"/>
        </style:tab-stops>
      </style:paragraph-properties>
    </style:style>
    <style:style style:name="P72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9535in"/>
          <style:tab-stop style:position="3.052in" style:type="center"/>
          <style:tab-stop style:position="3.4457in"/>
          <style:tab-stop style:position="5.7681in" style:type="right"/>
        </style:tab-stops>
      </style:paragraph-properties>
    </style:style>
    <style:style style:name="P72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6161in"/>
          <style:tab-stop style:position="2.9535in"/>
          <style:tab-stop style:position="3.052in" style:type="center"/>
          <style:tab-stop style:position="3.4457in"/>
        </style:tab-stops>
      </style:paragraph-properties>
    </style:style>
    <style:style style:name="P72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9772in"/>
        </style:tab-stops>
      </style:paragraph-properties>
    </style:style>
    <style:style style:name="P72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209in"/>
          <style:tab-stop style:position="1.9189in"/>
          <style:tab-stop style:position="2.5in"/>
          <style:tab-stop style:position="2.872in"/>
          <style:tab-stop style:position="3.7791in"/>
        </style:tab-stops>
      </style:paragraph-properties>
    </style:style>
    <style:style style:name="P72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2799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2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3.2484in"/>
          <style:tab-stop style:position="5.1165in"/>
        </style:tab-stops>
      </style:paragraph-properties>
    </style:style>
    <style:style style:name="P73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7563in"/>
          <style:tab-stop style:position="2.8839in" style:type="center"/>
          <style:tab-stop style:position="5.1165in"/>
        </style:tab-stops>
      </style:paragraph-properties>
    </style:style>
    <style:style style:name="P73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3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2.8839in" style:type="center"/>
          <style:tab-stop style:position="5.1165in"/>
        </style:tab-stops>
      </style:paragraph-properties>
    </style:style>
    <style:style style:name="P73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3.3957in"/>
          <style:tab-stop style:position="5.7681in" style:type="right"/>
        </style:tab-stops>
      </style:paragraph-properties>
    </style:style>
    <style:style style:name="P73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5752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3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3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3.5in" style:type="right"/>
          <style:tab-stop style:position="5.1165in"/>
        </style:tab-stops>
      </style:paragraph-properties>
    </style:style>
    <style:style style:name="P73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5.1165in"/>
        </style:tab-stops>
      </style:paragraph-properties>
    </style:style>
    <style:style style:name="P73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953in"/>
        </style:tab-stops>
      </style:paragraph-properties>
    </style:style>
    <style:style style:name="P73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74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9846in"/>
          <style:tab-stop style:position="2.8953in"/>
        </style:tab-stops>
      </style:paragraph-properties>
    </style:style>
    <style:style style:name="P74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5.7681in" style:type="right"/>
        </style:tab-stops>
      </style:paragraph-properties>
    </style:style>
    <style:style style:name="P74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0.9075in"/>
          <style:tab-stop style:position="5.7681in" style:type="right"/>
        </style:tab-stops>
      </style:paragraph-properties>
    </style:style>
    <style:style style:name="P74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74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862in"/>
          <style:tab-stop style:position="5.7681in" style:type="right"/>
        </style:tab-stops>
      </style:paragraph-properties>
    </style:style>
    <style:style style:name="P745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673in"/>
          <style:tab-stop style:position="3.3957in"/>
          <style:tab-stop style:position="5.7681in" style:type="right"/>
        </style:tab-stops>
      </style:paragraph-properties>
    </style:style>
    <style:style style:name="P74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5472in"/>
          <style:tab-stop style:position="4.6283in"/>
          <style:tab-stop style:position="5.7681in" style:type="right"/>
        </style:tab-stops>
      </style:paragraph-properties>
    </style:style>
    <style:style style:name="P74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</style:tab-stops>
      </style:paragraph-properties>
    </style:style>
    <style:style style:name="P748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4307in"/>
        </style:tab-stops>
      </style:paragraph-properties>
    </style:style>
    <style:style style:name="P749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750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9071in"/>
          <style:tab-stop style:position="2.461in"/>
          <style:tab-stop style:position="3.5437in"/>
        </style:tab-stops>
      </style:paragraph-properties>
    </style:style>
    <style:style style:name="P75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</style:style>
    <style:style style:name="P752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2.8839in" style:type="center"/>
          <style:tab-stop style:position="3.6047in"/>
          <style:tab-stop style:position="4.3839in"/>
        </style:tab-stops>
      </style:paragraph-properties>
    </style:style>
    <style:style style:name="P753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0.8256in"/>
          <style:tab-stop style:position="1.5929in"/>
        </style:tab-stops>
      </style:paragraph-properties>
    </style:style>
    <style:style style:name="P754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1811in"/>
          <style:tab-stop style:position="2.9535in"/>
        </style:tab-stops>
      </style:paragraph-properties>
    </style:style>
    <style:style style:name="P755" style:family="paragraph" style:parent-style-name="Standard">
      <style:paragraph-properties fo:margin-left="0in" fo:margin-right="0in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756" style:family="paragraph" style:parent-style-name="Standard">
      <style:paragraph-properties fo:margin-left="0in" fo:margin-right="0in" fo:line-height="150%" fo:text-indent="0.0984in" style:auto-text-indent="false"/>
    </style:style>
    <style:style style:name="P757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758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759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760" style:family="paragraph" style:parent-style-name="Standard">
      <style:paragraph-properties fo:margin-left="0in" fo:margin-right="0in" fo:line-height="150%" fo:text-align="justify" style:justify-single-word="false" fo:text-indent="0.0984in" style:auto-text-indent="false">
        <style:tab-stops>
          <style:tab-stop style:position="1.6736in"/>
          <style:tab-stop style:position="3.3957in"/>
          <style:tab-stop style:position="5.7681in" style:type="right"/>
        </style:tab-stops>
      </style:paragraph-properties>
    </style:style>
    <style:style style:name="P761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762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763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3.3957in"/>
          <style:tab-stop style:position="6.1035in" style:type="right"/>
        </style:tab-stops>
      </style:paragraph-properties>
    </style:style>
    <style:style style:name="P764" style:family="paragraph" style:parent-style-name="Standard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765" style:family="paragraph" style:parent-style-name="Standard">
      <style:paragraph-properties fo:margin-left="0in" fo:margin-right="0in" fo:text-indent="0.0984in" style:auto-text-indent="false">
        <style:tab-stops>
          <style:tab-stop style:position="2.8839in" style:type="center"/>
        </style:tab-stops>
      </style:paragraph-properties>
    </style:style>
    <style:style style:name="P766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</style:tab-stops>
      </style:paragraph-properties>
    </style:style>
    <style:style style:name="P767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</style:tab-stops>
      </style:paragraph-properties>
    </style:style>
    <style:style style:name="P768" style:family="paragraph" style:parent-style-name="Standard">
      <style:paragraph-properties fo:margin-left="0in" fo:margin-right="0in" fo:text-align="end" style:justify-single-word="false" fo:text-indent="0.0984in" style:auto-text-indent="false"/>
    </style:style>
    <style:style style:name="P769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0.7874in"/>
        </style:tab-stops>
      </style:paragraph-properties>
    </style:style>
    <style:style style:name="P770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771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1.6161in"/>
        </style:tab-stops>
      </style:paragraph-properties>
    </style:style>
    <style:style style:name="P772" style:family="paragraph" style:parent-style-name="Standard">
      <style:paragraph-properties fo:margin-left="0in" fo:margin-right="0in" fo:text-align="end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773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3.3957in"/>
          <style:tab-stop style:position="5.7681in" style:type="right"/>
        </style:tab-stops>
      </style:paragraph-properties>
    </style:style>
    <style:style style:name="P774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2.8839in" style:type="center"/>
        </style:tab-stops>
      </style:paragraph-properties>
    </style:style>
    <style:style style:name="P775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776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</style:style>
    <style:style style:name="P777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3.3957in"/>
          <style:tab-stop style:position="4.0819in"/>
          <style:tab-stop style:position="5.7681in" style:type="right"/>
        </style:tab-stops>
      </style:paragraph-properties>
    </style:style>
    <style:style style:name="P778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3.3957in"/>
          <style:tab-stop style:position="5.2098in"/>
          <style:tab-stop style:position="5.7681in" style:type="right"/>
        </style:tab-stops>
      </style:paragraph-properties>
    </style:style>
    <style:style style:name="P779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3.3957in"/>
          <style:tab-stop style:position="5.7681in" style:type="right"/>
        </style:tab-stops>
      </style:paragraph-properties>
    </style:style>
    <style:style style:name="P780" style:family="paragraph" style:parent-style-name="Standard">
      <style:paragraph-properties fo:margin-left="0in" fo:margin-right="0in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1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1.181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2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1.181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3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0.8862in"/>
          <style:tab-stop style:position="1.181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4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5" style:family="paragraph" style:parent-style-name="Standard">
      <style:paragraph-properties fo:margin-left="0in" fo:margin-right="0in" fo:text-indent="0.0984in" style:auto-text-indent="false">
        <style:tab-stops>
          <style:tab-stop style:position="0.5909in"/>
          <style:tab-stop style:position="0.8862in"/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786" style:family="paragraph" style:parent-style-name="Standard">
      <style:paragraph-properties fo:margin-left="0in" fo:margin-right="0in" fo:text-indent="0.0984in" style:auto-text-indent="false">
        <style:tab-stops>
          <style:tab-stop style:position="2.7563in"/>
        </style:tab-stops>
      </style:paragraph-properties>
    </style:style>
    <style:style style:name="P787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788" style:family="paragraph" style:parent-style-name="Standard">
      <style:paragraph-properties fo:margin-left="0in" fo:margin-right="0in" fo:text-indent="0.0984in" style:auto-text-indent="false">
        <style:tab-stops>
          <style:tab-stop style:position="2.1661in"/>
          <style:tab-stop style:position="4.2799in"/>
        </style:tab-stops>
      </style:paragraph-properties>
    </style:style>
    <style:style style:name="P789" style:family="paragraph" style:parent-style-name="Standard">
      <style:paragraph-properties fo:margin-left="0in" fo:margin-right="0in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</style:style>
    <style:style style:name="P790" style:family="paragraph" style:parent-style-name="Standard">
      <style:paragraph-properties fo:margin-left="0in" fo:margin-right="0in" fo:text-indent="0.0984in" style:auto-text-indent="false">
        <style:tab-stops>
          <style:tab-stop style:position="1.6736in"/>
          <style:tab-stop style:position="2.8839in" style:type="center"/>
        </style:tab-stops>
      </style:paragraph-properties>
    </style:style>
    <style:style style:name="P791" style:family="paragraph" style:parent-style-name="Standard">
      <style:paragraph-properties fo:margin-left="0in" fo:margin-right="0in" fo:text-indent="0.0984in" style:auto-text-indent="false">
        <style:tab-stops>
          <style:tab-stop style:position="1.6736in"/>
          <style:tab-stop style:position="2.372in"/>
          <style:tab-stop style:position="2.8839in" style:type="center"/>
          <style:tab-stop style:position="2.9071in"/>
        </style:tab-stops>
      </style:paragraph-properties>
    </style:style>
    <style:style style:name="P792" style:family="paragraph" style:parent-style-name="Standard">
      <style:paragraph-properties fo:margin-left="0in" fo:margin-right="0in" fo:text-indent="0.0984in" style:auto-text-indent="false">
        <style:tab-stops>
          <style:tab-stop style:position="1.2799in"/>
          <style:tab-stop style:position="2.8839in" style:type="center"/>
        </style:tab-stops>
      </style:paragraph-properties>
    </style:style>
    <style:style style:name="P793" style:family="paragraph" style:parent-style-name="Standard">
      <style:paragraph-properties fo:margin-left="0in" fo:margin-right="0in" fo:text-indent="0.0984in" style:auto-text-indent="false">
        <style:tab-stops>
          <style:tab-stop style:position="1.3783in"/>
          <style:tab-stop style:position="2.8839in" style:type="center"/>
        </style:tab-stops>
      </style:paragraph-properties>
    </style:style>
    <style:style style:name="P794" style:family="paragraph" style:parent-style-name="Standard">
      <style:paragraph-properties fo:margin-left="0in" fo:margin-right="0in" fo:text-indent="0.0984in" style:auto-text-indent="false">
        <style:tab-stops>
          <style:tab-stop style:position="1.1811in"/>
        </style:tab-stops>
      </style:paragraph-properties>
    </style:style>
    <style:style style:name="P795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</style:tab-stops>
      </style:paragraph-properties>
    </style:style>
    <style:style style:name="P796" style:family="paragraph" style:parent-style-name="Standard">
      <style:paragraph-properties fo:margin-left="0in" fo:margin-right="0in" fo:text-indent="0.0984in" style:auto-text-indent="false">
        <style:tab-stops>
          <style:tab-stop style:position="2.6583in"/>
        </style:tab-stops>
      </style:paragraph-properties>
    </style:style>
    <style:style style:name="P797" style:family="paragraph" style:parent-style-name="Standard">
      <style:paragraph-properties fo:margin-left="0in" fo:margin-right="0in" fo:text-indent="0.0984in" style:auto-text-indent="false">
        <style:tab-stops>
          <style:tab-stop style:position="3.1992in" style:type="center"/>
        </style:tab-stops>
      </style:paragraph-properties>
    </style:style>
    <style:style style:name="P798" style:family="paragraph" style:parent-style-name="Standard">
      <style:paragraph-properties fo:margin-left="0in" fo:margin-right="0in" fo:text-indent="0.0984in" style:auto-text-indent="false">
        <style:tab-stops>
          <style:tab-stop style:position="2.2646in"/>
        </style:tab-stops>
      </style:paragraph-properties>
    </style:style>
    <style:style style:name="P799" style:family="paragraph" style:parent-style-name="Standard">
      <style:paragraph-properties fo:margin-left="0in" fo:margin-right="0in" fo:text-indent="0.0984in" style:auto-text-indent="false">
        <style:tab-stops>
          <style:tab-stop style:position="2.2646in"/>
          <style:tab-stop style:position="3.3957in"/>
          <style:tab-stop style:position="4.2799in"/>
        </style:tab-stops>
      </style:paragraph-properties>
    </style:style>
    <style:style style:name="P800" style:family="paragraph" style:parent-style-name="Standard">
      <style:paragraph-properties fo:margin-left="0in" fo:margin-right="0in" fo:text-indent="0.0984in" style:auto-text-indent="false">
        <style:tab-stops>
          <style:tab-stop style:position="1.2799in"/>
        </style:tab-stops>
      </style:paragraph-properties>
    </style:style>
    <style:style style:name="P801" style:family="paragraph" style:parent-style-name="Standard">
      <style:paragraph-properties fo:margin-left="0in" fo:margin-right="0in" fo:text-indent="0.0984in" style:auto-text-indent="false">
        <style:tab-stops>
          <style:tab-stop style:position="1.6862in"/>
          <style:tab-stop style:position="2.3256in"/>
          <style:tab-stop style:position="2.6583in"/>
          <style:tab-stop style:position="5.7681in" style:type="right"/>
        </style:tab-stops>
      </style:paragraph-properties>
    </style:style>
    <style:style style:name="P802" style:family="paragraph" style:parent-style-name="Standard">
      <style:paragraph-properties fo:margin-left="0in" fo:margin-right="0in" fo:text-indent="0.0984in" style:auto-text-indent="false">
        <style:tab-stops>
          <style:tab-stop style:position="2.5583in"/>
          <style:tab-stop style:position="2.8839in" style:type="center"/>
        </style:tab-stops>
      </style:paragraph-properties>
    </style:style>
    <style:style style:name="P803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2.8547in"/>
        </style:tab-stops>
      </style:paragraph-properties>
    </style:style>
    <style:style style:name="P804" style:family="paragraph" style:parent-style-name="Standard">
      <style:paragraph-properties fo:margin-left="0in" fo:margin-right="0in" fo:text-indent="0.0984in" style:auto-text-indent="false">
        <style:tab-stops>
          <style:tab-stop style:position="2.0929in"/>
          <style:tab-stop style:position="5.7681in" style:type="right"/>
        </style:tab-stops>
      </style:paragraph-properties>
    </style:style>
    <style:style style:name="P805" style:family="paragraph" style:parent-style-name="Standard">
      <style:paragraph-properties fo:margin-left="0in" fo:margin-right="0in" fo:text-indent="0.0984in" style:auto-text-indent="false">
        <style:tab-stops>
          <style:tab-stop style:position="3.198in"/>
        </style:tab-stops>
      </style:paragraph-properties>
    </style:style>
    <style:style style:name="P806" style:family="paragraph" style:parent-style-name="Standard">
      <style:paragraph-properties fo:margin-left="0in" fo:margin-right="0in" fo:text-indent="0.0984in" style:auto-text-indent="false">
        <style:tab-stops>
          <style:tab-stop style:position="3.052in"/>
        </style:tab-stops>
      </style:paragraph-properties>
    </style:style>
    <style:style style:name="P807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808" style:family="paragraph" style:parent-style-name="Standard">
      <style:paragraph-properties fo:margin-left="0in" fo:margin-right="0in" fo:text-indent="0.0984in" style:auto-text-indent="false">
        <style:tab-stops>
          <style:tab-stop style:position="1.1984in"/>
        </style:tab-stops>
      </style:paragraph-properties>
    </style:style>
    <style:style style:name="P809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</style:tab-stops>
      </style:paragraph-properties>
    </style:style>
    <style:style style:name="P810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1.1984in"/>
          <style:tab-stop style:position="3.3957in"/>
          <style:tab-stop style:position="5.7681in" style:type="right"/>
        </style:tab-stops>
      </style:paragraph-properties>
    </style:style>
    <style:style style:name="P811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1.1984in"/>
        </style:tab-stops>
      </style:paragraph-properties>
    </style:style>
    <style:style style:name="P812" style:family="paragraph" style:parent-style-name="Standard">
      <style:paragraph-properties fo:margin-left="0in" fo:margin-right="0in" fo:text-indent="0.0984in" style:auto-text-indent="false">
        <style:tab-stops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813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3.3957in"/>
          <style:tab-stop style:position="5.7681in" style:type="right"/>
        </style:tab-stops>
      </style:paragraph-properties>
    </style:style>
    <style:style style:name="P814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9882in"/>
          <style:tab-stop style:position="2.8839in" style:type="center"/>
          <style:tab-stop style:position="3.3957in"/>
          <style:tab-stop style:position="3.9307in"/>
          <style:tab-stop style:position="4.0354in"/>
          <style:tab-stop style:position="4.4189in"/>
          <style:tab-stop style:position="4.8839in"/>
          <style:tab-stop style:position="5.7681in" style:type="right"/>
        </style:tab-stops>
      </style:paragraph-properties>
    </style:style>
    <style:style style:name="P815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602in"/>
          <style:tab-stop style:position="2.8839in" style:type="center"/>
          <style:tab-stop style:position="3.3957in"/>
          <style:tab-stop style:position="4.2217in"/>
          <style:tab-stop style:position="4.6516in"/>
          <style:tab-stop style:position="5.7681in" style:type="right"/>
        </style:tab-stops>
      </style:paragraph-properties>
    </style:style>
    <style:style style:name="P816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839in"/>
          <style:tab-stop style:position="2.8839in" style:type="center"/>
          <style:tab-stop style:position="3.3957in"/>
          <style:tab-stop style:position="4.2453in"/>
          <style:tab-stop style:position="5.7681in" style:type="right"/>
        </style:tab-stops>
      </style:paragraph-properties>
    </style:style>
    <style:style style:name="P817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839in"/>
          <style:tab-stop style:position="2.5591in"/>
          <style:tab-stop style:position="2.8839in" style:type="center"/>
          <style:tab-stop style:position="3.3957in"/>
          <style:tab-stop style:position="4.2453in"/>
          <style:tab-stop style:position="5.7681in" style:type="right"/>
        </style:tab-stops>
      </style:paragraph-properties>
    </style:style>
    <style:style style:name="P818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484in"/>
          <style:tab-stop style:position="2.1055in"/>
          <style:tab-stop style:position="3.3957in"/>
          <style:tab-stop style:position="4.2563in"/>
          <style:tab-stop style:position="5.7681in" style:type="right"/>
        </style:tab-stops>
      </style:paragraph-properties>
    </style:style>
    <style:style style:name="P819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953in"/>
          <style:tab-stop style:position="3.3957in"/>
          <style:tab-stop style:position="4.2453in"/>
          <style:tab-stop style:position="5.7681in" style:type="right"/>
        </style:tab-stops>
      </style:paragraph-properties>
    </style:style>
    <style:style style:name="P820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374in"/>
          <style:tab-stop style:position="3.3957in"/>
          <style:tab-stop style:position="4.2335in"/>
          <style:tab-stop style:position="5.7681in" style:type="right"/>
        </style:tab-stops>
      </style:paragraph-properties>
    </style:style>
    <style:style style:name="P821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602in"/>
          <style:tab-stop style:position="3.3957in"/>
          <style:tab-stop style:position="4.2098in"/>
          <style:tab-stop style:position="5.7681in" style:type="right"/>
        </style:tab-stops>
      </style:paragraph-properties>
    </style:style>
    <style:style style:name="P822" style:family="paragraph" style:parent-style-name="Standard">
      <style:paragraph-properties fo:margin-left="0in" fo:margin-right="0in" fo:text-indent="0.0984in" style:auto-text-indent="false">
        <style:tab-stops>
          <style:tab-stop style:position="1.9772in"/>
        </style:tab-stops>
      </style:paragraph-properties>
    </style:style>
    <style:style style:name="P823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3638in"/>
        </style:tab-stops>
      </style:paragraph-properties>
    </style:style>
    <style:style style:name="P824" style:family="paragraph" style:parent-style-name="Standard">
      <style:paragraph-properties fo:margin-left="0in" fo:margin-right="0in" fo:text-indent="0.0984in" style:auto-text-indent="false">
        <style:tab-stops>
          <style:tab-stop style:position="1.772in"/>
          <style:tab-stop style:position="3.3957in"/>
          <style:tab-stop style:position="5.7681in" style:type="right"/>
        </style:tab-stops>
      </style:paragraph-properties>
    </style:style>
    <style:style style:name="P825" style:family="paragraph" style:parent-style-name="Standard">
      <style:paragraph-properties fo:margin-left="0in" fo:margin-right="0in" fo:text-indent="0.0984in" style:auto-text-indent="false">
        <style:tab-stops>
          <style:tab-stop style:position="1.772in"/>
          <style:tab-stop style:position="2.1661in"/>
          <style:tab-stop style:position="3.3957in"/>
          <style:tab-stop style:position="5.7681in" style:type="right"/>
        </style:tab-stops>
      </style:paragraph-properties>
    </style:style>
    <style:style style:name="P826" style:family="paragraph" style:parent-style-name="Standard">
      <style:paragraph-properties fo:margin-left="0in" fo:margin-right="0in" fo:text-indent="0.0984in" style:auto-text-indent="false">
        <style:tab-stops>
          <style:tab-stop style:position="1.1516in"/>
          <style:tab-stop style:position="1.772in"/>
          <style:tab-stop style:position="2.0228in"/>
          <style:tab-stop style:position="2.1661in"/>
          <style:tab-stop style:position="2.4882in"/>
          <style:tab-stop style:position="2.5811in"/>
          <style:tab-stop style:position="2.7327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827" style:family="paragraph" style:parent-style-name="Standard">
      <style:paragraph-properties fo:margin-left="0in" fo:margin-right="0in" fo:text-indent="0.0984in" style:auto-text-indent="false">
        <style:tab-stops>
          <style:tab-stop style:position="1.1744in"/>
          <style:tab-stop style:position="1.6161in"/>
          <style:tab-stop style:position="1.772in"/>
          <style:tab-stop style:position="2.0228in"/>
          <style:tab-stop style:position="2.1661in"/>
          <style:tab-stop style:position="2.4882in"/>
          <style:tab-stop style:position="2.5811in"/>
          <style:tab-stop style:position="2.7327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828" style:family="paragraph" style:parent-style-name="Standard">
      <style:paragraph-properties fo:margin-left="0in" fo:margin-right="0in" fo:text-indent="0.0984in" style:auto-text-indent="false">
        <style:tab-stops>
          <style:tab-stop style:position="1.1626in"/>
          <style:tab-stop style:position="1.772in"/>
          <style:tab-stop style:position="1.872in"/>
          <style:tab-stop style:position="2.0228in"/>
          <style:tab-stop style:position="2.1661in"/>
          <style:tab-stop style:position="2.4882in"/>
          <style:tab-stop style:position="2.5811in"/>
          <style:tab-stop style:position="2.8839in" style:type="center"/>
          <style:tab-stop style:position="3.3957in"/>
          <style:tab-stop style:position="5.7681in" style:type="right"/>
        </style:tab-stops>
      </style:paragraph-properties>
    </style:style>
    <style:style style:name="P829" style:family="paragraph" style:parent-style-name="Standard">
      <style:paragraph-properties fo:margin-left="0in" fo:margin-right="0in" fo:text-indent="0.0984in" style:auto-text-indent="false">
        <style:tab-stops>
          <style:tab-stop style:position="1.772in"/>
          <style:tab-stop style:position="2.1661in"/>
          <style:tab-stop style:position="3.3957in"/>
          <style:tab-stop style:position="4.2799in"/>
        </style:tab-stops>
      </style:paragraph-properties>
    </style:style>
    <style:style style:name="P830" style:family="paragraph" style:parent-style-name="Standard">
      <style:paragraph-properties fo:margin-left="0in" fo:margin-right="0in" fo:text-indent="0.0984in" style:auto-text-indent="false">
        <style:tab-stops>
          <style:tab-stop style:position="2.0673in"/>
          <style:tab-stop style:position="3.3957in"/>
          <style:tab-stop style:position="4.2799in"/>
        </style:tab-stops>
      </style:paragraph-properties>
    </style:style>
    <style:style style:name="P831" style:family="paragraph" style:parent-style-name="Standard">
      <style:paragraph-properties fo:margin-left="0in" fo:margin-right="0in" fo:text-indent="0.0984in" style:auto-text-indent="false">
        <style:tab-stops>
          <style:tab-stop style:position="1.2799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832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  <style:tab-stop style:position="2.8839in" style:type="center"/>
          <style:tab-stop style:position="3.2484in"/>
          <style:tab-stop style:position="5.1165in"/>
        </style:tab-stops>
      </style:paragraph-properties>
    </style:style>
    <style:style style:name="P833" style:family="paragraph" style:parent-style-name="Standard">
      <style:paragraph-properties fo:margin-left="0in" fo:margin-right="0in" fo:text-indent="0.0984in" style:auto-text-indent="false">
        <style:tab-stops>
          <style:tab-stop style:position="1.1811in"/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834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8839in" style:type="center"/>
        </style:tab-stops>
      </style:paragraph-properties>
    </style:style>
    <style:style style:name="P835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8953in"/>
        </style:tab-stops>
      </style:paragraph-properties>
    </style:style>
    <style:style style:name="P836" style:family="paragraph" style:parent-style-name="Standard">
      <style:paragraph-properties fo:margin-left="0in" fo:margin-right="0in" fo:text-indent="0.0984in" style:auto-text-indent="false">
        <style:tab-stops>
          <style:tab-stop style:position="1.6736in"/>
          <style:tab-stop style:position="5.7681in" style:type="right"/>
        </style:tab-stops>
      </style:paragraph-properties>
    </style:style>
    <style:style style:name="P837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2.461in"/>
          <style:tab-stop style:position="3.6425in"/>
        </style:tab-stops>
      </style:paragraph-properties>
    </style:style>
    <style:style style:name="P838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5598in"/>
          <style:tab-stop style:position="3.8398in"/>
        </style:tab-stops>
      </style:paragraph-properties>
    </style:style>
    <style:style style:name="P839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6583in"/>
          <style:tab-stop style:position="4.0362in"/>
        </style:tab-stops>
      </style:paragraph-properties>
    </style:style>
    <style:style style:name="P840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8138in"/>
          <style:tab-stop style:position="2.1047in"/>
          <style:tab-stop style:position="2.6583in"/>
          <style:tab-stop style:position="4.0362in"/>
        </style:tab-stops>
      </style:paragraph-properties>
    </style:style>
    <style:style style:name="P841" style:family="paragraph" style:parent-style-name="Standard">
      <style:paragraph-properties fo:margin-left="0in" fo:margin-right="0in" fo:text-indent="0.0984in" style:auto-text-indent="false">
        <style:tab-stops>
          <style:tab-stop style:position="1.8138in"/>
        </style:tab-stops>
      </style:paragraph-properties>
    </style:style>
    <style:style style:name="P842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2.2646in"/>
        </style:tab-stops>
      </style:paragraph-properties>
    </style:style>
    <style:style style:name="P843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2.2646in"/>
          <style:tab-stop style:position="3.7409in"/>
        </style:tab-stops>
      </style:paragraph-properties>
    </style:style>
    <style:style style:name="P844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3.5437in"/>
          <style:tab-stop style:position="5.0209in"/>
        </style:tab-stops>
      </style:paragraph-properties>
    </style:style>
    <style:style style:name="P845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461in"/>
          <style:tab-stop style:position="3.5437in"/>
        </style:tab-stops>
      </style:paragraph-properties>
    </style:style>
    <style:style style:name="P846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2.5598in"/>
          <style:tab-stop style:position="3.5693in"/>
          <style:tab-stop style:position="3.698in"/>
          <style:tab-stop style:position="4.7252in"/>
          <style:tab-stop style:position="4.9417in"/>
          <style:tab-stop style:position="5.7681in" style:type="right"/>
        </style:tab-stops>
      </style:paragraph-properties>
    </style:style>
    <style:style style:name="P847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2.461in"/>
          <style:tab-stop style:position="2.8839in" style:type="center"/>
          <style:tab-stop style:position="3.7409in"/>
          <style:tab-stop style:position="4.1283in"/>
          <style:tab-stop style:position="5.7681in" style:type="right"/>
        </style:tab-stops>
      </style:paragraph-properties>
    </style:style>
    <style:style style:name="P848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3.2673in"/>
          <style:tab-stop style:position="3.3957in"/>
          <style:tab-stop style:position="5.7681in" style:type="right"/>
        </style:tab-stops>
      </style:paragraph-properties>
    </style:style>
    <style:style style:name="P849" style:family="paragraph" style:parent-style-name="Standard">
      <style:paragraph-properties fo:margin-left="0in" fo:margin-right="0in" fo:text-indent="0.0984in" style:auto-text-indent="false">
        <style:tab-stops>
          <style:tab-stop style:position="3.2673in"/>
          <style:tab-stop style:position="3.3957in"/>
          <style:tab-stop style:position="5.7681in" style:type="right"/>
        </style:tab-stops>
      </style:paragraph-properties>
    </style:style>
    <style:style style:name="P850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6583in"/>
          <style:tab-stop style:position="3.2673in"/>
          <style:tab-stop style:position="3.9374in"/>
          <style:tab-stop style:position="4.4071in"/>
          <style:tab-stop style:position="4.5346in"/>
          <style:tab-stop style:position="5.1055in"/>
          <style:tab-stop style:position="5.7681in" style:type="right"/>
        </style:tab-stops>
      </style:paragraph-properties>
    </style:style>
    <style:style style:name="P851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3.2673in"/>
          <style:tab-stop style:position="3.3957in"/>
          <style:tab-stop style:position="4.4071in"/>
          <style:tab-stop style:position="4.5346in"/>
          <style:tab-stop style:position="5.1055in"/>
          <style:tab-stop style:position="5.7681in" style:type="right"/>
        </style:tab-stops>
      </style:paragraph-properties>
    </style:style>
    <style:style style:name="P852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3.2673in"/>
          <style:tab-stop style:position="3.3957in"/>
          <style:tab-stop style:position="5.7681in" style:type="right"/>
        </style:tab-stops>
      </style:paragraph-properties>
    </style:style>
    <style:style style:name="P853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3.15in"/>
          <style:tab-stop style:position="3.3957in"/>
          <style:tab-stop style:position="3.9772in"/>
          <style:tab-stop style:position="4.3311in"/>
          <style:tab-stop style:position="4.6283in"/>
          <style:tab-stop style:position="5.7681in" style:type="right"/>
        </style:tab-stops>
      </style:paragraph-properties>
    </style:style>
    <style:style style:name="P854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5598in"/>
          <style:tab-stop style:position="3.2673in"/>
          <style:tab-stop style:position="3.3957in"/>
          <style:tab-stop style:position="3.6425in"/>
          <style:tab-stop style:position="4.5in"/>
          <style:tab-stop style:position="4.6283in"/>
          <style:tab-stop style:position="5.7681in" style:type="right"/>
        </style:tab-stops>
      </style:paragraph-properties>
    </style:style>
    <style:style style:name="P855" style:family="paragraph" style:parent-style-name="Standard">
      <style:paragraph-properties fo:margin-left="0in" fo:margin-right="0in" fo:text-indent="0.0984in" style:auto-text-indent="false">
        <style:tab-stops>
          <style:tab-stop style:position="1.7673in"/>
        </style:tab-stops>
      </style:paragraph-properties>
    </style:style>
    <style:style style:name="P856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1.4307in"/>
        </style:tab-stops>
      </style:paragraph-properties>
    </style:style>
    <style:style style:name="P857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1.7673in"/>
        </style:tab-stops>
      </style:paragraph-properties>
    </style:style>
    <style:style style:name="P858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0.872in"/>
          <style:tab-stop style:position="1.2791in"/>
          <style:tab-stop style:position="1.5118in"/>
          <style:tab-stop style:position="1.698in"/>
          <style:tab-stop style:position="1.7673in"/>
        </style:tab-stops>
      </style:paragraph-properties>
    </style:style>
    <style:style style:name="P859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0.872in"/>
        </style:tab-stops>
      </style:paragraph-properties>
    </style:style>
    <style:style style:name="P860" style:family="paragraph" style:parent-style-name="Standard">
      <style:paragraph-properties fo:margin-left="0in" fo:margin-right="0in" fo:text-indent="0.0984in" style:auto-text-indent="false">
        <style:tab-stops>
          <style:tab-stop style:position="0.872in"/>
        </style:tab-stops>
      </style:paragraph-properties>
    </style:style>
    <style:style style:name="P861" style:family="paragraph" style:parent-style-name="Standard">
      <style:paragraph-properties fo:margin-left="0in" fo:margin-right="0in" fo:text-indent="0.0984in" style:auto-text-indent="false">
        <style:tab-stops>
          <style:tab-stop style:position="0.872in"/>
          <style:tab-stop style:position="3.5346in"/>
        </style:tab-stops>
      </style:paragraph-properties>
    </style:style>
    <style:style style:name="P862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863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3.6047in"/>
        </style:tab-stops>
      </style:paragraph-properties>
    </style:style>
    <style:style style:name="P864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2.0673in"/>
          <style:tab-stop style:position="3.3472in"/>
        </style:tab-stops>
      </style:paragraph-properties>
    </style:style>
    <style:style style:name="P865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2.461in"/>
          <style:tab-stop style:position="3.5437in"/>
        </style:tab-stops>
      </style:paragraph-properties>
    </style:style>
    <style:style style:name="P866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1.9071in"/>
          <style:tab-stop style:position="2.461in"/>
          <style:tab-stop style:position="3.5437in"/>
        </style:tab-stops>
      </style:paragraph-properties>
    </style:style>
    <style:style style:name="P867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2.2646in"/>
          <style:tab-stop style:position="3.3472in"/>
        </style:tab-stops>
      </style:paragraph-properties>
    </style:style>
    <style:style style:name="P868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3.6047in"/>
        </style:tab-stops>
      </style:paragraph-properties>
    </style:style>
    <style:style style:name="P869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1.9071in"/>
        </style:tab-stops>
      </style:paragraph-properties>
    </style:style>
    <style:style style:name="P870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</style:tab-stops>
      </style:paragraph-properties>
    </style:style>
    <style:style style:name="P871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1.9535in"/>
        </style:tab-stops>
      </style:paragraph-properties>
    </style:style>
    <style:style style:name="P872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4.5591in"/>
          <style:tab-stop style:position="5.7681in" style:type="right"/>
        </style:tab-stops>
      </style:paragraph-properties>
    </style:style>
    <style:style style:name="P873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3.9772in"/>
          <style:tab-stop style:position="5.7681in" style:type="right"/>
        </style:tab-stops>
      </style:paragraph-properties>
    </style:style>
    <style:style style:name="P874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4.2909in"/>
          <style:tab-stop style:position="5.7681in" style:type="right"/>
        </style:tab-stops>
      </style:paragraph-properties>
    </style:style>
    <style:style style:name="P875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2.8839in" style:type="center"/>
          <style:tab-stop style:position="4.0126in"/>
          <style:tab-stop style:position="5.0008in"/>
          <style:tab-stop style:position="5.7681in" style:type="right"/>
        </style:tab-stops>
      </style:paragraph-properties>
    </style:style>
    <style:style style:name="P876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4.0701in"/>
          <style:tab-stop style:position="4.3028in"/>
          <style:tab-stop style:position="5.7681in" style:type="right"/>
        </style:tab-stops>
      </style:paragraph-properties>
    </style:style>
    <style:style style:name="P877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2.5583in"/>
          <style:tab-stop style:position="4.2909in"/>
          <style:tab-stop style:position="5.7681in" style:type="right"/>
        </style:tab-stops>
      </style:paragraph-properties>
    </style:style>
    <style:style style:name="P878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4.2799in"/>
          <style:tab-stop style:position="5.7681in" style:type="right"/>
        </style:tab-stops>
      </style:paragraph-properties>
    </style:style>
    <style:style style:name="P879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4.0126in"/>
          <style:tab-stop style:position="5.7681in" style:type="right"/>
        </style:tab-stops>
      </style:paragraph-properties>
    </style:style>
    <style:style style:name="P880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4.152in"/>
          <style:tab-stop style:position="4.3839in"/>
          <style:tab-stop style:position="5.7681in" style:type="right"/>
        </style:tab-stops>
      </style:paragraph-properties>
    </style:style>
    <style:style style:name="P881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  <style:tab-stop style:position="3.7799in"/>
          <style:tab-stop style:position="5.7681in" style:type="right"/>
        </style:tab-stops>
      </style:paragraph-properties>
    </style:style>
    <style:style style:name="P882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2.461in"/>
          <style:tab-stop style:position="3.9374in"/>
        </style:tab-stops>
      </style:paragraph-properties>
    </style:style>
    <style:style style:name="P883" style:family="paragraph" style:parent-style-name="Standard">
      <style:paragraph-properties fo:margin-left="0in" fo:margin-right="0in" fo:text-indent="0.0984in" style:auto-text-indent="false">
        <style:tab-stops>
          <style:tab-stop style:position="0.7874in"/>
          <style:tab-stop style:position="1.9071in"/>
        </style:tab-stops>
      </style:paragraph-properties>
    </style:style>
    <style:style style:name="P884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3.6047in"/>
        </style:tab-stops>
      </style:paragraph-properties>
    </style:style>
    <style:style style:name="P885" style:family="paragraph" style:parent-style-name="Standard">
      <style:paragraph-properties fo:margin-left="0in" fo:margin-right="0in" fo:text-align="start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886" style:family="paragraph" style:parent-style-name="Standard">
      <style:paragraph-properties fo:margin-left="0in" fo:margin-right="0in" fo:text-indent="0.0984in" style:auto-text-indent="false">
        <style:tab-stops>
          <style:tab-stop style:position="0.9846in"/>
          <style:tab-stop style:position="3.6047in"/>
        </style:tab-stops>
      </style:paragraph-properties>
    </style:style>
    <style:style style:name="P887" style:family="paragraph" style:parent-style-name="Standard">
      <style:paragraph-properties fo:margin-left="0in" fo:margin-right="0in" fo:text-indent="0.0984in" style:auto-text-indent="false">
        <style:tab-stops>
          <style:tab-stop style:position="0.6898in"/>
          <style:tab-stop style:position="3.6047in"/>
        </style:tab-stops>
      </style:paragraph-properties>
    </style:style>
    <style:style style:name="P888" style:family="paragraph" style:parent-style-name="Standard">
      <style:paragraph-properties fo:margin-left="0in" fo:margin-right="0in" fo:text-indent="0.0984in" style:auto-text-indent="false">
        <style:tab-stops>
          <style:tab-stop style:position="1.772in"/>
        </style:tab-stops>
      </style:paragraph-properties>
    </style:style>
    <style:style style:name="P889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772in"/>
          <style:tab-stop style:position="3.6047in"/>
        </style:tab-stops>
      </style:paragraph-properties>
    </style:style>
    <style:style style:name="P890" style:family="paragraph" style:parent-style-name="Standard">
      <style:paragraph-properties fo:margin-left="0in" fo:margin-right="0in" fo:text-indent="0.0984in" style:auto-text-indent="false">
        <style:tab-stops>
          <style:tab-stop style:position="0.8256in"/>
          <style:tab-stop style:position="1.6736in"/>
          <style:tab-stop style:position="2.7272in"/>
          <style:tab-stop style:position="3.6047in"/>
        </style:tab-stops>
      </style:paragraph-properties>
    </style:style>
    <style:style style:name="P891" style:family="paragraph" style:parent-style-name="Standard">
      <style:paragraph-properties fo:margin-left="0in" fo:margin-right="0in" fo:text-indent="0.0984in" style:auto-text-indent="false">
        <style:tab-stops>
          <style:tab-stop style:position="1.6736in"/>
          <style:tab-stop style:position="3.6047in"/>
        </style:tab-stops>
      </style:paragraph-properties>
    </style:style>
    <style:style style:name="P892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2.2646in"/>
          <style:tab-stop style:position="3.6047in"/>
        </style:tab-stops>
      </style:paragraph-properties>
    </style:style>
    <style:style style:name="P893" style:family="paragraph" style:parent-style-name="Standard">
      <style:paragraph-properties fo:margin-left="0in" fo:margin-right="0in" fo:text-indent="0.0984in" style:auto-text-indent="false">
        <style:tab-stops>
          <style:tab-stop style:position="1.0835in"/>
          <style:tab-stop style:position="1.5929in"/>
          <style:tab-stop style:position="2.2646in"/>
          <style:tab-stop style:position="3.6047in"/>
        </style:tab-stops>
      </style:paragraph-properties>
    </style:style>
    <style:style style:name="P894" style:family="paragraph" style:parent-style-name="Standard">
      <style:paragraph-properties fo:margin-left="0in" fo:margin-right="0in" fo:text-indent="0.0984in" style:auto-text-indent="false">
        <style:tab-stops>
          <style:tab-stop style:position="0.1972in"/>
          <style:tab-stop style:position="0.4925in"/>
          <style:tab-stop style:position="0.9846in"/>
        </style:tab-stops>
      </style:paragraph-properties>
    </style:style>
    <style:style style:name="P895" style:family="paragraph" style:parent-style-name="Standard">
      <style:paragraph-properties fo:margin-left="0in" fo:margin-right="0in" fo:margin-top="0.1665in" fo:margin-bottom="0in" loext:contextual-spacing="false" fo:text-indent="0.0984in" style:auto-text-indent="false"/>
    </style:style>
    <style:style style:name="P896" style:family="paragraph" style:parent-style-name="Standard">
      <style:paragraph-properties fo:margin-left="0in" fo:margin-right="0in" fo:margin-top="0.1665in" fo:margin-bottom="0in" loext:contextual-spacing="false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897" style:family="paragraph" style:parent-style-name="Standard">
      <style:paragraph-properties fo:margin-left="0in" fo:margin-right="0in" fo:margin-top="0.1665in" fo:margin-bottom="0in" loext:contextual-spacing="false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898" style:family="paragraph" style:parent-style-name="Standard">
      <style:paragraph-properties fo:margin-left="0in" fo:margin-right="0in" fo:text-align="justify" style:justify-single-word="false" fo:text-indent="0.0984in" style:auto-text-indent="false" fo:padding-left="0in" fo:padding-right="0in" fo:padding-top="0in" fo:padding-bottom="0.1252in" fo:border-left="none" fo:border-right="none" fo:border-top="none" fo:border-bottom="1.5pt solid #000000"/>
      <style:text-properties style:font-name="Book Antiqua" fo:font-size="24pt" style:font-size-asian="24pt" style:font-size-complex="24pt"/>
    </style:style>
    <style:style style:name="P899" style:family="paragraph" style:parent-style-name="Standard">
      <style:paragraph-properties fo:margin-left="0in" fo:margin-right="0in" fo:line-height="150%" fo:text-align="justify" style:justify-single-word="false" fo:text-indent="0.0984in" style:auto-text-indent="false" fo:padding-left="0in" fo:padding-right="0in" fo:padding-top="0.0138in" fo:padding-bottom="0.0138in" fo:border-left="none" fo:border-right="none" fo:border-top="1.5pt solid #000000" fo:border-bottom="1.5pt solid #000000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00" style:family="paragraph" style:parent-style-name="Standard">
      <style:paragraph-properties fo:margin-left="0in" fo:margin-right="0in" fo:line-height="150%" fo:text-align="justify" style:justify-single-word="false" fo:text-indent="0.0984in" style:auto-text-indent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01" style:family="paragraph" style:parent-style-name="Standard">
      <style:paragraph-properties fo:margin-left="0in" fo:margin-right="0in" fo:text-indent="0.0984in" style:auto-text-indent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8256in"/>
          <style:tab-stop style:position="3.6047in"/>
        </style:tab-stops>
      </style:paragraph-properties>
    </style:style>
    <style:style style:name="P902" style:family="paragraph" style:parent-style-name="Standard">
      <style:paragraph-properties fo:margin-left="0in" fo:margin-right="0in" fo:text-align="justify" style:justify-single-word="false" fo:text-indent="0.0984in" style:auto-text-indent="false" style:writing-mode="rl-tb">
        <style:tab-stops>
          <style:tab-stop style:position="3.3957in"/>
          <style:tab-stop style:position="4.2799in"/>
        </style:tab-stops>
      </style:paragraph-properties>
    </style:style>
    <style:style style:name="P903" style:family="paragraph" style:parent-style-name="Standard">
      <style:paragraph-properties fo:margin-left="0in" fo:margin-right="0in" fo:text-align="start" style:justify-single-word="false" fo:text-indent="0.0984in" style:auto-text-indent="false" style:writing-mode="rl-tb">
        <style:tab-stops>
          <style:tab-stop style:position="3.3957in"/>
          <style:tab-stop style:position="4.2799in"/>
          <style:tab-stop style:position="5.9055in" style:type="right"/>
        </style:tab-stops>
      </style:paragraph-properties>
      <style:text-properties style:font-name="Book Antiqua" fo:font-size="16pt" style:font-size-asian="16pt" style:font-size-complex="16pt"/>
    </style:style>
    <style:style style:name="P904" style:family="paragraph" style:parent-style-name="Standard">
      <style:paragraph-properties fo:margin-left="0in" fo:margin-right="0in" fo:text-align="start" style:justify-single-word="false" fo:text-indent="0.0984in" style:auto-text-indent="false" style:writing-mode="rl-tb">
        <style:tab-stops>
          <style:tab-stop style:position="3.3957in"/>
          <style:tab-stop style:position="4.2799in"/>
          <style:tab-stop style:position="5.9055in" style:type="right"/>
        </style:tab-stops>
      </style:paragraph-properties>
      <style:text-properties style:font-name="Book Antiqua" fo:font-size="16pt" style:font-size-asian="16pt" style:font-name-complex="Traditional Arabic" style:font-size-complex="16pt" text:display="none"/>
    </style:style>
    <style:style style:name="P905" style:family="paragraph" style:parent-style-name="Standard">
      <style:paragraph-properties fo:margin-left="0in" fo:margin-right="0in" fo:text-align="end" style:justify-single-word="false" fo:text-indent="0.0984in" style:auto-text-indent="false" style:writing-mode="rl-tb"/>
      <style:text-properties style:font-name="Book Antiqua" fo:font-size="24pt" style:font-size-asian="24pt" style:font-size-complex="24pt"/>
    </style:style>
    <style:style style:name="P906" style:family="paragraph" style:parent-style-name="Абзац_20_списка">
      <style:paragraph-properties fo:margin-left="0in" fo:margin-right="0in" fo:text-align="center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</style:style>
    <style:style style:name="P907" style:family="paragraph" style:parent-style-name="Standard" style:master-page-name="">
      <style:paragraph-properties fo:margin-left="0in" fo:margin-right="0in" fo:text-align="center" style:justify-single-word="false" fo:text-indent="0.0984in" style:auto-text-indent="false" style:page-number="auto" fo:break-before="auto" fo:break-after="auto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08" style:family="paragraph" style:parent-style-name="Standard" style:master-page-name="">
      <style:paragraph-properties fo:margin-left="0in" fo:margin-right="0in" fo:line-height="150%" fo:text-align="justify" style:justify-single-word="false" fo:text-indent="0.0984in" style:auto-text-indent="false" style:page-number="auto" fo:break-before="auto" fo:break-after="auto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09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10" style:family="paragraph" style:parent-style-name="Standard" style:master-page-name="">
      <style:paragraph-properties fo:margin-left="0in" fo:margin-right="0in" fo:text-indent="0.0984in" style:auto-text-indent="false" style:page-number="auto" fo:break-before="auto" fo:break-after="auto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11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/>
      <style:text-properties style:font-name="Book Antiqua" fo:font-size="16pt" style:font-size-asian="16pt" style:font-name-complex="Book Antiqua" style:font-size-complex="16pt"/>
    </style:style>
    <style:style style:name="P912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>
        <style:tab-stops>
          <style:tab-stop style:position="0in" style:type="center"/>
          <style:tab-stop style:position="0.492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13" style:family="paragraph" style:parent-style-name="Standard" style:master-page-name="">
      <style:paragraph-properties fo:margin-left="0in" fo:margin-right="0in" fo:line-height="150%" fo:text-indent="0.0984in" style:auto-text-indent="false" style:page-number="auto" fo:break-before="auto" fo:break-after="auto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14" style:family="paragraph" style:parent-style-name="Standard" style:master-page-name="">
      <style:paragraph-properties fo:margin-left="0in" fo:margin-right="0in" fo:text-align="center" style:justify-single-word="false" fo:text-indent="0.0984in" style:auto-text-indent="false" style:page-number="auto" fo:break-before="auto" fo:break-after="auto">
        <style:tab-stops>
          <style:tab-stop style:position="2.8839in" style:type="center"/>
          <style:tab-stop style:position="3.3957in"/>
          <style:tab-stop style:position="4.3138in"/>
          <style:tab-stop style:position="5.7681in" style:type="right"/>
        </style:tab-stops>
      </style:paragraph-properties>
      <style:text-properties style:font-name="Book Antiqua" fo:font-size="26pt" style:font-size-asian="26pt" style:font-size-complex="26pt"/>
    </style:style>
    <style:style style:name="P915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/>
    </style:style>
    <style:style style:name="P916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>
        <style:tab-stops>
          <style:tab-stop style:position="0.7874in"/>
          <style:tab-stop style:position="2.9535in"/>
          <style:tab-stop style:position="5.0209in"/>
          <style:tab-stop style:position="5.7681in" style:type="right"/>
        </style:tab-stops>
      </style:paragraph-properties>
    </style:style>
    <style:style style:name="P917" style:family="paragraph" style:parent-style-name="Standard" style:master-page-name="">
      <style:paragraph-properties fo:margin-left="0in" fo:margin-right="0in" fo:text-align="justify" style:justify-single-word="false" fo:text-indent="0.0984in" style:auto-text-indent="false" style:page-number="auto" fo:break-before="auto" fo:break-after="auto">
        <style:tab-stops>
          <style:tab-stop style:position="1.5752in"/>
        </style:tab-stops>
      </style:paragraph-properties>
    </style:style>
    <style:style style:name="P918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919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Book Antiqua" fo:font-size="16pt" style:font-size-asian="16pt" style:font-name-complex="Book Antiqua" style:font-size-complex="16pt"/>
    </style:style>
    <style:style style:name="P920" style:family="paragraph" style:parent-style-name="Standard">
      <style:paragraph-properties fo:margin-left="0in" fo:margin-right="0in" fo:text-align="center" style:justify-single-word="false" fo:text-indent="0.1972in" style:auto-text-indent="false">
        <style:tab-stops>
          <style:tab-stop style:position="1.1811in"/>
          <style:tab-stop style:position="2.6583in"/>
          <style:tab-stop style:position="5.3161in" style:type="right"/>
        </style:tab-stops>
      </style:paragraph-properties>
    </style:style>
    <style:style style:name="P921" style:family="paragraph" style:parent-style-name="Standard">
      <style:paragraph-properties fo:margin-left="0in" fo:margin-right="0.1283in" fo:text-indent="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</style:style>
    <style:style style:name="P922" style:family="paragraph" style:parent-style-name="Standard">
      <style:paragraph-properties fo:margin-left="-0.0984in" fo:margin-right="0in" fo:text-indent="0.0984in" style:auto-text-indent="false">
        <style:tab-stops>
          <style:tab-stop style:position="1.0835in"/>
          <style:tab-stop style:position="2.8839in" style:type="center"/>
          <style:tab-stop style:position="3.3957in"/>
          <style:tab-stop style:position="5.0354in"/>
          <style:tab-stop style:position="5.7681in" style:type="right"/>
        </style:tab-stops>
      </style:paragraph-properties>
    </style:style>
    <style:style style:name="P923" style:family="paragraph" style:parent-style-name="Standard">
      <style:paragraph-properties fo:margin-left="-0.0984in" fo:margin-right="0in" fo:text-indent="0.0984in" style:auto-text-indent="false">
        <style:tab-stops>
          <style:tab-stop style:position="1.0835in"/>
          <style:tab-stop style:position="2.8839in" style:type="center"/>
          <style:tab-stop style:position="3.3957in"/>
          <style:tab-stop style:position="3.4772in"/>
          <style:tab-stop style:position="4.9307in"/>
          <style:tab-stop style:position="5.0354in"/>
          <style:tab-stop style:position="5.7681in" style:type="right"/>
        </style:tab-stops>
      </style:paragraph-properties>
    </style:style>
    <style:style style:name="P924" style:family="paragraph" style:parent-style-name="Standard">
      <style:paragraph-properties fo:margin-left="-0.0984in" fo:margin-right="0in" fo:text-indent="0.0984in" style:auto-text-indent="false">
        <style:tab-stops>
          <style:tab-stop style:position="1.1984in"/>
        </style:tab-stops>
      </style:paragraph-properties>
    </style:style>
    <style:style style:name="P925" style:family="paragraph" style:parent-style-name="Standard">
      <style:paragraph-properties fo:margin-left="-0.0984in" fo:margin-right="0in" fo:text-align="center" style:justify-single-word="false" fo:text-indent="0.0984in" style:auto-text-indent="false">
        <style:tab-stops>
          <style:tab-stop style:position="1.1984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26" style:family="paragraph" style:parent-style-name="Standard">
      <style:paragraph-properties fo:margin-left="0.0984in" fo:margin-right="0in" fo:text-indent="-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</style:style>
    <style:style style:name="P927" style:family="paragraph" style:parent-style-name="Standard">
      <style:paragraph-properties fo:margin-left="0.0984in" fo:margin-right="0in" fo:text-indent="-0.0984in" style:auto-text-indent="false">
        <style:tab-stops>
          <style:tab-stop style:position="0.8862in"/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928" style:family="paragraph" style:parent-style-name="Standard">
      <style:paragraph-properties fo:margin-left="0.0984in" fo:margin-right="0in" fo:text-indent="-0.0984in" style:auto-text-indent="false">
        <style:tab-stops>
          <style:tab-stop style:position="0.8862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929" style:family="paragraph" style:parent-style-name="Standard">
      <style:paragraph-properties fo:margin-left="0.0984in" fo:margin-right="0in" fo:text-indent="-0.0984in" style:auto-text-indent="false">
        <style:tab-stops>
          <style:tab-stop style:position="0.5909in"/>
          <style:tab-stop style:position="0.8862in"/>
          <style:tab-stop style:position="1.5346in"/>
          <style:tab-stop style:position="2.3626in"/>
          <style:tab-stop style:position="3.3957in"/>
          <style:tab-stop style:position="5.7681in" style:type="right"/>
        </style:tab-stops>
      </style:paragraph-properties>
    </style:style>
    <style:style style:name="P930" style:family="paragraph" style:parent-style-name="Standard">
      <style:paragraph-properties fo:margin-left="0.0984in" fo:margin-right="0in" fo:text-indent="-0.0984in" style:auto-text-indent="false">
        <style:tab-stops>
          <style:tab-stop style:position="0.5909in"/>
          <style:tab-stop style:position="0.8862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931" style:family="paragraph" style:parent-style-name="Standard">
      <style:paragraph-properties fo:margin-left="0.0984in" fo:margin-right="0in" fo:line-height="150%" fo:text-indent="-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32" style:family="paragraph" style:parent-style-name="Standard" style:master-page-name="">
      <style:paragraph-properties fo:margin-left="0.0984in" fo:margin-right="0in" fo:text-indent="-0.0984in" style:auto-text-indent="false" style:page-number="auto" fo:break-before="auto" fo:break-after="auto">
        <style:tab-stops>
          <style:tab-stop style:position="0.4925in"/>
          <style:tab-stop style:position="0.8862in"/>
          <style:tab-stop style:position="1.0835in"/>
          <style:tab-stop style:position="3.3957in"/>
          <style:tab-stop style:position="5.7681in" style:type="right"/>
        </style:tab-stops>
      </style:paragraph-properties>
    </style:style>
    <style:style style:name="P933" style:family="paragraph" style:parent-style-name="Standard">
      <style:paragraph-properties fo:margin-left="0.0984in" fo:margin-right="0.0327in" fo:text-indent="-0.0984in" style:auto-text-indent="false">
        <style:tab-stops>
          <style:tab-stop style:position="0.8862in"/>
          <style:tab-stop style:position="1.5346in"/>
          <style:tab-stop style:position="3.3957in"/>
          <style:tab-stop style:position="5.7681in" style:type="right"/>
        </style:tab-stops>
      </style:paragraph-properties>
    </style:style>
    <style:style style:name="P934" style:family="paragraph" style:parent-style-name="Standard">
      <style:paragraph-properties fo:margin-left="0in" fo:margin-right="-0.0008in" fo:text-indent="0.0984in" style:auto-text-indent="false"/>
    </style:style>
    <style:style style:name="P935" style:family="paragraph" style:parent-style-name="Standard">
      <style:paragraph-properties fo:margin-left="0in" fo:margin-right="-0.0008in" fo:text-align="justify" style:justify-single-word="false" fo:text-indent="0.0984in" style:auto-text-indent="false"/>
    </style:style>
    <style:style style:name="P936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7563in"/>
          <style:tab-stop style:position="5.7681in" style:type="right"/>
        </style:tab-stops>
      </style:paragraph-properties>
    </style:style>
    <style:style style:name="P937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6.9898in"/>
        </style:tab-stops>
      </style:paragraph-properties>
    </style:style>
    <style:style style:name="P938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6.1035in"/>
        </style:tab-stops>
      </style:paragraph-properties>
    </style:style>
    <style:style style:name="P939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6583in"/>
          <style:tab-stop style:position="6.1035in"/>
        </style:tab-stops>
      </style:paragraph-properties>
    </style:style>
    <style:style style:name="P940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15in"/>
          <style:tab-stop style:position="6.1035in"/>
        </style:tab-stops>
      </style:paragraph-properties>
    </style:style>
    <style:style style:name="P941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6.1035in"/>
          <style:tab-stop style:position="6.8752in" style:type="right"/>
        </style:tab-stops>
      </style:paragraph-properties>
    </style:style>
    <style:style style:name="P94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5.1457in"/>
          <style:tab-stop style:position="6.1035in"/>
          <style:tab-stop style:position="6.8752in" style:type="right"/>
        </style:tab-stops>
      </style:paragraph-properties>
    </style:style>
    <style:style style:name="P94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3.802in"/>
          <style:tab-stop style:position="6.1035in"/>
          <style:tab-stop style:position="6.8752in" style:type="right"/>
        </style:tab-stops>
      </style:paragraph-properties>
    </style:style>
    <style:style style:name="P944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5728in"/>
          <style:tab-stop style:position="6.1035in"/>
          <style:tab-stop style:position="6.8752in" style:type="right"/>
        </style:tab-stops>
      </style:paragraph-properties>
    </style:style>
    <style:style style:name="P945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3.8854in"/>
          <style:tab-stop style:position="6.1035in"/>
          <style:tab-stop style:position="6.8752in" style:type="right"/>
        </style:tab-stops>
      </style:paragraph-properties>
    </style:style>
    <style:style style:name="P946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3228in"/>
          <style:tab-stop style:position="6.1035in"/>
          <style:tab-stop style:position="6.8752in" style:type="right"/>
        </style:tab-stops>
      </style:paragraph-properties>
    </style:style>
    <style:style style:name="P947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1874in"/>
          <style:tab-stop style:position="6.1035in"/>
          <style:tab-stop style:position="6.8752in" style:type="right"/>
        </style:tab-stops>
      </style:paragraph-properties>
    </style:style>
    <style:style style:name="P948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4583in"/>
          <style:tab-stop style:position="6.1035in"/>
          <style:tab-stop style:position="6.8752in" style:type="right"/>
        </style:tab-stops>
      </style:paragraph-properties>
    </style:style>
    <style:style style:name="P949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2189in"/>
          <style:tab-stop style:position="6.1035in"/>
          <style:tab-stop style:position="6.8752in" style:type="right"/>
        </style:tab-stops>
      </style:paragraph-properties>
    </style:style>
    <style:style style:name="P950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951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4772in"/>
        </style:tab-stops>
      </style:paragraph-properties>
    </style:style>
    <style:style style:name="P95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4772in"/>
          <style:tab-stop style:position="2.8839in" style:type="center"/>
        </style:tab-stops>
      </style:paragraph-properties>
    </style:style>
    <style:style style:name="P95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9689in"/>
        </style:tab-stops>
      </style:paragraph-properties>
    </style:style>
    <style:style style:name="P954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0.5118in"/>
          <style:tab-stop style:position="0.9307in"/>
          <style:tab-stop style:position="1.2909in"/>
          <style:tab-stop style:position="1.6744in"/>
          <style:tab-stop style:position="2.8839in" style:type="center"/>
        </style:tab-stops>
      </style:paragraph-properties>
    </style:style>
    <style:style style:name="P955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956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2681in"/>
          <style:tab-stop style:position="2.7217in"/>
          <style:tab-stop style:position="2.8839in" style:type="center"/>
          <style:tab-stop style:position="3.7445in"/>
        </style:tab-stops>
      </style:paragraph-properties>
    </style:style>
    <style:style style:name="P957" style:family="paragraph" style:parent-style-name="Standard">
      <style:paragraph-properties fo:margin-left="0in" fo:margin-right="-0.0008in" fo:text-align="center" style:justify-single-word="false" fo:text-indent="0.0984in" style:auto-text-indent="false"/>
    </style:style>
    <style:style style:name="P958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6866in"/>
          <style:tab-stop style:position="5.7681in" style:type="right"/>
          <style:tab-stop style:position="6.9898in"/>
        </style:tab-stops>
      </style:paragraph-properties>
    </style:style>
    <style:style style:name="P959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6.9898in"/>
        </style:tab-stops>
      </style:paragraph-properties>
    </style:style>
    <style:style style:name="P960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1.9689in"/>
        </style:tab-stops>
      </style:paragraph-properties>
    </style:style>
    <style:style style:name="P961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962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2209in"/>
        </style:tab-stops>
      </style:paragraph-properties>
    </style:style>
    <style:style style:name="P963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964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2681in"/>
          <style:tab-stop style:position="2.8839in" style:type="center"/>
          <style:tab-stop style:position="5.7681in" style:type="right"/>
        </style:tab-stops>
      </style:paragraph-properties>
    </style:style>
    <style:style style:name="P965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2681in"/>
        </style:tab-stops>
      </style:paragraph-properties>
    </style:style>
    <style:style style:name="P966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2681in"/>
          <style:tab-stop style:position="2.7217in"/>
          <style:tab-stop style:position="2.8839in" style:type="center"/>
          <style:tab-stop style:position="3.7445in"/>
        </style:tab-stops>
      </style:paragraph-properties>
    </style:style>
    <style:style style:name="P967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0.9846in"/>
        </style:tab-stops>
      </style:paragraph-properties>
    </style:style>
    <style:style style:name="P968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969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4.2799in"/>
          <style:tab-stop style:position="6.1035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970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971" style:family="paragraph" style:parent-style-name="Standard">
      <style:paragraph-properties fo:margin-left="0in" fo:margin-right="-0.0008in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972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6866in"/>
          <style:tab-stop style:position="5.7681in" style:type="right"/>
          <style:tab-stop style:position="6.98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3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4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5" style:family="paragraph" style:parent-style-name="Standard">
      <style:paragraph-properties fo:margin-left="0in" fo:margin-right="-0.0008in" fo:text-indent="0.0984in" style:auto-text-indent="false">
        <style:tab-stops>
          <style:tab-stop style:position="3.2484in"/>
          <style:tab-stop style:position="6.98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6" style:family="paragraph" style:parent-style-name="Standard">
      <style:paragraph-properties fo:margin-left="0in" fo:margin-right="-0.0008in" fo:text-align="justify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977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6.103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8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4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79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0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968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1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4" style:family="paragraph" style:parent-style-name="Standard">
      <style:paragraph-properties fo:margin-left="0in" fo:margin-right="-0.0008in" fo:text-indent="0.0984in" style:auto-text-indent="false">
        <style:tab-stops>
          <style:tab-stop style:position="1.4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5" style:family="paragraph" style:parent-style-name="Standard">
      <style:paragraph-properties fo:margin-left="0in" fo:margin-right="-0.0008in" fo:line-height="150%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986" style:family="paragraph" style:parent-style-name="Standard">
      <style:paragraph-properties fo:margin-left="0in" fo:margin-right="-0.0008in" fo:line-height="150%" fo:text-align="justify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987" style:family="paragraph" style:parent-style-name="Standard">
      <style:paragraph-properties fo:margin-left="0in" fo:margin-right="-0.0008in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8" style:family="paragraph" style:parent-style-name="Standard">
      <style:paragraph-properties fo:margin-left="0in" fo:margin-right="-0.0008in" fo:text-indent="0.0984in" style:auto-text-indent="false">
        <style:tab-stops>
          <style:tab-stop style:position="0.6898in"/>
          <style:tab-stop style:position="1.1811in"/>
          <style:tab-stop style:position="1.4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989" style:family="paragraph" style:parent-style-name="Standard">
      <style:paragraph-properties fo:margin-left="0in" fo:margin-right="-0.0008in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990" style:family="paragraph" style:parent-style-name="Standard">
      <style:paragraph-properties fo:margin-left="0in" fo:margin-right="-0.0008in" fo:text-align="justify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991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3.802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5728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4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3.8854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5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3228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6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1874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7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4583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8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4.2189in"/>
          <style:tab-stop style:position="6.1035in"/>
          <style:tab-stop style:position="6.8752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999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  <style:tab-stop style:position="5.61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0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1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1.181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4" style:family="paragraph" style:parent-style-name="Standard">
      <style:paragraph-properties fo:margin-left="0in" fo:margin-right="-0.0008in" fo:line-height="150%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5" style:family="paragraph" style:parent-style-name="Standard">
      <style:paragraph-properties fo:margin-left="0in" fo:margin-right="-0.0008in" fo:line-height="150%" fo:text-align="justify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1006" style:family="paragraph" style:parent-style-name="Standard">
      <style:paragraph-properties fo:margin-left="0in" fo:margin-right="-0.0008in" fo:text-indent="0.0984in" style:auto-text-indent="false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7" style:family="paragraph" style:parent-style-name="Standard">
      <style:paragraph-properties fo:margin-left="0in" fo:margin-right="-0.0008in" fo:text-indent="0.0984in" style:auto-text-indent="false">
        <style:tab-stops>
          <style:tab-stop style:position="1.181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08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6866in"/>
          <style:tab-stop style:position="5.7681in" style:type="right"/>
          <style:tab-stop style:position="6.9898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009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6.1035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010" style:family="paragraph" style:parent-style-name="Standard">
      <style:paragraph-properties fo:margin-left="0in" fo:margin-right="-0.0008in" fo:text-indent="0.0984in" style:auto-text-indent="false"/>
      <style:text-properties style:font-name="Book Antiqua" fo:font-size="24pt" style:font-size-asian="24pt" style:font-size-complex="24pt"/>
    </style:style>
    <style:style style:name="P1011" style:family="paragraph" style:parent-style-name="Standard">
      <style:paragraph-properties fo:margin-left="0in" fo:margin-right="-0.0008in" fo:text-align="justify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1012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6.1035in"/>
        </style:tab-stops>
      </style:paragraph-properties>
      <style:text-properties style:font-name="Book Antiqua" fo:font-size="24pt" style:font-size-asian="24pt" style:font-size-complex="24pt"/>
    </style:style>
    <style:style style:name="P1013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5.1457in"/>
          <style:tab-stop style:position="6.1035in"/>
          <style:tab-stop style:position="6.8752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14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4374in" style:type="center"/>
          <style:tab-stop style:position="6.1035in"/>
          <style:tab-stop style:position="6.8752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15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1016" style:family="paragraph" style:parent-style-name="Standard">
      <style:paragraph-properties fo:margin-left="0in" fo:margin-right="-0.0008in" fo:text-align="center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1017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18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2209in"/>
        </style:tab-stops>
      </style:paragraph-properties>
      <style:text-properties style:font-name="Book Antiqua" fo:font-size="24pt" style:font-size-asian="24pt" style:font-size-complex="24pt"/>
    </style:style>
    <style:style style:name="P1019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24pt" style:font-size-asian="24pt" style:font-size-complex="24pt"/>
    </style:style>
    <style:style style:name="P1020" style:family="paragraph" style:parent-style-name="Standard">
      <style:paragraph-properties fo:margin-left="0in" fo:margin-right="-0.0008in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1021" style:family="paragraph" style:parent-style-name="Standard">
      <style:paragraph-properties fo:margin-left="0in" fo:margin-right="-0.0008in" fo:text-align="end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22" style:family="paragraph" style:parent-style-name="Standard">
      <style:paragraph-properties fo:margin-left="0in" fo:margin-right="-0.0008in" fo:text-indent="0.0984in" style:auto-text-indent="false"/>
      <style:text-properties style:font-name="Book Antiqua" fo:font-size="6pt" style:font-size-asian="6pt" style:font-name-complex="Book Antiqua" style:font-size-complex="6pt"/>
    </style:style>
    <style:style style:name="P1023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6.9898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24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25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26" style:family="paragraph" style:parent-style-name="Standard">
      <style:paragraph-properties fo:margin-left="0in" fo:margin-right="-0.0008in" fo:text-align="justify" style:justify-single-word="false" fo:text-indent="0.0984in" style:auto-text-indent="false">
        <style:tab-stops>
          <style:tab-stop style:position="0.6898in"/>
          <style:tab-stop style:position="3.3957in"/>
          <style:tab-stop style:position="4.2799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27" style:family="paragraph" style:parent-style-name="Standard">
      <style:paragraph-properties fo:margin-left="0in" fo:margin-right="-0.0008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28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  <style:text-properties style:font-name="Book Antiqua" fo:font-size="6pt" style:font-size-asian="6pt" style:font-name-complex="Traditional Arabic" style:font-size-complex="6pt"/>
    </style:style>
    <style:style style:name="P1029" style:family="paragraph" style:parent-style-name="Standard">
      <style:paragraph-properties fo:margin-left="0in" fo:margin-right="-0.0008in" fo:text-align="center" style:justify-single-word="false" fo:text-indent="0.0984in" style:auto-text-indent="false"/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030" style:family="paragraph" style:parent-style-name="Standard">
      <style:paragraph-properties fo:margin-left="0in" fo:margin-right="-0.0008in" fo:text-indent="0.0984in" style:auto-text-indent="false"/>
      <style:text-properties style:font-name="Book Antiqua" fo:font-size="9pt" style:font-size-asian="9pt" style:font-name-complex="Traditional Arabic" style:font-size-complex="9pt"/>
    </style:style>
    <style:style style:name="P1031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</style:style>
    <style:style style:name="P1032" style:family="paragraph" style:parent-style-name="Standard">
      <style:paragraph-properties fo:margin-left="0in" fo:margin-right="-0.0008in" fo:text-indent="0.0984in" style:auto-text-indent="false">
        <style:tab-stops>
          <style:tab-stop style:position="3.6866in"/>
          <style:tab-stop style:position="5.7681in" style:type="right"/>
          <style:tab-stop style:position="6.9898in"/>
        </style:tab-stops>
      </style:paragraph-properties>
    </style:style>
    <style:style style:name="P1033" style:family="paragraph" style:parent-style-name="Standard">
      <style:paragraph-properties fo:margin-left="0in" fo:margin-right="-0.0008in" fo:text-indent="0.0984in" style:auto-text-indent="false">
        <style:tab-stops>
          <style:tab-stop style:position="3.052in"/>
          <style:tab-stop style:position="6.9898in"/>
        </style:tab-stops>
      </style:paragraph-properties>
    </style:style>
    <style:style style:name="P1034" style:family="paragraph" style:parent-style-name="Standard">
      <style:paragraph-properties fo:margin-left="0in" fo:margin-right="-0.0008in" fo:text-align="end" style:justify-single-word="false" fo:text-indent="0.0984in" style:auto-text-indent="false">
        <style:tab-stops>
          <style:tab-stop style:position="3.6866in"/>
          <style:tab-stop style:position="5.7681in" style:type="right"/>
          <style:tab-stop style:position="6.9898in"/>
        </style:tab-stops>
      </style:paragraph-properties>
    </style:style>
    <style:style style:name="P1035" style:family="paragraph" style:parent-style-name="Standard">
      <style:paragraph-properties fo:margin-left="0in" fo:margin-right="-0.0008in" fo:text-indent="0.0984in" style:auto-text-indent="false">
        <style:tab-stops>
          <style:tab-stop style:position="2.2646in"/>
          <style:tab-stop style:position="6.9898in"/>
        </style:tab-stops>
      </style:paragraph-properties>
    </style:style>
    <style:style style:name="P1036" style:family="paragraph" style:parent-style-name="Standard">
      <style:paragraph-properties fo:margin-left="0in" fo:margin-right="-0.0008in" fo:text-indent="0.0984in" style:auto-text-indent="false">
        <style:tab-stops>
          <style:tab-stop style:position="3.2484in"/>
          <style:tab-stop style:position="6.9898in"/>
        </style:tab-stops>
      </style:paragraph-properties>
    </style:style>
    <style:style style:name="P1037" style:family="paragraph" style:parent-style-name="Standard">
      <style:paragraph-properties fo:margin-left="0in" fo:margin-right="-0.0008in" fo:text-indent="0.0984in" style:auto-text-indent="false">
        <style:tab-stops>
          <style:tab-stop style:position="1.7673in"/>
          <style:tab-stop style:position="2.8839in" style:type="center"/>
          <style:tab-stop style:position="3.2484in"/>
          <style:tab-stop style:position="5.1165in"/>
        </style:tab-stops>
      </style:paragraph-properties>
    </style:style>
    <style:style style:name="P1038" style:family="paragraph" style:parent-style-name="Standard">
      <style:paragraph-properties fo:margin-left="0in" fo:margin-right="-0.0008in" fo:text-indent="0.0984in" style:auto-text-indent="false">
        <style:tab-stops>
          <style:tab-stop style:position="0.9846in"/>
          <style:tab-stop style:position="2.8953in"/>
        </style:tab-stops>
      </style:paragraph-properties>
    </style:style>
    <style:style style:name="P1039" style:family="paragraph" style:parent-style-name="Standard">
      <style:paragraph-properties fo:margin-left="0in" fo:margin-right="-0.0008in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1040" style:family="paragraph" style:parent-style-name="Standard">
      <style:paragraph-properties fo:margin-left="0in" fo:margin-right="-0.0008in" fo:text-indent="0.0984in" style:auto-text-indent="false">
        <style:tab-stops>
          <style:tab-stop style:position="0.7874in"/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1041" style:family="paragraph" style:parent-style-name="Standard">
      <style:paragraph-properties fo:margin-left="0in" fo:margin-right="-0.0008in" fo:text-indent="0.0984in" style:auto-text-indent="false">
        <style:tab-stops>
          <style:tab-stop style:position="0.8862in"/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1042" style:family="paragraph" style:parent-style-name="Standard">
      <style:paragraph-properties fo:margin-left="0in" fo:margin-right="-0.0008in" fo:text-indent="0.0984in" style:auto-text-indent="false">
        <style:tab-stops>
          <style:tab-stop style:position="1.3783in"/>
          <style:tab-stop style:position="2.8839in" style:type="center"/>
          <style:tab-stop style:position="4.1626in"/>
          <style:tab-stop style:position="5.1165in"/>
        </style:tab-stops>
      </style:paragraph-properties>
    </style:style>
    <style:style style:name="P1043" style:family="paragraph" style:parent-style-name="Standard">
      <style:paragraph-properties fo:margin-left="0in" fo:margin-right="-0.0008in" fo:text-indent="0.0984in" style:auto-text-indent="false">
        <style:tab-stops>
          <style:tab-stop style:position="0.9846in"/>
          <style:tab-stop style:position="2.2681in"/>
          <style:tab-stop style:position="2.7217in"/>
          <style:tab-stop style:position="2.8839in" style:type="center"/>
          <style:tab-stop style:position="3.7445in"/>
        </style:tab-stops>
      </style:paragraph-properties>
    </style:style>
    <style:style style:name="P1044" style:family="paragraph" style:parent-style-name="Standard">
      <style:paragraph-properties fo:margin-left="0in" fo:margin-right="-0.0008in" fo:text-indent="0.0984in" style:auto-text-indent="false">
        <style:tab-stops>
          <style:tab-stop style:position="0.9846in"/>
          <style:tab-stop style:position="2.2681in"/>
          <style:tab-stop style:position="2.7217in"/>
          <style:tab-stop style:position="2.8839in" style:type="center"/>
          <style:tab-stop style:position="3.0583in"/>
          <style:tab-stop style:position="3.7445in"/>
          <style:tab-stop style:position="4.7555in"/>
          <style:tab-stop style:position="5.1984in"/>
          <style:tab-stop style:position="5.7681in" style:type="right"/>
        </style:tab-stops>
      </style:paragraph-properties>
    </style:style>
    <style:style style:name="P1045" style:family="paragraph" style:parent-style-name="Standard">
      <style:paragraph-properties fo:margin-left="0in" fo:margin-right="-0.0008in" fo:text-indent="0.0984in" style:auto-text-indent="false">
        <style:tab-stops>
          <style:tab-stop style:position="0.9846in"/>
          <style:tab-stop style:position="2.2681in"/>
          <style:tab-stop style:position="2.7217in"/>
          <style:tab-stop style:position="2.8839in" style:type="center"/>
          <style:tab-stop style:position="3.7445in"/>
          <style:tab-stop style:position="4.3484in"/>
          <style:tab-stop style:position="5.2098in"/>
          <style:tab-stop style:position="5.7681in" style:type="right"/>
        </style:tab-stops>
      </style:paragraph-properties>
    </style:style>
    <style:style style:name="P1046" style:family="paragraph" style:parent-style-name="Standard">
      <style:paragraph-properties fo:margin-left="0in" fo:margin-right="-0.0008in" fo:text-indent="0.0984in" style:auto-text-indent="false">
        <style:tab-stops>
          <style:tab-stop style:position="2.2681in"/>
          <style:tab-stop style:position="2.7217in"/>
          <style:tab-stop style:position="2.8839in" style:type="center"/>
          <style:tab-stop style:position="3.7445in"/>
          <style:tab-stop style:position="4.3484in"/>
          <style:tab-stop style:position="5.2098in"/>
          <style:tab-stop style:position="5.7681in" style:type="right"/>
        </style:tab-stops>
      </style:paragraph-properties>
    </style:style>
    <style:style style:name="P1047" style:family="paragraph" style:parent-style-name="Standard">
      <style:paragraph-properties fo:margin-left="0in" fo:margin-right="-0.0008in" fo:text-indent="0.0984in" style:auto-text-indent="false">
        <style:tab-stops>
          <style:tab-stop style:position="1.1811in"/>
        </style:tab-stops>
      </style:paragraph-properties>
    </style:style>
    <style:style style:name="P1048" style:family="paragraph" style:parent-style-name="Standard">
      <style:paragraph-properties fo:margin-left="0in" fo:margin-right="-0.0008in" fo:text-indent="0.0984in" style:auto-text-indent="false">
        <style:tab-stops>
          <style:tab-stop style:position="0.9846in"/>
        </style:tab-stops>
      </style:paragraph-properties>
    </style:style>
    <style:style style:name="P1049" style:family="paragraph" style:parent-style-name="Standard">
      <style:paragraph-properties fo:margin-left="0in" fo:margin-right="-0.0008in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1050" style:family="paragraph" style:parent-style-name="Standard">
      <style:paragraph-properties fo:margin-left="0in" fo:margin-right="-0.0008in" fo:text-indent="0.0984in" style:auto-text-indent="false">
        <style:tab-stops>
          <style:tab-stop style:position="0.6898in"/>
          <style:tab-stop style:position="1.4772in"/>
        </style:tab-stops>
      </style:paragraph-properties>
    </style:style>
    <style:style style:name="P1051" style:family="paragraph" style:parent-style-name="Standard">
      <style:paragraph-properties fo:margin-left="0in" fo:margin-right="-0.0008in" fo:text-indent="0.0984in" style:auto-text-indent="false">
        <style:tab-stops>
          <style:tab-stop style:position="0.6898in"/>
          <style:tab-stop style:position="1.1811in"/>
          <style:tab-stop style:position="1.4772in"/>
        </style:tab-stops>
      </style:paragraph-properties>
    </style:style>
    <style:style style:name="P1052" style:family="paragraph" style:parent-style-name="Standard">
      <style:paragraph-properties fo:margin-left="0in" fo:margin-right="-0.0008in" fo:text-indent="0.0984in" style:auto-text-indent="false">
        <style:tab-stops>
          <style:tab-stop style:position="0.6898in"/>
          <style:tab-stop style:position="3.6047in"/>
        </style:tab-stops>
      </style:paragraph-properties>
    </style:style>
    <style:style style:name="P1053" style:family="paragraph" style:parent-style-name="Standard">
      <style:paragraph-properties fo:margin-left="0in" fo:margin-right="-0.0016in" fo:text-indent="0.0984in" style:auto-text-indent="false"/>
    </style:style>
    <style:style style:name="P1054" style:family="paragraph" style:parent-style-name="Standard">
      <style:paragraph-properties fo:margin-left="0in" fo:margin-right="-0.0016in" fo:text-align="justify" style:justify-single-word="false" fo:text-indent="0.0984in" style:auto-text-indent="false"/>
    </style:style>
    <style:style style:name="P1055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1056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1057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2.7563in"/>
          <style:tab-stop style:position="3.3957in"/>
          <style:tab-stop style:position="5.7681in" style:type="right"/>
        </style:tab-stops>
      </style:paragraph-properties>
    </style:style>
    <style:style style:name="P1058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2.5598in"/>
          <style:tab-stop style:position="3.3957in"/>
          <style:tab-stop style:position="5.7681in" style:type="right"/>
        </style:tab-stops>
      </style:paragraph-properties>
    </style:style>
    <style:style style:name="P1059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2.5598in"/>
        </style:tab-stops>
      </style:paragraph-properties>
    </style:style>
    <style:style style:name="P1060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1.9689in"/>
        </style:tab-stops>
      </style:paragraph-properties>
    </style:style>
    <style:style style:name="P1061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0.9846in"/>
        </style:tab-stops>
      </style:paragraph-properties>
    </style:style>
    <style:style style:name="P1062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2.461in"/>
          <style:tab-stop style:position="3.3957in"/>
          <style:tab-stop style:position="4.2799in"/>
        </style:tab-stops>
      </style:paragraph-properties>
    </style:style>
    <style:style style:name="P1063" style:family="paragraph" style:parent-style-name="Standard">
      <style:paragraph-properties fo:margin-left="0in" fo:margin-right="-0.0016in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1064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29in"/>
          <style:tab-stop style:position="3.8929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65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66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0.9846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67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68" style:family="paragraph" style:parent-style-name="Standard">
      <style:paragraph-properties fo:margin-left="0in" fo:margin-right="-0.0016in" fo:line-height="150%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69" style:family="paragraph" style:parent-style-name="Standard">
      <style:paragraph-properties fo:margin-left="0in" fo:margin-right="-0.0016in" fo:line-height="150%" fo:text-align="justify" style:justify-single-word="false" fo:text-indent="0.0984in" style:auto-text-indent="false"/>
      <style:text-properties style:font-name="Book Antiqua" fo:font-size="16pt" style:font-size-asian="16pt" style:font-name-complex="Book Antiqua" style:font-size-complex="16pt"/>
    </style:style>
    <style:style style:name="P1070" style:family="paragraph" style:parent-style-name="Standard">
      <style:paragraph-properties fo:margin-left="0in" fo:margin-right="-0.0016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71" style:family="paragraph" style:parent-style-name="Standard">
      <style:paragraph-properties fo:margin-left="0in" fo:margin-right="-0.0016in" fo:text-indent="0.0984in" style:auto-text-indent="false">
        <style:tab-stops>
          <style:tab-stop style:position="1.5752in"/>
          <style:tab-stop style:position="2.5598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072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3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4" style:family="paragraph" style:parent-style-name="Standard">
      <style:paragraph-properties fo:margin-left="0in" fo:margin-right="-0.0016in" fo:line-height="150%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5" style:family="paragraph" style:parent-style-name="Standard">
      <style:paragraph-properties fo:margin-left="0in" fo:margin-right="-0.0016in" fo:text-align="justify" style:justify-single-word="false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1076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7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0.1862in"/>
          <style:tab-stop style:position="1.372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078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079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80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1.3028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24pt" style:font-size-asian="24pt" style:font-size-complex="24pt"/>
    </style:style>
    <style:style style:name="P1081" style:family="paragraph" style:parent-style-name="Standard">
      <style:paragraph-properties fo:margin-left="0in" fo:margin-right="-0.0016in" fo:text-align="justify" style:justify-single-word="false" fo:text-indent="0.0984in" style:auto-text-indent="false"/>
      <style:text-properties style:font-name="Book Antiqua" fo:font-size="24pt" style:font-size-asian="24pt" style:font-size-complex="24pt"/>
    </style:style>
    <style:style style:name="P1082" style:family="paragraph" style:parent-style-name="Standard">
      <style:paragraph-properties fo:margin-left="0in" fo:margin-right="-0.0016in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1083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84" style:family="paragraph" style:parent-style-name="Standard">
      <style:paragraph-properties fo:margin-left="0in" fo:margin-right="-0.0016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085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0pt" style:font-size-asian="10pt" style:font-name-complex="Book Antiqua" style:font-size-complex="10pt"/>
    </style:style>
    <style:style style:name="P1086" style:family="paragraph" style:parent-style-name="Standard">
      <style:paragraph-properties fo:margin-left="0in" fo:margin-right="-0.0016in" fo:text-indent="0.0984in" style:auto-text-indent="false">
        <style:tab-stops>
          <style:tab-stop style:position="1.8709in"/>
          <style:tab-stop style:position="3.3957in"/>
          <style:tab-stop style:position="4.2799in"/>
        </style:tab-stops>
      </style:paragraph-properties>
    </style:style>
    <style:style style:name="P1087" style:family="paragraph" style:parent-style-name="Standard">
      <style:paragraph-properties fo:margin-left="0in" fo:margin-right="-0.0016in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1088" style:family="paragraph" style:parent-style-name="Standard">
      <style:paragraph-properties fo:margin-left="0in" fo:margin-right="-0.0016in" fo:text-indent="0.0984in" style:auto-text-indent="false">
        <style:tab-stops>
          <style:tab-stop style:position="2.1661in"/>
          <style:tab-stop style:position="3.3957in"/>
          <style:tab-stop style:position="4.2799in"/>
        </style:tab-stops>
      </style:paragraph-properties>
    </style:style>
    <style:style style:name="P1089" style:family="paragraph" style:parent-style-name="Standard">
      <style:paragraph-properties fo:margin-left="0in" fo:margin-right="-0.0016in" fo:text-indent="0.0984in" style:auto-text-indent="false">
        <style:tab-stops>
          <style:tab-stop style:position="1.4654in"/>
          <style:tab-stop style:position="2.1661in"/>
        </style:tab-stops>
      </style:paragraph-properties>
    </style:style>
    <style:style style:name="P1090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1091" style:family="paragraph" style:parent-style-name="Standard">
      <style:paragraph-properties fo:margin-left="0in" fo:margin-right="-0.0016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</style:style>
    <style:style style:name="P1092" style:family="paragraph" style:parent-style-name="Standard">
      <style:paragraph-properties fo:margin-left="0in" fo:margin-right="-0.0016in" fo:text-indent="0.0984in" style:auto-text-indent="false">
        <style:tab-stops>
          <style:tab-stop style:position="1.5752in"/>
          <style:tab-stop style:position="1.6736in"/>
          <style:tab-stop style:position="2.5598in"/>
          <style:tab-stop style:position="3.3957in"/>
          <style:tab-stop style:position="5.7681in" style:type="right"/>
        </style:tab-stops>
      </style:paragraph-properties>
    </style:style>
    <style:style style:name="P1093" style:family="paragraph" style:parent-style-name="Standard">
      <style:paragraph-properties fo:margin-left="0in" fo:margin-right="-0.0016in" fo:text-indent="0.0984in" style:auto-text-indent="false">
        <style:tab-stops>
          <style:tab-stop style:position="1.5752in"/>
          <style:tab-stop style:position="2.5598in"/>
          <style:tab-stop style:position="3.3957in"/>
          <style:tab-stop style:position="5.7681in" style:type="right"/>
        </style:tab-stops>
      </style:paragraph-properties>
    </style:style>
    <style:style style:name="P1094" style:family="paragraph" style:parent-style-name="Standard">
      <style:paragraph-properties fo:margin-left="0in" fo:margin-right="-0.0016in" fo:text-indent="0.0984in" style:auto-text-indent="false">
        <style:tab-stops>
          <style:tab-stop style:position="2.6583in"/>
          <style:tab-stop style:position="3.3957in"/>
          <style:tab-stop style:position="5.7681in" style:type="right"/>
        </style:tab-stops>
      </style:paragraph-properties>
    </style:style>
    <style:style style:name="P1095" style:family="paragraph" style:parent-style-name="Standard">
      <style:paragraph-properties fo:margin-left="0in" fo:margin-right="-0.0016in" fo:text-indent="0.0984in" style:auto-text-indent="false">
        <style:tab-stops>
          <style:tab-stop style:position="1.9689in"/>
        </style:tab-stops>
      </style:paragraph-properties>
    </style:style>
    <style:style style:name="P1096" style:family="paragraph" style:parent-style-name="Standard">
      <style:paragraph-properties fo:margin-left="0in" fo:margin-right="-0.0016in" fo:text-indent="0.0984in" style:auto-text-indent="false">
        <style:tab-stops>
          <style:tab-stop style:position="2.3626in"/>
        </style:tab-stops>
      </style:paragraph-properties>
    </style:style>
    <style:style style:name="P1097" style:family="paragraph" style:parent-style-name="Standard">
      <style:paragraph-properties fo:margin-left="0in" fo:margin-right="-0.0016in" fo:text-indent="0.0984in" style:auto-text-indent="false">
        <style:tab-stops>
          <style:tab-stop style:position="2.3626in"/>
          <style:tab-stop style:position="2.461in"/>
        </style:tab-stops>
      </style:paragraph-properties>
    </style:style>
    <style:style style:name="P1098" style:family="paragraph" style:parent-style-name="Standard">
      <style:paragraph-properties fo:margin-left="0in" fo:margin-right="-0.0016in" fo:text-indent="0.0984in" style:auto-text-indent="false">
        <style:tab-stops>
          <style:tab-stop style:position="1.9689in"/>
          <style:tab-stop style:position="2.7563in"/>
          <style:tab-stop style:position="2.9535in"/>
        </style:tab-stops>
      </style:paragraph-properties>
    </style:style>
    <style:style style:name="P1099" style:family="paragraph" style:parent-style-name="Standard">
      <style:paragraph-properties fo:margin-left="0in" fo:margin-right="-0.0016in" fo:text-indent="0.0984in" style:auto-text-indent="false">
        <style:tab-stops>
          <style:tab-stop style:position="1.9689in"/>
          <style:tab-stop style:position="2.7563in"/>
        </style:tab-stops>
      </style:paragraph-properties>
    </style:style>
    <style:style style:name="P1100" style:family="paragraph" style:parent-style-name="Standard">
      <style:paragraph-properties fo:margin-left="0in" fo:margin-right="-0.0016in" fo:text-indent="0.0984in" style:auto-text-indent="false">
        <style:tab-stops>
          <style:tab-stop style:position="1.9689in"/>
          <style:tab-stop style:position="2.7563in"/>
          <style:tab-stop style:position="3.3957in"/>
          <style:tab-stop style:position="4.2799in"/>
        </style:tab-stops>
      </style:paragraph-properties>
    </style:style>
    <style:style style:name="P1101" style:family="paragraph" style:parent-style-name="Standard">
      <style:paragraph-properties fo:margin-left="0in" fo:margin-right="-0.0016in" fo:margin-top="0.1665in" fo:margin-bottom="0in" loext:contextual-spacing="false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</style:style>
    <style:style style:name="P1102" style:family="paragraph" style:parent-style-name="Standard">
      <style:paragraph-properties fo:margin-left="0in" fo:margin-right="-0.0016in" fo:text-align="end" style:justify-single-word="false" fo:text-indent="0.0984in" style:auto-text-indent="false" style:writing-mode="rl-tb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03" style:family="paragraph" style:parent-style-name="Standard">
      <style:paragraph-properties fo:margin-left="0in" fo:margin-right="-0.0016in" fo:line-height="150%" fo:text-align="justify" style:justify-single-word="false" fo:text-indent="0in" style:auto-text-indent="false"/>
      <style:text-properties style:font-name="Book Antiqua" fo:font-size="16pt" style:font-size-asian="16pt" style:font-name-complex="Book Antiqua" style:font-size-complex="16pt"/>
    </style:style>
    <style:style style:name="P1104" style:family="paragraph" style:parent-style-name="Standard">
      <style:paragraph-properties fo:margin-left="0in" fo:margin-right="-0.0016in" fo:line-height="150%" fo:text-align="justify" style:justify-single-word="false" fo:text-indent="0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6pt" style:font-size-asian="6pt" style:font-name-complex="Book Antiqua" style:font-size-complex="6pt"/>
    </style:style>
    <style:style style:name="P1105" style:family="paragraph" style:parent-style-name="Standard">
      <style:paragraph-properties fo:margin-left="0in" fo:margin-right="-0.0992in" fo:text-indent="0.0984in" style:auto-text-indent="false">
        <style:tab-stops>
          <style:tab-stop style:position="1.9689in"/>
          <style:tab-stop style:position="2.9535in"/>
        </style:tab-stops>
      </style:paragraph-properties>
    </style:style>
    <style:style style:name="P1106" style:family="paragraph" style:parent-style-name="Standard">
      <style:paragraph-properties fo:margin-left="0in" fo:margin-right="-0.0992in" fo:text-indent="0.0984in" style:auto-text-indent="false">
        <style:tab-stops>
          <style:tab-stop style:position="0.8862in"/>
        </style:tab-stops>
      </style:paragraph-properties>
    </style:style>
    <style:style style:name="P1107" style:family="paragraph" style:parent-style-name="Standard">
      <style:paragraph-properties fo:margin-left="0in" fo:margin-right="-0.0992in" fo:text-indent="0.0984in" style:auto-text-indent="false">
        <style:tab-stops>
          <style:tab-stop style:position="3.052in"/>
        </style:tab-stops>
      </style:paragraph-properties>
    </style:style>
    <style:style style:name="P1108" style:family="paragraph" style:parent-style-name="Standard">
      <style:paragraph-properties fo:margin-left="0in" fo:margin-right="-0.0992in" fo:text-indent="0.0984in" style:auto-text-indent="false">
        <style:tab-stops>
          <style:tab-stop style:position="2.3626in"/>
          <style:tab-stop style:position="2.9535in"/>
          <style:tab-stop style:position="3.3957in"/>
          <style:tab-stop style:position="5.7681in" style:type="right"/>
        </style:tab-stops>
      </style:paragraph-properties>
    </style:style>
    <style:style style:name="P1109" style:family="paragraph" style:parent-style-name="Standard">
      <style:paragraph-properties fo:margin-left="0in" fo:margin-right="-0.0992in" fo:text-align="justify" style:justify-single-word="false" fo:text-indent="0.0984in" style:auto-text-indent="false">
        <style:tab-stops>
          <style:tab-stop style:position="1.6161in"/>
          <style:tab-stop style:position="2.9535in"/>
          <style:tab-stop style:position="3.052in" style:type="center"/>
          <style:tab-stop style:position="3.4457in"/>
        </style:tab-stops>
      </style:paragraph-properties>
    </style:style>
    <style:style style:name="P1110" style:family="paragraph" style:parent-style-name="Standard">
      <style:paragraph-properties fo:margin-left="0in" fo:margin-right="-0.0992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</style:style>
    <style:style style:name="P1111" style:family="paragraph" style:parent-style-name="Standard">
      <style:paragraph-properties fo:margin-left="0in" fo:margin-right="-0.0992in" fo:line-height="150%" fo:text-indent="0.0984in" style:auto-text-indent="false">
        <style:tab-stops>
          <style:tab-stop style:position="1.9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112" style:family="paragraph" style:parent-style-name="Standard">
      <style:paragraph-properties fo:margin-left="0in" fo:margin-right="-0.0992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13" style:family="paragraph" style:parent-style-name="Standard">
      <style:paragraph-properties fo:margin-left="0in" fo:margin-right="-0.0992in" fo:line-height="150%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1114" style:family="paragraph" style:parent-style-name="Standard">
      <style:paragraph-properties fo:margin-left="0in" fo:margin-right="-0.0992in" fo:text-indent="0.0984in" style:auto-text-indent="false">
        <style:tab-stops>
          <style:tab-stop style:position="0.9846in"/>
          <style:tab-stop style:position="2.8953in"/>
        </style:tab-stops>
      </style:paragraph-properties>
    </style:style>
    <style:style style:name="P1115" style:family="paragraph" style:parent-style-name="Standard">
      <style:paragraph-properties fo:margin-left="0in" fo:margin-right="-0.0992in" fo:text-indent="0.0984in" style:auto-text-indent="false">
        <style:tab-stops>
          <style:tab-stop style:position="0.6898in"/>
          <style:tab-stop style:position="1.1811in"/>
        </style:tab-stops>
      </style:paragraph-properties>
    </style:style>
    <style:style style:name="P1116" style:family="paragraph" style:parent-style-name="Standard">
      <style:paragraph-properties fo:margin-left="0in" fo:margin-right="-0.0992in" fo:text-indent="0.0984in" style:auto-text-indent="false">
        <style:tab-stops>
          <style:tab-stop style:position="0.8862in"/>
          <style:tab-stop style:position="5.7681in" style:type="right"/>
        </style:tab-stops>
      </style:paragraph-properties>
    </style:style>
    <style:style style:name="P1117" style:family="paragraph" style:parent-style-name="Standard">
      <style:paragraph-properties fo:margin-left="0in" fo:margin-right="-0.0992in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1118" style:family="paragraph" style:parent-style-name="Standard">
      <style:paragraph-properties fo:margin-left="0in" fo:margin-right="-0.0992in" fo:text-indent="0.0984in" style:auto-text-indent="false">
        <style:tab-stops>
          <style:tab-stop style:position="1.0835in"/>
          <style:tab-stop style:position="3.6047in"/>
        </style:tab-stops>
      </style:paragraph-properties>
    </style:style>
    <style:style style:name="P1119" style:family="paragraph" style:parent-style-name="Standard">
      <style:paragraph-properties fo:margin-left="0in" fo:margin-right="1.378in" fo:text-align="justify" style:justify-single-word="false" fo:text-indent="0.0984in" style:auto-text-indent="false">
        <style:tab-stops>
          <style:tab-stop style:position="1.0835in"/>
          <style:tab-stop style:position="5.7681in" style:type="right"/>
        </style:tab-stops>
      </style:paragraph-properties>
    </style:style>
    <style:style style:name="P1120" style:family="paragraph" style:parent-style-name="Standard">
      <style:paragraph-properties fo:margin-left="0in" fo:margin-right="-0.0008in" fo:text-indent="0in" style:auto-text-indent="false">
        <style:tab-stops>
          <style:tab-stop style:position="1.1811in"/>
        </style:tab-stops>
      </style:paragraph-properties>
    </style:style>
    <style:style style:name="P1121" style:family="paragraph" style:parent-style-name="Standard">
      <style:paragraph-properties fo:margin-left="0in" fo:margin-right="-0.0008in" fo:text-align="start" style:justify-single-word="false" fo:text-indent="0in" style:auto-text-indent="false">
        <style:tab-stops>
          <style:tab-stop style:position="1.1811in"/>
        </style:tab-stops>
      </style:paragraph-properties>
    </style:style>
    <style:style style:name="P1122" style:family="paragraph" style:parent-style-name="Standard">
      <style:paragraph-properties fo:margin-left="0in" fo:margin-right="-0.0008in" fo:text-indent="0in" style:auto-text-indent="false">
        <style:tab-stops>
          <style:tab-stop style:position="1.1811in"/>
          <style:tab-stop style:position="3.3957in"/>
          <style:tab-stop style:position="4.2799in"/>
        </style:tab-stops>
      </style:paragraph-properties>
    </style:style>
    <style:style style:name="P1123" style:family="paragraph" style:parent-style-name="Standard">
      <style:paragraph-properties fo:margin-left="0in" fo:margin-right="-0.0008in" fo:line-height="150%" fo:text-indent="0in" style:auto-text-indent="false"/>
      <style:text-properties style:font-name="Book Antiqua" fo:font-size="16pt" style:font-size-asian="16pt" style:font-name-complex="Book Antiqua" style:font-size-complex="16pt"/>
    </style:style>
    <style:style style:name="P1124" style:family="paragraph" style:parent-style-name="Standard">
      <style:paragraph-properties fo:margin-left="0in" fo:margin-right="-0.0008in" fo:line-height="150%" fo:text-indent="0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125" style:family="paragraph" style:parent-style-name="Standard">
      <style:paragraph-properties fo:margin-left="0in" fo:margin-right="-0.0008in" fo:text-align="center" style:justify-single-word="false" fo:text-indent="0in" style:auto-text-indent="false">
        <style:tab-stops>
          <style:tab-stop style:position="0.7874in"/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26" style:family="paragraph" style:parent-style-name="Standard">
      <style:paragraph-properties fo:margin-left="0in" fo:margin-right="-0.0008in" fo:text-indent="0in" style:auto-text-indent="false">
        <style:tab-stops>
          <style:tab-stop style:position="0.75in"/>
          <style:tab-stop style:position="1.5752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27" style:family="paragraph" style:parent-style-name="Standard">
      <style:paragraph-properties fo:margin-left="0in" fo:margin-right="-0.0008in" fo:text-indent="0in" style:auto-text-indent="false"/>
      <style:text-properties style:font-name="Book Antiqua" fo:font-size="24pt" style:font-size-asian="24pt" style:font-size-complex="24pt"/>
    </style:style>
    <style:style style:name="P1128" style:family="paragraph" style:parent-style-name="Standard">
      <style:paragraph-properties fo:margin-left="0in" fo:margin-right="-0.0008in" fo:text-align="center" style:justify-single-word="false" fo:text-indent="0in" style:auto-text-indent="false">
        <style:tab-stops>
          <style:tab-stop style:position="0.7874in"/>
          <style:tab-stop style:position="3.3957in"/>
          <style:tab-stop style:position="4.2799in"/>
        </style:tab-stops>
      </style:paragraph-properties>
    </style:style>
    <style:style style:name="P1129" style:family="paragraph" style:parent-style-name="Standard">
      <style:paragraph-properties fo:margin-left="0in" fo:margin-right="-0.0008in" fo:text-indent="0in" style:auto-text-indent="false">
        <style:tab-stops>
          <style:tab-stop style:position="0.75in"/>
          <style:tab-stop style:position="1.5752in"/>
        </style:tab-stops>
      </style:paragraph-properties>
    </style:style>
    <style:style style:name="P1130" style:family="paragraph" style:parent-style-name="Standard">
      <style:paragraph-properties fo:margin-left="0in" fo:margin-right="0.0189in" fo:line-height="150%" fo:text-indent="0.0984in" style:auto-text-indent="false">
        <style:tab-stops>
          <style:tab-stop style:position="3.3957in"/>
          <style:tab-stop style:position="4.2799in"/>
          <style:tab-stop style:position="6.9898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31" style:family="paragraph" style:parent-style-name="Standard">
      <style:paragraph-properties fo:margin-left="0in" fo:margin-right="0.0189in" fo:line-height="150%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32" style:family="paragraph" style:parent-style-name="Standard">
      <style:paragraph-properties fo:margin-left="0in" fo:margin-right="0.0189in" fo:text-align="center" style:justify-single-word="false" fo:text-indent="0.0984in" style:auto-text-indent="false" style:snap-to-layout-grid="false">
        <style:tab-stops>
          <style:tab-stop style:position="6.9898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33" style:family="paragraph" style:parent-style-name="Standard">
      <style:paragraph-properties fo:margin-left="0in" fo:margin-right="0.0189in" fo:text-align="center" style:justify-single-word="false" fo:text-indent="0.0984in" style:auto-text-indent="false">
        <style:tab-stops>
          <style:tab-stop style:position="6.9898in"/>
        </style:tab-stops>
      </style:paragraph-properties>
      <style:text-properties style:font-name="Book Antiqua" fo:font-size="24pt" style:font-size-asian="24pt" style:font-name-complex="Traditional Arabic" style:font-size-complex="24pt"/>
    </style:style>
    <style:style style:name="P1134" style:family="paragraph" style:parent-style-name="Standard">
      <style:paragraph-properties fo:margin-left="0in" fo:margin-right="0.0189in" fo:text-indent="0.0984in" style:auto-text-indent="false">
        <style:tab-stops>
          <style:tab-stop style:position="6.9898in"/>
        </style:tab-stops>
      </style:paragraph-properties>
      <style:text-properties style:font-name="Book Antiqua" fo:font-size="24pt" style:font-size-asian="24pt" style:font-size-complex="24pt"/>
    </style:style>
    <style:style style:name="P1135" style:family="paragraph" style:parent-style-name="Standard">
      <style:paragraph-properties fo:margin-left="0in" fo:margin-right="0.0189in" fo:text-align="center" style:justify-single-word="false" fo:text-indent="0.0984in" style:auto-text-indent="false">
        <style:tab-stops>
          <style:tab-stop style:position="6.9898in"/>
        </style:tab-stops>
      </style:paragraph-properties>
      <style:text-properties style:font-name="Book Antiqua" style:font-name-complex="Book Antiqua"/>
    </style:style>
    <style:style style:name="P1136" style:family="paragraph" style:parent-style-name="Standard">
      <style:paragraph-properties fo:margin-left="0in" fo:margin-right="0.0189in" fo:text-indent="0.0984in" style:auto-text-indent="false">
        <style:tab-stops>
          <style:tab-stop style:position="0.9846in"/>
          <style:tab-stop style:position="6.9898in"/>
        </style:tab-stops>
      </style:paragraph-properties>
    </style:style>
    <style:style style:name="P1137" style:family="paragraph" style:parent-style-name="Standard" style:master-page-name="">
      <style:paragraph-properties fo:margin-left="0in" fo:margin-right="0.0189in" fo:text-indent="0.0984in" style:auto-text-indent="false" style:page-number="auto" fo:break-before="auto" fo:break-after="auto">
        <style:tab-stops>
          <style:tab-stop style:position="6.9898in"/>
        </style:tab-stops>
      </style:paragraph-properties>
      <style:text-properties style:font-name="Book Antiqua" fo:font-size="24pt" style:font-size-asian="24pt" style:font-size-complex="24pt"/>
    </style:style>
    <style:style style:name="P1138" style:family="paragraph" style:parent-style-name="Standard" style:master-page-name="">
      <style:paragraph-properties fo:margin-left="0in" fo:margin-right="0.0189in" fo:text-indent="0.0984in" style:auto-text-indent="false" style:page-number="auto" fo:break-before="auto" fo:break-after="auto">
        <style:tab-stops>
          <style:tab-stop style:position="0.9846in"/>
          <style:tab-stop style:position="6.9898in"/>
        </style:tab-stops>
      </style:paragraph-properties>
    </style:style>
    <style:style style:name="P1139" style:family="paragraph" style:parent-style-name="Standard">
      <style:paragraph-properties fo:margin-left="0in" fo:margin-right="0.6882in" fo:line-height="150%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40" style:family="paragraph" style:parent-style-name="Standard">
      <style:paragraph-properties fo:margin-left="0in" fo:margin-right="0.6882in" fo:line-height="150%" fo:text-align="justify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41" style:family="paragraph" style:parent-style-name="Standard">
      <style:paragraph-properties fo:margin-left="0in" fo:margin-right="0.6882in" fo:text-indent="0.0984in" style:auto-text-indent="false">
        <style:tab-stops>
          <style:tab-stop style:position="1.5591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142" style:family="paragraph" style:parent-style-name="Standard">
      <style:paragraph-properties fo:margin-left="0in" fo:margin-right="0.6882in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24pt" style:font-size-asian="24pt" style:font-size-complex="24pt"/>
    </style:style>
    <style:style style:name="P1143" style:family="paragraph" style:parent-style-name="Standard">
      <style:paragraph-properties fo:margin-left="-0.0984in" fo:margin-right="-0.0992in" fo:text-indent="0.0984in" style:auto-text-indent="false"/>
    </style:style>
    <style:style style:name="P1144" style:family="paragraph" style:parent-style-name="Standard">
      <style:paragraph-properties fo:margin-left="-0.0984in" fo:margin-right="-0.0992in" fo:text-indent="0in" style:auto-text-indent="false"/>
    </style:style>
    <style:style style:name="P1145" style:family="paragraph" style:parent-style-name="Standard">
      <style:paragraph-properties fo:margin-left="-0.0984in" fo:margin-right="-0.0992in" fo:text-align="justify" style:justify-single-word="false" fo:text-indent="0in" style:auto-text-indent="false"/>
    </style:style>
    <style:style style:name="P1146" style:family="paragraph" style:parent-style-name="Standard">
      <style:paragraph-properties fo:margin-left="-0.0984in" fo:margin-right="-0.0992in" fo:text-indent="0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4pt" style:font-name-asian="Book Antiqua" style:font-size-asian="14pt" style:font-name-complex="Book Antiqua" style:font-size-complex="14pt"/>
    </style:style>
    <style:style style:name="P1147" style:family="paragraph" style:parent-style-name="Standard">
      <style:paragraph-properties fo:margin-left="-0.0984in" fo:margin-right="-0.0992in" fo:text-indent="0in" style:auto-text-indent="false">
        <style:tab-stops>
          <style:tab-stop style:position="1.4772in"/>
        </style:tab-stops>
      </style:paragraph-properties>
    </style:style>
    <style:style style:name="P1148" style:family="paragraph" style:parent-style-name="Standard">
      <style:paragraph-properties fo:margin-left="-0.0984in" fo:margin-right="-0.0992in" fo:text-indent="0in" style:auto-text-indent="false">
        <style:tab-stops>
          <style:tab-stop style:position="1.3783in"/>
          <style:tab-stop style:position="3.3957in"/>
          <style:tab-stop style:position="5.7681in" style:type="right"/>
        </style:tab-stops>
      </style:paragraph-properties>
    </style:style>
    <style:style style:name="P1149" style:family="paragraph" style:parent-style-name="Standard">
      <style:paragraph-properties fo:margin-left="-0.0984in" fo:margin-right="-0.0992in" fo:text-indent="0in" style:auto-text-indent="false">
        <style:tab-stops>
          <style:tab-stop style:position="1.4772in"/>
          <style:tab-stop style:position="3.3957in"/>
          <style:tab-stop style:position="5.7681in" style:type="right"/>
        </style:tab-stops>
      </style:paragraph-properties>
    </style:style>
    <style:style style:name="P1150" style:family="paragraph" style:parent-style-name="Standard" style:master-page-name="">
      <style:paragraph-properties fo:margin-left="-0.0984in" fo:margin-right="-0.0992in" fo:text-align="center" style:justify-single-word="false" fo:text-indent="0in" style:auto-text-indent="false" style:page-number="auto" fo:break-before="auto" fo:break-after="auto"/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1151" style:family="paragraph" style:parent-style-name="Standard">
      <style:paragraph-properties fo:margin-left="0.0984in" fo:margin-right="0in" fo:text-indent="0in" style:auto-text-indent="false">
        <style:tab-stops>
          <style:tab-stop style:position="0.6898in"/>
          <style:tab-stop style:position="2.2681in"/>
        </style:tab-stops>
      </style:paragraph-properties>
    </style:style>
    <style:style style:name="P1152" style:family="paragraph" style:parent-style-name="Standard">
      <style:paragraph-properties fo:margin-left="0.9835in" fo:margin-right="0in" fo:text-align="justify" style:justify-single-word="false" fo:text-indent="0in" style:auto-text-indent="false">
        <style:tab-stops>
          <style:tab-stop style:position="0.8862in"/>
          <style:tab-stop style:position="0.9846in"/>
        </style:tab-stops>
      </style:paragraph-properties>
    </style:style>
    <style:style style:name="P1153" style:family="paragraph" style:parent-style-name="Standard">
      <style:paragraph-properties fo:margin-left="0.8862in" fo:margin-right="0in" fo:text-align="justify" style:justify-single-word="false" fo:text-indent="0in" style:auto-text-indent="false">
        <style:tab-stops>
          <style:tab-stop style:position="0.8862in"/>
          <style:tab-stop style:position="2.8839in" style:type="center"/>
          <style:tab-stop style:position="4.4543in"/>
        </style:tab-stops>
      </style:paragraph-properties>
    </style:style>
    <style:style style:name="P1154" style:family="paragraph" style:parent-style-name="Standard">
      <style:paragraph-properties fo:margin-left="0.8862in" fo:margin-right="0in" fo:text-indent="0in" style:auto-text-indent="false">
        <style:tab-stops>
          <style:tab-stop style:position="1.3484in"/>
        </style:tab-stops>
      </style:paragraph-properties>
    </style:style>
    <style:style style:name="P1155" style:family="paragraph" style:parent-style-name="Standard">
      <style:paragraph-properties fo:margin-left="-0.0984in" fo:margin-right="0in" fo:text-align="justify" style:justify-single-word="false" fo:text-indent="0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156" style:family="paragraph" style:parent-style-name="Standard">
      <style:paragraph-properties fo:margin-left="-0.0764in" fo:margin-right="0in" fo:text-align="center" style:justify-single-word="false" fo:text-indent="0.0098in" style:auto-text-indent="false"/>
      <style:text-properties style:font-name="Book Antiqua" fo:font-size="14pt" style:font-size-asian="14pt" style:font-name-complex="Traditional Arabic" style:font-size-complex="14pt"/>
    </style:style>
    <style:style style:name="P1157" style:family="paragraph" style:parent-style-name="Standard">
      <style:paragraph-properties fo:margin-left="-0.0764in" fo:margin-right="0in" fo:text-align="center" style:justify-single-word="false" fo:text-indent="0.0098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158" style:family="paragraph" style:parent-style-name="Standard">
      <style:paragraph-properties fo:margin-left="-0.0764in" fo:margin-right="0in" fo:text-align="center" style:justify-single-word="false" fo:text-indent="0.0098in" style:auto-text-indent="false"/>
      <style:text-properties style:font-name="Book Antiqua" fo:font-size="24pt" style:font-size-asian="24pt" style:font-name-complex="Traditional Arabic" style:font-size-complex="24pt"/>
    </style:style>
    <style:style style:name="P1159" style:family="paragraph" style:parent-style-name="Standard">
      <style:paragraph-properties fo:margin-left="-0.0209in" fo:margin-right="0in" fo:text-align="center" style:justify-single-word="false" fo:text-indent="0.0098in" style:auto-text-indent="false"/>
      <style:text-properties style:font-name="Book Antiqua" fo:font-size="14pt" style:font-size-asian="14pt" style:font-name-complex="Traditional Arabic" style:font-size-complex="14pt"/>
    </style:style>
    <style:style style:name="P1160" style:family="paragraph" style:parent-style-name="Standard">
      <style:paragraph-properties fo:margin-left="0in" fo:margin-right="0in" fo:text-align="center" style:justify-single-word="false" fo:text-indent="0.0098in" style:auto-text-indent="false"/>
      <style:text-properties style:font-name="Book Antiqua" fo:font-size="14pt" style:font-size-asian="14pt" style:font-name-complex="Traditional Arabic" style:font-size-complex="14pt"/>
    </style:style>
    <style:style style:name="P1161" style:family="paragraph" style:parent-style-name="Standard">
      <style:paragraph-properties fo:margin-left="0in" fo:margin-right="-0.1972in" fo:text-indent="0in" style:auto-text-indent="false"/>
    </style:style>
    <style:style style:name="P1162" style:family="paragraph" style:parent-style-name="Standard">
      <style:paragraph-properties fo:margin-left="0in" fo:margin-right="-0.1972in" fo:text-indent="0in" style:auto-text-indent="false">
        <style:tab-stops>
          <style:tab-stop style:position="3.3472in" style:type="right"/>
          <style:tab-stop style:position="3.5437in" style:type="center"/>
        </style:tab-stops>
      </style:paragraph-properties>
    </style:style>
    <style:style style:name="P1163" style:family="paragraph" style:parent-style-name="Standard">
      <style:paragraph-properties fo:margin-left="0in" fo:margin-right="-0.1972in" fo:text-indent="0in" style:auto-text-indent="false">
        <style:tab-stops>
          <style:tab-stop style:position="0.4925in"/>
        </style:tab-stops>
      </style:paragraph-properties>
    </style:style>
    <style:style style:name="P1164" style:family="paragraph" style:parent-style-name="Standard">
      <style:paragraph-properties fo:margin-left="0in" fo:margin-right="-0.1972in" fo:line-height="150%" fo:text-indent="0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65" style:family="paragraph" style:parent-style-name="Standard">
      <style:paragraph-properties fo:margin-left="0in" fo:margin-right="-0.0992in" fo:text-indent="0in" style:auto-text-indent="false"/>
    </style:style>
    <style:style style:name="P1166" style:family="paragraph" style:parent-style-name="Standard">
      <style:paragraph-properties fo:margin-left="0in" fo:margin-right="-0.0992in" fo:text-indent="0in" style:auto-text-indent="false">
        <style:tab-stops>
          <style:tab-stop style:position="3.7409in"/>
          <style:tab-stop style:position="5.7681in" style:type="right"/>
        </style:tab-stops>
      </style:paragraph-properties>
    </style:style>
    <style:style style:name="P1167" style:family="paragraph" style:parent-style-name="Standard">
      <style:paragraph-properties fo:margin-left="0in" fo:margin-right="-0.0992in" fo:text-indent="0in" style:auto-text-indent="false"/>
      <style:text-properties style:font-name="Book Antiqua" fo:font-size="22pt" style:font-size-asian="22pt" style:font-size-complex="22pt"/>
    </style:style>
    <style:style style:name="P1168" style:family="paragraph" style:parent-style-name="Standard">
      <style:paragraph-properties fo:margin-left="0in" fo:margin-right="-0.0992in" fo:text-indent="0in" style:auto-text-indent="false">
        <style:tab-stops>
          <style:tab-stop style:position="0.6898in"/>
        </style:tab-stops>
      </style:paragraph-properties>
    </style:style>
    <style:style style:name="P1169" style:family="paragraph" style:parent-style-name="Standard">
      <style:paragraph-properties fo:margin-left="0in" fo:margin-right="-0.0992in" fo:text-indent="0in" style:auto-text-indent="false">
        <style:tab-stops>
          <style:tab-stop style:position="1.4772in"/>
        </style:tab-stops>
      </style:paragraph-properties>
    </style:style>
    <style:style style:name="P1170" style:family="paragraph" style:parent-style-name="Standard">
      <style:paragraph-properties fo:margin-left="0in" fo:margin-right="-0.1972in" fo:line-height="150%" fo:text-align="justify" style:justify-single-word="false" fo:text-indent="0.0984in" style:auto-text-indent="false">
        <style:tab-stops>
          <style:tab-stop style:position="1.9772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171" style:family="paragraph" style:parent-style-name="Standard">
      <style:paragraph-properties fo:margin-left="0in" fo:margin-right="-0.1972in" fo:text-indent="0.0984in" style:auto-text-indent="false">
        <style:tab-stops>
          <style:tab-stop style:position="0.9846in"/>
          <style:tab-stop style:position="2.8953in"/>
        </style:tab-stops>
      </style:paragraph-properties>
    </style:style>
    <style:style style:name="P1172" style:family="paragraph" style:parent-style-name="Standard">
      <style:paragraph-properties fo:margin-left="0in" fo:margin-right="-0.1972in" fo:text-indent="0.0984in" style:auto-text-indent="false">
        <style:tab-stops>
          <style:tab-stop style:position="0.6898in"/>
          <style:tab-stop style:position="1.1811in"/>
          <style:tab-stop style:position="1.4772in"/>
        </style:tab-stops>
      </style:paragraph-properties>
    </style:style>
    <style:style style:name="P1173" style:family="paragraph" style:parent-style-name="Standard">
      <style:paragraph-properties fo:margin-left="0in" fo:margin-right="-0.1972in" fo:text-indent="0.0984in" style:auto-text-indent="false">
        <style:tab-stops>
          <style:tab-stop style:position="0.8862in"/>
        </style:tab-stops>
      </style:paragraph-properties>
    </style:style>
    <style:style style:name="P1174" style:family="paragraph" style:parent-style-name="Standard">
      <style:paragraph-properties fo:margin-left="0in" fo:margin-right="-0.1972in" fo:text-indent="0.0984in" style:auto-text-indent="false">
        <style:tab-stops>
          <style:tab-stop style:position="1.6736in"/>
          <style:tab-stop style:position="3.6047in"/>
        </style:tab-stops>
      </style:paragraph-properties>
    </style:style>
    <style:style style:name="P1175" style:family="paragraph" style:parent-style-name="Standard">
      <style:paragraph-properties fo:margin-left="0in" fo:margin-right="-0.0984in" fo:text-indent="0in" style:auto-text-indent="false"/>
    </style:style>
    <style:style style:name="P1176" style:family="paragraph" style:parent-style-name="Standard">
      <style:paragraph-properties fo:margin-left="0in" fo:margin-right="-0.0984in" fo:text-align="center" style:justify-single-word="false" fo:text-indent="0in" style:auto-text-indent="false"/>
    </style:style>
    <style:style style:name="P1177" style:family="paragraph" style:parent-style-name="Standard">
      <style:paragraph-properties fo:margin-left="0in" fo:margin-right="-0.0984in" fo:text-indent="0in" style:auto-text-indent="false">
        <style:tab-stops>
          <style:tab-stop style:position="1.2791in"/>
          <style:tab-stop style:position="1.4772in"/>
          <style:tab-stop style:position="1.7327in"/>
          <style:tab-stop style:position="2.5236in"/>
          <style:tab-stop style:position="3.1047in"/>
        </style:tab-stops>
      </style:paragraph-properties>
    </style:style>
    <style:style style:name="P1178" style:family="paragraph" style:parent-style-name="Standard">
      <style:paragraph-properties fo:margin-left="0in" fo:margin-right="-0.0984in" fo:text-indent="0in" style:auto-text-indent="false">
        <style:tab-stops>
          <style:tab-stop style:position="1.2791in"/>
          <style:tab-stop style:position="1.4772in"/>
          <style:tab-stop style:position="1.7209in"/>
          <style:tab-stop style:position="2.5236in"/>
          <style:tab-stop style:position="3.1047in"/>
          <style:tab-stop style:position="4.0811in"/>
        </style:tab-stops>
      </style:paragraph-properties>
    </style:style>
    <style:style style:name="P1179" style:family="paragraph" style:parent-style-name="Standard">
      <style:paragraph-properties fo:margin-left="0in" fo:margin-right="-0.0984in" fo:text-indent="0in" style:auto-text-indent="false">
        <style:tab-stops>
          <style:tab-stop style:position="1.4772in"/>
          <style:tab-stop style:position="1.7209in"/>
          <style:tab-stop style:position="1.9189in"/>
          <style:tab-stop style:position="2.5in"/>
          <style:tab-stop style:position="2.872in"/>
          <style:tab-stop style:position="3.7791in"/>
        </style:tab-stops>
      </style:paragraph-properties>
    </style:style>
    <style:style style:name="P1180" style:family="paragraph" style:parent-style-name="Standard">
      <style:paragraph-properties fo:margin-left="0in" fo:margin-right="-0.0984in" fo:text-align="start" style:justify-single-word="false" fo:text-indent="0in" style:auto-text-indent="false">
        <style:tab-stops>
          <style:tab-stop style:position="1.4772in"/>
          <style:tab-stop style:position="1.7209in"/>
          <style:tab-stop style:position="1.9189in"/>
          <style:tab-stop style:position="2.5in"/>
          <style:tab-stop style:position="2.872in"/>
          <style:tab-stop style:position="3.7791in"/>
        </style:tab-stops>
      </style:paragraph-properties>
    </style:style>
    <style:style style:name="P1181" style:family="paragraph" style:parent-style-name="Standard">
      <style:paragraph-properties fo:margin-left="0in" fo:margin-right="-0.0984in" fo:text-indent="0in" style:auto-text-indent="false">
        <style:tab-stops>
          <style:tab-stop style:position="1.4772in"/>
          <style:tab-stop style:position="3.3957in"/>
          <style:tab-stop style:position="4.2799in"/>
        </style:tab-stops>
      </style:paragraph-properties>
    </style:style>
    <style:style style:name="P1182" style:family="paragraph" style:parent-style-name="Standard">
      <style:paragraph-properties fo:margin-left="0in" fo:margin-right="-0.0984in" fo:text-align="center" style:justify-single-word="false" fo:text-indent="0in" style:auto-text-indent="false">
        <style:tab-stops>
          <style:tab-stop style:position="1.477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1183" style:family="paragraph" style:parent-style-name="Standard">
      <style:paragraph-properties fo:margin-left="0in" fo:margin-right="-0.0984in" fo:text-align="end" style:justify-single-word="false" fo:text-indent="0in" style:auto-text-indent="false" style:writing-mode="rl-tb"/>
    </style:style>
    <style:style style:name="P1184" style:family="paragraph" style:parent-style-name="Standard">
      <style:paragraph-properties fo:margin-left="-0.0984in" fo:margin-right="-0.1972in" fo:text-align="justify" style:justify-single-word="false" fo:text-indent="0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1185" style:family="paragraph" style:parent-style-name="Standard">
      <style:paragraph-properties fo:margin-left="-0.0161in" fo:margin-right="0in" fo:text-align="center" style:justify-single-word="false" fo:text-indent="0in" style:auto-text-indent="false"/>
      <style:text-properties style:font-name="Book Antiqua" fo:font-size="14pt" style:font-size-asian="14pt" style:font-name-complex="Traditional Arabic" style:font-size-complex="14pt"/>
    </style:style>
    <style:style style:name="P1186" style:family="paragraph" style:parent-style-name="Standard">
      <style:paragraph-properties fo:margin-left="-0.0161in" fo:margin-right="0in" fo:text-align="center" style:justify-single-word="false" fo:text-indent="0in" style:auto-text-indent="false" style:snap-to-layout-grid="false"/>
      <style:text-properties style:font-name="Book Antiqua" fo:font-size="14pt" style:font-size-asian="14pt" style:font-name-complex="Traditional Arabic" style:font-size-complex="14pt"/>
    </style:style>
    <style:style style:name="P1187" style:family="paragraph" style:parent-style-name="Standard">
      <style:paragraph-properties fo:margin-left="0in" fo:margin-right="0in" fo:text-align="center" style:justify-single-word="false" fo:text-indent="0.0236in" style:auto-text-indent="false"/>
      <style:text-properties style:font-name="Book Antiqua" fo:font-size="14pt" style:font-size-asian="14pt" style:font-name-complex="Traditional Arabic" style:font-size-complex="14pt"/>
    </style:style>
    <style:style style:name="P1188" style:family="paragraph" style:parent-style-name="Standard">
      <style:paragraph-properties fo:margin-left="0in" fo:margin-right="0in" fo:text-align="center" style:justify-single-word="false" fo:text-indent="0.0236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189" style:family="paragraph" style:parent-style-name="Standard">
      <style:paragraph-properties fo:margin-left="0in" fo:margin-right="0in" fo:text-align="center" style:justify-single-word="false" fo:text-indent="0.0236in" style:auto-text-indent="false"/>
      <style:text-properties style:font-name="Book Antiqua" fo:font-size="22pt" style:font-size-asian="22pt" style:font-name-complex="Traditional Arabic" style:font-size-complex="22pt"/>
    </style:style>
    <style:style style:name="P1190" style:family="paragraph" style:parent-style-name="Standard">
      <style:paragraph-properties fo:margin-left="0in" fo:margin-right="0in" fo:text-align="center" style:justify-single-word="false" fo:text-indent="-0.0035in" style:auto-text-indent="false"/>
      <style:text-properties style:font-name="Book Antiqua" fo:font-size="14pt" style:font-size-asian="14pt" style:font-name-complex="Traditional Arabic" style:font-size-complex="14pt"/>
    </style:style>
    <style:style style:name="P1191" style:family="paragraph" style:parent-style-name="Standard">
      <style:paragraph-properties fo:margin-left="0in" fo:margin-right="0in" fo:text-align="center" style:justify-single-word="false" fo:text-indent="-0.0035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192" style:family="paragraph" style:parent-style-name="Standard">
      <style:paragraph-properties fo:margin-left="0in" fo:margin-right="0in" fo:text-align="center" style:justify-single-word="false" fo:text-indent="-0.0035in" style:auto-text-indent="false"/>
      <style:text-properties style:font-name="Book Antiqua" fo:font-size="22pt" style:font-size-asian="22pt" style:font-name-complex="Traditional Arabic" style:font-size-complex="22pt"/>
    </style:style>
    <style:style style:name="P1193" style:family="paragraph" style:parent-style-name="Standard">
      <style:paragraph-properties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194" style:family="paragraph" style:parent-style-name="Standard">
      <style:paragraph-properties fo:margin-left="0in" fo:margin-right="0.0181in" fo:text-align="justify" style:justify-single-word="false" fo:text-indent="0.0984in" style:auto-text-indent="false"/>
    </style:style>
    <style:style style:name="P1195" style:family="paragraph" style:parent-style-name="Standard">
      <style:paragraph-properties fo:margin-left="0in" fo:margin-right="0.0181in" fo:text-align="center" style:justify-single-word="false" fo:text-indent="0in" style:auto-text-indent="false"/>
    </style:style>
    <style:style style:name="P1196" style:family="paragraph" style:parent-style-name="Standard">
      <style:paragraph-properties fo:margin-left="0in" fo:margin-right="0in" fo:text-align="center" style:justify-single-word="false" fo:text-indent="0.0146in" style:auto-text-indent="false"/>
      <style:text-properties style:font-name="Book Antiqua" fo:font-size="14pt" style:font-size-asian="14pt" style:font-name-complex="Traditional Arabic" style:font-size-complex="14pt"/>
    </style:style>
    <style:style style:name="P1197" style:family="paragraph" style:parent-style-name="Standard">
      <style:paragraph-properties fo:margin-left="0in" fo:margin-right="0in" fo:text-align="center" style:justify-single-word="false" fo:text-indent="0.0146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198" style:family="paragraph" style:parent-style-name="Standard">
      <style:paragraph-properties fo:margin-left="0in" fo:margin-right="0in" fo:text-align="center" style:justify-single-word="false" fo:text-indent="0.0146in" style:auto-text-indent="false"/>
      <style:text-properties style:font-name="Book Antiqua" fo:font-size="22pt" style:font-size-asian="22pt" style:font-name-complex="Traditional Arabic" style:font-size-complex="22pt"/>
    </style:style>
    <style:style style:name="P1199" style:family="paragraph" style:parent-style-name="Standard">
      <style:paragraph-properties fo:margin-left="0in" fo:margin-right="0in" fo:text-align="center" style:justify-single-word="false" fo:text-indent="0.0228in" style:auto-text-indent="false"/>
      <style:text-properties style:font-name="Book Antiqua" fo:font-size="14pt" style:font-size-asian="14pt" style:font-name-complex="Traditional Arabic" style:font-size-complex="14pt"/>
    </style:style>
    <style:style style:name="P1200" style:family="paragraph" style:parent-style-name="Standard">
      <style:paragraph-properties fo:margin-left="0in" fo:margin-right="0in" fo:text-align="center" style:justify-single-word="false" fo:text-indent="0.0228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201" style:family="paragraph" style:parent-style-name="Standard">
      <style:paragraph-properties fo:margin-left="0in" fo:margin-right="0in" fo:text-align="center" style:justify-single-word="false" fo:text-indent="0.0228in" style:auto-text-indent="false"/>
      <style:text-properties style:font-name="Book Antiqua" fo:font-size="22pt" style:font-size-asian="22pt" style:font-name-complex="Traditional Arabic" style:font-size-complex="22pt"/>
    </style:style>
    <style:style style:name="P1202" style:family="paragraph" style:parent-style-name="Standard">
      <style:paragraph-properties fo:margin-left="0in" fo:margin-right="0in" fo:text-align="center" style:justify-single-word="false" fo:text-indent="-0.0126in" style:auto-text-indent="false"/>
      <style:text-properties style:font-name="Book Antiqua" fo:font-size="14pt" style:font-size-asian="14pt" style:font-name-complex="Traditional Arabic" style:font-size-complex="14pt"/>
    </style:style>
    <style:style style:name="P1203" style:family="paragraph" style:parent-style-name="Standard">
      <style:paragraph-properties fo:margin-left="0in" fo:margin-right="0in" fo:text-align="center" style:justify-single-word="false" fo:text-indent="-0.0126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204" style:family="paragraph" style:parent-style-name="Standard">
      <style:paragraph-properties fo:margin-left="0in" fo:margin-right="0in" fo:text-align="center" style:justify-single-word="false" fo:text-indent="-0.0126in" style:auto-text-indent="false"/>
      <style:text-properties style:font-name="Book Antiqua" fo:font-size="22pt" style:font-size-asian="22pt" style:font-name-complex="Traditional Arabic" style:font-size-complex="22pt"/>
    </style:style>
    <style:style style:name="P1205" style:family="paragraph" style:parent-style-name="Standard">
      <style:paragraph-properties fo:margin-left="-0.0752in" fo:margin-right="0in" fo:text-align="center" style:justify-single-word="false" fo:text-indent="0in" style:auto-text-indent="false"/>
      <style:text-properties style:font-name="Book Antiqua" fo:font-size="22pt" style:font-size-asian="22pt" style:font-name-complex="Traditional Arabic" style:font-size-complex="22pt"/>
    </style:style>
    <style:style style:name="P1206" style:family="paragraph" style:parent-style-name="Standard">
      <style:paragraph-properties fo:margin-left="-0.0453in" fo:margin-right="0in" fo:text-align="center" style:justify-single-word="false" fo:text-indent="0in" style:auto-text-indent="false"/>
      <style:text-properties style:font-name="Book Antiqua" fo:font-size="14pt" style:font-size-asian="14pt" style:font-name-complex="Traditional Arabic" style:font-size-complex="14pt"/>
    </style:style>
    <style:style style:name="P1207" style:family="paragraph" style:parent-style-name="Standard">
      <style:paragraph-properties fo:margin-left="-0.0453in" fo:margin-right="0in" fo:text-align="center" style:justify-single-word="false" fo:text-indent="0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208" style:family="paragraph" style:parent-style-name="Standard">
      <style:paragraph-properties fo:margin-left="-0.0453in" fo:margin-right="0in" fo:text-align="center" style:justify-single-word="false" fo:text-indent="0in" style:auto-text-indent="false"/>
      <style:text-properties style:font-name="Book Antiqua" fo:font-size="22pt" style:font-size-asian="22pt" style:font-name-complex="Traditional Arabic" style:font-size-complex="22pt"/>
    </style:style>
    <style:style style:name="P1209" style:family="paragraph" style:parent-style-name="Standard">
      <style:paragraph-properties fo:margin-left="0in" fo:margin-right="0in" fo:text-align="center" style:justify-single-word="false" fo:text-indent="0.011in" style:auto-text-indent="false"/>
      <style:text-properties style:font-name="Book Antiqua" fo:font-size="14pt" style:font-size-asian="14pt" style:font-name-complex="Traditional Arabic" style:font-size-complex="14pt"/>
    </style:style>
    <style:style style:name="P1210" style:family="paragraph" style:parent-style-name="Standard">
      <style:paragraph-properties fo:margin-left="0in" fo:margin-right="0in" fo:text-align="center" style:justify-single-word="false" fo:text-indent="0.011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211" style:family="paragraph" style:parent-style-name="Standard">
      <style:paragraph-properties fo:margin-left="0in" fo:margin-right="0in" fo:text-align="center" style:justify-single-word="false" fo:text-indent="0.011in" style:auto-text-indent="false"/>
      <style:text-properties style:font-name="Book Antiqua" fo:font-size="22pt" style:font-size-asian="22pt" style:font-name-complex="Traditional Arabic" style:font-size-complex="22pt"/>
    </style:style>
    <style:style style:name="P1212" style:family="paragraph" style:parent-style-name="Standard">
      <style:paragraph-properties fo:margin-left="-0.0134in" fo:margin-right="0in" fo:text-align="center" style:justify-single-word="false" fo:text-indent="-0.0134in" style:auto-text-indent="false"/>
      <style:text-properties style:font-name="Book Antiqua" fo:font-size="14pt" style:font-size-asian="14pt" style:font-name-complex="Traditional Arabic" style:font-size-complex="14pt"/>
    </style:style>
    <style:style style:name="P1213" style:family="paragraph" style:parent-style-name="Standard">
      <style:paragraph-properties fo:margin-left="-0.0134in" fo:margin-right="0in" fo:text-align="center" style:justify-single-word="false" fo:text-indent="-0.0134in" style:auto-text-indent="false" style:snap-to-layout-grid="false"/>
      <style:text-properties style:font-name="Book Antiqua" fo:font-size="16pt" style:font-size-asian="16pt" style:font-name-complex="Traditional Arabic" style:font-size-complex="16pt"/>
    </style:style>
    <style:style style:name="P1214" style:family="paragraph" style:parent-style-name="Standard">
      <style:paragraph-properties fo:margin-left="-0.0134in" fo:margin-right="0in" fo:text-align="center" style:justify-single-word="false" fo:text-indent="-0.0134in" style:auto-text-indent="false"/>
      <style:text-properties style:font-name="Book Antiqua" fo:font-size="22pt" style:font-size-asian="22pt" style:font-name-complex="Traditional Arabic" style:font-size-complex="22pt"/>
    </style:style>
    <style:style style:name="P1215" style:family="paragraph" style:parent-style-name="Standard">
      <style:paragraph-properties fo:margin-left="-0.1972in" fo:margin-right="-0.1972in" fo:line-height="115%" fo:text-align="end" style:justify-single-word="false" fo:text-indent="0in" style:auto-text-indent="false">
        <style:tab-stops>
          <style:tab-stop style:position="2.2681in"/>
        </style:tab-stops>
      </style:paragraph-properties>
      <style:text-properties style:font-name="Book Antiqua" fo:font-size="24pt" style:font-size-asian="24pt" style:font-size-complex="24pt"/>
    </style:style>
    <style:style style:name="P1216" style:family="paragraph" style:parent-style-name="Standard">
      <style:paragraph-properties fo:margin-left="0in" fo:margin-right="0in" fo:text-indent="0.3937in" style:auto-text-indent="false">
        <style:tab-stops>
          <style:tab-stop style:position="1.2799in"/>
          <style:tab-stop style:position="2.9535in"/>
          <style:tab-stop style:position="4.4299in"/>
          <style:tab-stop style:position="5.7681in" style:type="right"/>
        </style:tab-stops>
      </style:paragraph-properties>
    </style:style>
    <style:style style:name="P1217" style:family="paragraph" style:parent-style-name="Standard">
      <style:paragraph-properties fo:margin-left="-0.0756in" fo:margin-right="0in" fo:line-height="150%" fo:text-indent="0.0984in" style:auto-text-indent="false"/>
      <style:text-properties style:font-name="Book Antiqua" fo:font-size="16pt" style:font-size-asian="16pt" style:font-name-complex="Traditional Arabic" style:font-size-complex="16pt"/>
    </style:style>
    <style:style style:name="P1218" style:family="paragraph" style:parent-style-name="Standard">
      <style:paragraph-properties fo:margin-left="1.3783in" fo:margin-right="0in" fo:text-indent="0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1219" style:family="paragraph" style:parent-style-name="Standard">
      <style:paragraph-properties fo:margin-left="1.3783in" fo:margin-right="0in" fo:text-indent="0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220" style:family="paragraph" style:parent-style-name="Standard">
      <style:paragraph-properties fo:margin-left="-0.0984in" fo:margin-right="-0.3937in" fo:text-indent="0in" style:auto-text-indent="false"/>
    </style:style>
    <style:style style:name="P1221" style:family="paragraph" style:parent-style-name="Standard">
      <style:paragraph-properties fo:margin-left="-0.0984in" fo:margin-right="-0.3937in" fo:text-indent="0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1222" style:family="paragraph" style:parent-style-name="Standard">
      <style:paragraph-properties fo:margin-left="-0.0984in" fo:margin-right="-0.3937in" fo:text-indent="0in" style:auto-text-indent="false">
        <style:tab-stops>
          <style:tab-stop style:position="0.3937in"/>
        </style:tab-stops>
      </style:paragraph-properties>
    </style:style>
    <style:style style:name="P1223" style:family="paragraph" style:parent-style-name="Standard">
      <style:paragraph-properties fo:margin-left="-0.0984in" fo:margin-right="-0.3937in" fo:text-indent="0in" style:auto-text-indent="false">
        <style:tab-stops>
          <style:tab-stop style:position="0.3937in"/>
          <style:tab-stop style:position="3.6047in"/>
        </style:tab-stops>
      </style:paragraph-properties>
    </style:style>
    <style:style style:name="P1224" style:family="paragraph" style:parent-style-name="Standard">
      <style:paragraph-properties fo:margin-left="-0.0984in" fo:margin-right="-0.3937in" fo:text-indent="0in" style:auto-text-indent="false"/>
      <style:text-properties style:font-name="Book Antiqua" fo:font-size="6pt" style:font-size-asian="6pt" style:font-name-complex="Traditional Arabic" style:font-size-complex="6pt"/>
    </style:style>
    <style:style style:name="P1225" style:family="paragraph" style:parent-style-name="Standard">
      <style:paragraph-properties fo:margin-left="0.4925in" fo:margin-right="0in" fo:text-indent="0.0984in" style:auto-text-indent="false">
        <style:tab-stops>
          <style:tab-stop style:position="1.0835in"/>
          <style:tab-stop style:position="1.9689in"/>
          <style:tab-stop style:position="3.15in"/>
        </style:tab-stops>
      </style:paragraph-properties>
    </style:style>
    <style:style style:name="P1226" style:family="paragraph" style:parent-style-name="Standard">
      <style:paragraph-properties fo:margin-left="0.5909in" fo:margin-right="0in" fo:text-indent="0.0984in" style:auto-text-indent="false">
        <style:tab-stops>
          <style:tab-stop style:position="1.0835in"/>
          <style:tab-stop style:position="1.9689in"/>
          <style:tab-stop style:position="3.15in"/>
          <style:tab-stop style:position="3.6047in"/>
        </style:tab-stops>
      </style:paragraph-properties>
    </style:style>
    <style:style style:name="P1227" style:family="paragraph" style:parent-style-name="Standard">
      <style:paragraph-properties fo:margin-left="0.1972in" fo:margin-right="0in" fo:text-indent="0.0984in" style:auto-text-indent="false">
        <style:tab-stops>
          <style:tab-stop style:position="0.9846in"/>
          <style:tab-stop style:position="2.5598in"/>
        </style:tab-stops>
      </style:paragraph-properties>
    </style:style>
    <style:style style:name="P1228" style:family="paragraph" style:parent-style-name="Standard">
      <style:paragraph-properties fo:margin-left="0.4917in" fo:margin-right="0in" fo:text-indent="0.4917in" style:auto-text-indent="false"/>
    </style:style>
    <style:style style:name="P1229" style:family="paragraph" style:parent-style-name="Standard">
      <style:paragraph-properties fo:margin-left="0.4917in" fo:margin-right="-0.0992in" fo:text-indent="0.4917in" style:auto-text-indent="false">
        <style:tab-stops>
          <style:tab-stop style:position="1.4772in"/>
        </style:tab-stops>
      </style:paragraph-properties>
    </style:style>
    <style:style style:name="P1230" style:family="paragraph" style:parent-style-name="Standard">
      <style:paragraph-properties fo:margin-left="0in" fo:margin-right="0.3752in" fo:text-indent="0in" style:auto-text-indent="false">
        <style:tab-stops>
          <style:tab-stop style:position="1.5752in"/>
          <style:tab-stop style:position="3.3957in"/>
          <style:tab-stop style:position="6.5in" style:type="right"/>
        </style:tab-stops>
      </style:paragraph-properties>
    </style:style>
    <style:style style:name="P1231" style:family="paragraph" style:parent-style-name="Footnote">
      <style:text-properties fo:font-size="16pt" style:font-size-asian="16pt" style:font-size-complex="16pt"/>
    </style:style>
    <style:style style:name="P1232" style:family="paragraph" style:parent-style-name="Footnote">
      <style:text-properties fo:font-size="16pt" style:font-size-asian="16pt" style:font-name-complex="Traditional Arabic" style:font-size-complex="16pt"/>
    </style:style>
    <style:style style:name="P1233" style:family="paragraph" style:parent-style-name="Footnote">
      <style:text-properties fo:font-size="10pt" style:font-size-asian="10pt" style:font-size-complex="10pt"/>
    </style:style>
    <style:style style:name="P1234" style:family="paragraph" style:parent-style-name="Footnote">
      <style:paragraph-properties fo:text-align="center" style:justify-single-word="false"/>
    </style:style>
    <style:style style:name="P1235" style:family="paragraph" style:parent-style-name="Footnote">
      <style:text-properties style:text-position="super 58%" style:font-name-complex="Traditional Arabic"/>
    </style:style>
    <style:style style:name="P1236" style:family="paragraph" style:parent-style-name="Footnote">
      <style:text-properties fo:font-size="12pt" style:font-size-asian="12pt" style:font-size-complex="12pt"/>
    </style:style>
    <style:style style:name="P1237" style:family="paragraph" style:parent-style-name="Footnote">
      <style:text-properties fo:font-size="11pt" style:font-size-asian="11pt" style:font-size-complex="11pt"/>
    </style:style>
    <style:style style:name="P1238" style:family="paragraph" style:parent-style-name="Footnote">
      <style:text-properties style:font-name-complex="Traditional Arabic"/>
    </style:style>
    <style:style style:name="P1239" style:family="paragraph" style:parent-style-name="Footnote">
      <style:text-properties fo:font-style="italic" style:font-style-asian="italic" style:font-name-complex="Traditional Arabic" style:font-style-complex="italic"/>
    </style:style>
    <style:style style:name="P1240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3.3957in"/>
          <style:tab-stop style:position="5.7681in" style:type="right"/>
        </style:tab-stops>
      </style:paragraph-properties>
    </style:style>
    <style:style style:name="P1241" style:family="paragraph" style:parent-style-name="Standard" style:master-page-name="">
      <style:paragraph-properties style:page-number="auto" fo:break-before="auto" fo:break-after="auto">
        <style:tab-stops>
          <style:tab-stop style:position="3.3957in"/>
          <style:tab-stop style:position="4.2799in"/>
        </style:tab-stops>
      </style:paragraph-properties>
    </style:style>
    <style:style style:name="P1242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243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2.2681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244" style:family="paragraph" style:parent-style-name="Standard">
      <style:paragraph-properties fo:margin-left="0.9835in" fo:margin-right="0in" fo:text-indent="0.4917in" style:auto-text-indent="false">
        <style:tab-stops>
          <style:tab-stop style:position="1.5752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245" style:family="paragraph" style:parent-style-name="Абзац_20_списка" style:list-style-name="WW8Num26">
      <style:paragraph-properties>
        <style:tab-stops>
          <style:tab-stop style:position="0.7874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246" style:family="paragraph" style:parent-style-name="Абзац_20_списка" style:list-style-name="WW8Num26">
      <style:paragraph-properties fo:margin-left="0in" fo:margin-right="0in" fo:text-indent="0.0984in" style:auto-text-indent="false">
        <style:tab-stops>
          <style:tab-stop style:position="0.3937in"/>
          <style:tab-stop style:position="2.8839in" style:type="center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247" style:family="paragraph" style:parent-style-name="Абзац_20_списка" style:list-style-name="WW8Num26">
      <style:paragraph-properties fo:margin-left="0in" fo:margin-right="0in" fo:line-height="150%" fo:text-indent="0.0984in" style:auto-text-indent="false">
        <style:tab-stops>
          <style:tab-stop style:position="0.3937in"/>
          <style:tab-stop style:position="1.3839in"/>
          <style:tab-stop style:position="2.8839in" style:type="center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248" style:family="paragraph" style:parent-style-name="Абзац_20_списка" style:list-style-name="WW8Num38">
      <style:paragraph-properties fo:margin-left="0in" fo:margin-right="0in" fo:text-indent="0.0984in" style:auto-text-indent="false">
        <style:tab-stops>
          <style:tab-stop style:position="0.393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249" style:family="paragraph" style:parent-style-name="Абзац_20_списка" style:list-style-name="WW8Num40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1.9689in"/>
          <style:tab-stop style:position="2.5598in"/>
        </style:tab-stops>
      </style:paragraph-properties>
    </style:style>
    <style:style style:name="P1250" style:family="paragraph" style:parent-style-name="Абзац_20_списка" style:list-style-name="WW8Num40">
      <style:paragraph-properties fo:margin-left="0in" fo:margin-right="0in" fo:text-align="justify" style:justify-single-word="false" fo:text-indent="0.0984in" style:auto-text-indent="false">
        <style:tab-stops>
          <style:tab-stop style:position="0.7874in"/>
          <style:tab-stop style:position="2.5598in"/>
        </style:tab-stops>
      </style:paragraph-properties>
    </style:style>
    <style:style style:name="P1251" style:family="paragraph" style:parent-style-name="Абзац_20_списка" style:list-style-name="WW8Num40">
      <style:paragraph-properties fo:margin-left="0in" fo:margin-right="0in" fo:text-indent="0.0984in" style:auto-text-indent="false">
        <style:tab-stops>
          <style:tab-stop style:position="0.7874in"/>
          <style:tab-stop style:position="2.8547in"/>
        </style:tab-stops>
      </style:paragraph-properties>
    </style:style>
    <style:style style:name="P1252" style:family="paragraph" style:parent-style-name="Абзац_20_списка" style:list-style-name="WW8Num38">
      <style:paragraph-properties fo:margin-left="0in" fo:margin-right="0in" fo:line-height="150%" fo:text-indent="0.0984in" style:auto-text-indent="false">
        <style:tab-stops>
          <style:tab-stop style:position="0.0984in"/>
        </style:tab-stops>
      </style:paragraph-properties>
    </style:style>
    <style:style style:name="P1253" style:family="paragraph" style:parent-style-name="Standard">
      <style:paragraph-properties fo:text-align="justify" style:justify-single-word="false"/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54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55" style:family="paragraph" style:parent-style-name="Standard">
      <style:paragraph-properties fo:text-align="center" style:justify-single-word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56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57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58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59" style:family="paragraph" style:parent-style-name="Standard">
      <style:paragraph-properties fo:text-align="center" style:justify-single-word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P1260" style:family="paragraph" style:parent-style-name="Standard" style:list-style-name="">
      <style:paragraph-properties fo:line-height="150%" fo:text-align="center" style:justify-single-word="false">
        <style:tab-stops>
          <style:tab-stop style:position="1.7673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261" style:family="paragraph" style:parent-style-name="Standard">
      <style:paragraph-properties fo:text-align="center" style:justify-single-word="false"/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2" style:family="paragraph" style:parent-style-name="Standard">
      <style:paragraph-properties fo:text-align="center" style:justify-single-word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3" style:family="paragraph" style:parent-style-name="Standard">
      <style:paragraph-properties fo:text-align="center" style:justify-single-word="false">
        <style:tab-stops>
          <style:tab-stop style:position="1.4075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4" style:family="paragraph" style:parent-style-name="Standard">
      <style:paragraph-properties fo:text-align="center" style:justify-single-word="false">
        <style:tab-stops>
          <style:tab-stop style:position="3.4374in" style:type="center"/>
          <style:tab-stop style:position="5.4791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5" style:family="paragraph" style:parent-style-name="Standard">
      <style:paragraph-properties fo:text-align="center" style:justify-single-word="false">
        <style:tab-stops>
          <style:tab-stop style:position="2.7563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6" style:family="paragraph" style:parent-style-name="Standard">
      <style:paragraph-properties fo:text-align="center" style:justify-single-word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7" style:family="paragraph" style:parent-style-name="Standard">
      <style:paragraph-properties fo:text-align="center" style:justify-single-word="false">
        <style:tab-stops>
          <style:tab-stop style:position="2.8839in" style:type="center"/>
          <style:tab-stop style:position="5.2555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68" style:family="paragraph" style:parent-style-name="Standard">
      <style:paragraph-properties fo:text-align="center" style:justify-single-word="false"/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69" style:family="paragraph" style:parent-style-name="Standard">
      <style:paragraph-properties fo:text-align="center" style:justify-single-word="false">
        <style:tab-stops>
          <style:tab-stop style:position="2.2681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0" style:family="paragraph" style:parent-style-name="Standard">
      <style:paragraph-properties fo:text-align="center" style:justify-single-word="false">
        <style:tab-stops>
          <style:tab-stop style:position="3.2673in"/>
          <style:tab-stop style:position="3.3957in"/>
          <style:tab-stop style:position="3.9772in"/>
          <style:tab-stop style:position="4.5in"/>
          <style:tab-stop style:position="4.6283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1" style:family="paragraph" style:parent-style-name="Standard">
      <style:paragraph-properties fo:text-align="center" style:justify-single-word="false">
        <style:tab-stops>
          <style:tab-stop style:position="1.7673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2" style:family="paragraph" style:parent-style-name="Standard">
      <style:paragraph-properties fo:text-align="center" style:justify-single-word="false">
        <style:tab-stops>
          <style:tab-stop style:position="1.5937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3" style:family="paragraph" style:parent-style-name="Standard">
      <style:paragraph-properties fo:text-align="center" style:justify-single-word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4" style:family="paragraph" style:parent-style-name="Standard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75" style:family="paragraph" style:parent-style-name="Standard" style:list-style-name="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0pt" style:text-underline-style="solid" style:text-underline-width="auto" style:text-underline-color="font-color" fo:font-weight="bold" style:font-size-asian="20pt" style:font-weight-asian="bold" style:font-name-complex="Traditional Arabic" style:font-size-complex="20pt" style:font-weight-complex="bold"/>
    </style:style>
    <style:style style:name="P1276" style:family="paragraph" style:parent-style-name="Standard" style:list-style-name="">
      <style:paragraph-properties fo:text-align="center" style:justify-single-word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2pt" style:font-size-asian="22pt" style:font-size-complex="22pt"/>
    </style:style>
    <style:style style:name="P1277" style:family="paragraph" style:parent-style-name="Standard" style:list-style-name="">
      <style:paragraph-properties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1278" style:family="paragraph" style:parent-style-name="Standard" style:list-style-name="">
      <style:paragraph-properties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  <style:text-properties style:font-name-complex="Traditional Arabic"/>
    </style:style>
    <style:style style:name="P1279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8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8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3839in"/>
          <style:tab-stop style:position="2.8839in" style:type="center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8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0472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283" style:family="paragraph" style:parent-style-name="Standard">
      <style:paragraph-properties fo:margin-left="0in" fo:margin-right="0in" fo:text-align="center" style:justify-single-word="false" fo:text-indent="0.0984in" style:auto-text-indent="false"/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8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85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86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87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P128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8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7874in"/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9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2791in"/>
          <style:tab-stop style:position="1.5346in"/>
          <style:tab-stop style:position="3.3957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9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2.7709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292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93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3.15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94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95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296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Book Antiqua" style:font-size-complex="16pt" style:font-style-complex="italic"/>
    </style:style>
    <style:style style:name="P1297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5.1165in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Book Antiqua" style:font-size-complex="16pt" style:font-style-complex="italic"/>
    </style:style>
    <style:style style:name="P1298" style:family="paragraph" style:parent-style-name="Standard">
      <style:paragraph-properties fo:margin-left="0in" fo:margin-right="0in" fo:text-indent="0.0984in" style:auto-text-indent="false"/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Traditional Arabic" style:font-size-complex="16pt" style:font-style-complex="italic"/>
    </style:style>
    <style:style style:name="P1299" style:family="paragraph" style:parent-style-name="Standard">
      <style:paragraph-properties fo:margin-left="0in" fo:margin-right="0in" fo:text-indent="0.0984in" style:auto-text-indent="false">
        <style:tab-stops>
          <style:tab-stop style:position="1.8138in"/>
        </style:tab-stops>
      </style:paragraph-properties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Traditional Arabic" style:font-size-complex="16pt" style:font-style-complex="italic"/>
    </style:style>
    <style:style style:name="P1300" style:family="paragraph" style:parent-style-name="Standard">
      <style:paragraph-properties fo:margin-left="0in" fo:margin-right="0in" fo:text-indent="0.0984in" style:auto-text-indent="false">
        <style:tab-stops>
          <style:tab-stop style:position="0.8862in"/>
          <style:tab-stop style:position="3.3957in"/>
          <style:tab-stop style:position="5.7681in" style:type="right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1301" style:family="paragraph" style:parent-style-name="Standard">
      <style:paragraph-properties fo:margin-left="0in" fo:margin-right="0in" fo:text-align="justify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Traditional Arabic" style:font-size-complex="16pt"/>
    </style:style>
    <style:style style:name="P1302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Traditional Arabic" style:font-size-complex="16pt"/>
    </style:style>
    <style:style style:name="P1303" style:family="paragraph" style:parent-style-name="Standard">
      <style:paragraph-properties fo:margin-left="0in" fo:margin-right="0in" fo:text-indent="0.0984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304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305" style:family="paragraph" style:parent-style-name="Standard" style:list-style-name="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306" style:family="paragraph" style:parent-style-name="Standard" style:list-style-name="">
      <style:paragraph-properties fo:margin-left="0in" fo:margin-right="0in" fo:line-height="150%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307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style:font-size-asian="16pt" style:font-name-complex="Traditional Arabic" style:font-size-complex="16pt"/>
    </style:style>
    <style:style style:name="P1308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language="en" fo:country="US" style:font-size-asian="16pt" style:font-name-complex="Traditional Arabic" style:font-size-complex="16pt"/>
    </style:style>
    <style:style style:name="P1309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1.7673in"/>
          <style:tab-stop style:position="2.8839in" style:type="center"/>
          <style:tab-stop style:position="5.1165in"/>
        </style:tab-stops>
      </style:paragraph-properties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P1310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16pt" fo:font-weight="bold" style:font-size-asian="16pt" style:font-weight-asian="bold" style:font-name-complex="Traditional Arabic" style:font-size-complex="16pt" style:font-weight-complex="bold"/>
    </style:style>
    <style:style style:name="P1311" style:family="paragraph" style:parent-style-name="Standard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16pt" fo:font-weight="bold" style:font-size-asian="16pt" style:font-weight-asian="bold" style:font-name-complex="Traditional Arabic" style:font-size-complex="16pt" style:font-weight-complex="bold"/>
    </style:style>
    <style:style style:name="P1312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1.9535in"/>
        </style:tab-stops>
      </style:paragraph-properties>
      <style:text-properties style:font-name="Book Antiqua" fo:font-size="24pt" style:font-size-asian="24pt" style:font-size-complex="24pt"/>
    </style:style>
    <style:style style:name="P1313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font-size-asian="24pt" style:font-size-complex="24pt"/>
    </style:style>
    <style:style style:name="P1314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  <style:text-properties style:font-name="Book Antiqua" fo:font-size="24pt" style:text-underline-style="solid" style:text-underline-width="auto" style:text-underline-color="font-color" style:font-size-asian="24pt" style:font-name-complex="Traditional Arabic" style:font-size-complex="24pt"/>
    </style:style>
    <style:style style:name="P1315" style:family="paragraph" style:parent-style-name="Standard" style:list-style-name="">
      <style:paragraph-properties fo:margin-left="0in" fo:margin-right="0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</style:style>
    <style:style style:name="P1316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256in"/>
          <style:tab-stop style:position="3.6047in"/>
        </style:tab-stops>
      </style:paragraph-properties>
    </style:style>
    <style:style style:name="P1317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8862in"/>
          <style:tab-stop style:position="3.6047in"/>
        </style:tab-stops>
      </style:paragraph-properties>
    </style:style>
    <style:style style:name="P1318" style:family="paragraph" style:parent-style-name="Standard" style:list-style-name="">
      <style:paragraph-properties fo:margin-left="0in" fo:margin-right="0in" fo:text-indent="0.0984in" style:auto-text-indent="false">
        <style:tab-stops>
          <style:tab-stop style:position="0.9846in"/>
          <style:tab-stop style:position="3.6047in"/>
        </style:tab-stops>
      </style:paragraph-properties>
    </style:style>
    <style:style style:name="P1319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320" style:family="paragraph" style:parent-style-name="Standard">
      <style:paragraph-properties fo:margin-left="0in" fo:margin-right="-0.0016in" fo:text-align="center" style:justify-single-word="false" fo:text-indent="0.0984in" style:auto-text-indent="false">
        <style:tab-stops>
          <style:tab-stop style:position="1.3028in"/>
          <style:tab-stop style:position="2.8839in" style:type="center"/>
          <style:tab-stop style:position="3.3957in"/>
          <style:tab-stop style:position="5.7681in" style:type="right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321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322" style:family="paragraph" style:parent-style-name="Standard">
      <style:paragraph-properties fo:margin-left="0in" fo:margin-right="-0.0008in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323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0.9075in"/>
          <style:tab-stop style:position="5.7681in" style:type="right"/>
        </style:tab-stops>
      </style:paragraph-properties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P1324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2.8839in" style:type="center"/>
          <style:tab-stop style:position="4.1626in"/>
          <style:tab-stop style:position="5.1165in"/>
        </style:tab-stops>
      </style:paragraph-properties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P1325" style:family="paragraph" style:parent-style-name="Standard">
      <style:paragraph-properties fo:margin-left="0in" fo:margin-right="-0.0008in" fo:text-align="center" style:justify-single-word="false" fo:text-indent="0.0984in" style:auto-text-indent="false">
        <style:tab-stops>
          <style:tab-stop style:position="6.1035in"/>
        </style:tab-stops>
      </style:paragraph-properties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P1326" style:family="paragraph" style:parent-style-name="Standard">
      <style:paragraph-properties fo:margin-left="0in" fo:margin-right="0.0189in" fo:text-align="center" style:justify-single-word="false" fo:text-indent="0.0984in" style:auto-text-indent="false">
        <style:tab-stops>
          <style:tab-stop style:position="3.3957in"/>
          <style:tab-stop style:position="4.2799in"/>
          <style:tab-stop style:position="6.9898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327" style:family="paragraph" style:parent-style-name="Standard">
      <style:paragraph-properties fo:margin-left="0in" fo:margin-right="0.0189in" fo:line-height="150%" fo:text-indent="0.0984in" style:auto-text-indent="false">
        <style:tab-stops>
          <style:tab-stop style:position="6.9898in"/>
        </style:tab-stops>
      </style:paragraph-properties>
      <style:text-properties style:font-name="Book Antiqua" fo:font-size="16pt" style:font-size-asian="16pt" style:font-name-complex="Book Antiqua" style:font-size-complex="16pt"/>
    </style:style>
    <style:style style:name="P1328" style:family="paragraph" style:parent-style-name="Standard">
      <style:paragraph-properties fo:margin-left="0in" fo:margin-right="0.6882in" fo:text-align="center" style:justify-single-word="false" fo:text-indent="0.0984in" style:auto-text-indent="false">
        <style:tab-stops>
          <style:tab-stop style:position="3.3957in"/>
          <style:tab-stop style:position="4.2799in"/>
        </style:tab-stops>
      </style:paragraph-properties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P1329" style:family="paragraph" style:parent-style-name="Standard">
      <style:paragraph-properties fo:margin-left="-0.0984in" fo:margin-right="-0.0992in" fo:text-align="center" style:justify-single-word="false" fo:text-indent="0in" style:auto-text-indent="false">
        <style:tab-stops>
          <style:tab-stop style:position="3.3957in"/>
          <style:tab-stop style:position="5.7681in" style:type="right"/>
        </style:tab-stops>
      </style:paragraph-properties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P1330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</style:style>
    <style:style style:name="P1331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1332" style:family="paragraph" style:parent-style-name="Standard" style:list-style-name="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</style:style>
    <style:style style:name="P1333" style:family="paragraph" style:parent-style-name="Standard" style:list-style-name="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</style:style>
    <style:style style:name="P1334" style:family="paragraph" style:parent-style-name="Standard" style:list-style-name="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</style:tab-stops>
      </style:paragraph-properties>
      <style:text-properties style:font-name="Book Antiqua" fo:font-size="22pt" style:font-size-asian="22pt" style:font-size-complex="22pt"/>
    </style:style>
    <style:style style:name="P1335" style:family="paragraph" style:parent-style-name="Standard" style:list-style-name="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1336" style:family="paragraph" style:parent-style-name="Standard" style:list-style-name="">
      <style:paragraph-properties fo:margin-left="0in" fo:margin-right="0in" fo:text-align="center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  <style:text-properties style:font-name="Book Antiqua" fo:font-size="22pt" style:font-size-asian="22pt" style:font-size-complex="22pt"/>
    </style:style>
    <style:style style:name="P1337" style:family="paragraph" style:parent-style-name="Standard" style:list-style-name="">
      <style:paragraph-properties fo:margin-left="0in" fo:margin-right="0in" fo:text-align="end" style:justify-single-word="false" fo:text-indent="0in" style:auto-text-indent="false" style:writing-mode="rl-tb">
        <style:tab-stops>
          <style:tab-stop style:position="0.8256in"/>
          <style:tab-stop style:position="3.6047in"/>
          <style:tab-stop style:position="5.0728in"/>
          <style:tab-stop style:position="5.7681in" style:type="right"/>
        </style:tab-stops>
      </style:paragraph-properties>
      <style:text-properties style:font-name="Book Antiqua" fo:font-size="22pt" style:font-size-asian="22pt" style:font-name-complex="Traditional Arabic" style:font-size-complex="22pt"/>
    </style:style>
    <style:style style:name="P133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8256in"/>
          <style:tab-stop style:position="3.6047in"/>
        </style:tab-stops>
      </style:paragraph-properties>
    </style:style>
    <style:style style:name="P1339" style:family="paragraph">
      <style:paragraph-properties fo:text-align="center" style:writing-mode="lr-tb"/>
    </style:style>
    <style:style style:name="P134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0pt" style:font-size-asian="20pt" style:font-name-complex="Traditional Arabic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font-size-asian="20pt" style:font-name-complex="Times New Roman" style:font-size-complex="20pt"/>
    </style:style>
    <style:style style:name="T4" style:family="text">
      <style:text-properties fo:font-size="20pt" style:font-name-asian="Book Antiqua" style:font-size-asian="20pt" style:font-size-complex="20pt"/>
    </style:style>
    <style:style style:name="T5" style:family="text">
      <style:text-properties style:font-name="Book Antiqua" fo:font-size="20pt" style:font-size-asian="20pt" style:font-name-complex="Vrinda" style:font-size-complex="20pt"/>
    </style:style>
    <style:style style:name="T6" style:family="text">
      <style:text-properties style:font-name="Book Antiqua" fo:font-size="20pt" style:font-size-asian="20pt" style:font-name-complex="Traditional Arabic" style:font-size-complex="20pt"/>
    </style:style>
    <style:style style:name="T7" style:family="text">
      <style:text-properties style:font-name="Book Antiqua" fo:font-size="20pt" style:font-size-asian="20pt" style:font-name-complex="Book Antiqua" style:font-size-complex="20pt"/>
    </style:style>
    <style:style style:name="T8" style:family="text">
      <style:text-properties style:font-name="Book Antiqua" fo:font-size="20pt" fo:language="en" fo:country="US" style:font-size-asian="20pt" style:font-name-complex="Book Antiqua" style:font-size-complex="20pt"/>
    </style:style>
    <style:style style:name="T9" style:family="text">
      <style:text-properties style:font-name="Book Antiqua" fo:font-size="20pt" style:font-name-asian="Book Antiqua" style:font-size-asian="20pt" style:font-name-complex="Book Antiqua" style:font-size-complex="20pt"/>
    </style:style>
    <style:style style:name="T10" style:family="text">
      <style:text-properties style:font-name="Book Antiqua" fo:font-size="20pt" style:text-underline-style="solid" style:text-underline-width="auto" style:text-underline-color="font-color" style:font-size-asian="20pt" style:font-name-complex="Traditional Arabic" style:font-size-complex="20pt"/>
    </style:style>
    <style:style style:name="T11" style:family="text">
      <style:text-properties style:font-name="Book Antiqua" fo:font-size="20pt" style:text-underline-style="solid" style:text-underline-width="auto" style:text-underline-color="font-color" style:font-name-asian="Book Antiqua" style:font-size-asian="20pt" style:font-name-complex="Book Antiqua" style:font-size-complex="20pt"/>
    </style:style>
    <style:style style:name="T12" style:family="text">
      <style:text-properties style:font-name="Book Antiqua" fo:language="en" fo:country="US" style:font-name-complex="Book Antiqua"/>
    </style:style>
    <style:style style:name="T13" style:family="text">
      <style:text-properties style:font-name="Book Antiqua" fo:font-size="16pt" fo:font-weight="bold" style:font-size-asian="16pt" style:font-weight-asian="bold" style:font-name-complex="Book Antiqua" style:font-size-complex="16pt" style:font-weight-complex="bold"/>
    </style:style>
    <style:style style:name="T14" style:family="text">
      <style:text-properties style:font-name="Book Antiqua" fo:font-size="16pt" fo:font-weight="bold" style:font-size-asian="16pt" style:font-weight-asian="bold" style:font-name-complex="Traditional Arabic" style:font-size-complex="16pt" style:font-weight-complex="bold"/>
    </style:style>
    <style:style style:name="T15" style:family="text">
      <style:text-properties style:font-name="Book Antiqua" fo:font-size="16pt" style:font-size-asian="16pt" style:font-name-complex="Book Antiqua" style:font-size-complex="16pt"/>
    </style:style>
    <style:style style:name="T16" style:family="text">
      <style:text-properties style:font-name="Book Antiqua" fo:font-size="16pt" style:font-size-asian="16pt" style:font-name-complex="Traditional Arabic" style:font-size-complex="16pt"/>
    </style:style>
    <style:style style:name="T17" style:family="text">
      <style:text-properties style:font-name="Book Antiqua" fo:font-size="16pt" style:font-size-asian="16pt" style:font-name-complex="Traditional Arabic" style:font-size-complex="16pt" style:language-complex="ar" style:country-complex="IQ"/>
    </style:style>
    <style:style style:name="T18" style:family="text">
      <style:text-properties style:font-name="Book Antiqua" fo:font-size="16pt" style:font-size-asian="16pt" style:font-name-complex="Arabic Transparent" style:font-size-complex="16pt"/>
    </style:style>
    <style:style style:name="T19" style:family="text">
      <style:text-properties style:font-name="Book Antiqua" fo:font-size="16pt" style:font-size-asian="16pt" style:font-name-complex="Traditional Arabic Backslanted" style:font-size-complex="16pt"/>
    </style:style>
    <style:style style:name="T20" style:family="text">
      <style:text-properties style:font-name="Book Antiqua" fo:font-size="16pt" fo:language="en" fo:country="US" style:font-size-asian="16pt" style:font-name-complex="Book Antiqua" style:font-size-complex="16pt"/>
    </style:style>
    <style:style style:name="T21" style:family="text">
      <style:text-properties style:font-name="Book Antiqua" fo:font-size="16pt" fo:language="en" fo:country="US" style:font-size-asian="16pt" style:font-name-complex="Traditional Arabic" style:font-size-complex="16pt"/>
    </style:style>
    <style:style style:name="T22" style:family="text">
      <style:text-properties style:font-name="Book Antiqua" fo:font-size="16pt" fo:font-style="italic" style:font-size-asian="16pt" style:font-style-asian="italic" style:font-name-complex="Book Antiqua" style:font-size-complex="16pt" style:font-style-complex="italic"/>
    </style:style>
    <style:style style:name="T23" style:family="text">
      <style:text-properties style:font-name="Book Antiqua" fo:font-size="16pt" fo:font-style="italic" style:font-size-asian="16pt" style:font-style-asian="italic" style:font-name-complex="Traditional Arabic" style:font-size-complex="16pt" style:font-style-complex="italic"/>
    </style:style>
    <style:style style:name="T24" style:family="text"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Book Antiqua" style:font-size-complex="16pt" style:font-style-complex="italic"/>
    </style:style>
    <style:style style:name="T25" style:family="text">
      <style:text-properties style:font-name="Book Antiqua" fo:font-size="16pt" fo:font-style="italic" style:text-underline-style="solid" style:text-underline-width="auto" style:text-underline-color="font-color" style:font-size-asian="16pt" style:font-style-asian="italic" style:font-name-complex="Traditional Arabic" style:font-size-complex="16pt" style:font-style-complex="italic"/>
    </style:style>
    <style:style style:name="T26" style:family="text">
      <style:text-properties style:font-name="Book Antiqua" fo:font-size="16pt" fo:font-style="italic" fo:font-weight="bold" style:font-size-asian="16pt" style:font-style-asian="italic" style:font-weight-asian="bold" style:font-name-complex="Book Antiqua" style:font-size-complex="16pt" style:font-style-complex="italic" style:font-weight-complex="bold"/>
    </style:style>
    <style:style style:name="T27" style:family="text">
      <style:text-properties style:font-name="Book Antiqua" fo:font-size="16pt" style:text-underline-style="solid" style:text-underline-width="auto" style:text-underline-color="font-color" style:font-size-asian="16pt" style:font-name-complex="Book Antiqua" style:font-size-complex="16pt"/>
    </style:style>
    <style:style style:name="T28" style:family="text">
      <style:text-properties style:font-name="Book Antiqua" fo:font-size="16pt" style:text-underline-style="solid" style:text-underline-width="auto" style:text-underline-color="font-color" style:font-size-asian="16pt" style:font-name-complex="Traditional Arabic" style:font-size-complex="16pt"/>
    </style:style>
    <style:style style:name="T29" style:family="text">
      <style:text-properties style:font-name="Book Antiqua" fo:font-size="16pt" style:text-underline-style="solid" style:text-underline-width="auto" style:text-underline-color="font-color" style:font-name-asian="Book Antiqua" style:font-size-asian="16pt" style:font-name-complex="Book Antiqua" style:font-size-complex="16pt"/>
    </style:style>
    <style:style style:name="T30" style:family="text">
      <style:text-properties style:font-name="Book Antiqua" fo:font-size="16pt" style:font-name-asian="Book Antiqua" style:font-size-asian="16pt" style:font-name-complex="Book Antiqua" style:font-size-complex="16pt"/>
    </style:style>
    <style:style style:name="T31" style:family="text">
      <style:text-properties style:font-name="Book Antiqua" fo:font-size="16pt" style:font-name-asian="Book Antiqua" style:font-size-asian="16pt" style:font-name-complex="Traditional Arabic" style:font-size-complex="16pt"/>
    </style:style>
    <style:style style:name="T32" style:family="text">
      <style:text-properties style:font-name="Book Antiqua" fo:font-size="16pt" fo:letter-spacing="0.0071in" style:font-name-asian="Book Antiqua" style:font-size-asian="16pt" style:font-name-complex="Book Antiqua" style:font-size-complex="16pt"/>
    </style:style>
    <style:style style:name="T33" style:family="text">
      <style:text-properties style:font-name="Book Antiqua" style:font-name-complex="Book Antiqua"/>
    </style:style>
    <style:style style:name="T34" style:family="text">
      <style:text-properties style:font-name="Book Antiqua" fo:font-size="18pt" fo:font-weight="bold" style:font-size-asian="18pt" style:font-weight-asian="bold" style:font-name-complex="Book Antiqua" style:font-size-complex="18pt" style:font-weight-complex="bold"/>
    </style:style>
    <style:style style:name="T35" style:family="text">
      <style:text-properties style:font-name="Book Antiqua" fo:font-size="18pt" fo:font-weight="bold" style:font-size-asian="18pt" style:font-weight-asian="bold" style:font-name-complex="Arabic Transparent" style:font-size-complex="18pt" style:font-weight-complex="bold"/>
    </style:style>
    <style:style style:name="T36" style:family="text">
      <style:text-properties style:font-name="Book Antiqua" fo:font-size="18pt" fo:font-weight="bold" style:font-size-asian="18pt" style:font-weight-asian="bold" style:font-name-complex="Traditional Arabic" style:font-size-complex="18pt" style:font-weight-complex="bold"/>
    </style:style>
    <style:style style:name="T37" style:family="text">
      <style:text-properties style:font-name="Book Antiqua" fo:font-size="18pt" style:font-size-asian="18pt" style:font-name-complex="Book Antiqua" style:font-size-complex="18pt"/>
    </style:style>
    <style:style style:name="T38" style:family="text">
      <style:text-properties style:font-name="Book Antiqua" fo:font-size="18pt" style:font-size-asian="18pt" style:font-name-complex="Traditional Arabic" style:font-size-complex="18pt"/>
    </style:style>
    <style:style style:name="T39" style:family="text">
      <style:text-properties style:font-name="Book Antiqua" fo:font-size="18pt" style:font-name-asian="Book Antiqua" style:font-size-asian="18pt" style:font-name-complex="Book Antiqua" style:font-size-complex="18pt"/>
    </style:style>
    <style:style style:name="T40" style:family="text">
      <style:text-properties style:font-name="Book Antiqua" fo:font-size="18pt" fo:font-style="italic" fo:font-weight="bold" style:font-size-asian="18pt" style:font-style-asian="italic" style:font-weight-asian="bold" style:font-name-complex="Traditional Arabic" style:font-size-complex="18pt" style:font-style-complex="italic" style:font-weight-complex="bold"/>
    </style:style>
    <style:style style:name="T41" style:family="text">
      <style:text-properties style:font-name="Book Antiqua" fo:font-size="24pt" style:font-size-asian="24pt" style:font-name-complex="Traditional Arabic" style:font-size-complex="24pt"/>
    </style:style>
    <style:style style:name="T42" style:family="text">
      <style:text-properties style:font-name="Book Antiqua" fo:font-size="24pt" style:font-size-asian="24pt" style:font-name-complex="Traditional Arabic" style:font-size-complex="24pt" style:language-complex="ar" style:country-complex="IQ"/>
    </style:style>
    <style:style style:name="T43" style:family="text">
      <style:text-properties style:font-name="Book Antiqua" fo:font-size="24pt" style:font-size-asian="24pt" style:font-name-complex="Book Antiqua" style:font-size-complex="24pt"/>
    </style:style>
    <style:style style:name="T44" style:family="text">
      <style:text-properties style:font-name="Book Antiqua" fo:font-size="24pt" style:font-size-asian="24pt" style:font-name-complex="Arabic Transparent" style:font-size-complex="20pt"/>
    </style:style>
    <style:style style:name="T45" style:family="text">
      <style:text-properties style:font-name="Book Antiqua" fo:font-size="24pt" style:font-name-asian="Book Antiqua" style:font-size-asian="24pt" style:font-name-complex="Book Antiqua" style:font-size-complex="24pt"/>
    </style:style>
    <style:style style:name="T46" style:family="text">
      <style:text-properties style:font-name="Book Antiqua" fo:font-size="24pt" style:font-name-asian="Book Antiqua" style:font-size-asian="24pt" style:font-name-complex="Book Antiqua" style:font-size-complex="24pt" style:language-complex="ar" style:country-complex="IQ"/>
    </style:style>
    <style:style style:name="T47" style:family="text">
      <style:text-properties style:font-name="Book Antiqua" fo:font-size="24pt" style:font-name-asian="Book Antiqua" style:font-size-asian="24pt" style:font-name-complex="Book Antiqua" style:font-size-complex="20pt"/>
    </style:style>
    <style:style style:name="T48" style:family="text">
      <style:text-properties style:font-name="Book Antiqua" fo:font-size="24pt" fo:language="en" fo:country="US" style:font-size-asian="24pt" style:font-name-complex="Book Antiqua" style:font-size-complex="24pt"/>
    </style:style>
    <style:style style:name="T49" style:family="text">
      <style:text-properties style:font-name="Book Antiqua" fo:font-size="24pt" fo:language="en" fo:country="US" style:font-size-asian="24pt" style:font-name-complex="Traditional Arabic" style:font-size-complex="24pt"/>
    </style:style>
    <style:style style:name="T50" style:family="text">
      <style:text-properties style:font-name="Book Antiqua" fo:font-size="24pt" fo:language="en" fo:country="US" style:font-name-asian="Book Antiqua" style:font-size-asian="24pt" style:font-name-complex="Book Antiqua" style:font-size-complex="24pt"/>
    </style:style>
    <style:style style:name="T51" style:family="text">
      <style:text-properties style:font-name="Book Antiqua" fo:font-size="24pt" style:text-underline-style="solid" style:text-underline-width="auto" style:text-underline-color="font-color" style:font-size-asian="24pt" style:font-name-complex="Traditional Arabic" style:font-size-complex="24pt"/>
    </style:style>
    <style:style style:name="T52" style:family="text">
      <style:text-properties style:font-name="Book Antiqua" fo:font-size="24pt" style:text-underline-style="solid" style:text-underline-width="auto" style:text-underline-color="font-color" style:font-size-asian="24pt" style:font-name-complex="Book Antiqua" style:font-size-complex="24pt"/>
    </style:style>
    <style:style style:name="T53" style:family="text">
      <style:text-properties style:font-name="Book Antiqua" fo:font-size="24pt" style:text-underline-style="solid" style:text-underline-width="auto" style:text-underline-color="font-color" style:font-name-asian="Book Antiqua" style:font-size-asian="24pt" style:font-name-complex="Book Antiqua" style:font-size-complex="24pt"/>
    </style:style>
    <style:style style:name="T54" style:family="text">
      <style:text-properties style:font-name="Book Antiqua" fo:font-size="24pt" fo:font-weight="bold" style:font-size-asian="24pt" style:font-weight-asian="bold" style:font-name-complex="Traditional Arabic" style:font-size-complex="24pt" style:font-weight-complex="bold"/>
    </style:style>
    <style:style style:name="T55" style:family="text">
      <style:text-properties style:font-name="Book Antiqua" fo:font-size="24pt" fo:font-weight="bold" style:font-size-asian="24pt" style:font-weight-asian="bold" style:font-name-complex="Book Antiqua" style:font-size-complex="24pt" style:font-weight-complex="bold"/>
    </style:style>
    <style:style style:name="T56" style:family="text">
      <style:text-properties style:font-name="Book Antiqua" fo:font-size="24pt" fo:font-weight="bold" style:font-name-asian="Book Antiqua" style:font-size-asian="24pt" style:font-weight-asian="bold" style:font-name-complex="Book Antiqua" style:font-size-complex="24pt" style:font-weight-complex="bold"/>
    </style:style>
    <style:style style:name="T57" style:family="text">
      <style:text-properties style:font-name="Book Antiqua" fo:font-size="24pt" fo:letter-spacing="0.0071in" style:font-size-asian="24pt" style:font-name-complex="Traditional Arabic" style:font-size-complex="24pt"/>
    </style:style>
    <style:style style:name="T58" style:family="text">
      <style:text-properties style:font-name="Book Antiqua" fo:font-size="24pt" fo:font-style="italic" style:font-name-asian="Book Antiqua" style:font-size-asian="24pt" style:font-style-asian="italic" style:font-name-complex="Book Antiqua" style:font-size-complex="24pt" style:font-style-complex="italic"/>
    </style:style>
    <style:style style:name="T59" style:family="text">
      <style:text-properties style:font-name="Book Antiqua" fo:font-size="24pt" fo:language="ba" fo:country="RU" style:font-size-asian="24pt" style:font-name-complex="Traditional Arabic" style:font-size-complex="24pt"/>
    </style:style>
    <style:style style:name="T60" style:family="text">
      <style:text-properties style:font-name="Book Antiqua" style:font-name-complex="Traditional Arabic"/>
    </style:style>
    <style:style style:name="T61" style:family="text">
      <style:text-properties style:font-name="Book Antiqua" fo:font-size="8pt" style:font-size-asian="8pt" style:font-name-complex="Book Antiqua" style:font-size-complex="8pt"/>
    </style:style>
    <style:style style:name="T62" style:family="text">
      <style:text-properties style:font-name="Book Antiqua" fo:font-size="8pt" style:text-underline-style="solid" style:text-underline-width="auto" style:text-underline-color="font-color" style:font-size-asian="8pt" style:font-name-complex="Book Antiqua" style:font-size-complex="8pt"/>
    </style:style>
    <style:style style:name="T63" style:family="text">
      <style:text-properties style:font-name="Book Antiqua" fo:font-size="6pt" style:font-size-asian="6pt" style:font-name-complex="Book Antiqua" style:font-size-complex="6pt"/>
    </style:style>
    <style:style style:name="T64" style:family="text">
      <style:text-properties style:font-name="Book Antiqua" fo:font-size="6pt" style:font-size-asian="6pt" style:font-name-complex="Traditional Arabic" style:font-size-complex="6pt"/>
    </style:style>
    <style:style style:name="T65" style:family="text">
      <style:text-properties style:font-name="Book Antiqua" fo:font-size="6pt" fo:font-weight="bold" style:font-size-asian="6pt" style:font-weight-asian="bold" style:font-name-complex="Book Antiqua" style:font-size-complex="6pt" style:font-weight-complex="bold"/>
    </style:style>
    <style:style style:name="T66" style:family="text">
      <style:text-properties style:font-name="Book Antiqua" fo:font-size="22pt" style:font-size-asian="22pt" style:font-name-complex="Traditional Arabic" style:font-size-complex="22pt"/>
    </style:style>
    <style:style style:name="T67" style:family="text">
      <style:text-properties style:font-name="Book Antiqua" fo:font-size="22pt" style:font-size-asian="22pt" style:font-name-complex="Traditional Arabic" style:font-size-complex="22pt" style:language-complex="ar" style:country-complex="EG"/>
    </style:style>
    <style:style style:name="T68" style:family="text">
      <style:text-properties style:font-name="Book Antiqua" fo:font-size="22pt" style:font-size-asian="22pt" style:font-name-complex="Book Antiqua" style:font-size-complex="22pt"/>
    </style:style>
    <style:style style:name="T69" style:family="text">
      <style:text-properties style:font-name="Book Antiqua" fo:font-size="22pt" style:font-name-asian="Book Antiqua" style:font-size-asian="22pt" style:font-name-complex="Book Antiqua" style:font-size-complex="22pt"/>
    </style:style>
    <style:style style:name="T70" style:family="text">
      <style:text-properties style:font-name="Book Antiqua" fo:font-size="22pt" style:font-name-asian="Book Antiqua" style:font-size-asian="22pt" style:font-name-complex="Book Antiqua" style:font-size-complex="22pt" style:language-complex="ar" style:country-complex="EG"/>
    </style:style>
    <style:style style:name="T71" style:family="text">
      <style:text-properties style:font-name="Book Antiqua" fo:font-size="22pt" style:text-underline-style="solid" style:text-underline-width="auto" style:text-underline-color="font-color" style:font-size-asian="22pt" style:font-name-complex="Traditional Arabic" style:font-size-complex="22pt"/>
    </style:style>
    <style:style style:name="T72" style:family="text">
      <style:text-properties style:font-name="Book Antiqua" fo:font-size="22pt" style:text-underline-style="solid" style:text-underline-width="auto" style:text-underline-color="font-color" style:font-name-asian="Book Antiqua" style:font-size-asian="22pt" style:font-name-complex="Book Antiqua" style:font-size-complex="22pt"/>
    </style:style>
    <style:style style:name="T73" style:family="text">
      <style:text-properties style:font-name="Book Antiqua" fo:font-size="22pt" fo:font-weight="bold" style:font-name-asian="Book Antiqua" style:font-size-asian="22pt" style:font-weight-asian="bold" style:font-name-complex="Book Antiqua" style:font-size-complex="22pt" style:language-complex="ar" style:country-complex="EG" style:font-weight-complex="bold"/>
    </style:style>
    <style:style style:name="T74" style:family="text">
      <style:text-properties style:font-name="Book Antiqua" fo:font-size="22pt" fo:font-style="normal" style:font-size-asian="22pt" style:font-style-asian="normal" style:font-name-complex="Traditional Arabic" style:font-size-complex="22pt" style:language-complex="ar" style:country-complex="EG" style:font-style-complex="normal"/>
    </style:style>
    <style:style style:name="T75" style:family="text">
      <style:text-properties style:font-name="Book Antiqua" fo:font-size="22pt" fo:font-style="normal" style:font-name-asian="Book Antiqua" style:font-size-asian="22pt" style:font-style-asian="normal" style:font-name-complex="Book Antiqua" style:font-size-complex="22pt" style:language-complex="ar" style:country-complex="EG" style:font-style-complex="normal"/>
    </style:style>
    <style:style style:name="T76" style:family="text">
      <style:text-properties style:font-name="Book Antiqua" fo:font-size="14pt" style:font-size-asian="14pt" style:font-name-complex="Traditional Arabic" style:font-size-complex="14pt"/>
    </style:style>
    <style:style style:name="T77" style:family="text">
      <style:text-properties style:font-name="Book Antiqua" fo:font-size="14pt" style:font-size-asian="14pt" style:font-name-complex="Book Antiqua" style:font-size-complex="14pt"/>
    </style:style>
    <style:style style:name="T78" style:family="text">
      <style:text-properties style:font-name="Book Antiqua" fo:font-size="14pt" style:text-underline-style="solid" style:text-underline-width="auto" style:text-underline-color="font-color" style:font-size-asian="14pt" style:font-name-complex="Traditional Arabic" style:font-size-complex="14pt"/>
    </style:style>
    <style:style style:name="T79" style:family="text">
      <style:text-properties style:font-name="Book Antiqua" fo:font-size="14pt" fo:language="en" fo:country="US" style:font-size-asian="14pt" style:font-name-complex="Book Antiqua" style:font-size-complex="14pt"/>
    </style:style>
    <style:style style:name="T80" style:family="text">
      <style:text-properties style:font-name="Book Antiqua" fo:font-size="10pt" style:font-size-asian="10pt" style:font-name-complex="Book Antiqua" style:font-size-complex="10pt"/>
    </style:style>
    <style:style style:name="T81" style:family="text">
      <style:text-properties style:font-name="Book Antiqua" fo:font-size="10pt" style:font-size-asian="10pt" style:font-name-complex="Traditional Arabic" style:font-size-complex="10pt"/>
    </style:style>
    <style:style style:name="T82" style:family="text">
      <style:text-properties style:font-name="Book Antiqua" fo:font-size="26pt" style:font-size-asian="26pt" style:font-name-complex="Traditional Arabic" style:font-size-complex="26pt"/>
    </style:style>
    <style:style style:name="T83" style:family="text">
      <style:text-properties style:font-name="Book Antiqua" fo:font-size="26pt" style:font-size-asian="26pt" style:font-name-complex="Book Antiqua" style:font-size-complex="26pt"/>
    </style:style>
    <style:style style:name="T84" style:family="text">
      <style:text-properties style:font-name="Book Antiqua" fo:font-size="26pt" style:font-name-asian="Book Antiqua" style:font-size-asian="26pt" style:font-name-complex="Book Antiqua" style:font-size-complex="26pt"/>
    </style:style>
    <style:style style:name="T85" style:family="text">
      <style:text-properties style:font-name="Book Antiqua" fo:font-size="26pt" fo:font-weight="bold" style:font-size-asian="26pt" style:font-weight-asian="bold" style:font-name-complex="Traditional Arabic" style:font-size-complex="26pt" style:font-weight-complex="bold"/>
    </style:style>
    <style:style style:name="T86" style:family="text">
      <style:text-properties style:font-name="Book Antiqua" fo:font-size="26pt" fo:font-weight="bold" style:font-size-asian="26pt" style:font-weight-asian="bold" style:font-name-complex="Book Antiqua" style:font-size-complex="26pt" style:font-weight-complex="bold"/>
    </style:style>
    <style:style style:name="T87" style:family="text">
      <style:text-properties style:font-name="Book Antiqua" fo:font-size="9pt" style:font-size-asian="9pt" style:font-name-complex="Book Antiqua" style:font-size-complex="9pt"/>
    </style:style>
    <style:style style:name="T88" style:family="text">
      <style:text-properties style:font-name="Book Antiqua" fo:font-size="36pt" style:font-size-asian="36pt" style:font-name-complex="Book Antiqua" style:font-size-complex="36pt"/>
    </style:style>
    <style:style style:name="T89" style:family="text">
      <style:text-properties style:font-name="Book Antiqua" fo:font-size="36pt" style:font-name-asian="Book Antiqua" style:font-size-asian="36pt" style:font-name-complex="Book Antiqua" style:font-size-complex="36pt"/>
    </style:style>
    <style:style style:name="T90" style:family="text">
      <style:text-properties style:font-name="Book Antiqua" fo:font-size="5pt" style:font-size-asian="5pt" style:font-name-complex="Book Antiqua" style:font-size-complex="5pt"/>
    </style:style>
    <style:style style:name="T91" style:family="text">
      <style:text-properties style:font-name="Book Antiqua" style:font-name-asian="Book Antiqua" style:font-name-complex="Book Antiqua"/>
    </style:style>
    <style:style style:name="T92" style:family="text">
      <style:text-properties style:font-name="Book Antiqua" fo:font-size="28pt" style:font-size-asian="28pt" style:font-name-complex="Traditional Arabic" style:font-size-complex="28pt"/>
    </style:style>
    <style:style style:name="T93" style:family="text">
      <style:text-properties fo:language="en" fo:country="US"/>
    </style:style>
    <style:style style:name="T94" style:family="text">
      <style:text-properties fo:language="en" fo:country="US" style:font-name-complex="Traditional Arabic"/>
    </style:style>
    <style:style style:name="T95" style:family="text">
      <style:text-properties style:font-name-complex="Traditional Arabic"/>
    </style:style>
    <style:style style:name="T96" style:family="text">
      <style:text-properties style:font-name-asian="Book Antiqua"/>
    </style:style>
    <style:style style:name="T97" style:family="text">
      <style:text-properties style:font-name-asian="Book Antiqua" style:font-name-complex="Book Antiqua"/>
    </style:style>
    <style:style style:name="T98" style:family="text">
      <style:text-properties style:font-name-asian="Book Antiqua" style:font-name-complex="Traditional Arabic"/>
    </style:style>
    <style:style style:name="T99" style:family="text">
      <style:text-properties fo:font-size="16pt" style:font-size-asian="16pt" style:font-size-complex="16pt"/>
    </style:style>
    <style:style style:name="T100" style:family="text">
      <style:text-properties fo:font-size="16pt" style:font-size-asian="16pt" style:font-name-complex="Times New Roman" style:font-size-complex="16pt"/>
    </style:style>
    <style:style style:name="T101" style:family="text">
      <style:text-properties fo:font-size="16pt" style:font-size-asian="16pt" style:font-name-complex="Traditional Arabic" style:font-size-complex="16pt"/>
    </style:style>
    <style:style style:name="T102" style:family="text">
      <style:text-properties fo:font-size="16pt" style:text-underline-style="solid" style:text-underline-width="auto" style:text-underline-color="font-color" style:font-size-asian="16pt" style:font-name-complex="Traditional Arabic" style:font-size-complex="16pt"/>
    </style:style>
    <style:style style:name="T103" style:family="text">
      <style:text-properties fo:font-size="16pt" style:text-underline-style="solid" style:text-underline-width="auto" style:text-underline-color="font-color" style:font-size-asian="16pt" style:font-name-complex="Times New Roman" style:font-size-complex="16pt"/>
    </style:style>
    <style:style style:name="T104" style:family="text">
      <style:text-properties fo:font-style="italic" style:font-style-asian="italic" style:font-name-complex="Traditional Arab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style:font-style-asian="italic" style:font-name-complex="Traditional Arabic" style:font-style-complex="italic"/>
    </style:style>
    <style:style style:name="T107" style:family="text">
      <style:text-properties fo:font-size="18pt" style:font-size-asian="18pt" style:font-name-complex="Traditional Arabic" style:font-size-complex="18pt"/>
    </style:style>
    <style:style style:name="T108" style:family="text">
      <style:text-properties fo:font-size="18pt" style:font-size-asian="18pt" style:font-size-complex="18pt"/>
    </style:style>
    <style:style style:name="T109" style:family="text">
      <style:text-properties fo:font-size="18pt" style:font-size-asian="18pt" style:font-name-complex="Times New Roman" style:font-size-complex="18pt"/>
    </style:style>
    <style:style style:name="T110" style:family="text">
      <style:text-properties fo:font-size="24pt" style:font-size-asian="24pt" style:font-size-complex="24pt"/>
    </style:style>
    <style:style style:name="T111" style:family="text">
      <style:text-properties fo:font-size="24pt" style:font-size-asian="24pt" style:font-name-complex="Traditional Arabic" style:font-size-complex="24pt"/>
    </style:style>
    <style:style style:name="T112" style:family="text">
      <style:text-properties fo:font-size="24pt" style:font-size-asian="24pt" style:font-name-complex="Times New Roman" style:font-size-complex="24pt"/>
    </style:style>
    <style:style style:name="T113" style:family="text">
      <style:text-properties style:font-name="Wingdings 3" fo:font-size="16pt" style:font-name-asian="Wingdings 3" style:font-size-asian="16pt" style:font-name-complex="Wingdings 3" style:font-size-complex="16pt"/>
    </style:style>
    <style:style style:name="T114" style:family="text">
      <style:text-properties style:font-name="Wingdings 3" fo:font-size="16pt" style:text-underline-style="solid" style:text-underline-width="auto" style:text-underline-color="font-color" style:font-name-asian="Wingdings 3" style:font-size-asian="16pt" style:font-name-complex="Wingdings 3" style:font-size-complex="16pt"/>
    </style:style>
    <style:style style:name="T115" style:family="text">
      <style:text-properties style:font-name="Wingdings 3" fo:font-size="24pt" style:font-name-asian="Wingdings 3" style:font-size-asian="24pt" style:font-name-complex="Wingdings 3" style:font-size-complex="24pt"/>
    </style:style>
    <style:style style:name="T116" style:family="text">
      <style:text-properties style:font-name="Wingdings 3" fo:font-size="24pt" style:text-underline-style="solid" style:text-underline-width="auto" style:text-underline-color="font-color" style:font-name-asian="Wingdings 3" style:font-size-asian="24pt" style:font-name-complex="Wingdings 3" style:font-size-complex="24pt"/>
    </style:style>
    <style:style style:name="T117" style:family="text">
      <style:text-properties fo:font-size="14pt" style:font-size-asian="14pt" style:font-name-complex="Traditional Arabic" style:font-size-complex="14pt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font-size="14pt" style:font-size-asian="14pt" style:font-name-complex="Times New Roman" style:font-size-complex="14pt"/>
    </style:style>
    <style:style style:name="T120" style:family="text">
      <style:text-properties fo:font-size="10pt" style:font-size-asian="10pt" style:font-size-complex="10pt"/>
    </style:style>
    <style:style style:name="T121" style:family="text">
      <style:text-properties style:text-position="super 58%" style:font-name="Book Antiqua" fo:font-size="24pt" style:font-size-asian="24pt" style:font-name-complex="Traditional Arabic" style:font-size-complex="24pt"/>
    </style:style>
    <style:style style:name="T122" style:family="text">
      <style:text-properties style:text-position="super 58%" style:font-name="Book Antiqua" fo:font-size="20pt" style:font-size-asian="20pt" style:font-name-complex="Traditional Arabic" style:font-size-complex="20pt"/>
    </style:style>
    <style:style style:name="T123" style:family="text">
      <style:text-properties style:text-position="super 58%" style:font-name="Book Antiqua" fo:font-size="16pt" style:font-size-asian="16pt" style:font-name-complex="Traditional Arabic" style:font-size-complex="16pt"/>
    </style:style>
    <style:style style:name="T124" style:family="text">
      <style:text-properties style:text-position="super 58%" style:font-name="Book Antiqua" fo:font-size="22pt" style:font-size-asian="22pt" style:font-name-complex="Traditional Arabic" style:font-size-complex="22pt"/>
    </style:style>
    <style:style style:name="T125" style:family="text">
      <style:text-properties style:font-name="Wingdings" fo:font-size="24pt" style:font-name-asian="Wingdings" style:font-size-asian="24pt" style:font-name-complex="Wingdings" style:font-size-complex="20pt"/>
    </style:style>
    <style:style style:name="T126" style:family="text">
      <style:text-properties style:font-name="Wingdings" fo:font-size="24pt" style:font-name-asian="Wingdings" style:font-size-asian="24pt" style:font-name-complex="Wingdings" style:font-size-complex="24pt"/>
    </style:style>
    <style:style style:name="T127" style:family="text">
      <style:text-properties style:font-name="Wingdings" fo:font-size="26pt" style:font-name-asian="Wingdings" style:font-size-asian="26pt" style:font-name-complex="Wingdings" style:font-size-complex="26pt"/>
    </style:style>
    <style:style style:name="T128" style:family="text">
      <style:text-properties style:font-name-complex="Times New Roman"/>
    </style:style>
    <style:style style:name="T129" style:family="text">
      <style:text-properties style:font-name="Traditional Arabic" fo:font-size="18pt" style:font-size-asian="18pt" style:font-name-complex="Traditional Arabic" style:font-size-complex="18pt"/>
    </style:style>
    <style:style style:name="T130" style:family="text">
      <style:text-properties style:font-name="Traditional Arabic" fo:font-size="16pt" style:font-size-asian="16pt" style:font-name-complex="Traditional Arabic" style:font-size-complex="16pt"/>
    </style:style>
    <style:style style:name="T131" style:family="text">
      <style:text-properties fo:font-size="12pt" style:font-size-asian="12pt" style:font-size-complex="12pt"/>
    </style:style>
    <style:style style:name="T132" style:family="text">
      <style:text-properties fo:font-size="12pt" style:font-size-asian="12pt" style:font-name-complex="Times New Roman" style:font-size-complex="12pt"/>
    </style:style>
    <style:style style:name="T133" style:family="text">
      <style:text-properties fo:font-size="12pt" style:font-size-asian="12pt" style:font-name-complex="Traditional Arabic" style:font-size-complex="12pt"/>
    </style:style>
    <style:style style:name="T134" style:family="text">
      <style:text-properties fo:font-size="12pt" fo:font-style="italic" style:font-size-asian="12pt" style:font-style-asian="italic" style:font-name-complex="Traditional Arabic" style:font-size-complex="12pt" style:font-style-complex="italic"/>
    </style:style>
    <style:style style:name="T135" style:family="text">
      <style:text-properties style:text-line-through-style="solid" style:text-line-through-type="single" style:font-name="Book Antiqua" fo:font-size="24pt" fo:font-weight="bold" style:font-size-asian="24pt" style:font-weight-asian="bold" style:font-name-complex="Traditional Arabic" style:font-size-complex="24pt" style:font-weight-complex="bold"/>
    </style:style>
    <style:style style:name="T136" style:family="text">
      <style:text-properties style:text-line-through-style="solid" style:text-line-through-type="single" style:font-name="Book Antiqua" fo:font-size="24pt" style:font-size-asian="24pt" style:font-name-complex="Traditional Arabic" style:font-size-complex="24pt"/>
    </style:style>
    <style:style style:name="T137" style:family="text">
      <style:text-properties style:text-line-through-style="solid" style:text-line-through-type="single" style:font-name="Book Antiqua" fo:font-size="24pt" style:font-name-asian="Book Antiqua" style:font-size-asian="24pt" style:font-name-complex="Book Antiqua" style:font-size-complex="24pt"/>
    </style:style>
    <style:style style:name="T138" style:family="text">
      <style:text-properties fo:color="#000000" style:font-name="Book Antiqua" fo:font-size="14pt" style:font-name-asian="Times New Roman" style:font-size-asian="14pt" style:font-name-complex="Book Antiqua" style:font-size-complex="14pt" style:language-complex="ar" style:country-complex="SA"/>
    </style:style>
    <style:style style:name="T139" style:family="text">
      <style:text-properties fo:color="#000000" style:font-name="Times New Roman" fo:font-size="14pt" style:font-name-asian="Times New Roman" style:font-size-asian="14pt" style:font-name-complex="Times New Roman" style:font-size-complex="14pt" style:language-complex="ar" style:country-complex="SA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8"><text:span text:style-name="T36">Словарь к учебнику</text:span></text:p>
      <text:p text:style-name="P19"><text:span text:style-name="T16">Слова, начинающиеся на букву </text:span><text:span text:style-name="T41">أ</text:span></text:p>
      <text:p text:style-name="Standard"><text:span text:style-name="T41">آتَى</text:span><text:span text:style-name="T45"> <text:s text:c="2"/></text:span><text:span text:style-name="T41"><text:tab/></text:span><text:span text:style-name="T16">дать</text:span></text:p>
      <text:p text:style-name="P305"><text:span text:style-name="T41">اِبْتَسَمَ</text:span><text:span text:style-name="T45"> <text:s text:c="2"/></text:span><text:span text:style-name="T41"><text:tab/></text:span><text:span text:style-name="T16">улыбаться</text:span></text:p>
      <text:p text:style-name="Standard"><text:span text:style-name="T41">أَبَدًا</text:span><text:span text:style-name="T45"> <text:s text:c="2"/></text:span><text:span text:style-name="T41"><text:tab/></text:span><text:span text:style-name="T16">1) всегда </text:span></text:p>
      <text:p text:style-name="P1228"><text:span text:style-name="T16">2) </text:span><text:span text:style-name="T23">после отрицания</text:span><text:span text:style-name="T16">: никогда</text:span></text:p>
      <text:p text:style-name="P305"><text:span text:style-name="T41">إِبْرَةٌ</text:span><text:span text:style-name="T45"> </text:span><text:span text:style-name="T16">(</text:span><text:span text:style-name="T41">إِبَرٌ</text:span><text:span text:style-name="T16">) <text:s text:c="2"/><text:tab/>игла</text:span></text:p>
      <text:p text:style-name="P305"><text:span text:style-name="T41">أَبْغَضَ</text:span><text:span text:style-name="T45"> <text:s text:c="2"/></text:span><text:span text:style-name="T41"><text:tab/></text:span><text:span text:style-name="T16">ненавидеть</text:span></text:p>
      <text:p text:style-name="P305"><text:span text:style-name="T41">اِبْنُ</text:span><text:span text:style-name="T45"> </text:span><text:span text:style-name="T41">الآوَى</text:span><text:span text:style-name="T45"> </text:span><text:span text:style-name="T41"><text:tab/></text:span><text:span text:style-name="T16">шакал</text:span></text:p>
      <text:p text:style-name="P229"><text:span text:style-name="T41">اِبْيَضَّ</text:span><text:span text:style-name="T45"> <text:s text:c="2"/></text:span><text:span text:style-name="T41"><text:tab/></text:span><text:span text:style-name="T16">побелеть</text:span></text:p>
      <text:p text:style-name="P229"><text:span text:style-name="T41">أَتَى</text:span><text:span text:style-name="T45"> <text:s text:c="2"/></text:span><text:span text:style-name="T41"><text:tab/></text:span><text:span text:style-name="T16">(и) приходить</text:span></text:p>
      <text:p text:style-name="P229"><text:span text:style-name="T41">اِتَّخَذَ</text:span><text:span text:style-name="T45"> <text:s text:c="2"/></text:span><text:span text:style-name="T41"><text:tab/></text:span><text:span text:style-name="T16">брать, избирать (</text:span><text:span text:style-name="T23">кого</text:span><text:span text:style-name="T16">;</text:span><text:span text:style-name="T23"> что</text:span><text:span text:style-name="T16">) в качестве (</text:span><text:span text:style-name="T23">кого</text:span><text:span text:style-name="T16">;</text:span><text:span text:style-name="T23"> что</text:span><text:span text:style-name="T16">)</text:span></text:p>
      <text:p text:style-name="P229"><text:span text:style-name="T41">أَتَمُّ</text:span><text:span text:style-name="T45"> <text:s text:c="2"/></text:span><text:span text:style-name="T41"><text:tab/></text:span><text:span text:style-name="T16">полнейший, целый, совершенный, законченный</text:span></text:p>
      <text:p text:style-name="P306"><text:span text:style-name="T41">اِجْتِمَاعٌ</text:span><text:span text:style-name="T45"> <text:s text:c="2"/></text:span><text:span text:style-name="T41"><text:tab/></text:span><text:span text:style-name="T16">собрание</text:span></text:p>
      <text:p text:style-name="P307"><text:span text:style-name="T41">اِجْتَمَعَ</text:span><text:span text:style-name="T45"> <text:s text:c="2"/></text:span><text:span text:style-name="T41"><text:tab/></text:span><text:span text:style-name="T16">собираться</text:span></text:p>
      <text:p text:style-name="P306"><text:span text:style-name="T41">أَجْمَلُ</text:span><text:span text:style-name="T45"> <text:s text:c="2"/></text:span><text:span text:style-name="T41"><text:tab/></text:span><text:span text:style-name="T16">красивее</text:span></text:p>
      <text:p text:style-name="P261"><text:span text:style-name="T41">أَحَبَّ</text:span><text:span text:style-name="T45"> <text:s text:c="2"/></text:span><text:span text:style-name="T41"><text:tab/></text:span><text:span text:style-name="T16">любить</text:span></text:p>
      <text:p text:style-name="P261"><text:span text:style-name="T41">اِحْتَاجَ</text:span><text:span text:style-name="T45"> <text:s text:c="2"/></text:span><text:span text:style-name="T41"><text:tab/></text:span><text:span text:style-name="T16">нуждаться <text:s/>(</text:span><text:span text:style-name="T23">в чем</text:span><text:span text:style-name="T16"> </text:span><text:span text:style-name="T41">إِلَى</text:span><text:span text:style-name="T16">)</text:span></text:p>
      <text:p text:style-name="P261"><text:span text:style-name="T41">اِحْتَرَمَ</text:span><text:span text:style-name="T45"> <text:s text:c="2"/></text:span><text:span text:style-name="T41"><text:tab/></text:span><text:span text:style-name="T16">уважать</text:span></text:p>
      <text:p text:style-name="P262"><text:span text:style-name="T41">أَحْرَقَ</text:span><text:span text:style-name="T45"> <text:s text:c="2"/></text:span><text:span text:style-name="T41"><text:tab/></text:span><text:span text:style-name="T16">сжигать</text:span></text:p>
      <text:p text:style-name="P262"><text:span text:style-name="T41">أَحْسَنَ</text:span><text:span text:style-name="T45"> <text:s text:c="2"/></text:span><text:span text:style-name="T41"><text:tab/></text:span><text:span text:style-name="T16">делать добро (</text:span><text:span text:style-name="T23">кому</text:span><text:span text:style-name="T16"> </text:span><text:span text:style-name="T41">إِلَى</text:span><text:span text:style-name="T16">)</text:span></text:p>
      <text:p text:style-name="P262"><text:span text:style-name="T41">أَحْسَنُ</text:span><text:span text:style-name="T45"> <text:s text:c="2"/></text:span><text:span text:style-name="T41"><text:tab/></text:span><text:span text:style-name="T16">самый лучший; лучше</text:span></text:p>
      <text:p text:style-name="P262"><text:span text:style-name="T41">أَحْمَرُ</text:span><text:span text:style-name="T45"> </text:span><text:span text:style-name="T16">(</text:span><text:span text:style-name="T41">حُمْرٌ</text:span><text:span text:style-name="T16">) <text:s text:c="2"/><text:tab/>красный</text:span></text:p>
      <text:p text:style-name="P262"><text:span text:style-name="T41">اِحْمَرَّ</text:span><text:span text:style-name="T45"> <text:s text:c="2"/></text:span><text:span text:style-name="T41"><text:tab/></text:span><text:span text:style-name="T16">краснеть</text:span></text:p>
      <text:p text:style-name="P262"><text:span text:style-name="T41">أَخٌ</text:span><text:span text:style-name="T45"> <text:s/></text:span><text:span text:style-name="T41">إِخْوَانٌ)</text:span><text:span text:style-name="T19">)</text:span><text:span text:style-name="T16"> <text:tab/>или <text:s/></text:span><text:span text:style-name="T41">(إِخْوَةٌ) <text:s/></text:span><text:span text:style-name="T16">брат</text:span></text:p>
      <text:p text:style-name="P262"><text:span text:style-name="T41">أَخَّرَ</text:span><text:span text:style-name="T45"> <text:s text:c="2"/></text:span><text:span text:style-name="T41"><text:tab/></text:span><text:span text:style-name="T16">откладывать, отсрочивать</text:span></text:p>
      <text:p text:style-name="P262"><text:span text:style-name="T41">أَخْضَرُ</text:span><text:span text:style-name="T45"> </text:span><text:span text:style-name="T16">(</text:span><text:span text:style-name="T41">خُضْرٌ</text:span><text:span text:style-name="T16">) <text:tab/>зеленый</text:span></text:p>
      <text:p text:style-name="P262"><text:soft-page-break/><text:span text:style-name="T41">أَخِيرٌ</text:span><text:span text:style-name="T45"> <text:s text:c="2"/></text:span><text:span text:style-name="T41"><text:tab/></text:span><text:span text:style-name="T16">последний</text:span></text:p>
      <text:p text:style-name="P262"><text:span text:style-name="T41">أَدَبٌ</text:span><text:span text:style-name="T39"> </text:span><text:span text:style-name="T16">(</text:span><text:span text:style-name="T41">آدَابٌ</text:span><text:span text:style-name="T16">) <text:s text:c="2"/><text:tab/>1) литература </text:span></text:p>
      <text:p text:style-name="P107"><text:tab/>2) воспитанность</text:p>
      <text:p text:style-name="P262"><text:span text:style-name="T41">أَدْنَى</text:span><text:span text:style-name="T39"> <text:s text:c="2"/></text:span><text:span text:style-name="T38"><text:tab/></text:span><text:span text:style-name="T16">приближать</text:span></text:p>
      <text:p text:style-name="P262"><text:span text:style-name="T41">أَدِيبٌ</text:span><text:span text:style-name="T39"> </text:span><text:span text:style-name="T16">(</text:span><text:span text:style-name="T41">أُدَبَاءُ</text:span><text:span text:style-name="T16">) <text:s text:c="2"/><text:tab/>литератор</text:span></text:p>
      <text:p text:style-name="P262"><text:span text:style-name="T41">أَذَّنَ</text:span><text:span text:style-name="T39"> <text:s text:c="2"/></text:span><text:span text:style-name="T38"><text:tab/></text:span><text:span text:style-name="T16">призывать на намаз</text:span></text:p>
      <text:p text:style-name="P308"><text:span text:style-name="T41">أُذُنٌ</text:span><text:span text:style-name="T39"> </text:span><text:span text:style-name="T16">(</text:span><text:span text:style-name="T41">آذَانٌ</text:span><text:span text:style-name="T16">) <text:s text:c="2"/><text:tab/>ухо</text:span></text:p>
      <text:p text:style-name="P309"><text:span text:style-name="T41">أَرَادَ</text:span><text:span text:style-name="T39"> <text:s text:c="2"/></text:span><text:span text:style-name="T38"><text:tab/></text:span><text:span text:style-name="T16">хотеть</text:span></text:p>
      <text:p text:style-name="P262"><text:span text:style-name="T41">اِرْتَعَدَ</text:span><text:span text:style-name="T39"> <text:s text:c="2"/></text:span><text:span text:style-name="T38"><text:tab/></text:span><text:span text:style-name="T16">трястись</text:span></text:p>
      <text:p text:style-name="P262"><text:span text:style-name="T41">أُرْزٌ</text:span><text:span text:style-name="T39"> <text:s text:c="2"/></text:span><text:span text:style-name="T38"><text:tab/></text:span><text:span text:style-name="T16">рис</text:span></text:p>
      <text:p text:style-name="P310"><text:span text:style-name="T41">أَرْضٌ</text:span><text:span text:style-name="T39"> </text:span><text:span text:style-name="T16">(</text:span><text:span text:style-name="T41">أَرَاضٍ</text:span><text:span text:style-name="T16">) <text:s text:c="2"/><text:tab/>земля</text:span></text:p>
      <text:p text:style-name="P310"><text:span text:style-name="T41">أَرْنَبٌ</text:span><text:span text:style-name="T39"> </text:span><text:span text:style-name="T16">(</text:span><text:span text:style-name="T41">أَرَانِبُ</text:span><text:span text:style-name="T16">) <text:s/><text:tab/>заяц</text:span></text:p>
      <text:p text:style-name="P262"><text:span text:style-name="T41">إِرْهَابِيٌّ</text:span><text:span text:style-name="T39"> </text:span><text:span text:style-name="T16">(</text:span><text:span text:style-name="T41">إِرْهَابِيُّونَ</text:span><text:span text:style-name="T16">) <text:s text:c="2"/>террорист</text:span></text:p>
      <text:p text:style-name="P308"><text:span text:style-name="T41">الأَزْهَرُ</text:span><text:span text:style-name="T39"> <text:s text:c="2"/></text:span><text:span text:style-name="T38"><text:tab/></text:span><text:span text:style-name="T16">Аль-Азхар (</text:span><text:span text:style-name="T23">исламский университет в г. Каире</text:span><text:span text:style-name="T16">)</text:span></text:p>
      <text:p text:style-name="P308"><text:span text:style-name="T41">أُسْتَاذٌ</text:span><text:span text:style-name="T39"> </text:span><text:span text:style-name="T57">(أَسَاتِذَةُ)</text:span><text:span text:style-name="T41"><text:tab/></text:span><text:span text:style-name="T16">профессор, учитель, наставник</text:span></text:p>
      <text:p text:style-name="P308"><text:span text:style-name="T41">اِسْتَحَمَّ</text:span><text:span text:style-name="T39"> <text:s text:c="2"/></text:span><text:span text:style-name="T38"><text:tab/></text:span><text:span text:style-name="T16">принимать душ, ванну</text:span></text:p>
      <text:p text:style-name="P310"><text:span text:style-name="T41">اِسْتَخْرَجَ</text:span><text:span text:style-name="T39"> <text:s text:c="2"/></text:span><text:span text:style-name="T38"><text:tab/><text:tab/></text:span><text:span text:style-name="T16">выводить, добывать</text:span></text:p>
      <text:p text:style-name="P243"><text:span text:style-name="T41">اِسْتَرَدَّ</text:span><text:span text:style-name="T39"> <text:s text:c="2"/></text:span><text:span text:style-name="T38"><text:tab/></text:span><text:span text:style-name="T16">брать назад, возвращать, отбирать</text:span></text:p>
      <text:p text:style-name="P243"><text:span text:style-name="T41">اسْتَسْقَى</text:span><text:span text:style-name="T39"> <text:s text:c="2"/></text:span><text:span text:style-name="T38"><text:tab/></text:span><text:span text:style-name="T16">просить (</text:span><text:span text:style-name="T23">Аллаха</text:span><text:span text:style-name="T16">) о ниспослании дождя</text:span></text:p>
      <text:p text:style-name="P243"><text:span text:style-name="T41">اِسْتَشَارَ</text:span><text:span text:style-name="T39"> <text:s text:c="2"/></text:span><text:span text:style-name="T38"><text:tab/></text:span><text:span text:style-name="T16">просить совета, советоваться</text:span></text:p>
      <text:p text:style-name="P310"><text:span text:style-name="T41">اِسْتَعْبَدَ</text:span><text:span text:style-name="T39"> <text:s text:c="2"/></text:span><text:span text:style-name="T38"><text:tab/><text:tab/></text:span><text:span text:style-name="T16">порабощать</text:span></text:p>
      <text:p text:style-name="P243"><text:span text:style-name="T41">اِسْتَعَدَّ</text:span><text:span text:style-name="T39"> <text:s text:c="2"/></text:span><text:span text:style-name="T38"><text:tab/></text:span><text:span text:style-name="T16">готовиться</text:span></text:p>
      <text:p text:style-name="P243"><text:span text:style-name="T41">اِسْتَغْرَقَ</text:span><text:span text:style-name="T39"> <text:s text:c="2"/></text:span><text:span text:style-name="T38"><text:tab/></text:span><text:span text:style-name="T16">занимать, отнимать (</text:span><text:span text:style-name="T23">время</text:span><text:span text:style-name="T16">)</text:span></text:p>
      <text:p text:style-name="P243"><text:span text:style-name="T41">اسْتَغْفَرَ</text:span><text:span text:style-name="T39"> <text:s text:c="2"/></text:span><text:span text:style-name="T38"><text:tab/></text:span><text:span text:style-name="T16">просить прощения (</text:span><text:span text:style-name="T23">у Аллаха</text:span><text:span text:style-name="T16">)</text:span></text:p>
      <text:p text:style-name="P243"><text:span text:style-name="T41">اِسْتِقْبَالٌ</text:span><text:span text:style-name="T39"> <text:s text:c="2"/></text:span><text:span text:style-name="T38"><text:tab/></text:span><text:span text:style-name="T16">1) прием, встреча (</text:span><text:span text:style-name="T23">гостей</text:span><text:span text:style-name="T16">) </text:span></text:p>
      <text:p text:style-name="P243"><text:soft-page-break/><text:span text:style-name="T16"><text:tab/>2) обращение лицом (</text:span><text:span text:style-name="T23">к чему-либо</text:span><text:span text:style-name="T16">)</text:span></text:p>
      <text:p text:style-name="P243"><text:span text:style-name="T41">اِسْتَكْبَرَ</text:span><text:span text:style-name="T39"> <text:s text:c="2"/></text:span><text:span text:style-name="T38"><text:tab/></text:span><text:span text:style-name="T16">гордиться, возвеличиваться</text:span></text:p>
      <text:p text:style-name="P243"><text:span text:style-name="T41">اِسْتَمَعَ</text:span><text:span text:style-name="T39"> <text:s text:c="2"/></text:span><text:span text:style-name="T38"><text:tab/></text:span><text:span text:style-name="T16">слушать (</text:span><text:span text:style-name="T23">что</text:span><text:span text:style-name="T16"> </text:span><text:span text:style-name="T41">إِلَى</text:span><text:span text:style-name="T16">)</text:span></text:p>
      <text:p text:style-name="P243"><text:span text:style-name="T41">اسْتَهَانَ</text:span><text:span text:style-name="T39"> <text:s text:c="2"/></text:span><text:span text:style-name="T38"><text:tab/></text:span><text:span text:style-name="T16">пренебрегать</text:span></text:p>
      <text:p text:style-name="P243"><text:span text:style-name="T41">اِسْتِهْزَاءٌ</text:span><text:span text:style-name="T39"> <text:s text:c="2"/></text:span><text:span text:style-name="T38"><text:tab/></text:span><text:span text:style-name="T16">насмешка, издевательство</text:span></text:p>
      <text:p text:style-name="P243"><text:span text:style-name="T41">اِسْتَوْدَعَ</text:span><text:span text:style-name="T39"> <text:s text:c="2"/></text:span><text:span text:style-name="T38"><text:tab/></text:span><text:span text:style-name="T16">вверять (</text:span><text:span text:style-name="T23">тайну и др</text:span><text:span text:style-name="T16">.)</text:span></text:p>
      <text:p text:style-name="P243"><text:span text:style-name="T41">اِسْتَوْرَدَ</text:span><text:span text:style-name="T39"> <text:s text:c="2"/></text:span><text:span text:style-name="T38"><text:tab/></text:span><text:span text:style-name="T16">импортировать</text:span></text:p>
      <text:p text:style-name="P243"><text:span text:style-name="T41">اِسْتَوْزَرَ</text:span><text:span text:style-name="T39"> <text:s text:c="2"/></text:span><text:span text:style-name="T38"><text:tab/></text:span><text:span text:style-name="T16">назначать министром</text:span></text:p>
      <text:p text:style-name="P308"><text:span text:style-name="T41">اسْتَوَى</text:span><text:span text:style-name="T39"> <text:s text:c="2"/></text:span><text:span text:style-name="T38"><text:tab/></text:span><text:span text:style-name="T16">располагаться (</text:span><text:span text:style-name="T23">на чем</text:span><text:span text:style-name="T16"> </text:span><text:span text:style-name="T41">عَلَى</text:span><text:span text:style-name="T16">)</text:span></text:p>
      <text:p text:style-name="P243"><text:span text:style-name="T41">اِسْتَيْقَظَ</text:span><text:span text:style-name="T39"> <text:s text:c="2"/></text:span><text:span text:style-name="T38"><text:tab/></text:span><text:span text:style-name="T16">проснуться</text:span></text:p>
      <text:p text:style-name="P308"><text:span text:style-name="T41">أَسَدٌ</text:span><text:span text:style-name="T39"> </text:span><text:span text:style-name="T16">(</text:span><text:span text:style-name="T41">أُسُودٌ</text:span><text:span text:style-name="T16">) <text:s text:c="2"/><text:tab/>лев</text:span></text:p>
      <text:p text:style-name="P243"><text:span text:style-name="T41">أَسْقَطَ</text:span><text:span text:style-name="T39"> <text:s text:c="2"/></text:span><text:span text:style-name="T38"><text:tab/></text:span><text:span text:style-name="T16">ронять</text:span></text:p>
      <text:p text:style-name="P308"><text:span text:style-name="T41">اِسْمٌ</text:span><text:span text:style-name="T39"> </text:span><text:span text:style-name="T16">(</text:span><text:span text:style-name="T41">أَسْمَاءُ</text:span><text:span text:style-name="T16">) <text:s text:c="2"/><text:tab/>имя</text:span></text:p>
      <text:p text:style-name="P308"><text:span text:style-name="T41">أُسْوَةٌ</text:span><text:span text:style-name="T39"> <text:s text:c="2"/></text:span><text:span text:style-name="T38"><text:tab/></text:span><text:span text:style-name="T16">пример, образец</text:span></text:p>
      <text:p text:style-name="P243"><text:span text:style-name="T41">أَسِيرٌ</text:span><text:span text:style-name="T39"> </text:span><text:span text:style-name="T16">(</text:span><text:span text:style-name="T41">أَسْرَى</text:span><text:span text:style-name="T16">) <text:s/><text:tab/>пленник</text:span></text:p>
      <text:p text:style-name="P308"><text:span text:style-name="T41">اِشْتَرَكَ</text:span><text:span text:style-name="T39"> <text:s text:c="2"/></text:span><text:span text:style-name="T38"><text:tab/></text:span><text:span text:style-name="T16">участвовать</text:span></text:p>
      <text:p text:style-name="P308"><text:span text:style-name="T41">اِشْتَرَى</text:span><text:span text:style-name="T39"> <text:s text:c="2"/></text:span><text:span text:style-name="T38"><text:tab/></text:span><text:span text:style-name="T16">купить</text:span></text:p>
      <text:p text:style-name="P308"><text:span text:style-name="T41">أَشُدٌّ</text:span><text:span text:style-name="T39"> <text:s text:c="2"/></text:span><text:span text:style-name="T38"><text:tab/></text:span><text:span text:style-name="T16">зрелость, возмужалость</text:span></text:p>
      <text:p text:style-name="P308"><text:span text:style-name="T41">اِصْطَادَ</text:span><text:span text:style-name="T39"> <text:s text:c="2"/></text:span><text:span text:style-name="T38"><text:tab/></text:span><text:span text:style-name="T16">ловить, охотиться</text:span></text:p>
      <text:p text:style-name="P308"><text:span text:style-name="T41">اِصْفِرَارٌ</text:span><text:span text:style-name="T39"> <text:s text:c="2"/></text:span><text:span text:style-name="T38"><text:tab/></text:span><text:span text:style-name="T16">пожелтение</text:span></text:p>
      <text:p text:style-name="P311"><text:span text:style-name="T41">أَصْلَحَ</text:span><text:span text:style-name="T39"> <text:s text:c="2"/></text:span><text:span text:style-name="T38"><text:tab/><text:tab/></text:span><text:span text:style-name="T16">1) ремонтировать </text:span></text:p>
      <text:p text:style-name="P108"><text:tab/><text:tab/>2) исправлять </text:p>
      <text:p text:style-name="P108"><text:tab/><text:tab/>3) реформировать</text:p>
      <text:p text:style-name="P308"><text:span text:style-name="T41">اِطْمَأَنَّ</text:span><text:span text:style-name="T39"> <text:s text:c="2"/></text:span><text:span text:style-name="T38"><text:tab/></text:span><text:span text:style-name="T16">успокаиваться</text:span></text:p>
      <text:p text:style-name="P308"><text:span text:style-name="T41">أَعْجَبَ</text:span><text:span text:style-name="T39"> <text:s text:c="2"/></text:span><text:span text:style-name="T38"><text:tab/></text:span><text:span text:style-name="T16">нравиться (</text:span><text:span text:style-name="T23">кому</text:span><text:span text:style-name="T16">)</text:span></text:p>
      <text:p text:style-name="P308"><text:span text:style-name="T41">أَعَدَّ</text:span><text:span text:style-name="T39"> <text:s text:c="2"/></text:span><text:span text:style-name="T38"><text:tab/></text:span><text:span text:style-name="T16">готовить</text:span></text:p>
      <text:p text:style-name="P308"><text:span text:style-name="T41">أَعَزُّ</text:span><text:span text:style-name="T39"> <text:s text:c="2"/></text:span><text:span text:style-name="T38"><text:tab/></text:span><text:span text:style-name="T16">более сильный, почетный</text:span></text:p>
      <text:p text:style-name="P308"><text:soft-page-break/><text:span text:style-name="T41">اِعْوَجَّ</text:span><text:span text:style-name="T39"> <text:s text:c="2"/></text:span><text:span text:style-name="T38"><text:tab/></text:span><text:span text:style-name="T16">искривляться</text:span></text:p>
      <text:p text:style-name="P308"><text:span text:style-name="T41">أُغْنِيَةٌ</text:span><text:span text:style-name="T39"> </text:span><text:span text:style-name="T16">(</text:span><text:span text:style-name="T41">أَغَانٍ</text:span><text:span text:style-name="T16">) <text:s text:c="2"/><text:tab/>песня</text:span></text:p>
      <text:p text:style-name="P308"><text:span text:style-name="T41">أَفَادَ</text:span><text:span text:style-name="T39"> <text:s text:c="2"/></text:span><text:span text:style-name="T38"><text:tab/></text:span><text:span text:style-name="T16">давать пользу</text:span></text:p>
      <text:p text:style-name="P308"><text:span text:style-name="T41">اِفْتَتَحَ</text:span><text:span text:style-name="T39"> <text:s text:c="2"/></text:span><text:span text:style-name="T38"><text:tab/></text:span><text:span text:style-name="T16">1) открывать, начинать </text:span></text:p>
      <text:p text:style-name="P109"><text:tab/>2) открываться, начинаться</text:p>
      <text:p text:style-name="P308"><text:span text:style-name="T41">إِقَامَةٌ</text:span><text:span text:style-name="T39"> <text:s text:c="2"/></text:span><text:span text:style-name="T38"><text:tab/></text:span><text:span text:style-name="T16">1) проживание </text:span></text:p>
      <text:p text:style-name="P109"><text:tab/>2) виза </text:p>
      <text:p text:style-name="P109"><text:tab/>3) второй призыв на намаз</text:p>
      <text:p text:style-name="P308"><text:span text:style-name="T41">اِقْتَضَى</text:span><text:span text:style-name="T39"> <text:s text:c="2"/></text:span><text:span text:style-name="T38"><text:tab/></text:span><text:span text:style-name="T16">требовать (</text:span><text:span text:style-name="T23">напр. об обстоятельствах</text:span><text:span text:style-name="T16">)</text:span></text:p>
      <text:p text:style-name="P262"><text:span text:style-name="T41">أَقْرَضَ</text:span><text:span text:style-name="T39"> <text:s text:c="2"/></text:span><text:span text:style-name="T38"><text:tab/></text:span><text:span text:style-name="T16">давать взаймы</text:span></text:p>
      <text:p text:style-name="P262"><text:span text:style-name="T41">أَقْرَى</text:span><text:span text:style-name="T39"> <text:s text:c="2"/></text:span><text:span text:style-name="T38"><text:tab/></text:span><text:span text:style-name="T16">угощать гостя</text:span></text:p>
      <text:p text:style-name="P262"><text:span text:style-name="T41">اِقْشَعَرَّ</text:span><text:span text:style-name="T39"> <text:s text:c="2"/></text:span><text:span text:style-name="T38"><text:tab/></text:span><text:span text:style-name="T16">дрожать, содрогаться</text:span></text:p>
      <text:p text:style-name="P310"><text:span text:style-name="T41">أَقَلُّ</text:span><text:span text:style-name="T39"> <text:s text:c="2"/></text:span><text:span text:style-name="T38"><text:tab/><text:tab/></text:span><text:span text:style-name="T16">меньше</text:span></text:p>
      <text:p text:style-name="P308"><text:span text:style-name="T41">أَكْثَرُ</text:span><text:span text:style-name="T39"> <text:s text:c="2"/></text:span><text:span text:style-name="T38"><text:tab/></text:span><text:span text:style-name="T16">больше</text:span></text:p>
      <text:p text:style-name="P308"><text:span text:style-name="T41">أَكْرَمَ</text:span><text:span text:style-name="T39"> <text:s text:c="2"/></text:span><text:span text:style-name="T38"><text:tab/></text:span><text:span text:style-name="T16">оказывать почет, уважать, чтить</text:span></text:p>
      <text:p text:style-name="P308"><text:span text:style-name="T41">أَكَلَ</text:span><text:span text:style-name="T39"> <text:s text:c="2"/></text:span><text:span text:style-name="T38"><text:tab/></text:span><text:span text:style-name="T16">(у) есть, кушать</text:span></text:p>
      <text:p text:style-name="P311"><text:span text:style-name="T41">اَلَّائِى</text:span><text:span text:style-name="T39"> </text:span><text:span text:style-name="T16">или </text:span><text:span text:style-name="T41">اَلَّاتِى</text:span><text:span text:style-name="T38"><text:tab/></text:span><text:span text:style-name="T16">которые (для множественного числа женского рода)</text:span></text:p>
      <text:p text:style-name="P311"><text:span text:style-name="T41">اَلَّتَانِ</text:span><text:span text:style-name="T39"> <text:s text:c="2"/></text:span><text:span text:style-name="T38"><text:tab/><text:tab/></text:span><text:span text:style-name="T16">которые; те, кто (для двойственного числа женского рода)</text:span></text:p>
      <text:p text:style-name="P308"><text:span text:style-name="T41">اِلْتَقَمَ</text:span><text:span text:style-name="T39"> <text:s text:c="2"/></text:span><text:span text:style-name="T38"><text:tab/></text:span><text:span text:style-name="T16">проглатывать</text:span></text:p>
      <text:p text:style-name="P308"><text:span text:style-name="T41">اِلْتَقَى</text:span><text:span text:style-name="T39"> <text:s text:c="2"/></text:span><text:span text:style-name="T38"><text:tab/></text:span><text:span text:style-name="T16">встречаться</text:span></text:p>
      <text:p text:style-name="P311"><text:span text:style-name="T41">اَلَّتِى</text:span><text:span text:style-name="T39"> <text:s text:c="2"/></text:span><text:span text:style-name="T38"><text:tab/><text:tab/></text:span><text:span text:style-name="T16">которая; та, кто</text:span></text:p>
      <text:p text:style-name="P311"><text:span text:style-name="T41">اَلَّذَانِ</text:span><text:span text:style-name="T39"> <text:s text:c="2"/></text:span><text:span text:style-name="T38"><text:tab/><text:tab/></text:span><text:span text:style-name="T16">которые; те, кто (для двойственного числа мужского рода)</text:span></text:p>
      <text:p text:style-name="P312"><text:span text:style-name="T41">اَلَّذِى</text:span><text:span text:style-name="T39"> <text:s text:c="2"/></text:span><text:span text:style-name="T38"><text:tab/><text:tab/></text:span><text:span text:style-name="T16">который; тот, кто</text:span></text:p>
      <text:p text:style-name="P311"><text:span text:style-name="T41">اَلَّذِينَ</text:span><text:span text:style-name="T39"> <text:s text:c="2"/></text:span><text:span text:style-name="T38"><text:tab/><text:tab/></text:span><text:span text:style-name="T16">которые (для множественного числа мужского рода)</text:span></text:p>
      <text:p text:style-name="P313"><text:soft-page-break/><text:span text:style-name="T41">أَلَّفَ</text:span><text:span text:style-name="T39"> <text:s text:c="2"/></text:span><text:span text:style-name="T38"><text:tab/><text:tab/></text:span><text:span text:style-name="T16">писать, составлять (</text:span><text:span text:style-name="T23">книгу</text:span><text:span text:style-name="T16">, </text:span><text:span text:style-name="T23">учебник</text:span><text:span text:style-name="T16">)</text:span></text:p>
      <text:p text:style-name="P313"><text:span text:style-name="T41">إِلْهَامٌ</text:span><text:span text:style-name="T39"> <text:s text:c="2"/></text:span><text:span text:style-name="T38"><text:tab/><text:tab/></text:span><text:span text:style-name="T16">внушение, вдохновение</text:span></text:p>
      <text:p text:style-name="P308"><text:span text:style-name="T41">لَىإِ</text:span><text:span text:style-name="T39"> <text:s text:c="2"/></text:span><text:span text:style-name="T38"><text:tab/></text:span><text:span text:style-name="T16">к, в</text:span></text:p>
      <text:p text:style-name="P308"><text:span text:style-name="T41">الْيَوْمَ</text:span><text:span text:style-name="T39"> <text:s text:c="2"/></text:span><text:span text:style-name="T38"><text:tab/></text:span><text:span text:style-name="T16">сегодня</text:span></text:p>
      <text:p text:style-name="P313"><text:span text:style-name="T41">أُمٌّ</text:span><text:span text:style-name="T39"> </text:span><text:span text:style-name="T16">(</text:span><text:span text:style-name="T41">أُمَّهَاتٌ</text:span><text:span text:style-name="T16">) <text:s text:c="2"/><text:tab/>мать</text:span></text:p>
      <text:p text:style-name="P243"><text:span text:style-name="T41">أَمَاطَ</text:span><text:span text:style-name="T39"> <text:s text:c="2"/></text:span><text:span text:style-name="T38"><text:tab/></text:span><text:span text:style-name="T16">убирать, удалять</text:span></text:p>
      <text:p text:style-name="P308"><text:span text:style-name="T41">أَمَامَ</text:span><text:span text:style-name="T39"> <text:s text:c="2"/></text:span><text:span text:style-name="T38"><text:tab/></text:span><text:span text:style-name="T16">перед</text:span></text:p>
      <text:p text:style-name="P308"><text:span text:style-name="T41">إمْتِحَانٌ</text:span><text:span text:style-name="T39"> </text:span><text:span text:style-name="T16">(</text:span><text:span text:style-name="T41">إمْتِحَانَاتٌ</text:span><text:span text:style-name="T16">) <text:s text:c="2"/>экзамен</text:span></text:p>
      <text:p text:style-name="P308"><text:span text:style-name="T41">أَمَرَ</text:span><text:span text:style-name="T39"> <text:s text:c="2"/></text:span><text:span text:style-name="T38"><text:tab/></text:span><text:span text:style-name="T16">(у) приказывать</text:span></text:p>
      <text:p text:style-name="P313"><text:span text:style-name="T41">أَمْرٌ</text:span><text:span text:style-name="T39"> </text:span><text:span text:style-name="T16">(</text:span><text:span text:style-name="T41">أُمُورٌ</text:span><text:span text:style-name="T16">) <text:s text:c="2"/><text:tab/>дело</text:span></text:p>
      <text:p text:style-name="P243"><text:span text:style-name="T41">اِمْرَأَةٌ</text:span><text:span text:style-name="T39"> </text:span><text:span text:style-name="T16">(</text:span><text:span text:style-name="T41">نِسَاءٌ</text:span><text:span text:style-name="T16">) <text:s text:c="2"/><text:tab/>женщина</text:span></text:p>
      <text:p text:style-name="P243"><text:span text:style-name="T41">أَمِينٌ</text:span><text:span text:style-name="T39"> </text:span><text:span text:style-name="T16">(</text:span><text:span text:style-name="T41">أُمَنَاءُ</text:span><text:span text:style-name="T16">) <text:s text:c="2"/><text:tab/>верный</text:span></text:p>
      <text:p text:style-name="P308"><text:span text:style-name="T41">أَنْتَ</text:span><text:span text:style-name="T39"> <text:s text:c="2"/></text:span><text:span text:style-name="T38"><text:tab/></text:span><text:span text:style-name="T16">ты (мужского рода)</text:span></text:p>
      <text:p text:style-name="P308"><text:span text:style-name="T41">أَنْتِ</text:span><text:span text:style-name="T39"> <text:s text:c="2"/></text:span><text:span text:style-name="T38"><text:tab/></text:span><text:span text:style-name="T16">ты (женского рода)</text:span></text:p>
      <text:p text:style-name="P308"><text:span text:style-name="T41">اِنْتَقَلَ</text:span><text:span text:style-name="T39"> <text:s text:c="2"/></text:span><text:span text:style-name="T38"><text:tab/></text:span><text:span text:style-name="T16">переселяться</text:span></text:p>
      <text:p text:style-name="P314"><text:span text:style-name="T41">اِنْتَهَى</text:span><text:span text:style-name="T39"> <text:s text:c="2"/></text:span><text:span text:style-name="T38"><text:tab/><text:tab/></text:span><text:span text:style-name="T16">1) заканчиваться </text:span></text:p>
      <text:p text:style-name="P314"><text:span text:style-name="T16"><text:tab/><text:tab/>2) заканчивать (</text:span><text:span text:style-name="T23">что</text:span><text:span text:style-name="T16"> </text:span><text:span text:style-name="T41">مِنْ</text:span><text:span text:style-name="T16">)</text:span></text:p>
      <text:p text:style-name="P308"><text:span text:style-name="T41">أَنْجَزَ</text:span><text:span text:style-name="T39"> <text:s text:c="2"/></text:span><text:span text:style-name="T38"><text:tab/></text:span><text:span text:style-name="T16">выполнять</text:span></text:p>
      <text:p text:style-name="P308"><text:span text:style-name="T41">اِنْدَرَسَ</text:span><text:span text:style-name="T39"> <text:s text:c="2"/></text:span><text:span text:style-name="T38"><text:tab/></text:span><text:span text:style-name="T16">стираться, исчезать</text:span></text:p>
      <text:p text:style-name="P308"><text:span text:style-name="T41">أَنْذَرَ</text:span><text:span text:style-name="T39"> <text:s text:c="2"/></text:span><text:span text:style-name="T38"><text:tab/></text:span><text:span text:style-name="T16">предостерегать</text:span></text:p>
      <text:p text:style-name="P308"><text:span text:style-name="T41">اِنْسَانٌ</text:span><text:span text:style-name="T39"> <text:s text:c="2"/></text:span><text:span text:style-name="T41">نَاسٌ</text:span><text:span text:style-name="T16">)) или (</text:span><text:span text:style-name="T41">أُنَاسٌ</text:span><text:span text:style-name="T16">) <text:s text:c="2"/>человек </text:span></text:p>
      <text:p text:style-name="P308"><text:span text:style-name="T41">إِنْشَاءٌ</text:span><text:span text:style-name="T39"> <text:s text:c="2"/></text:span><text:span text:style-name="T38"><text:tab/></text:span><text:span text:style-name="T16">сочинение</text:span></text:p>
      <text:p text:style-name="P308"><text:span text:style-name="T41">أَنْطَقَ</text:span><text:span text:style-name="T39"> <text:s text:c="2"/></text:span><text:span text:style-name="T38"><text:tab/></text:span><text:span text:style-name="T16">заставлять говорить</text:span></text:p>
      <text:p text:style-name="P308"><text:span text:style-name="T41">لِأَنْفُسِكُمْ</text:span><text:span text:style-name="T39"> <text:s text:c="2"/></text:span><text:span text:style-name="T38"><text:tab/></text:span><text:span text:style-name="T16">для вас самих</text:span></text:p>
      <text:p text:style-name="P308"><text:span text:style-name="T41">أَنْفَقَ</text:span><text:span text:style-name="T39"> <text:s text:c="2"/></text:span><text:span text:style-name="T38"><text:tab/></text:span><text:span text:style-name="T16">расходовать</text:span></text:p>
      <text:p text:style-name="P308"><text:span text:style-name="T41">اِنْقَضَى</text:span><text:span text:style-name="T39"> <text:s text:c="2"/></text:span><text:span text:style-name="T38"><text:tab/></text:span><text:span text:style-name="T16">проходить, истекать (</text:span><text:span text:style-name="T23">о времени</text:span><text:span text:style-name="T16">)</text:span></text:p>
      <text:p text:style-name="P308"><text:soft-page-break/><text:span text:style-name="T41">اِنْهَارَ</text:span><text:span text:style-name="T39"> <text:s text:c="2"/></text:span><text:span text:style-name="T38"><text:tab/></text:span><text:span text:style-name="T16">обваливаться, рушиться</text:span></text:p>
      <text:p text:style-name="P308"><text:span text:style-name="T41">اِنْهِمَاكٌ</text:span><text:span text:style-name="T39"> <text:s text:c="2"/></text:span><text:span text:style-name="T38"><text:tab/></text:span><text:span text:style-name="T16">погруженность, увлеченность</text:span></text:p>
      <text:p text:style-name="P308"><text:span text:style-name="T41">أَهْلَكَ</text:span><text:span text:style-name="T39"> <text:s text:c="2"/></text:span><text:span text:style-name="T38"><text:tab/></text:span><text:span text:style-name="T16">губить</text:span></text:p>
      <text:p text:style-name="P308"><text:span text:style-name="T41">أَوَّابٌ</text:span><text:span text:style-name="T39"> </text:span><text:span text:style-name="T41">أَوَّابُونَ</text:span><text:span text:style-name="T16">)) <text:s/><text:tab/>кающийся</text:span></text:p>
      <text:p text:style-name="P308"><text:span text:style-name="T41">أَوْصَلَ</text:span><text:span text:style-name="T39"> <text:s text:c="2"/></text:span><text:span text:style-name="T38"><text:tab/></text:span><text:span text:style-name="T16">провожать, доставлять (</text:span><text:span text:style-name="T23">куда</text:span><text:span text:style-name="T16"> </text:span><text:span text:style-name="T41">إِلَى</text:span><text:span text:style-name="T16">)</text:span></text:p>
      <text:p text:style-name="P314"><text:span text:style-name="T41">أُولَئِكَ</text:span><text:span text:style-name="T39"> <text:s text:c="2"/></text:span><text:span text:style-name="T38"><text:tab/><text:tab/></text:span><text:span text:style-name="T16">те (для множественного числа обоих родов)</text:span></text:p>
      <text:p text:style-name="P308"><text:span text:style-name="T41">آيَةٌ</text:span><text:span text:style-name="T39"> </text:span><text:span text:style-name="T41">آيَاتٌ)</text:span><text:span text:style-name="T16">) <text:s text:c="2"/>1) <text:tab/>коранический аят 2) чудо</text:span></text:p>
      <text:p text:style-name="P308"><text:span text:style-name="T41">أَيْقَظَ</text:span><text:span text:style-name="T39"> <text:s text:c="2"/></text:span><text:span text:style-name="T38"><text:tab/></text:span><text:span text:style-name="T16">будить</text:span></text:p>
      <text:p text:style-name="P308"><text:span text:style-name="T41">أَيُّ</text:span><text:span text:style-name="T39"> </text:span><text:span text:style-name="T16">... ؟</text:span><text:span text:style-name="T30"> <text:s text:c="2"/></text:span><text:span text:style-name="T16"><text:tab/>какой ... ?</text:span></text:p>
      <text:p text:style-name="P308"><text:span text:style-name="T41">أَيْ</text:span><text:span text:style-name="T39"> <text:s text:c="2"/></text:span><text:span text:style-name="T38"><text:tab/></text:span><text:span text:style-name="T16">то есть</text:span></text:p>
      <text:p text:style-name="P19"><text:span text:style-name="T16">Слова, начинающиеся на букву <text:s/></text:span><text:span text:style-name="T41">ب</text:span></text:p>
      <text:p text:style-name="P218"><text:span text:style-name="T41">بَائِعٌ</text:span><text:span text:style-name="T39"> </text:span><text:span text:style-name="T16">(</text:span><text:span text:style-name="T41">بَائِعُونَ</text:span><text:span text:style-name="T16">) <text:s text:c="2"/><text:tab/><text:tab/>продавец</text:span></text:p>
      <text:p text:style-name="P218"><text:span text:style-name="T41">بَاتَ</text:span><text:span text:style-name="T39"> <text:s text:c="2"/></text:span><text:span text:style-name="T38"><text:tab/><text:tab/></text:span><text:span text:style-name="T16">(и) ночевать</text:span></text:p>
      <text:p text:style-name="P218"><text:span text:style-name="T41">بَارِدٌ</text:span><text:span text:style-name="T39"> <text:s text:c="2"/></text:span><text:span text:style-name="T38"><text:tab/><text:tab/></text:span><text:span text:style-name="T16">холодный</text:span></text:p>
      <text:p text:style-name="P218"><text:span text:style-name="T41">بَاضَ</text:span><text:span text:style-name="T39"> <text:s text:c="2"/></text:span><text:span text:style-name="T38"><text:tab/><text:tab/></text:span><text:span text:style-name="T16">(и) нести яйца</text:span></text:p>
      <text:p text:style-name="P218"><text:span text:style-name="T41">بَاعَ</text:span><text:span text:style-name="T39"> <text:s text:c="2"/></text:span><text:span text:style-name="T38"><text:tab/><text:tab/></text:span><text:span text:style-name="T16">(и) продавать</text:span></text:p>
      <text:p text:style-name="P218"><text:span text:style-name="T41">بَاقٍ</text:span><text:span text:style-name="T39"> </text:span><text:span text:style-name="T16">(</text:span><text:span text:style-name="T41">بَاقُونَ</text:span><text:span text:style-name="T16">) <text:s text:c="2"/><text:tab/><text:tab/>остающийся</text:span></text:p>
      <text:p text:style-name="P218"><text:span text:style-name="T41">بَاكٍ</text:span><text:span text:style-name="T39"> </text:span><text:span text:style-name="T16">(</text:span><text:span text:style-name="T41">بَاكُونَ</text:span><text:span text:style-name="T16">) <text:s text:c="2"/><text:tab/><text:tab/>плачущий</text:span></text:p>
      <text:p text:style-name="P218"><text:span text:style-name="T41">بَاكِيَةٌ</text:span><text:span text:style-name="T39"> </text:span><text:span text:style-name="T16">(</text:span><text:span text:style-name="T41">بَاكِيَاتٌ</text:span><text:span text:style-name="T16">)<text:tab/>плачущая</text:span></text:p>
      <text:p text:style-name="P218"><text:span text:style-name="T41">بَالٍ</text:span><text:span text:style-name="T39"> <text:s text:c="2"/></text:span><text:span text:style-name="T38"><text:tab/><text:tab/></text:span><text:span text:style-name="T16">старый, изношенный (</text:span><text:span text:style-name="T23">об одежде</text:span><text:span text:style-name="T16">)</text:span></text:p>
      <text:p text:style-name="P308"><text:span text:style-name="T41">بِئْرٌ</text:span><text:span text:style-name="T39"> </text:span><text:span text:style-name="T16">(</text:span><text:span text:style-name="T41">آبَارٌ</text:span><text:span text:style-name="T16">) <text:s text:c="2"/><text:tab/>колодец</text:span></text:p>
      <text:p text:style-name="P308"><text:span text:style-name="T41">بِتْرُولٌ</text:span><text:span text:style-name="T39"> <text:s text:c="2"/></text:span><text:span text:style-name="T38"><text:tab/></text:span><text:span text:style-name="T16">нефть</text:span></text:p>
      <text:p text:style-name="P218"><text:span text:style-name="T41">بَحَثَ</text:span><text:span text:style-name="T39"> <text:s text:c="2"/></text:span><text:span text:style-name="T16">(а) <text:tab/><text:tab/>искать</text:span></text:p>
      <text:p text:style-name="P218"><text:span text:style-name="T41">بَحْرٌ</text:span><text:span text:style-name="T39"> </text:span><text:span text:style-name="T16">(</text:span><text:span text:style-name="T41">بِحَارٌ</text:span><text:span text:style-name="T16">) <text:s text:c="2"/><text:tab/><text:tab/>море</text:span></text:p>
      <text:p text:style-name="P310"><text:span text:style-name="T41">بُحَيْرَةٌ</text:span><text:span text:style-name="T39"> </text:span><text:span text:style-name="T16">(</text:span><text:span text:style-name="T41">بُحَيْرَةٌ</text:span><text:span text:style-name="T16">)<text:tab/><text:tab/>озеро</text:span></text:p>
      <text:p text:style-name="P218"><text:span text:style-name="T41">بَخِيلٌ</text:span><text:span text:style-name="T39"> </text:span><text:span text:style-name="T16">(</text:span><text:span text:style-name="T41">بُخَلاَءُ</text:span><text:span text:style-name="T16">) <text:s text:c="2"/><text:tab/>скупой, жадный</text:span></text:p>
      <text:p text:style-name="P310"><text:soft-page-break/><text:span text:style-name="T41">بَدْلَةٌ</text:span><text:span text:style-name="T39"> </text:span><text:span text:style-name="T16">(</text:span><text:span text:style-name="T41">بَدَلاَتٌ</text:span><text:span text:style-name="T16">) <text:s text:c="2"/><text:tab/>костюм, пиджак</text:span></text:p>
      <text:p text:style-name="P310"><text:span text:style-name="T41">بُرْثُنٌ</text:span><text:span text:style-name="T39"> </text:span><text:span text:style-name="T16">(</text:span><text:span text:style-name="T41">بَرَاثِنُ</text:span><text:span text:style-name="T16">) <text:s text:c="2"/><text:tab/><text:tab/>1) коготь </text:span></text:p>
      <text:p text:style-name="P110"><text:tab/><text:tab/>2) лапа</text:p>
      <text:p text:style-name="P310"><text:span text:style-name="T41">بَرَكَةٌ</text:span><text:span text:style-name="T39"> </text:span><text:span text:style-name="T16">(</text:span><text:span text:style-name="T41">بَرَكَاتٌ</text:span><text:span text:style-name="T16">) <text:tab/>благодать</text:span></text:p>
      <text:p text:style-name="P262"><text:span text:style-name="T41">بُسْتَانٌ</text:span><text:span text:style-name="T39"> </text:span><text:span text:style-name="T16">(</text:span><text:span text:style-name="T41">بَسَاتِينُ</text:span><text:span text:style-name="T16">)<text:tab/>сад</text:span></text:p>
      <text:p text:style-name="P262"><text:span text:style-name="T41">بَسْمَلَةٌ</text:span><text:span text:style-name="T39"> <text:s text:c="2"/></text:span><text:span text:style-name="T38"><text:tab/></text:span><text:span text:style-name="T16">произнесение слов </text:span></text:p>
      <text:p text:style-name="P262"><text:span text:style-name="T16"><text:tab/>«Бисмилля</text:span><text:span text:style-name="T21">h</text:span><text:span text:style-name="T16">ир-рахманир-рахим»</text:span></text:p>
      <text:p text:style-name="P262"><text:span text:style-name="T41">بَطَّةٌ</text:span><text:span text:style-name="T39"> </text:span><text:span text:style-name="T16">(</text:span><text:span text:style-name="T41">بَطَّاتٌ</text:span><text:span text:style-name="T16">) <text:s text:c="2"/><text:tab/>утка</text:span></text:p>
      <text:p text:style-name="P219"><text:span text:style-name="T41">بَطَلٌ</text:span><text:span text:style-name="T39"> </text:span><text:span text:style-name="T16">(</text:span><text:span text:style-name="T41">أَبْطَالٌ</text:span><text:span text:style-name="T16">) <text:s text:c="2"/><text:tab/>герой</text:span></text:p>
      <text:p text:style-name="P262"><text:span text:style-name="T41">بَعْضٌ</text:span><text:span text:style-name="T39"> <text:s text:c="2"/></text:span><text:span text:style-name="T38"><text:tab/></text:span><text:span text:style-name="T16">некоторые</text:span></text:p>
      <text:p text:style-name="P262"><text:span text:style-name="T41">بَعِيدٌ</text:span><text:span text:style-name="T39"> <text:s text:c="2"/></text:span><text:span text:style-name="T38"><text:tab/></text:span><text:span text:style-name="T16">далеко, далёкий</text:span></text:p>
      <text:p text:style-name="P262"><text:span text:style-name="T41">بَغْدَادُ</text:span><text:span text:style-name="T39"> <text:s text:c="2"/></text:span><text:span text:style-name="T38"><text:tab/></text:span><text:span text:style-name="T16">Багдад</text:span></text:p>
      <text:p text:style-name="P262"><text:span text:style-name="T41">بَقَرَةٌ</text:span><text:span text:style-name="T39"> </text:span><text:span text:style-name="T16">(</text:span><text:span text:style-name="T41">بَقَرَاتٌ</text:span><text:span text:style-name="T16">) <text:s/><text:tab/>корова</text:span></text:p>
      <text:p text:style-name="P262"><text:span text:style-name="T41">بَقِيَ</text:span><text:span text:style-name="T39"> <text:s text:c="2"/></text:span><text:span text:style-name="T38"><text:tab/></text:span><text:span text:style-name="T16">(а) оставаться</text:span></text:p>
      <text:p text:style-name="P262"><text:span text:style-name="T41">بَكَى</text:span><text:span text:style-name="T39"> <text:s text:c="2"/></text:span><text:span text:style-name="T38"><text:tab/></text:span><text:span text:style-name="T16">(и) плакать</text:span></text:p>
      <text:p text:style-name="P262"><text:span text:style-name="T41">بَلِيغٌ</text:span><text:span text:style-name="T39"> <text:s text:c="2"/></text:span><text:span text:style-name="T38"><text:tab/></text:span><text:span text:style-name="T16">красноречивый</text:span></text:p>
      <text:p text:style-name="P262"><text:span text:style-name="T41">بِنْتٌ</text:span><text:span text:style-name="T39"> </text:span><text:span text:style-name="T16">(</text:span><text:span text:style-name="T41">بَنَاتٌ</text:span><text:span text:style-name="T16">) <text:s text:c="2"/><text:tab/>девочка</text:span></text:p>
      <text:p text:style-name="P262"><text:span text:style-name="T41">بَنْتَلُونٌ</text:span><text:span text:style-name="T39"> </text:span><text:span text:style-name="T16">(</text:span><text:span text:style-name="T41">بَنْتَلُونَاتٌ</text:span><text:span text:style-name="T16">) <text:s text:c="2"/>брюки</text:span></text:p>
      <text:p text:style-name="P262"><text:span text:style-name="T41">بَنْكٌ</text:span><text:span text:style-name="T39"> </text:span><text:span text:style-name="T16">(</text:span><text:span text:style-name="T41">بُنُوكٌ</text:span><text:span text:style-name="T16">) <text:s text:c="2"/><text:tab/>банк</text:span></text:p>
      <text:p text:style-name="P262"><text:span text:style-name="T41">بُنْيَانٌ</text:span><text:span text:style-name="T39"> <text:s text:c="2"/></text:span><text:span text:style-name="T38"><text:tab/></text:span><text:span text:style-name="T16">строение, сооружение</text:span></text:p>
      <text:p text:style-name="P262"><text:span text:style-name="T41">بَنَى</text:span><text:span text:style-name="T39"> <text:s text:c="2"/></text:span><text:span text:style-name="T38"><text:tab/></text:span><text:span text:style-name="T16">(и) построить</text:span></text:p>
      <text:p text:style-name="P262"><text:span text:style-name="T41">بَيْتٌ</text:span><text:span text:style-name="T39"> </text:span><text:span text:style-name="T16">(</text:span><text:span text:style-name="T41">بُيُوتٌ</text:span><text:span text:style-name="T16">) <text:s text:c="2"/><text:tab/>дома</text:span></text:p>
      <text:p text:style-name="P262"><text:span text:style-name="T41">بَيْضٌ</text:span><text:span text:style-name="T39"> <text:s text:c="2"/></text:span><text:span text:style-name="T23">собир</text:span><text:span text:style-name="T16">. <text:tab/>яйца</text:span></text:p>
      <text:p text:style-name="P19"><text:span text:style-name="T16">Слова, начинающиеся на букву <text:s/></text:span><text:span text:style-name="T41">ت</text:span></text:p>
      <text:p text:style-name="P243"><text:span text:style-name="T41">تَائِبٌ</text:span><text:span text:style-name="T39"> </text:span><text:span text:style-name="T16">(</text:span><text:span text:style-name="T41">تَائِبُونَ</text:span><text:span text:style-name="T16">)<text:tab/>кающийся</text:span></text:p>
      <text:p text:style-name="P243"><text:span text:style-name="T41">تَأْدِيبٌ</text:span><text:span text:style-name="T39"> <text:s text:c="2"/></text:span><text:span text:style-name="T38"><text:tab/></text:span><text:span text:style-name="T16">воспитание, поучение</text:span></text:p>
      <text:p text:style-name="P243"><text:span text:style-name="T41">تَارِكُ</text:span><text:span text:style-name="T39"> </text:span><text:span text:style-name="T41">الصَّلاَةِ</text:span><text:span text:style-name="T39"> <text:s text:c="2"/></text:span><text:span text:style-name="T38"><text:tab/></text:span><text:span text:style-name="T16">человек, несовершающий намаз</text:span></text:p>
      <text:p text:style-name="P243"><text:soft-page-break/><text:span text:style-name="T41">تَأْرِيخٌ</text:span><text:span text:style-name="T39"> <text:s text:c="2"/></text:span><text:span text:style-name="T38"><text:tab/></text:span><text:span text:style-name="T16">история</text:span></text:p>
      <text:p text:style-name="P243"><text:span text:style-name="T41">تَأْكُلُ</text:span><text:span text:style-name="T39"> <text:s text:c="2"/></text:span><text:span text:style-name="T38"><text:tab/></text:span><text:span text:style-name="T16">ты кушаешь</text:span></text:p>
      <text:p text:style-name="P243"><text:span text:style-name="T41">تَانِكَ</text:span><text:span text:style-name="T39"> <text:s text:c="2"/></text:span><text:span text:style-name="T38"><text:tab/></text:span><text:span text:style-name="T16">те (для двойственного числа женского рода)</text:span></text:p>
      <text:p text:style-name="P243"><text:span text:style-name="T41">تُبَاعُ</text:span><text:span text:style-name="T39"> <text:s text:c="2"/></text:span><text:span text:style-name="T38"><text:tab/></text:span><text:span text:style-name="T16">продаются</text:span></text:p>
      <text:p text:style-name="P243"><text:span text:style-name="T41">تَبَاهَيْنَ</text:span><text:span text:style-name="T39"> <text:s text:c="2"/></text:span><text:span text:style-name="T38"><text:tab/></text:span><text:span text:style-name="T16">они (</text:span><text:span text:style-name="T23">жен. род</text:span><text:span text:style-name="T16">) хвастались</text:span></text:p>
      <text:p text:style-name="P243"><text:span text:style-name="T41">تَتَلْمَذَ</text:span><text:span text:style-name="T39"> <text:s text:c="2"/></text:span><text:span text:style-name="T38"><text:tab/></text:span><text:span text:style-name="T16">быть учеником (</text:span><text:span text:style-name="T23">кого</text:span><text:span text:style-name="T16"> </text:span><text:span text:style-name="T41">عَلَى</text:span><text:span text:style-name="T16">)</text:span></text:p>
      <text:p text:style-name="P243"><text:span text:style-name="T41">التَّجْوِيدُ</text:span><text:span text:style-name="T39"> <text:s text:c="2"/></text:span><text:span text:style-name="T38"><text:tab/></text:span><text:span text:style-name="T16">Таджвид (</text:span><text:span text:style-name="T23">правила чтения Св. Корана</text:span><text:span text:style-name="T16">)</text:span></text:p>
      <text:p text:style-name="P243"><text:span text:style-name="T41">تَحْتَ</text:span><text:span text:style-name="T39"> <text:s text:c="2"/></text:span><text:span text:style-name="T38"><text:tab/></text:span><text:span text:style-name="T16">под</text:span></text:p>
      <text:p text:style-name="P243"><text:span text:style-name="T41">تَحَسَّنَ</text:span><text:span text:style-name="T39"> <text:s text:c="2"/></text:span><text:span text:style-name="T38"><text:tab/></text:span><text:span text:style-name="T16">улучшаться</text:span></text:p>
      <text:p text:style-name="P243"><text:span text:style-name="T41">تَخَرَّجَ</text:span><text:span text:style-name="T39"> <text:s text:c="2"/></text:span><text:span text:style-name="T38"><text:tab/></text:span><text:span text:style-name="T16">выпуститься, закончить (</text:span><text:span text:style-name="T23">учебное заведение</text:span><text:span text:style-name="T16"> </text:span><text:span text:style-name="T41">فِي</text:span><text:span text:style-name="T16">)</text:span></text:p>
      <text:p text:style-name="P243"><text:span text:style-name="T41">تَدَبُّرٌ</text:span><text:span text:style-name="T39"> <text:s text:c="2"/></text:span><text:span text:style-name="T38"><text:tab/></text:span><text:span text:style-name="T16">размышление</text:span></text:p>
      <text:p text:style-name="P243"><text:span text:style-name="T41">تَدْبِيرٌ</text:span><text:span text:style-name="T39"> <text:s text:c="2"/></text:span><text:span text:style-name="T38"><text:tab/></text:span><text:span text:style-name="T16">управление, ведение дел</text:span></text:p>
      <text:p text:style-name="P243"><text:span text:style-name="T41">تَذَبْذَبَ</text:span><text:span text:style-name="T39"> <text:s text:c="2"/></text:span><text:span text:style-name="T38"><text:tab/></text:span><text:span text:style-name="T16">качать, колебать, шатать</text:span></text:p>
      <text:p text:style-name="P243"><text:span text:style-name="T41">تَذْكِرَةٌ</text:span><text:span text:style-name="T39"> </text:span><text:span text:style-name="T16">(</text:span><text:span text:style-name="T41">تَذَاكِرُ</text:span><text:span text:style-name="T16">)<text:tab/>билет</text:span></text:p>
      <text:p text:style-name="P243"><text:span text:style-name="T41">تَرَبَّى</text:span><text:span text:style-name="T39"> <text:s text:c="2"/></text:span><text:span text:style-name="T38"><text:tab/></text:span><text:span text:style-name="T16">воспитываться, получать воспитание</text:span></text:p>
      <text:p text:style-name="P243"><text:span text:style-name="T41">تَرْجَمَةٌ</text:span><text:span text:style-name="T39"> <text:s text:c="2"/></text:span><text:span text:style-name="T38"><text:tab/></text:span><text:span text:style-name="T16">перевод</text:span></text:p>
      <text:p text:style-name="P243"><text:span text:style-name="T41">اَلتَّرْخِيمُ</text:span><text:span text:style-name="T39"> <text:s text:c="2"/></text:span><text:span text:style-name="T38"><text:tab/></text:span><text:span text:style-name="T23">грам</text:span><text:span text:style-name="T16">. сокращение слова</text:span></text:p>
      <text:p text:style-name="P243"><text:span text:style-name="T41">تَرَعْرَعَ</text:span><text:span text:style-name="T39"> <text:s text:c="2"/></text:span><text:span text:style-name="T38"><text:tab/></text:span><text:span text:style-name="T16">вырасти</text:span></text:p>
      <text:p text:style-name="P243"><text:span text:style-name="T41">تَرَوْنَهُمْ</text:span><text:span text:style-name="T39"> <text:s text:c="2"/></text:span><text:span text:style-name="T38"><text:tab/></text:span><text:span text:style-name="T16">вы (</text:span><text:span text:style-name="T23">муж. род</text:span><text:span text:style-name="T16">) видите их</text:span></text:p>
      <text:p text:style-name="P243"><text:span text:style-name="T41">تَسَابَّ</text:span><text:span text:style-name="T39"> <text:s text:c="2"/></text:span><text:span text:style-name="T38"><text:tab/></text:span><text:span text:style-name="T16">ругать друг друга</text:span></text:p>
      <text:p text:style-name="P243"><text:span text:style-name="T41">تَسَلَّمَ</text:span><text:span text:style-name="T39"> <text:s text:c="2"/></text:span><text:span text:style-name="T38"><text:tab/></text:span><text:span text:style-name="T16">получать (</text:span><text:span text:style-name="T23">письмо, посылку</text:span><text:span text:style-name="T16">)</text:span></text:p>
      <text:p text:style-name="P243"><text:span text:style-name="T41">تَشَاتَمَ</text:span><text:span text:style-name="T39"> <text:s text:c="2"/></text:span><text:span text:style-name="T38"><text:tab/></text:span><text:span text:style-name="T16">оскорблять друг друга</text:span></text:p>
      <text:p text:style-name="P314"><text:span text:style-name="T41">تَشَاجَرَ</text:span><text:span text:style-name="T39"> <text:s text:c="2"/></text:span><text:span text:style-name="T38"><text:tab/></text:span><text:span text:style-name="T16">ссориться друг с другом</text:span></text:p>
      <text:p text:style-name="P243"><text:span text:style-name="T41">تَشْدِيدٌ</text:span><text:span text:style-name="T39"> <text:s text:c="2"/></text:span><text:span text:style-name="T38"><text:tab/></text:span><text:span text:style-name="T16">усиление</text:span></text:p>
      <text:p text:style-name="P243"><text:span text:style-name="T41">تَطَلَّبَ</text:span><text:span text:style-name="T39"> <text:s text:c="2"/></text:span><text:span text:style-name="T38"><text:tab/></text:span><text:span text:style-name="T16">требовать</text:span></text:p>
      <text:p text:style-name="P243"><text:soft-page-break/><text:span text:style-name="T41">تَظَاهَرَ</text:span><text:span text:style-name="T39"> <text:s text:c="2"/></text:span><text:span text:style-name="T38"><text:tab/></text:span><text:span text:style-name="T16">притворяться</text:span></text:p>
      <text:p text:style-name="P243"><text:span text:style-name="T41">تَعَالَ!</text:span><text:span text:style-name="T38"> <text:s text:c="2"/><text:tab/></text:span><text:span text:style-name="T16">иди сюда!</text:span></text:p>
      <text:p text:style-name="P243"><text:span text:style-name="T41">تَعَانَقَ</text:span><text:span text:style-name="T39"> <text:s text:c="2"/></text:span><text:span text:style-name="T38"><text:tab/></text:span><text:span text:style-name="T16">обниматься</text:span></text:p>
      <text:p text:style-name="P243"><text:span text:style-name="T41">تَعَشَّى</text:span><text:span text:style-name="T39"> <text:s text:c="2"/></text:span><text:span text:style-name="T38"><text:tab/></text:span><text:span text:style-name="T16">ужинать</text:span></text:p>
      <text:p text:style-name="P243"><text:span text:style-name="T41">تَعْلِيمٌ</text:span><text:span text:style-name="T39"> <text:s text:c="2"/></text:span><text:span text:style-name="T38"><text:tab/></text:span><text:span text:style-name="T16">обучение, преподавание</text:span></text:p>
      <text:p text:style-name="P243"><text:span text:style-name="T41">تَعَوَّدَ</text:span><text:span text:style-name="T39"> <text:s text:c="2"/></text:span><text:span text:style-name="T38"><text:tab/></text:span><text:span text:style-name="T16">привыкать ( </text:span><text:span text:style-name="T23">к чему</text:span><text:span text:style-name="T16"> </text:span><text:span text:style-name="T41">عَلَى</text:span><text:span text:style-name="T16">)</text:span></text:p>
      <text:p text:style-name="P243"><text:span text:style-name="T41">تَغْيِيرٌ</text:span><text:span text:style-name="T39"> <text:s text:c="2"/></text:span><text:span text:style-name="T38"><text:tab/></text:span><text:span text:style-name="T16">изменение</text:span></text:p>
      <text:p text:style-name="P243"><text:span text:style-name="T41">تُفَّاحَةٌ</text:span><text:span text:style-name="T39"> </text:span><text:span text:style-name="T16">(</text:span><text:span text:style-name="T41">تُفَّاحَاتٌ</text:span><text:span text:style-name="T16">)<text:tab/>яблоко</text:span></text:p>
      <text:p text:style-name="P243"><text:span text:style-name="T41">تَفَرَّجَ</text:span><text:span text:style-name="T39"> <text:s text:c="3"/></text:span><text:span text:style-name="T38"><text:tab/></text:span><text:span text:style-name="T16">смотреть, наблюдать (</text:span><text:span text:style-name="T23">что</text:span><text:span text:style-name="T16"> </text:span><text:span text:style-name="T41">عَلَى</text:span><text:span text:style-name="T16">)</text:span></text:p>
      <text:p text:style-name="P243"><text:span text:style-name="T41">تَقْرِيبًا</text:span><text:span text:style-name="T39"> <text:s text:c="2"/></text:span><text:span text:style-name="T38"><text:tab/></text:span><text:span text:style-name="T16">приблизительно, примерно</text:span></text:p>
      <text:p text:style-name="P243"><text:span text:style-name="T41">تَقْوَى</text:span><text:span text:style-name="T39"> <text:s text:c="2"/></text:span><text:span text:style-name="T38"><text:tab/></text:span><text:span text:style-name="T16">благочестие, набожность</text:span></text:p>
      <text:p text:style-name="P243"><text:span text:style-name="T41">تَقِيٌّ</text:span><text:span text:style-name="T39"> </text:span><text:span text:style-name="T16">(</text:span><text:span text:style-name="T41">أَتْقِيَاءُ</text:span><text:span text:style-name="T16">) <text:s text:c="2"/><text:tab/>благочестивый</text:span></text:p>
      <text:p text:style-name="P243"><text:span text:style-name="T41">تَكَاسُلٌ</text:span><text:span text:style-name="T39"> <text:s text:c="2"/></text:span><text:span text:style-name="T38"><text:tab/></text:span><text:span text:style-name="T16">леность, проявление лени</text:span></text:p>
      <text:p text:style-name="P243"><text:span text:style-name="T41">تَكَلَّمَ</text:span><text:span text:style-name="T39"> <text:s text:c="2"/></text:span><text:span text:style-name="T38"><text:tab/></text:span><text:span text:style-name="T16">разговаривать</text:span></text:p>
      <text:p text:style-name="P314"><text:span text:style-name="T41">تَلاَ</text:span><text:span text:style-name="T39"> </text:span><text:span text:style-name="T41">الْقُرآنَ</text:span><text:span text:style-name="T39"> <text:s text:c="2"/></text:span><text:span text:style-name="T38"><text:tab/></text:span><text:span text:style-name="T16">(у) читать Коран</text:span></text:p>
      <text:p text:style-name="P243"><text:span text:style-name="T41">تَلاَعُبٌ</text:span><text:span text:style-name="T39"> <text:s text:c="2"/></text:span><text:span text:style-name="T38"><text:tab/></text:span><text:span text:style-name="T16">произвольное обращение, злоупотребление</text:span></text:p>
      <text:p text:style-name="P243"><text:span text:style-name="T41">تَلاَوَمَ</text:span><text:span text:style-name="T39"> <text:s text:c="2"/></text:span><text:span text:style-name="T38"><text:tab/></text:span><text:span text:style-name="T16">порицать друг друга</text:span></text:p>
      <text:p text:style-name="P243"><text:span text:style-name="T41">تِلْفَازٌ</text:span><text:span text:style-name="T39"> </text:span><text:span text:style-name="T16">(</text:span><text:span text:style-name="T41">تَلاَفِيزُ</text:span><text:span text:style-name="T16">) <text:s text:c="2"/><text:tab/>телевизор</text:span></text:p>
      <text:p text:style-name="P314"><text:span text:style-name="T41">تِلْكَ</text:span><text:span text:style-name="T39"> <text:s text:c="2"/></text:span><text:span text:style-name="T38"><text:tab/><text:tab/></text:span><text:span text:style-name="T16">та</text:span></text:p>
      <text:p text:style-name="P314"><text:span text:style-name="T41">تَمَنَّى</text:span><text:span text:style-name="T39"> <text:s text:c="2"/></text:span><text:span text:style-name="T38"><text:tab/><text:tab/></text:span><text:span text:style-name="T16">надеяться, желать</text:span></text:p>
      <text:p text:style-name="P243"><text:span text:style-name="T41">تَمْيِيزٌ</text:span><text:span text:style-name="T39"> <text:s text:c="2"/></text:span><text:span text:style-name="T38"><text:tab/></text:span><text:span text:style-name="T16">выявление, различение</text:span></text:p>
      <text:p text:style-name="P314"><text:span text:style-name="T41">تِنِّينٌ</text:span><text:span text:style-name="T39"> </text:span><text:span text:style-name="T16">(</text:span><text:span text:style-name="T41">تَنَانِينُ</text:span><text:span text:style-name="T16">) <text:s text:c="2"/><text:tab/>дракон</text:span></text:p>
      <text:p text:style-name="P314"><text:span text:style-name="T41">تَوَّابٌ</text:span><text:span text:style-name="T39"> </text:span><text:span text:style-name="T16">(</text:span><text:span text:style-name="T41">تَوَّابُونَ</text:span><text:span text:style-name="T16">)<text:tab/>много кающийся</text:span></text:p>
      <text:p text:style-name="P314"><text:span text:style-name="T41">تَوَارَثَ</text:span><text:span text:style-name="T39"> <text:s text:c="2"/></text:span><text:span text:style-name="T38"><text:tab/></text:span><text:span text:style-name="T16">1) наследовать </text:span></text:p>
      <text:p text:style-name="P111"><text:tab/><text:tab/>2) передаваться по наследству</text:p>
      <text:p text:style-name="P314"><text:span text:style-name="T41">تَوَاضَعَ</text:span><text:span text:style-name="T39"> <text:s text:c="2"/></text:span><text:span text:style-name="T38"><text:tab/><text:tab/></text:span><text:span text:style-name="T16">проявлять скромность</text:span></text:p>
      <text:p text:style-name="P314"><text:soft-page-break/><text:span text:style-name="T41">تَوَجَّعَ</text:span><text:span text:style-name="T39"> <text:s text:c="2"/></text:span><text:span text:style-name="T38"><text:tab/><text:tab/></text:span><text:span text:style-name="T16">чувствовать боль</text:span></text:p>
      <text:p text:style-name="P314"><text:span text:style-name="T41">تَوَجَّهَ</text:span><text:span text:style-name="T39"> <text:s text:c="2"/></text:span><text:span text:style-name="T38"><text:tab/><text:tab/></text:span><text:span text:style-name="T16">направляться (</text:span><text:span text:style-name="T23">куда</text:span><text:span text:style-name="T16"> </text:span><text:span text:style-name="T41">إِلَى</text:span><text:span text:style-name="T16">)</text:span></text:p>
      <text:p text:style-name="P314"><text:span text:style-name="T41">تَوَضَّأَ</text:span><text:span text:style-name="T39"> <text:s text:c="2"/></text:span><text:span text:style-name="T38"><text:tab/><text:tab/></text:span><text:span text:style-name="T16">брать омовение</text:span></text:p>
      <text:p text:style-name="P314"><text:span text:style-name="T41">تُوُفِّيَ</text:span><text:span text:style-name="T39"> <text:s text:c="2"/></text:span><text:span text:style-name="T38"><text:tab/><text:tab/></text:span><text:span text:style-name="T16">он умер</text:span></text:p>
      <text:p text:style-name="P314"><text:span text:style-name="T41">تَوَكَّلَ</text:span><text:span text:style-name="T39"> <text:s text:c="2"/></text:span><text:span text:style-name="T38"><text:tab/><text:tab/></text:span><text:span text:style-name="T16">уповать (</text:span><text:span text:style-name="T23">на кого</text:span><text:span text:style-name="T16"> </text:span><text:span text:style-name="T41">عَلَى</text:span><text:span text:style-name="T16">)</text:span></text:p>
      <text:p text:style-name="P19"><text:span text:style-name="T16">Слова, начинающиеся на букву <text:s/></text:span><text:span text:style-name="T41">ث</text:span></text:p>
      <text:p text:style-name="P243"><text:span text:style-name="T41">ثَانِيَةٌ</text:span><text:span text:style-name="T45"> <text:s text:c="2"/></text:span><text:span text:style-name="T41"><text:tab/></text:span><text:span text:style-name="T16">вторая</text:span></text:p>
      <text:p text:style-name="P243"><text:span text:style-name="T41">ثُعْبَانٌ</text:span><text:span text:style-name="T45"> </text:span><text:span text:style-name="T16">(</text:span><text:span text:style-name="T41">ثَعَابِينُ</text:span><text:span text:style-name="T16">) <text:s text:c="2"/><text:tab/>змея</text:span></text:p>
      <text:p text:style-name="P243"><text:span text:style-name="T41">ثَغْرٌ</text:span><text:span text:style-name="T45"> </text:span><text:span text:style-name="T16">(</text:span><text:span text:style-name="T41">ثُغُورٌ</text:span><text:span text:style-name="T16">) <text:s text:c="2"/><text:tab/>пограничная область, граница</text:span></text:p>
      <text:p text:style-name="P243"><text:span text:style-name="T41">ثَلاَّجَةٌ</text:span><text:span text:style-name="T45"> </text:span><text:span text:style-name="T16">(</text:span><text:span text:style-name="T41">ثَلاَّجَاتٌ</text:span><text:span text:style-name="T16">)<text:tab/>холодильник</text:span></text:p>
      <text:p text:style-name="P243"><text:span text:style-name="T41">ثَلْجٌ</text:span><text:span text:style-name="T45"> </text:span><text:span text:style-name="T16">(</text:span><text:span text:style-name="T41">ثُلُوجٌ</text:span><text:span text:style-name="T16">) <text:s text:c="2"/><text:tab/>снег</text:span></text:p>
      <text:p text:style-name="P243"><text:span text:style-name="T41">ثَوَابٌ</text:span><text:span text:style-name="T45"> <text:s text:c="2"/></text:span><text:span text:style-name="T41"><text:tab/></text:span><text:span text:style-name="T16">вознаграждение (</text:span><text:span text:style-name="T23">загробное</text:span><text:span text:style-name="T16">)</text:span></text:p>
      <text:p text:style-name="P243"><text:span text:style-name="T41">ثَوْبٌ</text:span><text:span text:style-name="T45"> </text:span><text:span text:style-name="T16">(</text:span><text:span text:style-name="T41">ثِيَابٌ</text:span><text:span text:style-name="T16">) <text:s text:c="2"/><text:tab/>одежда</text:span></text:p>
      <text:p text:style-name="P243"><text:span text:style-name="T41">ثَوْرٌ</text:span><text:span text:style-name="T45"> </text:span><text:span text:style-name="T16">(</text:span><text:span text:style-name="T41">ثِيرَانٌ</text:span><text:span text:style-name="T16">) <text:s text:c="2"/><text:tab/>бык</text:span></text:p>
      <text:p text:style-name="P19"><text:span text:style-name="T16">Слова, начинающиеся на букву <text:s/></text:span><text:span text:style-name="T41">ج</text:span></text:p>
      <text:p text:style-name="P292"><text:span text:style-name="T41">جَاءَ</text:span><text:span text:style-name="T45"> <text:s text:c="2"/></text:span><text:span text:style-name="T41"><text:tab/></text:span><text:span text:style-name="T16">(и) приходить</text:span></text:p>
      <text:p text:style-name="P292"><text:span text:style-name="T41">جَائِزَةٌ</text:span><text:span text:style-name="T45"> </text:span><text:span text:style-name="T16">(</text:span><text:span text:style-name="T41">جَائِزَاتٌ</text:span><text:span text:style-name="T16">) <text:tab/>приз</text:span></text:p>
      <text:p text:style-name="P292"><text:span text:style-name="T41">جَارَةٌ</text:span><text:span text:style-name="T45"> </text:span><text:span text:style-name="T16">(</text:span><text:span text:style-name="T41">جَارَاتٌ</text:span><text:span text:style-name="T16">)<text:tab/>соседка</text:span></text:p>
      <text:p text:style-name="P292"><text:span text:style-name="T41">جَالِسٌ</text:span><text:span text:style-name="T45"> </text:span><text:span text:style-name="T16">(</text:span><text:span text:style-name="T41">جَالِسُونَ</text:span><text:span text:style-name="T16">) <text:tab/>сидящий</text:span></text:p>
      <text:p text:style-name="P292"><text:span text:style-name="T41">جَامِعَةٌ</text:span><text:span text:style-name="T45"> </text:span><text:span text:style-name="T16">(</text:span><text:span text:style-name="T41">جَامِعَاتٌ</text:span><text:span text:style-name="T16">) <text:tab/>университет</text:span></text:p>
      <text:p text:style-name="P292"><text:span text:style-name="T41">جَاهٌ</text:span><text:span text:style-name="T45"> <text:s text:c="2"/></text:span><text:span text:style-name="T41"><text:tab/></text:span><text:span text:style-name="T16">высокое положение</text:span></text:p>
      <text:p text:style-name="P292"><text:span text:style-name="T41">جَاهِلٌ</text:span><text:span text:style-name="T45"> </text:span><text:span text:style-name="T16">(</text:span><text:span text:style-name="T41">جَاهِلُونَ</text:span><text:span text:style-name="T16">) <text:tab/>невежда, неуч</text:span></text:p>
      <text:p text:style-name="P292"><text:span text:style-name="T41">جَبَانٌ</text:span><text:span text:style-name="T45"> </text:span><text:span text:style-name="T16">(</text:span><text:span text:style-name="T41">جُبَنَاءُ</text:span><text:span text:style-name="T16">) <text:s text:c="2"/><text:tab/>трус</text:span></text:p>
      <text:p text:style-name="P292"><text:span text:style-name="T41">جَبَي</text:span><text:span text:style-name="T45"> <text:s text:c="2"/></text:span><text:span text:style-name="T41"><text:tab/></text:span><text:span text:style-name="T16">(и) собирать, взимать (</text:span><text:span text:style-name="T23">налоги</text:span><text:span text:style-name="T16">)</text:span></text:p>
      <text:p text:style-name="P315"><text:span text:style-name="T41">جَحِيمٌ</text:span><text:span text:style-name="T45"> <text:s text:c="2"/></text:span><text:span text:style-name="T41"><text:tab/></text:span><text:span text:style-name="T16">ад</text:span></text:p>
      <text:p text:style-name="P315"><text:span text:style-name="T41">جَدَّةٌ</text:span><text:span text:style-name="T45"> </text:span><text:span text:style-name="T16">(</text:span><text:span text:style-name="T41">جَدَّاتٌ</text:span><text:span text:style-name="T16">) <text:s text:c="2"/><text:tab/>бабушка</text:span></text:p>
      <text:p text:style-name="P315"><text:soft-page-break/><text:span text:style-name="T41">جَرِيءٌ</text:span><text:span text:style-name="T45"> </text:span><text:span text:style-name="T16">(</text:span><text:span text:style-name="T41">أَجْرِيَاءُ</text:span><text:span text:style-name="T16">) <text:s/><text:tab/>смелый, отважный, неустрашимый</text:span></text:p>
      <text:p text:style-name="P316"><text:span text:style-name="T41">جَرَى</text:span><text:span text:style-name="T45"> <text:s text:c="2"/></text:span><text:span text:style-name="T41"><text:tab/><text:tab/></text:span><text:span text:style-name="T16">(и) бежать</text:span></text:p>
      <text:p text:style-name="P315"><text:span text:style-name="T41">جُزْدَانٌ</text:span><text:span text:style-name="T45"> </text:span><text:span text:style-name="T41"><text:tab/></text:span><text:span text:style-name="T16">(</text:span><text:span text:style-name="T41">جُزْدَانَاتٌ</text:span><text:span text:style-name="T16">) <text:s text:c="2"/>кошелек</text:span></text:p>
      <text:p text:style-name="P316"><text:span text:style-name="T41">جَزِعٌ</text:span><text:span text:style-name="T45"> <text:s text:c="2"/></text:span><text:span text:style-name="T41"><text:tab/><text:tab/></text:span><text:span text:style-name="T16">нетерпеливый</text:span></text:p>
      <text:p text:style-name="P315"><text:span text:style-name="T41">جَزِيلٌ</text:span><text:span text:style-name="T45"> <text:s text:c="2"/></text:span><text:span text:style-name="T41"><text:tab/></text:span><text:span text:style-name="T16">обильный</text:span></text:p>
      <text:p text:style-name="P315"><text:span text:style-name="T41">جِلْدٌ</text:span><text:span text:style-name="T45"> </text:span><text:span text:style-name="T16">(</text:span><text:span text:style-name="T41">جُلُودٌ</text:span><text:span text:style-name="T16">) <text:s text:c="2"/><text:tab/>кожа</text:span></text:p>
      <text:p text:style-name="P317"><text:span text:style-name="T41">جَلَسَ</text:span><text:span text:style-name="T45"> <text:s text:c="2"/></text:span><text:span text:style-name="T41"><text:tab/></text:span><text:span text:style-name="T16">(и) сидел</text:span></text:p>
      <text:p text:style-name="P317"><text:span text:style-name="T41">جُلُوسٌ</text:span><text:span text:style-name="T45"> <text:s text:c="2"/></text:span><text:span text:style-name="T41"><text:tab/></text:span><text:span text:style-name="T16">сидение</text:span></text:p>
      <text:p text:style-name="P317"><text:span text:style-name="T41">جَمَاعَةٌ</text:span><text:span text:style-name="T45"> </text:span><text:span text:style-name="T16">(</text:span><text:span text:style-name="T41">جَمَاعَاتٌ</text:span><text:span text:style-name="T16">) общество</text:span></text:p>
      <text:p text:style-name="P317"><text:span text:style-name="T41">جَمَلٌ</text:span><text:span text:style-name="T45"> </text:span><text:span text:style-name="T16">(</text:span><text:span text:style-name="T41">جِمَالٌ</text:span><text:span text:style-name="T16">) <text:s text:c="2"/><text:tab/>верблюд</text:span></text:p>
      <text:p text:style-name="P317"><text:span text:style-name="T41">جُمْلَةٌ</text:span><text:span text:style-name="T45"> </text:span><text:span text:style-name="T16">(</text:span><text:span text:style-name="T41">جُمَلٌ</text:span><text:span text:style-name="T16">) <text:s text:c="2"/><text:tab/>предложение</text:span></text:p>
      <text:p text:style-name="P317"><text:span text:style-name="T41">جُمْهُورِيَّةٌ</text:span><text:span text:style-name="T45"> </text:span><text:span text:style-name="T16">(</text:span><text:span text:style-name="T41">جُمْهُورِيَّاتٌ</text:span><text:span text:style-name="T16">) республика</text:span></text:p>
      <text:p text:style-name="P317"><text:span text:style-name="T41">جَمِيعًا</text:span><text:span text:style-name="T45"> <text:s text:c="2"/></text:span><text:span text:style-name="T41"><text:tab/></text:span><text:span text:style-name="T16">все вместе</text:span></text:p>
      <text:p text:style-name="P317"><text:span text:style-name="T41">جَمِيلٌ</text:span><text:span text:style-name="T45"> <text:s text:c="2"/></text:span><text:span text:style-name="T41"><text:tab/></text:span><text:span text:style-name="T16">красивый</text:span></text:p>
      <text:p text:style-name="P317"><text:span text:style-name="T41">جَنَّةٌ</text:span><text:span text:style-name="T45"> </text:span><text:span text:style-name="T16">(</text:span><text:span text:style-name="T41">جَنَّاتٌ</text:span><text:span text:style-name="T16">) <text:s text:c="2"/><text:tab/>сад</text:span></text:p>
      <text:p text:style-name="P317"><text:span text:style-name="T41">الْجَنَّةُ</text:span><text:span text:style-name="T45"> <text:s text:c="2"/></text:span><text:span text:style-name="T41"><text:tab/></text:span><text:span text:style-name="T16">рай</text:span></text:p>
      <text:p text:style-name="P317"><text:span text:style-name="T41">جُنْدِيٌّ</text:span><text:span text:style-name="T45"> </text:span><text:span text:style-name="T16">(</text:span><text:span text:style-name="T41">جُنُودٌ</text:span><text:span text:style-name="T16">) <text:s text:c="2"/><text:tab/>воин</text:span></text:p>
      <text:p text:style-name="P315"><text:span text:style-name="T41">جَنُوبٌ</text:span><text:span text:style-name="T45"> <text:s text:c="2"/></text:span><text:span text:style-name="T41"><text:tab/></text:span><text:span text:style-name="T16">южный ветер</text:span></text:p>
      <text:p text:style-name="P262"><text:span text:style-name="T41">جُنَيْهٌ</text:span><text:span text:style-name="T45"> </text:span><text:span text:style-name="T16">(</text:span><text:span text:style-name="T41">جُنَيْهَاتٌ</text:span><text:span text:style-name="T16">)<text:tab/>гинея (</text:span><text:span text:style-name="T23">денежная единица</text:span><text:span text:style-name="T16">)</text:span></text:p>
      <text:p text:style-name="P308"><text:span text:style-name="T41">جَهَنَّمُ</text:span><text:span text:style-name="T45"> <text:s text:c="2"/></text:span><text:span text:style-name="T41"><text:tab/></text:span><text:span text:style-name="T16">ад, геенна</text:span></text:p>
      <text:p text:style-name="P308"><text:span text:style-name="T41">جَوُّ</text:span><text:span text:style-name="T45"> <text:s text:c="2"/></text:span><text:span text:style-name="T41"><text:tab/></text:span><text:span text:style-name="T16">1) воздух, атмосфера </text:span></text:p>
      <text:p text:style-name="P109"><text:tab/>2) погода, климат</text:p>
      <text:p text:style-name="P308"><text:span text:style-name="T41">جَوَّالٌ</text:span><text:span text:style-name="T45"> <text:s text:c="2"/></text:span><text:span text:style-name="T41"><text:tab/></text:span><text:span text:style-name="T16">1) бродячий </text:span></text:p>
      <text:p text:style-name="P109"><text:tab/>2) мобильный телефон</text:p>
      <text:p text:style-name="P308"><text:span text:style-name="T41">جَيِّدٌ</text:span><text:span text:style-name="T45"> <text:s text:c="2"/></text:span><text:span text:style-name="T41"><text:tab/></text:span><text:span text:style-name="T16">хороший</text:span></text:p>
      <text:p text:style-name="P308"><text:soft-page-break/><text:span text:style-name="T41">جَيْشٌ</text:span><text:span text:style-name="T45"> </text:span><text:span text:style-name="T16">(</text:span><text:span text:style-name="T41">جُيُوشٌ</text:span><text:span text:style-name="T16">) <text:tab/>войско</text:span></text:p>
      <text:p text:style-name="P19"><text:span text:style-name="T16">Слова, начинающиеся на букву <text:s/></text:span><text:span text:style-name="T41">ح</text:span></text:p>
      <text:p text:style-name="P243"><text:span text:style-name="T41">حَارِسٌ</text:span><text:span text:style-name="T45"> </text:span><text:span text:style-name="T16">(</text:span><text:span text:style-name="T41">حُرَّاسٌ</text:span><text:span text:style-name="T16">)<text:tab/>сторож</text:span></text:p>
      <text:p text:style-name="P313"><text:span text:style-name="T41">حَافِظٌ</text:span><text:span text:style-name="T45"> </text:span><text:span text:style-name="T16">(</text:span><text:span text:style-name="T41">حَفَظَةٌ</text:span><text:span text:style-name="T16">)<text:tab/>знающий наизусть</text:span></text:p>
      <text:p text:style-name="P243"><text:span text:style-name="T41">حَافِلَةٌ</text:span><text:span text:style-name="T45"> </text:span><text:span text:style-name="T16">(</text:span><text:span text:style-name="T41">حَافِلَاتٌ</text:span><text:span text:style-name="T16">)<text:tab/>автобус</text:span></text:p>
      <text:p text:style-name="P313"><text:span text:style-name="T41">حَامِلٌ</text:span><text:span text:style-name="T45"> </text:span><text:span text:style-name="T16">(</text:span><text:span text:style-name="T41">حَوَامِلُ</text:span><text:span text:style-name="T16">)<text:tab/>беременная</text:span></text:p>
      <text:p text:style-name="P313"><text:span text:style-name="T41">حَاوَلَ</text:span><text:span text:style-name="T45"> <text:s text:c="2"/></text:span><text:span text:style-name="T41"><text:tab/><text:tab/></text:span><text:span text:style-name="T16">пытаться, пробовать</text:span></text:p>
      <text:p text:style-name="P243"><text:span text:style-name="T41">حُبٌّ</text:span><text:span text:style-name="T45"> <text:s text:c="2"/></text:span><text:span text:style-name="T41"><text:tab/></text:span><text:span text:style-name="T16">любовь</text:span></text:p>
      <text:p text:style-name="P243"><text:span text:style-name="T41">حَبْلٌ</text:span><text:span text:style-name="T45"> </text:span><text:span text:style-name="T16">(</text:span><text:span text:style-name="T41">حِبَالٌ</text:span><text:span text:style-name="T16">) <text:s text:c="2"/><text:tab/>веревка</text:span></text:p>
      <text:p text:style-name="P310"><text:span text:style-name="T41">حَتَّى</text:span><text:span text:style-name="T45"> <text:s text:c="2"/></text:span><text:span text:style-name="T41"><text:tab/></text:span><text:span text:style-name="T14">1</text:span><text:span text:style-name="T16">. до; до тех пор, пока </text:span></text:p>
      <text:p text:style-name="P227"><text:span text:style-name="T16"><text:tab/></text:span><text:span text:style-name="T14">2</text:span><text:span text:style-name="T16">. даже </text:span></text:p>
      <text:p text:style-name="P227"><text:span text:style-name="T16"><text:tab/></text:span><text:span text:style-name="T14">3</text:span><text:span text:style-name="T16">. чтобы; с тем, чтобы</text:span></text:p>
      <text:p text:style-name="P310"><text:span text:style-name="T41">حَجَّ</text:span><text:span text:style-name="T45"> <text:s text:c="2"/></text:span><text:span text:style-name="T41"><text:tab/></text:span><text:span text:style-name="T16">(у) совершать хадж</text:span></text:p>
      <text:p text:style-name="P315"><text:span text:style-name="T41">حَجَرٌ</text:span><text:span text:style-name="T45"> </text:span><text:span text:style-name="T16">(</text:span><text:span text:style-name="T41">حِجَارَةٌ</text:span><text:span text:style-name="T16">)<text:tab/>камень</text:span></text:p>
      <text:p text:style-name="P244"><text:span text:style-name="T41">حَدَثَ</text:span><text:span text:style-name="T45"> <text:s text:c="2"/></text:span><text:span text:style-name="T41"><text:tab/></text:span><text:span text:style-name="T16">(у) случится, произойти</text:span></text:p>
      <text:p text:style-name="P244"><text:span text:style-name="T41">حَدِيثٌ</text:span><text:span text:style-name="T45"> </text:span><text:span text:style-name="T16">(</text:span><text:span text:style-name="T41">أَحَادِيثُ</text:span><text:span text:style-name="T16">)<text:tab/>хадис (</text:span><text:span text:style-name="T23">изречение Пророка (мир ему)</text:span><text:span text:style-name="T16">)</text:span></text:p>
      <text:p text:style-name="P244"><text:span text:style-name="T41">حَدِيدٌ</text:span><text:span text:style-name="T45"> <text:s text:c="2"/></text:span><text:span text:style-name="T41"><text:tab/></text:span><text:span text:style-name="T16">железо</text:span></text:p>
      <text:p text:style-name="P315"><text:span text:style-name="T41">حَرَامٌ</text:span><text:span text:style-name="T45"> <text:s text:c="2"/></text:span><text:span text:style-name="T41"><text:tab/></text:span><text:span text:style-name="T16">запретное</text:span></text:p>
      <text:p text:style-name="P315"><text:span text:style-name="T41">حَرْبٌ</text:span><text:span text:style-name="T45"> </text:span><text:span text:style-name="T16">(</text:span><text:span text:style-name="T41">حُرُوبٌ</text:span><text:span text:style-name="T16">) <text:s text:c="2"/><text:tab/>война</text:span></text:p>
      <text:p text:style-name="P315"><text:span text:style-name="T41">الْحَرْبُ</text:span><text:span text:style-name="T45"> </text:span><text:span text:style-name="T41">الْوَطَنِيَّةُ</text:span><text:span text:style-name="T45"> </text:span><text:span text:style-name="T41">الْعُظْمَى</text:span><text:span text:style-name="T45"> <text:s text:c="2"/></text:span><text:span text:style-name="T16">Великая Отечественная война</text:span></text:p>
      <text:p text:style-name="P244"><text:span text:style-name="T41">حَرْفٌ</text:span><text:span text:style-name="T45"> </text:span><text:span text:style-name="T16">(</text:span><text:span text:style-name="T41">حُرُوفٌ</text:span><text:span text:style-name="T16">) <text:tab/>1) буква </text:span></text:p>
      <text:p text:style-name="P102"><text:tab/>2) предлог</text:p>
      <text:p text:style-name="P315"><text:span text:style-name="T41">حَرَّكَ</text:span><text:span text:style-name="T45"> <text:s text:c="2"/></text:span><text:span text:style-name="T41"><text:tab/></text:span><text:span text:style-name="T16">двигать</text:span></text:p>
      <text:p text:style-name="P315"><text:span text:style-name="T41">حَرُورٌ</text:span><text:span text:style-name="T45"> <text:s text:c="2"/></text:span><text:span text:style-name="T41"><text:tab/></text:span><text:span text:style-name="T16">знойный ветер</text:span></text:p>
      <text:p text:style-name="P244"><text:span text:style-name="T41">حِزْبٌ</text:span><text:span text:style-name="T45"> </text:span><text:span text:style-name="T16">(</text:span><text:span text:style-name="T41">أَحْزَابٌ</text:span><text:span text:style-name="T16">)<text:tab/>партия</text:span></text:p>
      <text:p text:style-name="P244"><text:soft-page-break/><text:span text:style-name="T41">حَزِنَ</text:span><text:span text:style-name="T45"> <text:s text:c="2"/></text:span><text:span text:style-name="T41"><text:tab/></text:span><text:span text:style-name="T16">(а) печалиться, скорбеть (</text:span><text:span text:style-name="T23">о ком</text:span><text:span text:style-name="T16"> </text:span><text:span text:style-name="T41">عَلَى</text:span><text:span text:style-name="T16">)</text:span></text:p>
      <text:p text:style-name="P244"><text:span text:style-name="T41">حُزْنٌ</text:span><text:span text:style-name="T45"> <text:s text:c="2"/></text:span><text:span text:style-name="T41"><text:tab/></text:span><text:span text:style-name="T16">скорбь, печаль</text:span></text:p>
      <text:p text:style-name="P244"><text:span text:style-name="T41">حِسَابٌ</text:span><text:span text:style-name="T45"> <text:s text:c="2"/></text:span><text:span text:style-name="T41"><text:tab/></text:span><text:span text:style-name="T16">исчисление, счет, расчет</text:span></text:p>
      <text:p text:style-name="P244"><text:span text:style-name="T41">حَسْرَةٌ</text:span><text:span text:style-name="T45"> </text:span><text:span text:style-name="T16">(</text:span><text:span text:style-name="T41">حَسَرَاتٌ</text:span><text:span text:style-name="T16">)<text:tab/>томление, тоска</text:span></text:p>
      <text:p text:style-name="P244"><text:span text:style-name="T41">حَشَرَ</text:span><text:span text:style-name="T45"> <text:s text:c="2"/></text:span><text:span text:style-name="T41"><text:tab/></text:span><text:span text:style-name="T16">(у) собирать, соединять вместе, воскрешать</text:span></text:p>
      <text:p text:style-name="P316"><text:span text:style-name="T41">حِصَانٌ</text:span><text:span text:style-name="T45"> </text:span><text:span text:style-name="T16">(</text:span><text:span text:style-name="T41">حُصُنٌ</text:span><text:span text:style-name="T16">)<text:tab/>жеребец, конь</text:span></text:p>
      <text:p text:style-name="P316"><text:span text:style-name="T41">حَضَرَ</text:span><text:span text:style-name="T45"> </text:span><text:span text:style-name="T41"><text:tab/><text:tab/></text:span><text:span text:style-name="T16">(у) присутствовать, прибывать</text:span></text:p>
      <text:p text:style-name="P315"><text:span text:style-name="T41">حَفِظَ</text:span><text:span text:style-name="T45"> </text:span><text:span text:style-name="T41"><text:tab/></text:span><text:span text:style-name="T16">(а) выучить</text:span></text:p>
      <text:p text:style-name="P315"><text:span text:style-name="T41">حَفْلَةٌ</text:span><text:span text:style-name="T45"> </text:span><text:span text:style-name="T16">(</text:span><text:span text:style-name="T41">حَفَلَاتٌ</text:span><text:span text:style-name="T16">)<text:tab/>торжество, празднество</text:span></text:p>
      <text:p text:style-name="P263"><text:span text:style-name="T41">حَقٌّ</text:span><text:span text:style-name="T45"> </text:span><text:span text:style-name="T16">(</text:span><text:span text:style-name="T41">حَقُوقٌ</text:span><text:span text:style-name="T16">) <text:s text:c="2"/><text:tab/>1) истина </text:span></text:p>
      <text:p text:style-name="P112"><text:tab/>2) право</text:p>
      <text:p text:style-name="P263"><text:span text:style-name="T41">حَقْلٌ</text:span><text:span text:style-name="T45"> </text:span><text:span text:style-name="T16">(</text:span><text:span text:style-name="T41">حَقُولٌ</text:span><text:span text:style-name="T16">) <text:s text:c="2"/><text:tab/>поле</text:span></text:p>
      <text:p text:style-name="P263"><text:span text:style-name="T41">حُكْمٌ</text:span><text:span text:style-name="T45"> </text:span><text:span text:style-name="T16">(</text:span><text:span text:style-name="T41">أَحْكَامٌ</text:span><text:span text:style-name="T16">) <text:s text:c="2"/><text:tab/>1) господство, власть, правление </text:span></text:p>
      <text:p text:style-name="P112"><text:tab/>2) постановление, решение</text:p>
      <text:p text:style-name="P263"><text:span text:style-name="T41">حَلْيٌ</text:span><text:span text:style-name="T45"> </text:span><text:span text:style-name="T16">(</text:span><text:span text:style-name="T41">حُلِيٌّ</text:span><text:span text:style-name="T16">) <text:s text:c="2"/><text:tab/>украшение, драгоценная вещь</text:span></text:p>
      <text:p text:style-name="P248"><text:span text:style-name="T41">حِمَارٌ</text:span><text:span text:style-name="T45"> </text:span><text:span text:style-name="T16">(</text:span><text:span text:style-name="T41">حُمُرٌ</text:span><text:span text:style-name="T16">) <text:s text:c="2"/><text:tab/>осел</text:span></text:p>
      <text:p text:style-name="P248"><text:span text:style-name="T41">حَمَّامٌ</text:span><text:span text:style-name="T45"> </text:span><text:span text:style-name="T16">(</text:span><text:span text:style-name="T41">حَمَّامَاتٌ</text:span><text:span text:style-name="T16">)<text:tab/>ванная</text:span></text:p>
      <text:p text:style-name="P248"><text:span text:style-name="T41">حَمْدٌ</text:span><text:span text:style-name="T45"> <text:s text:c="2"/></text:span><text:span text:style-name="T41"><text:tab/></text:span><text:span text:style-name="T16">хвала, прославление</text:span></text:p>
      <text:p text:style-name="P248"><text:span text:style-name="T41">حَمْرَاءُ</text:span><text:span text:style-name="T45"> </text:span><text:span text:style-name="T16">(</text:span><text:span text:style-name="T41">حُمْرٌ</text:span><text:span text:style-name="T16">) <text:s text:c="2"/><text:tab/>красная</text:span></text:p>
      <text:p text:style-name="P263"><text:span text:style-name="T41">حَمْزَةُ</text:span><text:span text:style-name="T45"> <text:s text:c="2"/></text:span><text:span text:style-name="T41"><text:tab/></text:span><text:span text:style-name="T16">«Хамза» (мужское имя)</text:span></text:p>
      <text:p text:style-name="P263"><text:span text:style-name="T41">حُوتٌ</text:span><text:span text:style-name="T45"> </text:span><text:span text:style-name="T16">(</text:span><text:span text:style-name="T41">حِيتَانٌ</text:span><text:span text:style-name="T16">) <text:s text:c="2"/><text:tab/>кит</text:span></text:p>
      <text:p text:style-name="P248"><text:span text:style-name="T41">حَوْلَ</text:span><text:span text:style-name="T45"> <text:s text:c="2"/></text:span><text:span text:style-name="T41"><text:tab/></text:span><text:span text:style-name="T16">вокруг</text:span></text:p>
      <text:p text:style-name="P248"><text:span text:style-name="T41">حَيَاءٌ</text:span><text:span text:style-name="T45"> <text:s text:c="2"/></text:span><text:span text:style-name="T41"><text:tab/></text:span><text:span text:style-name="T16">стеснительность</text:span></text:p>
      <text:p text:style-name="P248"><text:span text:style-name="T121">1</text:span><text:span text:style-name="T41">حَيٌّ</text:span><text:span text:style-name="T45"> </text:span><text:span text:style-name="T16">(</text:span><text:span text:style-name="T41">أَحْيَاءٌ</text:span><text:span text:style-name="T16">) <text:s text:c="2"/><text:tab/>квартал (</text:span><text:span text:style-name="T23">города</text:span><text:span text:style-name="T16">)</text:span></text:p>
      <text:p text:style-name="P248"><text:span text:style-name="T41">حَيٌّا</text:span><text:span text:style-name="T121">2</text:span><text:span text:style-name="T41"> </text:span><text:span text:style-name="T16">(</text:span><text:span text:style-name="T41">أَحْيَاءٌ</text:span><text:span text:style-name="T16">) <text:s/><text:tab/>живой</text:span></text:p>
      <text:p text:style-name="P248"><text:soft-page-break/><text:span text:style-name="T41">حَيَاةٌ</text:span><text:span text:style-name="T45"> </text:span><text:span text:style-name="T16">(</text:span><text:span text:style-name="T41">حَيَاوَاتٌ</text:span><text:span text:style-name="T16">) <text:tab/>жизнь</text:span></text:p>
      <text:p text:style-name="P248"><text:span text:style-name="T41">حَيَوَانٌ</text:span><text:span text:style-name="T45"> </text:span><text:span text:style-name="T16">(</text:span><text:span text:style-name="T41">حَيَوَانَاتٌ</text:span><text:span text:style-name="T16">) животное</text:span></text:p>
      <text:p text:style-name="P19"><text:span text:style-name="T16">Слова, начинающиеся на букву <text:s/></text:span><text:span text:style-name="T41">خ</text:span></text:p>
      <text:p text:style-name="P248"><text:span text:style-name="T41">خَائِنٌ</text:span><text:span text:style-name="T45"> </text:span><text:span text:style-name="T16">(</text:span><text:span text:style-name="T41">خَوَنَةٌ</text:span><text:span text:style-name="T16">) <text:s text:c="2"/><text:tab/>предатель</text:span></text:p>
      <text:p text:style-name="P248"><text:span text:style-name="T41">خَاتِمٌ</text:span><text:span text:style-name="T45"> </text:span><text:span text:style-name="T16">(</text:span><text:span text:style-name="T41">خَوَاتِمُ</text:span><text:span text:style-name="T16">) <text:s/><text:tab/>кольцо</text:span></text:p>
      <text:p text:style-name="P248"><text:span text:style-name="T41">خَادِمٌ</text:span><text:span text:style-name="T45"> </text:span><text:span text:style-name="T16">(</text:span><text:span text:style-name="T41">خَدَمٌ</text:span><text:span text:style-name="T16">) <text:s text:c="2"/><text:tab/>слуга</text:span></text:p>
      <text:p text:style-name="P248"><text:span text:style-name="T41">الْخَارِجُ</text:span><text:span text:style-name="T45"> <text:s text:c="2"/></text:span><text:span text:style-name="T41"><text:tab/></text:span><text:span text:style-name="T16">заграница</text:span></text:p>
      <text:p text:style-name="P248"><text:span text:style-name="T41">خَاصَّةٌ</text:span><text:span text:style-name="T45"> </text:span><text:span text:style-name="T16">(</text:span><text:span text:style-name="T41">خَوَاصُّ</text:span><text:span text:style-name="T16">)<text:tab/>аристократия, знать</text:span></text:p>
      <text:p text:style-name="P248"><text:span text:style-name="T41">اَلْخَالِقُ</text:span><text:span text:style-name="T45"> <text:s text:c="2"/></text:span><text:span text:style-name="T41"><text:tab/></text:span><text:span text:style-name="T16">Творец</text:span></text:p>
      <text:p text:style-name="P248"><text:span text:style-name="T41">خَبَرٌ</text:span><text:span text:style-name="T45"> </text:span><text:span text:style-name="T16">(</text:span><text:span text:style-name="T41">أَخْبَارٌ</text:span><text:span text:style-name="T16">) <text:s text:c="2"/><text:tab/>известие, весть, новость</text:span></text:p>
      <text:p text:style-name="P248"><text:span text:style-name="T41">خُبْزٌ</text:span><text:span text:style-name="T45"> <text:s text:c="2"/></text:span><text:span text:style-name="T41"><text:tab/></text:span><text:span text:style-name="T16">хлеб</text:span></text:p>
      <text:p text:style-name="P248"><text:span text:style-name="T41">خَجَلٌ</text:span><text:span text:style-name="T45"> <text:s text:c="2"/></text:span><text:span text:style-name="T41"><text:tab/></text:span><text:span text:style-name="T16">стыд</text:span></text:p>
      <text:p text:style-name="P318"><text:span text:style-name="T41">خَرَجَ</text:span><text:span text:style-name="T45"> <text:s text:c="2"/></text:span><text:span text:style-name="T41"><text:tab/></text:span><text:span text:style-name="T16">(у) выходить</text:span></text:p>
      <text:p text:style-name="P248"><text:span text:style-name="T41">خَرْطُوشَةٌ</text:span><text:span text:style-name="T45"> </text:span><text:span text:style-name="T16">(</text:span><text:span text:style-name="T41">خَرْطُوشَاتٌ</text:span><text:span text:style-name="T16">) патрон</text:span></text:p>
      <text:p text:style-name="P248"><text:span text:style-name="T41">خَرُوفٌ</text:span><text:span text:style-name="T45"> </text:span><text:span text:style-name="T16">(</text:span><text:span text:style-name="T41">خِرَافٌ</text:span><text:span text:style-name="T16">)<text:tab/>ягненок, барашек</text:span></text:p>
      <text:p text:style-name="P248"><text:span text:style-name="T41">خِرِّيجٌ</text:span><text:span text:style-name="T45"> </text:span><text:span text:style-name="T16">(</text:span><text:span text:style-name="T41">خِرِّيجُونَ</text:span><text:span text:style-name="T16">)<text:tab/>выпускник</text:span></text:p>
      <text:p text:style-name="P248"><text:span text:style-name="T41">خِزَانَةٌ</text:span><text:span text:style-name="T45"> </text:span><text:span text:style-name="T16">(</text:span><text:span text:style-name="T41">خِزَانَاتٌ</text:span><text:span text:style-name="T16">)<text:tab/>шкаф</text:span></text:p>
      <text:p text:style-name="P248"><text:span text:style-name="T41">خَصْمٌ</text:span><text:span text:style-name="T45"> <text:s text:c="2"/></text:span><text:span text:style-name="T41"><text:tab/></text:span><text:span text:style-name="T23">торг</text:span><text:span text:style-name="T16">. скидка</text:span></text:p>
      <text:p text:style-name="P248"><text:span text:style-name="T41">خَلاَ</text:span><text:span text:style-name="T45"> <text:s text:c="2"/></text:span><text:span text:style-name="T41"><text:tab/></text:span><text:span text:style-name="T16">(у) быть лишенным, не иметь</text:span></text:p>
      <text:p text:style-name="P248"><text:span text:style-name="T41">خَلْفَ</text:span><text:span text:style-name="T45"> <text:s text:c="2"/></text:span><text:span text:style-name="T41"><text:tab/></text:span><text:span text:style-name="T16">за, позади</text:span></text:p>
      <text:p text:style-name="P318"><text:span text:style-name="T41">خُلُقٌ</text:span><text:span text:style-name="T45"> </text:span><text:span text:style-name="T16">(</text:span><text:span text:style-name="T41">أَخْلاَقٌ</text:span><text:span text:style-name="T16">)<text:tab/>характер, натура, нрав</text:span></text:p>
      <text:p text:style-name="P318"><text:span text:style-name="T41">خَلِيفَةٌ</text:span><text:span text:style-name="T45"> </text:span><text:span text:style-name="T16">(</text:span><text:span text:style-name="T41">خُلَفَاءُ</text:span><text:span text:style-name="T16">) <text:s text:c="2"/><text:tab/>халиф</text:span></text:p>
      <text:p text:style-name="P318"><text:span text:style-name="T41">خَلِيلٌ</text:span><text:span text:style-name="T45"> </text:span><text:span text:style-name="T16">(</text:span><text:span text:style-name="T41">أَخِلاَّءُ</text:span><text:span text:style-name="T16">) <text:s text:c="2"/><text:tab/>1) возлюбленный, любимчик </text:span></text:p>
      <text:p text:style-name="P113"><text:tab/>2) друг, приятель</text:p>
      <text:p text:style-name="P318"><text:span text:style-name="T41">خَمْرٌ</text:span><text:span text:style-name="T45"> </text:span><text:span text:style-name="T16">(</text:span><text:span text:style-name="T41">خُمُورٌ</text:span><text:span text:style-name="T16">) <text:s text:c="2"/><text:tab/>вино</text:span></text:p>
      <text:p text:style-name="P318"><text:span text:style-name="T41">خَمْسٌ</text:span><text:span text:style-name="T45"> <text:s text:c="2"/></text:span><text:span text:style-name="T41"><text:tab/></text:span><text:span text:style-name="T16">пять</text:span></text:p>
      <text:p text:style-name="P318"><text:soft-page-break/><text:span text:style-name="T41">خَيَّاطٌ</text:span><text:span text:style-name="T45"> </text:span><text:span text:style-name="T16">(</text:span><text:span text:style-name="T41">خَيَّاطُونَ</text:span><text:span text:style-name="T16">)<text:tab/>портной</text:span></text:p>
      <text:p text:style-name="P318"><text:span text:style-name="T41">خَيْرٌ</text:span><text:span text:style-name="T45"> <text:s text:c="2"/></text:span><text:span text:style-name="T41"><text:tab/></text:span><text:span text:style-name="T16">добро, благо</text:span></text:p>
      <text:p text:style-name="P19"><text:span text:style-name="T16">Слова, начинающиеся на букву <text:s/></text:span><text:span text:style-name="T41">د</text:span></text:p>
      <text:p text:style-name="P263"><text:span text:style-name="T41">دَائِمٌ</text:span><text:span text:style-name="T45"> <text:s text:c="2"/></text:span><text:span text:style-name="T41"><text:tab/></text:span><text:span text:style-name="T16">постоянный</text:span></text:p>
      <text:p text:style-name="P319"><text:span text:style-name="T41">دَاخَلَ</text:span><text:span text:style-name="T45"> <text:s text:c="2"/></text:span><text:span text:style-name="T41"><text:tab/><text:tab/></text:span><text:span text:style-name="T16">вмешиваться</text:span></text:p>
      <text:p text:style-name="P319"><text:span text:style-name="T41">دَارٌ</text:span><text:span text:style-name="T45"> </text:span><text:span text:style-name="T16">(</text:span><text:span text:style-name="T41">دِيَارٌ</text:span><text:span text:style-name="T16">) <text:s text:c="2"/><text:tab/>дом</text:span></text:p>
      <text:p text:style-name="P263"><text:span text:style-name="T41">دُبٌّ</text:span><text:span text:style-name="T45"> </text:span><text:span text:style-name="T16">(</text:span><text:span text:style-name="T41">دِبَبَةٌ</text:span><text:span text:style-name="T16">) <text:s text:c="2"/><text:tab/>медведь</text:span></text:p>
      <text:p text:style-name="P263"><text:span text:style-name="T41">دَبَّابَةٌ</text:span><text:span text:style-name="T45"> </text:span><text:span text:style-name="T16">(</text:span><text:span text:style-name="T41">دَبَّابَاتٌ</text:span><text:span text:style-name="T16">) <text:s text:c="2"/><text:tab/>танк</text:span></text:p>
      <text:p text:style-name="P263"><text:span text:style-name="T41">دَبُورٌ</text:span><text:span text:style-name="T45"> <text:s text:c="2"/></text:span><text:span text:style-name="T41"><text:tab/></text:span><text:span text:style-name="T16">западный ветер</text:span></text:p>
      <text:p text:style-name="P263"><text:span text:style-name="T41">دَجَاجَةٌ</text:span><text:span text:style-name="T45"> </text:span><text:span text:style-name="T16">(</text:span><text:span text:style-name="T41">دَجَاجَاتٌ</text:span><text:span text:style-name="T16">) курица</text:span></text:p>
      <text:p text:style-name="P319"><text:span text:style-name="T41">دَخَلَ</text:span><text:span text:style-name="T45"> <text:s text:c="2"/></text:span><text:span text:style-name="T41"><text:tab/><text:tab/></text:span><text:span text:style-name="T16">(у) вошёл</text:span></text:p>
      <text:p text:style-name="P319"><text:span text:style-name="T41">دَرَّاجَةٌ</text:span><text:span text:style-name="T45"> </text:span><text:span text:style-name="T16">(</text:span><text:span text:style-name="T41">دَرَّاجَاتٌ</text:span><text:span text:style-name="T16">) велосипед</text:span></text:p>
      <text:p text:style-name="P263"><text:span text:style-name="T41">دِرَاسَةٌ</text:span><text:span text:style-name="T45"> </text:span><text:span text:style-name="T16">(</text:span><text:span text:style-name="T41">دِرَاسَاتٌ</text:span><text:span text:style-name="T16">)<text:tab/>учеба</text:span></text:p>
      <text:p text:style-name="P263"><text:span text:style-name="T41">دَرْسٌ</text:span><text:span text:style-name="T45"> </text:span><text:span text:style-name="T16">(</text:span><text:span text:style-name="T41">دُرُوسٌ</text:span><text:span text:style-name="T16">) <text:s text:c="2"/><text:tab/>урок</text:span></text:p>
      <text:p text:style-name="P319"><text:span text:style-name="T41">دَعْوَى</text:span><text:span text:style-name="T45"> </text:span><text:span text:style-name="T16">(</text:span><text:span text:style-name="T41">دَعَاوَى</text:span><text:span text:style-name="T16">)<text:tab/>жалоба, иск</text:span></text:p>
      <text:p text:style-name="P263"><text:span text:style-name="T41">دَفْتَرٌ</text:span><text:span text:style-name="T45"> </text:span><text:span text:style-name="T16">(</text:span><text:span text:style-name="T41">دَفَاتِرُ</text:span><text:span text:style-name="T16">) <text:s text:c="2"/><text:tab/>тетрадь</text:span></text:p>
      <text:p text:style-name="P263"><text:span text:style-name="T41">دَقِيقَةٌ</text:span><text:span text:style-name="T45"> </text:span><text:span text:style-name="T16">(</text:span><text:span text:style-name="T41">دَقَائِقُ</text:span><text:span text:style-name="T16">) <text:s text:c="2"/><text:tab/>минута</text:span></text:p>
      <text:p text:style-name="P263"><text:span text:style-name="T41">دُكَّانٌ</text:span><text:span text:style-name="T45"> </text:span><text:span text:style-name="T16">(</text:span><text:span text:style-name="T41">دَكَاكِينُ</text:span><text:span text:style-name="T16">)<text:tab/>магазин</text:span></text:p>
      <text:p text:style-name="P319"><text:span text:style-name="T41">دَلْوٌ</text:span><text:span text:style-name="T45"> </text:span><text:span text:style-name="T16">(</text:span><text:span text:style-name="T41">دِلَاءٌ</text:span><text:span text:style-name="T16">) <text:s text:c="2"/><text:tab/>ведро</text:span></text:p>
      <text:p text:style-name="P263"><text:span text:style-name="T41">دَوَرَانٌ</text:span><text:span text:style-name="T45"> <text:s text:c="2"/></text:span><text:span text:style-name="T41"><text:tab/></text:span><text:span text:style-name="T16">вращение</text:span></text:p>
      <text:p text:style-name="P319"><text:span text:style-name="T41">دُولاَرٌ</text:span><text:span text:style-name="T45"> </text:span><text:span text:style-name="T16">(</text:span><text:span text:style-name="T41">دُولاَرَاتٌ</text:span><text:span text:style-name="T16">) доллар</text:span></text:p>
      <text:p text:style-name="P319"><text:span text:style-name="T41">دَوْلَةٌ</text:span><text:span text:style-name="T45"> </text:span><text:span text:style-name="T16">(</text:span><text:span text:style-name="T41">دُوَلٌ</text:span><text:span text:style-name="T16">) <text:s text:c="2"/><text:tab/>государство</text:span></text:p>
      <text:p text:style-name="P319"><text:span text:style-name="T41">دِيكٌ</text:span><text:span text:style-name="T45"> </text:span><text:span text:style-name="T16">(</text:span><text:span text:style-name="T41">دِيَكَةٌ</text:span><text:span text:style-name="T16">) <text:s text:c="2"/><text:tab/>петух</text:span></text:p>
      <text:p text:style-name="P319"><text:span text:style-name="T41">دَينٌ</text:span><text:span text:style-name="T45"> </text:span><text:span text:style-name="T16">(</text:span><text:span text:style-name="T41">دُيُونٌ</text:span><text:span text:style-name="T16">) <text:s text:c="2"/><text:tab/>долг (</text:span><text:span text:style-name="T23">денежный</text:span><text:span text:style-name="T16">)</text:span></text:p>
      <text:p text:style-name="P319"><text:span text:style-name="T41">دِينٌ</text:span><text:span text:style-name="T45"> </text:span><text:span text:style-name="T16">(</text:span><text:span text:style-name="T41">أَدْيَانٌ</text:span><text:span text:style-name="T16">) <text:s text:c="2"/><text:tab/>религия</text:span></text:p>
      <text:p text:style-name="P28"><text:span text:style-name="T16">Слова, начинающиеся на букву <text:s/></text:span><text:span text:style-name="T41">ذ</text:span></text:p>
      <text:p text:style-name="P314"><text:soft-page-break/><text:span text:style-name="T41">ذَاكَ</text:span><text:span text:style-name="T45"> <text:s text:c="2"/></text:span><text:span text:style-name="T41"><text:tab/><text:tab/></text:span><text:span text:style-name="T16">тот</text:span></text:p>
      <text:p text:style-name="P314"><text:span text:style-name="T41">ذَانِكَ</text:span><text:span text:style-name="T45"> <text:s text:c="2"/></text:span><text:span text:style-name="T41"><text:tab/><text:tab/></text:span><text:span text:style-name="T16">те (для двойственного числа мужского рода)</text:span></text:p>
      <text:p text:style-name="P320"><text:span text:style-name="T41">ذِئْبٌ</text:span><text:span text:style-name="T45"> </text:span><text:span text:style-name="T16">(</text:span><text:span text:style-name="T41">ذِئَابٌ</text:span><text:span text:style-name="T16">) <text:s text:c="2"/><text:tab/>волк</text:span></text:p>
      <text:p text:style-name="P320"><text:span text:style-name="T41">ذَبَحَ</text:span><text:span text:style-name="T45"> <text:s text:c="2"/></text:span><text:span text:style-name="T41"><text:tab/><text:tab/></text:span><text:span text:style-name="T16">(а) резать</text:span></text:p>
      <text:p text:style-name="P320"><text:span text:style-name="T41">ذَبَّحَ</text:span><text:span text:style-name="T45"> <text:s text:c="2"/></text:span><text:span text:style-name="T41"><text:tab/><text:tab/></text:span><text:span text:style-name="T16">убивать во множестве, устраивать резню</text:span></text:p>
      <text:p text:style-name="P320"><text:span text:style-name="T41">ذَبْذَبَ</text:span><text:span text:style-name="T45"> <text:s text:c="2"/></text:span><text:span text:style-name="T41"><text:tab/></text:span><text:span text:style-name="T16">качать, колебать, шатать</text:span></text:p>
      <text:p text:style-name="P321"><text:span text:style-name="T41">ذِرَاعٌ</text:span><text:span text:style-name="T45"> </text:span><text:span text:style-name="T16">(</text:span><text:span text:style-name="T41">أَذْرُعٌ</text:span><text:span text:style-name="T16">) <text:s text:c="2"/><text:tab/>локоть</text:span></text:p>
      <text:p text:style-name="P322"><text:span text:style-name="T41">ذِكْرَى</text:span><text:span text:style-name="T45"> </text:span><text:span text:style-name="T16">(</text:span><text:span text:style-name="T41">ذِكْرَيَاتٌ</text:span><text:span text:style-name="T16">) воспоминание</text:span></text:p>
      <text:p text:style-name="P320"><text:span text:style-name="T41">ذَلِكَ</text:span><text:span text:style-name="T45"> <text:s text:c="2"/></text:span><text:span text:style-name="T41"><text:tab/><text:tab/></text:span><text:span text:style-name="T16">тот</text:span></text:p>
      <text:p text:style-name="P319"><text:span text:style-name="T41">ذَنْبٌ</text:span><text:span text:style-name="T45"> </text:span><text:span text:style-name="T16">(</text:span><text:span text:style-name="T41">ذُنُوبٌ</text:span><text:span text:style-name="T16">) <text:s/><text:tab/>грех, вина, проступок</text:span></text:p>
      <text:p text:style-name="P323"><text:span text:style-name="T41">ذَهَابٌ</text:span><text:span text:style-name="T45"> <text:s text:c="2"/></text:span><text:span text:style-name="T41"><text:tab/><text:tab/></text:span><text:span text:style-name="T16">уход</text:span></text:p>
      <text:p text:style-name="P323"><text:span text:style-name="T41">ذَهَبَ</text:span><text:span text:style-name="T45"> <text:s text:c="2"/></text:span><text:span text:style-name="T41"><text:tab/><text:tab/></text:span><text:span text:style-name="T16">(а) уходить, пойти</text:span></text:p>
      <text:p text:style-name="P319"><text:span text:style-name="T41">ذَهَبٌ</text:span><text:span text:style-name="T45"> <text:s text:c="2"/></text:span><text:span text:style-name="T41"><text:tab/><text:tab/></text:span><text:span text:style-name="T16">золото</text:span></text:p>
      <text:p text:style-name="P319"><text:span text:style-name="T41">ذَهَبِيٌّ</text:span><text:span text:style-name="T45"> <text:s text:c="2"/></text:span><text:span text:style-name="T41"><text:tab/><text:tab/></text:span><text:span text:style-name="T16">золотой</text:span></text:p>
      <text:p text:style-name="P319"><text:span text:style-name="T41">ذَوْقٌ</text:span><text:span text:style-name="T45"> </text:span><text:span text:style-name="T16">(</text:span><text:span text:style-name="T41">أَذْوَاقٌ</text:span><text:span text:style-name="T16">) <text:s text:c="2"/><text:tab/>вкус</text:span></text:p>
      <text:p text:style-name="P319"><text:span text:style-name="T41">ذُو</text:span><text:span text:style-name="T45"> </text:span><text:span text:style-name="T41">الْقَرْنَيْنِ</text:span><text:span text:style-name="T45"> <text:s text:c="2"/></text:span><text:span text:style-name="T41"><text:tab/></text:span><text:span text:style-name="T23">ист</text:span><text:span text:style-name="T16">. Зулькарнайн</text:span></text:p>
      <text:p text:style-name="P19"><text:span text:style-name="T16">Слова, начинающиеся на букву <text:s/></text:span><text:span text:style-name="T41">ر</text:span></text:p>
      <text:p text:style-name="P248"><text:span text:style-name="T41">رَابِضٌ</text:span><text:span text:style-name="T45"> <text:s text:c="2"/></text:span><text:span text:style-name="T41"><text:tab/></text:span><text:span text:style-name="T16">подстерегающий, лежащий</text:span></text:p>
      <text:p text:style-name="P323"><text:span text:style-name="T41">رَاعٍ</text:span><text:span text:style-name="T45"> </text:span><text:span text:style-name="T16">(</text:span><text:span text:style-name="T41">رُعَاةٌ</text:span><text:span text:style-name="T16">) <text:s text:c="2"/><text:tab/>пастух</text:span></text:p>
      <text:p text:style-name="P323"><text:span text:style-name="T41">رَأَى</text:span><text:span text:style-name="T45"> <text:s text:c="2"/></text:span><text:span text:style-name="T41"><text:tab/><text:tab/></text:span><text:span text:style-name="T16">(а) видеть</text:span></text:p>
      <text:p text:style-name="P323"><text:span text:style-name="T41">رَأْيٌ</text:span><text:span text:style-name="T45"> </text:span><text:span text:style-name="T16">(</text:span><text:span text:style-name="T41">آرَاءٌ</text:span><text:span text:style-name="T16">) <text:s text:c="2"/><text:tab/>мнение</text:span></text:p>
      <text:p text:style-name="P323"><text:span text:style-name="T41">رَبُّنَا</text:span><text:span text:style-name="T45"> <text:s text:c="2"/></text:span><text:span text:style-name="T41"><text:tab/><text:tab/></text:span><text:span text:style-name="T16">наш Господь</text:span></text:p>
      <text:p text:style-name="P323"><text:span text:style-name="T41">رَبَطَ</text:span><text:span text:style-name="T45"> <text:s text:c="2"/></text:span><text:span text:style-name="T41"><text:tab/><text:tab/></text:span><text:span text:style-name="T16">(и) завязывать</text:span></text:p>
      <text:p text:style-name="P323"><text:span text:style-name="T41">رَبِيعٌ</text:span><text:span text:style-name="T45"> </text:span><text:span text:style-name="T16">(</text:span><text:span text:style-name="T41">أَرْبِعَةٌ</text:span><text:span text:style-name="T16">) <text:s text:c="2"/><text:tab/>весна</text:span></text:p>
      <text:p text:style-name="P323"><text:span text:style-name="T41">رَجَعَ</text:span><text:span text:style-name="T45"> <text:s text:c="2"/></text:span><text:span text:style-name="T41"><text:tab/><text:tab/></text:span><text:span text:style-name="T16">(и) вернуться</text:span></text:p>
      <text:p text:style-name="P323"><text:soft-page-break/><text:span text:style-name="T41">رَجُلٌ</text:span><text:span text:style-name="T45"> </text:span><text:span text:style-name="T16">(</text:span><text:span text:style-name="T41">رِجَالٌ</text:span><text:span text:style-name="T16">) <text:s text:c="2"/><text:tab/>мужчина</text:span></text:p>
      <text:p text:style-name="P263"><text:span text:style-name="T41">رِجْلٌ</text:span><text:span text:style-name="T45"> </text:span><text:span text:style-name="T16">(</text:span><text:span text:style-name="T41">أَرْجُلٌ</text:span><text:span text:style-name="T16">) <text:s text:c="2"/><text:tab/>нога</text:span></text:p>
      <text:p text:style-name="P263"><text:span text:style-name="T41">رَحِمَ</text:span><text:span text:style-name="T45"> <text:s text:c="2"/></text:span><text:span text:style-name="T41"><text:tab/></text:span><text:span text:style-name="T16">(а) проявлять жалость, милость</text:span></text:p>
      <text:p text:style-name="P262"><text:span text:style-name="T41">رَحْمَةٌ</text:span><text:span text:style-name="T45"> <text:s text:c="2"/></text:span><text:span text:style-name="T41"><text:tab/></text:span><text:span text:style-name="T16">милость</text:span></text:p>
      <text:p text:style-name="P262"><text:span text:style-name="T41">أَرْخَصُ</text:span><text:span text:style-name="T45"> <text:s text:c="2"/></text:span><text:span text:style-name="T41"><text:tab/></text:span><text:span text:style-name="T16">самый дешевый; дешевле</text:span></text:p>
      <text:p text:style-name="P262"><text:span text:style-name="T41">رَسُولٌ</text:span><text:span text:style-name="T45"> </text:span><text:span text:style-name="T16">(</text:span><text:span text:style-name="T41">رُسُلٌ</text:span><text:span text:style-name="T16">) <text:s/><text:tab/>пророк, посланник</text:span></text:p>
      <text:p text:style-name="P243"><text:span text:style-name="T41">رِسَالَةًٌ</text:span><text:span text:style-name="T45"> </text:span><text:span text:style-name="T16">(</text:span><text:span text:style-name="T41">رَسَائِلُ</text:span><text:span text:style-name="T16">) <text:tab/>письмо, послание</text:span></text:p>
      <text:p text:style-name="P243"><text:span text:style-name="T41">رَضِيَ</text:span><text:span text:style-name="T45"> <text:s text:c="2"/></text:span><text:span text:style-name="T41"><text:tab/></text:span><text:span text:style-name="T16">(а) быть довольным</text:span></text:p>
      <text:p text:style-name="P243"><text:span text:style-name="T41">رَطْلٌ</text:span><text:span text:style-name="T45"> </text:span><text:span text:style-name="T16">(</text:span><text:span text:style-name="T41">أَرْطَالٌ</text:span><text:span text:style-name="T16">) <text:s text:c="2"/><text:tab/>ратль (</text:span><text:span text:style-name="T23">мера веса, равная 449, 28г</text:span><text:span text:style-name="T16">)</text:span></text:p>
      <text:p text:style-name="P243"><text:span text:style-name="T41">رَّفٌّ</text:span><text:span text:style-name="T45"> </text:span><text:span text:style-name="T16">(</text:span><text:span text:style-name="T41">رُفُوفٌ</text:span><text:span text:style-name="T16">) <text:s text:c="2"/><text:tab/>полка</text:span></text:p>
      <text:p text:style-name="P243"><text:span text:style-name="T41">رَفْرَفَ</text:span><text:span text:style-name="T45"> <text:s text:c="2"/></text:span><text:span text:style-name="T41"><text:tab/></text:span><text:span text:style-name="T16">трепетать </text:span><text:span text:style-name="T23">(о сердце)</text:span></text:p>
      <text:p text:style-name="P243"><text:span text:style-name="T41">رَكَعَ</text:span><text:span text:style-name="T45"> <text:s text:c="2"/></text:span><text:span text:style-name="T41"><text:tab/></text:span><text:span text:style-name="T16">(а) совершать коленопреклонение</text:span></text:p>
      <text:p text:style-name="P243"><text:span text:style-name="T41">رُمْحٌ</text:span><text:span text:style-name="T45"> </text:span><text:span text:style-name="T16">(</text:span><text:span text:style-name="T41">رِمَاحٌ</text:span><text:span text:style-name="T16">) <text:tab/>копье</text:span></text:p>
      <text:p text:style-name="P243"><text:span text:style-name="T41">رَمْزٌ</text:span><text:span text:style-name="T45"> </text:span><text:span text:style-name="T16">(</text:span><text:span text:style-name="T41">رُمُوزٌ</text:span><text:span text:style-name="T16">) <text:s text:c="2"/><text:tab/>знак, символ, герб</text:span></text:p>
      <text:p text:style-name="P313"><text:span text:style-name="T41">رُوبْلٌ</text:span><text:span text:style-name="T45"> </text:span><text:span text:style-name="T16">(</text:span><text:span text:style-name="T41">رُوبْلَاتٌ</text:span><text:span text:style-name="T16">)<text:tab/>рубль</text:span></text:p>
      <text:p text:style-name="P262"><text:span text:style-name="T30"><text:s text:c="3"/></text:span><text:span text:style-name="T41">الرُّوسُ<text:tab/></text:span><text:span text:style-name="T16">русские</text:span></text:p>
      <text:p text:style-name="P243"><text:span text:style-name="T41">رُوسِيٌّ</text:span><text:span text:style-name="T45"> <text:s text:c="2"/></text:span><text:span text:style-name="T41"><text:tab/></text:span><text:span text:style-name="T16">русский, российский</text:span></text:p>
      <text:p text:style-name="P243"><text:span text:style-name="T41">اَللُّغَةُ</text:span><text:span text:style-name="T45"> </text:span><text:span text:style-name="T41">الرُّوسِيَّةُ</text:span><text:span text:style-name="T45"> <text:s text:c="2"/></text:span><text:span text:style-name="T41"><text:tab/></text:span><text:span text:style-name="T16">русский язык</text:span></text:p>
      <text:p text:style-name="P313"><text:span text:style-name="T41">رَوَى</text:span><text:span text:style-name="T45"> <text:s text:c="2"/></text:span><text:span text:style-name="T41"><text:tab/><text:tab/></text:span><text:span text:style-name="T16">(и) рассказывать, передавать, сообщать </text:span></text:p>
      <text:p text:style-name="P313"><text:span text:style-name="T16"><text:tab/><text:tab/>(</text:span><text:span text:style-name="T23">со слов кого-либо</text:span><text:span text:style-name="T16"> </text:span><text:span text:style-name="T41">عَنْ</text:span><text:span text:style-name="T16">)</text:span></text:p>
      <text:p text:style-name="P243"><text:span text:style-name="T41">رِيَالٌ</text:span><text:span text:style-name="T45"> </text:span><text:span text:style-name="T16">(</text:span><text:span text:style-name="T41">رِيَالَاتٌ</text:span><text:span text:style-name="T16">) <text:s/><text:tab/>реал (</text:span><text:span text:style-name="T23">денежная единица</text:span><text:span text:style-name="T16">)</text:span></text:p>
      <text:p text:style-name="P310"><text:span text:style-name="T41">رِيحٌ</text:span><text:span text:style-name="T45"> </text:span><text:span text:style-name="T16">(</text:span><text:span text:style-name="T41">رِياحٌ</text:span><text:span text:style-name="T16">) <text:tab/>ветер</text:span></text:p>
      <text:p text:style-name="P19"><text:span text:style-name="T16">Слова, начинающиеся на букву <text:s/></text:span><text:span text:style-name="T41">ز</text:span></text:p>
      <text:p text:style-name="P242"><text:span text:style-name="T41">زَادَ</text:span><text:span text:style-name="T45"> <text:s text:c="2"/></text:span><text:span text:style-name="T41"><text:tab/></text:span><text:span text:style-name="T16">(и) 1) добавлять, прибавлять </text:span></text:p>
      <text:p text:style-name="P242"><text:span text:style-name="T16"><text:tab/>2) превышать (</text:span><text:span text:style-name="T23">что</text:span><text:span text:style-name="T16"> </text:span><text:span text:style-name="T41">عَلَى</text:span><text:span text:style-name="T16">)</text:span></text:p>
      <text:p text:style-name="P243"><text:span text:style-name="T41">زَارَ</text:span><text:span text:style-name="T45"> <text:s text:c="2"/></text:span><text:span text:style-name="T41"><text:tab/></text:span><text:span text:style-name="T16">(у) посещать, навещать</text:span></text:p>
      <text:p text:style-name="P243"><text:soft-page-break/><text:span text:style-name="T41">زَحْزَحَ</text:span><text:span text:style-name="T45"> <text:s text:c="2"/></text:span><text:span text:style-name="T41"><text:tab/></text:span><text:span text:style-name="T16">сдвигать, отодвигать, отдалять</text:span></text:p>
      <text:p text:style-name="P243"><text:span text:style-name="T41">زَحَفَ</text:span><text:span text:style-name="T45"> <text:s text:c="2"/></text:span><text:span text:style-name="T41"><text:tab/></text:span><text:span text:style-name="T16">(а) ползать, ползти</text:span></text:p>
      <text:p text:style-name="P243"><text:span text:style-name="T41">زَغْرَطَ</text:span><text:span text:style-name="T45"> <text:s text:c="2"/></text:span><text:span text:style-name="T41"><text:tab/></text:span><text:span text:style-name="T16">радостно кричать, </text:span></text:p>
      <text:p text:style-name="P243"><text:span text:style-name="T16"><text:tab/>издавать пронзительные крики </text:span><text:span text:style-name="T23">(о женщинах)</text:span></text:p>
      <text:p text:style-name="P243"><text:span text:style-name="T41">الزَّقُّومُ</text:span><text:span text:style-name="T45"> <text:s text:c="2"/></text:span><text:span text:style-name="T41"><text:tab/></text:span><text:span text:style-name="T23">рел</text:span><text:span text:style-name="T16">. адское дерево</text:span></text:p>
      <text:p text:style-name="P243"><text:span text:style-name="T41">زَلْزَلَ</text:span><text:span text:style-name="T45"> <text:s text:c="2"/></text:span><text:span text:style-name="T41"><text:tab/></text:span><text:span text:style-name="T16">сотрясать</text:span></text:p>
      <text:p text:style-name="P313"><text:span text:style-name="T41">زَهْرَةٌ</text:span><text:span text:style-name="T45"> </text:span><text:span text:style-name="T16">(</text:span><text:span text:style-name="T41">زَهَرَاتٌ</text:span><text:span text:style-name="T16">)<text:tab/>цветок</text:span></text:p>
      <text:p text:style-name="P243"><text:span text:style-name="T41">زَيْدٌ</text:span><text:span text:style-name="T45"> <text:s text:c="2"/></text:span><text:span text:style-name="T41"><text:tab/></text:span><text:span text:style-name="T16">«Зейд» (</text:span><text:span text:style-name="T23">мужское имя</text:span><text:span text:style-name="T16">)</text:span></text:p>
      <text:p text:style-name="P243"><text:span text:style-name="T41">زِينُوا! <text:tab/></text:span><text:span text:style-name="T16">взвешивайте!</text:span></text:p>
      <text:p text:style-name="P19"><text:span text:style-name="T16">Слова, начинающиеся на букву <text:s/></text:span><text:span text:style-name="T41">س</text:span></text:p>
      <text:p text:style-name="P243"><text:span text:style-name="T41">سَائِحٌ</text:span><text:span text:style-name="T45"> </text:span><text:span text:style-name="T16">(</text:span><text:span text:style-name="T41">سُيَّاحٌ</text:span><text:span text:style-name="T16">) <text:tab/>турист</text:span></text:p>
      <text:p text:style-name="P243"><text:span text:style-name="T41">سُؤَالٌ</text:span><text:span text:style-name="T45"> </text:span><text:span text:style-name="T16">(</text:span><text:span text:style-name="T41">أَسْئِلَةٌ</text:span><text:span text:style-name="T16">) <text:tab/>вопрос</text:span></text:p>
      <text:p text:style-name="P243"><text:span text:style-name="T41">سَاخِنٌ</text:span><text:span text:style-name="T45"> <text:s text:c="2"/></text:span><text:span text:style-name="T41"><text:tab/></text:span><text:span text:style-name="T16">теплый, горячий</text:span></text:p>
      <text:p text:style-name="P243"><text:span text:style-name="T41">سَارَ</text:span><text:span text:style-name="T45"> <text:s text:c="2"/></text:span><text:span text:style-name="T41"><text:tab/></text:span><text:span text:style-name="T16">(и) идти, двигаться</text:span></text:p>
      <text:p text:style-name="P243"><text:span text:style-name="T41">سَاعَةٌ</text:span><text:span text:style-name="T45"> </text:span><text:span text:style-name="T16">(</text:span><text:span text:style-name="T41">سَاعَاتٌ</text:span><text:span text:style-name="T16">)<text:tab/>1) часы </text:span></text:p>
      <text:p text:style-name="P114"><text:tab/>2) (один) час</text:p>
      <text:p text:style-name="P311"><text:span text:style-name="T41">سَاعَدَ</text:span><text:span text:style-name="T45"> <text:s text:c="2"/></text:span><text:span text:style-name="T41"><text:tab/><text:tab/></text:span><text:span text:style-name="T16">помогать</text:span></text:p>
      <text:p text:style-name="P310"><text:span text:style-name="T41">سَافَرَ</text:span><text:span text:style-name="T45"> <text:s text:c="2"/></text:span><text:span text:style-name="T41"><text:tab/><text:tab/></text:span><text:span text:style-name="T16">уехать; совершать путешествие</text:span></text:p>
      <text:p text:style-name="P310"><text:span text:style-name="T41">سَاكِنٌ</text:span><text:span text:style-name="T45"> </text:span><text:span text:style-name="T16">(</text:span><text:span text:style-name="T41">سُكَّانٌ</text:span><text:span text:style-name="T16">)<text:tab/>житель</text:span></text:p>
      <text:p text:style-name="P311"><text:span text:style-name="T41">سَاوَى</text:span><text:span text:style-name="T45"> <text:s text:c="2"/></text:span><text:span text:style-name="T41"><text:tab/></text:span><text:span text:style-name="T16">равняться, быть равным</text:span></text:p>
      <text:p text:style-name="P243"><text:span text:style-name="T41">سَبَّ</text:span><text:span text:style-name="T45"> <text:s text:c="2"/></text:span><text:span text:style-name="T41"><text:tab/></text:span><text:span text:style-name="T16">(у) ругать, поносить, оскорблять</text:span></text:p>
      <text:p text:style-name="P243"><text:span text:style-name="T41">سَبَّحَ</text:span><text:span text:style-name="T45"> <text:s text:c="2"/></text:span><text:span text:style-name="T41"><text:tab/></text:span><text:span text:style-name="T16">хвалить, восхвалять</text:span></text:p>
      <text:p text:style-name="P243"><text:span text:style-name="T41">سَبْعٌ</text:span><text:span text:style-name="T45"> <text:s text:c="2"/></text:span><text:span text:style-name="T41"><text:tab/></text:span><text:span text:style-name="T16">семь</text:span></text:p>
      <text:p text:style-name="P243"><text:span text:style-name="T41">سَبِيلٌ</text:span><text:span text:style-name="T45"> </text:span><text:span text:style-name="T16">(سُبُلٌ) <text:s text:c="2"/><text:tab/>путь, дорога</text:span></text:p>
      <text:p text:style-name="P243"><text:span text:style-name="T41">سَجَدَ</text:span><text:span text:style-name="T45"> <text:s text:c="2"/></text:span><text:span text:style-name="T41"><text:tab/></text:span><text:span text:style-name="T16">(у) кланяться, падать ниц</text:span></text:p>
      <text:p text:style-name="P243"><text:span text:style-name="T41">سَجَّلَ</text:span><text:span text:style-name="T45"> <text:s text:c="2"/></text:span><text:span text:style-name="T41"><text:tab/></text:span><text:span text:style-name="T16">записывать, регистрировать</text:span></text:p>
      <text:p text:style-name="P243"><text:soft-page-break/><text:span text:style-name="T41">سَدَّ</text:span><text:span text:style-name="T45"> <text:s text:c="2"/></text:span><text:span text:style-name="T41"><text:tab/></text:span><text:span text:style-name="T16">(у) закрывать, затыкать, закупоривать</text:span></text:p>
      <text:p text:style-name="P243"><text:span text:style-name="T41">سَدِيدٌ</text:span><text:span text:style-name="T45"> <text:s text:c="2"/></text:span><text:span text:style-name="T41"><text:tab/></text:span><text:span text:style-name="T16">правильный, здравый, благоразумный</text:span></text:p>
      <text:p text:style-name="P243"><text:span text:style-name="T41">سَرَّ</text:span><text:span text:style-name="T45"> <text:s text:c="2"/></text:span><text:span text:style-name="T41"><text:tab/></text:span><text:span text:style-name="T16">(у) радовать</text:span></text:p>
      <text:p text:style-name="P243"><text:span text:style-name="T41">سِرٌّ</text:span><text:span text:style-name="T45"> </text:span><text:span text:style-name="T16">(</text:span><text:span text:style-name="T41">أَسْرَارٌ</text:span><text:span text:style-name="T16">) <text:s text:c="2"/><text:tab/>тайна</text:span></text:p>
      <text:p text:style-name="P310"><text:span text:style-name="T41">سَرَطَانٌ</text:span><text:span text:style-name="T45"> </text:span><text:span text:style-name="T16">(</text:span><text:span text:style-name="T41">سَرَطَانَاتٌ</text:span><text:span text:style-name="T16">) краб; рак</text:span></text:p>
      <text:p text:style-name="P310"><text:span text:style-name="T41">سُرْعَةُ</text:span><text:span text:style-name="T45"> <text:s text:c="2"/></text:span><text:span text:style-name="T41"><text:tab/><text:tab/></text:span><text:span text:style-name="T16">быстрота, скорость</text:span></text:p>
      <text:p text:style-name="P310"><text:span text:style-name="T41">سَرِقَةٌ</text:span><text:span text:style-name="T45"> </text:span><text:span text:style-name="T16">(</text:span><text:span text:style-name="T41">سَرِقَاتٌ</text:span><text:span text:style-name="T16">)<text:tab/>кража</text:span></text:p>
      <text:p text:style-name="P310"><text:span text:style-name="T41">سُرُورٌ</text:span><text:span text:style-name="T45"> <text:s text:c="2"/></text:span><text:span text:style-name="T41"><text:tab/><text:tab/></text:span><text:span text:style-name="T16">радость</text:span></text:p>
      <text:p text:style-name="P310"><text:span text:style-name="T30"><text:s/></text:span><text:span text:style-name="T41">سِعْرٌ</text:span><text:span text:style-name="T16">(</text:span><text:span text:style-name="T41">أَسْعَارٌ</text:span><text:span text:style-name="T16">) <text:s text:c="2"/><text:tab/><text:tab/>цена</text:span></text:p>
      <text:p text:style-name="P324"><text:span text:style-name="T41">سَعَى</text:span><text:span text:style-name="T45"> <text:s text:c="2"/></text:span><text:span text:style-name="T41"><text:tab/></text:span><text:span text:style-name="T16">(а) стремиться</text:span></text:p>
      <text:p text:style-name="P324"><text:span text:style-name="T41">سَفَرٌ</text:span><text:span text:style-name="T45"> </text:span><text:span text:style-name="T16">(</text:span><text:span text:style-name="T41">أَسْفَارٌ</text:span><text:span text:style-name="T16">) <text:s text:c="2"/><text:tab/>поездка</text:span></text:p>
      <text:p text:style-name="P324"><text:span text:style-name="T41">سَفِينَةٌ</text:span><text:span text:style-name="T45"> </text:span><text:span text:style-name="T16">(</text:span><text:span text:style-name="T41">سُفُنٌ</text:span><text:span text:style-name="T16">) <text:s text:c="2"/><text:tab/>корабль, судно</text:span></text:p>
      <text:p text:style-name="P319"><text:span text:style-name="T41">سَقَرُ</text:span><text:span text:style-name="T45"> <text:s text:c="2"/></text:span><text:span text:style-name="T41"><text:tab/><text:tab/></text:span><text:span text:style-name="T16">ад, преисподняя</text:span></text:p>
      <text:p text:style-name="P324"><text:span text:style-name="T41">سَقَطَ</text:span><text:span text:style-name="T45"> <text:s text:c="2"/></text:span><text:span text:style-name="T41"><text:tab/></text:span><text:span text:style-name="T16">(у) падать, выпадать</text:span></text:p>
      <text:p text:style-name="P319"><text:span text:style-name="T41">سَقَى</text:span><text:span text:style-name="T45"> <text:s text:c="2"/></text:span><text:span text:style-name="T41"><text:tab/><text:tab/></text:span><text:span text:style-name="T16">(и) 1) поить (</text:span><text:span text:style-name="T23">скот</text:span><text:span text:style-name="T16">) </text:span></text:p>
      <text:p text:style-name="P325"><text:span text:style-name="T16"><text:tab/><text:tab/>2) поливать (</text:span><text:span text:style-name="T23">цветы</text:span><text:span text:style-name="T16">)</text:span></text:p>
      <text:p text:style-name="P326"><text:span text:style-name="T41">سَكَنَ</text:span><text:span text:style-name="T45"> <text:s text:c="2"/></text:span><text:span text:style-name="T41"><text:tab/><text:tab/></text:span><text:span text:style-name="T16">(у) жить; поселяться</text:span></text:p>
      <text:p text:style-name="P324"><text:span text:style-name="T41">سِكِّينٌ</text:span><text:span text:style-name="T45"> </text:span><text:span text:style-name="T16">(</text:span><text:span text:style-name="T41">سَكَاكِينُ</text:span><text:span text:style-name="T16">)<text:tab/>нож</text:span></text:p>
      <text:p text:style-name="P248"><text:span text:style-name="T41">سَلَّةٌ</text:span><text:span text:style-name="T45"> </text:span><text:span text:style-name="T16">(</text:span><text:span text:style-name="T41">سَلَّاتٌ</text:span><text:span text:style-name="T16">) <text:s text:c="2"/><text:tab/>корзина</text:span></text:p>
      <text:p text:style-name="P1169"><text:span text:style-name="T41">سَلَّمَ</text:span><text:span text:style-name="T45"> </text:span><text:span text:style-name="T41"><text:tab/></text:span><text:span text:style-name="T16">1) сдавать, вручать (</text:span><text:span text:style-name="T23">кому</text:span><text:span text:style-name="T16"> </text:span><text:span text:style-name="T41">إِلَى</text:span><text:span text:style-name="T16">) </text:span></text:p>
      <text:p text:style-name="P1229"><text:span text:style-name="T16"><text:tab/>2) приветствовать (</text:span><text:span text:style-name="T23">кого</text:span><text:span text:style-name="T16"> </text:span><text:span text:style-name="T41">عَلَى</text:span><text:span text:style-name="T16">)</text:span></text:p>
      <text:p text:style-name="P248"><text:span text:style-name="T41">سَلِيمٌ</text:span><text:span text:style-name="T45"> <text:s text:c="2"/></text:span><text:span text:style-name="T41"><text:tab/></text:span><text:span text:style-name="T16">целый, невредимый</text:span></text:p>
      <text:p text:style-name="P324"><text:span text:style-name="T41">سَمَاءٌ</text:span><text:span text:style-name="T45"> </text:span><text:span text:style-name="T16">(</text:span><text:span text:style-name="T41">سَمَاوَاتٌ</text:span><text:span text:style-name="T16">)<text:tab/>небо</text:span></text:p>
      <text:p text:style-name="P324"><text:span text:style-name="T41">سَمَّرَ</text:span><text:span text:style-name="T45"> <text:s text:c="2"/></text:span><text:span text:style-name="T41"><text:tab/></text:span><text:span text:style-name="T16">забивать гвоздями</text:span></text:p>
      <text:p text:style-name="P324"><text:span text:style-name="T41">سَمِعَ</text:span><text:span text:style-name="T45"> <text:s text:c="2"/></text:span><text:span text:style-name="T41"><text:tab/></text:span><text:span text:style-name="T16">(а) слышать</text:span></text:p>
      <text:p text:style-name="P248"><text:span text:style-name="T41">سَمَكَةٌ</text:span><text:span text:style-name="T45"> </text:span><text:span text:style-name="T16">(</text:span><text:span text:style-name="T41">سَمَكَاتٌ</text:span><text:span text:style-name="T16">) рыба</text:span></text:p>
      <text:p text:style-name="P324"><text:soft-page-break/><text:span text:style-name="T41">سِنٌ</text:span><text:span text:style-name="T121">1</text:span><text:span text:style-name="T41"> </text:span><text:span text:style-name="T16">(</text:span><text:span text:style-name="T41">أَسْنَانٌ</text:span><text:span text:style-name="T16">) <text:s text:c="2"/><text:tab/>возраст</text:span></text:p>
      <text:p text:style-name="P324"><text:span text:style-name="T41">سِنٌ</text:span><text:span text:style-name="T121">2</text:span><text:span text:style-name="T41"> </text:span><text:span text:style-name="T16">(</text:span><text:span text:style-name="T41">أَسْنَانٌ</text:span><text:span text:style-name="T16">) <text:s text:c="2"/><text:tab/>зуб</text:span></text:p>
      <text:p text:style-name="P248"><text:span text:style-name="T41">سَنَةٌ</text:span><text:span text:style-name="T45"> </text:span><text:span text:style-name="T16">(</text:span><text:span text:style-name="T41">سَنَوَاتٌ</text:span><text:span text:style-name="T16">) <text:s text:c="2"/><text:tab/>год</text:span></text:p>
      <text:p text:style-name="P248"><text:span text:style-name="T41">سُنْبُلَةٌ</text:span><text:span text:style-name="T45"> </text:span><text:span text:style-name="T16">(</text:span><text:span text:style-name="T41">سَنَابِلُ</text:span><text:span text:style-name="T16">) <text:s text:c="2"/><text:tab/>колос</text:span></text:p>
      <text:p text:style-name="P240"><text:span text:style-name="T41">سُورَةٌ</text:span><text:span text:style-name="T45"> </text:span><text:span text:style-name="T16">(</text:span><text:span text:style-name="T41">سُوَرٌ</text:span><text:span text:style-name="T16">) <text:s text:c="2"/><text:tab/><text:tab/>сура (суры)</text:span></text:p>
      <text:p text:style-name="P240"><text:span text:style-name="T41">سُورِيَا</text:span><text:span text:style-name="T45"> <text:s text:c="2"/></text:span><text:span text:style-name="T41"><text:tab/><text:tab/></text:span><text:span text:style-name="T16">Сирия</text:span></text:p>
      <text:p text:style-name="P240"><text:span text:style-name="T41">سُوقٌ</text:span><text:span text:style-name="T45"> </text:span><text:span text:style-name="T16">(</text:span><text:span text:style-name="T41">أَسْوَاقٌ</text:span><text:span text:style-name="T16">)<text:tab/><text:tab/>рынок</text:span></text:p>
      <text:p text:style-name="P240"><text:span text:style-name="T41">سَوِيًّا</text:span><text:span text:style-name="T45"> <text:s text:c="2"/></text:span><text:span text:style-name="T41"><text:tab/><text:tab/></text:span><text:span text:style-name="T16">вместе</text:span></text:p>
      <text:p text:style-name="P240"><text:span text:style-name="T41">سَيَّارَةٌ</text:span><text:span text:style-name="T45"> </text:span><text:span text:style-name="T16">(</text:span><text:span text:style-name="T41">سَيَّارَاتٌ</text:span><text:span text:style-name="T16">)<text:tab/>машина</text:span></text:p>
      <text:p text:style-name="P240"><text:span text:style-name="T41">سَيْفٌ</text:span><text:span text:style-name="T45"> </text:span><text:span text:style-name="T16">(</text:span><text:span text:style-name="T41">سُيُوفٌ</text:span><text:span text:style-name="T16">)<text:tab/>меч</text:span></text:p>
      <text:p text:style-name="P19"><text:span text:style-name="T16">Слова, начинающиеся на букву <text:s/></text:span><text:span text:style-name="T41">ش</text:span></text:p>
      <text:p text:style-name="P327"><text:span text:style-name="T41">شَاةٌ</text:span><text:span text:style-name="T45"> </text:span><text:span text:style-name="T16">(</text:span><text:span text:style-name="T41">شِيَاهٌ</text:span><text:span text:style-name="T16">) <text:s text:c="2"/><text:tab/>овца</text:span></text:p>
      <text:p text:style-name="P327"><text:span text:style-name="T41">شَاعِرٌ</text:span><text:span text:style-name="T45"> </text:span><text:span text:style-name="T16">(</text:span><text:span text:style-name="T41">شُعَرَاءُ</text:span><text:span text:style-name="T16">) <text:s/><text:tab/>поэт</text:span></text:p>
      <text:p text:style-name="P244"><text:span text:style-name="T41">شَاهَدَ</text:span><text:span text:style-name="T45"> <text:s text:c="2"/></text:span><text:span text:style-name="T41"><text:tab/></text:span><text:span text:style-name="T16">смотреть, наблюдать</text:span></text:p>
      <text:p text:style-name="P244"><text:span text:style-name="T41">شَاهِدٌ</text:span><text:span text:style-name="T45"> </text:span><text:span text:style-name="T16">(</text:span><text:span text:style-name="T41">شُهُودٌ</text:span><text:span text:style-name="T16">) <text:s text:c="2"/><text:tab/>свидетель</text:span></text:p>
      <text:p text:style-name="P229"><text:span text:style-name="T41">شَاوَرَ</text:span><text:span text:style-name="T45"> <text:s text:c="2"/></text:span><text:span text:style-name="T41"><text:tab/></text:span><text:span text:style-name="T16">совещаться, консультироваться, просить совета</text:span></text:p>
      <text:p text:style-name="P244"><text:span text:style-name="T41">شَايٌّ</text:span><text:span text:style-name="T45"> <text:s text:c="2"/></text:span><text:span text:style-name="T41"><text:tab/></text:span><text:span text:style-name="T16">чай</text:span></text:p>
      <text:p text:style-name="P327"><text:span text:style-name="T41">شَابٌّ</text:span><text:span text:style-name="T45"> </text:span><text:span text:style-name="T16">(</text:span><text:span text:style-name="T41">شُبَّانٌ</text:span><text:span text:style-name="T16">) <text:s text:c="2"/><text:tab/>молодой</text:span></text:p>
      <text:p text:style-name="P327"><text:span text:style-name="T41">شَبَابٌ</text:span><text:span text:style-name="T45"> <text:s text:c="2"/></text:span><text:span text:style-name="T41"><text:tab/></text:span><text:span text:style-name="T16">молодость, молодежь</text:span></text:p>
      <text:p text:style-name="P244"><text:span text:style-name="T41">شُجَاعٌ</text:span><text:span text:style-name="T45"> </text:span><text:span text:style-name="T16">(</text:span><text:span text:style-name="T41">شُجْعَانٌ</text:span><text:span text:style-name="T16">)<text:tab/>храбрый</text:span></text:p>
      <text:p text:style-name="P327"><text:span text:style-name="T41">شَجَاعَةٌ</text:span><text:span text:style-name="T45"> <text:s text:c="2"/></text:span><text:span text:style-name="T41"><text:tab/></text:span><text:span text:style-name="T16">храбрость</text:span></text:p>
      <text:p text:style-name="P327"><text:span text:style-name="T41">شَجَرَةٌ</text:span><text:span text:style-name="T45"> </text:span><text:span text:style-name="T16">(</text:span><text:span text:style-name="T41">أَشْجَارٌ</text:span><text:span text:style-name="T16">) <text:tab/>дерево</text:span></text:p>
      <text:p text:style-name="P244"><text:span text:style-name="T41">شَخْصٌ</text:span><text:span text:style-name="T45"> </text:span><text:span text:style-name="T16">(</text:span><text:span text:style-name="T41">أَشْخَاصٌ</text:span><text:span text:style-name="T16">) человек, личность</text:span></text:p>
      <text:p text:style-name="P248"><text:span text:style-name="T41">شَدَائِدُ</text:span><text:span text:style-name="T45"> <text:s text:c="2"/></text:span><text:span text:style-name="T41"><text:tab/></text:span><text:span text:style-name="T16">беды, трудные времена</text:span></text:p>
      <text:p text:style-name="P248"><text:span text:style-name="T41">شَرَحَ</text:span><text:span text:style-name="T45"> <text:s/></text:span><text:span text:style-name="T41"><text:tab/> </text:span><text:span text:style-name="T16">(а) объяснить</text:span></text:p>
      <text:p text:style-name="P248"><text:span text:style-name="T41">شُرْطِيٌّ</text:span><text:span text:style-name="T45"> <text:s text:c="2"/></text:span><text:span text:style-name="T41"><text:tab/></text:span><text:span text:style-name="T16">полицейский</text:span></text:p>
      <text:p text:style-name="P248"><text:soft-page-break/><text:span text:style-name="T41">شِرْكَةٌ</text:span><text:span text:style-name="T45"> </text:span><text:span text:style-name="T16">или </text:span><text:span text:style-name="T41">شَرِكَةٌ</text:span><text:span text:style-name="T45"> </text:span><text:span text:style-name="T16">(</text:span><text:span text:style-name="T41">شَرِكَاتٌ</text:span><text:span text:style-name="T16">) <text:s text:c="2"/>фирма</text:span></text:p>
      <text:p text:style-name="P328"><text:span text:style-name="T41">شَعْبٌ</text:span><text:span text:style-name="T45"> </text:span><text:span text:style-name="T16">(</text:span><text:span text:style-name="T41">شُعُوبٌ</text:span><text:span text:style-name="T16">) <text:s text:c="2"/><text:tab/>народ</text:span></text:p>
      <text:p text:style-name="P328"><text:span text:style-name="T41">شِعْرٌ</text:span><text:span text:style-name="T45"> </text:span><text:span text:style-name="T16">(</text:span><text:span text:style-name="T41">أَشْعَارٌ</text:span><text:span text:style-name="T16">) <text:s text:c="2"/><text:tab/><text:tab/>стихотворение</text:span></text:p>
      <text:p text:style-name="P328"><text:span text:style-name="T41">شَعِيرٌ</text:span><text:span text:style-name="T45"> <text:s text:c="2"/></text:span><text:span text:style-name="T41"><text:tab/><text:tab/></text:span><text:span text:style-name="T16">ячмень</text:span></text:p>
      <text:p text:style-name="P248"><text:span text:style-name="T41">شَقَّةٌ</text:span><text:span text:style-name="T45"> </text:span><text:span text:style-name="T16">(</text:span><text:span text:style-name="T41">شُقَقٌ</text:span><text:span text:style-name="T16">) <text:s text:c="2"/><text:tab/>квартира</text:span></text:p>
      <text:p text:style-name="P328"><text:span text:style-name="T41">شَكُورٌ</text:span><text:span text:style-name="T45"> <text:s text:c="2"/></text:span><text:span text:style-name="T41"><text:tab/><text:tab/></text:span><text:span text:style-name="T16">благодарный, много благодарящий</text:span></text:p>
      <text:p text:style-name="P263"><text:span text:style-name="T41">شِمَالٌ</text:span><text:span text:style-name="T45"> <text:s text:c="2"/></text:span><text:span text:style-name="T41"><text:tab/></text:span><text:span text:style-name="T16">северный ветер</text:span></text:p>
      <text:p text:style-name="P263"><text:span text:style-name="T41">شَمْسٌ</text:span><text:span text:style-name="T45"> <text:s text:c="2"/></text:span><text:span text:style-name="T41"><text:tab/></text:span><text:span text:style-name="T16">солнце</text:span></text:p>
      <text:p text:style-name="P263"><text:span text:style-name="T41">شَمْسِيَّةٌ</text:span><text:span text:style-name="T45"> </text:span><text:span text:style-name="T16">(</text:span><text:span text:style-name="T41">شَمْسِيَّاتٌ</text:span><text:span text:style-name="T16">) зонт</text:span></text:p>
      <text:p text:style-name="P328"><text:span text:style-name="T41">شَهْرٌ</text:span><text:span text:style-name="T45"> </text:span><text:span text:style-name="T16">(</text:span><text:span text:style-name="T41">شُهُورٌ</text:span><text:span text:style-name="T16">) или (</text:span><text:span text:style-name="T41">أَشْهُرٌ</text:span><text:span text:style-name="T16">) месяц</text:span></text:p>
      <text:p text:style-name="P328"><text:span text:style-name="T41">شَوْكَةٌ</text:span><text:span text:style-name="T45"> </text:span><text:span text:style-name="T16">(</text:span><text:span text:style-name="T41">شَوْكَاتٌ</text:span><text:span text:style-name="T16">)<text:tab/>вилка</text:span></text:p>
      <text:p text:style-name="P240"><text:span text:style-name="T41">الشُّيُوعِيَّةُ</text:span><text:span text:style-name="T45"> <text:s text:c="2"/></text:span><text:span text:style-name="T41"><text:tab/><text:tab/></text:span><text:span text:style-name="T16">коммунизм</text:span></text:p>
      <text:p text:style-name="P19"><text:span text:style-name="T16">Слова, начинающиеся на букву <text:s/></text:span><text:span text:style-name="T41">ص</text:span></text:p>
      <text:p text:style-name="P244"><text:span text:style-name="T82">صَائِدٌ</text:span><text:span text:style-name="T84"> </text:span><text:span text:style-name="T16">(</text:span><text:span text:style-name="T82">صَائِدُونَ</text:span><text:span text:style-name="T16">)<text:tab/>охотник</text:span></text:p>
      <text:p text:style-name="P244"><text:span text:style-name="T82">صَائِغٌ</text:span><text:span text:style-name="T84"> </text:span><text:span text:style-name="T16">(</text:span><text:span text:style-name="T82">صُوَّاغٌ</text:span><text:span text:style-name="T16">)<text:tab/>ювелир</text:span></text:p>
      <text:p text:style-name="P248"><text:span text:style-name="T82">صَائِمٌ</text:span><text:span text:style-name="T84"> </text:span><text:span text:style-name="T16">(</text:span><text:span text:style-name="T82">صَائِمُونَ</text:span><text:span text:style-name="T16">) постящийся</text:span></text:p>
      <text:p text:style-name="P329"><text:span text:style-name="T82">صَابَرَ</text:span><text:span text:style-name="T84"> <text:s text:c="2"/></text:span><text:span text:style-name="T82"><text:tab/></text:span><text:span text:style-name="T16">запасаться терпением</text:span></text:p>
      <text:p text:style-name="P329"><text:span text:style-name="T82">صَابُونٌ</text:span><text:span text:style-name="T84"> <text:s text:c="2"/></text:span><text:span text:style-name="T82"><text:tab/></text:span><text:span text:style-name="T16">мыло</text:span></text:p>
      <text:p text:style-name="P329"><text:span text:style-name="T82">صَاحِبٌ</text:span><text:span text:style-name="T84"> </text:span><text:span text:style-name="T16">(</text:span><text:span text:style-name="T82">أَصْحَابٌ</text:span><text:span text:style-name="T16">) <text:tab/>хозяин, обладатель, друг</text:span></text:p>
      <text:p text:style-name="P329"><text:span text:style-name="T82">صَادِقٌ</text:span><text:span text:style-name="T84"> </text:span><text:span text:style-name="T16">(</text:span><text:span text:style-name="T82">صَادِقُونَ</text:span><text:span text:style-name="T16">) <text:s text:c="3"/><text:tab/>правдивый</text:span></text:p>
      <text:p text:style-name="P329"><text:span text:style-name="T82">صَاعٌ</text:span><text:span text:style-name="T84"> <text:s text:c="2"/></text:span><text:span text:style-name="T82"><text:tab/></text:span><text:span text:style-name="T16">са’ (</text:span><text:span text:style-name="T23">мера сыпучих тел</text:span><text:span text:style-name="T16">)</text:span></text:p>
      <text:p text:style-name="P329"><text:span text:style-name="T82">صَالِحٌ</text:span><text:span text:style-name="T84"> </text:span><text:span text:style-name="T16">(</text:span><text:span text:style-name="T82">صَالِحُونَ</text:span><text:span text:style-name="T16">) <text:s text:c="3"/><text:tab/>праведник</text:span></text:p>
      <text:p text:style-name="P329"><text:span text:style-name="T82">صَبَّ</text:span><text:span text:style-name="T84"> <text:s text:c="2"/></text:span><text:span text:style-name="T82"><text:tab/></text:span><text:span text:style-name="T16">(а/у) лить, выливать</text:span></text:p>
      <text:p text:style-name="P330"><text:span text:style-name="T82">صَبًى</text:span><text:span text:style-name="T84"> <text:s text:c="2"/></text:span><text:span text:style-name="T82"><text:tab/><text:tab/><text:tab/></text:span><text:span text:style-name="T16">восточный ветер</text:span></text:p>
      <text:p text:style-name="P330"><text:span text:style-name="T82">صَبَرَ</text:span><text:span text:style-name="T84"> <text:s text:c="2"/></text:span><text:span text:style-name="T82"><text:tab/><text:tab/><text:tab/></text:span><text:span text:style-name="T16">(и) терпеть</text:span></text:p>
      <text:p text:style-name="P330"><text:soft-page-break/><text:span text:style-name="T82">صَبُورٌ</text:span><text:span text:style-name="T84"> <text:s text:c="2"/></text:span><text:span text:style-name="T82"><text:tab/><text:tab/><text:tab/></text:span><text:span text:style-name="T16">долготерпеливый, выносливый</text:span></text:p>
      <text:p text:style-name="P330"><text:span text:style-name="T82">الصَّحَابَةُ</text:span><text:span text:style-name="T84"> <text:s text:c="2"/></text:span><text:span text:style-name="T82"><text:tab/><text:tab/><text:tab/></text:span><text:span text:style-name="T23">ист</text:span><text:span text:style-name="T16">. сподвижники</text:span></text:p>
      <text:p text:style-name="P330"><text:span text:style-name="T82">صِحَّةٌ</text:span><text:span text:style-name="T84"> <text:s text:c="2"/></text:span><text:span text:style-name="T82"><text:tab/><text:tab/><text:tab/></text:span><text:span text:style-name="T16">здоровье</text:span></text:p>
      <text:p text:style-name="P330"><text:span text:style-name="T82">الصِّحَّةُ</text:span><text:span text:style-name="T84"> </text:span><text:span text:style-name="T82">الْعُمُومِيَّةُ</text:span><text:span text:style-name="T84"> </text:span><text:span text:style-name="T82"><text:tab/></text:span><text:span text:style-name="T16">социальная гигиена, здравоохранение</text:span></text:p>
      <text:p text:style-name="P329"><text:span text:style-name="T82">صَحْرَاءُ</text:span><text:span text:style-name="T84"> </text:span><text:span text:style-name="T16">(</text:span><text:span text:style-name="T82">صَحَارَى</text:span><text:span text:style-name="T16">) <text:tab/>пустыня</text:span></text:p>
      <text:p text:style-name="P330"><text:span text:style-name="T82">صَحِيحٌ</text:span><text:span text:style-name="T84"> <text:s text:c="2"/></text:span><text:span text:style-name="T82"><text:tab/><text:tab/><text:tab/></text:span><text:span text:style-name="T16">правильный</text:span></text:p>
      <text:p text:style-name="P329"><text:span text:style-name="T82">صَدَّقَ</text:span><text:span text:style-name="T84"> <text:s text:c="2"/></text:span><text:span text:style-name="T82"><text:tab/></text:span><text:span text:style-name="T16">верить</text:span></text:p>
      <text:p text:style-name="P329"><text:span text:style-name="T82">صِدْقٌ</text:span><text:span text:style-name="T84"> <text:s text:c="2"/></text:span><text:span text:style-name="T82"><text:tab/></text:span><text:span text:style-name="T16">правдивость</text:span></text:p>
      <text:p text:style-name="P329"><text:span text:style-name="T82">صَدُوقٌ</text:span><text:span text:style-name="T84"> <text:s text:c="2"/></text:span><text:span text:style-name="T82"><text:tab/></text:span><text:span text:style-name="T16">очень правдивый</text:span></text:p>
      <text:p text:style-name="P331"><text:span text:style-name="T82">صَدِيقٌ</text:span><text:span text:style-name="T84"> </text:span><text:span text:style-name="T16">(</text:span><text:span text:style-name="T82">أَصْدِقَاءُ</text:span><text:span text:style-name="T16">)<text:tab/>друзья</text:span></text:p>
      <text:p text:style-name="P304"><text:span text:style-name="T82">صَرَخَ</text:span><text:span text:style-name="T84"> <text:s text:c="2"/></text:span><text:span text:style-name="T82"><text:tab/></text:span><text:span text:style-name="T16">(у) кричать</text:span></text:p>
      <text:p text:style-name="P304"><text:span text:style-name="T82">صُرَاخٌ</text:span><text:span text:style-name="T84"> <text:s text:c="2"/></text:span><text:span text:style-name="T82"><text:tab/></text:span><text:span text:style-name="T16">крик</text:span></text:p>
      <text:p text:style-name="P304"><text:span text:style-name="T82">صَعْبٌ</text:span><text:span text:style-name="T84"> <text:s text:c="2"/></text:span><text:span text:style-name="T82"><text:tab/></text:span><text:span text:style-name="T16">трудный, сложный</text:span></text:p>
      <text:p text:style-name="P304"><text:span text:style-name="T82">صَغُرَ</text:span><text:span text:style-name="T84"> <text:s text:c="2"/></text:span><text:span text:style-name="T82"><text:tab/></text:span><text:span text:style-name="T16">(у) быть маленьким</text:span></text:p>
      <text:p text:style-name="P304"><text:span text:style-name="T82">صَغِيرٌ</text:span><text:span text:style-name="T84"> </text:span><text:span text:style-name="T16">(</text:span><text:span text:style-name="T82">صِغَارٌ</text:span><text:span text:style-name="T16">) <text:s text:c="2"/><text:tab/>маленький</text:span></text:p>
      <text:p text:style-name="P304"><text:span text:style-name="T82">صَفٌّ</text:span><text:span text:style-name="T84"> </text:span><text:span text:style-name="T16">(</text:span><text:span text:style-name="T82">صُفُوفٌ</text:span><text:span text:style-name="T16">)<text:tab/>ряд</text:span></text:p>
      <text:p text:style-name="P304"><text:span text:style-name="T82">صَفْحَةٌ</text:span><text:span text:style-name="T84"> </text:span><text:span text:style-name="T16">(</text:span><text:span text:style-name="T82">صَفَحَاتٌ</text:span><text:span text:style-name="T16">) страница</text:span></text:p>
      <text:p text:style-name="P304"><text:span text:style-name="T82">صَفَرَ</text:span><text:span text:style-name="T84"> <text:s text:c="2"/></text:span><text:span text:style-name="T82"><text:tab/></text:span><text:span text:style-name="T16">(и) свистеть</text:span></text:p>
      <text:p text:style-name="P304"><text:span text:style-name="T82">صَلَّى</text:span><text:span text:style-name="T84"> <text:s text:c="2"/></text:span><text:span text:style-name="T82"><text:tab/></text:span><text:span text:style-name="T16">молился</text:span></text:p>
      <text:p text:style-name="P304"><text:span text:style-name="T82">صَلاَةٌ</text:span><text:span text:style-name="T84"> </text:span><text:span text:style-name="T16">(</text:span><text:span text:style-name="T82">صَلاَوَاتٌ</text:span><text:span text:style-name="T16">)<text:tab/>молитва</text:span></text:p>
      <text:p text:style-name="P304"><text:span text:style-name="T82">صَنَمٌ</text:span><text:span text:style-name="T84"> </text:span><text:span text:style-name="T16">(</text:span><text:span text:style-name="T82">أَصْنَامٌ</text:span><text:span text:style-name="T16">) <text:s text:c="2"/><text:tab/>идол</text:span></text:p>
      <text:p text:style-name="P304"><text:span text:style-name="T82">صُورَةٌ</text:span><text:span text:style-name="T84"> </text:span><text:span text:style-name="T16">(</text:span><text:span text:style-name="T82">صُوَرٌ</text:span><text:span text:style-name="T16">) <text:s text:c="2"/><text:tab/>картина</text:span></text:p>
      <text:p text:style-name="P304"><text:span text:style-name="T82">صَيَّادُ</text:span><text:span text:style-name="T84"> </text:span><text:span text:style-name="T82">السَّمَكِ</text:span><text:span text:style-name="T84"> <text:s text:c="2"/></text:span><text:span text:style-name="T82"><text:tab/></text:span><text:span text:style-name="T16">рыбак</text:span></text:p>
      <text:p text:style-name="P304"><text:soft-page-break/><text:span text:style-name="T82">صِيَامٌ</text:span><text:span text:style-name="T84"> <text:s text:c="2"/></text:span><text:span text:style-name="T82"><text:tab/></text:span><text:span text:style-name="T16">пост, ураза</text:span></text:p>
      <text:p text:style-name="P304"><text:span text:style-name="T82">صَيْفٌ</text:span><text:span text:style-name="T84"> </text:span><text:span text:style-name="T16">(</text:span><text:span text:style-name="T82">أَصْيَافٌ</text:span><text:span text:style-name="T16">)<text:tab/>лето</text:span></text:p>
      <text:p text:style-name="P304"><text:span text:style-name="T82">اَلصِّينُ</text:span><text:span text:style-name="T84"> <text:s text:c="2"/></text:span><text:span text:style-name="T82"><text:tab/></text:span><text:span text:style-name="T16">Китай</text:span></text:p>
      <text:p text:style-name="P304"><text:span text:style-name="T82">صِينِيٌّ</text:span><text:span text:style-name="T84"> <text:s text:c="2"/></text:span><text:span text:style-name="T82"><text:tab/></text:span><text:span text:style-name="T16">китайский</text:span></text:p>
      <text:p text:style-name="P14"><text:span text:style-name="T16">Слова, начинающиеся на букву <text:s/></text:span><text:span text:style-name="T41">ض</text:span></text:p>
      <text:p text:style-name="P248"><text:span text:style-name="T41">ضَابِطٌ</text:span><text:span text:style-name="T45"> </text:span><text:span text:style-name="T16">(</text:span><text:span text:style-name="T41">ضُبَّاطٌ</text:span><text:span text:style-name="T16">) <text:s text:c="2"/><text:tab/>офицер</text:span></text:p>
      <text:p text:style-name="P248"><text:span text:style-name="T41">ضَاعَ</text:span><text:span text:style-name="T45"> <text:s text:c="2"/></text:span><text:span text:style-name="T41"><text:tab/></text:span><text:span text:style-name="T16">(и) пропадать, теряться</text:span></text:p>
      <text:p text:style-name="P248"><text:span text:style-name="T41">ضَبُعٌ</text:span><text:span text:style-name="T45"> </text:span><text:span text:style-name="T16">(</text:span><text:span text:style-name="T41">ضِبَاعٌ</text:span><text:span text:style-name="T16">) <text:s text:c="2"/><text:tab/>гиена</text:span></text:p>
      <text:p text:style-name="P248"><text:span text:style-name="T41">ضُحًى</text:span><text:span text:style-name="T45"> <text:s text:c="2"/></text:span><text:span text:style-name="T41"><text:tab/></text:span><text:span text:style-name="T16">утро</text:span></text:p>
      <text:p text:style-name="P326"><text:span text:style-name="T41">ضَحِكَ</text:span><text:span text:style-name="T45"> <text:s text:c="2"/></text:span><text:span text:style-name="T41"><text:tab/></text:span><text:span text:style-name="T16">(а) смеяться</text:span></text:p>
      <text:p text:style-name="P248"><text:span text:style-name="T41">ضَحِيَّةٌ</text:span><text:span text:style-name="T45"> </text:span><text:span text:style-name="T16">(</text:span><text:span text:style-name="T41">ضَحَايَا</text:span><text:span text:style-name="T16">) <text:tab/>жертва (</text:span><text:span text:style-name="T23">войны, террора</text:span><text:span text:style-name="T16">)</text:span></text:p>
      <text:p text:style-name="P248"><text:span text:style-name="T41">ضَرَبَ</text:span><text:span text:style-name="T45"> <text:s text:c="2"/></text:span><text:span text:style-name="T41"><text:tab/></text:span><text:span text:style-name="T16">(и) бить</text:span></text:p>
      <text:p text:style-name="P248"><text:span text:style-name="T41">ضَعُفَ</text:span><text:span text:style-name="T45"> <text:s text:c="2"/></text:span><text:span text:style-name="T41"><text:tab/></text:span><text:span text:style-name="T16">(у) слабеть, ослабевать</text:span></text:p>
      <text:p text:style-name="P248"><text:span text:style-name="T41">ضَلَّ</text:span><text:span text:style-name="T45"> <text:s text:c="2"/></text:span><text:span text:style-name="T41"><text:tab/></text:span><text:span text:style-name="T16">(и) заблудиться</text:span></text:p>
      <text:p text:style-name="P19"><text:span text:style-name="T16">Слова, начинающиеся на букву <text:s/></text:span><text:span text:style-name="T41">ط</text:span></text:p>
      <text:p text:style-name="P304"><text:span text:style-name="T41">طَائِرٌ</text:span><text:span text:style-name="T45"> </text:span><text:span text:style-name="T16">(</text:span><text:span text:style-name="T41">طَيْرٌ</text:span><text:span text:style-name="T16">) <text:s text:c="2"/><text:tab/>птица</text:span></text:p>
      <text:p text:style-name="P304"><text:span text:style-name="T41">طَارَ</text:span><text:span text:style-name="T45"> <text:s text:c="2"/></text:span><text:span text:style-name="T41"><text:tab/></text:span><text:span text:style-name="T16">(и) летать</text:span></text:p>
      <text:p text:style-name="P332"><text:span text:style-name="T41">(طُلاَّبٌ)</text:span><text:span text:style-name="T16"> </text:span><text:span text:style-name="T41">طَالِبٌ</text:span><text:span text:style-name="T45"> <text:s/></text:span><text:span text:style-name="T41"><text:tab/><text:tab/></text:span><text:span text:style-name="T16">студент</text:span></text:p>
      <text:p text:style-name="P304"><text:span text:style-name="T41">طَاوُوسٌ</text:span><text:span text:style-name="T45"> </text:span><text:span text:style-name="T41">(طَوَاوِيسُ)<text:tab/></text:span><text:span text:style-name="T16">павлин</text:span></text:p>
      <text:p text:style-name="P304"><text:span text:style-name="T41">طَبَخَ</text:span><text:span text:style-name="T45"> <text:s text:c="2"/></text:span><text:span text:style-name="T41"><text:tab/></text:span><text:span text:style-name="T16">(а, у) варить, готовить еду</text:span></text:p>
      <text:p text:style-name="P304"><text:span text:style-name="T41">طَبَقٌ</text:span><text:span text:style-name="T45"> </text:span><text:span text:style-name="T41">(أَطْبَاقٌ) <text:s text:c="2"/><text:tab/></text:span><text:span text:style-name="T16">тарелка</text:span></text:p>
      <text:p text:style-name="P332"><text:span text:style-name="T41">طَبِيبٌ</text:span><text:span text:style-name="T45"> </text:span><text:span text:style-name="T41">(أَطِبَّاءُ) <text:s text:c="2"/><text:tab/><text:tab/></text:span><text:span text:style-name="T16">врач, доктор</text:span></text:p>
      <text:p text:style-name="P332"><text:span text:style-name="T41">طَرْدٌ</text:span><text:span text:style-name="T45"> </text:span><text:span text:style-name="T41">(طُرُودٌ) <text:s text:c="2"/><text:tab/><text:tab/></text:span><text:span text:style-name="T16">посылка (</text:span><text:span text:style-name="T23">почтовая</text:span><text:span text:style-name="T16">)</text:span></text:p>
      <text:p text:style-name="P315"><text:span text:style-name="T41">طَرَفٌ</text:span><text:span text:style-name="T45"> </text:span><text:span text:style-name="T16">(</text:span><text:span text:style-name="T41">أَطْرَافٌ</text:span><text:span text:style-name="T16">) <text:s text:c="2"/><text:tab/>сторона, конец, край, окраина</text:span></text:p>
      <text:p text:style-name="P315"><text:span text:style-name="T41">طَرَقَ</text:span><text:span text:style-name="T45"> <text:s text:c="2"/></text:span><text:span text:style-name="T41"><text:tab/></text:span><text:span text:style-name="T16">(у) стучать</text:span></text:p>
      <text:p text:style-name="P315"><text:soft-page-break/><text:span text:style-name="T41">طَرِيقٌ</text:span><text:span text:style-name="T45"> </text:span><text:span text:style-name="T16">(</text:span><text:span text:style-name="T41">طُرُقٌ</text:span><text:span text:style-name="T16">) <text:s text:c="2"/><text:tab/>дорога</text:span></text:p>
      <text:p text:style-name="P1230"><text:span text:style-name="T41">طَعَامٌ</text:span><text:span text:style-name="T45"> </text:span><text:span text:style-name="T16">(</text:span><text:span text:style-name="T41">أَطْعِمَةٌ</text:span><text:span text:style-name="T16">) <text:s text:c="2"/><text:tab/>еда</text:span></text:p>
      <text:p text:style-name="P315"><text:span text:style-name="T82">طَغَا</text:span><text:span text:style-name="T84"> <text:s text:c="2"/></text:span><text:span text:style-name="T82"><text:tab/></text:span><text:span text:style-name="T16">(у) 1) выходить из берегов (</text:span><text:span text:style-name="T23">о реке</text:span><text:span text:style-name="T16">) </text:span></text:p>
      <text:p text:style-name="P104"><text:tab/>2) чинить несправедливость, </text:p>
      <text:p text:style-name="P104"><text:tab/>переходить границы</text:p>
      <text:p text:style-name="P315"><text:span text:style-name="T82">طَلَعَ</text:span><text:span text:style-name="T84"> <text:s text:c="2"/></text:span><text:span text:style-name="T82"><text:tab/></text:span><text:span text:style-name="T16">(а) восходить, подниматься</text:span></text:p>
      <text:p text:style-name="P315"><text:span text:style-name="T82">طَلْقٌ</text:span><text:span text:style-name="T84"> <text:s text:c="2"/></text:span><text:span text:style-name="T82"><text:tab/></text:span><text:span text:style-name="T16">1) свободный, открытый </text:span></text:p>
      <text:p text:style-name="P104"><text:tab/>2) веселый</text:p>
      <text:p text:style-name="P315"><text:span text:style-name="T82">طَُلُوعٌ</text:span><text:span text:style-name="T84"> <text:s text:c="2"/></text:span><text:span text:style-name="T82"><text:tab/></text:span><text:span text:style-name="T16">восход, подъем</text:span></text:p>
      <text:p text:style-name="P315"><text:span text:style-name="T82">طَيَّرَ</text:span><text:span text:style-name="T84"> <text:s text:c="2"/></text:span><text:span text:style-name="T82"><text:tab/></text:span><text:span text:style-name="T16">улетучивать</text:span></text:p>
      <text:p text:style-name="P19"><text:span text:style-name="T16">Слова, начинающиеся на букву <text:s/></text:span><text:span text:style-name="T41">ظ</text:span></text:p>
      <text:p text:style-name="P244"><text:span text:style-name="T30"><text:s/></text:span><text:span text:style-name="T41">(ظَلَمَةٌ) ظَالِمٌ</text:span><text:span text:style-name="T45"> <text:s/></text:span><text:span text:style-name="T41"><text:tab/></text:span><text:span text:style-name="T16">притеснитель</text:span></text:p>
      <text:p text:style-name="P244"><text:span text:style-name="T41">ظَرْفٌ</text:span><text:span text:style-name="T45"> </text:span><text:span text:style-name="T16">(</text:span><text:span text:style-name="T41">ظُرُوفٌ</text:span><text:span text:style-name="T45"> </text:span><text:span text:style-name="T16">)<text:tab/>обстоятельство</text:span></text:p>
      <text:p text:style-name="P244"><text:span text:style-name="T41">ظَلَّ</text:span><text:span text:style-name="T45"> <text:s text:c="2"/></text:span><text:span text:style-name="T41"><text:tab/></text:span><text:span text:style-name="T16">(и/а) 1) пребывать, оставаться </text:span></text:p>
      <text:p text:style-name="P102"><text:tab/>2) продолжать</text:p>
      <text:p text:style-name="P244"><text:span text:style-name="T41">ظَلاَّمٌ</text:span><text:span text:style-name="T45"> </text:span><text:span text:style-name="T16">(</text:span><text:span text:style-name="T41">ظَلاَّمُونَ</text:span><text:span text:style-name="T16">) <text:s text:c="2"/><text:tab/>большой притеснитель</text:span></text:p>
      <text:p text:style-name="P244"><text:span text:style-name="T41">ظُلْمَةٌ</text:span><text:span text:style-name="T45"> </text:span><text:span text:style-name="T41">ظُلُمَاتٌ)</text:span><text:span text:style-name="T16">)</text:span><text:span text:style-name="T41"> </text:span><text:span text:style-name="T16"><text:s text:c="2"/><text:tab/>темнота</text:span></text:p>
      <text:p text:style-name="P244"><text:span text:style-name="T41">ظَمْآنُ</text:span><text:span text:style-name="T45"> <text:s text:c="2"/></text:span><text:span text:style-name="T41"><text:tab/></text:span><text:span text:style-name="T16">испытывающий жажду</text:span></text:p>
      <text:p text:style-name="P244"><text:span text:style-name="T41">ظُهْرٌ</text:span><text:span text:style-name="T45"> <text:s text:c="2"/></text:span><text:span text:style-name="T41"><text:tab/></text:span><text:span text:style-name="T16">полдень; полуденный намаз</text:span></text:p>
      <text:p text:style-name="P29"><text:span text:style-name="T16">Слова, начинающиеся на букву <text:s/></text:span><text:span text:style-name="T41">ع</text:span></text:p>
      <text:p text:style-name="P244"><text:span text:style-name="T41">عَابِدٌ</text:span><text:span text:style-name="T45"> </text:span><text:span text:style-name="T16">(</text:span><text:span text:style-name="T41">عُبَّادٌ</text:span><text:span text:style-name="T16">) или (</text:span><text:span text:style-name="T41">عَبَدَةٌ</text:span><text:span text:style-name="T16">) <text:s text:c="2"/>поклоняющийся</text:span></text:p>
      <text:p text:style-name="P333"><text:span text:style-name="T41">عَادَ</text:span><text:span text:style-name="T45"> <text:s text:c="2"/></text:span><text:span text:style-name="T41"><text:tab/><text:tab/></text:span><text:span text:style-name="T16">(у) возвращаться</text:span></text:p>
      <text:p text:style-name="P244"><text:span text:style-name="T41">عَادِلٌ</text:span><text:span text:style-name="T45"> </text:span><text:span text:style-name="T16">(</text:span><text:span text:style-name="T41">عُدُولٌ</text:span><text:span text:style-name="T16">) <text:s text:c="2"/><text:tab/>справедливый</text:span></text:p>
      <text:p text:style-name="P334"><text:span text:style-name="T41">عَاذَ</text:span><text:span text:style-name="T45"> <text:s text:c="2"/></text:span><text:span text:style-name="T41"><text:tab/><text:tab/></text:span><text:span text:style-name="T16">(у) искать помощи, </text:span></text:p>
      <text:p text:style-name="P334"><text:span text:style-name="T16"><text:tab/><text:tab/>прибегнуть (</text:span><text:span text:style-name="T23">к</text:span><text:span text:style-name="T16"> </text:span><text:span text:style-name="T23">чему</text:span><text:span text:style-name="T16"> </text:span><text:span text:style-name="T41">بِ</text:span><text:span text:style-name="T45"> </text:span><text:span text:style-name="T23">от</text:span><text:span text:style-name="T16"> </text:span><text:span text:style-name="T41">مِنْ</text:span><text:span text:style-name="T16">)</text:span></text:p>
      <text:p text:style-name="P316"><text:span text:style-name="T41">عَاصِمَةٌ</text:span><text:span text:style-name="T45"> </text:span><text:span text:style-name="T41">عَوَاصِمُ)</text:span><text:span text:style-name="T16">)</text:span><text:span text:style-name="T41"><text:tab/></text:span><text:span text:style-name="T16">столица</text:span></text:p>
      <text:p text:style-name="P244"><text:span text:style-name="T41">عَالِمٌ</text:span><text:span text:style-name="T45"> </text:span><text:span text:style-name="T41">عُلَمَاءُ)</text:span><text:span text:style-name="T16">)</text:span><text:span text:style-name="T41"> <text:s text:c="2"/><text:tab/></text:span><text:span text:style-name="T16">учёный</text:span></text:p>
      <text:p text:style-name="P316"><text:soft-page-break/><text:span text:style-name="T41">عَالَمِيٌّ</text:span><text:span text:style-name="T45"> <text:s text:c="2"/></text:span><text:span text:style-name="T41"><text:tab/><text:tab/></text:span><text:span text:style-name="T16">мировой</text:span></text:p>
      <text:p text:style-name="P334"><text:span text:style-name="T41">عَالٍ</text:span><text:span text:style-name="T45"> </text:span><text:span text:style-name="T41">عَالُونَ)</text:span><text:span text:style-name="T16">)</text:span><text:span text:style-name="T41"> <text:tab/><text:tab/></text:span><text:span text:style-name="T16">превозносящийся</text:span></text:p>
      <text:p text:style-name="P334"><text:span text:style-name="T41">اَلْعَامَّةُ</text:span><text:span text:style-name="T45"> <text:s text:c="2"/></text:span><text:span text:style-name="T41"><text:tab/><text:tab/></text:span><text:span text:style-name="T16">народная масса, простолюдины</text:span></text:p>
      <text:p text:style-name="P316"><text:span text:style-name="T41">عَامِلٌ</text:span><text:span text:style-name="T45"> </text:span><text:span text:style-name="T41">(عُمَّالٌ) <text:s/><text:tab/></text:span><text:span text:style-name="T16">рабочий</text:span></text:p>
      <text:p text:style-name="P315"><text:span text:style-name="T41">عَانَقَ</text:span><text:span text:style-name="T45"> <text:s text:c="2"/></text:span><text:span text:style-name="T41"><text:tab/></text:span><text:span text:style-name="T16">обнимать</text:span></text:p>
      <text:p text:style-name="P334"><text:span text:style-name="T41">أَعْبَاءٌ) عِبْءٌ</text:span><text:span text:style-name="T16">) <text:s text:c="2"/><text:tab/><text:tab/>бремя, тяжесть</text:span></text:p>
      <text:p text:style-name="P334"><text:span text:style-name="T41">عَبَدَ</text:span><text:span text:style-name="T45"> <text:s text:c="2"/></text:span><text:span text:style-name="T41"><text:tab/><text:tab/></text:span><text:span text:style-name="T16">(у) поклоняться</text:span></text:p>
      <text:p text:style-name="P334"><text:span text:style-name="T41">(عِبَادٌ) </text:span><text:span text:style-name="T121">1</text:span><text:span text:style-name="T41">عَبْدٌ</text:span><text:span text:style-name="T45"> </text:span><text:span text:style-name="T41"><text:tab/><text:tab/></text:span><text:span text:style-name="T16">раб божий</text:span></text:p>
      <text:p text:style-name="P334"><text:span text:style-name="T41">(عَبِيدٌ) </text:span><text:span text:style-name="T121">2</text:span><text:span text:style-name="T41">عَبْدٌ</text:span><text:span text:style-name="T45"> </text:span><text:span text:style-name="T41"><text:tab/><text:tab/></text:span><text:span text:style-name="T16">раб, невольник</text:span></text:p>
      <text:p text:style-name="P334"><text:span text:style-name="T41">عَجُولٌ</text:span><text:span text:style-name="T45"> <text:s text:c="2"/></text:span><text:span text:style-name="T41"><text:tab/><text:tab/></text:span><text:span text:style-name="T16">торопливый</text:span></text:p>
      <text:p text:style-name="P315"><text:span text:style-name="T41">عَدَدُ</text:span><text:span text:style-name="T45"> <text:s text:c="2"/></text:span><text:span text:style-name="T41"><text:tab/></text:span><text:span text:style-name="T16">количество</text:span></text:p>
      <text:p text:style-name="P315"><text:span text:style-name="T41">عَدُوٌّ</text:span><text:span text:style-name="T45"> <text:s text:c="2"/></text:span><text:span text:style-name="T41"><text:tab/></text:span><text:span text:style-name="T16">враг</text:span></text:p>
      <text:p text:style-name="P315"><text:span text:style-name="T41">عُدْوَانٌ</text:span><text:span text:style-name="T45"> <text:s text:c="2"/></text:span><text:span text:style-name="T41"><text:tab/></text:span><text:span text:style-name="T16">1) враждебность </text:span></text:p>
      <text:p text:style-name="P104"><text:tab/>2) агрессия </text:p>
      <text:p text:style-name="P315"><text:span text:style-name="T41">عَذَابٌ</text:span><text:span text:style-name="T45"> <text:s text:c="2"/></text:span><text:span text:style-name="T41"><text:tab/></text:span><text:span text:style-name="T16">наказание</text:span></text:p>
      <text:p text:style-name="P315"><text:span text:style-name="T41">الْعَرَبُ</text:span><text:span text:style-name="T45"> <text:s text:c="2"/></text:span><text:span text:style-name="T41"><text:tab/></text:span><text:span text:style-name="T16">арабы</text:span></text:p>
      <text:p text:style-name="P315"><text:span text:style-name="T41">عَرَبِيٌّ</text:span><text:span text:style-name="T45"> <text:s text:c="2"/></text:span><text:span text:style-name="T41"><text:tab/></text:span><text:span text:style-name="T16">араб; арабский</text:span></text:p>
      <text:p text:style-name="P317"><text:span text:style-name="T41">عَرَفَ</text:span><text:span text:style-name="T45"> <text:s text:c="2"/></text:span><text:span text:style-name="T41"><text:tab/></text:span><text:span text:style-name="T16">(и) знать</text:span></text:p>
      <text:p text:style-name="P315"><text:span text:style-name="T41">عَشَاءٌ</text:span><text:span text:style-name="T45"> <text:s text:c="2"/></text:span><text:span text:style-name="T41"><text:tab/></text:span><text:span text:style-name="T16">ужин</text:span></text:p>
      <text:p text:style-name="P244"><text:span text:style-name="T41">عَصًى</text:span><text:span text:style-name="T45"> </text:span><text:span text:style-name="T16">(</text:span><text:span text:style-name="T41">عِصِىٌّ</text:span><text:span text:style-name="T16">) <text:s text:c="2"/><text:tab/>палка</text:span></text:p>
      <text:p text:style-name="P244"><text:span text:style-name="T41">عُصْفُورٌ</text:span><text:span text:style-name="T45"> </text:span><text:span text:style-name="T16">(</text:span><text:span text:style-name="T41">عَصَافِيرُ</text:span><text:span text:style-name="T16">)<text:tab/>воробей</text:span></text:p>
      <text:p text:style-name="P244"><text:span text:style-name="T41">عَصِيرٌ</text:span><text:span text:style-name="T45"> </text:span><text:span text:style-name="T16">(</text:span><text:span text:style-name="T41">عَصَائِرُ</text:span><text:span text:style-name="T16">) <text:s text:c="2"/><text:tab/>сок</text:span></text:p>
      <text:p text:style-name="P244"><text:span text:style-name="T41">عَطَاءٌ</text:span><text:span text:style-name="T45"> </text:span><text:span text:style-name="T16">(</text:span><text:span text:style-name="T41">أَعْطِيَةٌ</text:span><text:span text:style-name="T16">) <text:s text:c="2"/><text:tab/>дар, подарок</text:span></text:p>
      <text:p text:style-name="P244"><text:span text:style-name="T41">عَطِشَ</text:span><text:span text:style-name="T45"> <text:s text:c="2"/></text:span><text:span text:style-name="T41"><text:tab/></text:span><text:span text:style-name="T16">(а) испытывать жажду, хотеть пить</text:span></text:p>
      <text:p text:style-name="P244"><text:span text:style-name="T41">عُظْمَى</text:span><text:span text:style-name="T45"> <text:s text:c="2"/></text:span><text:span text:style-name="T41"><text:tab/></text:span><text:span text:style-name="T16">самая великая, более великая</text:span></text:p>
      <text:p text:style-name="P244"><text:span text:style-name="T41">عَفَا</text:span><text:span text:style-name="T45"> <text:s text:c="2"/></text:span><text:span text:style-name="T41"><text:tab/></text:span><text:span text:style-name="T16">(у) прощать, миловать (</text:span><text:span text:style-name="T23">кого</text:span><text:span text:style-name="T16"> </text:span><text:span text:style-name="T41">عَنْ</text:span><text:span text:style-name="T16">)</text:span></text:p>
      <text:p text:style-name="P317"><text:soft-page-break/><text:span text:style-name="T41">عَقْلٌ</text:span><text:span text:style-name="T45"> </text:span><text:span text:style-name="T16">(</text:span><text:span text:style-name="T41">عُقُولٌ</text:span><text:span text:style-name="T16">) <text:s text:c="2"/><text:tab/>ум, разум</text:span></text:p>
      <text:p text:style-name="P317"><text:span text:style-name="T41">عُقُوبَةٌ</text:span><text:span text:style-name="T45"> </text:span><text:span text:style-name="T16">(</text:span><text:span text:style-name="T41">عُقُوبَاتٌ</text:span><text:span text:style-name="T16">) <text:tab/>наказание</text:span></text:p>
      <text:p text:style-name="P317"><text:span text:style-name="T41">عَلاَمَةٌ</text:span><text:span text:style-name="T45"> </text:span><text:span text:style-name="T16">(</text:span><text:span text:style-name="T41">عَلاَمَاتٌ</text:span><text:span text:style-name="T16">) <text:tab/>признак</text:span></text:p>
      <text:p text:style-name="P316"><text:span text:style-name="T41">عَلاَّمَةٌ</text:span><text:span text:style-name="T45"> <text:s text:c="2"/></text:span><text:span text:style-name="T41"><text:tab/><text:tab/></text:span><text:span text:style-name="T16">выдающийся учёный</text:span></text:p>
      <text:p text:style-name="P316"><text:span text:style-name="T30"><text:s/></text:span><text:span text:style-name="T41">(عُلُومٌ) عِلْمٌ</text:span><text:span text:style-name="T45"> <text:s/></text:span><text:span text:style-name="T41"><text:tab/></text:span><text:span text:style-name="T16">наука</text:span></text:p>
      <text:p text:style-name="P292"><text:span text:style-name="T41">عِلْمِيٌّ</text:span><text:span text:style-name="T45"> <text:s text:c="2"/></text:span><text:span text:style-name="T41"><text:tab/></text:span><text:span text:style-name="T16">научный</text:span></text:p>
      <text:p text:style-name="P292"><text:span text:style-name="T41">عَلَى</text:span><text:span text:style-name="T45"> <text:s text:c="2"/></text:span><text:span text:style-name="T41"><text:tab/></text:span><text:span text:style-name="T16">на, на поверхности</text:span></text:p>
      <text:p text:style-name="P292"><text:span text:style-name="T41">عَمَرَ</text:span><text:span text:style-name="T45"> <text:s text:c="2"/></text:span><text:span text:style-name="T41"><text:tab/></text:span><text:span text:style-name="T16">(у) 1) населять </text:span></text:p>
      <text:p text:style-name="P115"><text:tab/>2) строить</text:p>
      <text:p text:style-name="P292"><text:span text:style-name="T41">عَمَلٌ</text:span><text:span text:style-name="T45"> </text:span><text:span text:style-name="T16">(</text:span><text:span text:style-name="T41">أَعْمَالٌ</text:span><text:span text:style-name="T16">) <text:s text:c="2"/><text:tab/>работа, дело</text:span></text:p>
      <text:p text:style-name="P292"><text:span text:style-name="T41">عَمٌّ</text:span><text:span text:style-name="T45"> </text:span><text:span text:style-name="T16">(</text:span><text:span text:style-name="T41">أَعْمَامٌ</text:span><text:span text:style-name="T16">) <text:s text:c="2"/><text:tab/>дядя</text:span></text:p>
      <text:p text:style-name="P292"><text:span text:style-name="T41">عَمَّةٌ</text:span><text:span text:style-name="T45"> </text:span><text:span text:style-name="T16">(</text:span><text:span text:style-name="T41">عَمَّاتٌ</text:span><text:span text:style-name="T16">) <text:s text:c="2"/><text:tab/>тетя</text:span></text:p>
      <text:p text:style-name="P292"><text:span text:style-name="T41">عَنْ</text:span><text:span text:style-name="T45"> <text:s text:c="2"/></text:span><text:span text:style-name="T41"><text:tab/></text:span><text:span text:style-name="T16">от, из</text:span></text:p>
      <text:p text:style-name="P315"><text:span text:style-name="T41">عِنَبٌ</text:span><text:span text:style-name="T45"> </text:span><text:span text:style-name="T16">(</text:span><text:span text:style-name="T41">أَعْنَابٌ</text:span><text:span text:style-name="T16">) <text:s text:c="2"/><text:tab/>виноград</text:span></text:p>
      <text:p text:style-name="P334"><text:span text:style-name="T41">عَيْنٌ</text:span><text:span text:style-name="T45"> </text:span><text:span text:style-name="T16">(</text:span><text:span text:style-name="T41">عُيُونٌ</text:span><text:span text:style-name="T16">) <text:s text:c="2"/><text:tab/><text:tab/>глаз</text:span></text:p>
      <text:p text:style-name="P29"><text:span text:style-name="T16">Слова, начинающиеся на букву <text:s/></text:span><text:span text:style-name="T41">غ</text:span></text:p>
      <text:p text:style-name="P244"><text:span text:style-name="T41">غَابَةٌ</text:span><text:span text:style-name="T45"> </text:span><text:span text:style-name="T16">(</text:span><text:span text:style-name="T41">غَابَاتٌ</text:span><text:span text:style-name="T16">) <text:s text:c="2"/><text:tab/>лес</text:span></text:p>
      <text:p text:style-name="P244"><text:span text:style-name="T41">غَدًا</text:span><text:span text:style-name="T45"> <text:s text:c="2"/></text:span><text:span text:style-name="T41"><text:tab/></text:span><text:span text:style-name="T16">завтра</text:span></text:p>
      <text:p text:style-name="P244"><text:span text:style-name="T41">غَرَّدَ</text:span><text:span text:style-name="T45"> <text:s text:c="2"/></text:span><text:span text:style-name="T41"><text:tab/></text:span><text:span text:style-name="T16">щебетать</text:span></text:p>
      <text:p text:style-name="P244"><text:span text:style-name="T41">غَرَسَ</text:span><text:span text:style-name="T45"> <text:s text:c="2"/></text:span><text:span text:style-name="T41"><text:tab/></text:span><text:span text:style-name="T16">(и) сеять, сажать</text:span></text:p>
      <text:p text:style-name="P244"><text:span text:style-name="T41">غُرْفَةٌ</text:span><text:span text:style-name="T45"> </text:span><text:span text:style-name="T16">(</text:span><text:span text:style-name="T41">غُرَفٌ</text:span><text:span text:style-name="T16">) <text:s text:c="2"/><text:tab/>комната</text:span></text:p>
      <text:p text:style-name="P244"><text:span text:style-name="T41">غَزَا</text:span><text:span text:style-name="T45"> <text:s text:c="2"/></text:span><text:span text:style-name="T41"><text:tab/></text:span><text:span text:style-name="T16">(у) совершать поход, нападать</text:span></text:p>
      <text:p text:style-name="P244"><text:span text:style-name="T41">غُصْنٌ</text:span><text:span text:style-name="T45"> </text:span><text:span text:style-name="T16">(</text:span><text:span text:style-name="T41">أَغْصَانٌ</text:span><text:span text:style-name="T16">)<text:tab/>ветка, ветвь</text:span></text:p>
      <text:p text:style-name="P244"><text:span text:style-name="T41">غَضِبَ</text:span><text:span text:style-name="T45"> <text:s text:c="2"/></text:span><text:span text:style-name="T41"><text:tab/></text:span><text:span text:style-name="T16">(а) рассердиться</text:span></text:p>
      <text:p text:style-name="P244"><text:span text:style-name="T41">غَضَبٌ</text:span><text:span text:style-name="T45"> <text:s text:c="2"/></text:span><text:span text:style-name="T41"><text:tab/></text:span><text:span text:style-name="T16">гнев</text:span></text:p>
      <text:p text:style-name="P327"><text:span text:style-name="T41">غَضُوبٌ</text:span><text:span text:style-name="T45"> <text:s text:c="2"/></text:span><text:span text:style-name="T41"><text:tab/></text:span><text:span text:style-name="T16">сердитый, вспыльчивый</text:span></text:p>
      <text:p text:style-name="P244"><text:soft-page-break/><text:span text:style-name="T41">غَفَرَ</text:span><text:span text:style-name="T45"> <text:s/></text:span><text:span text:style-name="T41"><text:tab/></text:span><text:span text:style-name="T16">(и) прощать, извинять (кого </text:span><text:span text:style-name="T41">لِ</text:span><text:span text:style-name="T16">)</text:span></text:p>
      <text:p text:style-name="P244"><text:span text:style-name="T41">غَلَبَ</text:span><text:span text:style-name="T45"> <text:s text:c="2"/></text:span><text:span text:style-name="T41"><text:tab/></text:span><text:span text:style-name="T16">(и) побеждать</text:span></text:p>
      <text:p text:style-name="P244"><text:span text:style-name="T41">غَنَمٌ</text:span><text:span text:style-name="T45"> <text:s text:c="2"/></text:span><text:span text:style-name="T41"><text:tab/></text:span><text:span text:style-name="T23">соб</text:span><text:span text:style-name="T16">. овцы</text:span></text:p>
      <text:p text:style-name="P244"><text:span text:style-name="T41">غَوَى</text:span><text:span text:style-name="T45"> <text:s text:c="2"/></text:span><text:span text:style-name="T41"><text:tab/></text:span><text:span text:style-name="T16">сбиваться с пути, заблуждаться</text:span></text:p>
      <text:p text:style-name="P244"><text:span text:style-name="T41">غَيْرٌ</text:span><text:span text:style-name="T45"> <text:s text:c="2"/></text:span><text:span text:style-name="T41"><text:tab/></text:span><text:span text:style-name="T16">1) иное, другое </text:span></text:p>
      <text:p text:style-name="P102"><text:tab/>2) кроме</text:p>
      <text:p text:style-name="P29"><text:span text:style-name="T16">Слова, начинающиеся на букву <text:s/></text:span><text:span text:style-name="T41">ف</text:span></text:p>
      <text:p text:style-name="P244"><text:span text:style-name="T41">فَائِدَةٌ</text:span><text:span text:style-name="T84"> </text:span><text:span text:style-name="T16">(</text:span><text:span text:style-name="T41">فَوَائِدُ</text:span><text:span text:style-name="T16">) <text:s text:c="2"/><text:tab/>польза</text:span></text:p>
      <text:p text:style-name="P244"><text:span text:style-name="T41">فَاجِرٌ</text:span><text:span text:style-name="T84"> </text:span><text:span text:style-name="T16">(</text:span><text:span text:style-name="T41">فَاجِرُونَ</text:span><text:span text:style-name="T16">) или (</text:span><text:span text:style-name="T41">فُجَّارٌ</text:span><text:span text:style-name="T16">) нечестивый, грешный, развратный</text:span></text:p>
      <text:p text:style-name="P334"><text:span text:style-name="T41">فَأْسٌ</text:span><text:span text:style-name="T84"> </text:span><text:span text:style-name="T16">(</text:span><text:span text:style-name="T41">فُؤُوسٌ</text:span><text:span text:style-name="T16">) <text:s text:c="2"/><text:tab/>топор, мотыга</text:span></text:p>
      <text:p text:style-name="P244"><text:span text:style-name="T41">فَاسِقٌ</text:span><text:span text:style-name="T84"> </text:span><text:span text:style-name="T16">(</text:span><text:span text:style-name="T41">فَاسِقُونَ</text:span><text:span text:style-name="T16">) или (</text:span><text:span text:style-name="T41">فُسَّاقٌ</text:span><text:span text:style-name="T16">) <text:s text:c="2"/>нечестивый</text:span></text:p>
      <text:p text:style-name="P244"><text:span text:style-name="T41">فَاطِمَةُ</text:span><text:span text:style-name="T84"> <text:s text:c="2"/></text:span><text:span text:style-name="T82"><text:tab/></text:span><text:span text:style-name="T16">Фатима</text:span></text:p>
      <text:p text:style-name="P244"><text:span text:style-name="T41">فَاكِهَةٌ</text:span><text:span text:style-name="T84"> </text:span><text:span text:style-name="T16">(</text:span><text:span text:style-name="T41">فَوَاكِهُ</text:span><text:span text:style-name="T16">) <text:s text:c="2"/><text:tab/>фрукт</text:span></text:p>
      <text:p text:style-name="P334"><text:span text:style-name="T41">فَتَاةٌ</text:span><text:span text:style-name="T84"> </text:span><text:span text:style-name="T16">(</text:span><text:span text:style-name="T41">فَتَيَاتٌ</text:span><text:span text:style-name="T16">) <text:s text:c="2"/><text:tab/><text:tab/>девушка</text:span></text:p>
      <text:p text:style-name="P334"><text:span text:style-name="T41">فَتًى</text:span><text:span text:style-name="T84"> </text:span><text:span text:style-name="T16">(</text:span><text:span text:style-name="T41">فِتْيَةٌ</text:span><text:span text:style-name="T16">) <text:s text:c="2"/><text:tab/><text:tab/>юноша</text:span></text:p>
      <text:p text:style-name="P244"><text:span text:style-name="T41">فَجْرٌ</text:span><text:span text:style-name="T84"> <text:s text:c="2"/></text:span><text:span text:style-name="T82"><text:tab/></text:span><text:span text:style-name="T16">заря, рассвет</text:span></text:p>
      <text:p text:style-name="P244"><text:span text:style-name="T41">فُجُورٌ</text:span><text:span text:style-name="T84"> <text:s text:c="2"/></text:span><text:span text:style-name="T82"><text:tab/></text:span><text:span text:style-name="T16">разврат, распутство</text:span></text:p>
      <text:p text:style-name="P244"><text:span text:style-name="T41">فَرَّ</text:span><text:span text:style-name="T84"> <text:s text:c="2"/></text:span><text:span text:style-name="T82"><text:tab/></text:span><text:span text:style-name="T16">(и) убегать, отступать (</text:span><text:span text:style-name="T23">об армии</text:span><text:span text:style-name="T16">)</text:span></text:p>
      <text:p text:style-name="P244"><text:span text:style-name="T41">فَرَحٌ</text:span><text:span text:style-name="T84"> <text:s text:c="2"/></text:span><text:span text:style-name="T82"><text:tab/></text:span><text:span text:style-name="T16">радость</text:span></text:p>
      <text:p text:style-name="P244"><text:span text:style-name="T41">فَرِحَ</text:span><text:span text:style-name="T84"> <text:s text:c="2"/></text:span><text:span text:style-name="T82"><text:tab/></text:span><text:span text:style-name="T16">(а) радоваться</text:span></text:p>
      <text:p text:style-name="P244"><text:span text:style-name="T41">فَرَسٌ</text:span><text:span text:style-name="T84"> </text:span><text:span text:style-name="T16">(</text:span><text:span text:style-name="T41">أَفْرَاسٌ</text:span><text:span text:style-name="T16">) <text:s text:c="2"/><text:tab/>лошадь, кобыла</text:span></text:p>
      <text:p text:style-name="P334"><text:span text:style-name="T41">فَرِيقٌ</text:span><text:span text:style-name="T84"> </text:span><text:span text:style-name="T16">(</text:span><text:span text:style-name="T41">أَفْرقَةٌ</text:span><text:span text:style-name="T16">) <text:s text:c="2"/><text:tab/><text:tab/>1) группа, партия </text:span></text:p>
      <text:p text:style-name="P334"><text:span text:style-name="T16"><text:tab/><text:tab/>2) </text:span><text:span text:style-name="T23">воен</text:span><text:span text:style-name="T16">. часть </text:span></text:p>
      <text:p text:style-name="P334"><text:span text:style-name="T16"><text:tab/><text:tab/>3) </text:span><text:span text:style-name="T23">спорт</text:span><text:span text:style-name="T16">. команда </text:span></text:p>
      <text:p text:style-name="P334"><text:span text:style-name="T16"><text:tab/><text:tab/>4) </text:span><text:span text:style-name="T23">полит</text:span><text:span text:style-name="T16">. фракция</text:span></text:p>
      <text:p text:style-name="P334"><text:span text:style-name="T41">فَزِعَ</text:span><text:span text:style-name="T84"> <text:s text:c="2"/></text:span><text:span text:style-name="T82"><text:tab/><text:tab/></text:span><text:span text:style-name="T16">(а) 1) бояться, страшиться </text:span></text:p>
      <text:p text:style-name="P334"><text:span text:style-name="T16"><text:tab/><text:tab/>2) прибегнуть (</text:span><text:span text:style-name="T23">к</text:span><text:span text:style-name="T16"> </text:span><text:span text:style-name="T23">чему</text:span><text:span text:style-name="T16"> </text:span><text:span text:style-name="T41">إِلَى</text:span><text:span text:style-name="T16">)</text:span></text:p>
      <text:p text:style-name="P334"><text:soft-page-break/><text:span text:style-name="T41">فُسْتَانٌ</text:span><text:span text:style-name="T84"> </text:span><text:span text:style-name="T16">(</text:span><text:span text:style-name="T41">فَسَاتِينُ</text:span><text:span text:style-name="T16">) <text:tab/>дамское платье, юбка</text:span></text:p>
      <text:p text:style-name="P244"><text:span text:style-name="T41">فَصْلٌ</text:span><text:span text:style-name="T84"> </text:span><text:span text:style-name="T16">(</text:span><text:span text:style-name="T41">فُصُولٌ</text:span><text:span text:style-name="T16">) <text:s text:c="2"/><text:tab/>класс</text:span></text:p>
      <text:p text:style-name="P244"><text:span text:style-name="T41">فَصِيحٌ</text:span><text:span text:style-name="T84"> </text:span><text:span text:style-name="T16">(</text:span><text:span text:style-name="T41">فُصَحَاءُ</text:span><text:span text:style-name="T16">) <text:tab/>1) красноречивый </text:span></text:p>
      <text:p text:style-name="P1244"><text:tab/>2) литературный</text:p>
      <text:p text:style-name="P244"><text:span text:style-name="T41">بِفَضْلِ</text:span><text:span text:style-name="T84"> </text:span><text:span text:style-name="T16">... <text:s text:c="2"/><text:tab/>благодаря ...</text:span></text:p>
      <text:p text:style-name="P244"><text:span text:style-name="T41">فَطِنٌ</text:span><text:span text:style-name="T84"> <text:s text:c="2"/></text:span><text:span text:style-name="T82"><text:tab/></text:span><text:span text:style-name="T16">понимающий, знающий, понятливый</text:span></text:p>
      <text:p text:style-name="P244"><text:span text:style-name="T41">فَقَدَ</text:span><text:span text:style-name="T84"> <text:s text:c="2"/></text:span><text:span text:style-name="T82"><text:tab/></text:span><text:span text:style-name="T16">(и) терять</text:span></text:p>
      <text:p text:style-name="P244"><text:span text:style-name="T41">فَقِيهٌ</text:span><text:span text:style-name="T84"> </text:span><text:span text:style-name="T16">(</text:span><text:span text:style-name="T41">فُقَهَاءُ</text:span><text:span text:style-name="T16">) <text:s text:c="2"/><text:tab/>факих, знаток исламского права</text:span></text:p>
      <text:p text:style-name="P333"><text:span text:style-name="T41">فَكَّرَ</text:span><text:span text:style-name="T84"> <text:s text:c="2"/></text:span><text:span text:style-name="T82"><text:tab/><text:tab/></text:span><text:span text:style-name="T16">думать</text:span></text:p>
      <text:p text:style-name="P244"><text:span text:style-name="T41">فَلاَّحٌ</text:span><text:span text:style-name="T84"> </text:span><text:span text:style-name="T16">(</text:span><text:span text:style-name="T41">فَلاَّحُونَ</text:span><text:span text:style-name="T16">) <text:tab/>крестьянин</text:span></text:p>
      <text:p text:style-name="P244"><text:span text:style-name="T41">فُلاَذٌ</text:span><text:span text:style-name="T84"> <text:s text:c="2"/></text:span><text:span text:style-name="T82"><text:tab/></text:span><text:span text:style-name="T16">сталь</text:span></text:p>
      <text:p text:style-name="P244"><text:span text:style-name="T41">فُنْدُقٌ</text:span><text:span text:style-name="T84"> </text:span><text:span text:style-name="T16">(</text:span><text:span text:style-name="T41">فَنَادِقُ</text:span><text:span text:style-name="T16">) <text:s/><text:tab/> гостиница, отель</text:span></text:p>
      <text:p text:style-name="P244"><text:span text:style-name="T41">فَوْقَ</text:span><text:span text:style-name="T84"> <text:s text:c="2"/></text:span><text:span text:style-name="T82"><text:tab/></text:span><text:span text:style-name="T16">на, над</text:span></text:p>
      <text:p text:style-name="P244"><text:span text:style-name="T41">فِيلٌ</text:span><text:span text:style-name="T84"> </text:span><text:span text:style-name="T16">(</text:span><text:span text:style-name="T41">أَفْيَالٌ</text:span><text:span text:style-name="T16">) <text:s text:c="2"/><text:tab/>слон</text:span></text:p>
      <text:p text:style-name="P29"><text:span text:style-name="T16">Слова, начинающиеся на букву <text:s/></text:span><text:span text:style-name="T41">ق</text:span></text:p>
      <text:p text:style-name="P244"><text:span text:style-name="T41">قَائِدٌ</text:span><text:span text:style-name="T84"> </text:span><text:span text:style-name="T16">(</text:span><text:span text:style-name="T41">قُدَاةٌ</text:span><text:span text:style-name="T16">) <text:s text:c="2"/><text:tab/>командир</text:span></text:p>
      <text:p text:style-name="P244"><text:span text:style-name="T41">قَابَلَ</text:span><text:span text:style-name="T84"> <text:s text:c="2"/></text:span><text:span text:style-name="T82"><text:tab/></text:span><text:span text:style-name="T16">1) встречать </text:span></text:p>
      <text:p text:style-name="P102"><text:tab/>2) сопоставлять</text:p>
      <text:p text:style-name="P244"><text:span text:style-name="T41">قَابِيلُ</text:span><text:span text:style-name="T84"> <text:s text:c="2"/></text:span><text:span text:style-name="T82"><text:tab/></text:span><text:span text:style-name="T23">библ</text:span><text:span text:style-name="T16">. Каин</text:span></text:p>
      <text:p text:style-name="P334"><text:span text:style-name="T41">قَاتِلٌ</text:span><text:span text:style-name="T84"> </text:span><text:span text:style-name="T16">(</text:span><text:span text:style-name="T41">قَتَلَةٌ</text:span><text:span text:style-name="T16">) <text:s text:c="2"/><text:tab/><text:tab/>убийца</text:span></text:p>
      <text:p text:style-name="P334"><text:span text:style-name="T41">قَارِئٌ</text:span><text:span text:style-name="T84"> </text:span><text:span text:style-name="T16">(</text:span><text:span text:style-name="T41">قُرَّاءٌ</text:span><text:span text:style-name="T16">) <text:s text:c="2"/><text:tab/><text:tab/>чтец</text:span></text:p>
      <text:p text:style-name="P317"><text:span text:style-name="T41">قَاضٍ</text:span><text:span text:style-name="T84"> <text:s/></text:span><text:span text:style-name="T16">(</text:span><text:span text:style-name="T41">قُضَاةٌ</text:span><text:span text:style-name="T16">) <text:s text:c="2"/><text:tab/>судья</text:span></text:p>
      <text:p text:style-name="P317"><text:span text:style-name="T41">قَاعِدٌ</text:span><text:span text:style-name="T84"> </text:span><text:span text:style-name="T16">(</text:span><text:span text:style-name="T41">قَاعِدُونَ</text:span><text:span text:style-name="T16">) или (</text:span><text:span text:style-name="T41">قُعُودٌ</text:span><text:span text:style-name="T16">) <text:s text:c="2"/>сидящий</text:span></text:p>
      <text:p text:style-name="P334"><text:span text:style-name="T41">قَالَ</text:span><text:span text:style-name="T84"> <text:s text:c="2"/></text:span><text:span text:style-name="T82"><text:tab/><text:tab/></text:span><text:span text:style-name="T16">(у) сказать</text:span></text:p>
      <text:p text:style-name="P244"><text:span text:style-name="T41">قَاوَمَ</text:span><text:span text:style-name="T84"> <text:s text:c="2"/></text:span><text:span text:style-name="T82"><text:tab/></text:span><text:span text:style-name="T16">противодействовать, бороться</text:span></text:p>
      <text:p text:style-name="P244"><text:span text:style-name="T41">قَبُحَ</text:span><text:span text:style-name="T84"> <text:s text:c="2"/></text:span><text:span text:style-name="T82"><text:tab/></text:span><text:span text:style-name="T16">(у) быть некрасивым, безобразным</text:span></text:p>
      <text:p text:style-name="P244"><text:span text:style-name="T41">قَبَّلَ</text:span><text:span text:style-name="T84"> <text:s text:c="2"/></text:span><text:span text:style-name="T82"><text:tab/></text:span><text:span text:style-name="T16">целовать</text:span></text:p>
      <text:p text:style-name="P244"><text:soft-page-break/><text:span text:style-name="T41">الْقِبْلَةُ</text:span><text:span text:style-name="T84"> <text:s text:c="2"/></text:span><text:span text:style-name="T82"><text:tab/></text:span><text:span text:style-name="T16">кибла (</text:span><text:span text:style-name="T23">сторона, к которой мусульманин обращается лицом во время молитвы</text:span><text:span text:style-name="T16">)</text:span></text:p>
      <text:p text:style-name="P244"><text:span text:style-name="T41">قَبِيلٌ</text:span><text:span text:style-name="T84"> <text:s text:c="2"/></text:span><text:span text:style-name="T82"><text:tab/></text:span><text:span text:style-name="T16">род, сорт</text:span></text:p>
      <text:p text:style-name="P334"><text:span text:style-name="T30"><text:s text:c="3"/></text:span><text:span text:style-name="T41">قَتَلَ</text:span><text:span text:style-name="T16">(у) <text:tab/><text:tab/>убивать</text:span></text:p>
      <text:p text:style-name="P334"><text:span text:style-name="T41">قَدْ</text:span><text:span text:style-name="T84"> <text:s text:c="2"/></text:span><text:span text:style-name="T82"><text:tab/><text:tab/></text:span><text:span text:style-name="T16">1) </text:span><text:span text:style-name="T23">перед глаголом прошедшего времени выражает усиление и не переводится</text:span><text:span text:style-name="T16">.</text:span></text:p>
      <text:p text:style-name="P334"><text:span text:style-name="T16"><text:tab/><text:tab/>2) </text:span><text:span text:style-name="T23">перед глаголом настояще-будущего времени выражает сомнение (в значении: «возможно») и реже – усиление.</text:span></text:p>
      <text:p text:style-name="P334"><text:span text:style-name="T41">قَدَحَ</text:span><text:span text:style-name="T84"> <text:s text:c="2"/></text:span><text:span text:style-name="T82"><text:tab/><text:tab/></text:span><text:span text:style-name="T16">(а) 1) порочить, поносить </text:span></text:p>
      <text:p text:style-name="P103"><text:tab/><text:tab/>2) умалять достоинство</text:p>
      <text:p text:style-name="P335"><text:span text:style-name="T41">قَدَمٌ</text:span><text:span text:style-name="T84"> </text:span><text:span text:style-name="T16">(</text:span><text:span text:style-name="T41">أََقْدَامٌ</text:span><text:span text:style-name="T16">) <text:s text:c="3"/><text:tab/>ступня</text:span></text:p>
      <text:p text:style-name="P244"><text:span text:style-name="T41">قَدَّمَ</text:span><text:span text:style-name="T84"> <text:s text:c="3"/></text:span><text:span text:style-name="T82"><text:tab/></text:span><text:span text:style-name="T16">предоставлять</text:span></text:p>
      <text:p text:style-name="P334"><text:span text:style-name="T41">قَدِيرٌ</text:span><text:span text:style-name="T84"> <text:s text:c="2"/></text:span><text:span text:style-name="T82"><text:tab/><text:tab/></text:span><text:span text:style-name="T16">сильный, могущественный</text:span></text:p>
      <text:p text:style-name="P244"><text:span text:style-name="T41">قَدِيمٌ</text:span><text:span text:style-name="T84"> </text:span><text:span text:style-name="T16">(</text:span><text:span text:style-name="T41">قُدَمَاءُ</text:span><text:span text:style-name="T16">) <text:s text:c="2"/><text:tab/>старый</text:span></text:p>
      <text:p text:style-name="P317"><text:span text:style-name="T41">قَرَأَ</text:span><text:span text:style-name="T84"> <text:s text:c="2"/></text:span><text:span text:style-name="T82"><text:tab/></text:span><text:span text:style-name="T16">(а) читать</text:span></text:p>
      <text:p text:style-name="P244"><text:span text:style-name="T41">قِرَاءَةٌ</text:span><text:span text:style-name="T84"> <text:s text:c="2"/></text:span><text:span text:style-name="T82"><text:tab/></text:span><text:span text:style-name="T16">чтение</text:span></text:p>
      <text:p text:style-name="P244"><text:span text:style-name="T41">قُرْبَانٌ</text:span><text:span text:style-name="T84"> <text:s text:c="2"/></text:span><text:span text:style-name="T16">(</text:span><text:span text:style-name="T41">قَرَابِينُ</text:span><text:span text:style-name="T16">)<text:tab/>жертва (приносимая для поклонения)</text:span></text:p>
      <text:p text:style-name="P244"><text:span text:style-name="T41">قَرَّرَ</text:span><text:span text:style-name="T84"> <text:s text:c="2"/></text:span><text:span text:style-name="T82"><text:tab/></text:span><text:span text:style-name="T16">решать, постановлять</text:span></text:p>
      <text:p text:style-name="P244"><text:span text:style-name="T41">(قُرُوشٌ)</text:span><text:span text:style-name="T82"> </text:span><text:span text:style-name="T41">قِرْشٌ</text:span><text:span text:style-name="T84"> <text:s text:c="2"/></text:span><text:span text:style-name="T82"><text:tab/></text:span><text:span text:style-name="T16">1) акула </text:span></text:p>
      <text:p text:style-name="P102"><text:tab/>2) пиастр</text:p>
      <text:p text:style-name="P244"><text:span text:style-name="T41">قَرْنٌ</text:span><text:span text:style-name="T84"> </text:span><text:span text:style-name="T41">(قُرُونٌ)</text:span><text:span text:style-name="T82"> <text:s text:c="2"/><text:tab/></text:span><text:span text:style-name="T16">1) век, столетие </text:span></text:p>
      <text:p text:style-name="P102"><text:tab/>2) поколение</text:p>
      <text:p text:style-name="P244"><text:span text:style-name="T41">قَرِيبٌ</text:span><text:span text:style-name="T121">1</text:span><text:span text:style-name="T82"> <text:s text:c="2"/><text:tab/></text:span><text:span text:style-name="T16">близкий</text:span></text:p>
      <text:p text:style-name="P244"><text:span text:style-name="T41">قَرِيبٌ</text:span><text:span text:style-name="T121">2</text:span><text:span text:style-name="T82"> </text:span><text:span text:style-name="T16">(</text:span><text:span text:style-name="T41">أَقْرِبَاءُ</text:span><text:span text:style-name="T16">) <text:s text:c="2"/><text:tab/>родственник</text:span></text:p>
      <text:p text:style-name="P244"><text:span text:style-name="T41">قَرْيَةٌ</text:span><text:span text:style-name="T84"> </text:span><text:span text:style-name="T16">(</text:span><text:span text:style-name="T41">قُرًى</text:span><text:span text:style-name="T16">) <text:s/><text:tab/>деревня, селение</text:span></text:p>
      <text:p text:style-name="P316"><text:span text:style-name="T41">قُرَيْشٌ</text:span><text:span text:style-name="T84"> <text:s text:c="2"/></text:span><text:span text:style-name="T82"><text:tab/><text:tab/></text:span><text:span text:style-name="T16">курайшиты (</text:span><text:span text:style-name="T23">соплеменники Пророка (мир ему)</text:span><text:span text:style-name="T16">)</text:span></text:p>
      <text:p text:style-name="P244"><text:soft-page-break/><text:span text:style-name="T41">فَرُيْشِيٌّ</text:span><text:span text:style-name="T84"> <text:s text:c="2"/></text:span><text:span text:style-name="T82"><text:tab/></text:span><text:span text:style-name="T16">курайшитский, курайшит</text:span></text:p>
      <text:p text:style-name="P316"><text:span text:style-name="T41">قِسْطَاسٌ</text:span><text:span text:style-name="T84"> </text:span><text:span text:style-name="T16">(</text:span><text:span text:style-name="T41">قَسَاطِيسُ</text:span><text:span text:style-name="T16">) <text:s text:c="2"/>точнейшие весы</text:span></text:p>
      <text:p text:style-name="P244"><text:span text:style-name="T41">قِسْمٌ</text:span><text:span text:style-name="T84"> </text:span><text:span text:style-name="T16">(</text:span><text:span text:style-name="T41">أَقْسَامٌ</text:span><text:span text:style-name="T16">) <text:s text:c="2"/><text:tab/>часть</text:span></text:p>
      <text:p text:style-name="P334"><text:span text:style-name="T41">قَصْرٌ</text:span><text:span text:style-name="T84"> </text:span><text:span text:style-name="T16">(</text:span><text:span text:style-name="T41">قُصُورٌ</text:span><text:span text:style-name="T16">) <text:s text:c="2"/><text:tab/>дворец</text:span></text:p>
      <text:p text:style-name="P334"><text:span text:style-name="T41">قَضَى</text:span><text:span text:style-name="T84"> <text:s text:c="2"/></text:span><text:span text:style-name="T82"><text:tab/><text:tab/></text:span><text:span text:style-name="T16">(и) судить</text:span></text:p>
      <text:p text:style-name="P244"><text:span text:style-name="T41">قِطٌّ</text:span><text:span text:style-name="T84"> </text:span><text:span text:style-name="T16">(</text:span><text:span text:style-name="T41">قِطَطٌ</text:span><text:span text:style-name="T16">) <text:s text:c="2"/><text:tab/>кот, кошка</text:span></text:p>
      <text:p text:style-name="P334"><text:span text:style-name="T41">قِطَارٌ</text:span><text:span text:style-name="T84"> </text:span><text:span text:style-name="T16">(</text:span><text:span text:style-name="T41">قُطُرٌ</text:span><text:span text:style-name="T16">) <text:s text:c="2"/><text:tab/><text:tab/>поезд</text:span></text:p>
      <text:p text:style-name="P244"><text:span text:style-name="T41">قَطْرَنَ</text:span><text:span text:style-name="T84"> <text:s text:c="2"/></text:span><text:span text:style-name="T82"><text:tab/></text:span><text:span text:style-name="T16">мазать смолой</text:span></text:p>
      <text:p text:style-name="P244"><text:span text:style-name="T41">قَطَعَ</text:span><text:span text:style-name="T84"> <text:s text:c="2"/></text:span><text:span text:style-name="T82"><text:tab/></text:span><text:span text:style-name="T16">(а) резать</text:span></text:p>
      <text:p text:style-name="P244"><text:span text:style-name="T41">قُطْنٌ</text:span><text:span text:style-name="T84"> </text:span><text:span text:style-name="T16">(</text:span><text:span text:style-name="T41">أَقْطَانٌ</text:span><text:span text:style-name="T16">) <text:s text:c="2"/><text:tab/>хлопок</text:span></text:p>
      <text:p text:style-name="P244"><text:span text:style-name="T41">قَفَلَ</text:span><text:span text:style-name="T84"> <text:s text:c="2"/></text:span><text:span text:style-name="T82"><text:tab/></text:span><text:span text:style-name="T16">(и) запирать, закрывать</text:span></text:p>
      <text:p text:style-name="P315"><text:span text:style-name="T41">قَلْبٌ</text:span><text:span text:style-name="T84"> </text:span><text:span text:style-name="T16">(</text:span><text:span text:style-name="T41">قُلُوبٌ</text:span><text:span text:style-name="T16">) <text:s text:c="2"/><text:tab/>сердце</text:span></text:p>
      <text:p text:style-name="P244"><text:span text:style-name="T41">قَلَمٌ</text:span><text:span text:style-name="T84"> </text:span><text:span text:style-name="T16">(</text:span><text:span text:style-name="T41">أَقْلاَمٌ</text:span><text:span text:style-name="T16">) <text:s text:c="2"/><text:tab/>карандаш, ручка</text:span></text:p>
      <text:p text:style-name="P244"><text:span text:style-name="T41">قَمَرٌ</text:span><text:span text:style-name="T84"> </text:span><text:span text:style-name="T16">(</text:span><text:span text:style-name="T41">أَقْمَارٌ</text:span><text:span text:style-name="T16">) <text:s text:c="2"/><text:tab/>луна</text:span></text:p>
      <text:p text:style-name="P244"><text:span text:style-name="T41">قَمِيصٌ</text:span><text:span text:style-name="T84"> </text:span><text:span text:style-name="T41">قُمْصَانٌ)</text:span><text:span text:style-name="T16">)</text:span><text:span text:style-name="T82"><text:tab/></text:span><text:span text:style-name="T16">рубашка</text:span></text:p>
      <text:p text:style-name="P244"><text:span text:style-name="T41">قَهْقَهَ</text:span><text:span text:style-name="T84"> <text:s text:c="2"/></text:span><text:span text:style-name="T82"><text:tab/></text:span><text:span text:style-name="T16">громко смеяться, хохотать</text:span></text:p>
      <text:p text:style-name="P244"><text:span text:style-name="T41">قَوْلٌ</text:span><text:span text:style-name="T84"> </text:span><text:span text:style-name="T41">أَقْوَالٌ)</text:span><text:span text:style-name="T16">)</text:span><text:span text:style-name="T82"> <text:tab/></text:span><text:span text:style-name="T16">речь</text:span></text:p>
      <text:p text:style-name="P244"><text:span text:style-name="T41">قَوِيٌّ</text:span><text:span text:style-name="T84"> </text:span><text:span text:style-name="T41">أَقْوِيَاءُ</text:span><text:span text:style-name="T16">)) <text:s text:c="2"/><text:tab/>сильный</text:span></text:p>
      <text:p text:style-name="P244"><text:span text:style-name="T41">قِيَامٌ</text:span><text:span text:style-name="T84"> <text:s text:c="2"/></text:span><text:span text:style-name="T82"><text:tab/></text:span><text:span text:style-name="T23">рел</text:span><text:span text:style-name="T16">. выстаивание молитвы</text:span></text:p>
      <text:p text:style-name="P29"><text:span text:style-name="T16">Слова, начинающиеся на букву </text:span><text:span text:style-name="T41">ك</text:span></text:p>
      <text:p text:style-name="P244"><text:span text:style-name="T41">كَاتَبَ</text:span><text:span text:style-name="T84"> <text:s text:c="2"/></text:span><text:span text:style-name="T82"><text:tab/></text:span><text:span text:style-name="T16">(у) писать письмо (</text:span><text:span text:style-name="T23">кому-либо</text:span><text:span text:style-name="T16">)</text:span></text:p>
      <text:p text:style-name="P244"><text:span text:style-name="T41">كَاذِبٌ</text:span><text:span text:style-name="T84"> </text:span><text:span text:style-name="T16">(</text:span><text:span text:style-name="T41">كَاذِبُونَ</text:span><text:span text:style-name="T16">)<text:tab/>лжец</text:span></text:p>
      <text:p text:style-name="P315"><text:span text:style-name="T41">كَأْسٌ</text:span><text:span text:style-name="T84"> </text:span><text:span text:style-name="T16">(</text:span><text:span text:style-name="T41">كُؤُوسٌ</text:span><text:span text:style-name="T16">) <text:s/><text:tab/>чаша, бокал, кубок</text:span></text:p>
      <text:p text:style-name="P334"><text:span text:style-name="T41">كِبْرِيَاءُ</text:span><text:span text:style-name="T84"> <text:s text:c="2"/></text:span><text:span text:style-name="T82"><text:tab/><text:tab/><text:tab/></text:span><text:span text:style-name="T16">гордость</text:span></text:p>
      <text:p text:style-name="P334"><text:span text:style-name="T41">كَبْكَبَ</text:span><text:span text:style-name="T84"> <text:s text:c="2"/></text:span><text:span text:style-name="T82"><text:tab/><text:tab/><text:tab/></text:span><text:span text:style-name="T16">опрокидывать навзничь (</text:span><text:span text:style-name="T23">кого-либо</text:span><text:span text:style-name="T16">)</text:span></text:p>
      <text:p text:style-name="P244"><text:span text:style-name="T41">كَبِيرٌ</text:span><text:span text:style-name="T84"> </text:span><text:span text:style-name="T16">(</text:span><text:span text:style-name="T41">كِبَارٌ</text:span><text:span text:style-name="T16">) <text:s text:c="2"/><text:tab/>большой</text:span></text:p>
      <text:p text:style-name="P244"><text:soft-page-break/><text:span text:style-name="T41">كَبِيرَةٌ</text:span><text:span text:style-name="T84"> </text:span><text:span text:style-name="T16">(</text:span><text:span text:style-name="T41">كَبَائِرُ</text:span><text:span text:style-name="T16">) <text:s text:c="2"/><text:tab/>смертный грех</text:span></text:p>
      <text:p text:style-name="P316"><text:span text:style-name="T41">كِتَابٌ</text:span><text:span text:style-name="T84"> </text:span><text:span text:style-name="T16">(</text:span><text:span text:style-name="T41">كُتُبٌ</text:span><text:span text:style-name="T16">) <text:s/><text:tab/>книга</text:span></text:p>
      <text:p text:style-name="P336"><text:span text:style-name="T41">كِتَابَةٌ</text:span><text:span text:style-name="T84"> </text:span><text:span text:style-name="T16">(</text:span><text:span text:style-name="T41">كِتَابَاتٌ</text:span><text:span text:style-name="T16">) <text:s text:c="2"/><text:tab/>письмо, написание</text:span></text:p>
      <text:p text:style-name="P336"><text:span text:style-name="T41">كَتَبَ</text:span><text:span text:style-name="T84"> <text:s text:c="2"/></text:span><text:span text:style-name="T82"><text:tab/><text:tab/></text:span><text:span text:style-name="T16">(у) писать</text:span></text:p>
      <text:p text:style-name="P336"><text:span text:style-name="T41">كَثُرَ</text:span><text:span text:style-name="T84"> <text:s text:c="2"/></text:span><text:span text:style-name="T82"><text:tab/><text:tab/></text:span><text:span text:style-name="T16">(у) быть обильным, многочисленным</text:span></text:p>
      <text:p text:style-name="P336"><text:span text:style-name="T41">كَثِيرٌ</text:span><text:span text:style-name="T84"> <text:s text:c="2"/></text:span><text:span text:style-name="T82"><text:tab/><text:tab/></text:span><text:span text:style-name="T16">многочисленный</text:span></text:p>
      <text:p text:style-name="P336"><text:span text:style-name="T41">كَثِيرًا</text:span><text:span text:style-name="T84"> <text:s text:c="2"/></text:span><text:span text:style-name="T82"><text:tab/><text:tab/></text:span><text:span text:style-name="T16">много</text:span></text:p>
      <text:p text:style-name="P336"><text:span text:style-name="T41">كَذَّابٌ</text:span><text:span text:style-name="T84"> </text:span><text:span text:style-name="T16">(</text:span><text:span text:style-name="T41">كَذَّابُونَ</text:span><text:span text:style-name="T16">)<text:tab/>большой лжец</text:span></text:p>
      <text:p text:style-name="P244"><text:span text:style-name="T41">كَذَبَ</text:span><text:span text:style-name="T84"> <text:s text:c="2"/></text:span><text:span text:style-name="T82"><text:tab/></text:span><text:span text:style-name="T16">(и) врать</text:span></text:p>
      <text:p text:style-name="P316"><text:span text:style-name="T41">كُرَةٌ</text:span><text:span text:style-name="T84"> </text:span><text:span text:style-name="T16">(</text:span><text:span text:style-name="T41">كُرَاتٌ</text:span><text:span text:style-name="T16">) <text:s text:c="2"/><text:tab/>мяч</text:span></text:p>
      <text:p text:style-name="P244"><text:span text:style-name="T41">كُرْسِيٌّ</text:span><text:span text:style-name="T84"> </text:span><text:span text:style-name="T16">(</text:span><text:span text:style-name="T41">كَرَاسِيُّ</text:span><text:span text:style-name="T16">)<text:tab/>сиденье, стул</text:span></text:p>
      <text:p text:style-name="P316"><text:span text:style-name="T41">كِرْشٌ</text:span><text:span text:style-name="T84"> </text:span><text:span text:style-name="T16">(</text:span><text:span text:style-name="T41">أَكْرَاشٌ</text:span><text:span text:style-name="T16">) <text:s text:c="2"/><text:tab/>желудок; живот</text:span></text:p>
      <text:p text:style-name="P316"><text:span text:style-name="T41">كَرِهَ</text:span><text:span text:style-name="T84"> <text:s text:c="2"/></text:span><text:span text:style-name="T82"><text:tab/><text:tab/></text:span><text:span text:style-name="T16">(а) ненавидеть, чувствовать отвращение</text:span></text:p>
      <text:p text:style-name="P292"><text:span text:style-name="T30"><text:s/></text:span><text:span text:style-name="T41">كَرِيمٌ</text:span><text:span text:style-name="T16">(</text:span><text:span text:style-name="T41">كِرَامٌ</text:span><text:span text:style-name="T16">) <text:s text:c="2"/><text:tab/>щедрый, благородный</text:span></text:p>
      <text:p text:style-name="P244"><text:span text:style-name="T41">كَسَرَ</text:span><text:span text:style-name="T84"> <text:s text:c="2"/></text:span><text:span text:style-name="T82"><text:tab/></text:span><text:span text:style-name="T16">(и) ломать</text:span></text:p>
      <text:p text:style-name="P244"><text:span text:style-name="T41">كَسْلانُ</text:span><text:span text:style-name="T84"> </text:span><text:span text:style-name="T16">(</text:span><text:span text:style-name="T41">كَسْلَى</text:span><text:span text:style-name="T16">)<text:tab/>ленивый</text:span></text:p>
      <text:p text:style-name="P244"><text:span text:style-name="T41">كَشْكَشَ</text:span><text:span text:style-name="T84"> <text:s text:c="2"/></text:span><text:span text:style-name="T82"><text:tab/></text:span><text:span text:style-name="T16">делать складки (</text:span><text:span text:style-name="T23">при шитье</text:span><text:span text:style-name="T16">)</text:span></text:p>
      <text:p text:style-name="P244"><text:span text:style-name="T41">كِفَاحٌ</text:span><text:span text:style-name="T84"> <text:s text:c="2"/></text:span><text:span text:style-name="T82"><text:tab/></text:span><text:span text:style-name="T16">борьба</text:span></text:p>
      <text:p text:style-name="P244"><text:span text:style-name="T41">كَفَرَ</text:span><text:span text:style-name="T84"> <text:s text:c="2"/></text:span><text:span text:style-name="T82"><text:tab/></text:span><text:span text:style-name="T16">(у) впасть в неверие</text:span></text:p>
      <text:p text:style-name="P244"><text:span text:style-name="T41">كُلٌّ</text:span><text:span text:style-name="T84"> <text:s text:c="2"/></text:span><text:span text:style-name="T82"><text:tab/></text:span><text:span text:style-name="T16">каждый</text:span></text:p>
      <text:p text:style-name="P292"><text:span text:style-name="T41">كَلْبٌ</text:span><text:span text:style-name="T84"> </text:span><text:span text:style-name="T16">(</text:span><text:span text:style-name="T41">كِلاَبٌ</text:span><text:span text:style-name="T16">) <text:s text:c="2"/><text:tab/>собака</text:span></text:p>
      <text:p text:style-name="P292"><text:span text:style-name="T41">كُلِّيَّةٌ</text:span><text:span text:style-name="T84"> </text:span><text:span text:style-name="T16">(</text:span><text:span text:style-name="T41">كُلِّيَّاتٌ</text:span><text:span text:style-name="T16">) <text:s text:c="2"/><text:tab/>факультет</text:span></text:p>
      <text:p text:style-name="P292"><text:span text:style-name="T41">كَنُودٌ</text:span><text:span text:style-name="T84"> <text:s text:c="2"/></text:span><text:span text:style-name="T82"><text:tab/></text:span><text:span text:style-name="T16">неблагодарный, непризнательный</text:span></text:p>
      <text:p text:style-name="P292"><text:span text:style-name="T41">كُوبٌ</text:span><text:span text:style-name="T84"> </text:span><text:span text:style-name="T16">(</text:span><text:span text:style-name="T41">أَكْوَابٌ</text:span><text:span text:style-name="T16">) <text:s/><text:tab/>стакан</text:span></text:p>
      <text:p text:style-name="P337"><text:span text:style-name="T41">كَوْكَبٌ</text:span><text:span text:style-name="T84"> </text:span><text:span text:style-name="T16">(</text:span><text:span text:style-name="T41">كَوَاكِبُ</text:span><text:span text:style-name="T16">)<text:tab/>звезда, планета</text:span></text:p>
      <text:p text:style-name="P244"><text:span text:style-name="T41">كِيلُومِتْرٌ</text:span><text:span text:style-name="T84"> </text:span><text:span text:style-name="T16">(</text:span><text:span text:style-name="T41">كِيلُومِتْراتٌ</text:span><text:span text:style-name="T16">) <text:tab/>километр</text:span></text:p>
      <text:p text:style-name="P29"><text:soft-page-break/><text:span text:style-name="T16">Слова, начинающиеся на букву <text:s/></text:span><text:span text:style-name="T41">ل</text:span></text:p>
      <text:p text:style-name="P244"><text:span text:style-name="T41">لاَ</text:span><text:span text:style-name="T84"> <text:s text:c="2"/></text:span><text:span text:style-name="T82"><text:tab/></text:span><text:span text:style-name="T16">не</text:span></text:p>
      <text:p text:style-name="P244"><text:span text:style-name="T41">لا</text:span><text:span text:style-name="T84"> </text:span><text:span text:style-name="T41">تَقُلْ</text:span><text:span text:style-name="T84"> <text:s text:c="2"/></text:span><text:span text:style-name="T82"><text:tab/></text:span><text:span text:style-name="T16">не говори</text:span></text:p>
      <text:p text:style-name="P244"><text:span text:style-name="T41">لاَعِبٌ</text:span><text:span text:style-name="T84"> </text:span><text:span text:style-name="T16">(</text:span><text:span text:style-name="T41">لاَعِبُونَ</text:span><text:span text:style-name="T16">) <text:s text:c="2"/><text:tab/>игрок</text:span></text:p>
      <text:p text:style-name="P244"><text:span text:style-name="T41">لَبَنٌ</text:span><text:span text:style-name="T84"> </text:span><text:span text:style-name="T16">(</text:span><text:span text:style-name="T41">أَلْبَانٌ</text:span><text:span text:style-name="T16">) <text:s text:c="2"/><text:tab/>молоко, молочные продукты</text:span></text:p>
      <text:p text:style-name="P244"><text:span text:style-name="T41">لِتْرٌ</text:span><text:span text:style-name="T84"> </text:span><text:span text:style-name="T16">(</text:span><text:span text:style-name="T41">لِتْرَاتٌ</text:span><text:span text:style-name="T16">) <text:s text:c="2"/><text:tab/>литр</text:span></text:p>
      <text:p text:style-name="P244"><text:span text:style-name="T41">لَجَّ</text:span><text:span text:style-name="T84"> <text:s text:c="2"/></text:span><text:span text:style-name="T82"><text:tab/></text:span><text:span text:style-name="T16">(и/а) проявлять, настойчивость, упорство</text:span></text:p>
      <text:p text:style-name="P244"><text:span text:style-name="T41">لَجْنَةٌ</text:span><text:span text:style-name="T84"> </text:span><text:span text:style-name="T16">(</text:span><text:span text:style-name="T41">لِجَانٌ</text:span><text:span text:style-name="T16">) <text:s text:c="2"/><text:tab/>комитет</text:span></text:p>
      <text:p text:style-name="P244"><text:span text:style-name="T41">لَحْمٌ</text:span><text:span text:style-name="T84"> </text:span><text:span text:style-name="T16">(</text:span><text:span text:style-name="T41">لُحُومٌ</text:span><text:span text:style-name="T16">) <text:s text:c="2"/><text:tab/>мясо</text:span></text:p>
      <text:p text:style-name="P244"><text:span text:style-name="T41">لِصٌّ</text:span><text:span text:style-name="T84"> </text:span><text:span text:style-name="T16">(</text:span><text:span text:style-name="T41">لُصُوصٌ</text:span><text:span text:style-name="T16">) <text:s/><text:tab/>воры</text:span></text:p>
      <text:p text:style-name="P244"><text:span text:style-name="T41">لِقَاءٌ</text:span><text:span text:style-name="T84"> <text:s text:c="2"/></text:span><text:span text:style-name="T82"><text:tab/></text:span><text:span text:style-name="T16">встреча</text:span></text:p>
      <text:p text:style-name="P244"><text:span text:style-name="T41">لُقْمَةٌ</text:span><text:span text:style-name="T84"> </text:span><text:span text:style-name="T16">(</text:span><text:span text:style-name="T41">لُقَمٌ</text:span><text:span text:style-name="T16">) <text:s text:c="2"/><text:tab/>кусок, ломтик</text:span></text:p>
      <text:p text:style-name="P244"><text:span text:style-name="T41">لَكِنَّهُ</text:span><text:span text:style-name="T84"> <text:s text:c="2"/></text:span><text:span text:style-name="T82"><text:tab/></text:span><text:span text:style-name="T16">однако он, но он</text:span></text:p>
      <text:p text:style-name="P244"><text:span text:style-name="T41">لَمْ</text:span><text:span text:style-name="T84"> </text:span><text:span text:style-name="T41">أَرَ</text:span><text:span text:style-name="T84"> <text:s text:c="2"/></text:span><text:span text:style-name="T82"><text:tab/></text:span><text:span text:style-name="T16">я не видел</text:span></text:p>
      <text:p text:style-name="P244"><text:span text:style-name="T41">لَمَّا</text:span><text:span text:style-name="T84"> <text:s text:c="2"/></text:span><text:span text:style-name="T82"><text:tab/></text:span><text:span text:style-name="T16">когда; в то время, как</text:span></text:p>
      <text:p text:style-name="P244"><text:span text:style-name="T41">لَنْدَنُ</text:span><text:span text:style-name="T84"> <text:s text:c="2"/></text:span><text:span text:style-name="T82"><text:tab/></text:span><text:span text:style-name="T16">Лондон</text:span></text:p>
      <text:p text:style-name="P244"><text:span text:style-name="T41">لاَ</text:span><text:span text:style-name="T84"> </text:span><text:span text:style-name="T41">يَجُوزُ</text:span><text:span text:style-name="T84"> <text:s text:c="2"/></text:span><text:span text:style-name="T82"><text:tab/></text:span><text:span text:style-name="T16">нельзя</text:span></text:p>
      <text:p text:style-name="P29"><text:span text:style-name="T16">Слова, начинающиеся на букву <text:s/></text:span><text:span text:style-name="T41">م</text:span></text:p>
      <text:p text:style-name="P220"><text:span text:style-name="T41">مَا</text:span><text:span text:style-name="T84"> <text:s text:c="2"/></text:span><text:span text:style-name="T82"><text:tab/><text:tab/></text:span><text:span text:style-name="T16">1) что? (</text:span><text:span text:style-name="T23">в вопросе</text:span><text:span text:style-name="T16">) </text:span></text:p>
      <text:p text:style-name="P220"><text:span text:style-name="T16"><text:tab/><text:tab/>2) то, что (</text:span><text:span text:style-name="T23">в сложноподчиненных предложениях</text:span><text:span text:style-name="T16">)</text:span></text:p>
      <text:p text:style-name="P220"><text:span text:style-name="T41">مَاءٌ</text:span><text:span text:style-name="T45"> </text:span><text:span text:style-name="T16">(</text:span><text:span text:style-name="T41">مِيَاهٌ</text:span><text:span text:style-name="T16">) <text:s text:c="2"/><text:tab/>вода</text:span></text:p>
      <text:p text:style-name="P243"><text:span text:style-name="T41">مَوَادُّ) مَادَّةٌ</text:span><text:span text:style-name="T16">) <text:s text:c="2"/><text:tab/>1) наука, предмет (</text:span><text:span text:style-name="T23">изучения</text:span><text:span text:style-name="T16">) </text:span></text:p>
      <text:p text:style-name="P114"><text:tab/>2) вещество</text:p>
      <text:p text:style-name="P243"><text:span text:style-name="T30"><text:s/></text:span><text:span text:style-name="T41">مُؤْتَمَرٌ</text:span><text:span text:style-name="T45"> </text:span><text:span text:style-name="T16">(</text:span><text:span text:style-name="T41">مُؤْتَمَرَاتُ</text:span><text:span text:style-name="T16">) <text:s text:c="2"/>конференция</text:span></text:p>
      <text:p text:style-name="P243"><text:span text:style-name="T41">مُؤَذِّنٌ</text:span><text:span text:style-name="T45"> </text:span><text:span text:style-name="T16">(</text:span><text:span text:style-name="T41">مُؤَذِّنُونَ</text:span><text:span text:style-name="T16">)<text:tab/>муэдзин</text:span></text:p>
      <text:p text:style-name="P243"><text:span text:style-name="T41">مَاشٍ</text:span><text:span text:style-name="T45"> </text:span><text:span text:style-name="T16">(</text:span><text:span text:style-name="T41">مُشَاةٌ</text:span><text:span text:style-name="T16">) <text:s text:c="2"/><text:tab/>пеший</text:span></text:p>
      <text:p text:style-name="P221"><text:soft-page-break/><text:span text:style-name="T41">مَاضٍ</text:span><text:span text:style-name="T45"> <text:s text:c="2"/></text:span><text:span text:style-name="T41"><text:tab/><text:tab/></text:span><text:span text:style-name="T16">прошлый</text:span></text:p>
      <text:p text:style-name="P244"><text:span text:style-name="T41">مَالٌ</text:span><text:span text:style-name="T45"> </text:span><text:span text:style-name="T16">(</text:span><text:span text:style-name="T41">أَمْوَالٌ</text:span><text:span text:style-name="T16">) <text:s text:c="2"/><text:tab/>1) имущество </text:span></text:p>
      <text:p text:style-name="P102"><text:tab/>2) деньги</text:p>
      <text:p text:style-name="P244"><text:span text:style-name="T41">مُبَارَاةٌ</text:span><text:span text:style-name="T45"> </text:span><text:span text:style-name="T16">(</text:span><text:span text:style-name="T41">مُبَارَيَاتٌ</text:span><text:span text:style-name="T16">) <text:tab/>соревнование</text:span></text:p>
      <text:p text:style-name="P244"><text:span text:style-name="T41">مِبْطَانٌ</text:span><text:span text:style-name="T45"> <text:s text:c="2"/></text:span><text:span text:style-name="T41"><text:tab/></text:span><text:span text:style-name="T16">с большим животом; пузатый</text:span></text:p>
      <text:p text:style-name="P244"><text:span text:style-name="T41">مُبِينٌ</text:span><text:span text:style-name="T45"> <text:s text:c="2"/></text:span><text:span text:style-name="T41"><text:tab/></text:span><text:span text:style-name="T16">ясный, очевидный</text:span></text:p>
      <text:p text:style-name="P244"><text:span text:style-name="T41">مَتْحَفٌ</text:span><text:span text:style-name="T45"> </text:span><text:span text:style-name="T16">(</text:span><text:span text:style-name="T41">مَتَاحِفُ</text:span><text:span text:style-name="T16">)<text:tab/>музей</text:span></text:p>
      <text:p text:style-name="P244"><text:span text:style-name="T41">مُتَرَاكِمٌ</text:span><text:span text:style-name="T45"> <text:s text:c="2"/></text:span><text:span text:style-name="T41"><text:tab/></text:span><text:span text:style-name="T16">накапливающийся</text:span></text:p>
      <text:p text:style-name="P244"><text:span text:style-name="T41">مُتَسَامِحٌ</text:span><text:span text:style-name="T45"> <text:s text:c="2"/></text:span><text:span text:style-name="T41"><text:tab/></text:span><text:span text:style-name="T16">снисходительный</text:span></text:p>
      <text:p text:style-name="P244"><text:span text:style-name="T41">مُتَشَدِّدٌ</text:span><text:span text:style-name="T45"> <text:s text:c="2"/></text:span><text:span text:style-name="T41"><text:tab/></text:span><text:span text:style-name="T16">строгий</text:span></text:p>
      <text:p text:style-name="P244"><text:span text:style-name="T41">مُتَفَرِّقٌ</text:span><text:span text:style-name="T45"> <text:s text:c="2"/></text:span><text:span text:style-name="T41"><text:tab/></text:span><text:span text:style-name="T16">разный, различный, разнообразный</text:span></text:p>
      <text:p text:style-name="P244"><text:span text:style-name="T41">مُتَّقٍ</text:span><text:span text:style-name="T45"> </text:span><text:span text:style-name="T16">(</text:span><text:span text:style-name="T41">مُتَّقُونَ</text:span><text:span text:style-name="T16">) <text:s text:c="2"/><text:tab/>благочестивый</text:span></text:p>
      <text:p text:style-name="P244"><text:span text:style-name="T41">مُتَكَبِّرٌ</text:span><text:span text:style-name="T45"> <text:s text:c="2"/></text:span><text:span text:style-name="T41"><text:tab/></text:span><text:span text:style-name="T16">высокомерный</text:span></text:p>
      <text:p text:style-name="P244"><text:span text:style-name="T41">مُتَّهَمٌ</text:span><text:span text:style-name="T45"> </text:span><text:span text:style-name="T16">(</text:span><text:span text:style-name="T41">مُتَّهَمُونَ</text:span><text:span text:style-name="T16">) <text:s text:c="2"/><text:tab/>обвиняемый, подозреваемый, подсудимый</text:span></text:p>
      <text:p text:style-name="P244"><text:span text:style-name="T41">مِثَالٌ</text:span><text:span text:style-name="T45"> </text:span><text:span text:style-name="T16">(</text:span><text:span text:style-name="T41">أَمْثِلَةٌ</text:span><text:span text:style-name="T16">) <text:s text:c="2"/><text:tab/>пример</text:span></text:p>
      <text:p text:style-name="P244"><text:span text:style-name="T41">مَثَلٌ</text:span><text:span text:style-name="T45"> </text:span><text:span text:style-name="T16">(</text:span><text:span text:style-name="T41">أَمْثَالٌ</text:span><text:span text:style-name="T16">) <text:s text:c="2"/><text:tab/>пословица</text:span></text:p>
      <text:p text:style-name="P316"><text:span text:style-name="T41">مُجَاهَدَةٌ</text:span><text:span text:style-name="T45"> <text:s text:c="2"/></text:span><text:span text:style-name="T41"><text:tab/></text:span><text:span text:style-name="T16">старание, борьба</text:span></text:p>
      <text:p text:style-name="P244"><text:span text:style-name="T41">مَجْدٌ</text:span><text:span text:style-name="T45"> </text:span><text:span text:style-name="T16">(</text:span><text:span text:style-name="T41">أَمْجَادٌ</text:span><text:span text:style-name="T16">) <text:s text:c="2"/><text:tab/>слава, величие</text:span></text:p>
      <text:p text:style-name="P244"><text:span text:style-name="T41">مُجْرِمٌ</text:span><text:span text:style-name="T45"> </text:span><text:span text:style-name="T16">(</text:span><text:span text:style-name="T41">مُجْرِمُونَ</text:span><text:span text:style-name="T16">)<text:tab/>преступник</text:span></text:p>
      <text:p text:style-name="P244"><text:span text:style-name="T41">مَجَلَّةٌ</text:span><text:span text:style-name="T45"> </text:span><text:span text:style-name="T16">(</text:span><text:span text:style-name="T41">مَجَلَّاتٌ</text:span><text:span text:style-name="T16">) <text:s text:c="2"/><text:tab/>журнал</text:span></text:p>
      <text:p text:style-name="P244"><text:span text:style-name="T41">مَجْلِسٌ</text:span><text:span text:style-name="T45"> </text:span><text:span text:style-name="T16">(</text:span><text:span text:style-name="T41">مَجَالِسُ</text:span><text:span text:style-name="T16">) <text:tab/>1) заседание, собрание </text:span></text:p>
      <text:p text:style-name="P102"><text:tab/>2) совет, правление</text:p>
      <text:p text:style-name="P244"><text:span text:style-name="T41">مِجْهَرٌ</text:span><text:span text:style-name="T45"> </text:span><text:span text:style-name="T16">(</text:span><text:span text:style-name="T41">مَجَاهِرُ</text:span><text:span text:style-name="T16">) <text:s text:c="2"/><text:tab/><text:tab/>микроскоп</text:span></text:p>
      <text:p text:style-name="P244"><text:span text:style-name="T41">مُحَاسِبٌ</text:span><text:span text:style-name="T45"> </text:span><text:span text:style-name="T16">(</text:span><text:span text:style-name="T41">مُحَاسِبْونَ</text:span><text:span text:style-name="T16">)<text:tab/>бухгалтер</text:span></text:p>
      <text:p text:style-name="P244"><text:span text:style-name="T41">مَحْبُوبٌ</text:span><text:span text:style-name="T45"> <text:s text:c="2"/></text:span><text:span text:style-name="T41"><text:tab/></text:span><text:span text:style-name="T16">любимый, излюбленный</text:span></text:p>
      <text:p text:style-name="P244"><text:span text:style-name="T41">مُحْتَرَمٌ</text:span><text:span text:style-name="T45"> <text:s text:c="2"/></text:span><text:span text:style-name="T41"><text:tab/></text:span><text:span text:style-name="T16">уважаемый</text:span></text:p>
      <text:p text:style-name="P244"><text:soft-page-break/><text:span text:style-name="T41">مَحَطَّةٌ</text:span><text:span text:style-name="T45"> </text:span><text:span text:style-name="T16">(</text:span><text:span text:style-name="T41">مَحَطَّاتٌ</text:span><text:span text:style-name="T16">)<text:tab/>остановка</text:span></text:p>
      <text:p text:style-name="P244"><text:span text:style-name="T41">مِحْفَظَةٌ</text:span><text:span text:style-name="T45"> </text:span><text:span text:style-name="T16">(</text:span><text:span text:style-name="T41">مَحَافِظُ</text:span><text:span text:style-name="T16">)<text:tab/>портфель, сумка</text:span></text:p>
      <text:p text:style-name="P244"><text:span text:style-name="T41">مَحْكَمَةٌ</text:span><text:span text:style-name="T45"> </text:span><text:span text:style-name="T16">(</text:span><text:span text:style-name="T41">مَحَاكِمُ</text:span><text:span text:style-name="T16">)<text:tab/>суд</text:span></text:p>
      <text:p text:style-name="P244"><text:span text:style-name="T41">مَحَلِّيٌّ</text:span><text:span text:style-name="T45"> <text:s text:c="2"/></text:span><text:span text:style-name="T41"><text:tab/></text:span><text:span text:style-name="T16">местный, отечественный</text:span></text:p>
      <text:p text:style-name="P244"><text:span text:style-name="T41">مَحْمُودٌ</text:span><text:span text:style-name="T45"> <text:s text:c="2"/></text:span><text:span text:style-name="T41"><text:tab/></text:span><text:span text:style-name="T16">похвальный</text:span></text:p>
      <text:p text:style-name="P244"><text:span text:style-name="T41">مَخْبَزَةٌ</text:span><text:span text:style-name="T45"> </text:span><text:span text:style-name="T16">(</text:span><text:span text:style-name="T41">مَخَابِزُ</text:span><text:span text:style-name="T16">) <text:s text:c="2"/><text:tab/>пекарня</text:span></text:p>
      <text:p text:style-name="P244"><text:span text:style-name="T41">مَخْزَنٌ</text:span><text:span text:style-name="T45"> </text:span><text:span text:style-name="T16">(</text:span><text:span text:style-name="T41">مَخَازِنُ</text:span><text:span text:style-name="T16">) <text:s text:c="2"/><text:tab/>хранилище, склад, амбар</text:span></text:p>
      <text:p text:style-name="P244"><text:span text:style-name="T41">مُخْلِصٌ</text:span><text:span text:style-name="T45"> <text:s text:c="2"/></text:span><text:span text:style-name="T41"><text:tab/></text:span><text:span text:style-name="T16">искренний</text:span></text:p>
      <text:p text:style-name="P244"><text:span text:style-name="T41">مَخْلُوقٌ</text:span><text:span text:style-name="T45"> <text:s text:c="2"/></text:span><text:span text:style-name="T41"><text:tab/></text:span><text:span text:style-name="T16">создание, тварь</text:span></text:p>
      <text:p text:style-name="P244"><text:span text:style-name="T41">مَدَّ</text:span><text:span text:style-name="T45"> <text:s text:c="2"/></text:span><text:span text:style-name="T41"><text:tab/></text:span><text:span text:style-name="T16">(а/у) тянуть, протягивать</text:span></text:p>
      <text:p text:style-name="P244"><text:span text:style-name="T41">مَدَحَ</text:span><text:span text:style-name="T45"> <text:s text:c="2"/></text:span><text:span text:style-name="T41"><text:tab/></text:span><text:span text:style-name="T16">(а) хвалить</text:span></text:p>
      <text:p text:style-name="P244"><text:span text:style-name="T41">مَدْخَلٌ</text:span><text:span text:style-name="T45"> </text:span><text:span text:style-name="T16">(</text:span><text:span text:style-name="T41">مَدَاخِلُ</text:span><text:span text:style-name="T16">)<text:tab/>вход</text:span></text:p>
      <text:p text:style-name="P244"><text:span text:style-name="T41">مُدَرِّبٌ</text:span><text:span text:style-name="T45"> </text:span><text:span text:style-name="T16">(</text:span><text:span text:style-name="T41">مُدَرِّبُونَ</text:span><text:span text:style-name="T16">)<text:tab/>тренер</text:span></text:p>
      <text:p text:style-name="P334"><text:span text:style-name="T41">مَدْرَسَةٌ</text:span><text:span text:style-name="T45"> </text:span><text:span text:style-name="T16">(</text:span><text:span text:style-name="T41">مَدَارِسُ</text:span><text:span text:style-name="T16">)<text:tab/>школа</text:span></text:p>
      <text:p text:style-name="P244"><text:span text:style-name="T41">مُدَرِّسٌ</text:span><text:span text:style-name="T45"> </text:span><text:span text:style-name="T16">(</text:span><text:span text:style-name="T41">مُدَرِّسُونَ</text:span><text:span text:style-name="T16">)<text:tab/>учитель</text:span></text:p>
      <text:p text:style-name="P338"><text:span text:style-name="T41">مَدْعُوٌّ</text:span><text:span text:style-name="T45"> <text:s text:c="2"/></text:span><text:span text:style-name="T41"><text:tab/></text:span><text:span text:style-name="T16">приглашенный</text:span></text:p>
      <text:p text:style-name="P338"><text:span text:style-name="T41">مَدِينَةٌ</text:span><text:span text:style-name="T45"> </text:span><text:span text:style-name="T16">(</text:span><text:span text:style-name="T41">مُدُنٌ</text:span><text:span text:style-name="T16">) <text:s text:c="2"/><text:tab/>город</text:span></text:p>
      <text:p text:style-name="P338"><text:span text:style-name="T41">مَرْءٌ</text:span><text:span text:style-name="T45"> <text:s text:c="2"/></text:span><text:span text:style-name="T41"><text:tab/></text:span><text:span text:style-name="T16">муж, мужчина</text:span></text:p>
      <text:p text:style-name="P338"><text:span text:style-name="T41">لِأَوَّلِ</text:span><text:span text:style-name="T45"> </text:span><text:span text:style-name="T41">مَرَّةٍ</text:span><text:span text:style-name="T45"> <text:s text:c="2"/></text:span><text:span text:style-name="T41"><text:tab/></text:span><text:span text:style-name="T16">в первый раз</text:span></text:p>
      <text:p text:style-name="P338"><text:span text:style-name="T41">مُرَتَّبٌ</text:span><text:span text:style-name="T45"> </text:span><text:span text:style-name="T16">(</text:span><text:span text:style-name="T41">مُرَتَّبَاتٌ</text:span><text:span text:style-name="T16">) <text:tab/>зарплата</text:span></text:p>
      <text:p text:style-name="P338"><text:span text:style-name="T41">مَرْحَلَةٌ</text:span><text:span text:style-name="T45"> </text:span><text:span text:style-name="T16">(</text:span><text:span text:style-name="T41">مَرَاحِلُ</text:span><text:span text:style-name="T16">) <text:s text:c="2"/><text:tab/>стадия, этап</text:span></text:p>
      <text:p text:style-name="P338"><text:span text:style-name="T41">مُرْشِدٌ</text:span><text:span text:style-name="T45"> </text:span><text:span text:style-name="T16">(</text:span><text:span text:style-name="T41">مُرْشِدُونَ</text:span><text:span text:style-name="T16">)<text:tab/>1) руководитель </text:span></text:p>
      <text:p text:style-name="P116"><text:tab/>2) проводник, гид</text:p>
      <text:p text:style-name="P338"><text:span text:style-name="T41">مَرْكَبٌ</text:span><text:span text:style-name="T45"> </text:span><text:span text:style-name="T16">(</text:span><text:span text:style-name="T41">مَرَاكِبُ</text:span><text:span text:style-name="T16">)<text:tab/>1) средство передвижения </text:span></text:p>
      <text:p text:style-name="P116"><text:tab/>2) судно, корабль</text:p>
      <text:p text:style-name="P338"><text:span text:style-name="T41">مَرْكَزٌ</text:span><text:span text:style-name="T45"> </text:span><text:span text:style-name="T16">(</text:span><text:span text:style-name="T41">مَرَاكِزُ</text:span><text:span text:style-name="T16">) <text:s text:c="2"/><text:tab/>центр</text:span></text:p>
      <text:p text:style-name="P338"><text:span text:style-name="T41">مَرِيضٌ</text:span><text:span text:style-name="T45"> </text:span><text:span text:style-name="T16">(</text:span><text:span text:style-name="T41">مَرْضَى</text:span><text:span text:style-name="T16">) <text:s text:c="2"/><text:tab/>больной</text:span></text:p>
      <text:p text:style-name="P338"><text:soft-page-break/><text:span text:style-name="T41">مُسَابَقَةٌ</text:span><text:span text:style-name="T45"> </text:span><text:span text:style-name="T16">(</text:span><text:span text:style-name="T41">مُسَابَقَاتٌ</text:span><text:span text:style-name="T16">) конкурс, викторина</text:span></text:p>
      <text:p text:style-name="P339"><text:span text:style-name="T41">مَسَافَةٌ</text:span><text:span text:style-name="T45"> </text:span><text:span text:style-name="T16">(</text:span><text:span text:style-name="T41">مَسَافَاتٌ</text:span><text:span text:style-name="T16">)<text:tab/><text:tab/>расстояние</text:span></text:p>
      <text:p text:style-name="P339"><text:span text:style-name="T41">مُسَافِرٌ</text:span><text:span text:style-name="T45"> </text:span><text:span text:style-name="T16">(</text:span><text:span text:style-name="T41">مُسَافِرُونَ</text:span><text:span text:style-name="T16">)<text:tab/><text:tab/>путник</text:span></text:p>
      <text:p text:style-name="P339"><text:span text:style-name="T41">مُسْتَجَابٌ</text:span><text:span text:style-name="T45"> <text:s text:c="2"/></text:span><text:span text:style-name="T41"><text:tab/><text:tab/><text:tab/></text:span><text:span text:style-name="T16">принятый (</text:span><text:span text:style-name="T23">зов, мольба</text:span><text:span text:style-name="T16">)</text:span></text:p>
      <text:p text:style-name="P338"><text:span text:style-name="T41">مُسْتَدِيرٌ</text:span><text:span text:style-name="T45"> <text:s text:c="2"/></text:span><text:span text:style-name="T41"><text:tab/></text:span><text:span text:style-name="T16">круглый</text:span></text:p>
      <text:p text:style-name="P338"><text:span text:style-name="T41">مُسْتَشْفًى</text:span><text:span text:style-name="T45"> </text:span><text:span text:style-name="T16">(</text:span><text:span text:style-name="T41">مُسْتَشْفيَاتٌ</text:span><text:span text:style-name="T16">)<text:tab/>больница</text:span></text:p>
      <text:p text:style-name="P338"><text:span text:style-name="T41">مُسْتَشْفَى</text:span><text:span text:style-name="T45"> </text:span><text:span text:style-name="T41">الْوِلاَدَةِ<text:tab/></text:span><text:span text:style-name="T16">родильный дом</text:span></text:p>
      <text:p text:style-name="P338"><text:span text:style-name="T41">مُسْتَقِلٌّ</text:span><text:span text:style-name="T45"> <text:s text:c="2"/></text:span><text:span text:style-name="T41"><text:tab/></text:span><text:span text:style-name="T16">независимый</text:span></text:p>
      <text:p text:style-name="P338"><text:span text:style-name="T41">مُسْتَقِيمٌ</text:span><text:span text:style-name="T45"> <text:s text:c="2"/></text:span><text:span text:style-name="T41"><text:tab/></text:span><text:span text:style-name="T16">прямой</text:span></text:p>
      <text:p text:style-name="P244"><text:span text:style-name="T41">مُسْتَوْرَدٌ</text:span><text:span text:style-name="T45"> <text:s text:c="2"/></text:span><text:span text:style-name="T41"><text:tab/></text:span><text:span text:style-name="T16">импортируемый</text:span></text:p>
      <text:p text:style-name="P244"><text:span text:style-name="T41">مَسْجِدٌ</text:span><text:span text:style-name="T45"> </text:span><text:span text:style-name="T16">(</text:span><text:span text:style-name="T41">مَسَاجِدُ</text:span><text:span text:style-name="T16">)<text:tab/>мечеть</text:span></text:p>
      <text:p text:style-name="P334"><text:span text:style-name="T41">مُسَدَّسٌ</text:span><text:span text:style-name="T45"> </text:span><text:span text:style-name="T16">(</text:span><text:span text:style-name="T41">مُسَدَّسَاتٌ</text:span><text:span text:style-name="T16">) <text:s text:c="2"/>пистолет, револьвер</text:span></text:p>
      <text:p text:style-name="P334"><text:span text:style-name="T41">مَسْرَحٌ</text:span><text:span text:style-name="T45"> </text:span><text:span text:style-name="T16">(</text:span><text:span text:style-name="T41">مَسَارِحُ</text:span><text:span text:style-name="T16">)<text:tab/>театр</text:span></text:p>
      <text:p text:style-name="P334"><text:span text:style-name="T41">مَسْقَطُ</text:span><text:span text:style-name="T45"> </text:span><text:span text:style-name="T41">الرَّأْسِ</text:span><text:span text:style-name="T45"> <text:s text:c="2"/></text:span><text:span text:style-name="T41"><text:tab/></text:span><text:span text:style-name="T16">родина</text:span></text:p>
      <text:p text:style-name="P334"><text:span text:style-name="T41">مَسْكَنٌ</text:span><text:span text:style-name="T45"> </text:span><text:span text:style-name="T16">(</text:span><text:span text:style-name="T41">مَسَاكِنُ</text:span><text:span text:style-name="T16">)<text:tab/>жилье; жилище</text:span></text:p>
      <text:p text:style-name="P334"><text:span text:style-name="T41">مِسْكِيرٌ</text:span><text:span text:style-name="T45"> <text:s text:c="2"/></text:span><text:span text:style-name="T41"><text:tab/><text:tab/></text:span><text:span text:style-name="T16">много пьющий, пьяница</text:span></text:p>
      <text:p text:style-name="P244"><text:span text:style-name="T41">مَشْرِقٌ</text:span><text:span text:style-name="T45"> </text:span><text:span text:style-name="T16">(</text:span><text:span text:style-name="T41">مَشَارِقُ</text:span><text:span text:style-name="T16">)<text:tab/>восток</text:span></text:p>
      <text:p text:style-name="P244"><text:span text:style-name="T30"><text:s/></text:span><text:span text:style-name="T41">مَشْهُورٌ</text:span><text:span text:style-name="T16">(</text:span><text:span text:style-name="T41">مَشَاهِيرُ</text:span><text:span text:style-name="T16">)<text:tab/>известный, знаменитый</text:span></text:p>
      <text:p text:style-name="P334"><text:span text:style-name="T41">مَشَى</text:span><text:span text:style-name="T45"> <text:s text:c="2"/></text:span><text:span text:style-name="T41"><text:tab/><text:tab/></text:span><text:span text:style-name="T16">(и) идти, ходить пешком</text:span></text:p>
      <text:p text:style-name="P334"><text:span text:style-name="T41">مِصْبَاحٌ</text:span><text:span text:style-name="T45"> </text:span><text:span text:style-name="T16">(</text:span><text:span text:style-name="T41">مَصَابِيحُ</text:span><text:span text:style-name="T16">)<text:tab/>лампа</text:span></text:p>
      <text:p text:style-name="P315"><text:span text:style-name="T41">مِصْرُ</text:span><text:span text:style-name="T45"> <text:s text:c="2"/></text:span><text:span text:style-name="T41"><text:tab/></text:span><text:span text:style-name="T16">Египет</text:span></text:p>
      <text:p text:style-name="P244"><text:span text:style-name="T41">مِصْرِيٌّ</text:span><text:span text:style-name="T45"> </text:span><text:span text:style-name="T16">(</text:span><text:span text:style-name="T41">مِصْرِيُّونَ</text:span><text:span text:style-name="T16">)<text:tab/>египтянин</text:span></text:p>
      <text:p text:style-name="P244"><text:span text:style-name="T41">مَصْنَعٌ</text:span><text:span text:style-name="T45"> </text:span><text:span text:style-name="T16">(</text:span><text:span text:style-name="T41">مَصَانِعٌ</text:span><text:span text:style-name="T16">) <text:s text:c="2"/><text:tab/>завод</text:span></text:p>
      <text:p text:style-name="P244"><text:span text:style-name="T41">مَصِيرٌ</text:span><text:span text:style-name="T45"> </text:span><text:span text:style-name="T16">(</text:span><text:span text:style-name="T41">مَصَايِرُ</text:span><text:span text:style-name="T16">) <text:s text:c="2"/><text:tab/>1) судьба, удел </text:span></text:p>
      <text:p text:style-name="P102"><text:tab/>2) исход</text:p>
      <text:p text:style-name="P244"><text:span text:style-name="T41">مِطْرَقَةٌ</text:span><text:span text:style-name="T45"> </text:span><text:span text:style-name="T16">(</text:span><text:span text:style-name="T41">مَطَارِقُ</text:span><text:span text:style-name="T16">) <text:s text:c="2"/><text:tab/>молоток</text:span></text:p>
      <text:p text:style-name="P244"><text:soft-page-break/><text:span text:style-name="T41">مَطْعَمٌ</text:span><text:span text:style-name="T45"> </text:span><text:span text:style-name="T16">(</text:span><text:span text:style-name="T41">مَطَاعِمُ</text:span><text:span text:style-name="T16">) <text:s text:c="2"/><text:tab/>столовая</text:span></text:p>
      <text:p text:style-name="P244"><text:span text:style-name="T41">مَطْوِيُّ</text:span><text:span text:style-name="T45"> <text:s text:c="2"/></text:span><text:span text:style-name="T41"><text:tab/></text:span><text:span text:style-name="T16">сложенный, складной</text:span></text:p>
      <text:p text:style-name="P244"><text:span text:style-name="T41">مُظْلِمٌ</text:span><text:span text:style-name="T45"> <text:s text:c="2"/></text:span><text:span text:style-name="T41"><text:tab/></text:span><text:span text:style-name="T16">темный</text:span></text:p>
      <text:p text:style-name="P244"><text:span text:style-name="T41">مَظْلُومٌ</text:span><text:span text:style-name="T45"> <text:s text:c="2"/></text:span><text:span text:style-name="T41"><text:tab/></text:span><text:span text:style-name="T16">притесненный, обиженный</text:span></text:p>
      <text:p text:style-name="P315"><text:span text:style-name="T41">مَعَ</text:span><text:span text:style-name="T45"> <text:s text:c="2"/></text:span><text:span text:style-name="T41"><text:tab/></text:span><text:span text:style-name="T16">с, вместе</text:span></text:p>
      <text:p text:style-name="P334"><text:span text:style-name="T41">مُعَاَوِيَةُ</text:span><text:span text:style-name="T45"> <text:s text:c="2"/></text:span><text:span text:style-name="T41"><text:tab/><text:tab/></text:span><text:span text:style-name="T16">Муавия</text:span></text:p>
      <text:p text:style-name="P315"><text:span text:style-name="T41">مَعْرُوفٌ</text:span><text:span text:style-name="T45"> <text:s text:c="2"/></text:span><text:span text:style-name="T41"><text:tab/></text:span><text:span text:style-name="T16">известный</text:span></text:p>
      <text:p text:style-name="P315"><text:span text:style-name="T41">مِعْطَفٌ</text:span><text:span text:style-name="T45"> </text:span><text:span text:style-name="T16">(</text:span><text:span text:style-name="T41">مَعَاطِفٌ</text:span><text:span text:style-name="T16">) <text:s text:c="2"/>пальто</text:span></text:p>
      <text:p text:style-name="P315"><text:span text:style-name="T41">مُعَلِّمٌ</text:span><text:span text:style-name="T45"> </text:span><text:span text:style-name="T16">(</text:span><text:span text:style-name="T41">مُعَلِّمُونَ</text:span><text:span text:style-name="T16">) <text:s text:c="2"/><text:tab/>учитель</text:span></text:p>
      <text:p text:style-name="P315"><text:span text:style-name="T41">مَعْهَدٌ</text:span><text:span text:style-name="T45"> </text:span><text:span text:style-name="T16">(</text:span><text:span text:style-name="T41">مَعَاهِدُ</text:span><text:span text:style-name="T16">) <text:s text:c="2"/><text:tab/>институт</text:span></text:p>
      <text:p text:style-name="P315"><text:span text:style-name="T41">مِعْوَلٌ</text:span><text:span text:style-name="T45"> </text:span><text:span text:style-name="T16">(</text:span><text:span text:style-name="T41">مَعَاوِلُ</text:span><text:span text:style-name="T16">) <text:s text:c="2"/><text:tab/>лом</text:span></text:p>
      <text:p text:style-name="P315"><text:span text:style-name="T41">مَعِيَ</text:span><text:span text:style-name="T45"> <text:s text:c="2"/></text:span><text:span text:style-name="T41"><text:tab/></text:span><text:span text:style-name="T16">со мной</text:span></text:p>
      <text:p text:style-name="P315"><text:span text:style-name="T41">مِغْزَلٌ</text:span><text:span text:style-name="T45"> </text:span><text:span text:style-name="T16">(</text:span><text:span text:style-name="T41">مَغَازِلُ</text:span><text:span text:style-name="T16">) <text:s text:c="2"/><text:tab/>веретено, прялка</text:span></text:p>
      <text:p text:style-name="P317"><text:span text:style-name="T41">مُغْلَقٌ</text:span><text:span text:style-name="T45"> <text:s text:c="2"/></text:span><text:span text:style-name="T41"><text:tab/></text:span><text:span text:style-name="T16">закрытый</text:span></text:p>
      <text:p text:style-name="P315"><text:span text:style-name="T41">مُفَتِّشٌ</text:span><text:span text:style-name="T45"> </text:span><text:span text:style-name="T16">(</text:span><text:span text:style-name="T41">مُفَتِّشُونَ</text:span><text:span text:style-name="T16">) <text:tab/>проверяющий</text:span></text:p>
      <text:p text:style-name="P334"><text:span text:style-name="T41">مُفِيدٌ</text:span><text:span text:style-name="T45"> <text:s text:c="2"/></text:span><text:span text:style-name="T41"><text:tab/><text:tab/></text:span><text:span text:style-name="T16">полезный</text:span></text:p>
      <text:p text:style-name="P334"><text:span text:style-name="T41">مَقَالَةٌ</text:span><text:span text:style-name="T45"> </text:span><text:span text:style-name="T16">(</text:span><text:span text:style-name="T41">مَقَالاَتٌ</text:span><text:span text:style-name="T16">)<text:tab/>1) статья </text:span></text:p>
      <text:p text:style-name="P103"><text:tab/><text:tab/>2) речь</text:p>
      <text:p text:style-name="P315"><text:span text:style-name="T41">مُقَصِّرٌ</text:span><text:span text:style-name="T45"> </text:span><text:span text:style-name="T16">(</text:span><text:span text:style-name="T41">مُقَصِّرُونَ</text:span><text:span text:style-name="T16">)<text:tab/>халатный, небрежный</text:span></text:p>
      <text:p text:style-name="P334"><text:span text:style-name="T41">مَقْعَدٌ</text:span><text:span text:style-name="T45"> </text:span><text:span text:style-name="T16">(</text:span><text:span text:style-name="T41">مَقَاعِدُ</text:span><text:span text:style-name="T16">) <text:s text:c="2"/><text:tab/>скамья, сидение</text:span></text:p>
      <text:p text:style-name="P315"><text:span text:style-name="T41">مَكَانٌ</text:span><text:span text:style-name="T45"> </text:span><text:span text:style-name="T16">(</text:span><text:span text:style-name="T41">أَمَاكِنُ</text:span><text:span text:style-name="T16">) <text:s text:c="2"/><text:tab/>место</text:span></text:p>
      <text:p text:style-name="P334"><text:span text:style-name="T41">مَكْتَبٌ</text:span><text:span text:style-name="T45"> </text:span><text:span text:style-name="T16">(</text:span><text:span text:style-name="T41">مَكَاتِبُ</text:span><text:span text:style-name="T16">)<text:tab/>офис</text:span></text:p>
      <text:p text:style-name="P334"><text:span text:style-name="T41">مَكْتَبَةٌ</text:span><text:span text:style-name="T45"> </text:span><text:span text:style-name="T16">(</text:span><text:span text:style-name="T41">(مَكَاتِبُ</text:span><text:span text:style-name="T45"> </text:span><text:span text:style-name="T41"><text:tab/></text:span><text:span text:style-name="T16">или (</text:span><text:span text:style-name="T41">مَكْتَبَاتٌ</text:span><text:span text:style-name="T16">) <text:s text:c="2"/>библиотека</text:span></text:p>
      <text:p text:style-name="P315"><text:span text:style-name="T41">مِكْوَاةٌ</text:span><text:span text:style-name="T45"> </text:span><text:span text:style-name="T16">(</text:span><text:span text:style-name="T41">مَكَاوٍ</text:span><text:span text:style-name="T16">) <text:s text:c="2"/><text:tab/>утюг</text:span></text:p>
      <text:p text:style-name="P315"><text:span text:style-name="T41">مَلَأَ</text:span><text:span text:style-name="T45"> <text:s text:c="2"/></text:span><text:span text:style-name="T41"><text:tab/></text:span><text:span text:style-name="T16">(а) наполнять</text:span></text:p>
      <text:p text:style-name="P334"><text:span text:style-name="T41">مُلاَكِمٌ</text:span><text:span text:style-name="T45"> </text:span><text:span text:style-name="T16">(</text:span><text:span text:style-name="T41">(مُلاَكِمُونَ</text:span><text:span text:style-name="T45"> </text:span><text:span text:style-name="T16">боксер</text:span></text:p>
      <text:p text:style-name="P315"><text:soft-page-break/><text:span text:style-name="T41">مَلْبَسٌ</text:span><text:span text:style-name="T45"> </text:span><text:span text:style-name="T16">(</text:span><text:span text:style-name="T41">مَلاَبِسُ</text:span><text:span text:style-name="T16">)<text:tab/>одежда, одеяние</text:span></text:p>
      <text:p text:style-name="P315"><text:span text:style-name="T41">مَلْجَأٌ</text:span><text:span text:style-name="T45"> </text:span><text:span text:style-name="T16">(</text:span><text:span text:style-name="T41">مَلاجِئُ</text:span><text:span text:style-name="T16">)<text:tab/>приют, убежище</text:span></text:p>
      <text:p text:style-name="P315"><text:span text:style-name="T41">مِلْحٌ</text:span><text:span text:style-name="T45"> </text:span><text:span text:style-name="T16">(</text:span><text:span text:style-name="T41">أَمْلاَحٌ</text:span><text:span text:style-name="T16">) <text:s text:c="2"/><text:tab/>соль</text:span></text:p>
      <text:p text:style-name="P315"><text:span text:style-name="T41">مَلْعَبٌ</text:span><text:span text:style-name="T45"> </text:span><text:span text:style-name="T16">(</text:span><text:span text:style-name="T41">مَلاعِبُ</text:span><text:span text:style-name="T16">) <text:s text:c="2"/><text:tab/>стадион</text:span></text:p>
      <text:p text:style-name="P315"><text:span text:style-name="T41">مِلْعَقَةٌ</text:span><text:span text:style-name="T45"> </text:span><text:span text:style-name="T16">(</text:span><text:span text:style-name="T41">مَلاَعِقُ</text:span><text:span text:style-name="T16">) <text:s text:c="2"/><text:tab/>ложка</text:span></text:p>
      <text:p text:style-name="P315"><text:span text:style-name="T41">مِلْكِيَّةٌ</text:span><text:span text:style-name="T45"> </text:span><text:span text:style-name="T16">(</text:span><text:span text:style-name="T41">مِلْكِيَّاتٌ</text:span><text:span text:style-name="T16">) <text:tab/>собственность</text:span></text:p>
      <text:p text:style-name="P315"><text:span text:style-name="T41">مَلُولٌ</text:span><text:span text:style-name="T45"> <text:s text:c="2"/></text:span><text:span text:style-name="T41"><text:tab/></text:span><text:span text:style-name="T16">скучающий</text:span></text:p>
      <text:p text:style-name="P315"><text:span text:style-name="T41">مَلُومٌ</text:span><text:span text:style-name="T45"> <text:s text:c="2"/></text:span><text:span text:style-name="T41"><text:tab/></text:span><text:span text:style-name="T16">порицаемый</text:span></text:p>
      <text:p text:style-name="P244"><text:span text:style-name="T41">مُمَرِّضَةٌ</text:span><text:span text:style-name="T45"> </text:span><text:span text:style-name="T16">(</text:span><text:span text:style-name="T41">مُمَرِّضَاتُ</text:span><text:span text:style-name="T16">) <text:s/>медсестра</text:span></text:p>
      <text:p text:style-name="P221"><text:span text:style-name="T49">مَنْ</text:span><text:span text:style-name="T45"> <text:s text:c="2"/></text:span><text:span text:style-name="T41"><text:tab/><text:tab/></text:span><text:span text:style-name="T16">1) кто? (</text:span><text:span text:style-name="T23">в вопросе</text:span><text:span text:style-name="T16">) </text:span></text:p>
      <text:p text:style-name="P221"><text:span text:style-name="T16"><text:tab/><text:tab/>2) который; тот, кто (</text:span><text:span text:style-name="T23">в сложном предложении</text:span><text:span text:style-name="T16">)</text:span></text:p>
      <text:p text:style-name="P334"><text:span text:style-name="T41">مِنْ</text:span><text:span text:style-name="T45"> <text:s text:c="2"/></text:span><text:span text:style-name="T41"><text:tab/><text:tab/></text:span><text:span text:style-name="T16">из, от</text:span></text:p>
      <text:p text:style-name="P315"><text:span text:style-name="T41">مُنَافِقٌ</text:span><text:span text:style-name="T45"> </text:span><text:span text:style-name="T16">(</text:span><text:span text:style-name="T41">مُنَافِقُونَ</text:span><text:span text:style-name="T16">)<text:tab/>лицемер</text:span></text:p>
      <text:p text:style-name="P315"><text:span text:style-name="T41">مِنْجَلٌ</text:span><text:span text:style-name="T45"> </text:span><text:span text:style-name="T16">(</text:span><text:span text:style-name="T41">مَنَاجِلُ</text:span><text:span text:style-name="T16">) <text:s text:c="2"/><text:tab/>серп</text:span></text:p>
      <text:p text:style-name="P315"><text:span text:style-name="T41">مُنَسَّقٌ</text:span><text:span text:style-name="T45"> <text:s text:c="2"/></text:span><text:span text:style-name="T41"><text:tab/></text:span><text:span text:style-name="T16">1) аккуратно расположенный, </text:span></text:p>
      <text:p text:style-name="P104"><text:tab/>2) благоустроенный</text:p>
      <text:p text:style-name="P315"><text:span text:style-name="T41">مَنْهَجٌ</text:span><text:span text:style-name="T45"> </text:span><text:span text:style-name="T16">(</text:span><text:span text:style-name="T41">مَنَاهِجُ</text:span><text:span text:style-name="T16">) <text:s text:c="2"/><text:tab/>1) программа </text:span></text:p>
      <text:p text:style-name="P104"><text:tab/>2) способ</text:p>
      <text:p text:style-name="P334"><text:span text:style-name="T41">مِهْنَةٌ</text:span><text:span text:style-name="T45"> </text:span><text:span text:style-name="T16">(</text:span><text:span text:style-name="T41">مِهَنٌ</text:span><text:span text:style-name="T16">) <text:s text:c="2"/><text:tab/><text:tab/><text:tab/>1) профессия </text:span></text:p>
      <text:p text:style-name="P103"><text:tab/><text:tab/><text:tab/>2) занятие, дело</text:p>
      <text:p text:style-name="P244"><text:span text:style-name="T41">مُهَنْدِسٌ</text:span><text:span text:style-name="T45"> </text:span><text:span text:style-name="T16">(</text:span><text:span text:style-name="T41">مُهَنْدِسُونَ</text:span><text:span text:style-name="T16">) <text:s text:c="2"/>инженер</text:span></text:p>
      <text:p text:style-name="P244"><text:span text:style-name="T41">مَهِيبٌ</text:span><text:span text:style-name="T45"> <text:s text:c="2"/></text:span><text:span text:style-name="T41"><text:tab/></text:span><text:span text:style-name="T16">уважаемый, важный, почитаемый</text:span></text:p>
      <text:p text:style-name="P244"><text:span text:style-name="T41">مَوْتٌ</text:span><text:span text:style-name="T45"> <text:s text:c="2"/></text:span><text:span text:style-name="T41"><text:tab/></text:span><text:span text:style-name="T16">смерть</text:span></text:p>
      <text:p text:style-name="P244"><text:span text:style-name="T41">مَوْجُودٌ</text:span><text:span text:style-name="T45"> <text:s text:c="2"/></text:span><text:span text:style-name="T41"><text:tab/></text:span><text:span text:style-name="T16">имеющийся</text:span></text:p>
      <text:p text:style-name="P334"><text:span text:style-name="T30"><text:s text:c="3"/></text:span><text:span text:style-name="T41">مُوسْكُو<text:tab/><text:tab/></text:span><text:span text:style-name="T16">Москва</text:span></text:p>
      <text:p text:style-name="P334"><text:span text:style-name="T41">مَوْضِعٌ</text:span><text:span text:style-name="T45"> </text:span><text:span text:style-name="T16">(</text:span><text:span text:style-name="T41">مَوَاضِعُ</text:span><text:span text:style-name="T16">) <text:tab/>1) место, положение, </text:span></text:p>
      <text:p text:style-name="P334"><text:soft-page-break/><text:span text:style-name="T16"><text:tab/><text:tab/>2) предмет (</text:span><text:span text:style-name="T23">чего-либо</text:span><text:span text:style-name="T16">)</text:span></text:p>
      <text:p text:style-name="P334"><text:span text:style-name="T41">مَوْضُوعٌ</text:span><text:span text:style-name="T45"> </text:span><text:span text:style-name="T16">(</text:span><text:span text:style-name="T41">مَوْضُوعَاتٌ</text:span><text:span text:style-name="T16">) или (</text:span><text:span text:style-name="T41">مَوَاضِيعُ</text:span><text:span text:style-name="T16">) <text:s text:c="2"/></text:span></text:p>
      <text:p text:style-name="P103"><text:tab/><text:tab/>1) тема </text:p>
      <text:p text:style-name="P103"><text:tab/><text:tab/>2) рассматриваемый вопрос</text:p>
      <text:p text:style-name="P334"><text:span text:style-name="T41">مَوْعِدٌ</text:span><text:span text:style-name="T45"> </text:span><text:span text:style-name="T16">(</text:span><text:span text:style-name="T41">مَوَاعِدُ</text:span><text:span text:style-name="T16">) <text:s text:c="2"/>назначенный срок</text:span></text:p>
      <text:p text:style-name="P334"><text:span text:style-name="T41">مَوْقِفٌ</text:span><text:span text:style-name="T45"> </text:span><text:span text:style-name="T16">(</text:span><text:span text:style-name="T41">مَوَاقِفُ</text:span><text:span text:style-name="T16">) <text:s text:c="2"/><text:tab/>1) место нахождения, положение </text:span></text:p>
      <text:p text:style-name="P334"><text:span text:style-name="T16"><text:tab/><text:tab/>2) остановка, стоянка (</text:span><text:span text:style-name="T23">для транспорта</text:span><text:span text:style-name="T16">)</text:span></text:p>
      <text:p text:style-name="P244"><text:span text:style-name="T41">مِيدَالِيَةٌ</text:span><text:span text:style-name="T45"> </text:span><text:span text:style-name="T16">(</text:span><text:span text:style-name="T41">مِيدَالِيَاتٌ</text:span><text:span text:style-name="T16">)<text:tab/>медаль</text:span></text:p>
      <text:p text:style-name="P29"><text:span text:style-name="T16">Слова, начинающиеся на букву <text:s/></text:span><text:span text:style-name="T41">ن</text:span></text:p>
      <text:p text:style-name="P315"><text:span text:style-name="T41">نَائِمٌ</text:span><text:span text:style-name="T45"> </text:span><text:span text:style-name="T41">نِيَامٌ)</text:span><text:span text:style-name="T16">)</text:span><text:span text:style-name="T41"> </text:span><text:span text:style-name="T16">или (</text:span><text:span text:style-name="T41">(نَائِمُونَ</text:span><text:span text:style-name="T45"> </text:span><text:span text:style-name="T16">спящий</text:span></text:p>
      <text:p text:style-name="P315"><text:span text:style-name="T41">نَاجِحٌ</text:span><text:span text:style-name="T45"> </text:span><text:span text:style-name="T41">نَاجِحُونَ)</text:span><text:span text:style-name="T16">)</text:span><text:span text:style-name="T41"><text:tab/></text:span><text:span text:style-name="T16">имеющий успех, успешный</text:span></text:p>
      <text:p text:style-name="P315"><text:span text:style-name="T41">نَارٌ</text:span><text:span text:style-name="T45"> </text:span><text:span text:style-name="T16">(</text:span><text:span text:style-name="T41">نِيرَانُ</text:span><text:span text:style-name="T16">) <text:s text:c="2"/><text:tab/>огонь</text:span></text:p>
      <text:p text:style-name="P244"><text:span text:style-name="T41">نَاضِجٌ</text:span><text:span text:style-name="T45"> <text:s text:c="2"/></text:span><text:span text:style-name="T41"><text:tab/></text:span><text:span text:style-name="T16">зрелый, спелый</text:span></text:p>
      <text:p text:style-name="P244"><text:span text:style-name="T41">نَاقَةٌ</text:span><text:span text:style-name="T45"> </text:span><text:span text:style-name="T41">نَاقَاتٌ</text:span><text:span text:style-name="T16">)) <text:s/><text:tab/>верблюдица</text:span></text:p>
      <text:p text:style-name="P340"><text:span text:style-name="T41">نَامَ</text:span><text:span text:style-name="T45"> <text:s text:c="2"/></text:span><text:span text:style-name="T41"><text:tab/><text:tab/></text:span><text:span text:style-name="T16">(а) спать</text:span></text:p>
      <text:p text:style-name="P244"><text:span text:style-name="T41">نَبَاتٌ</text:span><text:span text:style-name="T45"> </text:span><text:span text:style-name="T16">(</text:span><text:span text:style-name="T41">نَبَاتَاتٌ</text:span><text:span text:style-name="T16">) <text:s text:c="2"/><text:tab/>растение</text:span></text:p>
      <text:p text:style-name="P315"><text:span text:style-name="T41">نَجْمٌ</text:span><text:span text:style-name="T45"> </text:span><text:span text:style-name="T16">(</text:span><text:span text:style-name="T41">نُجُومٌ</text:span><text:span text:style-name="T16">) <text:s/><text:tab/>звезда</text:span></text:p>
      <text:p text:style-name="P316"><text:span text:style-name="T41">نَحْنُ</text:span><text:span text:style-name="T45"> <text:s text:c="2"/></text:span><text:span text:style-name="T41"><text:tab/><text:tab/></text:span><text:span text:style-name="T16">мы</text:span></text:p>
      <text:p text:style-name="P316"><text:span text:style-name="T41">النَّحْوُ</text:span><text:span text:style-name="T45"> <text:s text:c="2"/></text:span><text:span text:style-name="T41"><text:tab/><text:tab/></text:span><text:span text:style-name="T16">синтаксис арабского языка</text:span></text:p>
      <text:p text:style-name="P316"><text:span text:style-name="T41">نَدَرَ</text:span><text:span text:style-name="T45"> <text:s text:c="2"/></text:span><text:span text:style-name="T41"><text:tab/><text:tab/></text:span><text:span text:style-name="T16">(у) быть редким</text:span></text:p>
      <text:p text:style-name="P316"><text:span text:style-name="T41">نَزَلَ</text:span><text:span text:style-name="T45"> <text:s text:c="2"/></text:span><text:span text:style-name="T41"><text:tab/><text:tab/></text:span><text:span text:style-name="T16">(и) спускаться</text:span></text:p>
      <text:p text:style-name="P244"><text:span text:style-name="T41">نِسَاءٌ</text:span><text:span text:style-name="T45"> <text:s text:c="2"/></text:span><text:span text:style-name="T41"><text:tab/></text:span><text:span text:style-name="T16">женщины</text:span></text:p>
      <text:p text:style-name="P244"><text:span text:style-name="T41">نَسِيَ</text:span><text:span text:style-name="T45"> <text:s text:c="2"/></text:span><text:span text:style-name="T41"><text:tab/></text:span><text:span text:style-name="T16">(а) забыть</text:span></text:p>
      <text:p text:style-name="P244"><text:span text:style-name="T41">نَشَرَ</text:span><text:span text:style-name="T45"> <text:s text:c="2"/></text:span><text:span text:style-name="T41"><text:tab/></text:span><text:span text:style-name="T16">(у) распространять</text:span></text:p>
      <text:p text:style-name="P244"><text:span text:style-name="T41">نَشِيطٌ</text:span><text:span text:style-name="T45"> </text:span><text:span text:style-name="T16">(</text:span><text:span text:style-name="T41">نُشَطَاءُ</text:span><text:span text:style-name="T16">) <text:s text:c="2"/><text:tab/>активный, энергичный</text:span></text:p>
      <text:p text:style-name="P340"><text:span text:style-name="T41">نَصَرَ</text:span><text:span text:style-name="T45"> <text:s text:c="2"/></text:span><text:span text:style-name="T41"><text:tab/><text:tab/></text:span><text:span text:style-name="T16">(у) помогать, поддерживать</text:span></text:p>
      <text:p text:style-name="P244"><text:soft-page-break/><text:span text:style-name="T41">نَصَّرَ</text:span><text:span text:style-name="T45"> <text:s text:c="2"/></text:span><text:span text:style-name="T41"><text:tab/></text:span><text:span text:style-name="T16">христианизировать</text:span></text:p>
      <text:p text:style-name="P244"><text:span text:style-name="T41">نِصْفٌ</text:span><text:span text:style-name="T45"> <text:s text:c="2"/></text:span><text:span text:style-name="T41"><text:tab/></text:span><text:span text:style-name="T16">половина</text:span></text:p>
      <text:p text:style-name="P244"><text:span text:style-name="T41">نَظَّارَةٌ</text:span><text:span text:style-name="T45"> </text:span><text:span text:style-name="T16">(</text:span><text:span text:style-name="T41">نَظَّارَاتٌ</text:span><text:span text:style-name="T16">)<text:tab/>очки</text:span></text:p>
      <text:p text:style-name="P244"><text:span text:style-name="T41">نَظَرَ</text:span><text:span text:style-name="T45"> <text:s text:c="2"/></text:span><text:span text:style-name="T41"><text:tab/></text:span><text:span text:style-name="T16">(у) смотреть</text:span></text:p>
      <text:p text:style-name="P244"><text:span text:style-name="T41">نَعَامَةٌ</text:span><text:span text:style-name="T45"> </text:span><text:span text:style-name="T16">(</text:span><text:span text:style-name="T41">نَعَامَاتٌ</text:span><text:span text:style-name="T16">) <text:s text:c="2"/><text:tab/>страус</text:span></text:p>
      <text:p text:style-name="P334"><text:span text:style-name="T41">نَعْلٌ</text:span><text:span text:style-name="T45"> </text:span><text:span text:style-name="T16">(</text:span><text:span text:style-name="T41">نِعَالٌ</text:span><text:span text:style-name="T16">) <text:s text:c="2"/><text:tab/><text:tab/><text:tab/>сандалия; обувь</text:span></text:p>
      <text:p text:style-name="P244"><text:span text:style-name="T41">نَفَرٌ</text:span><text:span text:style-name="T45"> </text:span><text:span text:style-name="T16">(</text:span><text:span text:style-name="T41">أَنْفَارٌ</text:span><text:span text:style-name="T16">) <text:s text:c="2"/><text:tab/>один человек (</text:span><text:span text:style-name="T23">при счете</text:span><text:span text:style-name="T16">)</text:span></text:p>
      <text:p text:style-name="P334"><text:span text:style-name="T41">نَفسٌ</text:span><text:span text:style-name="T45"> </text:span><text:span text:style-name="T16">(</text:span><text:span text:style-name="T41">نُفُوسٌ</text:span><text:span text:style-name="T16">) <text:s text:c="2"/><text:tab/>душа</text:span></text:p>
      <text:p text:style-name="P334"><text:span text:style-name="T41">نَقْدٌ</text:span><text:span text:style-name="T45"> </text:span><text:span text:style-name="T16">(</text:span><text:span text:style-name="T41">نُقُودٌ</text:span><text:span text:style-name="T16">) <text:s text:c="2"/><text:tab/><text:tab/>наличные деньги</text:span></text:p>
      <text:p text:style-name="P334"><text:span text:style-name="T41">نَقْنَقَ</text:span><text:span text:style-name="T45"> <text:s text:c="2"/></text:span><text:span text:style-name="T41"><text:tab/><text:tab/></text:span><text:span text:style-name="T16">кудахтать</text:span></text:p>
      <text:p text:style-name="P316"><text:span text:style-name="T41">نَهَارٌ</text:span><text:span text:style-name="T45"> <text:s text:c="2"/></text:span><text:span text:style-name="T41"><text:tab/><text:tab/></text:span><text:span text:style-name="T16">светлая часть дня</text:span></text:p>
      <text:p text:style-name="P316"><text:span text:style-name="T41">نَهْرٌ</text:span><text:span text:style-name="T45"> </text:span><text:span text:style-name="T16">(</text:span><text:span text:style-name="T41">أَنْهَارٌ</text:span><text:span text:style-name="T16">) <text:s text:c="2"/><text:tab/>река</text:span></text:p>
      <text:p text:style-name="P316"><text:span text:style-name="T41">نَهَضَ</text:span><text:span text:style-name="T45"> <text:s text:c="2"/></text:span><text:span text:style-name="T41"><text:tab/><text:tab/></text:span><text:span text:style-name="T16">(а) подниматься, процветать</text:span></text:p>
      <text:p text:style-name="P244"><text:span text:style-name="T41">نُورٌ</text:span><text:span text:style-name="T45"> </text:span><text:span text:style-name="T16">(</text:span><text:span text:style-name="T41">أَنْوَارٌ</text:span><text:span text:style-name="T16">) <text:s text:c="2"/><text:tab/>свет, луч</text:span></text:p>
      <text:p text:style-name="P244"><text:span text:style-name="T41">نُوفَمْبَرُ</text:span><text:span text:style-name="T45"> <text:s text:c="2"/></text:span><text:span text:style-name="T41"><text:tab/></text:span><text:span text:style-name="T16">ноябрь</text:span></text:p>
      <text:p text:style-name="P244"><text:span text:style-name="T41">نَوْمٌ</text:span><text:span text:style-name="T45"> <text:s text:c="2"/></text:span><text:span text:style-name="T41"><text:tab/></text:span><text:span text:style-name="T16">сон</text:span></text:p>
      <text:p text:style-name="P244"><text:span text:style-name="T41">نَوَى</text:span><text:span text:style-name="T45"> <text:s text:c="2"/></text:span><text:span text:style-name="T41"><text:tab/></text:span><text:span text:style-name="T16">(и) намереваться</text:span></text:p>
      <text:p text:style-name="P29"><text:span text:style-name="T16">Слова, начинающиеся на букву </text:span><text:span text:style-name="T41">ه</text:span></text:p>
      <text:p text:style-name="P1129"><text:span text:style-name="T41">هَؤُلاَءِ</text:span><text:span text:style-name="T45"> <text:s text:c="2"/></text:span><text:span text:style-name="T41"><text:tab/><text:tab/></text:span><text:span text:style-name="T16">эти </text:span></text:p>
      <text:p text:style-name="P1126"><text:tab/><text:tab/>(для множественного числа обоих родов)</text:p>
      <text:p text:style-name="P340"><text:span text:style-name="T41">هَتَانِ</text:span><text:span text:style-name="T45"> <text:s text:c="2"/></text:span><text:span text:style-name="T41"><text:tab/><text:tab/></text:span><text:span text:style-name="T16">эти </text:span></text:p>
      <text:p text:style-name="P117"><text:tab/><text:tab/>(для двойственного числа женского рода)</text:p>
      <text:p text:style-name="P340"><text:span text:style-name="T41">هَدَى</text:span><text:span text:style-name="T45"> <text:s text:c="2"/></text:span><text:span text:style-name="T41"><text:tab/><text:tab/></text:span><text:span text:style-name="T16">(и) вести прямым путем</text:span></text:p>
      <text:p text:style-name="P244"><text:span text:style-name="T41">هُدًى</text:span><text:span text:style-name="T45"> <text:s text:c="2"/></text:span><text:span text:style-name="T41"><text:tab/></text:span><text:span text:style-name="T16">прямой путь</text:span></text:p>
      <text:p text:style-name="P340"><text:span text:style-name="T41">هَذَا</text:span><text:span text:style-name="T45"> <text:s text:c="2"/></text:span><text:span text:style-name="T41"><text:tab/><text:tab/></text:span><text:span text:style-name="T16">этот</text:span></text:p>
      <text:p text:style-name="P340"><text:span text:style-name="T41">هَذَانِ</text:span><text:span text:style-name="T45"> <text:s/></text:span><text:span text:style-name="T41"><text:tab/><text:tab/></text:span><text:span text:style-name="T16">эти </text:span></text:p>
      <text:p text:style-name="P117"><text:tab/><text:tab/>(для двойственного числа мужского рода)</text:p>
      <text:p text:style-name="P340"><text:soft-page-break/><text:span text:style-name="T41">هَذِهِ</text:span><text:span text:style-name="T45"> <text:s text:c="2"/></text:span><text:span text:style-name="T41"><text:tab/><text:tab/></text:span><text:span text:style-name="T16">эта</text:span></text:p>
      <text:p text:style-name="P340"><text:span text:style-name="T41">هَرَبَ</text:span><text:span text:style-name="T45"> <text:s text:c="2"/></text:span><text:span text:style-name="T41"><text:tab/><text:tab/></text:span><text:span text:style-name="T16">(у) убежать</text:span></text:p>
      <text:p text:style-name="P340"><text:span text:style-name="T41">هُمَامٌ</text:span><text:span text:style-name="T45"> <text:s text:c="2"/></text:span><text:span text:style-name="T41"><text:tab/><text:tab/></text:span><text:span text:style-name="T16">достойный, доблестный</text:span></text:p>
      <text:p text:style-name="P340"><text:span text:style-name="T41">هَيَّابٌ</text:span><text:span text:style-name="T45"> <text:s text:c="2"/></text:span><text:span text:style-name="T41"><text:tab/><text:tab/></text:span><text:span text:style-name="T16">боязливый, робкий</text:span></text:p>
      <text:p text:style-name="P315"><text:span text:style-name="T41">هَيْفٌ</text:span><text:span text:style-name="T45"> <text:s text:c="2"/></text:span><text:span text:style-name="T41"><text:tab/></text:span><text:span text:style-name="T16">знойный ветер</text:span></text:p>
      <text:p text:style-name="P29"><text:span text:style-name="T16">Слова, начинающиеся на букву </text:span><text:span text:style-name="T41">و</text:span></text:p>
      <text:p text:style-name="P244"><text:span text:style-name="T41">وَاجِبٌ</text:span><text:span text:style-name="T45"> </text:span><text:span text:style-name="T16">(</text:span><text:span text:style-name="T41">وَاجِبَاتٌ</text:span><text:span text:style-name="T16">)<text:tab/>долг</text:span></text:p>
      <text:p text:style-name="P244"><text:span text:style-name="T41">وَاقِفٌ</text:span><text:span text:style-name="T45"> </text:span><text:span text:style-name="T16">(</text:span><text:span text:style-name="T41">وَاقِفُونَ</text:span><text:span text:style-name="T16">) <text:s text:c="2"/><text:tab/>стоящий</text:span></text:p>
      <text:p text:style-name="P244"><text:span text:style-name="T41">وَثَبَ</text:span><text:span text:style-name="T45"> <text:s text:c="2"/></text:span><text:span text:style-name="T41"><text:tab/></text:span><text:span text:style-name="T16">(и) прыгать, вскакивать</text:span></text:p>
      <text:p text:style-name="P244"><text:span text:style-name="T41">وَجَعَ</text:span><text:span text:style-name="T45"> <text:s text:c="2"/></text:span><text:span text:style-name="T41"><text:tab/></text:span><text:span text:style-name="T16">(а) причинять боль, болеть</text:span></text:p>
      <text:p text:style-name="P244"><text:span text:style-name="T41">وَجِلَ</text:span><text:span text:style-name="T45"> <text:s text:c="2"/></text:span><text:span text:style-name="T41"><text:tab/></text:span><text:span text:style-name="T16">(а) испытывать страх</text:span></text:p>
      <text:p text:style-name="P244"><text:span text:style-name="T41">وَجْهٌ</text:span><text:span text:style-name="T45"> </text:span><text:span text:style-name="T16">(</text:span><text:span text:style-name="T41">وُجُوهٌ</text:span><text:span text:style-name="T16">) <text:s text:c="2"/><text:tab/>лицо</text:span></text:p>
      <text:p text:style-name="P244"><text:span text:style-name="T41">وَحَّدَ</text:span><text:span text:style-name="T45"> <text:s text:c="2"/></text:span><text:span text:style-name="T41"><text:tab/></text:span><text:span text:style-name="T16">объединять</text:span></text:p>
      <text:p text:style-name="P244"><text:span text:style-name="T41">وَدَّ</text:span><text:span text:style-name="T45"> <text:s text:c="2"/></text:span><text:span text:style-name="T41"><text:tab/></text:span><text:span text:style-name="T16">(и/а) любить, хотеть, желать</text:span></text:p>
      <text:p text:style-name="P244"><text:span text:style-name="T41">وَدُودٌ</text:span><text:span text:style-name="T45"> <text:s text:c="2"/></text:span><text:span text:style-name="T41"><text:tab/></text:span><text:span text:style-name="T16">любящий</text:span></text:p>
      <text:p text:style-name="P244"><text:span text:style-name="T41">وَرَاءَ</text:span><text:span text:style-name="T45"> <text:s text:c="2"/></text:span><text:span text:style-name="T41"><text:tab/></text:span><text:span text:style-name="T16">за, позади</text:span></text:p>
      <text:p text:style-name="P244"><text:span text:style-name="T41">وَرِعٌ</text:span><text:span text:style-name="T45"> <text:s text:c="2"/></text:span><text:span text:style-name="T41"><text:tab/></text:span><text:span text:style-name="T16">богобоязненный, набожный</text:span></text:p>
      <text:p text:style-name="P244"><text:span text:style-name="T41">وَرَقَةٌ</text:span><text:span text:style-name="T45"> </text:span><text:span text:style-name="T16">(</text:span><text:span text:style-name="T41">وَرَقَاتٌ</text:span><text:span text:style-name="T16">) <text:s/><text:tab/>бумага</text:span></text:p>
      <text:p text:style-name="P244"><text:span text:style-name="T41">وِزَارَةٌ</text:span><text:span text:style-name="T45"> </text:span><text:span text:style-name="T16">(</text:span><text:span text:style-name="T41">وِزَارَاتٌ</text:span><text:span text:style-name="T16">) <text:tab/>министерство</text:span></text:p>
      <text:p text:style-name="P244"><text:span text:style-name="T41">وَزِيرٌ</text:span><text:span text:style-name="T45"> </text:span><text:span text:style-name="T16">(</text:span><text:span text:style-name="T41">وُزَرَاءُ</text:span><text:span text:style-name="T16">) <text:s text:c="2"/><text:tab/>министр</text:span></text:p>
      <text:p text:style-name="P244"><text:span text:style-name="T41">وَشَقٌ</text:span><text:span text:style-name="T45"> </text:span><text:span text:style-name="T16">(</text:span><text:span text:style-name="T41">أَوْشَاقٌ</text:span><text:span text:style-name="T16">) <text:tab/>рысь</text:span></text:p>
      <text:p text:style-name="P244"><text:span text:style-name="T41">وَطَأَ</text:span><text:span text:style-name="T45"> <text:s text:c="2"/></text:span><text:span text:style-name="T41"><text:tab/></text:span><text:span text:style-name="T16">(а) топтать</text:span></text:p>
      <text:p text:style-name="P244"><text:span text:style-name="T41">وَطَنٌ</text:span><text:span text:style-name="T45"> </text:span><text:span text:style-name="T16">(</text:span><text:span text:style-name="T41">أَوْطَانٌ</text:span><text:span text:style-name="T16">) <text:s text:c="2"/><text:tab/>родина</text:span></text:p>
      <text:p text:style-name="P244"><text:span text:style-name="T41">وَعَدَ</text:span><text:span text:style-name="T45"> <text:s text:c="2"/></text:span><text:span text:style-name="T41"><text:tab/></text:span><text:span text:style-name="T16">(и) обещать</text:span></text:p>
      <text:p text:style-name="P244"><text:span text:style-name="T41">وَعَى</text:span><text:span text:style-name="T45"> <text:s text:c="2"/></text:span><text:span text:style-name="T41"><text:tab/></text:span><text:span text:style-name="T16">(и) 1) вмещать (</text:span><text:span text:style-name="T23">о сосуде</text:span><text:span text:style-name="T16">) </text:span></text:p>
      <text:p text:style-name="P102"><text:tab/>2) понимать, разуметь </text:p>
      <text:p text:style-name="P102"><text:tab/>3) запоминать</text:p>
      <text:p text:style-name="P244"><text:soft-page-break/><text:span text:style-name="T41">وَقَعَ</text:span><text:span text:style-name="T45"> <text:s text:c="2"/></text:span><text:span text:style-name="T41"><text:tab/></text:span><text:span text:style-name="T16">(а) падать</text:span></text:p>
      <text:p text:style-name="P244"><text:span text:style-name="T41">وَلَدٌ</text:span><text:span text:style-name="T45"> </text:span><text:span text:style-name="T16">(</text:span><text:span text:style-name="T41">أَوْلاَدٌ</text:span><text:span text:style-name="T16">) <text:s text:c="2"/><text:tab/>мальчик</text:span></text:p>
      <text:p text:style-name="P244"><text:span text:style-name="T41">وَهَبَ</text:span><text:span text:style-name="T45"> <text:s text:c="2"/></text:span><text:span text:style-name="T41"><text:tab/></text:span><text:span text:style-name="T16">(а) дарить</text:span></text:p>
      <text:p text:style-name="P29"><text:span text:style-name="T16">Слова, начинающиеся на букву <text:s/></text:span><text:span text:style-name="T41">ي</text:span></text:p>
      <text:p text:style-name="P334"><text:span text:style-name="T41">يَدٌ</text:span><text:span text:style-name="T45"> </text:span><text:span text:style-name="T16">(</text:span><text:span text:style-name="T41">أَيْدٍ</text:span><text:span text:style-name="T16">) <text:s text:c="2"/><text:tab/><text:tab/>рука</text:span></text:p>
      <text:p text:style-name="P333"><text:span text:style-name="T41">يَهُودِيٌّ</text:span><text:span text:style-name="T45"> <text:s text:c="2"/></text:span><text:span text:style-name="T41"><text:tab/></text:span><text:span text:style-name="T16">1) иудей </text:span></text:p>
      <text:p text:style-name="P118"><text:tab/><text:tab/>2) еврей; еврейский</text:p>
      <text:p text:style-name="P333"><text:span text:style-name="T41">الْيَهُودُ</text:span><text:span text:style-name="T45"> <text:s text:c="2"/></text:span><text:span text:style-name="T41"><text:tab/></text:span><text:span text:style-name="T16">1) иудеи </text:span></text:p>
      <text:p text:style-name="P118"><text:tab/><text:tab/>2) евреи</text:p>
      <text:p text:style-name="P316"><text:span text:style-name="T41">يَمِينٌ</text:span><text:span text:style-name="T45"> </text:span><text:span text:style-name="T16">(</text:span><text:span text:style-name="T41">أَيْمَانٌ</text:span><text:span text:style-name="T16">) <text:s text:c="2"/><text:tab/>клятва; присяга</text:span></text:p>
      <text:p text:style-name="P333"><text:span text:style-name="T41">يَوْمٌ</text:span><text:span text:style-name="T45"> </text:span><text:span text:style-name="T16">(</text:span><text:span text:style-name="T41">أَيَّامٌ</text:span><text:span text:style-name="T16">) <text:s text:c="2"/><text:tab/>день</text:span></text:p>
      <text:h text:style-name="P1275" text:outline-level="1">Глава 3</text:h>
      <text:p text:style-name="P192">Тексты для чтения</text:p>
      <text:p text:style-name="P12"><text:span text:style-name="T67">اَلْـحَـقُّ</text:span><text:span text:style-name="T70"> </text:span><text:span text:style-name="T67">مَـعَـكِ</text:span><text:span text:style-name="T70"> </text:span><text:span text:style-name="T67">يَـا</text:span><text:span text:style-name="T70"> </text:span><text:span text:style-name="T67">زَوْجَـتِـي</text:span></text:p>
      <text:p text:style-name="P11"><text:span text:style-name="T74">تَشَاجَرَ</text:span><text:span text:style-name="T75"> </text:span><text:span text:style-name="T74">مَرَّةً</text:span><text:span text:style-name="T75"> </text:span><text:span text:style-name="T74">أَخَوَانِ</text:span><text:span text:style-name="T75"> </text:span><text:span text:style-name="T74">عَلَي</text:span><text:span text:style-name="T75"> </text:span><text:span text:style-name="T74">مُشْكَلَةٍ. فَذَهَبَ</text:span><text:span text:style-name="T75"> </text:span><text:span text:style-name="T74">الأَخُ</text:span><text:span text:style-name="T75"> </text:span><text:span text:style-name="T74">الأَكْبَرُ</text:span><text:span text:style-name="T75"> </text:span><text:span text:style-name="T74">إِلَي</text:span><text:span text:style-name="T75"> </text:span><text:span text:style-name="T74">جُوحَا</text:span><text:span text:style-name="T75"> </text:span><text:span text:style-name="T74">فِي</text:span><text:span text:style-name="T75"> </text:span><text:span text:style-name="T74">بَيْتِهِ</text:span><text:span text:style-name="T75"> </text:span><text:span text:style-name="T74">حَيْثُ</text:span><text:span text:style-name="T75"> </text:span><text:span text:style-name="T74">كَانَ</text:span><text:span text:style-name="T75"> </text:span><text:span text:style-name="T74">جَالِساً</text:span><text:span text:style-name="T75"> </text:span><text:span text:style-name="T74">مَعَ</text:span><text:span text:style-name="T75"> </text:span><text:span text:style-name="T74">زَوْجَتِهِ. فَحَكَى</text:span><text:span text:style-name="T75"> </text:span><text:span text:style-name="T74">لَهُ</text:span><text:span text:style-name="T75"> </text:span><text:span text:style-name="T74">مَا</text:span><text:span text:style-name="T75"> </text:span><text:span text:style-name="T74">كَانَ</text:span><text:span text:style-name="T75"> </text:span><text:span text:style-name="T74">بَيْنَهُ</text:span><text:span text:style-name="T75"> </text:span><text:span text:style-name="T74">وَ</text:span><text:span text:style-name="T75"> </text:span><text:span text:style-name="T74">بَيْنَ</text:span><text:span text:style-name="T75"> </text:span><text:span text:style-name="T74">أَخِيهِ</text:span><text:span text:style-name="T75"> </text:span><text:span text:style-name="T74">الصَّغِيرِ. فَقَالَ</text:span><text:span text:style-name="T75"> </text:span><text:span text:style-name="T74">لَهُ</text:span><text:span text:style-name="T75"> </text:span><text:span text:style-name="T74">جُوحَا: اَلْحَقُّ</text:span><text:span text:style-name="T75"> </text:span><text:span text:style-name="T74">مَعَكَ</text:span><text:span text:style-name="T75"> </text:span><text:span text:style-name="T74">وَأَخُوكَ</text:span><text:span text:style-name="T75"> </text:span><text:span text:style-name="T74">مُخْطِئٌ. وانْصَرَفَ</text:span><text:span text:style-name="T75"> </text:span><text:span text:style-name="T74">الأَخُ</text:span><text:span text:style-name="T75"> </text:span><text:span text:style-name="T74">الأَكْبَرُ</text:span><text:span text:style-name="T75"> </text:span><text:span text:style-name="T74">سَعِيداً</text:span><text:span text:style-name="T75"> </text:span><text:span text:style-name="T74">وَفَرِحَتْ</text:span><text:span text:style-name="T75"> </text:span><text:span text:style-name="T74">زَوْجَةُ</text:span><text:span text:style-name="T75"> </text:span><text:span text:style-name="T74">جُوحَا</text:span><text:span text:style-name="T75"> </text:span><text:span text:style-name="T74">بِحِكْمَةِ</text:span><text:span text:style-name="T75"> </text:span><text:span text:style-name="T74">زَوْجِها. ثُمَّ</text:span><text:span text:style-name="T75"> </text:span><text:span text:style-name="T74">طَرَقَ</text:span><text:span text:style-name="T75"> </text:span><text:span text:style-name="T74">الْبَابَ</text:span><text:span text:style-name="T75"> </text:span><text:span text:style-name="T74">الأَخُ</text:span><text:span text:style-name="T75"> </text:span><text:span text:style-name="T74">الصَّغِيرُ</text:span><text:span text:style-name="T75"> </text:span><text:span text:style-name="T74">وَ</text:span><text:span text:style-name="T75"> </text:span><text:span text:style-name="T74">حَكَي</text:span><text:span text:style-name="T75"> </text:span><text:span text:style-name="T74">مَا</text:span><text:span text:style-name="T75"> </text:span><text:span text:style-name="T74">كَانَ</text:span><text:span text:style-name="T75"> </text:span><text:span text:style-name="T74">بَيْنَهُ</text:span><text:span text:style-name="T75"> </text:span><text:span text:style-name="T74">وَ</text:span><text:span text:style-name="T75"> </text:span><text:span text:style-name="T74">يَيْنَ</text:span><text:span text:style-name="T75"> </text:span><text:span text:style-name="T74">أَخِيهِ. فَقَالَ</text:span><text:span text:style-name="T75"> </text:span><text:span text:style-name="T74">جُوحَا: اَلْحَقُّ</text:span><text:span text:style-name="T75"> </text:span><text:span text:style-name="T74">مَعَكَ</text:span><text:span text:style-name="T75"> </text:span><text:span text:style-name="T74">وَ</text:span><text:span text:style-name="T75"> </text:span><text:span text:style-name="T74">أَخُوكَ</text:span><text:span text:style-name="T75"> </text:span><text:span text:style-name="T74">مُخْطِئٌ. فَانْصَرَفَ</text:span><text:span text:style-name="T75"> </text:span><text:span text:style-name="T74">الأَخُ</text:span><text:span text:style-name="T75"> </text:span><text:span text:style-name="T74">الصَّغِيرُ</text:span><text:span text:style-name="T75"> </text:span><text:span text:style-name="T74">سَعِيداً</text:span><text:span text:style-name="T75"> </text:span><text:span text:style-name="T74">لَكِنَّ</text:span><text:span text:style-name="T75"> </text:span><text:span text:style-name="T74">زَوْجَةَ</text:span><text:span text:style-name="T75"> </text:span><text:span text:style-name="T74">جُوحَا</text:span><text:span text:style-name="T75"> </text:span><text:span text:style-name="T74">صَرَخَتْ</text:span><text:span text:style-name="T75"> </text:span><text:span text:style-name="T74">فِي</text:span><text:span text:style-name="T75"> </text:span><text:span text:style-name="T74">وَجْهِهِ</text:span><text:span text:style-name="T75"> </text:span><text:span text:style-name="T74">غَاضِبةً: كَيْفَ</text:span><text:span text:style-name="T75"> </text:span><text:span text:style-name="T74">تَقُولُ</text:span><text:span text:style-name="T75"> </text:span><text:span text:style-name="T74">لِكُلٍّ</text:span><text:span text:style-name="T75"> </text:span><text:span text:style-name="T74">مِنْهُمَا</text:span><text:span text:style-name="T75"> </text:span><text:span text:style-name="T74">اَلْحَقُّ</text:span><text:span text:style-name="T75"> </text:span><text:span text:style-name="T74">مَعَكَ</text:span><text:span text:style-name="T75"> </text:span><text:span text:style-name="T74">وَ</text:span><text:span text:style-name="T75"> </text:span><text:span text:style-name="T74">أَخُوكَ</text:span><text:span text:style-name="T75"> </text:span><text:span text:style-name="T74">مُخْطِئٌ؟</text:span><text:span text:style-name="T75"> </text:span><text:span text:style-name="T74">هَذَا</text:span><text:span text:style-name="T75"> </text:span><text:span text:style-name="T74">كَلامٌ</text:span><text:span text:style-name="T75"> </text:span><text:span text:style-name="T74">غَيْرُ</text:span><text:span text:style-name="T75"> </text:span><text:span text:style-name="T74">مَعْقُولٍ! فَأَجَابَ</text:span><text:span text:style-name="T75"> </text:span><text:span text:style-name="T74">جُوحَا</text:span><text:span text:style-name="T75"> </text:span><text:span text:style-name="T74">بِهُدُوءٍ: لا</text:span><text:span text:style-name="T75"> </text:span><text:span text:style-name="T74">تَغْضَبِي</text:span><text:span text:style-name="T75"> </text:span><text:span text:style-name="T74">يَا</text:span><text:span text:style-name="T75"> </text:span><text:span text:style-name="T74">زَوْجَتِي. اَلْحَقُّ</text:span><text:span text:style-name="T75"> </text:span><text:span text:style-name="T74">مَعَكِ</text:span><text:span text:style-name="T75"> </text:span><text:span text:style-name="T74">وَ</text:span><text:span text:style-name="T75"> </text:span><text:span text:style-name="T74">أَنَا</text:span><text:span text:style-name="T75"> </text:span><text:span text:style-name="T74">مُخْطِئٌ.</text:span></text:p>
      <text:h text:style-name="P1330" text:outline-level="1"><text:span text:style-name="T66">البَـخِـيـلُ</text:span><text:span text:style-name="T69"> </text:span><text:span text:style-name="T66">وَالْـقِـطَّـةُ</text:span></text:h>
      <text:p text:style-name="P3"><text:soft-page-break/><text:span text:style-name="T95">اِشْتَرَي</text:span><text:span text:style-name="T97"> </text:span><text:span text:style-name="T95">رَجُلٌ</text:span><text:span text:style-name="T97"> </text:span><text:span text:style-name="T95">بَخِيلٌ</text:span><text:span text:style-name="T97"> </text:span><text:span text:style-name="T95">كِيلُوغْرَامًا</text:span><text:span text:style-name="T97"> </text:span><text:span text:style-name="T95">مِنْ</text:span><text:span text:style-name="T97"> </text:span><text:span text:style-name="T95">اللَّحْمِ،</text:span><text:span text:style-name="T97"> </text:span><text:span text:style-name="T95">وَأَحْضَرَهُ</text:span><text:span text:style-name="T97"> </text:span><text:span text:style-name="T95">لِزَوْجَتِهِ</text:span><text:span text:style-name="T97"> </text:span><text:span text:style-name="T95">لِتُجَهِّزَ</text:span><text:span text:style-name="T97"> </text:span><text:span text:style-name="T95">طَعَامَ</text:span><text:span text:style-name="T97"> </text:span><text:span text:style-name="T95">الْغَدَاءِ.</text:span></text:p>
      <text:p text:style-name="P3"><text:span text:style-name="T95">خَرَجَ</text:span><text:span text:style-name="T97"> </text:span><text:span text:style-name="T95">الرَّجُلُ</text:span><text:span text:style-name="T97"> </text:span><text:span text:style-name="T95">لِعَمَلِهِ،</text:span><text:span text:style-name="T97"> </text:span><text:span text:style-name="T95">وَعَادَ</text:span><text:span text:style-name="T97"> </text:span><text:span text:style-name="T95">بَعْدَ</text:span><text:span text:style-name="T97"> </text:span><text:span text:style-name="T95">الظُّهْرِ</text:span><text:span text:style-name="T97"> </text:span><text:span text:style-name="T95">لِلْغَدَاءِ،</text:span><text:span text:style-name="T97"> </text:span><text:span text:style-name="T95">وَسَأَلَ</text:span><text:span text:style-name="T97"> </text:span><text:span text:style-name="T95">زَوْجَتَهُ</text:span><text:span text:style-name="T97"> </text:span><text:span text:style-name="T95">أَنْ</text:span><text:span text:style-name="T97"> </text:span><text:span text:style-name="T95">تُحْضِرَ</text:span><text:span text:style-name="T97"> </text:span><text:span text:style-name="T95">لَهُ</text:span><text:span text:style-name="T97"> </text:span><text:span text:style-name="T95">الطَّعَامَ،</text:span><text:span text:style-name="T97"> </text:span><text:span text:style-name="T95">فَأَحْضَرَتْ</text:span><text:span text:style-name="T97"> </text:span><text:span text:style-name="T95">لَهُ</text:span><text:span text:style-name="T97"> </text:span><text:span text:style-name="T95">خُبْزًا</text:span><text:span text:style-name="T97"> </text:span><text:span text:style-name="T95">وَمَرَقًا. فَسَأَلَهَا:</text:span></text:p>
      <text:h text:style-name="P1332" text:outline-level="1"><text:span text:style-name="T66">- وَأَيْنَ</text:span><text:span text:style-name="T69"> </text:span><text:span text:style-name="T66">اللَّحْمُ</text:span><text:span text:style-name="T69"> </text:span><text:span text:style-name="T66">الَّذَى</text:span><text:span text:style-name="Footnote_20_Symbol"><text:span text:style-name="T66"><text:note text:id="ftn17" text:note-class="footnote"><text:note-citation>1</text:note-citation><text:note-body><text:p text:style-name="P228"><text:s/><text:span text:style-name="T95">Относительные местоимения </text:span><text:span text:style-name="T101">اَلَّذِى</text:span><text:span text:style-name="T128"> </text:span><text:span text:style-name="T95">«который; тот, кто», </text:span><text:span text:style-name="T101">اَلَّتِى</text:span><text:span text:style-name="T128"> </text:span><text:span text:style-name="T95">«которая; та, кто» и др. ставятся только после имен определенного состояния. Поэтому в данном случае было бы неправильно сказать:</text:span></text:p><text:p text:style-name="P228"><text:span text:style-name="T101">وَأَيْنَ</text:span><text:span text:style-name="T100"> </text:span><text:span text:style-name="T102">لَحْمٌ</text:span><text:span text:style-name="T100"> </text:span><text:span text:style-name="T101">الَّذَى</text:span><text:span text:style-name="T100"> </text:span><text:span text:style-name="T101">اشْتَرَيْتُهُ؟</text:span></text:p><text:p text:style-name="P1238"/></text:note-body></text:note></text:span></text:span><text:span text:style-name="T69"> </text:span><text:span text:style-name="T66">اشْتَرَيْتُهُ؟</text:span></text:h>
      <text:h text:style-name="P1334" text:outline-level="1"><text:span text:style-name="T95">قَالَتْ: أَكَلَتْهُ</text:span><text:span text:style-name="T97"> </text:span><text:span text:style-name="T95">الْقِطَّةُ.</text:span></text:h>
      <text:p text:style-name="P6"><text:span text:style-name="T66">فَقَامَ</text:span><text:span text:style-name="T69"> </text:span><text:span text:style-name="T66">غَاضِبًا،</text:span><text:span text:style-name="T69"> </text:span><text:span text:style-name="T66">وَخَرَجَ</text:span><text:span text:style-name="T69"> </text:span><text:span text:style-name="T66">مِنْ</text:span><text:span text:style-name="T69"> </text:span><text:span text:style-name="T66">بَيْتِهِ،</text:span><text:span text:style-name="T69"> </text:span><text:span text:style-name="T66">وَاشْتَرَى</text:span><text:span text:style-name="T69"> </text:span><text:span text:style-name="T66">مِيزَانًا،</text:span><text:span text:style-name="T69"> </text:span><text:span text:style-name="T66">وَوَضَعَ</text:span><text:span text:style-name="T69"> </text:span><text:span text:style-name="T66">الْقِطَّةَ</text:span><text:span text:style-name="T69"> </text:span><text:span text:style-name="T66">عَلَى</text:span><text:span text:style-name="T69"> </text:span><text:span text:style-name="T66">الْمِيزَانِ،</text:span><text:span text:style-name="T69"> </text:span><text:span text:style-name="T66">فَوَجَدَ</text:span><text:span text:style-name="T69"> </text:span><text:span text:style-name="T66">وَزْنَهَا</text:span><text:span text:style-name="T69"> </text:span><text:span text:style-name="T66">كِيلُوغْرَامًا. فَقَالَ</text:span><text:span text:style-name="T69"> </text:span><text:span text:style-name="T66">لَهَا: هَذَا</text:span><text:span text:style-name="T69"> </text:span><text:span text:style-name="T66">هُوَ</text:span><text:span text:style-name="T69"> </text:span><text:span text:style-name="T66">اللَّحْمُ</text:span><text:span text:style-name="Footnote_20_Symbol"><text:span text:style-name="T66"><text:note text:id="ftn18" text:note-class="footnote"><text:note-citation>2</text:note-citation><text:note-body><text:p text:style-name="P209"><text:s/><text:span text:style-name="T101">هَذَا</text:span><text:span text:style-name="T100"> </text:span><text:span text:style-name="T102">هُوَ</text:span><text:span text:style-name="T100"> </text:span><text:span text:style-name="T101">اللَّحْمُ</text:span><text:span text:style-name="T128"> <text:s text:c="2"/></text:span><text:span text:style-name="T95">Это – мясо</text:span></text:p><text:p text:style-name="P209"><text:span text:style-name="T95">Между подлежащим и сказуемым поставлено личное местоимение, которое называется </text:span><text:span text:style-name="T101">ضَمِيرُ</text:span><text:span text:style-name="T100"> </text:span><text:span text:style-name="T101">الْفَصْلِ</text:span><text:span text:style-name="T128"> </text:span><text:span text:style-name="T95">(«разделяющим местоимением»). Оно ставится в том случае, когда сказуемое является именем определенного состояния и может показаться, что за подлежащим следует имя прилагательное. Например, если мы скажем </text:span><text:span text:style-name="T101">هَذَا</text:span><text:span text:style-name="T109"> </text:span><text:span text:style-name="T101">الْجَالِسُ</text:span><text:span text:style-name="T95">, возможны два смысла:</text:span></text:p><text:p text:style-name="P279">1) Это – сидящий.</text:p><text:p text:style-name="P279">2) Этот сидящий ...</text:p><text:p text:style-name="P209"><text:span text:style-name="T95">Во втором случае получится, что мы не договорили предложение и слово </text:span><text:span text:style-name="T101">الْجَالِسُ</text:span><text:span text:style-name="T128"> </text:span><text:span text:style-name="T95">«сидящий» является прилагательным подлежащего </text:span><text:span text:style-name="T101">هَذَا</text:span><text:span text:style-name="T128"> </text:span><text:span text:style-name="T95">«этот». И для того, чтобы подчеркнуть, что слово </text:span><text:span text:style-name="T101">الْجَالِسُ</text:span><text:span text:style-name="T128"> </text:span><text:span text:style-name="T95">«сидящий» является </text:span><text:span text:style-name="T104">сказуемым</text:span><text:span text:style-name="T95">, мы ставим между ним и подлежащим «разделяющее местоимение» и говорим:</text:span></text:p><text:p text:style-name="P209"><text:span text:style-name="T101">هَذَا</text:span><text:span text:style-name="T109"> </text:span><text:span text:style-name="T101">هُوَ</text:span><text:span text:style-name="T109"> </text:span><text:span text:style-name="T101">الْجَالِسُ</text:span><text:span text:style-name="T128"> <text:s text:c="2"/></text:span><text:span text:style-name="T95">Это – сидящий (или: Это </text:span><text:span text:style-name="T104">есть</text:span><text:span text:style-name="T95"> сидящий)</text:span></text:p><text:p text:style-name="P1238"/></text:note-body></text:note></text:span></text:span><text:span text:style-name="T66">،</text:span><text:span text:style-name="T69"> </text:span><text:span text:style-name="T66">فَأَيْنَ</text:span><text:span text:style-name="T69"> </text:span><text:span text:style-name="T66">الْقِطَّةُ</text:span><text:span text:style-name="T69"> </text:span><text:span text:style-name="T66">؟</text:span></text:p>
      <text:h text:style-name="P1276" text:outline-level="1"><text:span text:style-name="T95">مَوْتُ</text:span><text:span text:style-name="T97"> </text:span><text:span text:style-name="T95">الدِّينَارِ</text:span></text:h>
      <text:h text:style-name="P1334" text:outline-level="1"><text:span text:style-name="T95">قَالَ</text:span><text:span text:style-name="T97"> </text:span><text:span text:style-name="T95">أَشْعَبُ:</text:span></text:h>
      <text:p text:style-name="P3"><text:span text:style-name="T95">جَاءَتْنِي</text:span><text:span text:style-name="T97"> </text:span><text:span text:style-name="T95">امْرَأَةٌ</text:span><text:span text:style-name="T97"> </text:span><text:span text:style-name="T95">وَمَعَهَا</text:span><text:span text:style-name="T97"> </text:span><text:span text:style-name="T95">دِينَارٌ</text:span><text:span text:style-name="T97"> </text:span><text:span text:style-name="T95">وَقَالَتْ: اِحْفَظْ</text:span><text:span text:style-name="T97"> </text:span><text:span text:style-name="T95">هَذَا</text:span><text:span text:style-name="T97"> </text:span><text:span text:style-name="T95">عِنْدَكَ،</text:span><text:span text:style-name="T97"> </text:span><text:span text:style-name="T95">فَوَضَعْتُهُ</text:span><text:span text:style-name="T97"> </text:span><text:span text:style-name="T95">تَحْتَ</text:span><text:span text:style-name="T97"> </text:span><text:span text:style-name="T95">الْفِرَاشِ.</text:span></text:p>
      <text:p text:style-name="P6"><text:span text:style-name="T66">ثُمَّ</text:span><text:span text:style-name="T69"> </text:span><text:span text:style-name="T66">جَاءَتِ</text:span><text:span text:style-name="T69"> </text:span><text:span text:style-name="T66">الْمَرْأَةُ</text:span><text:span text:style-name="T69"> </text:span><text:span text:style-name="T66">بَعْدَ</text:span><text:span text:style-name="T69"> </text:span><text:span text:style-name="T66">أَيَّامٍ</text:span><text:span text:style-name="T69"> </text:span><text:span text:style-name="T66">فَقَالَتْ: هَاتِ</text:span><text:span text:style-name="T69"> </text:span><text:span text:style-name="T66">الدِّينَارَ،</text:span><text:span text:style-name="T69"> </text:span><text:span text:style-name="T66">فَقُلْتُ</text:span><text:span text:style-name="T69"> </text:span><text:span text:style-name="T66">لَهَا: اِرْفَعِي</text:span><text:span text:style-name="T69"> </text:span><text:span text:style-name="T66">فِرَاشِي</text:span><text:span text:style-name="T69"> </text:span><text:span text:style-name="T66">وَخُذِي</text:span><text:span text:style-name="T69"> </text:span><text:span text:style-name="T66">ابْنَهُ،</text:span><text:span text:style-name="T69"> </text:span><text:span text:style-name="T66">فَإِنَّهُ</text:span><text:span text:style-name="T69"> </text:span><text:span text:style-name="T66">قَدْ</text:span><text:span text:style-name="T69"> </text:span><text:span text:style-name="T66">وَلَدَ. </text:span><text:soft-page-break/><text:span text:style-name="T66">فَرَفَعَتْ</text:span><text:span text:style-name="T69"> </text:span><text:span text:style-name="T66">الْفِرَاشَ</text:span><text:span text:style-name="T69"> </text:span><text:span text:style-name="T66">فَوَجَدَتْ</text:span><text:span text:style-name="T69"> </text:span><text:span text:style-name="T66">دِرْهَمًا</text:span><text:span text:style-name="T69"> </text:span><text:span text:style-name="T66">كُنْتُ</text:span><text:span text:style-name="T69"> </text:span><text:span text:style-name="T66">قَدْ</text:span><text:span text:style-name="T69"> </text:span><text:span text:style-name="T66">وَضَعْتُهُ</text:span><text:span text:style-name="Footnote_20_Symbol"><text:span text:style-name="T66"><text:note text:id="ftn19" text:note-class="footnote"><text:note-citation>3</text:note-citation><text:note-body><text:p text:style-name="P298"><text:s/><text:span text:style-name="T107">كُنْتُ</text:span><text:span text:style-name="T109"> </text:span><text:span text:style-name="T107">قَدْ</text:span><text:span text:style-name="T109"> </text:span><text:span text:style-name="T107">وَضَعْتُهُ</text:span><text:span text:style-name="T128"> <text:s text:c="2"/></text:span><text:span text:style-name="T95">Я положил (до этого) ...</text:span></text:p><text:p text:style-name="P298"><text:span text:style-name="T95">Так называемое «преждепрошедшее время». Используется для обозначения действия, которое предшествовало какому-то другому действию. Образуется из глагола </text:span><text:span text:style-name="T101">كَانَ</text:span><text:span text:style-name="T95">прошедшего времени, частицы </text:span><text:span text:style-name="T101">قَدْ</text:span><text:span text:style-name="T128"> </text:span><text:span text:style-name="T95">и соответствующего глагола прошедшего времени. Например:</text:span></text:p><text:p text:style-name="P298"><text:span text:style-name="T128"><text:s text:c="3"/></text:span><text:span text:style-name="T101">تَسَلَّمْتُ</text:span><text:span text:style-name="T128"> </text:span><text:span text:style-name="T101">أَمْسِ</text:span><text:span text:style-name="T100"> </text:span><text:span text:style-name="T101">كُتُبًا</text:span><text:span text:style-name="T100"> </text:span><text:span text:style-name="T102">كُنْتُ</text:span><text:span text:style-name="T103"> </text:span><text:span text:style-name="T102">قَدْ</text:span><text:span text:style-name="T103"> </text:span><text:span text:style-name="T102">حَجَزْتُهَا</text:span><text:span text:style-name="T100"> </text:span><text:span text:style-name="T101">قَبْلَ</text:span><text:span text:style-name="T100"> </text:span><text:span text:style-name="T101">شَهْرٍ</text:span><text:span text:style-name="T95">Я вчера получил книги, которые </text:span><text:span text:style-name="T104">заказывал</text:span><text:span text:style-name="T95"> месяц назад</text:span></text:p><text:p text:style-name="P298"><text:span text:style-name="T128"><text:s text:c="3"/></text:span><text:span text:style-name="T101">وَجَدَ</text:span><text:span text:style-name="T100"> </text:span><text:span text:style-name="T101">أَحْمَدُ</text:span><text:span text:style-name="T100"> </text:span><text:span text:style-name="T101">فَأْسَهُ</text:span><text:span text:style-name="T100"> </text:span><text:span text:style-name="T101">فِي</text:span><text:span text:style-name="T100"> </text:span><text:span text:style-name="T101">الغَابَةِ. </text:span><text:span text:style-name="T102">كَانَ</text:span><text:span text:style-name="T103"> </text:span><text:span text:style-name="T102">قَدْ</text:span><text:span text:style-name="T103"> </text:span><text:span text:style-name="T102">فَقَدَهُ</text:span><text:span text:style-name="T103"> </text:span><text:span text:style-name="T101">قِي</text:span><text:span text:style-name="T100"> </text:span><text:span text:style-name="T101">السَّنَةِ</text:span><text:span text:style-name="T100"> </text:span><text:span text:style-name="T101">الْمَاضِيَةِ</text:span><text:span text:style-name="T100"> </text:span><text:span text:style-name="T101">لَمَّا</text:span><text:span text:style-name="T100"> </text:span><text:span text:style-name="T101">كَانَ</text:span><text:span text:style-name="T100"> </text:span><text:span text:style-name="T101">يَحْتَطِبُ</text:span><text:span text:style-name="T95">Ахмад нашел свой топор в лесу. Он </text:span><text:span text:style-name="T104">потерял</text:span><text:span text:style-name="T95"> его в прошлом году, когда собирал дрова</text:span></text:p><text:p text:style-name="P298"><text:span text:style-name="T128"><text:s text:c="3"/></text:span><text:span text:style-name="T101">تَعَرَّفَتْ</text:span><text:span text:style-name="T100"> </text:span><text:span text:style-name="T101">عَائِشَةُ</text:span><text:span text:style-name="T100"> </text:span><text:span text:style-name="T101">عَلَى</text:span><text:span text:style-name="T100"> </text:span><text:span text:style-name="T101">كَاتِبٍ</text:span><text:span text:style-name="T100"> </text:span><text:span text:style-name="T102">كَانَتْ</text:span><text:span text:style-name="T103"> </text:span><text:span text:style-name="T102">قَدْ</text:span><text:span text:style-name="T103"> </text:span><text:span text:style-name="T102">سَمِعَتْ</text:span><text:span text:style-name="T103"> </text:span><text:span text:style-name="T101">عَنْهُ</text:span><text:span text:style-name="T100"> </text:span><text:span text:style-name="T101">فِي</text:span><text:span text:style-name="T100"> </text:span><text:span text:style-name="T101">صِغَرِهَا</text:span><text:span text:style-name="T95">Аиша познакомилась с писателем, о котором </text:span><text:span text:style-name="T104">слышала</text:span><text:span text:style-name="T95"> в детстве</text:span></text:p><text:p text:style-name="P1238"/></text:note-body></text:note></text:span></text:span><text:span text:style-name="T69"> </text:span><text:span text:style-name="T66">بِجَانِبِ</text:span><text:span text:style-name="T69"> </text:span><text:span text:style-name="T66">الدِّينَارِ</text:span><text:span text:style-name="T69"> </text:span><text:span text:style-name="T66">فَأَخَذَتْهُ.</text:span></text:p>
      <text:p text:style-name="P3"><text:span text:style-name="T95">ثُمَّ</text:span><text:span text:style-name="T97"> </text:span><text:span text:style-name="T95">عَادَتْ</text:span><text:span text:style-name="T97"> </text:span><text:span text:style-name="T95">الْمَرْأَةُ</text:span><text:span text:style-name="T97"> </text:span><text:span text:style-name="T95">بَعْدَ</text:span><text:span text:style-name="T97"> </text:span><text:span text:style-name="T95">أَيَّامٍ،</text:span><text:span text:style-name="T97"> </text:span><text:span text:style-name="T95">فَوَجَدَتْ</text:span><text:span text:style-name="T97"> </text:span><text:span text:style-name="T95">مَعَ</text:span><text:span text:style-name="T97"> </text:span><text:span text:style-name="T95">الدِّينَارِ</text:span><text:span text:style-name="T97"> </text:span><text:span text:style-name="T95">دِرْهَمًا</text:span><text:span text:style-name="T97"> </text:span><text:span text:style-name="T95">آخَرَ</text:span><text:span text:style-name="T97"> </text:span><text:span text:style-name="T95">فَأَخَذَتْهُ،</text:span><text:span text:style-name="T97"> </text:span><text:span text:style-name="T95">وَفِي</text:span><text:span text:style-name="T97"> </text:span><text:span text:style-name="T95">الْمرَّةِ</text:span><text:span text:style-name="T97"> </text:span><text:span text:style-name="T95">الثَّالِثَةِ</text:span><text:span text:style-name="T97"> </text:span><text:span text:style-name="T95">كَذَلِكَ.</text:span></text:p>
      <text:p text:style-name="P3"><text:span text:style-name="T95">قَالَ</text:span><text:span text:style-name="T97"> </text:span><text:span text:style-name="T95">أَشْعَبُ: وَجَاءَتِ</text:span><text:span text:style-name="T97"> </text:span><text:span text:style-name="T95">الْمَرْأَةُ</text:span><text:span text:style-name="T97"> </text:span><text:span text:style-name="T95">فِي</text:span><text:span text:style-name="T97"> </text:span><text:span text:style-name="T95">الْمَرَّةِ</text:span><text:span text:style-name="T97"> </text:span><text:span text:style-name="T95">الرَّابِعَةِ. فَلَمَّا</text:span><text:span text:style-name="T97"> </text:span><text:span text:style-name="T95">رَأَيْتُهَا</text:span><text:span text:style-name="T97"> </text:span><text:span text:style-name="T95">بَكَيْتُ،</text:span><text:span text:style-name="T97"> </text:span><text:span text:style-name="T95">فَقَالَتْ: لِمَاذَا</text:span><text:span text:style-name="T97"> </text:span><text:span text:style-name="T95">تَبْكِي؟</text:span><text:span text:style-name="T97"> </text:span><text:span text:style-name="T95">فَقُلْتُ</text:span><text:span text:style-name="T97"> </text:span><text:span text:style-name="T95">لَهَا: لَقَدْ</text:span><text:span text:style-name="T97"> </text:span><text:span text:style-name="T95">مَاتَ</text:span><text:span text:style-name="T97"> </text:span><text:span text:style-name="T95">دِينَارُكِ</text:span><text:span text:style-name="T97"> </text:span><text:span text:style-name="T95">بَعْدَ</text:span><text:span text:style-name="T97"> </text:span><text:span text:style-name="T95">الْوِلاَدَةِ،</text:span><text:span text:style-name="T97"> </text:span><text:span text:style-name="T95">فَقَالَتْ: وَ</text:span><text:span text:style-name="T97"> </text:span><text:span text:style-name="T95">كَيْفَ</text:span><text:span text:style-name="T97"> </text:span><text:span text:style-name="T95">يَكُونُ</text:span><text:span text:style-name="T97"> </text:span><text:span text:style-name="T95">لِلدِّينَار</text:span><text:span text:style-name="T97"> </text:span><text:span text:style-name="T95">نِفَاسٌ؟</text:span><text:span text:style-name="T97"> </text:span><text:span text:style-name="T95">فَقُلْتُ</text:span><text:span text:style-name="T97"> </text:span><text:span text:style-name="T95">لَهَا: تُصَدِّقِينَ</text:span><text:span text:style-name="T97"> </text:span><text:span text:style-name="T95">أَنَّ</text:span><text:span text:style-name="T97"> </text:span><text:span text:style-name="T95">الدِّينَارَ</text:span><text:span text:style-name="T97"> </text:span><text:span text:style-name="T95">يَلِدُ،</text:span><text:span text:style-name="T97"> </text:span><text:span text:style-name="T95">وَلاَ</text:span><text:span text:style-name="T97"> </text:span><text:span text:style-name="T95">تُصَدِّقِينَ</text:span><text:span text:style-name="T97"> </text:span><text:span text:style-name="T95">أَنَّهُ</text:span><text:span text:style-name="T97"> </text:span><text:span text:style-name="T95">يَمُوت؟!</text:span></text:p>
      <text:h text:style-name="P1330" text:outline-level="1"><text:span text:style-name="T66">الْقُـرْآنُ</text:span><text:span text:style-name="T69"> </text:span><text:span text:style-name="T66">الْـكَـرِيـمُ</text:span></text:h>
      <text:p text:style-name="P9"><text:span text:style-name="T66">كِـتَـابُ</text:span><text:span text:style-name="T69"> </text:span><text:span text:style-name="T66">اللهِ</text:span><text:span text:style-name="T69"> </text:span><text:span text:style-name="T66">الْخَـالِـدُ</text:span></text:p>
      <text:p text:style-name="P6"><text:span text:style-name="T66">كَانَ</text:span><text:span text:style-name="T69"> </text:span><text:span text:style-name="T66">مُحَمَّدٌ</text:span><text:span text:style-name="T69"> </text:span><text:span text:style-name="T66">رَسُولُ</text:span><text:span text:style-name="T69"> </text:span><text:span text:style-name="T66">اللهِ</text:span><text:span text:style-name="T69"> </text:span><text:span text:style-name="T66">(صَلَّى</text:span><text:span text:style-name="T69"> </text:span><text:span text:style-name="T66">اللهُ</text:span><text:span text:style-name="T69"> </text:span><text:span text:style-name="T66">عَلَيْهِ</text:span><text:span text:style-name="T69"> </text:span><text:span text:style-name="T66">وَسَلَّمَ)،</text:span><text:span text:style-name="T69"> </text:span><text:span text:style-name="T66">يَتَعَبَّدُ</text:span><text:span text:style-name="Footnote_20_Symbol"><text:span text:style-name="T66"><text:note text:id="ftn20" text:note-class="footnote"><text:note-citation>4</text:note-citation><text:note-body><text:h text:style-name="P1277" text:outline-level="1"><text:s/><text:span text:style-name="T102">كَانَ</text:span><text:span text:style-name="T100"> </text:span><text:span text:style-name="T101">مُحَمَّدٌ</text:span><text:span text:style-name="T100"> </text:span><text:span text:style-name="T101">رَسُولُ</text:span><text:span text:style-name="T100"> </text:span><text:span text:style-name="T101">اللهِ</text:span><text:span text:style-name="T100"> </text:span><text:span text:style-name="T101">(صَلَّى</text:span><text:span text:style-name="T100"> </text:span><text:span text:style-name="T101">اللهُ</text:span><text:span text:style-name="T100"> </text:span><text:span text:style-name="T101">عَلَيْهِ</text:span><text:span text:style-name="T100"> </text:span><text:span text:style-name="T101">وَسَلَّمَ)،</text:span><text:span text:style-name="T100"> </text:span><text:span text:style-name="T102">يَتَعَبَّدُ</text:span><text:span text:style-name="T128"> <text:s text:c="2"/></text:span><text:span text:style-name="T95">Мухаммад Посланник Аллаха (да благословит его Аллах и приветствует) </text:span><text:span text:style-name="T104">поклонялся</text:span><text:span text:style-name="T95">...</text:span></text:h><text:h text:style-name="P1277" text:outline-level="1"><text:span text:style-name="T106">Запомните</text:span><text:span text:style-name="T95">: Сочетание глагола </text:span><text:span text:style-name="T101">كَانَ</text:span><text:span text:style-name="T128"> </text:span><text:span text:style-name="T95">с другим глаголом настояще-будущего времени дает смысл </text:span><text:span text:style-name="T104">продолжительности</text:span><text:span text:style-name="T95"> действия. Сравните:</text:span></text:h><text:h text:style-name="P1277" text:outline-level="1"><text:span text:style-name="T128"><text:s text:c="3"/></text:span><text:span text:style-name="T102">ذَهَبَ</text:span><text:span text:style-name="T100"> </text:span><text:span text:style-name="T101">أَبِي</text:span><text:span text:style-name="T100"> </text:span><text:span text:style-name="T101">إِلَى</text:span><text:span text:style-name="T100"> </text:span><text:span text:style-name="T101">تِلْكَ</text:span><text:span text:style-name="T100"> </text:span><text:span text:style-name="T101">الْمَكْتَبَةِ</text:span><text:span text:style-name="T95">Мой отец </text:span><text:span text:style-name="T104">пошел</text:span><text:span text:style-name="T95"> в ту библиотеку</text:span></text:h><text:h text:style-name="P1277" text:outline-level="1"><text:span text:style-name="T102">كَانَ</text:span><text:span text:style-name="T100"> </text:span><text:span text:style-name="T101">أَبِي</text:span><text:span text:style-name="T100"> </text:span><text:span text:style-name="T102">يَذْهَبُ</text:span><text:span text:style-name="T100"> </text:span><text:span text:style-name="T101">إِلَى</text:span><text:span text:style-name="T100"> </text:span><text:span text:style-name="T101">تِلْكَ</text:span><text:span text:style-name="T100"> </text:span><text:span text:style-name="T101">الْمَكْتَبَةِ</text:span><text:span text:style-name="T128"> <text:s text:c="2"/></text:span><text:span text:style-name="T95">Мой отец </text:span><text:span text:style-name="T104">ходил</text:span><text:span text:style-name="T95"> в ту библиотеку</text:span></text:h><text:p text:style-name="P1238"/></text:note-body></text:note></text:span></text:span><text:span text:style-name="T69"> </text:span><text:span text:style-name="T66">فِي</text:span><text:span text:style-name="T69"> </text:span><text:span text:style-name="T66">غَار</text:span><text:span text:style-name="T69"> </text:span><text:span text:style-name="T66">حِرَاءَ. ولَمَّا</text:span><text:span text:style-name="T69"> </text:span><text:span text:style-name="T66">بَلَغَ</text:span><text:span text:style-name="T69"> </text:span><text:span text:style-name="T66">أَرْبَعِينَ</text:span><text:span text:style-name="T69"> </text:span><text:span text:style-name="T66">سَنَةً،</text:span><text:span text:style-name="T69"> </text:span><text:span text:style-name="T66">نَزَلَ</text:span><text:span text:style-name="T69"> </text:span><text:span text:style-name="T66">عَلَيْهِ</text:span><text:span text:style-name="T69"> </text:span><text:span text:style-name="T66">الْمَلَكُ</text:span><text:span text:style-name="T69"> </text:span><text:span text:style-name="T66">جِبْريلُ</text:span><text:span text:style-name="T69"> </text:span><text:span text:style-name="T66">الأَمِينُ</text:span><text:span text:style-name="T69"> </text:span><text:span text:style-name="T66">بِالْوَحْيِ.وَأَوَّلُ</text:span><text:span text:style-name="T69"> </text:span><text:span text:style-name="T66">مَا</text:span><text:span text:style-name="T69"> </text:span><text:span text:style-name="T66">نَزَلَ</text:span><text:span text:style-name="T69"> </text:span><text:span text:style-name="T66">مِنَ</text:span><text:span text:style-name="T69"> </text:span><text:span text:style-name="T66">الْقُرْآنِ</text:span><text:span text:style-name="T69"> </text:span><text:span text:style-name="T66">الْكَرِيمِ:</text:span></text:p>
      <text:p text:style-name="P3"><text:soft-page-break/><text:span text:style-name="T97"><text:s/></text:span><text:span text:style-name="T95">﴿اقْرَأْ</text:span><text:span text:style-name="T97"> </text:span><text:span text:style-name="T95">باسْمِ</text:span><text:span text:style-name="T97"> </text:span><text:span text:style-name="T95">رَبِّكَ</text:span><text:span text:style-name="T97"> </text:span><text:span text:style-name="T95">الَّذِي</text:span><text:span text:style-name="T97"> </text:span><text:span text:style-name="T95">خَلَقَ،</text:span><text:span text:style-name="T97"> </text:span><text:span text:style-name="T95">خَلَقَ</text:span><text:span text:style-name="T97"> </text:span><text:span text:style-name="T95">الإنْسَانَ</text:span><text:span text:style-name="T97"> </text:span><text:span text:style-name="T95">مِنْ</text:span><text:span text:style-name="T97"> </text:span><text:span text:style-name="T95">عَلَقٍ،</text:span><text:span text:style-name="T97"> </text:span><text:span text:style-name="T95">اقْرَأْ</text:span><text:span text:style-name="T97"> </text:span><text:span text:style-name="T95">وَرَبُّكَ</text:span><text:span text:style-name="T97"> </text:span><text:span text:style-name="T95">الأَكْرَمُ،</text:span><text:span text:style-name="T97"> </text:span><text:span text:style-name="T95">اَلَّذِي</text:span><text:span text:style-name="T97"> </text:span><text:span text:style-name="T95">عَلَّمَ</text:span><text:span text:style-name="T97"> </text:span><text:span text:style-name="T95">بِالْقَلَمِ،</text:span><text:span text:style-name="T97"> </text:span><text:span text:style-name="T95">عَلَّمَ</text:span><text:span text:style-name="T97"> </text:span><text:span text:style-name="T95">الإنْسَانَ</text:span><text:span text:style-name="T97"> </text:span><text:span text:style-name="T95">مَا</text:span><text:span text:style-name="T97"> </text:span><text:span text:style-name="T95">لَمْ</text:span><text:span text:style-name="T97"> </text:span><text:span text:style-name="T95">يَعْلَمْ﴾.</text:span></text:p>
      <text:p text:style-name="P3"><text:span text:style-name="T95">وَتَتَابَعَ</text:span><text:span text:style-name="T97"> </text:span><text:span text:style-name="T95">نُزُولُ</text:span><text:span text:style-name="T97"> </text:span><text:span text:style-name="T95">الْوَحْيِ</text:span><text:span text:style-name="T97"> </text:span><text:span text:style-name="T95">عَلَى</text:span><text:span text:style-name="T97"> </text:span><text:span text:style-name="T95">الرَّسُولِ</text:span><text:span text:style-name="T97"> </text:span><text:span text:style-name="T95">خِلاَلَ</text:span><text:span text:style-name="T97"> </text:span><text:span text:style-name="T95">ثَلاثٍ</text:span><text:span text:style-name="T97"> </text:span><text:span text:style-name="T95">وَعِشْرِينَ</text:span><text:span text:style-name="T97"> </text:span><text:span text:style-name="T95">سَنَةً</text:span><text:span text:style-name="T97"> </text:span><text:span text:style-name="T95">؛</text:span><text:span text:style-name="T97"> </text:span><text:span text:style-name="T95">مِنْهَا</text:span><text:span text:style-name="T97"> </text:span><text:span text:style-name="T95">ثَلاثَ</text:span><text:span text:style-name="T97"> </text:span><text:span text:style-name="T95">عَشْرَةَ</text:span><text:span text:style-name="T97"> </text:span><text:span text:style-name="T95">سَنَةً</text:span><text:span text:style-name="T97"> </text:span><text:span text:style-name="T95">فِي</text:span><text:span text:style-name="T97"> </text:span><text:span text:style-name="T95">مَكَّةَ،</text:span><text:span text:style-name="T97"> </text:span><text:span text:style-name="T95">وَعَشَرُ</text:span><text:span text:style-name="T97"> </text:span><text:span text:style-name="T95">سَنَوَاتٍ</text:span><text:span text:style-name="T97"> </text:span><text:span text:style-name="T95">فِي</text:span><text:span text:style-name="T97"> </text:span><text:span text:style-name="T95">الْمَدِينَةِ</text:span><text:span text:style-name="T97"> </text:span><text:span text:style-name="T95">الْمُنَوَّرَةِ.</text:span></text:p>
      <text:p text:style-name="P3"><text:span text:style-name="T95">وَكَانَ</text:span><text:span text:style-name="T97"> </text:span><text:span text:style-name="T95">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</text:span><text:span text:style-name="T97"> </text:span><text:span text:style-name="T95">يَأمُرُ</text:span><text:span text:style-name="T97"> </text:span><text:span text:style-name="T95">كُتَّابَ</text:span><text:span text:style-name="T97"> </text:span><text:span text:style-name="T95">الْوَحْيِ</text:span><text:span text:style-name="T97"> </text:span><text:span text:style-name="T95">بِكِتَابَةِ</text:span><text:span text:style-name="T97"> </text:span><text:span text:style-name="T95">مَا</text:span><text:span text:style-name="T97"> </text:span><text:span text:style-name="T95">يَنْزِلُ</text:span><text:span text:style-name="T97"> </text:span><text:span text:style-name="T95">عَلَيْهِ</text:span><text:span text:style-name="T97"> </text:span><text:span text:style-name="T95">مِنَ</text:span><text:span text:style-name="T97"> </text:span><text:span text:style-name="T95">الْقُرْآنِ،</text:span><text:span text:style-name="T97"> </text:span><text:span text:style-name="T95">وَبَعْدَ</text:span><text:span text:style-name="T97"> </text:span><text:span text:style-name="T95">وَفَاتِهِ</text:span><text:span text:style-name="T97"> </text:span><text:span text:style-name="T95">(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) قَامَ</text:span><text:span text:style-name="T97"> </text:span><text:span text:style-name="T95">زَيْدٌ</text:span><text:span text:style-name="T97"> </text:span><text:span text:style-name="T95">بْنُ</text:span><text:span text:style-name="T97"> </text:span><text:span text:style-name="T95">ثَابِتٍ</text:span><text:span text:style-name="T97"> </text:span><text:span text:style-name="T95">بِأَمْرٍ</text:span><text:span text:style-name="T97"> </text:span><text:span text:style-name="T95">مِنَ</text:span><text:span text:style-name="T97"> </text:span><text:span text:style-name="T95">الْخَلِيفَةِ</text:span><text:span text:style-name="T97"> </text:span><text:span text:style-name="T95">أَبي</text:span><text:span text:style-name="T97"> </text:span><text:span text:style-name="T95">بَكْرٍ</text:span><text:span text:style-name="T97"> </text:span><text:span text:style-name="T95">–</text:span><text:span text:style-name="T97"> </text:span><text:span text:style-name="T95">رَضِي</text:span><text:span text:style-name="T97"> </text:span><text:span text:style-name="T95">اللهُ</text:span><text:span text:style-name="T97"> </text:span><text:span text:style-name="T95">عَنْهُ</text:span><text:span text:style-name="T97"> </text:span><text:span text:style-name="T95">–</text:span><text:span text:style-name="T97"> </text:span><text:span text:style-name="T95">بِجَمْعِ</text:span><text:span text:style-name="T97"> </text:span><text:span text:style-name="T95">الْقُرْآنِ</text:span><text:span text:style-name="T97"> </text:span><text:span text:style-name="T95">فِي</text:span><text:span text:style-name="T97"> </text:span><text:span text:style-name="T95">مُصْحَفٍ</text:span><text:span text:style-name="T97"> </text:span><text:span text:style-name="T95">وَاحِدٍ،</text:span><text:span text:style-name="T97"> </text:span><text:span text:style-name="T95">مُرَتَّبِ</text:span><text:span text:style-name="T97"> </text:span><text:span text:style-name="T95">السُّوَر</text:span><text:span text:style-name="T97"> </text:span><text:span text:style-name="T95">وَالآيَتِ.</text:span></text:p>
      <text:p text:style-name="P4"><text:span text:style-name="T95">وَالآيَاتُ</text:span><text:span text:style-name="T97"> </text:span><text:span text:style-name="T95">وَالسُّوَرُ</text:span><text:span text:style-name="T97"> </text:span><text:span text:style-name="T95">الَّتي</text:span><text:span text:style-name="T97"> </text:span><text:span text:style-name="T95">نَزَلَتْ</text:span><text:span text:style-name="T97"> </text:span><text:span text:style-name="T95">قَبْلَ</text:span><text:span text:style-name="T97"> </text:span><text:span text:style-name="T95">الْهِجْرَةِ</text:span><text:span text:style-name="T97"> </text:span><text:span text:style-name="T95">فِي</text:span><text:span text:style-name="T97"> </text:span><text:span text:style-name="T95">مَكَّةَ</text:span><text:span text:style-name="T97"> </text:span><text:span text:style-name="T95">تُسَمَّى</text:span><text:span text:style-name="T97"> </text:span><text:span text:style-name="T95">"مَكِّيَّةً" وَالَّتي</text:span><text:span text:style-name="T97"> </text:span><text:span text:style-name="T95">نَزَلَتْ</text:span><text:span text:style-name="T97"> </text:span><text:span text:style-name="T95">فِي</text:span><text:span text:style-name="T97"> </text:span><text:span text:style-name="T95">الْمَدِينَةِ</text:span><text:span text:style-name="T97"> </text:span><text:span text:style-name="T95">بَعْدَ</text:span><text:span text:style-name="T97"> </text:span><text:span text:style-name="T95">الْهِجْرَةِ</text:span><text:span text:style-name="T97"> </text:span><text:span text:style-name="T95">تُسَمَّى</text:span><text:span text:style-name="T97"> </text:span><text:span text:style-name="T95">"مَدَنِيَّةً".</text:span></text:p>
      <text:p text:style-name="P4"><text:span text:style-name="T95">وَقَسَّمَ</text:span><text:span text:style-name="T97"> </text:span><text:span text:style-name="T95">الْعُلَمَاءُ</text:span><text:span text:style-name="T97"> </text:span><text:span text:style-name="T95">الْقُرْآنَ</text:span><text:span text:style-name="T97"> </text:span><text:span text:style-name="T95">الْكَرِيمَ</text:span><text:span text:style-name="T97"> </text:span><text:span text:style-name="T95">إلَى</text:span><text:span text:style-name="T97"> </text:span><text:span text:style-name="T95">ثَلاَثِينَ</text:span><text:span text:style-name="T97"> </text:span><text:span text:style-name="T95">جُزْءاً،</text:span><text:span text:style-name="T97"> </text:span><text:span text:style-name="T95">وَكُلُّ</text:span><text:span text:style-name="T97"> </text:span><text:span text:style-name="T95">جُزْءٍ</text:span><text:span text:style-name="T97"> </text:span><text:span text:style-name="T95">قَسَّمُوهُ</text:span><text:span text:style-name="T97"> </text:span><text:span text:style-name="T95">إلَى</text:span><text:span text:style-name="T97"> </text:span><text:span text:style-name="T95">حِزْبَيْنِ،</text:span><text:span text:style-name="T97"> </text:span><text:span text:style-name="T95">وَكُلَّ</text:span><text:span text:style-name="T97"> </text:span><text:span text:style-name="T95">حِزْبٍ</text:span><text:span text:style-name="T97"> </text:span><text:span text:style-name="T95">إلَى</text:span><text:span text:style-name="T97"> </text:span><text:span text:style-name="T95">أَرْبَعَةِ</text:span><text:span text:style-name="T97"> </text:span><text:span text:style-name="T95">أَرْبَاعٍ.</text:span></text:p>
      <text:p text:style-name="P4"><text:span text:style-name="T95">وَالْقُرْآنُ</text:span><text:span text:style-name="T97"> </text:span><text:span text:style-name="T95">الْكَرِيمُ</text:span><text:span text:style-name="T97"> </text:span><text:span text:style-name="T95">كِتَابُ</text:span><text:span text:style-name="T97"> </text:span><text:span text:style-name="T95">اللهِ</text:span><text:span text:style-name="T97"> </text:span><text:span text:style-name="T95">الْخَالِدُ،</text:span><text:span text:style-name="T97"> </text:span><text:span text:style-name="T95">وَهُوَ</text:span><text:span text:style-name="T97"> </text:span><text:span text:style-name="T95">الْمُعْجِزَةُ</text:span><text:span text:style-name="T97"> </text:span><text:span text:style-name="T95">الْكُبْرَى،</text:span><text:span text:style-name="T97"> </text:span><text:span text:style-name="T95">نَزَلَ</text:span><text:span text:style-name="T97"> </text:span><text:span text:style-name="T95">بِهِ</text:span><text:span text:style-name="T97"> </text:span><text:span text:style-name="T95">جِبْريلُ</text:span><text:span text:style-name="T97"> </text:span><text:span text:style-name="T95">الأَِمينُ</text:span><text:span text:style-name="T97"> </text:span><text:span text:style-name="T95">عَلَى</text:span><text:span text:style-name="T97"> </text:span><text:span text:style-name="T95">النَّبِيِّ</text:span><text:span text:style-name="T97"> </text:span><text:span text:style-name="T95">الْأُمِّيِّ</text:span><text:span text:style-name="T97"> </text:span><text:span text:style-name="T95">مُحَمَّدٍ</text:span><text:span text:style-name="T97"> </text:span><text:span text:style-name="T95">(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).</text:span></text:p>
      <text:p text:style-name="P4"><text:span text:style-name="T95">فِيهِ</text:span><text:span text:style-name="T97"> </text:span><text:span text:style-name="T95">أَخْبَارُ</text:span><text:span text:style-name="T97"> </text:span><text:span text:style-name="T95">الْأُمَمِ</text:span><text:span text:style-name="T97"> </text:span><text:span text:style-name="T95">السَّابِقَةِ،</text:span><text:span text:style-name="T97"> </text:span><text:span text:style-name="T95">وَقِصَصُ</text:span><text:span text:style-name="T97"> </text:span><text:span text:style-name="T95">الأنْبِيَاء</text:span><text:span text:style-name="T97"> </text:span><text:span text:style-name="T95">وَالْمُرْسَلِينَ</text:span><text:span text:style-name="T97"> </text:span><text:span text:style-name="T95">مِنْ</text:span><text:span text:style-name="T97"> </text:span><text:span text:style-name="T95">آدَمَ</text:span><text:span text:style-name="T97"> </text:span><text:span text:style-name="T95">(عَلَيْهِ</text:span><text:span text:style-name="T97"> </text:span><text:span text:style-name="T95">السَّلامُ) إلَى</text:span><text:span text:style-name="T97"> </text:span><text:span text:style-name="T95">خَاتَمِ</text:span><text:span text:style-name="T97"> </text:span><text:span text:style-name="T95">الأَنْبِيَاءِ</text:span><text:span text:style-name="T97"> </text:span><text:span text:style-name="T95">مُحَمَّدٍ</text:span><text:span text:style-name="T97"> </text:span><text:span text:style-name="T95">(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).</text:span></text:p>
      <text:h text:style-name="P1335" text:outline-level="1"><text:span text:style-name="T95">وَهُوَ</text:span><text:span text:style-name="T97"> </text:span><text:span text:style-name="T95">دُسْتُورُ</text:span><text:span text:style-name="T97"> </text:span><text:span text:style-name="T95">الْمُسْلِمِينَ</text:span><text:span text:style-name="T97"> </text:span><text:span text:style-name="T95">يُنَظِّمُ</text:span><text:span text:style-name="T97"> </text:span><text:span text:style-name="T95">حَيَاتَهُمْ</text:span><text:span text:style-name="T97"> </text:span><text:span text:style-name="T95">فِي</text:span><text:span text:style-name="T97"> </text:span><text:span text:style-name="T95">الدُّنْيَا</text:span><text:span text:style-name="T97"> </text:span><text:span text:style-name="T95">وَالآخِرَةِ،</text:span><text:span text:style-name="T97"> </text:span><text:span text:style-name="T95">يَسَّرَ</text:span><text:span text:style-name="T97"> </text:span><text:span text:style-name="T95">اللهُ</text:span><text:span text:style-name="T97"> </text:span><text:span text:style-name="T95">حِفْظَهُ</text:span><text:span text:style-name="T97"> </text:span><text:span text:style-name="T95">عَلَى</text:span><text:span text:style-name="T97"> </text:span><text:span text:style-name="T95">خَلْقِهِ،</text:span><text:span text:style-name="T97"> </text:span><text:span text:style-name="T95">وَقَالَ</text:span><text:span text:style-name="T97"> </text:span><text:span text:style-name="T95">تَعَالَى: ﴿وَلَقَدْ</text:span><text:span text:style-name="T97"> </text:span><text:span text:style-name="T95">يَسَّرْنَا</text:span><text:span text:style-name="T97"> </text:span><text:span text:style-name="T95">الْقُرْآنَ</text:span><text:span text:style-name="T97"> </text:span><text:span text:style-name="T95">لِلذِّكْر</text:span><text:span text:style-name="T97"> </text:span><text:span text:style-name="T95">فَهَلْ</text:span><text:span text:style-name="T97"> </text:span><text:span text:style-name="T95">مِنْ</text:span><text:span text:style-name="T97"> </text:span><text:span text:style-name="T95">مُدَّكِرٍ﴾.</text:span></text:h>
      <text:p text:style-name="P4"><text:span text:style-name="T95">وَعَلَيْنَا</text:span><text:span text:style-name="T97"> </text:span><text:span text:style-name="T95">أَنْ</text:span><text:span text:style-name="T97"> </text:span><text:span text:style-name="T95">نَتَعَلَّمَ</text:span><text:span text:style-name="T97"> </text:span><text:span text:style-name="T95">تِلاَوَتَهُ،</text:span><text:span text:style-name="T97"> </text:span><text:span text:style-name="T95">وَنَتَعَبَّدَ</text:span><text:span text:style-name="T97"> </text:span><text:span text:style-name="T95">بِحِفْظِهِ</text:span><text:span text:style-name="T97"> </text:span><text:span text:style-name="T95">وَمُذَاكَرَتِهِ،</text:span><text:span text:style-name="T97"> </text:span><text:span text:style-name="T95">وَنَتَقَرَّبَ</text:span><text:span text:style-name="T97"> </text:span><text:span text:style-name="T95">إلَى</text:span><text:span text:style-name="T97"> </text:span><text:span text:style-name="T95">اللهِ</text:span><text:span text:style-name="T97"> </text:span><text:span text:style-name="T95">بِالْعَمَلِ</text:span><text:span text:style-name="T97"> </text:span><text:span text:style-name="T95">بِهِ،</text:span><text:span text:style-name="T97"> </text:span><text:span text:style-name="T95">وَالإيمَانِ</text:span><text:span text:style-name="T97"> </text:span><text:span text:style-name="T95">بِأَنَّهُ</text:span><text:span text:style-name="T97"> </text:span><text:span text:style-name="T95">مِنْ</text:span><text:span text:style-name="T97"> </text:span><text:span text:style-name="T95">عِنْدِ</text:span><text:span text:style-name="T97"> </text:span><text:span text:style-name="T95">اللهِ.</text:span></text:p>
      <text:p text:style-name="P4"><text:soft-page-break/><text:span text:style-name="T95">وَالْقُرْآنُ</text:span><text:span text:style-name="T97"> </text:span><text:span text:style-name="T95">الْكَرِيمُ</text:span><text:span text:style-name="T97"> </text:span><text:span text:style-name="T95">مَحْفُوظٌ</text:span><text:span text:style-name="T97"> </text:span><text:span text:style-name="T95">مِنَ</text:span><text:span text:style-name="T97"> </text:span><text:span text:style-name="T95">اللهِ</text:span><text:span text:style-name="T97"> </text:span><text:span text:style-name="T95">تَعَالَى</text:span><text:span text:style-name="T97"> </text:span><text:span text:style-name="T95">إلَى</text:span><text:span text:style-name="T97"> </text:span><text:span text:style-name="T95">يَوْمِ</text:span><text:span text:style-name="T97"> </text:span><text:span text:style-name="T95">القِيَامَةِ،</text:span><text:span text:style-name="T97"> </text:span><text:span text:style-name="T95">قَالَ</text:span><text:span text:style-name="T97"> </text:span><text:span text:style-name="T95">تَعَالَى:</text:span></text:p>
      <text:h text:style-name="P1333" text:outline-level="1"><text:span text:style-name="T66">﴿إنَّا</text:span><text:span text:style-name="T69"> </text:span><text:span text:style-name="T66">نَحْنُ</text:span><text:span text:style-name="T69"> </text:span><text:span text:style-name="T66">نَزَّلْنَا</text:span><text:span text:style-name="T69"> </text:span><text:span text:style-name="T66">الذِّكْرَ،</text:span><text:span text:style-name="T69"> </text:span><text:span text:style-name="T66">وَإنَّا</text:span><text:span text:style-name="T69"> </text:span><text:span text:style-name="T66">لَهُ</text:span><text:span text:style-name="T69"> </text:span><text:span text:style-name="T66">لَحَافِظُونَ</text:span><text:span text:style-name="Footnote_20_Symbol"><text:span text:style-name="T66"><text:note text:id="ftn21" text:note-class="footnote"><text:note-citation>5</text:note-citation><text:note-body><text:h text:style-name="P1277" text:outline-level="1"><text:s/><text:span text:style-name="T95">Буква </text:span><text:span text:style-name="T101">لَـ...</text:span><text:span text:style-name="T95"> в слове </text:span><text:span text:style-name="T101">لَحَافِظُونَ</text:span><text:span text:style-name="T128"> </text:span><text:span text:style-name="T95">называется </text:span><text:span text:style-name="T101">لاَمُ</text:span><text:span text:style-name="T109"> </text:span><text:span text:style-name="T101">الاِبْتِدَاءِ</text:span><text:span text:style-name="T128"> </text:span><text:span text:style-name="T95">«лям начинания» и ставится для усиления смысла. При этом она не влияет на то слово, к которому присоединяется. «Лям начинания» входит в следующие части речи:</text:span></text:h><text:h text:style-name="P1278" text:outline-level="1">1) В подлежащее (при условии, что подлежащее не стоит после сказуемого - как в пункте № 2 ниже). Например:</text:h><text:h text:style-name="P1277" text:outline-level="1"><text:span text:style-name="T101">لَزَيْدٌ</text:span><text:span text:style-name="T100"> </text:span><text:span text:style-name="T101">أَفْضَلُ</text:span><text:span text:style-name="T100"> </text:span><text:span text:style-name="T101">صَدِيقٍ</text:span><text:span text:style-name="T128"> <text:s text:c="2"/></text:span><text:span text:style-name="T95">Зейд – лучший друг!</text:span></text:h><text:h text:style-name="P1278" text:outline-level="1">2) В сказуемое, если оно стоит перед подлежащим. Например:</text:h><text:h text:style-name="P1277" text:outline-level="1"><text:span text:style-name="T101">لَجَمِيلَةٌ</text:span><text:span text:style-name="T100"> </text:span><text:span text:style-name="T101">هِيَ</text:span><text:span text:style-name="T128"> <text:s text:c="2"/></text:span><text:span text:style-name="T95">Красивая она!</text:span></text:h><text:h text:style-name="P1277" text:outline-level="1"><text:span text:style-name="T95">3) В сказуемое при предлоге </text:span><text:span text:style-name="T101">إنَّ</text:span><text:span text:style-name="T95">. Например:</text:span></text:h><text:h text:style-name="P1277" text:outline-level="1"><text:span text:style-name="T101">إنَّ</text:span><text:span text:style-name="T100"> </text:span><text:span text:style-name="T101">ابْنَكَ</text:span><text:span text:style-name="T100"> </text:span><text:span text:style-name="T101">لَصَالِحٌ</text:span><text:span text:style-name="T128"> <text:s text:c="2"/></text:span><text:span text:style-name="T95">Поистине, твой сын – праведник!</text:span></text:h><text:h text:style-name="P1277" text:outline-level="1"><text:span text:style-name="T95">4) В подлежащее при предлоге </text:span><text:span text:style-name="T101">إنَّ</text:span><text:span text:style-name="T95">, если оно стоит после сказуемого при </text:span><text:span text:style-name="T101">إنَّ</text:span><text:span text:style-name="T95">. Например:</text:span></text:h><text:h text:style-name="P1277" text:outline-level="1"><text:span text:style-name="T101">إنَّ</text:span><text:span text:style-name="T100"> </text:span><text:span text:style-name="T101">فِي</text:span><text:span text:style-name="T100"> </text:span><text:span text:style-name="T101">ذَلِكَ</text:span><text:span text:style-name="T100"> </text:span><text:span text:style-name="T101">لَعِبْرَةً</text:span><text:span text:style-name="T128"> <text:s text:c="2"/></text:span><text:span text:style-name="T95">Поистине, в этом – поучительный урок!</text:span></text:h><text:h text:style-name="P1278" text:outline-level="1">5) В глагол настояще-будущего времени:</text:h><text:h text:style-name="P1277" text:outline-level="1"><text:span text:style-name="T101">لَتَنْهَضُ</text:span><text:span text:style-name="T100"> </text:span><text:span text:style-name="T101">أُمَّتُنَا</text:span><text:span text:style-name="T100"> </text:span><text:span text:style-name="T101">بِإِذْنِ</text:span><text:span text:style-name="T100"> </text:span><text:span text:style-name="T101">اللهِ</text:span><text:span text:style-name="T128"> <text:s text:c="2"/></text:span><text:span text:style-name="T95">Возродиться наша община с дозволения Аллаха!</text:span></text:h><text:h text:style-name="P1277" text:outline-level="1"><text:span text:style-name="T95">6) В глаголы </text:span><text:span text:style-name="T101">نِعْمَ</text:span><text:span text:style-name="T128"> </text:span><text:span text:style-name="T95">и </text:span><text:span text:style-name="T101">بِئْسَ</text:span><text:span text:style-name="T128"> </text:span><text:span text:style-name="T95">(см. гл </text:span><text:span text:style-name="T94">I</text:span><text:span text:style-name="T95">, §. 22). Например:</text:span></text:h><text:h text:style-name="P1277" text:outline-level="1"><text:span text:style-name="T101">لَبِئْسَ</text:span><text:span text:style-name="T100"> </text:span><text:span text:style-name="T101">مَا</text:span><text:span text:style-name="T100"> </text:span><text:span text:style-name="T101">كَانُوا</text:span><text:span text:style-name="T100"> </text:span><text:span text:style-name="T101">يَفْعَلُونَ</text:span><text:span text:style-name="T128"> <text:s text:c="2"/></text:span><text:span text:style-name="T95">Как скверно то, что они делали!</text:span></text:h><text:h text:style-name="P1277" text:outline-level="1"><text:span text:style-name="T101">لَنِعْمَ</text:span><text:span text:style-name="T100"> </text:span><text:span text:style-name="T101">مَا</text:span><text:span text:style-name="T100"> </text:span><text:span text:style-name="T101">سَمِعْتُ</text:span><text:span text:style-name="T100"> </text:span><text:span text:style-name="T101">عَنْكَ</text:span><text:span text:style-name="T128"> <text:s text:c="2"/></text:span><text:span text:style-name="T95">Как прекрасно то, что я услышал о тебе!</text:span></text:h><text:h text:style-name="P1277" text:outline-level="1"><text:span text:style-name="T95">7) В частицу </text:span><text:span text:style-name="T101">قَدْ</text:span><text:span text:style-name="T95">, предшествующую глаголу прошедшего времени и также выражающую усиление. Например:</text:span></text:h><text:h text:style-name="P1277" text:outline-level="1"><text:span text:style-name="T101">لَقَدْ</text:span><text:span text:style-name="T100"> </text:span><text:span text:style-name="T101">قُلْتُ</text:span><text:span text:style-name="T100"> </text:span><text:span text:style-name="T101">ذَلِكَ</text:span><text:span text:style-name="T100"> </text:span><text:span text:style-name="T101">غَيْرَ</text:span><text:span text:style-name="T100"> </text:span><text:span text:style-name="T101">مَرَّةٍ</text:span><text:span text:style-name="T128"> <text:s text:c="2"/></text:span><text:span text:style-name="T95">Я ведь говорил это не раз!</text:span></text:h><text:p text:style-name="P1238"/></text:note-body></text:note></text:span></text:span><text:span text:style-name="T66">﴾.</text:span></text:h>
      <text:h text:style-name="P1331" text:outline-level="1"><text:span text:style-name="T66">الْحَـدِيـثُ</text:span><text:span text:style-name="T69"> </text:span><text:span text:style-name="T66">الشَّـرِيـفُ</text:span></text:h>
      <text:p text:style-name="P4"><text:span text:style-name="T95">الْقُرْآنُ</text:span><text:span text:style-name="T97"> </text:span><text:span text:style-name="T95">الْكَرِيمُ</text:span><text:span text:style-name="T97"> </text:span><text:span text:style-name="T95">هُوَ</text:span><text:span text:style-name="T97"> </text:span><text:span text:style-name="T95">كلاَمُ</text:span><text:span text:style-name="T97"> </text:span><text:span text:style-name="T95">اللهِ</text:span><text:span text:style-name="T97"> </text:span><text:span text:style-name="T95">الَّذِي</text:span><text:span text:style-name="T97"> </text:span><text:span text:style-name="T95">نَزَلَ</text:span><text:span text:style-name="T97"> </text:span><text:span text:style-name="T95">عَلَى</text:span><text:span text:style-name="T97"> </text:span><text:span text:style-name="T95">النَّبِيِّ</text:span><text:span text:style-name="T97"> </text:span><text:span text:style-name="T95">مُحَمَّدٍ</text:span><text:span text:style-name="T97"> </text:span><text:span text:style-name="T95">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</text:span><text:span text:style-name="T97"> </text:span><text:span text:style-name="T95">بِلِسَانٍ</text:span><text:span text:style-name="T97"> </text:span><text:span text:style-name="T95">عَرَبِيٍّ</text:span><text:span text:style-name="T97"> </text:span><text:span text:style-name="T95">مُبِينٍ.</text:span></text:p>
      <text:p text:style-name="P4"><text:span text:style-name="T95">وَالْحَدِيثُ</text:span><text:span text:style-name="T97"> </text:span><text:span text:style-name="T95">الشَّرِيفُ</text:span><text:span text:style-name="T97"> </text:span><text:span text:style-name="T95">هُوَ</text:span><text:span text:style-name="T97"> </text:span><text:span text:style-name="T95">مَا</text:span><text:span text:style-name="T97"> </text:span><text:span text:style-name="T95">رُوِيَ</text:span><text:span text:style-name="T97"> </text:span><text:span text:style-name="T95">عَنْ</text:span><text:span text:style-name="T97"> </text:span><text:span text:style-name="T95">النَّبِيِّ</text:span><text:span text:style-name="T97"> </text:span><text:span text:style-name="T95">(عَلَيْهِ</text:span><text:span text:style-name="T97"> </text:span><text:span text:style-name="T95">الصَّلاَةُ</text:span><text:span text:style-name="T97"> </text:span><text:span text:style-name="T95">وَالسَّلاَمُ) مِنْ</text:span><text:span text:style-name="T97"> </text:span><text:span text:style-name="T95">قَوْلٍ</text:span><text:span text:style-name="T97"> </text:span><text:span text:style-name="T95">أوْ</text:span><text:span text:style-name="T97"> </text:span><text:span text:style-name="T95">فِعْلٍ</text:span><text:span text:style-name="T97"> </text:span><text:span text:style-name="T95">أوْ</text:span><text:span text:style-name="T97"> </text:span><text:span text:style-name="T95">تَقْرِيرٍ.</text:span></text:p>
      <text:p text:style-name="P4"><text:span text:style-name="T95">كَانَ</text:span><text:span text:style-name="T97"> </text:span><text:span text:style-name="T95">رُوَاةُ</text:span><text:span text:style-name="T97"> </text:span><text:span text:style-name="T95">الْحَدِيثِ</text:span><text:span text:style-name="T97"> </text:span><text:span text:style-name="T95">يَحْفَظُونَ</text:span><text:span text:style-name="T97"> </text:span><text:span text:style-name="T95">أَقْوَالَ</text:span><text:span text:style-name="T97"> </text:span><text:span text:style-name="T95">الرَّسُولِ</text:span><text:span text:style-name="T97"> </text:span><text:span text:style-name="T95">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</text:span><text:span text:style-name="T97"> </text:span><text:span text:style-name="T95">وَيَنْقُلُونَهَا</text:span><text:span text:style-name="T97"> </text:span><text:span text:style-name="T95">عَنْهُ.</text:span></text:p>
      <text:p text:style-name="P7"><text:span text:style-name="T66">الصَّحَابَةُ</text:span><text:span text:style-name="T69"> </text:span><text:span text:style-name="T66">لَمْ</text:span><text:span text:style-name="T69"> </text:span><text:span text:style-name="T66">يَنْفَرِدُوا</text:span><text:span text:style-name="T69"> </text:span><text:span text:style-name="T66">بِرِوَايَةِ</text:span><text:span text:style-name="T69"> </text:span><text:span text:style-name="T66">الْحَدِيثِ</text:span><text:span text:style-name="T69"> </text:span><text:span text:style-name="T66">بَلْ</text:span><text:span text:style-name="T69"> </text:span><text:span text:style-name="T66">رَوَتْهُ</text:span><text:span text:style-name="T69"> </text:span><text:span text:style-name="T66">أيْضًا</text:span><text:span text:style-name="T69"> </text:span><text:span text:style-name="T66">زَوْجَاتُ</text:span><text:span text:style-name="T69"> </text:span><text:span text:style-name="T66">النَّبِيِّ</text:span><text:span text:style-name="T69"> </text:span><text:span text:style-name="T66">صَلَّى</text:span><text:span text:style-name="T69"> </text:span><text:span text:style-name="T66">اللهُ</text:span><text:span text:style-name="T69"> </text:span><text:span text:style-name="T66">عَلَيْهِ</text:span><text:span text:style-name="T69"> </text:span><text:span text:style-name="T66">وَسَلَّمَ</text:span><text:span text:style-name="T69"> </text:span><text:span text:style-name="T66">وَالصَّحَابِيَّاتُ.</text:span></text:p>
      <text:p text:style-name="P4"><text:span text:style-name="T95">رَضِيَ</text:span><text:span text:style-name="T97"> </text:span><text:span text:style-name="T95">اللهُ</text:span><text:span text:style-name="T97"> </text:span><text:span text:style-name="T95">عَنْكِ</text:span><text:span text:style-name="T97"> </text:span><text:span text:style-name="T95">يَا</text:span><text:span text:style-name="T97"> </text:span><text:span text:style-name="T95">عَائِشَةُ</text:span><text:span text:style-name="T97"> </text:span><text:span text:style-name="T95">لَقَدْ</text:span><text:span text:style-name="T97"> </text:span><text:span text:style-name="T95">كُنْتِ</text:span><text:span text:style-name="T97"> </text:span><text:span text:style-name="T95">تَرْوِينَ</text:span><text:span text:style-name="T97"> </text:span><text:span text:style-name="T95">الْحَدِيثَ</text:span><text:span text:style-name="T97"> </text:span><text:span text:style-name="T95">فِي</text:span><text:span text:style-name="T97"> </text:span><text:span text:style-name="T95">دِقَّةٍ</text:span><text:span text:style-name="T97"> </text:span><text:span text:style-name="T95">وَأَمَانَةٍ.وَلاَ</text:span><text:span text:style-name="T97"> </text:span><text:span text:style-name="T95">يَجُوزُ</text:span><text:span text:style-name="T97"> </text:span><text:span text:style-name="T95">الْكَذِبُ</text:span><text:span text:style-name="T97"> </text:span><text:span text:style-name="T95">فِي</text:span><text:span text:style-name="T97"> </text:span><text:span text:style-name="T95">الْحَدِيثِ</text:span><text:span text:style-name="T97"> </text:span><text:soft-page-break/><text:span text:style-name="T95">الْمَرْوِيِّ</text:span><text:span text:style-name="T97"> </text:span><text:span text:style-name="T95">عَنِ</text:span><text:span text:style-name="T97"> </text:span><text:span text:style-name="T95">النَّبِيِّ</text:span><text:span text:style-name="T97"> </text:span><text:span text:style-name="T95">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</text:span><text:span text:style-name="T97"> </text:span><text:span text:style-name="T95">لأَنَّهُ</text:span><text:span text:style-name="T97"> </text:span><text:span text:style-name="T95">قَالَ: "مَنْ</text:span><text:span text:style-name="T97"> </text:span><text:span text:style-name="T95">كَذَبَ</text:span><text:span text:style-name="T97"> </text:span><text:span text:style-name="T95">عَلَيَّ</text:span><text:span text:style-name="T97"> </text:span><text:span text:style-name="T95">مُتَعَمِّدًا</text:span><text:span text:style-name="T97"> </text:span><text:span text:style-name="T95">فَلْيَتَبَوَّأْ</text:span><text:span text:style-name="T97"> </text:span><text:span text:style-name="T95">مَقْعَدَهُ</text:span><text:span text:style-name="T97"> </text:span><text:span text:style-name="T95">مِنَ</text:span><text:span text:style-name="T97"> </text:span><text:span text:style-name="T95">النَّارِ".وَأَئِمَةُ</text:span><text:span text:style-name="T97"> </text:span><text:span text:style-name="T95">الْحَدِيثِ</text:span><text:span text:style-name="T97"> </text:span><text:span text:style-name="T95">الْمَشْهُورُونَ</text:span><text:span text:style-name="T97"> </text:span><text:span text:style-name="T95">سِتَّةٌ</text:span><text:span text:style-name="T97"> </text:span><text:span text:style-name="T95">هُمْ:</text:span></text:p>
      <text:h text:style-name="P1335" text:outline-level="1"><text:span text:style-name="T95">- اَلْإِمَامُ</text:span><text:span text:style-name="T97"> </text:span><text:span text:style-name="T95">الْبُخَارِيُّ</text:span></text:h>
      <text:h text:style-name="P1337" text:outline-level="1">- وَمُسْلِمٌ</text:h>
      <text:h text:style-name="P1335" text:outline-level="1"><text:span text:style-name="T95">- وَأَبُو</text:span><text:span text:style-name="T97"> </text:span><text:span text:style-name="T95">دَاوُدَ</text:span></text:h>
      <text:h text:style-name="P1337" text:outline-level="1">- وَالنَّسَائيُّ</text:h>
      <text:h text:style-name="P1337" text:outline-level="1">- وَالتِرْمِذِيُّ</text:h>
      <text:h text:style-name="P1335" text:outline-level="1"><text:span text:style-name="T95">- وَابْنُ</text:span><text:span text:style-name="T97"> </text:span><text:span text:style-name="T95">مَاجَهَ</text:span></text:h>
      <text:p text:style-name="P4"><text:span text:style-name="T95">وَالْحَدِيثُ</text:span><text:span text:style-name="T97"> </text:span><text:span text:style-name="T95">الْقُدْسيُّ: مَا</text:span><text:span text:style-name="T97"> </text:span><text:span text:style-name="T95">رَوَاهُ</text:span><text:span text:style-name="T97"> </text:span><text:span text:style-name="T95">الرَّسُولُ</text:span><text:span text:style-name="T97"> </text:span><text:span text:style-name="T95">(عَلَيْهِ</text:span><text:span text:style-name="T97"> </text:span><text:span text:style-name="T95">الصَّلاَةُ</text:span><text:span text:style-name="T97"> </text:span><text:span text:style-name="T95">وَالسَّلاَمُ) عَنْ</text:span><text:span text:style-name="T97"> </text:span><text:span text:style-name="T95">اللهِ</text:span><text:span text:style-name="T97"> </text:span><text:span text:style-name="T95">(عَزَّ</text:span><text:span text:style-name="T97"> </text:span><text:span text:style-name="T95">وَجَل) وَلَفْظُهُ</text:span><text:span text:style-name="T97"> </text:span><text:span text:style-name="T95">مِنْ</text:span><text:span text:style-name="T97"> </text:span><text:span text:style-name="T95">عِنْدِ</text:span><text:span text:style-name="T97"> </text:span><text:span text:style-name="T95">الرَّسُولِ</text:span><text:span text:style-name="T97"> </text:span><text:span text:style-name="T95">(عَلَيْهِ</text:span><text:span text:style-name="T97"> </text:span><text:span text:style-name="T95">الصَّلاَةُ</text:span><text:span text:style-name="T97"> </text:span><text:span text:style-name="T95">وَ</text:span><text:span text:style-name="T97"> </text:span><text:span text:style-name="T95">السَّلاَم).</text:span></text:p>
      <text:p text:style-name="P7"><text:span text:style-name="T66">وَعَلَى</text:span><text:span text:style-name="T69"> </text:span><text:span text:style-name="T66">كُلِّ</text:span><text:span text:style-name="T69"> </text:span><text:span text:style-name="T66">مُسْلِمٍ</text:span><text:span text:style-name="T124">1</text:span><text:span text:style-name="Footnote_20_Symbol"><text:span text:style-name="T66"><text:note text:id="ftn22" text:note-class="footnote"><text:note-citation>6</text:note-citation><text:note-body><text:p text:style-name="P298"><text:s/><text:span text:style-name="T130">وَعَلَى كُلِّ مُسْلِمٍ</text:span> <text:s text:c="2"/>И каждый мусульманин должен...</text:p></text:note-body></text:note></text:span></text:span><text:span text:style-name="T66"> أنْ</text:span><text:span text:style-name="T69"> </text:span><text:span text:style-name="T66">يَحْفَظَ</text:span><text:span text:style-name="T69"> </text:span><text:span text:style-name="T66">آيَاتٍ</text:span><text:span text:style-name="T69"> </text:span><text:span text:style-name="T66">مِنَ</text:span><text:span text:style-name="T69"> </text:span><text:span text:style-name="T66">الْقُرْآنِ</text:span><text:span text:style-name="T69"> </text:span><text:span text:style-name="T66">الْكَرِيمِ</text:span><text:span text:style-name="T69"> </text:span><text:span text:style-name="T66">يَتَعَبَّدُ</text:span><text:span text:style-name="T69"> </text:span><text:span text:style-name="T66">بِتِلاوَتِهَا</text:span><text:span text:style-name="T69"> </text:span><text:span text:style-name="T66">وَتُفِيدُهُ</text:span><text:span text:style-name="T69"> </text:span><text:span text:style-name="T66">فِي</text:span><text:span text:style-name="T69"> </text:span><text:span text:style-name="T66">صَلاتِهِ</text:span><text:span text:style-name="T69"> </text:span><text:span text:style-name="T66">وَحَيَاتِهِ،</text:span><text:span text:style-name="T69"> </text:span><text:span text:style-name="T66">وَعَلَيْهِ</text:span><text:span text:style-name="T69"> </text:span><text:span text:style-name="T66">أيْضًا</text:span><text:span text:style-name="T69"> </text:span><text:span text:style-name="T66">أنْ</text:span><text:span text:style-name="T69"> </text:span><text:span text:style-name="T66">يَتَعَلَّمَ</text:span><text:span text:style-name="T69"> </text:span><text:span text:style-name="T66">بَعْضَ</text:span><text:span text:style-name="T69"> </text:span><text:span text:style-name="T66">اَلأَحَادِيثِ</text:span><text:span text:style-name="T69"> </text:span><text:span text:style-name="T66">النَّبَوِيَّةِ</text:span><text:span text:style-name="T69"> </text:span><text:span text:style-name="T66">الَّتي</text:span><text:span text:style-name="T69"> </text:span><text:span text:style-name="T66">تُفِيدُهُ</text:span><text:span text:style-name="T69"> </text:span><text:span text:style-name="T66">وَتَنْفَعُهُ</text:span><text:span text:style-name="T69"> </text:span><text:span text:style-name="T66">فِي</text:span><text:span text:style-name="T69"> </text:span><text:span text:style-name="T66">مَعْرِفَةِ</text:span><text:span text:style-name="T69"> </text:span><text:span text:style-name="T66">أُمُور</text:span><text:span text:style-name="T69"> </text:span><text:span text:style-name="T66">دِينِهِ.</text:span></text:p>
      <text:p text:style-name="P4"><text:span text:style-name="T95">وَفِي</text:span><text:span text:style-name="T97"> </text:span><text:span text:style-name="T95">مَعَاهِدِ</text:span><text:span text:style-name="T97"> </text:span><text:span text:style-name="T95">تَعْلِيمِ</text:span><text:span text:style-name="T97"> </text:span><text:span text:style-name="T95">اللُّغَةِ</text:span><text:span text:style-name="T97"> </text:span><text:span text:style-name="T95">الْعَرَبِيَّةِ</text:span><text:span text:style-name="T97"> </text:span><text:span text:style-name="T95">لأَبْنَاءِ</text:span><text:span text:style-name="T97"> </text:span><text:span text:style-name="T95">الْمُسْلِمِينَ</text:span><text:span text:style-name="T97"> </text:span><text:span text:style-name="T95">وَفِي</text:span><text:span text:style-name="T97"> </text:span><text:span text:style-name="T95">مَرَاكِزِهَا</text:span><text:span text:style-name="T97"> </text:span><text:span text:style-name="T95">يَجِبُ</text:span><text:span text:style-name="T97"> </text:span><text:span text:style-name="T95">أنْ</text:span><text:span text:style-name="T97"> </text:span><text:span text:style-name="T95">يَتَعَلَّمَ</text:span><text:span text:style-name="T97"> </text:span><text:span text:style-name="T95">الطُّلاَّبُ</text:span><text:span text:style-name="T97"> </text:span><text:span text:style-name="T95">وَالطَّالِبَاتُ</text:span><text:span text:style-name="T97"> </text:span><text:span text:style-name="T95">إلَى</text:span><text:span text:style-name="T97"> </text:span><text:span text:style-name="T95">جَانِبِ</text:span><text:span text:style-name="T97"> </text:span><text:span text:style-name="T95">اللُّغَةِ</text:span><text:span text:style-name="T97"> </text:span><text:span text:style-name="T95">الْعَرَبِيَّةِ</text:span><text:span text:style-name="T97"> </text:span><text:span text:style-name="T95">دُرُوسًا</text:span><text:span text:style-name="T97"> </text:span><text:span text:style-name="T95">مِنَ</text:span><text:span text:style-name="T97"> </text:span><text:span text:style-name="T95">الْقُرْآنِ</text:span><text:span text:style-name="T97"> </text:span><text:span text:style-name="T95">وَالْحَدِيثِ</text:span><text:span text:style-name="T97"> </text:span><text:span text:style-name="T95">وِغَيْرِهِمَا</text:span><text:span text:style-name="T97"> </text:span><text:span text:style-name="T95">مِنَ</text:span><text:span text:style-name="T97"> </text:span><text:span text:style-name="T95">الْعُلُومِ</text:span><text:span text:style-name="T97"> </text:span><text:span text:style-name="T95">الشَّرْعِيَّةِ.</text:span></text:p>
      <text:p text:style-name="P4"><text:span text:style-name="T95">وَالْقُرْآنُ</text:span><text:span text:style-name="T97"> </text:span><text:span text:style-name="T95">الْكَرِيمُ</text:span><text:span text:style-name="T97"> </text:span><text:span text:style-name="T95">وَالْحَدِيثُ</text:span><text:span text:style-name="T97"> </text:span><text:span text:style-name="T95">الشَّرِيفُ</text:span><text:span text:style-name="T97"> </text:span><text:span text:style-name="T95">يُكَوِّنَانِ</text:span><text:span text:style-name="T97"> </text:span><text:span text:style-name="T95">أَسَاسَ</text:span><text:span text:style-name="T97"> </text:span><text:span text:style-name="T95">الشَّرِيعَةِ</text:span><text:span text:style-name="T97"> </text:span><text:span text:style-name="T95">الإسْلامِيَّةِ،</text:span><text:span text:style-name="T97"> </text:span><text:span text:style-name="T95">وَمِنْهُمَا</text:span><text:span text:style-name="T97"> </text:span><text:span text:style-name="T95">نَأْخُذُ</text:span><text:span text:style-name="T97"> </text:span><text:span text:style-name="T95">الدَّلِيلَ</text:span><text:span text:style-name="T97"> </text:span><text:span text:style-name="T95">عَلَى</text:span><text:span text:style-name="T97"> </text:span><text:span text:style-name="T95">كُلِّ</text:span><text:span text:style-name="T97"> </text:span><text:span text:style-name="T95">الأحْكَامِ</text:span><text:span text:style-name="T97"> </text:span><text:span text:style-name="T95">الشَّرْعِيَّةِ. وَهُمَا</text:span><text:span text:style-name="T97"> </text:span><text:span text:style-name="T95">أيْضًا</text:span><text:span text:style-name="T97"> </text:span><text:span text:style-name="T95">أسَاسُ</text:span><text:span text:style-name="T97"> </text:span><text:span text:style-name="T95">الْعَقِيدَةِ</text:span><text:span text:style-name="T97"> </text:span><text:span text:style-name="T95">وَالإيمَانِ</text:span><text:span text:style-name="T97"> </text:span><text:span text:style-name="T95">وَالْعَمَلِ</text:span><text:span text:style-name="T97"> </text:span><text:span text:style-name="T95">الصَّالِحِ.</text:span></text:p>
      <text:p text:style-name="P4"><text:span text:style-name="T95">وَفِي</text:span><text:span text:style-name="T97"> </text:span><text:span text:style-name="T95">حَجَّةِ</text:span><text:span text:style-name="T97"> </text:span><text:span text:style-name="T95">الْوَدَاعِ</text:span><text:span text:style-name="T97"> </text:span><text:span text:style-name="T95">خَطَبَ</text:span><text:span text:style-name="T97"> </text:span><text:span text:style-name="T95">النَّبِيُّ</text:span><text:span text:style-name="T97"> </text:span><text:span text:style-name="T95">صَلَّى</text:span><text:span text:style-name="T97"> </text:span><text:span text:style-name="T95">اللهُ</text:span><text:span text:style-name="T97"> </text:span><text:span text:style-name="T95">عَلَيْهِ</text:span><text:span text:style-name="T97"> </text:span><text:span text:style-name="T95">وَسَلَّمَ</text:span><text:span text:style-name="T97"> </text:span><text:span text:style-name="T95">خُطْبَةَ</text:span><text:span text:style-name="T97"> </text:span><text:span text:style-name="T95">الْوَدَاعِ</text:span><text:span text:style-name="T97"> </text:span><text:span text:style-name="T95">فِي</text:span><text:span text:style-name="T97"> </text:span><text:span text:style-name="T95">عَرَفَاتٍ</text:span><text:span text:style-name="T97"> </text:span><text:span text:style-name="T95">وَقَالَ</text:span><text:span text:style-name="T97"> </text:span><text:span text:style-name="T95">فِيهَا: "إنِّي</text:span><text:span text:style-name="T97"> </text:span><text:span text:style-name="T95">تَرَكْتُ</text:span><text:span text:style-name="T97"> </text:span><text:span text:style-name="T95">فِيكُمْ</text:span><text:span text:style-name="T97"> </text:span><text:span text:style-name="T95">مَا</text:span><text:span text:style-name="T97"> </text:span><text:span text:style-name="T95">إنْ</text:span><text:span text:style-name="T97"> </text:span><text:span text:style-name="T95">تَمَسَّكْتُمْ</text:span><text:span text:style-name="T97"> </text:span><text:span text:style-name="T95">بِهِ</text:span><text:span text:style-name="T97"> </text:span><text:span text:style-name="T95">لَنْ</text:span><text:span text:style-name="T97"> </text:span><text:span text:style-name="T95">تَضِلُّوا</text:span><text:span text:style-name="T97"> </text:span><text:span text:style-name="T95">أَبَدًا،</text:span><text:span text:style-name="T97"> </text:span><text:span text:style-name="T95">كِتَابَ</text:span><text:span text:style-name="T97"> </text:span><text:span text:style-name="T95">اللهِ</text:span><text:span text:style-name="T97"> </text:span><text:span text:style-name="T95">وَسُنَّتِي!"</text:span></text:p>
      <text:h text:style-name="P1333" text:outline-level="1"><text:soft-page-break/><text:span text:style-name="T66">أَلا</text:span><text:span text:style-name="Footnote_20_Symbol"><text:span text:style-name="T66"><text:note text:id="ftn23" text:note-class="footnote"><text:note-citation>7</text:note-citation><text:note-body><text:p text:style-name="P298"><text:s/><text:span text:style-name="T95">Частица </text:span><text:span text:style-name="T101">أَلا</text:span><text:span text:style-name="T128"> </text:span><text:span text:style-name="T95">называется </text:span><text:span text:style-name="T101">حَرْفُ</text:span><text:span text:style-name="T128"> </text:span><text:span text:style-name="T101">التَّنْبِيهِ</text:span><text:span text:style-name="T128"> </text:span><text:span text:style-name="T95">(«частицей побуждения»). Она ставится для привлечения внимания собеседника, то есть говорящий как бы хочет сказать: «Будьте внимательны, я сообщу вам нечто очень важное!». Например:</text:span></text:p><text:p text:style-name="Footnote"><text:span text:style-name="T101">أَلَا</text:span><text:span text:style-name="T100"> </text:span><text:span text:style-name="T101">إِنَّ</text:span><text:span text:style-name="T100"> </text:span><text:span text:style-name="T101">الاِمْتِحَانَاتِ</text:span><text:span text:style-name="T100"> </text:span><text:span text:style-name="T101">قَرِيبَةٌ!</text:span><text:span text:style-name="T95"> <text:s text:c="2"/>(Послушайте!) Поистине</text:span></text:p></text:note-body></text:note></text:span></text:span><text:span text:style-name="T69"> </text:span><text:span text:style-name="T66">هَلْ</text:span><text:span text:style-name="T69"> </text:span><text:span text:style-name="T66">بَلَّغْتُ؟</text:span><text:span text:style-name="T69"> </text:span><text:span text:style-name="T66">اللَّهُمَّ</text:span><text:span text:style-name="T69"> </text:span><text:span text:style-name="T66">فَاشْهَدْ".</text:span></text:h>
      <text:h text:style-name="P1336" text:outline-level="1"><text:span text:style-name="T95">الطَّبِيبُ</text:span><text:span text:style-name="T97"> </text:span><text:span text:style-name="T95">وَالدَّوَاءُ</text:span></text:h>
      <text:p text:style-name="P4"><text:span text:style-name="T95">شَعَرَ</text:span><text:span text:style-name="T97"> </text:span><text:span text:style-name="T95">أَحْمَدُ</text:span><text:span text:style-name="T97"> </text:span><text:span text:style-name="T95">بِأَلَمٍ</text:span><text:span text:style-name="T97"> </text:span><text:span text:style-name="T95">شَدِيدٍ</text:span><text:span text:style-name="T97"> </text:span><text:span text:style-name="T95">فِي</text:span><text:span text:style-name="T97"> </text:span><text:span text:style-name="T95">رَأْسِهِ،</text:span><text:span text:style-name="T97"> </text:span><text:span text:style-name="T95">وَمَغْصٍ</text:span><text:span text:style-name="T97"> </text:span><text:span text:style-name="T95">فِي</text:span><text:span text:style-name="T97"> </text:span><text:span text:style-name="T95">بَطْنِهِ،</text:span><text:span text:style-name="T97"> </text:span><text:span text:style-name="T95">وَاِرْتِفَاعٍ</text:span><text:span text:style-name="T97"> </text:span><text:span text:style-name="T95">فِي</text:span><text:span text:style-name="T97"> </text:span><text:span text:style-name="T95">دَرَجَةِ</text:span><text:span text:style-name="T97"> </text:span><text:span text:style-name="T95">حَرَارَتِهِ</text:span><text:span text:style-name="T97"> </text:span><text:span text:style-name="T95">وَلَمْ</text:span><text:span text:style-name="T97"> </text:span><text:span text:style-name="T95">يَكُنْ</text:span><text:span text:style-name="T97"> </text:span><text:span text:style-name="T95">يَرْغَبُ</text:span><text:span text:style-name="T97"> </text:span><text:span text:style-name="T95">فِي</text:span><text:span text:style-name="T97"> </text:span><text:span text:style-name="T95">تَنَاوَلِ</text:span><text:span text:style-name="T97"> </text:span><text:span text:style-name="T95">الطَّعَامِ.</text:span></text:p>
      <text:p text:style-name="P4"><text:span text:style-name="T95">حَضَرَ</text:span><text:span text:style-name="T97"> </text:span><text:span text:style-name="T95">صَدِيقُهُ</text:span><text:span text:style-name="T97"> </text:span><text:span text:style-name="T95">نُورُ</text:span><text:span text:style-name="T97"> </text:span><text:span text:style-name="T95">الدِّينِ،</text:span><text:span text:style-name="T97"> </text:span><text:span text:style-name="T95">فَرَآهُ</text:span><text:span text:style-name="T97"> </text:span><text:span text:style-name="T95">يَتَأَلَّمُ</text:span><text:span text:style-name="T97"> </text:span><text:span text:style-name="T95">فَسَأَلَهُ</text:span><text:span text:style-name="T97"> </text:span><text:span text:style-name="T95">عَنْ</text:span><text:span text:style-name="T97"> </text:span><text:span text:style-name="T95">حَالِهِ</text:span><text:span text:style-name="T97"> </text:span><text:span text:style-name="T95">فَقَالَ</text:span><text:span text:style-name="T97"> </text:span><text:span text:style-name="T95">لَهُ: عِنْدِي</text:span><text:span text:style-name="T97"> </text:span><text:span text:style-name="T95">صُدَاعٌ</text:span><text:span text:style-name="T97"> </text:span><text:span text:style-name="T95">شَدِيدٌ،</text:span><text:span text:style-name="T97"> </text:span><text:span text:style-name="T95">فَوَضَعَ</text:span><text:span text:style-name="T97"> </text:span><text:span text:style-name="T95">نُورُ</text:span><text:span text:style-name="T97"> </text:span><text:span text:style-name="T95">الدِّينِ</text:span><text:span text:style-name="T97"> </text:span><text:span text:style-name="T95">يَدَهُ</text:span><text:span text:style-name="T97"> </text:span><text:span text:style-name="T95">عَلَى</text:span><text:span text:style-name="T97"> </text:span><text:span text:style-name="T95">رَأْسِ</text:span><text:span text:style-name="T97"> </text:span><text:span text:style-name="T95">أَحْمَدَ</text:span><text:span text:style-name="T97"> </text:span><text:span text:style-name="T95">فَأَحَسَّ</text:span><text:span text:style-name="T97"> </text:span><text:span text:style-name="T95">اِرْتِفَاعًا</text:span><text:span text:style-name="T97"> </text:span><text:span text:style-name="T95">فِي</text:span><text:span text:style-name="T97"> </text:span><text:span text:style-name="T95">الْحَرَارَةِ</text:span><text:span text:style-name="T97"> </text:span><text:span text:style-name="T95">فَأَخَذَهُ</text:span><text:span text:style-name="T97"> </text:span><text:span text:style-name="T95">فَوْرًا</text:span><text:span text:style-name="T97"> </text:span><text:span text:style-name="T95">إِلَى</text:span><text:span text:style-name="T97"> </text:span><text:span text:style-name="T95">مُسْتَشْفَى</text:span><text:span text:style-name="T97"> </text:span><text:span text:style-name="T95">الْجَامِعَةِ.</text:span></text:p>
      <text:p text:style-name="P7"><text:span text:style-name="T66">فَحَصَ</text:span><text:span text:style-name="T69"> </text:span><text:span text:style-name="T66">الطَّبِيبُ</text:span><text:span text:style-name="T69"> </text:span><text:span text:style-name="T66">أَحْمَدَ</text:span><text:span text:style-name="T69"> </text:span><text:span text:style-name="T66">فَحْصًا</text:span><text:span text:style-name="T69"> </text:span><text:span text:style-name="T66">دَقِيقًا،</text:span><text:span text:style-name="T69"> </text:span><text:span text:style-name="T66">وَاِخْتَبَرَ</text:span><text:span text:style-name="T69"> </text:span><text:span text:style-name="T66">صَدْرَهُ</text:span><text:span text:style-name="T69"> </text:span><text:span text:style-name="T66">وَبَطْنَهُ</text:span><text:span text:style-name="T69"> </text:span><text:span text:style-name="T66">وَظَهْرَهُ</text:span><text:span text:style-name="T69"> </text:span><text:span text:style-name="T66">بِالسَّمَّاعَةِ،</text:span><text:span text:style-name="T69"> </text:span><text:span text:style-name="T66">وَطَلَبَ</text:span><text:span text:style-name="T69"> </text:span><text:span text:style-name="T66">مِنْهُ</text:span><text:span text:style-name="T69"> </text:span><text:span text:style-name="T66">أَنْ</text:span><text:span text:style-name="T69"> </text:span><text:span text:style-name="T66">يَتَنَفَّسَ</text:span><text:span text:style-name="T69"> </text:span><text:span text:style-name="T66">بِعُمْقٍ،</text:span><text:span text:style-name="T69"> </text:span><text:span text:style-name="T66">ثُمَّ</text:span><text:span text:style-name="T69"> </text:span><text:span text:style-name="T66">قَاسَ</text:span><text:span text:style-name="T69"> </text:span><text:span text:style-name="T66">ضَغْطَهُ</text:span><text:span text:style-name="T69"> </text:span><text:span text:style-name="T66">وَحَرَارَتَهُ،</text:span><text:span text:style-name="T69"> </text:span><text:span text:style-name="T66">وَكَتَبَ</text:span><text:span text:style-name="T69"> </text:span><text:span text:style-name="T66">لَهُ</text:span><text:span text:style-name="T69"> </text:span><text:span text:style-name="T66">الدَّوَاءَ</text:span><text:span text:style-name="T69"> </text:span><text:span text:style-name="T66">وَالْعِلاَجَ</text:span><text:span text:style-name="T69"> </text:span><text:span text:style-name="T66">وَالأَطْعِمَةَ</text:span><text:span text:style-name="T69"> </text:span><text:span text:style-name="T66">الَّتِى</text:span><text:span text:style-name="T69"> </text:span><text:span text:style-name="T66">يَأْكُلُهَا،</text:span><text:span text:style-name="T69"> </text:span><text:span text:style-name="T66">وَالأَطْعِمَةَ</text:span><text:span text:style-name="T69"> </text:span><text:span text:style-name="T66">الَّتِى</text:span><text:span text:style-name="T69"> </text:span><text:span text:style-name="T66">يَمْتَنِعُ</text:span><text:span text:style-name="T69"> </text:span><text:span text:style-name="T66">عَنْ</text:span><text:span text:style-name="T69"> </text:span><text:span text:style-name="T66">تَنَاوُلِهَا.</text:span></text:p>
      <text:h text:style-name="P1333" text:outline-level="1"><text:span text:style-name="T66">قَالَ</text:span><text:span text:style-name="T69"> </text:span><text:span text:style-name="T66">الطَّبِيبُ</text:span><text:span text:style-name="T69"> </text:span><text:span text:style-name="T66">لأِحْمَدَ:</text:span></text:h>
      <text:p text:style-name="P4"><text:span text:style-name="T95">اُرْقُدْ</text:span><text:span text:style-name="T97"> </text:span><text:span text:style-name="T95">فِي</text:span><text:span text:style-name="T97"> </text:span><text:span text:style-name="T95">السَّرِيرِ،</text:span><text:span text:style-name="T97"> </text:span><text:span text:style-name="T95">وَ</text:span><text:span text:style-name="T97"> </text:span><text:span text:style-name="T95">خُذِ</text:span><text:span text:style-name="T97"> </text:span><text:span text:style-name="T95">الدَّوَاءَ</text:span><text:span text:style-name="T97"> </text:span><text:span text:style-name="T95">بِانْتِظَامٍ،</text:span><text:span text:style-name="T97"> </text:span><text:span text:style-name="T95">وَاشْرَبِ</text:span><text:span text:style-name="T97"> </text:span><text:span text:style-name="T95">اللَّبَنَ</text:span><text:span text:style-name="T97"> </text:span><text:span text:style-name="T95">الدَّافِئَ</text:span><text:span text:style-name="T97"> </text:span><text:span text:style-name="T95">وَلاَ</text:span><text:span text:style-name="T97"> </text:span><text:span text:style-name="T95">تَتَحَرَّكْ</text:span><text:span text:style-name="T97"> </text:span><text:span text:style-name="T95">كَثِيرًا،</text:span><text:span text:style-name="T97"> </text:span><text:span text:style-name="T95">وَلاَ</text:span><text:span text:style-name="T97"> </text:span><text:span text:style-name="T95">تَعْمَلْ</text:span><text:span text:style-name="T97"> </text:span><text:span text:style-name="T95">عَمَلاً</text:span><text:span text:style-name="T97"> </text:span><text:span text:style-name="T95">شَقًّا</text:span><text:span text:style-name="T97"> </text:span><text:span text:style-name="T95">لِمُدَّةِ</text:span><text:span text:style-name="T97"> </text:span><text:span text:style-name="T95">أُسْبُوعٍ.</text:span></text:p>
      <text:p text:style-name="P4"><text:span text:style-name="T95">شَكَرَ</text:span><text:span text:style-name="T97"> </text:span><text:span text:style-name="T95">أَحْمَدُ</text:span><text:span text:style-name="T97"> </text:span><text:span text:style-name="T95">وَصَدِيقُهُ</text:span><text:span text:style-name="T97"> </text:span><text:span text:style-name="T95">الطَّبِيبَ،</text:span><text:span text:style-name="T97"> </text:span><text:span text:style-name="T95">وَأَخَذَ</text:span><text:span text:style-name="T97"> </text:span><text:span text:style-name="T95">نُورُ</text:span><text:span text:style-name="T97"> </text:span><text:span text:style-name="T95">الدِّينِ</text:span><text:span text:style-name="T97"> </text:span><text:span text:style-name="T95">وَرَقَةَ</text:span><text:span text:style-name="T97"> </text:span><text:span text:style-name="T95">الْعِلاَجِ</text:span><text:span text:style-name="T97"> </text:span><text:span text:style-name="T95">وَذَهَبَ</text:span><text:span text:style-name="T97"> </text:span><text:span text:style-name="T95">بِهَا</text:span><text:span text:style-name="T97"> </text:span><text:span text:style-name="T95">إِلَى</text:span><text:span text:style-name="T97"> </text:span><text:span text:style-name="T95">الصَّيْدَلِيَّةِ</text:span><text:span text:style-name="T97"> </text:span><text:span text:style-name="T95">لِيُحْضِرَ</text:span><text:span text:style-name="T97"> </text:span><text:span text:style-name="T95">الدَّوَاءَ. تَقَدَّمَ</text:span><text:span text:style-name="T97"> </text:span><text:span text:style-name="T95">نُورُ</text:span><text:span text:style-name="T97"> </text:span><text:span text:style-name="T95">الدِّينِ</text:span><text:span text:style-name="T97"> </text:span><text:span text:style-name="T95">وَأَعْطَى</text:span><text:span text:style-name="T97"> </text:span><text:span text:style-name="T95">الْوَرَقَةَ</text:span><text:span text:style-name="T97"> </text:span><text:span text:style-name="T95">الصَّيْدَلِيَّ،</text:span><text:span text:style-name="T97"> </text:span><text:span text:style-name="T95">وَطَلَبَ</text:span><text:span text:style-name="T97"> </text:span><text:span text:style-name="T95">مِنْهُ</text:span><text:span text:style-name="T97"> </text:span><text:span text:style-name="T95">الدَّوَاءَ،</text:span><text:span text:style-name="T97"> </text:span><text:span text:style-name="T95">وَهُوَ</text:span><text:span text:style-name="T97"> </text:span><text:span text:style-name="T95">أَقْرَاصٌ</text:span><text:span text:style-name="T97"> </text:span><text:span text:style-name="T95">وَشَرَابٌ</text:span><text:span text:style-name="T97"> </text:span><text:span text:style-name="T95">وَحُقَنٌ،</text:span><text:span text:style-name="T97"> </text:span><text:span text:style-name="T95">ثُمَّ</text:span><text:span text:style-name="T97"> </text:span><text:span text:style-name="T95">كَتَبَ</text:span><text:span text:style-name="T97"> </text:span><text:span text:style-name="T95">الصَّيْدَلِيُّ</text:span><text:span text:style-name="T97"> </text:span><text:span text:style-name="T95">عَلَى</text:span><text:span text:style-name="T97"> </text:span><text:span text:style-name="T95">كُلِّ</text:span><text:span text:style-name="T97"> </text:span><text:span text:style-name="T95">دَوَاءٍ</text:span><text:span text:style-name="T97"> </text:span><text:span text:style-name="T95">طَرِيقَةَ</text:span><text:span text:style-name="T97"> </text:span><text:span text:style-name="T95">تَنَاوُلِهِ.</text:span></text:p>
      <text:p text:style-name="P4"><text:span text:style-name="T95">بَعْدَ</text:span><text:span text:style-name="T97"> </text:span><text:span text:style-name="T95">أُسْبُوعٍ</text:span><text:span text:style-name="T97"> </text:span><text:span text:style-name="T95">رَجَعَ</text:span><text:span text:style-name="T97"> </text:span><text:span text:style-name="T95">أَحْمَدُ</text:span><text:span text:style-name="T97"> </text:span><text:span text:style-name="T95">إِلَى</text:span><text:span text:style-name="T97"> </text:span><text:span text:style-name="T95">الْمُسْتَشْفَى</text:span><text:span text:style-name="T97"> </text:span><text:span text:style-name="T95">فَرَآهُ</text:span><text:span text:style-name="T97"> </text:span><text:span text:style-name="T95">الطَّبِيبُ</text:span><text:span text:style-name="T97"> </text:span><text:span text:style-name="T95">مَرَّةً</text:span><text:span text:style-name="T97"> </text:span><text:span text:style-name="T95">ثَانِيَةً</text:span><text:span text:style-name="T97"> </text:span><text:span text:style-name="T95">وَأَعَادَ</text:span><text:span text:style-name="T97"> </text:span><text:span text:style-name="T95">فَحْصَهُ</text:span><text:span text:style-name="T97"> </text:span><text:span text:style-name="T95">وَطَمْأَنَهُ</text:span><text:span text:style-name="T97"> </text:span><text:span text:style-name="T95">وَقَالَ</text:span><text:span text:style-name="T97"> </text:span><text:span text:style-name="T95">لَهُ: "اَلْحَمْدُ</text:span><text:span text:style-name="T97"> </text:span><text:span text:style-name="T95">لِلَّهِ</text:span><text:span text:style-name="T97"> </text:span><text:span text:style-name="T95">عَلَى</text:span><text:span text:style-name="T97"> </text:span><text:span text:style-name="T95">الشِّفَاءِ!".</text:span></text:p>
      <text:p text:style-name="P7"><text:soft-page-break/><text:span text:style-name="T66">خَرَجَ</text:span><text:span text:style-name="T69"> </text:span><text:span text:style-name="T66">أَحْمَدُ</text:span><text:span text:style-name="T69"> </text:span><text:span text:style-name="T66">مِنَ</text:span><text:span text:style-name="T69"> </text:span><text:span text:style-name="T66">الْمُسْتَشْفَى</text:span><text:span text:style-name="T69"> </text:span><text:span text:style-name="T66">وَهُوَ</text:span><text:span text:style-name="T69"> </text:span><text:span text:style-name="T66">يَقُولُ: "اَلْحَمْدُ</text:span><text:span text:style-name="T69"> </text:span><text:span text:style-name="T66">لِلَّهِ</text:span><text:span text:style-name="T69"> </text:span><text:span text:style-name="T66">إِنَّمَا</text:span><text:span text:style-name="Footnote_20_Symbol"><text:span text:style-name="T66"><text:note text:id="ftn24" text:note-class="footnote"><text:note-citation>8</text:note-citation><text:note-body><text:p text:style-name="P341"><text:s/><text:span text:style-name="T95">Так называемая «частица ограничения» </text:span><text:span text:style-name="T101">إِنَّمَا</text:span><text:span text:style-name="T128"> </text:span><text:span text:style-name="T95">(«исключительно, только») стоит в начале предложения, но при переводе ставится перед последней частью речи. Например:</text:span></text:p><text:p text:style-name="P341"><text:span text:style-name="T101">إِنَّمَا</text:span><text:span text:style-name="T100"> </text:span><text:span text:style-name="T101">الشِّفَاءِ</text:span><text:span text:style-name="T100"> </text:span><text:span text:style-name="T101">مِنَ</text:span><text:span text:style-name="T100"> </text:span><text:span text:style-name="T101">اللهِ</text:span><text:span text:style-name="T128"> <text:s text:c="2"/></text:span><text:span text:style-name="T95">Излечение – </text:span><text:span text:style-name="T104">только</text:span><text:span text:style-name="T95"> от Аллаха</text:span></text:p><text:p text:style-name="P341"><text:span text:style-name="T101">إِنَّمَا</text:span><text:span text:style-name="T100"> </text:span><text:span text:style-name="T101">الصَّدَقَاتُ</text:span><text:span text:style-name="T100"> </text:span><text:span text:style-name="T101">لِلْفُقَرَاءِ</text:span><text:span text:style-name="T128"> <text:s text:c="2"/></text:span><text:span text:style-name="T95">Милостыни – </text:span><text:span text:style-name="T104">только</text:span><text:span text:style-name="T95"> бедным</text:span></text:p><text:p text:style-name="P341"><text:span text:style-name="T101">إِنَّمَا</text:span><text:span text:style-name="T100"> </text:span><text:span text:style-name="T101">الْأَعْمَالُ</text:span><text:span text:style-name="T100"> </text:span><text:span text:style-name="T101">بِالنِّيَاتِ</text:span><text:span text:style-name="T128"> <text:s text:c="2"/></text:span><text:span text:style-name="T95">Дела – </text:span><text:span text:style-name="T104">только</text:span><text:span text:style-name="T95"> по намерениям</text:span></text:p><text:p text:style-name="P1238"/></text:note-body></text:note></text:span></text:span><text:span text:style-name="T69"> </text:span><text:span text:style-name="T66">الشِّفَاءُ</text:span><text:span text:style-name="T69"> </text:span><text:span text:style-name="T66">مِنَ</text:span><text:span text:style-name="T69"> </text:span><text:span text:style-name="T66">اللهِ!"</text:span></text:p>
      <text:h text:style-name="P1331" text:outline-level="1"><text:span text:style-name="T66">الْمَـرْأَةُ</text:span><text:span text:style-name="T69"> </text:span><text:span text:style-name="T66">فِـي</text:span><text:span text:style-name="T69"> </text:span><text:span text:style-name="T66">الإِسْـلامِ</text:span></text:h>
      <text:p text:style-name="P4"><text:span text:style-name="T95">كَانَتِ</text:span><text:span text:style-name="T97"> </text:span><text:span text:style-name="T95">الْمَرْأَةُ</text:span><text:span text:style-name="T97"> </text:span><text:span text:style-name="T95">الْعَرَبِيَّةُ</text:span><text:span text:style-name="T97"> </text:span><text:span text:style-name="T95">فِي</text:span><text:span text:style-name="T97"> </text:span><text:span text:style-name="T95">الْجَاهِلِيَّةِ</text:span><text:span text:style-name="T97"> </text:span><text:span text:style-name="T95">مَحْرُومَةً</text:span><text:span text:style-name="T97"> </text:span><text:span text:style-name="T95">مِنْ</text:span><text:span text:style-name="T97"> </text:span><text:span text:style-name="T95">حُقُوقِهَا</text:span><text:span text:style-name="T97"> </text:span><text:span text:style-name="T95">وَلاَ</text:span><text:span text:style-name="T97"> </text:span><text:span text:style-name="T95">قِيمَةَ</text:span><text:span text:style-name="T97"> </text:span><text:span text:style-name="T95">لَهَا</text:span><text:span text:style-name="T97"> </text:span><text:span text:style-name="T95">فِي</text:span><text:span text:style-name="T97"> </text:span><text:span text:style-name="T95">الْمُجْتَمَعِ</text:span><text:span text:style-name="T97"> </text:span><text:span text:style-name="T95">وَكَانَتْ</text:span><text:span text:style-name="T97"> </text:span><text:span text:style-name="T95">تُعَدُّ</text:span><text:span text:style-name="T97"> </text:span><text:span text:style-name="T95">مِنْ</text:span><text:span text:style-name="T97"> </text:span><text:span text:style-name="T95">سَقَطِ</text:span><text:span text:style-name="T97"> </text:span><text:span text:style-name="T95">الْمَتَاعِ.</text:span></text:p>
      <text:p text:style-name="P4"><text:span text:style-name="T95">كَانَتْ</text:span><text:span text:style-name="T97"> </text:span><text:span text:style-name="T95">الْقَبَائِلُ</text:span><text:span text:style-name="T97"> </text:span><text:span text:style-name="T95">تَنْظُرُ</text:span><text:span text:style-name="T97"> </text:span><text:span text:style-name="T95">إِلَى</text:span><text:span text:style-name="T97"> </text:span><text:span text:style-name="T95">الْمَرْأَةِ</text:span><text:span text:style-name="T97"> </text:span><text:span text:style-name="T95">نَظْرَةَ</text:span><text:span text:style-name="T97"> </text:span><text:span text:style-name="T95">اِحْتِقَارٍ</text:span><text:span text:style-name="T97"> </text:span><text:span text:style-name="T95">وَهَوَانٍ</text:span><text:span text:style-name="T97"> </text:span><text:span text:style-name="T95">حَتَّى</text:span><text:span text:style-name="T97"> </text:span><text:span text:style-name="T95">وَصَلَ</text:span><text:span text:style-name="T97"> </text:span><text:span text:style-name="T95">الأَمْرُ</text:span><text:span text:style-name="T97"> </text:span><text:span text:style-name="T95">إِلَى</text:span><text:span text:style-name="T97"> </text:span><text:span text:style-name="T95">وَأْدِ</text:span><text:span text:style-name="T97"> </text:span><text:span text:style-name="T95">الْبَنَاتِ. فَكَانَتِْ</text:span><text:span text:style-name="T97"> </text:span><text:span text:style-name="T95">الطِّفْلَةُ</text:span><text:span text:style-name="T97"> </text:span><text:span text:style-name="T95">تُدْفَنُ</text:span><text:span text:style-name="T97"> </text:span><text:span text:style-name="T95">وَهِيَ</text:span><text:span text:style-name="T97"> </text:span><text:span text:style-name="T95">حَيَّةٌ</text:span><text:span text:style-name="T97"> </text:span><text:span text:style-name="T95">بَعْدَ</text:span><text:span text:style-name="T97"> </text:span><text:span text:style-name="T95">أَنْ</text:span><text:span text:style-name="T97"> </text:span><text:span text:style-name="T95">تُولَدَ،</text:span><text:span text:style-name="T97"> </text:span><text:span text:style-name="T95">وَكَانَتْ</text:span><text:span text:style-name="T97"> </text:span><text:span text:style-name="T95">الْقَبَائِلُ</text:span><text:span text:style-name="T97"> </text:span><text:span text:style-name="T95">تَحْرِمُ</text:span><text:span text:style-name="T97"> </text:span><text:span text:style-name="T95">الْمَرْأَةَ</text:span><text:span text:style-name="T97"> </text:span><text:span text:style-name="T95">مِنْ</text:span><text:span text:style-name="T97"> </text:span><text:span text:style-name="T95">مِيرَاثِهَا</text:span><text:span text:style-name="T97"> </text:span><text:span text:style-name="T95">وَيَأْخُذُهُ</text:span><text:span text:style-name="T97"> </text:span><text:span text:style-name="T95">الذُّكُورُ</text:span><text:span text:style-name="T97"> </text:span><text:span text:style-name="T95">فَقَطْ</text:span><text:span text:style-name="T97"> </text:span><text:span text:style-name="T95">مِنْ</text:span><text:span text:style-name="T97"> </text:span><text:span text:style-name="T95">الأَبْنَاءِ.</text:span></text:p>
      <text:p text:style-name="P4"><text:span text:style-name="T95">وَلَمَّا</text:span><text:span text:style-name="T97"> </text:span><text:span text:style-name="T95">جَاءَ</text:span><text:span text:style-name="T97"> </text:span><text:span text:style-name="T95">الإِسْلاَمُ</text:span><text:span text:style-name="T97"> </text:span><text:span text:style-name="T95">تَغَيَّرَتْ</text:span><text:span text:style-name="T97"> </text:span><text:span text:style-name="T95">هَذِهِ</text:span><text:span text:style-name="T97"> </text:span><text:span text:style-name="T95">الْحَالَةُ</text:span><text:span text:style-name="T97"> </text:span><text:span text:style-name="T95">فَحَدَّدَ</text:span><text:span text:style-name="T97"> </text:span><text:span text:style-name="T95">الإسْلاَمُ</text:span><text:span text:style-name="T97"> </text:span><text:span text:style-name="T95">لِلْمَرْأَةِ</text:span><text:span text:style-name="T97"> </text:span><text:span text:style-name="T95">مَكَانَهَا</text:span><text:span text:style-name="T97"> </text:span><text:span text:style-name="T95">الْمَرْمُوقَ</text:span><text:span text:style-name="T97"> </text:span><text:span text:style-name="T95">فِي</text:span><text:span text:style-name="T97"> </text:span><text:span text:style-name="T95">الْمُجْتَمَعِ</text:span><text:span text:style-name="T97"> </text:span><text:span text:style-name="T95">وَأَعْطَاهَا</text:span><text:span text:style-name="T97"> </text:span><text:span text:style-name="T95">حُقُوقَهَا.</text:span></text:p>
      <text:h text:style-name="P1335" text:outline-level="1"><text:span text:style-name="T95">قَالَ</text:span><text:span text:style-name="T97"> </text:span><text:span text:style-name="T95">تَعَالَى: ﴿لِلرِّجَالِ</text:span><text:span text:style-name="T97"> </text:span><text:span text:style-name="T95">نَصِيبٌ</text:span><text:span text:style-name="T97"> </text:span><text:span text:style-name="T95">مِمَّا</text:span><text:span text:style-name="T97"> </text:span><text:span text:style-name="T95">اكْتَسَبُوا</text:span><text:span text:style-name="T97"> </text:span><text:span text:style-name="T95">وَلِلنِّسَاءِ</text:span><text:span text:style-name="T97"> </text:span><text:span text:style-name="T95">نَصِيبٌ</text:span><text:span text:style-name="T97"> </text:span><text:span text:style-name="T95">مِمَا</text:span><text:span text:style-name="T97"> </text:span><text:span text:style-name="T95">اكْتَسَبْنَ﴾.</text:span></text:h>
      <text:p text:style-name="P4"><text:span text:style-name="T95">وَقَالَ</text:span><text:span text:style-name="T97"> </text:span><text:span text:style-name="T95">تَعَالَى: ﴿يُوصِيكُمْ</text:span><text:span text:style-name="T97"> </text:span><text:span text:style-name="T95">اللهُ</text:span><text:span text:style-name="T97"> </text:span><text:span text:style-name="T95">فِي</text:span><text:span text:style-name="T97"> </text:span><text:span text:style-name="T95">أَوْلاَدِكُمْ</text:span><text:span text:style-name="T97"> </text:span><text:span text:style-name="T95">لِلذَّكَرِ</text:span><text:span text:style-name="T97"> </text:span><text:span text:style-name="T95">مِثْلُ</text:span><text:span text:style-name="T97"> </text:span><text:span text:style-name="T95">حَظِّ</text:span><text:span text:style-name="T97"> </text:span><text:span text:style-name="T95">الأُنْثَيَيْنِ﴾</text:span><text:span text:style-name="T97"> </text:span><text:span text:style-name="T95">فَهَذَا</text:span><text:span text:style-name="T97"> </text:span><text:span text:style-name="T95">حَقُّ</text:span><text:span text:style-name="T97"> </text:span><text:span text:style-name="T95">الإِرْثِ</text:span><text:span text:style-name="T97"> </text:span><text:span text:style-name="T95">وَذَلِكَ</text:span><text:span text:style-name="T97"> </text:span><text:span text:style-name="T95">حَقُّ</text:span><text:span text:style-name="T97"> </text:span><text:span text:style-name="T95">التَّمَلُّكِ،</text:span><text:span text:style-name="T97"> </text:span><text:span text:style-name="T95">وَقَدْ</text:span><text:span text:style-name="T97"> </text:span><text:span text:style-name="T95">كَرَّمَ</text:span><text:span text:style-name="T97"> </text:span><text:span text:style-name="T95">الإِسْلاَمُ</text:span><text:span text:style-name="T97"> </text:span><text:span text:style-name="T95">الْمَرْأَةَ.</text:span></text:p>
      <text:p text:style-name="P4"><text:span text:style-name="T95">قَالَ</text:span><text:span text:style-name="T97"> </text:span><text:span text:style-name="T95">عَلَيْهِ</text:span><text:span text:style-name="T97"> </text:span><text:span text:style-name="T95">الصَّلاَةُ</text:span><text:span text:style-name="T97"> </text:span><text:span text:style-name="T95">وَالسَّلاَمُ:"اِسْتَوْصُوا</text:span><text:span text:style-name="T97"> </text:span><text:span text:style-name="T95">بِالنِّسَاءِ</text:span><text:span text:style-name="T97"> </text:span><text:span text:style-name="T95">خَيْرًا" وَقَدْ</text:span><text:span text:style-name="T97"> </text:span><text:span text:style-name="T95">وَرَدَ</text:span><text:span text:style-name="T97"> </text:span><text:span text:style-name="T95">فِي</text:span><text:span text:style-name="T97"> </text:span><text:span text:style-name="T95">الْحَدِيثِ:"خَيْرُكُمْ</text:span><text:span text:style-name="T97"> </text:span><text:span text:style-name="T95">خَيْرُكُمْ</text:span><text:span text:style-name="T97"> </text:span><text:span text:style-name="T95">لأَهْلِهِ</text:span><text:span text:style-name="T97"> </text:span><text:span text:style-name="T95">وَأَنَا</text:span><text:span text:style-name="T97"> </text:span><text:span text:style-name="T95">خَيْرُكُمْ</text:span><text:span text:style-name="T97"> </text:span><text:span text:style-name="T95">لأَهْلِي"،</text:span><text:span text:style-name="T97"> </text:span><text:span text:style-name="T95">"مَا</text:span><text:span text:style-name="T97"> </text:span><text:span text:style-name="T95">أَكْرَمَ</text:span><text:span text:style-name="T97"> </text:span><text:span text:style-name="T95">النِّسَاءَ</text:span><text:span text:style-name="T97"> </text:span><text:span text:style-name="T95">إِلاَّ</text:span><text:span text:style-name="T97"> </text:span><text:span text:style-name="T95">كَرِيمٌ،</text:span><text:span text:style-name="T97"> </text:span><text:span text:style-name="T95">وَلاَ</text:span><text:span text:style-name="T97"> </text:span><text:span text:style-name="T95">أَهَانَهُنَّ</text:span><text:span text:style-name="T97"> </text:span><text:span text:style-name="T95">إِلاَّ</text:span><text:span text:style-name="T97"> </text:span><text:span text:style-name="T95">لَئِيمٌ". وَقَوْلُهُ</text:span><text:span text:style-name="T97"> </text:span><text:span text:style-name="T95">عَلَيْهِ</text:span><text:span text:style-name="T97"> </text:span><text:span text:style-name="T95">السَّلاَمُ: "الْمَرْأَةُ</text:span><text:span text:style-name="T97"> </text:span><text:span text:style-name="T95">رَاعِيَةٌ</text:span><text:span text:style-name="T97"> </text:span><text:span text:style-name="T95">فِي</text:span><text:span text:style-name="T97"> </text:span><text:span text:style-name="T95">بَيتِ</text:span><text:span text:style-name="T97"> </text:span><text:span text:style-name="T95">زَوْجِهَا</text:span><text:span text:style-name="T97"> </text:span><text:span text:style-name="T95">وَمَسْئُولَةٌ</text:span><text:span text:style-name="T97"> </text:span><text:span text:style-name="T95">عَنْ</text:span><text:span text:style-name="T97"> </text:span><text:span text:style-name="T95">رَعِيَّتِهَا".</text:span></text:p>
      <text:p text:style-name="P4"><text:soft-page-break/><text:span text:style-name="T95">وَمِنْ</text:span><text:span text:style-name="T97"> </text:span><text:span text:style-name="T95">مَظَاهِرِ</text:span><text:span text:style-name="T97"> </text:span><text:span text:style-name="T95">تَكْرِيمِ</text:span><text:span text:style-name="T97"> </text:span><text:span text:style-name="T95">الإِسْلاَمِ</text:span><text:span text:style-name="T97"> </text:span><text:span text:style-name="T95">لِلْمَرْأَةِ</text:span><text:span text:style-name="T97"> </text:span><text:span text:style-name="T95">إِشْرَاكُهَا</text:span><text:span text:style-name="T97"> </text:span><text:span text:style-name="T95">فِي</text:span><text:span text:style-name="T97"> </text:span><text:span text:style-name="T95">الْجُيُوشِ</text:span><text:span text:style-name="T97"> </text:span><text:span text:style-name="T95">الْمُحَارِبَةِ</text:span><text:span text:style-name="T97"> </text:span><text:span text:style-name="T95">وَاِحْتِرَامُ</text:span><text:span text:style-name="T97"> </text:span><text:span text:style-name="T95">رَأْيِهَا</text:span><text:span text:style-name="T97"> </text:span><text:span text:style-name="T95">حَتَّى</text:span><text:span text:style-name="T97"> </text:span><text:span text:style-name="T95">عِنْدَ</text:span><text:span text:style-name="T97"> </text:span><text:span text:style-name="T95">الْخُلَفَاءِ.</text:span></text:p>
      <text:p text:style-name="P4"><text:span text:style-name="T95">وَلَقَدْ</text:span><text:span text:style-name="T97"> </text:span><text:span text:style-name="T95">جَعَلَ</text:span><text:span text:style-name="T97"> </text:span><text:span text:style-name="T95">الإِسْلاَمُ</text:span><text:span text:style-name="T97"> </text:span><text:span text:style-name="T95">الْجَنَّةَ</text:span><text:span text:style-name="T97"> </text:span><text:span text:style-name="T95">تَحْتَ</text:span><text:span text:style-name="T97"> </text:span><text:span text:style-name="T95">أَقْدَامِ</text:span><text:span text:style-name="T97"> </text:span><text:span text:style-name="T95">الأُمَّهَاتِ،</text:span><text:span text:style-name="T97"> </text:span><text:span text:style-name="T95">وَوَثَّقَ</text:span><text:span text:style-name="T97"> </text:span><text:span text:style-name="T95">عَلاَقَةَ</text:span><text:span text:style-name="T97"> </text:span><text:span text:style-name="T95">الْمَرْأَةِ</text:span><text:span text:style-name="T97"> </text:span><text:span text:style-name="T95">بِزَوْجِهَا</text:span><text:span text:style-name="T97"> </text:span><text:span text:style-name="T95">فَجَعَلَهَا</text:span><text:span text:style-name="T97"> </text:span><text:span text:style-name="T95">سَكَنًا</text:span><text:span text:style-name="T97"> </text:span><text:span text:style-name="T95">لَهُ،</text:span><text:span text:style-name="T97"> </text:span><text:span text:style-name="T95">وَجَعَلَ</text:span><text:span text:style-name="T97"> </text:span><text:span text:style-name="T95">بَيْنَهُمَا</text:span><text:span text:style-name="T97"> </text:span><text:span text:style-name="T95">مَوَدَّةً</text:span><text:span text:style-name="T97"> </text:span><text:span text:style-name="T95">وَرَحْمَةً،</text:span><text:span text:style-name="T97"> </text:span><text:span text:style-name="T95">كَمَا</text:span><text:span text:style-name="T97"> </text:span><text:span text:style-name="T95">قَبِلَ</text:span><text:span text:style-name="T97"> </text:span><text:span text:style-name="T95">الإسْلاَمُ</text:span><text:span text:style-name="T97"> </text:span><text:span text:style-name="T95">شَهَادَةَ</text:span><text:span text:style-name="T97"> </text:span><text:span text:style-name="T95">الْمَرْأَةِ</text:span><text:span text:style-name="T97"> </text:span><text:span text:style-name="T95">بَعْدَ</text:span><text:span text:style-name="T97"> </text:span><text:span text:style-name="T95">أَنْ</text:span><text:span text:style-name="T97"> </text:span><text:span text:style-name="T95">كَانَتْ</text:span><text:span text:style-name="T97"> </text:span><text:span text:style-name="T95">شَهَادَتُهَا</text:span><text:span text:style-name="T97"> </text:span><text:span text:style-name="T95">لاَ</text:span><text:span text:style-name="T97"> </text:span><text:span text:style-name="T95">تُقْبَلُ.</text:span></text:p>
      <text:h text:style-name="P1331" text:outline-level="1"><text:span text:style-name="T66">الْجَـيْـشُ</text:span><text:span text:style-name="T69"> </text:span><text:span text:style-name="T66">الرَّهِـيـبُ</text:span></text:h>
      <text:p text:style-name="P10"><text:span text:style-name="T66">قِـصَّـةُ</text:span><text:span text:style-name="T69"> </text:span><text:span text:style-name="T66">سُـلَـيْـمَـانَ</text:span><text:span text:style-name="T69"> </text:span><text:span text:style-name="T66">(عَلَيْهِ</text:span><text:span text:style-name="T69"> </text:span><text:span text:style-name="T66">السَّلامُ)</text:span></text:p>
      <text:p text:style-name="P4"><text:span text:style-name="T95">أَنْعَمَ</text:span><text:span text:style-name="T97"> </text:span><text:span text:style-name="T95">اللهُ</text:span><text:span text:style-name="T97"> </text:span><text:span text:style-name="T95">بِفَضْلِهِ</text:span><text:span text:style-name="T97"> </text:span><text:span text:style-name="T95">عَلَى</text:span><text:span text:style-name="T97"> </text:span><text:span text:style-name="T95">دَاوُدَ</text:span><text:span text:style-name="T97"> </text:span><text:span text:style-name="T95">وَسُلَيْمَانَ</text:span><text:span text:style-name="T97"> </text:span><text:span text:style-name="T95">بِأَنْعُمٍ</text:span><text:span text:style-name="T97"> </text:span><text:span text:style-name="T95">كَثِيرَةٍ،</text:span><text:span text:style-name="T97"> </text:span><text:span text:style-name="T95">فَقَدْ</text:span><text:span text:style-name="T97"> </text:span><text:span text:style-name="T95">أَنْعَمَ</text:span><text:span text:style-name="T97"> </text:span><text:span text:style-name="T95">عَلَيْهِمَا</text:span><text:span text:style-name="T97"> </text:span><text:span text:style-name="T95">بِالنُّبُوَّةِ</text:span><text:span text:style-name="T97"> </text:span><text:span text:style-name="T95">وَالْحِكْمَةِ</text:span><text:span text:style-name="T97"> </text:span><text:span text:style-name="T95">وَالْمُلْكِ،</text:span><text:span text:style-name="T97"> </text:span><text:span text:style-name="T95">وَ</text:span><text:span text:style-name="T97"> </text:span><text:span text:style-name="T95">فَضْلاً</text:span><text:span text:style-name="T97"> </text:span><text:span text:style-name="T95">عَنْ</text:span><text:span text:style-name="T97"> </text:span><text:span text:style-name="T95">ذَلِكَ</text:span><text:span text:style-name="T97"> </text:span><text:span text:style-name="T95">وَهَبَهُمَا</text:span><text:span text:style-name="T97"> </text:span><text:span text:style-name="T95">الْعِلْمَ</text:span><text:span text:style-name="T97"> </text:span><text:span text:style-name="T95">بِلُغَةِ</text:span><text:span text:style-name="T97"> </text:span><text:span text:style-name="T95">الطَّيْرِ</text:span><text:span text:style-name="T97"> </text:span><text:span text:style-name="T95">وَالْحَيَوَانِ،</text:span><text:span text:style-name="T97"> </text:span><text:span text:style-name="T95">فَكَانَ</text:span><text:span text:style-name="T97"> </text:span><text:span text:style-name="T95">دَاوُدُ</text:span><text:span text:style-name="T97"> </text:span><text:span text:style-name="T95">عَلَيْهِ</text:span><text:span text:style-name="T97"> </text:span><text:span text:style-name="T95">السَّلاَمُ</text:span><text:span text:style-name="T97"> </text:span><text:span text:style-name="T95">يَفْهَمُ</text:span><text:span text:style-name="T97"> </text:span><text:span text:style-name="T95">لُغَتَهُمْ،</text:span><text:span text:style-name="T97"> </text:span><text:span text:style-name="T95">وَأَمَّا</text:span><text:span text:style-name="T97"> </text:span><text:span text:style-name="T95">سُلَيْمَانُ</text:span><text:span text:style-name="T97"> </text:span><text:span text:style-name="T95">فَقَدْ</text:span><text:span text:style-name="T97"> </text:span><text:span text:style-name="T95">كَانَ</text:span><text:span text:style-name="T97"> </text:span><text:span text:style-name="T95">يَفْهَمُهَا</text:span><text:span text:style-name="T97"> </text:span><text:span text:style-name="T95">وَيَتَكَلَّمُ</text:span><text:span text:style-name="T97"> </text:span><text:span text:style-name="T95">بِهَا</text:span><text:span text:style-name="T97"> </text:span><text:span text:style-name="T95">مَعَهُمْ،</text:span><text:span text:style-name="T97"> </text:span><text:span text:style-name="T95">وَيُوَظِّفُهُمْ.</text:span></text:p>
      <text:p text:style-name="P4"><text:span text:style-name="T95">وَقَدْ</text:span><text:span text:style-name="T97"> </text:span><text:span text:style-name="T95">كَانَ</text:span><text:span text:style-name="T97"> </text:span><text:span text:style-name="T95">يَشْكُرَانِ</text:span><text:span text:style-name="T97"> </text:span><text:span text:style-name="T95">اللهَ</text:span><text:span text:style-name="T97"> </text:span><text:span text:style-name="T95">كَثِيرًا</text:span><text:span text:style-name="T97"> </text:span><text:span text:style-name="T95">عَلَى</text:span><text:span text:style-name="T97"> </text:span><text:span text:style-name="T95">النِّعَمِ</text:span><text:span text:style-name="T97"> </text:span><text:span text:style-name="T95">الَّتِى</text:span><text:span text:style-name="T97"> </text:span><text:span text:style-name="T95">أَنْعَمَ</text:span><text:span text:style-name="T97"> </text:span><text:span text:style-name="T95">بِهَا</text:span><text:span text:style-name="T97"> </text:span><text:span text:style-name="T95">عَلَيْهِمْ. كَانَ</text:span><text:span text:style-name="T97"> </text:span><text:span text:style-name="T95">دَاوُدُ</text:span><text:span text:style-name="T97"> </text:span><text:span text:style-name="T95">عَلَيْهِ</text:span><text:span text:style-name="T97"> </text:span><text:span text:style-name="T95">السَّلاَمَ</text:span><text:span text:style-name="T97"> </text:span><text:span text:style-name="T95">مَلِكًا</text:span><text:span text:style-name="T97"> </text:span><text:span text:style-name="T95">عَلَى</text:span><text:span text:style-name="T97"> </text:span><text:span text:style-name="T95">بَنِى</text:span><text:span text:style-name="T97"> </text:span><text:span text:style-name="T95">إِسْرَائِيلَ،</text:span><text:span text:style-name="T97"> </text:span><text:span text:style-name="T95">وَكَانَ</text:span><text:span text:style-name="T97"> </text:span><text:span text:style-name="T95">يَحْكُمُ</text:span><text:span text:style-name="T97"> </text:span><text:span text:style-name="T95">بَيْنَهُمْ</text:span><text:span text:style-name="T97"> </text:span><text:span text:style-name="T95">بِالْحِكْمَةِ</text:span><text:span text:style-name="T97"> </text:span><text:span text:style-name="T95">وَالْعَدْلِ،</text:span><text:span text:style-name="T97"> </text:span><text:span text:style-name="T95">وَحَقَّقَ</text:span><text:span text:style-name="T97"> </text:span><text:span text:style-name="T95">بَنُو</text:span><text:span text:style-name="T97"> </text:span><text:span text:style-name="T95">إِسْرَائِيلَ</text:span><text:span text:style-name="T97"> </text:span><text:span text:style-name="T95">فِي</text:span><text:span text:style-name="T97"> </text:span><text:span text:style-name="T95">عَهْدِ</text:span><text:span text:style-name="T97"> </text:span><text:span text:style-name="T95">دَاوُدَ</text:span><text:span text:style-name="T97"> </text:span><text:span text:style-name="T95">قِمَّةَ</text:span><text:span text:style-name="T97"> </text:span><text:span text:style-name="T95">مَجْدِهِمْ</text:span><text:span text:style-name="T97"> </text:span><text:span text:style-name="T95">وَقُوَّتِهِمْ؛</text:span><text:span text:style-name="T97"> </text:span><text:span text:style-name="T95">فَقَدْ</text:span><text:span text:style-name="T97"> </text:span><text:span text:style-name="T95">جَمَعَهُمْ</text:span><text:span text:style-name="T97"> </text:span><text:span text:style-name="T95">دَاوُدُ</text:span><text:span text:style-name="T97"> </text:span><text:span text:style-name="T95">تَحْتَ</text:span><text:span text:style-name="T97"> </text:span><text:span text:style-name="T95">لِوَاءِ</text:span><text:span text:style-name="T97"> </text:span><text:span text:style-name="T95">الإِيمَانِ</text:span><text:span text:style-name="T97"> </text:span><text:span text:style-name="T95">بَعْدَ</text:span><text:span text:style-name="T97"> </text:span><text:span text:style-name="T95">أَنْ</text:span><text:span text:style-name="T97"> </text:span><text:span text:style-name="T95">كَانُواْ</text:span><text:span text:style-name="T97"> </text:span><text:span text:style-name="T95">مُشَرَّدِينَ.</text:span></text:p>
      <text:p text:style-name="P4"><text:span text:style-name="T95">وَمَرَّتِ</text:span><text:span text:style-name="T97"> </text:span><text:span text:style-name="T95">السِّنُونَ</text:span><text:span text:style-name="T97"> </text:span><text:span text:style-name="T95">وَكَبُرَ</text:span><text:span text:style-name="T97"> </text:span><text:span text:style-name="T95">دَاوُدُ</text:span><text:span text:style-name="T97"> </text:span><text:span text:style-name="T95">وَشَاخَ</text:span><text:span text:style-name="T97"> </text:span><text:span text:style-name="T95">وَكَانَ</text:span><text:span text:style-name="T97"> </text:span><text:span text:style-name="T95">اِبْنُهُ</text:span><text:span text:style-name="T97"> </text:span><text:span text:style-name="T95">سُلَيْمَانُ</text:span><text:span text:style-name="T97"> </text:span><text:span text:style-name="T95">يُلاَزِمُهُ</text:span><text:span text:style-name="T97"> </text:span><text:span text:style-name="T95">فِي</text:span><text:span text:style-name="T97"> </text:span><text:span text:style-name="T95">مَجْلِسِهِ</text:span><text:span text:style-name="T97"> </text:span><text:span text:style-name="T95">وَ</text:span><text:span text:style-name="T97"> </text:span><text:span text:style-name="T95">يَحْضُرُ</text:span><text:span text:style-name="T97"> </text:span><text:span text:style-name="T95">مَعَهُ</text:span><text:span text:style-name="T97"> </text:span><text:span text:style-name="T95">مَجَالِسَ</text:span><text:span text:style-name="T97"> </text:span><text:span text:style-name="T95">الْحُكْمِ</text:span><text:span text:style-name="T97"> </text:span><text:span text:style-name="T95">وَإِدَارَةَ</text:span><text:span text:style-name="T97"> </text:span><text:span text:style-name="T95">شُئُونِ</text:span><text:span text:style-name="T97"> </text:span><text:span text:style-name="T95">الْبِلاَدِ</text:span><text:span text:style-name="T97"> </text:span><text:span text:style-name="T95">وَالْفَصْلِ</text:span><text:span text:style-name="T97"> </text:span><text:span text:style-name="T95">فِي</text:span><text:span text:style-name="T97"> </text:span><text:span text:style-name="T95">قَضَايَا</text:span><text:span text:style-name="T97"> </text:span><text:span text:style-name="T95">الْبِلاَدِ.</text:span></text:p>
      <text:p text:style-name="P4"><text:span text:style-name="T95">وَفِي</text:span><text:span text:style-name="T97"> </text:span><text:span text:style-name="T95">إِحْدَى</text:span><text:span text:style-name="T97"> </text:span><text:span text:style-name="T95">الْمَجَالِسِ</text:span><text:span text:style-name="T97"> </text:span><text:span text:style-name="T95">وَقَفَ</text:span><text:span text:style-name="T97"> </text:span><text:span text:style-name="T95">خَصْمَانِ</text:span><text:span text:style-name="T97"> </text:span><text:span text:style-name="T95">أَمَامَ</text:span><text:span text:style-name="T97"> </text:span><text:span text:style-name="T95">دَاوُدَ</text:span><text:span text:style-name="T97"> </text:span><text:span text:style-name="T95">لِيَحْكُمَ</text:span><text:span text:style-name="T97"> </text:span><text:span text:style-name="T95">بَيْنَهُمَا.</text:span></text:p>
      <text:p text:style-name="P4"><text:span text:style-name="T95">قَالَ</text:span><text:span text:style-name="T97"> </text:span><text:span text:style-name="T95">أَحَدُهُمْ: "إِنَّ</text:span><text:span text:style-name="T97"> </text:span><text:span text:style-name="T95">غَنَمَ</text:span><text:span text:style-name="T97"> </text:span><text:span text:style-name="T95">هَذَا</text:span><text:span text:style-name="T97"> </text:span><text:span text:style-name="T95">دَخَلَتْ</text:span><text:span text:style-name="T97"> </text:span><text:span text:style-name="T95">حَقْلِي</text:span><text:span text:style-name="T97"> </text:span><text:span text:style-name="T95">وَأَكَلَتْ</text:span><text:span text:style-name="T97"> </text:span><text:span text:style-name="T95">مَا</text:span><text:span text:style-name="T97"> </text:span><text:span text:style-name="T95">بِهِ</text:span><text:span text:style-name="T97"> </text:span><text:span text:style-name="T95">مِنْ</text:span><text:span text:style-name="T97"> </text:span><text:span text:style-name="T95">زَرْعٍ".</text:span></text:p>
      <text:p text:style-name="P4"><text:span text:style-name="T95">فَأَصْدَرَ</text:span><text:span text:style-name="T97"> </text:span><text:span text:style-name="T95">دَاوُدُ</text:span><text:span text:style-name="T97"> </text:span><text:span text:style-name="T95">حُكْمًا</text:span><text:span text:style-name="T97"> </text:span><text:span text:style-name="T95">بِأَنْ</text:span><text:span text:style-name="T97"> </text:span><text:span text:style-name="T95">يَأْخُذَ</text:span><text:span text:style-name="T97"> </text:span><text:span text:style-name="T95">صَاحِبُ</text:span><text:span text:style-name="T97"> </text:span><text:span text:style-name="T95">الْحَقْلِ</text:span><text:span text:style-name="T97"> </text:span><text:span text:style-name="T95">الْغَنَمَ</text:span><text:span text:style-name="T97"> </text:span><text:span text:style-name="T95">مُقَابِلَ</text:span><text:span text:style-name="T97"> </text:span><text:span text:style-name="T95">الزَّرْعِ</text:span><text:span text:style-name="T97"> </text:span><text:span text:style-name="T95">الَّذِي</text:span><text:span text:style-name="T97"> </text:span><text:span text:style-name="T95">فَسَدَ.</text:span></text:p>
      <text:p text:style-name="P7"><text:soft-page-break/><text:span text:style-name="T66">كَانَ</text:span><text:span text:style-name="T69"> </text:span><text:span text:style-name="T66">سُلَيْمَانُ</text:span><text:span text:style-name="T69"> </text:span><text:span text:style-name="T66">حَاضِرًا،</text:span><text:span text:style-name="T69"> </text:span><text:span text:style-name="T66">وَكَانَ</text:span><text:span text:style-name="T69"> </text:span><text:span text:style-name="T66">فِي</text:span><text:span text:style-name="T69"> </text:span><text:span text:style-name="T66">سِنِ</text:span><text:span text:style-name="T69"> </text:span><text:span text:style-name="T66">الثَّانِيَّةَ</text:span><text:span text:style-name="T69"> </text:span><text:span text:style-name="T66">عَشْرَةَ</text:span><text:span text:style-name="T69"> </text:span><text:span text:style-name="T66">مِنْ</text:span><text:span text:style-name="T69"> </text:span><text:span text:style-name="T66">عُمْرِهِ،</text:span><text:span text:style-name="T69"> </text:span><text:span text:style-name="T66">فَالْتَفَتَ</text:span><text:span text:style-name="T69"> </text:span><text:span text:style-name="T66">إِلَى</text:span><text:span text:style-name="T69"> </text:span><text:span text:style-name="T66">أَبِيهِ</text:span><text:span text:style-name="T69"> </text:span><text:span text:style-name="T66">وَقَالَ:"إِنِّي</text:span><text:span text:style-name="T69"> </text:span><text:span text:style-name="T66">أَرَى</text:span><text:span text:style-name="T69"> </text:span><text:span text:style-name="T66">غَيْرَ</text:span><text:span text:style-name="T69"> </text:span><text:span text:style-name="T66">هَذَا</text:span><text:span text:style-name="T69"> </text:span><text:span text:style-name="T66">يَا</text:span><text:span text:style-name="T69"> </text:span><text:span text:style-name="T66">أَبَتِ</text:span><text:span text:style-name="Footnote_20_Symbol"><text:span text:style-name="T66"><text:note text:id="ftn25" text:note-class="footnote"><text:note-citation>9</text:note-citation><text:note-body><text:p text:style-name="P298"><text:s/><text:span text:style-name="T129">!يَا أَبَتِ</text:span> <text:s text:c="2"/>о, отец! о, папочка!</text:p></text:note-body></text:note></text:span></text:span><text:span text:style-name="T66">". قَالَ</text:span><text:span text:style-name="T69"> </text:span><text:span text:style-name="T66">دَاوُدُ:" مَاذَا</text:span><text:span text:style-name="T69"> </text:span><text:span text:style-name="T66">تَرَى</text:span><text:span text:style-name="T69"> </text:span><text:span text:style-name="T66">يَا</text:span><text:span text:style-name="T69"> </text:span><text:span text:style-name="T66">سُلَيْمَانُ؟" قَالَ</text:span><text:span text:style-name="T69"> </text:span><text:span text:style-name="T66">سُلَيْمَانُ:" يَأْخُذُ</text:span><text:span text:style-name="T69"> </text:span><text:span text:style-name="T66">صَاحِبُ</text:span><text:span text:style-name="T69"> </text:span><text:span text:style-name="T66">الْغَنَمِ</text:span><text:span text:style-name="T69"> </text:span><text:span text:style-name="T66">الْحَقْلَ</text:span><text:span text:style-name="T69"> </text:span><text:span text:style-name="T66">لِيُصْلِحَهُ</text:span><text:span text:style-name="T69"> </text:span><text:span text:style-name="T66">وَيَأْخُذُ</text:span><text:span text:style-name="T69"> </text:span><text:span text:style-name="T66">صَاحِبُ</text:span><text:span text:style-name="T69"> </text:span><text:span text:style-name="T66">الْحَقْلِ</text:span><text:span text:style-name="T69"> </text:span><text:span text:style-name="T66">الْغَنَمَ</text:span><text:span text:style-name="T69"> </text:span><text:span text:style-name="T66">لِيَنْتَفِعَ</text:span><text:span text:style-name="T69"> </text:span><text:span text:style-name="T66">بِلَبَنِهَا</text:span><text:span text:style-name="T69"> </text:span><text:span text:style-name="T66">وَنِتَاجِهَا</text:span><text:span text:style-name="T69"> </text:span><text:span text:style-name="T66">حَتَّى</text:span><text:span text:style-name="T69"> </text:span><text:span text:style-name="T66">إِذَا</text:span><text:span text:style-name="T69"> </text:span><text:span text:style-name="T66">عَادَ</text:span><text:span text:style-name="T69"> </text:span><text:span text:style-name="T66">الْحَقْلُ</text:span><text:span text:style-name="T69"> </text:span><text:span text:style-name="T66">كَمَا</text:span><text:span text:style-name="T69"> </text:span><text:span text:style-name="T66">كَانَ</text:span><text:span text:style-name="Footnote_20_Symbol"><text:span text:style-name="T66"><text:note text:id="ftn26" text:note-class="footnote"><text:note-citation>10</text:note-citation><text:note-body><text:p text:style-name="P298"><text:span text:style-name="T128"><text:s/></text:span><text:span text:style-name="T107">حَتَّى</text:span><text:span text:style-name="T109"> </text:span><text:span text:style-name="T107">إِذَا</text:span><text:span text:style-name="T109"> </text:span><text:span text:style-name="T107">عَادَ</text:span><text:span text:style-name="T109"> </text:span><text:span text:style-name="T107">الْحَقْلُ</text:span><text:span text:style-name="T109"> </text:span><text:span text:style-name="T107">كَمَا</text:span><text:span text:style-name="T109"> </text:span><text:span text:style-name="T107">كَانَ</text:span><text:span text:style-name="T128"> <text:s text:c="2"/></text:span><text:span text:style-name="T95">…пока поле не станет таким, каким было</text:span></text:p><text:p text:style-name="P1238"/></text:note-body></text:note></text:span></text:span><text:span text:style-name="T69"> </text:span><text:span text:style-name="T66">أَخَذَ</text:span><text:span text:style-name="T69"> </text:span><text:span text:style-name="T66">صَاحِبُ</text:span><text:span text:style-name="T69"> </text:span><text:span text:style-name="T66">الْحَقْلَ</text:span><text:span text:style-name="T69"> </text:span><text:span text:style-name="T66">حَقْلَهُ</text:span><text:span text:style-name="T69"> </text:span><text:span text:style-name="T66">وَصَاحِبُ</text:span><text:span text:style-name="T69"> </text:span><text:span text:style-name="T66">الْغَنَمِ</text:span><text:span text:style-name="T69"> </text:span><text:span text:style-name="T66">غَنَمَهُ".</text:span></text:p>
      <text:p text:style-name="P4"><text:span text:style-name="T95">فَرِحَ</text:span><text:span text:style-name="T97"> </text:span><text:span text:style-name="T95">دَاوُدُ</text:span><text:span text:style-name="T97"> </text:span><text:span text:style-name="T95">بِحِكْمَةِ</text:span><text:span text:style-name="T97"> </text:span><text:span text:style-name="T95">اِبْنِهِ</text:span><text:span text:style-name="T97"> </text:span><text:span text:style-name="T95">سُلَيْمَانَ،</text:span><text:span text:style-name="T97"> </text:span><text:span text:style-name="T95">وَفَرِحَ</text:span><text:span text:style-name="T97"> </text:span><text:span text:style-name="T95">الرَّجُلاَنِ</text:span><text:span text:style-name="T97"> </text:span><text:span text:style-name="T95">الْمُتَخَاصِمَانِ،</text:span><text:span text:style-name="T97"> </text:span><text:span text:style-name="T95">وَرَضِيَا</text:span><text:span text:style-name="T97"> </text:span><text:span text:style-name="T95">بِهَذَا</text:span><text:span text:style-name="T97"> </text:span><text:span text:style-name="T95">الْحُكْمِ</text:span><text:span text:style-name="T97"> </text:span><text:span text:style-name="T95">الْعَادِلِ.</text:span></text:p>
      <text:p text:style-name="P4"><text:span text:style-name="T95">كَانَ</text:span><text:span text:style-name="T97"> </text:span><text:span text:style-name="T95">سَيِّدُنَا</text:span><text:span text:style-name="T97"> </text:span><text:span text:style-name="T95">دَاوُدُ</text:span><text:span text:style-name="T97"> </text:span><text:span text:style-name="T95">عَلَيْهِ</text:span><text:span text:style-name="T97"> </text:span><text:span text:style-name="T95">السَّلاَمَ</text:span><text:span text:style-name="T97"> </text:span><text:span text:style-name="T95">قَدْ</text:span><text:span text:style-name="T97"> </text:span><text:span text:style-name="T95">قَسَمَ</text:span><text:span text:style-name="T97"> </text:span><text:span text:style-name="T95">أَيَّامَهُ</text:span><text:span text:style-name="T97"> </text:span><text:span text:style-name="T95">أَرْبَعَةَ</text:span><text:span text:style-name="T97"> </text:span><text:span text:style-name="T95">أَقْسَامِ: يَوْمٌ</text:span><text:span text:style-name="T97"> </text:span><text:span text:style-name="T95">لِلْعِبَادَةِ،</text:span><text:span text:style-name="T97"> </text:span><text:span text:style-name="T95">وَيَوْمٌ</text:span><text:span text:style-name="T97"> </text:span><text:span text:style-name="T95">لِلْقَضَاءِ،</text:span><text:span text:style-name="T97"> </text:span><text:span text:style-name="T95">وَيَوْمٌ</text:span><text:span text:style-name="T97"> </text:span><text:span text:style-name="T95">لِلْوَعْظِ،</text:span><text:span text:style-name="T97"> </text:span><text:span text:style-name="T95">وَيَوْمٌ</text:span><text:span text:style-name="T97"> </text:span><text:span text:style-name="T95">لِخَاصَّةِ</text:span><text:span text:style-name="T97"> </text:span><text:span text:style-name="T95">نَفْسِهِ،</text:span><text:span text:style-name="T97"> </text:span><text:span text:style-name="T95">وَكَانَ</text:span><text:span text:style-name="T97"> </text:span><text:span text:style-name="T95">عَلَيْهِ</text:span><text:span text:style-name="T97"> </text:span><text:span text:style-name="T95">السَّلاَمَ</text:span><text:span text:style-name="T97"> </text:span><text:span text:style-name="T95">دَائِمَ</text:span><text:span text:style-name="T97"> </text:span><text:span text:style-name="T95">التعَبُّدَ</text:span><text:span text:style-name="T97"> </text:span><text:span text:style-name="T95">وَالشُّكْرِ</text:span><text:span text:style-name="T97"> </text:span><text:span text:style-name="T95">لِلَّهِ،</text:span><text:span text:style-name="T97"> </text:span><text:span text:style-name="T95">وَكَانَ</text:span><text:span text:style-name="T97"> </text:span><text:span text:style-name="T95">يَصُومُ</text:span><text:span text:style-name="T97"> </text:span><text:span text:style-name="T95">يَوْمًا</text:span><text:span text:style-name="T97"> </text:span><text:span text:style-name="T95">وَيُفْطِرُ</text:span><text:span text:style-name="T97"> </text:span><text:span text:style-name="T95">يَوْمًا.</text:span></text:p>
      <text:p text:style-name="P4"><text:span text:style-name="T95">وَمَاتَ</text:span><text:span text:style-name="T97"> </text:span><text:span text:style-name="T95">دَاوُدُ،</text:span><text:span text:style-name="T97"> </text:span><text:span text:style-name="T95">وَوَرِثَهُ</text:span><text:span text:style-name="T97"> </text:span><text:span text:style-name="T95">سُلَيْمَانُ</text:span><text:span text:style-name="T97"> </text:span><text:span text:style-name="T95">فِي</text:span><text:span text:style-name="T97"> </text:span><text:span text:style-name="T95">الْمُلْكِ،</text:span><text:span text:style-name="T97"> </text:span><text:span text:style-name="T95">وَجَمَعَ</text:span><text:span text:style-name="T97"> </text:span><text:span text:style-name="T95">أَسْبَاطَ</text:span><text:span text:style-name="T97"> </text:span><text:span text:style-name="T95">بَنِى</text:span><text:span text:style-name="T97"> </text:span><text:span text:style-name="T95">إِسْرَائِيلَ</text:span><text:span text:style-name="T97"> </text:span><text:span text:style-name="T95">الْمُخْتَلِفِينَ</text:span><text:span text:style-name="T97"> </text:span><text:span text:style-name="T95">وَأَخَذَ</text:span><text:span text:style-name="T97"> </text:span><text:span text:style-name="T95">يُقْنِعُهُمْ</text:span><text:span text:style-name="T97"> </text:span><text:span text:style-name="T95">بِنَبْذِ</text:span><text:span text:style-name="T97"> </text:span><text:span text:style-name="T95">الشِّقَاقِ</text:span><text:span text:style-name="T97"> </text:span><text:span text:style-name="T95">وَالْحُرُوبِ،</text:span><text:span text:style-name="T97"> </text:span><text:span text:style-name="T95">وَأَنْ</text:span><text:span text:style-name="T97"> </text:span><text:span text:style-name="T95">يَعِيشُواْ</text:span><text:span text:style-name="T97"> </text:span><text:span text:style-name="T95">مَعًا</text:span><text:span text:style-name="T97"> </text:span><text:span text:style-name="T95">فِي</text:span><text:span text:style-name="T97"> </text:span><text:span text:style-name="T95">حُبٍّ</text:span><text:span text:style-name="T97"> </text:span><text:span text:style-name="T95">وَسَلاَمٍ.</text:span></text:p>
      <text:p text:style-name="P4"><text:span text:style-name="T95">كَانَ</text:span><text:span text:style-name="T97"> </text:span><text:span text:style-name="T95">حُكْمُ</text:span><text:span text:style-name="T97"> </text:span><text:span text:style-name="T95">سُلَيْمَانَ</text:span><text:span text:style-name="T97"> </text:span><text:span text:style-name="T95">مَبْنِيًّا</text:span><text:span text:style-name="T97"> </text:span><text:span text:style-name="T95">عَلَى</text:span><text:span text:style-name="T97"> </text:span><text:span text:style-name="T95">الْحُبِّ</text:span><text:span text:style-name="T97"> </text:span><text:span text:style-name="T95">وَالأُخُوَّةِ</text:span><text:span text:style-name="T97"> </text:span><text:span text:style-name="T95">وَالتَّسَامُحِ،</text:span><text:span text:style-name="T97"> </text:span><text:span text:style-name="T95">فَأَنْشَأَ</text:span><text:span text:style-name="T97"> </text:span><text:span text:style-name="T95">صِلاَتٍ</text:span><text:span text:style-name="T97"> </text:span><text:span text:style-name="T95">وُدِّيَّةً</text:span><text:span text:style-name="T97"> </text:span><text:span text:style-name="T95">مَعَ</text:span><text:span text:style-name="T97"> </text:span><text:span text:style-name="T95">الْبُلْدَانِ</text:span><text:span text:style-name="T97"> </text:span><text:span text:style-name="T95">الْمُجَاوِرَةِ،</text:span><text:span text:style-name="T97"> </text:span><text:span text:style-name="T95">كَمَا</text:span><text:span text:style-name="T97"> </text:span><text:span text:style-name="T95">تَزَوَّجَ</text:span><text:span text:style-name="T97"> </text:span><text:span text:style-name="T95">اِبْنَةَ</text:span><text:span text:style-name="T97"> </text:span><text:span text:style-name="T95">فِرْعَوْنَ</text:span><text:span text:style-name="T97"> </text:span><text:span text:style-name="T95">مِصْرَ</text:span><text:span text:style-name="T97"> </text:span><text:span text:style-name="T95">لِيُوَطِّدَ</text:span><text:span text:style-name="T97"> </text:span><text:span text:style-name="T95">الصَّدَاقَةَ</text:span><text:span text:style-name="T97"> </text:span><text:span text:style-name="T95">وَالسَّلاَمَ</text:span><text:span text:style-name="T97"> </text:span><text:span text:style-name="T95">بَيْنَ</text:span><text:span text:style-name="T97"> </text:span><text:span text:style-name="T95">الْبَلَدَيْنِ.</text:span></text:p>
      <text:p text:style-name="P4"><text:span text:style-name="T95">أَنْعَمَ</text:span><text:span text:style-name="T97"> </text:span><text:span text:style-name="T95">اللهُ</text:span><text:span text:style-name="T97"> </text:span><text:span text:style-name="T95">عَلَى</text:span><text:span text:style-name="T97"> </text:span><text:span text:style-name="T95">سُلَيْمَانَ،</text:span><text:span text:style-name="T97"> </text:span><text:span text:style-name="T95">وَوَهَبَهُ</text:span><text:span text:style-name="T97"> </text:span><text:span text:style-name="T95">مُلْكًا</text:span><text:span text:style-name="T97"> </text:span><text:span text:style-name="T95">لَمْ</text:span><text:span text:style-name="T97"> </text:span><text:span text:style-name="T95">يَهَبْهُ</text:span><text:span text:style-name="T97"> </text:span><text:span text:style-name="T95">لأَحَدٍ</text:span><text:span text:style-name="T97"> </text:span><text:span text:style-name="T95">مِنْ</text:span><text:span text:style-name="T97"> </text:span><text:span text:style-name="T95">خَلْقِهِ،</text:span><text:span text:style-name="T97"> </text:span><text:span text:style-name="T95">وَعَلَّمَهُ</text:span><text:span text:style-name="T97"> </text:span><text:span text:style-name="T95">لُغَةَ</text:span><text:span text:style-name="T97"> </text:span><text:span text:style-name="T95">الْحَيَوَانِ</text:span><text:span text:style-name="T97"> </text:span><text:span text:style-name="T95">وَالطَّيْرِ،</text:span><text:span text:style-name="T97"> </text:span><text:span text:style-name="T95">وَأَعْطَاهُ</text:span><text:span text:style-name="T97"> </text:span><text:span text:style-name="T95">سُلْطَانًا</text:span><text:span text:style-name="T97"> </text:span><text:span text:style-name="T95">عَلَى</text:span><text:span text:style-name="T97"> </text:span><text:span text:style-name="T95">الْجِنِّ</text:span><text:span text:style-name="T97"> </text:span><text:span text:style-name="T95">وَكَانَ</text:span><text:span text:style-name="T97"> </text:span><text:span text:style-name="T95">جَيْشُ</text:span><text:span text:style-name="T97"> </text:span><text:span text:style-name="T95">سُلَيْمَانَ</text:span><text:span text:style-name="T97"> </text:span><text:span text:style-name="T95">أَغْرَبَ</text:span><text:span text:style-name="T97"> </text:span><text:span text:style-name="T95">الْجُيُوشِ</text:span><text:span text:style-name="T97"> </text:span><text:span text:style-name="T95">وَأَقْوَاهَا،</text:span><text:span text:style-name="T97"> </text:span><text:span text:style-name="T95">فَقَدْ</text:span><text:span text:style-name="T97"> </text:span><text:span text:style-name="T95">كَانَ</text:span><text:span text:style-name="T97"> </text:span><text:span text:style-name="T95">جُنُودُهُ</text:span><text:span text:style-name="T97"> </text:span><text:span text:style-name="T95">مِنَ</text:span><text:span text:style-name="T97"> </text:span><text:span text:style-name="T95">الْحَيَوَانِ</text:span><text:span text:style-name="T97"> </text:span><text:span text:style-name="T95">وَالطَّيْرِ</text:span><text:span text:style-name="T97"> </text:span><text:span text:style-name="T95">وَالْجِنِّ.</text:span></text:p>
      <text:p text:style-name="P4"><text:soft-page-break/><text:span text:style-name="T95">وَفِي</text:span><text:span text:style-name="T97"> </text:span><text:span text:style-name="T95">يَوْمٍ</text:span><text:span text:style-name="T97"> </text:span><text:span text:style-name="T95">كَانَ</text:span><text:span text:style-name="T97"> </text:span><text:span text:style-name="T95">سُلَيْمَانُ</text:span><text:span text:style-name="T97"> </text:span><text:span text:style-name="T95">يَسِيرُ</text:span><text:span text:style-name="T97"> </text:span><text:span text:style-name="T95">بِجَيْشِهِ</text:span><text:span text:style-name="T97"> </text:span><text:span text:style-name="T95">الرَّهِيبِ</text:span><text:span text:style-name="T97"> </text:span><text:span text:style-name="T95">فِي</text:span><text:span text:style-name="T97"> </text:span><text:span text:style-name="T95">وَادٍ</text:span><text:span text:style-name="T97"> </text:span><text:span text:style-name="T95">فِيهِ</text:span><text:span text:style-name="T97"> </text:span><text:span text:style-name="T95">نَمْلٌ</text:span><text:span text:style-name="T97"> </text:span><text:span text:style-name="T95">كَثِيرٌ،</text:span><text:span text:style-name="T97"> </text:span><text:span text:style-name="T95">فَسَمِعَ</text:span><text:span text:style-name="T97"> </text:span><text:span text:style-name="T95">سُلَيْمَانُ</text:span><text:span text:style-name="T97"> </text:span><text:span text:style-name="T95">نَمْلَةً</text:span><text:span text:style-name="T97"> </text:span><text:span text:style-name="T95">تَقُولُ</text:span><text:span text:style-name="T97"> </text:span><text:span text:style-name="T95">لِزَمِيلاَتِهَا:"يَأَيُّهَا</text:span><text:span text:style-name="T97"> </text:span><text:span text:style-name="T95">النَّمْلُ</text:span><text:span text:style-name="T97"> </text:span><text:span text:style-name="T95">أَسْرِعُوا</text:span><text:span text:style-name="T97"> </text:span><text:span text:style-name="T95">وَاِخْتَبِئُوا</text:span><text:span text:style-name="T97"> </text:span><text:span text:style-name="T95">فِي</text:span><text:span text:style-name="T97"> </text:span><text:span text:style-name="T95">أَحْجَارِكُمْ</text:span><text:span text:style-name="T97"> </text:span><text:span text:style-name="T95">حَتَّى</text:span><text:span text:style-name="T97"> </text:span><text:span text:style-name="T95">لاَ</text:span><text:span text:style-name="T97"> </text:span><text:span text:style-name="T95">يُحَطِّمَكُمْ</text:span><text:span text:style-name="T97"> </text:span><text:span text:style-name="T95">جُنُودُ</text:span><text:span text:style-name="T97"> </text:span><text:span text:style-name="T95">سُلَيْمَانَ</text:span><text:span text:style-name="T97"> </text:span><text:span text:style-name="T95">بِأَقْدَامِهِمْ،</text:span><text:span text:style-name="T97"> </text:span><text:span text:style-name="T95">وَهُمْ</text:span><text:span text:style-name="T97"> </text:span><text:span text:style-name="T95">لاَ</text:span><text:span text:style-name="T97"> </text:span><text:span text:style-name="T95">يَشْعُرُونَ!"</text:span></text:p>
      <text:p text:style-name="P4"><text:span text:style-name="T95">سَمِعَ</text:span><text:span text:style-name="T97"> </text:span><text:span text:style-name="T95">سُلَيْمَانُ</text:span><text:span text:style-name="T97"> </text:span><text:span text:style-name="T95">كَلاَمَ</text:span><text:span text:style-name="T97"> </text:span><text:span text:style-name="T95">النَّمْلَةِ،</text:span><text:span text:style-name="T97"> </text:span><text:span text:style-name="T95">وَعَرَفَ</text:span><text:span text:style-name="T97"> </text:span><text:span text:style-name="T95">مَا</text:span><text:span text:style-name="T97"> </text:span><text:span text:style-name="T95">تَقُولُهُ</text:span><text:span text:style-name="T97"> </text:span><text:span text:style-name="T95">بِعِلْمٍ</text:span><text:span text:style-name="T97"> </text:span><text:span text:style-name="T95">مِنَ</text:span><text:span text:style-name="T97"> </text:span><text:span text:style-name="T95">اللهِ</text:span><text:span text:style-name="T97"> </text:span><text:span text:style-name="T95">فَتَبَسَّمَ</text:span><text:span text:style-name="T97"> </text:span><text:span text:style-name="T95">ضَاحِكًا</text:span><text:span text:style-name="T97"> </text:span><text:span text:style-name="T95">مِنْ</text:span><text:span text:style-name="T97"> </text:span><text:span text:style-name="T95">قَوْلِهَا،</text:span><text:span text:style-name="T97"> </text:span><text:span text:style-name="T95">وَتَذَكَّرَ</text:span><text:span text:style-name="T97"> </text:span><text:span text:style-name="T95">اللهَ</text:span><text:span text:style-name="T97"> </text:span><text:span text:style-name="T95">وَقُدْرَتَهُ،</text:span><text:span text:style-name="T97"> </text:span><text:span text:style-name="T95">وَمَا</text:span><text:span text:style-name="T97"> </text:span><text:span text:style-name="T95">وَهَبَهُ</text:span><text:span text:style-name="T97"> </text:span><text:span text:style-name="T95">لَهُ</text:span><text:span text:style-name="T97"> </text:span><text:span text:style-name="T95">مِنْ</text:span><text:span text:style-name="T97"> </text:span><text:span text:style-name="T95">عِلْمٍ</text:span><text:span text:style-name="T97"> </text:span><text:span text:style-name="T95">وَحِكْمَةٍ</text:span><text:span text:style-name="T97"> </text:span><text:span text:style-name="T95">حَتَّى</text:span><text:span text:style-name="T97"> </text:span><text:span text:style-name="T95">اِسْتَطَاعَ</text:span><text:span text:style-name="T97"> </text:span><text:span text:style-name="T95">أَنْ</text:span><text:span text:style-name="T97"> </text:span><text:span text:style-name="T95">يُدْرِكَ</text:span><text:span text:style-name="T97"> </text:span><text:span text:style-name="T95">كَلاَمَ</text:span><text:span text:style-name="T97"> </text:span><text:span text:style-name="T95">النَّمْلَةِ،</text:span><text:span text:style-name="T97"> </text:span><text:span text:style-name="T95">فَحَمِدَ</text:span><text:span text:style-name="T97"> </text:span><text:span text:style-name="T95">اللهَ</text:span><text:span text:style-name="T97"> </text:span><text:span text:style-name="T95">وَشَكَرَهُ</text:span><text:span text:style-name="T97"> </text:span><text:span text:style-name="T95">كَثِيرًا.</text:span></text:p>
      <text:p text:style-name="P4"><text:span text:style-name="T95">قَالَ</text:span><text:span text:style-name="T97"> </text:span><text:span text:style-name="T95">سُلَيْمَانُ:﴿رَبِّ</text:span><text:span text:style-name="T97"> </text:span><text:span text:style-name="T95">أَوْزِعْنِي</text:span><text:span text:style-name="T97"> </text:span><text:span text:style-name="T95">أَنْ</text:span><text:span text:style-name="T97"> </text:span><text:span text:style-name="T95">أَشْكُرَ</text:span><text:span text:style-name="T97"> </text:span><text:span text:style-name="T95">نِعْمَتَكَ</text:span><text:span text:style-name="T97"> </text:span><text:span text:style-name="T95">الَّتِى</text:span><text:span text:style-name="T97"> </text:span><text:span text:style-name="T95">أَنْعَمْتَ</text:span><text:span text:style-name="T97"> </text:span><text:span text:style-name="T95">عَلَىَّ؛</text:span><text:span text:style-name="T97"> </text:span><text:span text:style-name="T95">وَعَلَى</text:span><text:span text:style-name="T97"> </text:span><text:span text:style-name="T95">وَالِدَىَّ،</text:span><text:span text:style-name="T97"> </text:span><text:span text:style-name="T95">وَأَنْ</text:span><text:span text:style-name="T97"> </text:span><text:span text:style-name="T95">أَعْمَلَ</text:span><text:span text:style-name="T97"> </text:span><text:span text:style-name="T95">صَالِحًا</text:span><text:span text:style-name="T97"> </text:span><text:span text:style-name="T95">تَرْضَاهُ،</text:span><text:span text:style-name="T97"> </text:span><text:span text:style-name="T95">وَأَدْخِلْنِي</text:span><text:span text:style-name="T97"> </text:span><text:span text:style-name="T95">بِرَحْمَتِكَ</text:span><text:span text:style-name="T97"> </text:span><text:span text:style-name="T95">فِي</text:span><text:span text:style-name="T97"> </text:span><text:span text:style-name="T95">عِبَادِكَ</text:span><text:span text:style-name="T97"> </text:span><text:span text:style-name="T95">الصَّالِحِينَ﴾</text:span><text:span text:style-name="T97"> </text:span><text:span text:style-name="T95">(سُورَةُ</text:span><text:span text:style-name="T97"> </text:span><text:span text:style-name="T95">النَّمْلُ/۱۹)</text:span></text:p>
      <text:p text:style-name="P4"><text:span text:style-name="T95">أَرَادَ</text:span><text:span text:style-name="T97"> </text:span><text:span text:style-name="T95">اللهُ</text:span><text:span text:style-name="T97"> </text:span><text:span text:style-name="T95">سُبْحَانَهُ</text:span><text:span text:style-name="T97"> </text:span><text:span text:style-name="T95">وَتَعَالَى</text:span><text:span text:style-name="T97"> </text:span><text:span text:style-name="T95">أَنْ</text:span><text:span text:style-name="T97"> </text:span><text:span text:style-name="T95">يَمْتَحِنَ</text:span><text:span text:style-name="T97"> </text:span><text:span text:style-name="T95">صَبْرَ</text:span><text:span text:style-name="T97"> </text:span><text:span text:style-name="T95">سُلَيْمَانَ</text:span><text:span text:style-name="T97"> </text:span><text:span text:style-name="T95">وَشِدَّةَ</text:span><text:span text:style-name="T97"> </text:span><text:span text:style-name="T95">إِيمَانِهِ</text:span><text:span text:style-name="T97"> </text:span><text:span text:style-name="T95">فَأَصَابَهُ</text:span><text:span text:style-name="T97"> </text:span><text:span text:style-name="T95">بِمَرَضٍ</text:span><text:span text:style-name="T97"> </text:span><text:span text:style-name="T95">شَدِيدٍ</text:span><text:span text:style-name="T97"> </text:span><text:span text:style-name="T95">حَارَ</text:span><text:span text:style-name="T97"> </text:span><text:span text:style-name="T95">فِيهِ</text:span><text:span text:style-name="T97"> </text:span><text:span text:style-name="T95">أَطِبَّاءُ</text:span><text:span text:style-name="T97"> </text:span><text:span text:style-name="T95">الإِنْسِ</text:span><text:span text:style-name="T97"> </text:span><text:span text:style-name="T95">وَالْجِنِّ،</text:span><text:span text:style-name="T97"> </text:span><text:span text:style-name="T95">وَأَحْضَرَتْ</text:span><text:span text:style-name="T97"> </text:span><text:span text:style-name="T95">لَهُ</text:span><text:span text:style-name="T97"> </text:span><text:span text:style-name="T95">الطُّيُورُ</text:span><text:span text:style-name="T97"> </text:span><text:span text:style-name="T95">الأَعْشَابَ</text:span><text:span text:style-name="T97"> </text:span><text:span text:style-name="T95">مِنْ</text:span><text:span text:style-name="T97"> </text:span><text:span text:style-name="T95">كُلِّ</text:span><text:span text:style-name="T97"> </text:span><text:span text:style-name="T95">مَكَانٍ</text:span><text:span text:style-name="T97"> </text:span><text:span text:style-name="T95">فَلَمْ</text:span><text:span text:style-name="T97"> </text:span><text:span text:style-name="T95">يُشْفَ.</text:span></text:p>
      <text:p text:style-name="P4"><text:span text:style-name="T95">وَازْدَادَ</text:span><text:span text:style-name="T97"> </text:span><text:span text:style-name="T95">مَرَضُ</text:span><text:span text:style-name="T97"> </text:span><text:span text:style-name="T95">سُلَيْمَانَ</text:span><text:span text:style-name="T97"> </text:span><text:span text:style-name="T95">يَوْمًا</text:span><text:span text:style-name="T97"> </text:span><text:span text:style-name="T95">بَعْدَ</text:span><text:span text:style-name="T97"> </text:span><text:span text:style-name="T95">يَوْمٍ،</text:span><text:span text:style-name="T97"> </text:span><text:span text:style-name="T95">حَتَّى</text:span><text:span text:style-name="T97"> </text:span><text:span text:style-name="T95">أَصْبَحَ</text:span><text:span text:style-name="T97"> </text:span><text:span text:style-name="T95">إِذَا</text:span><text:span text:style-name="T97"> </text:span><text:span text:style-name="T95">جَلَسَ</text:span><text:span text:style-name="T97"> </text:span><text:span text:style-name="T95">عَلَى</text:span><text:span text:style-name="T97"> </text:span><text:span text:style-name="T95">كُرْسِيِّهِ</text:span><text:span text:style-name="T97"> </text:span><text:span text:style-name="T95">كَأَنَّهُ</text:span><text:span text:style-name="T97"> </text:span><text:span text:style-name="T95">جَسَدٌ</text:span><text:span text:style-name="T97"> </text:span><text:span text:style-name="T95">بِلاَ</text:span><text:span text:style-name="T97"> </text:span><text:span text:style-name="T95">رُوحٍ،</text:span><text:span text:style-name="T97"> </text:span><text:span text:style-name="T95">وَرَغْمَ</text:span><text:span text:style-name="T97"> </text:span><text:span text:style-name="T95">الْمَرَضِ</text:span><text:span text:style-name="T97"> </text:span><text:span text:style-name="T95">الشَّدِيدِ</text:span><text:span text:style-name="T97"> </text:span><text:span text:style-name="T95">لَمْ</text:span><text:span text:style-name="T97"> </text:span><text:span text:style-name="T95">يَتَوَقَّفُ</text:span><text:span text:style-name="T97"> </text:span><text:span text:style-name="T95">سُلَيْمَانُ</text:span><text:span text:style-name="T97"> </text:span><text:span text:style-name="T95">لَحْظَةً</text:span><text:span text:style-name="T97"> </text:span><text:span text:style-name="T95">عَنْ</text:span><text:span text:style-name="T97"> </text:span><text:span text:style-name="T95">ذِكْرِ</text:span><text:span text:style-name="T97"> </text:span><text:span text:style-name="T95">اللهِ</text:span><text:span text:style-name="T97"> </text:span><text:span text:style-name="T95">وَالدُّعَاءِ</text:span><text:span text:style-name="T97"> </text:span><text:span text:style-name="T95">بِطَلَبِ</text:span><text:span text:style-name="T97"> </text:span><text:span text:style-name="T95">الشِّفَاءِ</text:span><text:span text:style-name="T97"> </text:span><text:span text:style-name="T95">وَالاِسْتِغْفَارِ،</text:span><text:span text:style-name="T97"> </text:span><text:span text:style-name="T95">حَتَّى</text:span><text:span text:style-name="T97"> </text:span><text:span text:style-name="T95">اِسْتَجَابَ</text:span><text:span text:style-name="T97"> </text:span><text:span text:style-name="T95">اللهُ</text:span><text:span text:style-name="T97"> </text:span><text:span text:style-name="T95">لِدُعَائِهِ</text:span><text:span text:style-name="T97"> </text:span><text:span text:style-name="T95">وَأَنْعَمَ</text:span><text:span text:style-name="T97"> </text:span><text:span text:style-name="T95">عَلَيْهِ</text:span><text:span text:style-name="T97"> </text:span><text:span text:style-name="T95">بالشِّفَاءِ. تَعَلَّمَ</text:span><text:span text:style-name="T97"> </text:span><text:span text:style-name="T95">سُلَيْمَانُ</text:span><text:span text:style-name="T97"> </text:span><text:span text:style-name="T95">مِنْ</text:span><text:span text:style-name="T97"> </text:span><text:span text:style-name="T95">مِحْنَةِ</text:span><text:span text:style-name="T97"> </text:span><text:span text:style-name="T95">الْمَرَضِ</text:span><text:span text:style-name="T97"> </text:span><text:span text:style-name="T95">الَّذِى</text:span><text:span text:style-name="T97"> </text:span><text:span text:style-name="T95">أَصَابَهُ</text:span><text:span text:style-name="T97"> </text:span><text:span text:style-name="T95">أَنَّهُ</text:span><text:span text:style-name="T97"> </text:span><text:span text:style-name="T95">ضَعِيفٌ</text:span><text:span text:style-name="T97"> </text:span><text:span text:style-name="T95">رَغْمَ</text:span><text:span text:style-name="T97"> </text:span><text:span text:style-name="T95">قُوَّتِهِ</text:span><text:span text:style-name="T97"> </text:span><text:span text:style-name="T95">وَغِنَاهُ</text:span><text:span text:style-name="T97"> </text:span><text:span text:style-name="T95">وَمُلْكِهِ</text:span><text:span text:style-name="T97"> </text:span><text:span text:style-name="T95">وَأَنَّ</text:span><text:span text:style-name="T97"> </text:span><text:span text:style-name="T95">كُلَّ</text:span><text:span text:style-name="T97"> </text:span><text:span text:style-name="T95">ذَلِكَ</text:span><text:span text:style-name="T97"> </text:span><text:span text:style-name="T95">لاَ</text:span><text:span text:style-name="T97"> </text:span><text:span text:style-name="T95">يَسْتَطِيعُ</text:span><text:span text:style-name="T97"> </text:span><text:span text:style-name="T95">أَنْ</text:span><text:span text:style-name="T97"> </text:span><text:span text:style-name="T95">يَجْلِبَ</text:span><text:span text:style-name="T97"> </text:span><text:span text:style-name="T95">لَهُ</text:span><text:span text:style-name="T97"> </text:span><text:span text:style-name="T95">الشِّفَاءَ</text:span><text:span text:style-name="T97"> </text:span><text:span text:style-name="T95">إِلاَّ</text:span><text:span text:style-name="T97"> </text:span><text:span text:style-name="T95">إِذَا</text:span><text:span text:style-name="T97"> </text:span><text:span text:style-name="T95">أَرَادَ</text:span><text:span text:style-name="T97"> </text:span><text:span text:style-name="T95">اللهُ</text:span><text:span text:style-name="T97"> </text:span><text:span text:style-name="T95">تَعَالَى.</text:span></text:p>
      <text:p text:style-name="P4"><text:span text:style-name="T95">وَفِي</text:span><text:span text:style-name="T97"> </text:span><text:span text:style-name="T95">يَوْمٍ</text:span><text:span text:style-name="T97"> </text:span><text:span text:style-name="T95">خَرَجَ</text:span><text:span text:style-name="T97"> </text:span><text:span text:style-name="T95">سُلَيْمَانُ</text:span><text:span text:style-name="T97"> </text:span><text:span text:style-name="T95">يَتَفَقَّدُ</text:span><text:span text:style-name="T97"> </text:span><text:span text:style-name="T95">جَيْشَهُ</text:span><text:span text:style-name="T97"> </text:span><text:span text:style-name="T95">مِنْ</text:span><text:span text:style-name="T97"> </text:span><text:span text:style-name="T95">الطَّيْرِ</text:span><text:span text:style-name="T97"> </text:span><text:span text:style-name="T95">وَالْحَيَوَانِ،</text:span><text:span text:style-name="T97"> </text:span><text:span text:style-name="T95">وَنَظَرَ</text:span><text:span text:style-name="T97"> </text:span><text:span text:style-name="T95">سُلَيْمَانُ</text:span><text:span text:style-name="T97"> </text:span><text:span text:style-name="T95">فَلَمْ</text:span><text:span text:style-name="T97"> </text:span><text:span text:style-name="T95">يَجِدْ</text:span><text:span text:style-name="T97"> </text:span><text:span text:style-name="T95">الْهُدْهُدَ</text:span><text:span text:style-name="T97"> </text:span><text:span text:style-name="T95">فَسَأَلَ</text:span><text:span text:style-name="T97"> </text:span><text:span text:style-name="T95">عَنْهُ،</text:span><text:span text:style-name="T97"> </text:span><text:span text:style-name="T95">فَأَجَابَتِ</text:span><text:span text:style-name="T97"> </text:span><text:span text:style-name="T95">الْحَيَوَانَاتُ</text:span><text:span text:style-name="T97"> </text:span><text:span text:style-name="T95">بِأَنَّهَا</text:span><text:span text:style-name="T97"> </text:span><text:span text:style-name="T95">لاَ</text:span><text:span text:style-name="T97"> </text:span><text:span text:style-name="T95">تَعْرِفُ</text:span><text:span text:style-name="T97"> </text:span><text:span text:style-name="T95">أَيْنَ</text:span><text:span text:style-name="T97"> </text:span><text:span text:style-name="T95">هُوَ.</text:span></text:p>
      <text:p text:style-name="P4"><text:soft-page-break/><text:span text:style-name="T95">غََضِبَ</text:span><text:span text:style-name="T97"> </text:span><text:span text:style-name="T95">سَيِّدِنَا</text:span><text:span text:style-name="T97"> </text:span><text:span text:style-name="T95">سُلَيْمَانُ</text:span><text:span text:style-name="T97"> </text:span><text:span text:style-name="T95">لِغِيَابِ</text:span><text:span text:style-name="T97"> </text:span><text:span text:style-name="T95">الْهُدْهُدِ</text:span><text:span text:style-name="T97"> </text:span><text:span text:style-name="T95">دُونَ</text:span><text:span text:style-name="T97"> </text:span><text:span text:style-name="T95">إِذْنِهِ،</text:span><text:span text:style-name="T97"> </text:span><text:span text:style-name="T95">وَقَرَّرَ</text:span><text:span text:style-name="T97"> </text:span><text:span text:style-name="T95">مَعَاقَبَتَهُ</text:span><text:span text:style-name="T97"> </text:span><text:span text:style-name="T95">حِينَ</text:span><text:span text:style-name="T97"> </text:span><text:span text:style-name="T95">يَأْتِى</text:span><text:span text:style-name="T97"> </text:span><text:span text:style-name="T95">بِنَتْفِ</text:span><text:span text:style-name="T97"> </text:span><text:span text:style-name="T95">رِيشِهِ</text:span><text:span text:style-name="T97"> </text:span><text:span text:style-name="T95">أَوْ</text:span><text:span text:style-name="T97"> </text:span><text:span text:style-name="T95">حَبْسِهِ</text:span><text:span text:style-name="T97"> </text:span><text:span text:style-name="T95">أَوْ</text:span><text:span text:style-name="T97"> </text:span><text:span text:style-name="T95">ذَبْحِهِ</text:span><text:span text:style-name="T97"> </text:span><text:span text:style-name="T95">حَسَبَ</text:span><text:span text:style-name="T97"> </text:span><text:span text:style-name="T95">الذَّنْبَ</text:span><text:span text:style-name="T97"> </text:span><text:span text:style-name="T95">الَّذِى</text:span><text:span text:style-name="T97"> </text:span><text:span text:style-name="T95">اِرْتَكَبَهُ.</text:span></text:p>
      <text:p text:style-name="P4"><text:span text:style-name="T95">أَنْهَى</text:span><text:span text:style-name="T97"> </text:span><text:span text:style-name="T95">سُلَيْمَانُ</text:span><text:span text:style-name="T97"> </text:span><text:span text:style-name="T95">تَفَقُّدَهُ</text:span><text:span text:style-name="T97"> </text:span><text:span text:style-name="T95">لِلْجَيْشِ</text:span><text:span text:style-name="T97"> </text:span><text:span text:style-name="T95">ثُمَّ</text:span><text:span text:style-name="T97"> </text:span><text:span text:style-name="T95">انْصَرَفَ</text:span><text:span text:style-name="T97"> </text:span><text:span text:style-name="T95">إِلَى</text:span><text:span text:style-name="T97"> </text:span><text:span text:style-name="T95">خَيْمَتِهِ،</text:span><text:span text:style-name="T97"> </text:span><text:span text:style-name="T95">وَبَعْدَ</text:span><text:span text:style-name="T97"> </text:span><text:span text:style-name="T95">قَلِيلٍ</text:span><text:span text:style-name="T97"> </text:span><text:span text:style-name="T95">حَضَرَ</text:span><text:span text:style-name="T97"> </text:span><text:span text:style-name="T95">الْهُدْهُدُ</text:span><text:span text:style-name="T97"> </text:span><text:span text:style-name="T95">مُسْرِعًا،</text:span><text:span text:style-name="T97"> </text:span><text:span text:style-name="T95">فَقَابَلَتْهُ</text:span><text:span text:style-name="T97"> </text:span><text:span text:style-name="T95">الطُّيُورَ</text:span><text:span text:style-name="T97"> </text:span><text:span text:style-name="T95">فِي</text:span><text:span text:style-name="T97"> </text:span><text:span text:style-name="T95">ضَجَّةٍ: أَيْنَ</text:span><text:span text:style-name="T97"> </text:span><text:span text:style-name="T95">كُنْتَ؟</text:span><text:span text:style-name="T97"> </text:span><text:span text:style-name="T95">لِمَاذَا</text:span><text:span text:style-name="T97"> </text:span><text:span text:style-name="T95">تَأَخَّرْتَ؟</text:span></text:p>
      <text:h text:style-name="P1335" text:outline-level="1"><text:span text:style-name="T95">قَالَ</text:span><text:span text:style-name="T97"> </text:span><text:span text:style-name="T95">الْهُدْهُدُ: مَا</text:span><text:span text:style-name="T97"> </text:span><text:span text:style-name="T95">هَذِهِ</text:span><text:span text:style-name="T97"> </text:span><text:span text:style-name="T95">الضَّجَّةُ؟</text:span><text:span text:style-name="T97"> </text:span><text:span text:style-name="T95">مَاذَا</text:span><text:span text:style-name="T97"> </text:span><text:span text:style-name="T95">حَدَثَ؟</text:span></text:h>
      <text:p text:style-name="P4"><text:span text:style-name="T95">قَالَتِْ</text:span><text:span text:style-name="T97"> </text:span><text:span text:style-name="T95">الطُّيُورُ: نَهَارُكَ</text:span><text:span text:style-name="T97"> </text:span><text:span text:style-name="T95">أَشَدُّ</text:span><text:span text:style-name="T97"> </text:span><text:span text:style-name="T95">سَوَادًا</text:span><text:span text:style-name="T97"> </text:span><text:span text:style-name="T95">مِنْ</text:span><text:span text:style-name="T97"> </text:span><text:span text:style-name="T95">رِيشِ</text:span><text:span text:style-name="T97"> </text:span><text:span text:style-name="T95">الْغُرَابِ. لَقَدْ</text:span><text:span text:style-name="T97"> </text:span><text:span text:style-name="T95">عَرَفَ</text:span><text:span text:style-name="T97"> </text:span><text:span text:style-name="T95">سَيِّدُنَا</text:span><text:span text:style-name="T97"> </text:span><text:span text:style-name="T95">سُلَيْمَانُ</text:span><text:span text:style-name="T97"> </text:span><text:span text:style-name="T95">غِيَابَكَ،</text:span><text:span text:style-name="T97"> </text:span><text:span text:style-name="T95">وَهَدَّدَ</text:span><text:span text:style-name="T97"> </text:span><text:span text:style-name="T95">بِذَبْحِكَ</text:span><text:span text:style-name="T97"> </text:span><text:span text:style-name="T95">أَوْ</text:span><text:span text:style-name="T97"> </text:span><text:span text:style-name="T95">تَعْذِيبِكَ.</text:span></text:p>
      <text:p text:style-name="P4"><text:span text:style-name="T95">أَصَابَ</text:span><text:span text:style-name="T97"> </text:span><text:span text:style-name="T95">الْهُدْهُدَ</text:span><text:span text:style-name="T97"> </text:span><text:span text:style-name="T95">الرُّعْبُ</text:span><text:span text:style-name="T97"> </text:span><text:span text:style-name="T95">مِنْ</text:span><text:span text:style-name="T97"> </text:span><text:span text:style-name="T95">كَلاَمِ</text:span><text:span text:style-name="T97"> </text:span><text:span text:style-name="T95">الطُّيُورِ،</text:span><text:span text:style-name="T97"> </text:span><text:span text:style-name="T95">وَأَسْرَعَ</text:span><text:span text:style-name="T97"> </text:span><text:span text:style-name="T95">طَائِرًا</text:span><text:span text:style-name="T97"> </text:span><text:span text:style-name="T95">حَتَّى</text:span><text:span text:style-name="T97"> </text:span><text:span text:style-name="T95">دَخَلَ</text:span><text:span text:style-name="T97"> </text:span><text:span text:style-name="T95">عَلَى</text:span><text:span text:style-name="T97"> </text:span><text:span text:style-name="T95">سُلَيْمَانَ</text:span><text:span text:style-name="T97"> </text:span><text:span text:style-name="T95">فِي</text:span><text:span text:style-name="T97"> </text:span><text:span text:style-name="T95">خَيْمَتِهِ،</text:span><text:span text:style-name="T97"> </text:span><text:span text:style-name="T95">وَأَلْقَى</text:span><text:span text:style-name="T97"> </text:span><text:span text:style-name="T95">عَلَيْهِ</text:span><text:span text:style-name="T97"> </text:span><text:span text:style-name="T95">التَّحِيَّةَ</text:span><text:span text:style-name="T97"> </text:span><text:span text:style-name="T95">وَهُوَ</text:span><text:span text:style-name="T97"> </text:span><text:span text:style-name="T95">يَرْتَجِفُ. كَانَ</text:span><text:span text:style-name="T97"> </text:span><text:span text:style-name="T95">سُلَيْمَانُ</text:span><text:span text:style-name="T97"> </text:span><text:span text:style-name="T95">يَتَنَاوَلُ</text:span><text:span text:style-name="T97"> </text:span><text:span text:style-name="T95">طَعَامَهُ،</text:span><text:span text:style-name="T97"> </text:span><text:span text:style-name="T95">فَرَفَعَ</text:span><text:span text:style-name="T97"> </text:span><text:span text:style-name="T95">رَأْسَهُ،</text:span><text:span text:style-name="T97"> </text:span><text:span text:style-name="T95">وَنَظَرَ</text:span><text:span text:style-name="T97"> </text:span><text:span text:style-name="T95">إِلَى</text:span><text:span text:style-name="T97"> </text:span><text:span text:style-name="T95">الْهُدْهُدِ</text:span><text:span text:style-name="T97"> </text:span><text:span text:style-name="T95">مُسْتَفْسِرًا.</text:span></text:p>
      <text:p text:style-name="P4"><text:span text:style-name="T95">فَقَالَ</text:span><text:span text:style-name="T97"> </text:span><text:span text:style-name="T95">الْهُدْهُدُ</text:span><text:span text:style-name="T97"> </text:span><text:span text:style-name="T95">بِسُرْعَةٍ: لَقَدْ</text:span><text:span text:style-name="T97"> </text:span><text:span text:style-name="T95">عَلِمْتُ</text:span><text:span text:style-name="T97"> </text:span><text:span text:style-name="T95">شَيْئًا</text:span><text:span text:style-name="T97"> </text:span><text:span text:style-name="T95">لاَ</text:span><text:span text:style-name="T97"> </text:span><text:span text:style-name="T95">تَعْلَمُهُ،</text:span><text:span text:style-name="T97"> </text:span><text:span text:style-name="T95">فَقَدْ</text:span><text:span text:style-name="T97"> </text:span><text:span text:style-name="T95">أَتَيْتُكَ</text:span><text:span text:style-name="T97"> </text:span><text:span text:style-name="T95">مِنْ</text:span><text:span text:style-name="T97"> </text:span><text:span text:style-name="T95">مَمْلَكَةِ</text:span><text:span text:style-name="T97"> </text:span><text:span text:style-name="T95">سَبَأٍ</text:span><text:span text:style-name="T97"> </text:span><text:span text:style-name="T95">بِنَبَأٍ</text:span><text:span text:style-name="T97"> </text:span><text:span text:style-name="T95">يَقِينٍ.</text:span></text:p>
      <text:p text:style-name="P4"><text:span text:style-name="T95">أَكْمَلَ</text:span><text:span text:style-name="T97"> </text:span><text:span text:style-name="T95">الْهُدْهُدُ</text:span><text:span text:style-name="T97"> </text:span><text:span text:style-name="T95">حَدِيثَهُ</text:span><text:span text:style-name="T97"> </text:span><text:span text:style-name="T95">قَائِلاً: لَقَدْ</text:span><text:span text:style-name="T97"> </text:span><text:span text:style-name="T95">وَجَدْتُ</text:span><text:span text:style-name="T97"> </text:span><text:span text:style-name="T95">اِمْرَأَةً</text:span><text:span text:style-name="T97"> </text:span><text:span text:style-name="T95">تَحْكُمُ</text:span><text:span text:style-name="T97"> </text:span><text:span text:style-name="T95">مَمْلَكَةَ</text:span><text:span text:style-name="T97"> </text:span><text:span text:style-name="T95">سَبَأٍ،</text:span><text:span text:style-name="T97"> </text:span><text:span text:style-name="T95">وَلَدَيْهَا</text:span><text:span text:style-name="T97"> </text:span><text:span text:style-name="T95">جَيْشٌ</text:span><text:span text:style-name="T97"> </text:span><text:span text:style-name="T95">قَوِيٌّ</text:span><text:span text:style-name="T97"> </text:span><text:span text:style-name="T95">وَخَيْرَاتٌ</text:span><text:span text:style-name="T97"> </text:span><text:span text:style-name="T95">وَفِيرَةٌ</text:span><text:span text:style-name="T97"> </text:span><text:span text:style-name="T95">وَعَرْشُهَا</text:span><text:span text:style-name="T97"> </text:span><text:span text:style-name="T95">مُحَلًّى</text:span><text:span text:style-name="T97"> </text:span><text:span text:style-name="T95">بِالْجَوَاهِرِ</text:span><text:span text:style-name="T97"> </text:span><text:span text:style-name="T95">وَاللآلِئِ.</text:span></text:p>
      <text:p text:style-name="P4"><text:span text:style-name="T95">وَبِالرَّغْمِ</text:span><text:span text:style-name="T97"> </text:span><text:span text:style-name="T95">مِنْ</text:span><text:span text:style-name="T97"> </text:span><text:span text:style-name="T95">نِعَمِ</text:span><text:span text:style-name="T97"> </text:span><text:span text:style-name="T95">اللهِ</text:span><text:span text:style-name="T97"> </text:span><text:span text:style-name="T95">الَّتِى</text:span><text:span text:style-name="T97"> </text:span><text:span text:style-name="T95">أَنْعَمَ</text:span><text:span text:style-name="T97"> </text:span><text:span text:style-name="T95">بِهَا</text:span><text:span text:style-name="T97"> </text:span><text:span text:style-name="T95">عَلَى</text:span><text:span text:style-name="T97"> </text:span><text:span text:style-name="T95">هَذِهِ</text:span><text:span text:style-name="T97"> </text:span><text:span text:style-name="T95">الْمَمْلَكَةِ،</text:span><text:span text:style-name="T97"> </text:span><text:span text:style-name="T95">فَِإنَّ</text:span><text:span text:style-name="T97"> </text:span><text:span text:style-name="T95">أَهْلَهَا</text:span><text:span text:style-name="T97"> </text:span><text:span text:style-name="T95">يَعْبُدُونَ</text:span><text:span text:style-name="T97"> </text:span><text:span text:style-name="T95">الشَّمْسَ،</text:span><text:span text:style-name="T97"> </text:span><text:span text:style-name="T95">وَيَسْجُدُونَ</text:span><text:span text:style-name="T97"> </text:span><text:span text:style-name="T95">لَهَا</text:span><text:span text:style-name="T97"> </text:span><text:span text:style-name="T95">مِنْ</text:span><text:span text:style-name="T97"> </text:span><text:span text:style-name="T95">دُونِ</text:span><text:span text:style-name="T97"> </text:span><text:span text:style-name="T95">اللهِ.</text:span></text:p>
      <text:p text:style-name="P4"><text:span text:style-name="T95">﴿أَلاَّ</text:span><text:span text:style-name="T97"> </text:span><text:span text:style-name="T95">يَسْجُدُوا</text:span><text:span text:style-name="T97"> </text:span><text:span text:style-name="T95">لِلَّهِ</text:span><text:span text:style-name="T97"> </text:span><text:span text:style-name="T95">الَّذِى</text:span><text:span text:style-name="T97"> </text:span><text:span text:style-name="T95">يُخْرِجُ</text:span><text:span text:style-name="T97"> </text:span><text:span text:style-name="T95">الْخَبْءَ</text:span><text:span text:style-name="T97"> </text:span><text:span text:style-name="T95">فِي</text:span><text:span text:style-name="T97"> </text:span><text:span text:style-name="T95">السَّمَوَاتِ</text:span><text:span text:style-name="T97"> </text:span><text:span text:style-name="T95">وَالأَرْضِ،</text:span><text:span text:style-name="T97"> </text:span><text:span text:style-name="T95">وَيَعْلَمُ</text:span><text:span text:style-name="T97"> </text:span><text:span text:style-name="T95">مَا</text:span><text:span text:style-name="T97"> </text:span><text:span text:style-name="T95">تُخْفُونَ</text:span><text:span text:style-name="T97"> </text:span><text:span text:style-name="T95">وَمَا</text:span><text:span text:style-name="T97"> </text:span><text:span text:style-name="T95">تُعْلِنُونَ،</text:span><text:span text:style-name="T97"> </text:span><text:span text:style-name="T95">الله</text:span><text:span text:style-name="T97"> </text:span><text:span text:style-name="T95">لاَ</text:span><text:span text:style-name="T97"> </text:span><text:span text:style-name="T95">إِلَهَ</text:span><text:span text:style-name="T97"> </text:span><text:span text:style-name="T95">إِلاَّ</text:span><text:span text:style-name="T97"> </text:span><text:span text:style-name="T95">هُوَ</text:span><text:span text:style-name="T97"> </text:span><text:span text:style-name="T95">رَبُّ</text:span><text:span text:style-name="T97"> </text:span><text:span text:style-name="T95">الْعَرْشِ</text:span><text:span text:style-name="T97"> </text:span><text:span text:style-name="T95">الْعَظِيمِ﴾</text:span><text:span text:style-name="T97"> </text:span><text:span text:style-name="T95">(سُورَةُ</text:span><text:span text:style-name="T97"> </text:span><text:span text:style-name="T95">النَّمْلُ/٢٦،٢٥)</text:span></text:p>
      <text:p text:style-name="P4"><text:span text:style-name="T95">اِسْتَمَعَ</text:span><text:span text:style-name="T97"> </text:span><text:span text:style-name="T95">سُلَيْمَانُ</text:span><text:span text:style-name="T97"> </text:span><text:span text:style-name="T95">إِلَى</text:span><text:span text:style-name="T97"> </text:span><text:span text:style-name="T95">قِصَّةِ</text:span><text:span text:style-name="T97"> </text:span><text:span text:style-name="T95">الْهُدْهُدِ</text:span><text:span text:style-name="T97"> </text:span><text:span text:style-name="T95">فِي</text:span><text:span text:style-name="T97"> </text:span><text:span text:style-name="T95">هُدُوءٍ،</text:span><text:span text:style-name="T97"> </text:span><text:span text:style-name="T95">ثُمَّ</text:span><text:span text:style-name="T97"> </text:span><text:span text:style-name="T95">اِبْتَسَمَ،</text:span><text:span text:style-name="T97"> </text:span><text:span text:style-name="T95">وَهُوَ</text:span><text:span text:style-name="T97"> </text:span><text:span text:style-name="T95">يَقُولُ</text:span><text:span text:style-name="T97"> </text:span><text:span text:style-name="T95">لَهُ:"سَنَنْظُرُ</text:span><text:span text:style-name="T97"> </text:span><text:span text:style-name="T95">أَصَدَقْتَ</text:span><text:span text:style-name="T97"> </text:span><text:span text:style-name="T95">أَمْ</text:span><text:span text:style-name="T97"> </text:span><text:span text:style-name="T95">كُنْتَ</text:span><text:span text:style-name="T97"> </text:span><text:span text:style-name="T95">مِنَ</text:span><text:span text:style-name="T97"> </text:span><text:span text:style-name="T95">الْكَاذِبِينَ".</text:span></text:p>
      <text:p text:style-name="P4"><text:soft-page-break/><text:span text:style-name="T95">ثُمَّ</text:span><text:span text:style-name="T97"> </text:span><text:span text:style-name="T95">كَتَبَ</text:span><text:span text:style-name="T97"> </text:span><text:span text:style-name="T95">رِسَالَةً</text:span><text:span text:style-name="T97"> </text:span><text:span text:style-name="T95">أَعْطَاهَا</text:span><text:span text:style-name="T97"> </text:span><text:span text:style-name="T95">لِلْهُدْهُدِ،</text:span><text:span text:style-name="T97"> </text:span><text:span text:style-name="T95">وَأَمَرَهُ</text:span><text:span text:style-name="T97"> </text:span><text:span text:style-name="T95">أَنْ</text:span><text:span text:style-name="T97"> </text:span><text:span text:style-name="T95">يَذْهَبَ</text:span><text:span text:style-name="T97"> </text:span><text:span text:style-name="T95">لِيُلْقِيَهَا</text:span><text:span text:style-name="T97"> </text:span><text:span text:style-name="T95">لِمَلِكَةِ</text:span><text:span text:style-name="T97"> </text:span><text:span text:style-name="T95">سَبَأٍ،</text:span><text:span text:style-name="T97"> </text:span><text:span text:style-name="T95">ثُمَّ</text:span><text:span text:style-name="T97"> </text:span><text:span text:style-name="T95">يَخْتَبِئَ</text:span><text:span text:style-name="T97"> </text:span><text:span text:style-name="T95">لِيَنْظُرَ</text:span><text:span text:style-name="T97"> </text:span><text:span text:style-name="T95">مَاذَا</text:span><text:span text:style-name="T97"> </text:span><text:span text:style-name="T95">سَتَفْعَلُ،</text:span><text:span text:style-name="T97"> </text:span><text:span text:style-name="T95">ثُمَّ</text:span><text:span text:style-name="T97"> </text:span><text:span text:style-name="T95">يَعُودَ</text:span><text:span text:style-name="T97"> </text:span><text:span text:style-name="T95">لِيُخْبِرَهُ</text:span><text:span text:style-name="T97"> </text:span><text:span text:style-name="T95">بِمَا</text:span><text:span text:style-name="T97"> </text:span><text:span text:style-name="T95">حَدَثَ.</text:span></text:p>
      <text:p text:style-name="P4"><text:span text:style-name="T95">اِلْتَقَطَ</text:span><text:span text:style-name="T97"> </text:span><text:span text:style-name="T95">الْهُدْهُدُ</text:span><text:span text:style-name="T97"> </text:span><text:span text:style-name="T95">الرِّسَالَةَ</text:span><text:span text:style-name="T97"> </text:span><text:span text:style-name="T95">بِمِنْقَارِهِ</text:span><text:span text:style-name="T97"> </text:span><text:span text:style-name="T95">وَهُوَ</text:span><text:span text:style-name="T97"> </text:span><text:span text:style-name="T95">لاَ</text:span><text:span text:style-name="T97"> </text:span><text:span text:style-name="T95">يُصَدِّقُ</text:span><text:span text:style-name="T97"> </text:span><text:span text:style-name="T95">أَنَّهُ</text:span><text:span text:style-name="T97"> </text:span><text:span text:style-name="T95">نَجَا</text:span><text:span text:style-name="T97"> </text:span><text:span text:style-name="T95">مِنَ</text:span><text:span text:style-name="T97"> </text:span><text:span text:style-name="T95">الْعِقَابِ،</text:span><text:span text:style-name="T97"> </text:span><text:span text:style-name="T95">بَلْ</text:span><text:span text:style-name="T97"> </text:span><text:span text:style-name="T95">فَوْقَ</text:span><text:span text:style-name="T97"> </text:span><text:span text:style-name="T95">ذَلِكَ</text:span><text:span text:style-name="T97"> </text:span><text:span text:style-name="T95">أَنَّ</text:span><text:span text:style-name="T97"> </text:span><text:span text:style-name="T95">سَيِّدَنَا</text:span><text:span text:style-name="T97"> </text:span><text:span text:style-name="T95">سُلَيْمَانَ</text:span><text:span text:style-name="T97"> </text:span><text:span text:style-name="T95">كَلَّفَهُ</text:span><text:span text:style-name="T97"> </text:span><text:span text:style-name="T95">بِهَذِهِ</text:span><text:span text:style-name="T97"> </text:span><text:span text:style-name="T95">الْمُهِمَّةِ</text:span><text:span text:style-name="T97"> </text:span><text:span text:style-name="T95">الْخَطِيرَةِ.</text:span></text:p>
      <text:p text:style-name="P4"><text:span text:style-name="T95">اِنْطَلَقَ</text:span><text:span text:style-name="T97"> </text:span><text:span text:style-name="T95">الْهُدْهُدُ</text:span><text:span text:style-name="T97"> </text:span><text:span text:style-name="T95">طَائِرًا</text:span><text:span text:style-name="T97"> </text:span><text:span text:style-name="T95">وَهُوَ</text:span><text:span text:style-name="T97"> </text:span><text:span text:style-name="T95">يَحْمِلُ</text:span><text:span text:style-name="T97"> </text:span><text:span text:style-name="T95">فِي</text:span><text:span text:style-name="T97"> </text:span><text:span text:style-name="T95">مِنْقَارِهِ</text:span><text:span text:style-name="T97"> </text:span><text:span text:style-name="T95">رِسَالَةَ</text:span><text:span text:style-name="T97"> </text:span><text:span text:style-name="T95">سَيِّدِنَا</text:span><text:span text:style-name="T97"> </text:span><text:span text:style-name="T95">سُلَيْمَانَ</text:span><text:span text:style-name="T97"> </text:span><text:span text:style-name="T95">إِلَى</text:span><text:span text:style-name="T97"> </text:span><text:span text:style-name="T95">بَلْقِيسَ</text:span><text:span text:style-name="T97"> </text:span><text:span text:style-name="T95">مَلِكَةِ</text:span><text:span text:style-name="T97"> </text:span><text:span text:style-name="T95">سَبَأٍ.</text:span></text:p>
      <text:p text:style-name="P4"><text:span text:style-name="T95">وَصَلَ</text:span><text:span text:style-name="T97"> </text:span><text:span text:style-name="T95">الْهُدْهُدُ</text:span><text:span text:style-name="T97"> </text:span><text:span text:style-name="T95">إِلَى</text:span><text:span text:style-name="T97"> </text:span><text:span text:style-name="T95">قَصْرِ</text:span><text:span text:style-name="T97"> </text:span><text:span text:style-name="T95">الْمَلِكَةِ</text:span><text:span text:style-name="T97"> </text:span><text:span text:style-name="T95">وَوَجَدَهَا</text:span><text:span text:style-name="T97"> </text:span><text:span text:style-name="T95">جَالِسَةً</text:span><text:span text:style-name="T97"> </text:span><text:span text:style-name="T95">عَلَى</text:span><text:span text:style-name="T97"> </text:span><text:span text:style-name="T95">عَرْشِهَا،</text:span><text:span text:style-name="T97"> </text:span><text:span text:style-name="T95">فَأَلْقَى</text:span><text:span text:style-name="T97"> </text:span><text:span text:style-name="T95">الرِّسَالَةَ</text:span><text:span text:style-name="T97"> </text:span><text:span text:style-name="T95">أَمَامَهَا،</text:span><text:span text:style-name="T97"> </text:span><text:span text:style-name="T95">ثُمَّ</text:span><text:span text:style-name="T97"> </text:span><text:span text:style-name="T95">طَارَ،</text:span><text:span text:style-name="T97"> </text:span><text:span text:style-name="T95">وَاِخْتَبَأَ</text:span><text:span text:style-name="T97"> </text:span><text:span text:style-name="T95">فِي</text:span><text:span text:style-name="T97"> </text:span><text:span text:style-name="T95">رُكْنٍ</text:span><text:span text:style-name="T97"> </text:span><text:span text:style-name="T95">مِنَ</text:span><text:span text:style-name="T97"> </text:span><text:span text:style-name="T95">السَّقْفِ.</text:span></text:p>
      <text:p text:style-name="P4"><text:span text:style-name="T95">تَنَاوَلَتْ</text:span><text:span text:style-name="T97"> </text:span><text:span text:style-name="T95">بَلْقِيسُ</text:span><text:span text:style-name="T97"> </text:span><text:span text:style-name="T95">الرِّسَالَةَ</text:span><text:span text:style-name="T97"> </text:span><text:span text:style-name="T95">وَفَتَحَتْهَا</text:span><text:span text:style-name="T97"> </text:span><text:span text:style-name="T95">وَقَرَأَتْ</text:span><text:span text:style-name="T97"> </text:span><text:span text:style-name="T95">مَا</text:span><text:span text:style-name="T97"> </text:span><text:span text:style-name="T95">فِيهَا،</text:span><text:span text:style-name="T97"> </text:span><text:span text:style-name="T95">وَبِسُرْعَةٍ</text:span><text:span text:style-name="T97"> </text:span><text:span text:style-name="T95">أَصْدَرَتْ</text:span><text:span text:style-name="T97"> </text:span><text:span text:style-name="T95">أَوَامِرَهَا</text:span><text:span text:style-name="T97"> </text:span><text:span text:style-name="T95">بِعَقْدِ</text:span><text:span text:style-name="T97"> </text:span><text:span text:style-name="T95">اِجْتِمَاعٍ</text:span><text:span text:style-name="T97"> </text:span><text:span text:style-name="T95">فَوْرِيٍّ</text:span><text:span text:style-name="T97"> </text:span><text:span text:style-name="T95">لِلْوُزَرَاءِ</text:span><text:span text:style-name="T97"> </text:span><text:span text:style-name="T95">وَالْقَادَةِ. حَضَرَ</text:span><text:span text:style-name="T97"> </text:span><text:span text:style-name="T95">الْوَزَرَاءُ</text:span><text:span text:style-name="T97"> </text:span><text:span text:style-name="T95">وَالْقَادَةُ</text:span><text:span text:style-name="T97"> </text:span><text:span text:style-name="T95">وَالْمُسْتَشَارُونَ</text:span><text:span text:style-name="T97"> </text:span><text:span text:style-name="T95">عَلَى</text:span><text:span text:style-name="T97"> </text:span><text:span text:style-name="T95">الْفَوْرِ،</text:span><text:span text:style-name="T97"> </text:span><text:span text:style-name="T95">وَاِنْعَقَدَ</text:span><text:span text:style-name="T97"> </text:span><text:span text:style-name="T95">الإِجْتِمَاعُ</text:span><text:span text:style-name="T97"> </text:span><text:span text:style-name="T95">الْهَامُّ،</text:span><text:span text:style-name="T97"> </text:span><text:span text:style-name="T95">وَقَالَتْ</text:span><text:span text:style-name="T97"> </text:span><text:span text:style-name="T95">بَلْقِيسُ: لَقَدْ</text:span><text:span text:style-name="T97"> </text:span><text:span text:style-name="T95">جَاءَتْنِى</text:span><text:span text:style-name="T97"> </text:span><text:span text:style-name="T95">رِسَالَةٌ</text:span><text:span text:style-name="T97"> </text:span><text:span text:style-name="T95">مِنْ</text:span><text:span text:style-name="T97"> </text:span><text:span text:style-name="T95">سُلَيْمَانَ،</text:span><text:span text:style-name="T97"> </text:span><text:span text:style-name="T95">هَذَا</text:span><text:span text:style-name="T97"> </text:span><text:span text:style-name="T95">نَصُّهَا:</text:span></text:p>
      <text:p text:style-name="P4"><text:span text:style-name="T95">﴿إِنَّهُ</text:span><text:span text:style-name="T97"> </text:span><text:span text:style-name="T95">مِنْ</text:span><text:span text:style-name="T97"> </text:span><text:span text:style-name="T95">سُلَيْمَانُ،</text:span><text:span text:style-name="T97"> </text:span><text:span text:style-name="T95">وَإِنَّهُ</text:span><text:span text:style-name="T97"> </text:span><text:span text:style-name="T95">بِسْمِ</text:span><text:span text:style-name="T97"> </text:span><text:span text:style-name="T95">اللهِ</text:span><text:span text:style-name="T97"> </text:span><text:span text:style-name="T95">الرَّحْمَنِ</text:span><text:span text:style-name="T97"> </text:span><text:span text:style-name="T95">الرَّحِيمِ،</text:span><text:span text:style-name="T97"> </text:span><text:span text:style-name="T95">أَلاَّ</text:span><text:span text:style-name="T97"> </text:span><text:span text:style-name="T95">تَعْلُوا</text:span><text:span text:style-name="T97"> </text:span><text:span text:style-name="T95">عَلَىَّ</text:span><text:span text:style-name="T97"> </text:span><text:span text:style-name="T95">وَأْتُونِى</text:span><text:span text:style-name="T97"> </text:span><text:span text:style-name="T95">مُسْلِمِينَ﴾</text:span><text:span text:style-name="T97"> </text:span><text:span text:style-name="T95">(سُورَةُ</text:span><text:span text:style-name="T97"> </text:span><text:span text:style-name="T95">النَّمْلُ/٣٠،٣١).</text:span></text:p>
      <text:p text:style-name="P4"><text:span text:style-name="T95">ثُمَّ</text:span><text:span text:style-name="T97"> </text:span><text:span text:style-name="T95">نَظَرَتْ</text:span><text:span text:style-name="T97"> </text:span><text:span text:style-name="T95">إِلَى</text:span><text:span text:style-name="T97"> </text:span><text:span text:style-name="T95">الْمُجْتَمِعِينَ</text:span><text:span text:style-name="T97"> </text:span><text:span text:style-name="T95">وَقَالَتْ: أَيُّهَا</text:span><text:span text:style-name="T97"> </text:span><text:span text:style-name="T95">الْقَوْمُ</text:span><text:span text:style-name="T97"> </text:span><text:span text:style-name="T95">أَشِيرُوا</text:span><text:span text:style-name="T97"> </text:span><text:span text:style-name="T95">عَلَىَّ</text:span><text:span text:style-name="T97"> </text:span><text:span text:style-name="T95">بِمَا</text:span><text:span text:style-name="T97"> </text:span><text:span text:style-name="T95">يَجِبُ</text:span><text:span text:style-name="T97"> </text:span><text:span text:style-name="T95">أَنْ</text:span><text:span text:style-name="T97"> </text:span><text:span text:style-name="T95">أَفْعَلَ</text:span><text:span text:style-name="T97"> </text:span><text:span text:style-name="T95">فِي</text:span><text:span text:style-name="T97"> </text:span><text:span text:style-name="T95">هَذَا</text:span><text:span text:style-name="T97"> </text:span><text:span text:style-name="T95">الأَمْرِ،</text:span><text:span text:style-name="T97"> </text:span><text:span text:style-name="T95">فَإِنِّى</text:span><text:span text:style-name="T97"> </text:span><text:span text:style-name="T95">تَعَوَّدْتُ</text:span><text:span text:style-name="T97"> </text:span><text:span text:style-name="T95">أَلاَّ</text:span><text:span text:style-name="T97"> </text:span><text:span text:style-name="T95">أَتَّخِذَ</text:span><text:span text:style-name="T97"> </text:span><text:span text:style-name="T95">قَرَارًا</text:span><text:span text:style-name="T97"> </text:span><text:span text:style-name="T95">هَامًّا</text:span><text:span text:style-name="T97"> </text:span><text:span text:style-name="T95">إِلاَّ</text:span><text:span text:style-name="T97"> </text:span><text:span text:style-name="T95">بَعْدَ</text:span><text:span text:style-name="T97"> </text:span><text:span text:style-name="T95">مَشُورَتِكُمْ.</text:span></text:p>
      <text:p text:style-name="P4"><text:span text:style-name="T95">قَالَ</text:span><text:span text:style-name="T97"> </text:span><text:span text:style-name="T95">الْمُجْتَمِعُونَ: أَيَّتُهَا</text:span><text:span text:style-name="T97"> </text:span><text:span text:style-name="T95">الْمَلِكَةُ</text:span><text:span text:style-name="T97"> </text:span><text:span text:style-name="T95">إِنَّ</text:span><text:span text:style-name="T97"> </text:span><text:span text:style-name="T95">جَيْشَنَا</text:span><text:span text:style-name="T97"> </text:span><text:span text:style-name="T95">كَثِيرُ</text:span><text:span text:style-name="T97"> </text:span><text:span text:style-name="T95">الْعَدَدِ</text:span><text:span text:style-name="T97"> </text:span><text:span text:style-name="T95">وَالْعُدَّةِ</text:span><text:span text:style-name="T97"> </text:span><text:span text:style-name="T95">ذُو</text:span><text:span text:style-name="T97"> </text:span><text:span text:style-name="T95">قُوَّةٍ</text:span><text:span text:style-name="T97"> </text:span><text:span text:style-name="T95">وَبِأْسٍ</text:span><text:span text:style-name="T97"> </text:span><text:span text:style-name="T95">شَدِيدٍ،</text:span><text:span text:style-name="T97"> </text:span><text:span text:style-name="T95">وَنَحْنُ</text:span><text:span text:style-name="T97"> </text:span><text:span text:style-name="T95">عَلَى</text:span><text:span text:style-name="T97"> </text:span><text:span text:style-name="T95">اِسْتِعْدَادٍ</text:span><text:span text:style-name="T97"> </text:span><text:span text:style-name="T95">لِلْحَرْبِ</text:span><text:span text:style-name="T97"> </text:span><text:span text:style-name="T95">وَالْقِتَالِ،</text:span><text:span text:style-name="T97"> </text:span><text:span text:style-name="T95">وَالأَمْرُ</text:span><text:span text:style-name="T97"> </text:span><text:span text:style-name="T95">فِي</text:span><text:span text:style-name="T97"> </text:span><text:span text:style-name="T95">النِّهَايَةِ</text:span><text:span text:style-name="T97"> </text:span><text:span text:style-name="T95">لَكِ،</text:span><text:span text:style-name="T97"> </text:span><text:span text:style-name="T95">فَانْظُرِى</text:span><text:span text:style-name="T97"> </text:span><text:span text:style-name="T95">مَاذَا</text:span><text:span text:style-name="T97"> </text:span><text:span text:style-name="T95">تَأْمُرِينَ؟</text:span></text:p>
      <text:p text:style-name="P4"><text:span text:style-name="T95">قَالَتْ</text:span><text:span text:style-name="T97"> </text:span><text:span text:style-name="T95">بَلْقِيسُ: إِنَّنَا</text:span><text:span text:style-name="T97"> </text:span><text:span text:style-name="T95">نَعْرِفُ</text:span><text:span text:style-name="T97"> </text:span><text:span text:style-name="T95">مَدَى</text:span><text:span text:style-name="T97"> </text:span><text:span text:style-name="T95">قُوَّةِ</text:span><text:span text:style-name="T97"> </text:span><text:span text:style-name="T95">جَيْشِنَا... وَلَكِنْ</text:span><text:span text:style-name="T97"> </text:span><text:span text:style-name="T95">لاَ</text:span><text:span text:style-name="T97"> </text:span><text:span text:style-name="T95">نَعْرِفُ</text:span><text:span text:style-name="T97"> </text:span><text:span text:style-name="T95">مَدَى</text:span><text:span text:style-name="T97"> </text:span><text:span text:style-name="T95">قُوَّةِ</text:span><text:span text:style-name="T97"> </text:span><text:span text:style-name="T95">جَيْشِ</text:span><text:span text:style-name="T97"> </text:span><text:span text:style-name="T95">سُلَيْمَانَ،</text:span><text:span text:style-name="T97"> </text:span><text:span text:style-name="T95">وَلِذَلِكَ</text:span><text:span text:style-name="T97"> </text:span><text:span text:style-name="T95">فَإِنِّى</text:span><text:span text:style-name="T97"> </text:span><text:span text:style-name="T95">أَرَى</text:span><text:span text:style-name="T97"> </text:span><text:soft-page-break/><text:span text:style-name="T95">أَنْ</text:span><text:span text:style-name="T97"> </text:span><text:span text:style-name="T95">نُرْسِلَ</text:span><text:span text:style-name="T97"> </text:span><text:span text:style-name="T95">إِلَيْهِ</text:span><text:span text:style-name="T97"> </text:span><text:span text:style-name="T95">بِهَدِيَةٍ،</text:span><text:span text:style-name="T97"> </text:span><text:span text:style-name="T95">وَعَلَى</text:span><text:span text:style-name="T97"> </text:span><text:span text:style-name="T95">مَنْ</text:span><text:span text:style-name="T97"> </text:span><text:span text:style-name="T95">يَحْمِلُهَا</text:span><text:span text:style-name="T97"> </text:span><text:span text:style-name="T95">إِلَيْهِ</text:span><text:span text:style-name="T97"> </text:span><text:span text:style-name="T95">أَنْ</text:span><text:span text:style-name="T97"> </text:span><text:span text:style-name="T95">يَنْظُرَ</text:span><text:span text:style-name="T97"> </text:span><text:span text:style-name="T95">مدى</text:span><text:span text:style-name="T97"> </text:span><text:span text:style-name="T95">قُوَّةِ</text:span><text:span text:style-name="T97"> </text:span><text:span text:style-name="T95">جَيْشِهِ،</text:span><text:span text:style-name="T97"> </text:span><text:span text:style-name="T95">وَيُحَدِّثَنَا</text:span><text:span text:style-name="T97"> </text:span><text:span text:style-name="T95">عَنْهَا</text:span><text:span text:style-name="T97"> </text:span><text:span text:style-name="T95">عِنْدَمَا</text:span><text:span text:style-name="T97"> </text:span><text:span text:style-name="T95">يَعُودُ.</text:span></text:p>
      <text:p text:style-name="P4"><text:span text:style-name="T95">كُلُّ</text:span><text:span text:style-name="T97"> </text:span><text:span text:style-name="T95">ذَلِكَ</text:span><text:span text:style-name="T97"> </text:span><text:span text:style-name="T95">وَالْهُدْهُدُ</text:span><text:span text:style-name="T97"> </text:span><text:span text:style-name="T95">مُخْتَبِئٌ</text:span><text:span text:style-name="T97"> </text:span><text:span text:style-name="T95">فِي</text:span><text:span text:style-name="T97"> </text:span><text:span text:style-name="T95">مَكَانِهِ</text:span><text:span text:style-name="T97"> </text:span><text:span text:style-name="T95">يَسْمَعُ،</text:span><text:span text:style-name="T97"> </text:span><text:span text:style-name="T95">وَيَرَى</text:span><text:span text:style-name="T97"> </text:span><text:span text:style-name="T95">كُلَّ</text:span><text:span text:style-name="T97"> </text:span><text:span text:style-name="T95">شَيْءٍ.</text:span></text:p>
      <text:p text:style-name="P4"><text:span text:style-name="T95">طَارَ</text:span><text:span text:style-name="T97"> </text:span><text:span text:style-name="T95">الْهُدْهُدُ</text:span><text:span text:style-name="T97"> </text:span><text:span text:style-name="T95">إِلَى</text:span><text:span text:style-name="T97"> </text:span><text:span text:style-name="T95">سَيِّدِنَا</text:span><text:span text:style-name="T97"> </text:span><text:span text:style-name="T95">سُلَيْمَانَ</text:span><text:span text:style-name="T97"> </text:span><text:span text:style-name="T95">وَأَخْبَرَهُ</text:span><text:span text:style-name="T97"> </text:span><text:span text:style-name="T95">بِمَا</text:span><text:span text:style-name="T97"> </text:span><text:span text:style-name="T95">رَأَى</text:span><text:span text:style-name="T97"> </text:span><text:span text:style-name="T95">وَسَمِعَ.</text:span></text:p>
      <text:p text:style-name="P4"><text:span text:style-name="T95">وَ</text:span><text:span text:style-name="T97"> </text:span><text:span text:style-name="T95">بَعْدَ</text:span><text:span text:style-name="T97"> </text:span><text:span text:style-name="T95">أَيَّامٍ</text:span><text:span text:style-name="T97"> </text:span><text:span text:style-name="T95">وَصَلَ</text:span><text:span text:style-name="T97"> </text:span><text:span text:style-name="T95">مَبْعُوثُ</text:span><text:span text:style-name="T97"> </text:span><text:span text:style-name="T95">الْمَلِكَةِ</text:span><text:span text:style-name="T97"> </text:span><text:span text:style-name="T95">بَلْقِيسَ</text:span><text:span text:style-name="T97"> </text:span><text:span text:style-name="T95">إِلَى</text:span><text:span text:style-name="T97"> </text:span><text:span text:style-name="T95">فِلِسْطِينَ</text:span><text:span text:style-name="T97"> </text:span><text:span text:style-name="T95">حَامِلاً</text:span><text:span text:style-name="T97"> </text:span><text:span text:style-name="T95">الْهَدَايَا</text:span><text:span text:style-name="T97"> </text:span><text:span text:style-name="T95">إِلَى</text:span><text:span text:style-name="T97"> </text:span><text:span text:style-name="T95">سَيِّدِنَا</text:span><text:span text:style-name="T97"> </text:span><text:span text:style-name="T95">سُلَيْمَانَ.</text:span></text:p>
      <text:p text:style-name="P4"><text:span text:style-name="T95">رَأَى</text:span><text:span text:style-name="T97"> </text:span><text:span text:style-name="T95">الْوَفْدُ</text:span><text:span text:style-name="T97"> </text:span><text:span text:style-name="T95">الَّذِى</text:span><text:span text:style-name="T97"> </text:span><text:span text:style-name="T95">أَرْسَلَتْهُ</text:span><text:span text:style-name="T97"> </text:span><text:span text:style-name="T95">بَلْقِيسُ،</text:span><text:span text:style-name="T97"> </text:span><text:span text:style-name="T95">وَهُوَ</text:span><text:span text:style-name="T97"> </text:span><text:span text:style-name="T95">فِي</text:span><text:span text:style-name="T97"> </text:span><text:span text:style-name="T95">طَرِيقِهِ</text:span><text:span text:style-name="T97"> </text:span><text:span text:style-name="T95">إِلَى</text:span><text:span text:style-name="T97"> </text:span><text:span text:style-name="T95">قَصْرِ</text:span><text:span text:style-name="T97"> </text:span><text:span text:style-name="T95">سَيِّدِنَا</text:span><text:span text:style-name="T97"> </text:span><text:span text:style-name="T95">سُلَيْمَانَ،</text:span><text:span text:style-name="T97"> </text:span><text:span text:style-name="T95">مَدَى</text:span><text:span text:style-name="T97"> </text:span><text:span text:style-name="T95">الثَّرَاءِ</text:span><text:span text:style-name="T97"> </text:span><text:span text:style-name="T95">وَالْخَيْرَاتِ</text:span><text:span text:style-name="T97"> </text:span><text:span text:style-name="T95">وَالْقُوَّةِ</text:span><text:span text:style-name="T97"> </text:span><text:span text:style-name="T95">الَّتِى</text:span><text:span text:style-name="T97"> </text:span><text:span text:style-name="T95">أَنْعَمَ</text:span><text:span text:style-name="T97"> </text:span><text:span text:style-name="T95">اللهُ</text:span><text:span text:style-name="T97"> </text:span><text:span text:style-name="T95">بِهَا</text:span><text:span text:style-name="T97"> </text:span><text:span text:style-name="T95">عَلَى</text:span><text:span text:style-name="T97"> </text:span><text:span text:style-name="T95">سُلَيْمَانَ،</text:span><text:span text:style-name="T97"> </text:span><text:span text:style-name="T95">فَأَصَبَتْهُمْ</text:span><text:span text:style-name="T97"> </text:span><text:span text:style-name="T95">الدَّهْشَةُ...</text:span></text:p>
      <text:p text:style-name="P4"><text:span text:style-name="T95">قَدَّمَ</text:span><text:span text:style-name="T97"> </text:span><text:span text:style-name="T95">مَبْعُوثُ</text:span><text:span text:style-name="T97"> </text:span><text:span text:style-name="T95">الْمَلِكَةِ</text:span><text:span text:style-name="T97"> </text:span><text:span text:style-name="T95">بَلْقِيسَ</text:span><text:span text:style-name="T97"> </text:span><text:span text:style-name="T95">الْهَدِيَّةَ</text:span><text:span text:style-name="T97"> </text:span><text:span text:style-name="T95">إِلَى</text:span><text:span text:style-name="T97"> </text:span><text:span text:style-name="T95">سُلَيْمَانَ،</text:span><text:span text:style-name="T97"> </text:span><text:span text:style-name="T95">وَهِىَ</text:span><text:span text:style-name="T97"> </text:span><text:span text:style-name="T95">طَبَقٌ</text:span><text:span text:style-name="T97"> </text:span><text:span text:style-name="T95">كَبِيرٌ</text:span><text:span text:style-name="T97"> </text:span><text:span text:style-name="T95">مِنَ</text:span><text:span text:style-name="T97"> </text:span><text:span text:style-name="T95">الذَّهَبِ</text:span><text:span text:style-name="T97"> </text:span><text:span text:style-name="T95">مُرَصَّعٌ</text:span><text:span text:style-name="T97"> </text:span><text:span text:style-name="T95">بَالْجَوَاهِرِ</text:span><text:span text:style-name="T97"> </text:span><text:span text:style-name="T95">وَاللآلِئِ،</text:span><text:span text:style-name="T97"> </text:span><text:span text:style-name="T95">فَنَظَرَ</text:span><text:span text:style-name="T97"> </text:span><text:span text:style-name="T95">سُلَيْمَانُ</text:span><text:span text:style-name="T97"> </text:span><text:span text:style-name="T95">إِلَيْهَا</text:span><text:span text:style-name="T97"> </text:span><text:span text:style-name="T95">بِاِحْتِقَارٍ</text:span><text:span text:style-name="T97"> </text:span><text:span text:style-name="T95">شَدِيدٍ،</text:span><text:span text:style-name="T97"> </text:span><text:span text:style-name="T95">فَقَدْ</text:span><text:span text:style-name="T97"> </text:span><text:span text:style-name="T95">أَرْسَلُوا</text:span><text:span text:style-name="T97"> </text:span><text:span text:style-name="T95">إِلَيْهِ</text:span><text:span text:style-name="T97"> </text:span><text:span text:style-name="T95">هَدِيَّةً</text:span><text:span text:style-name="T97"> </text:span><text:span text:style-name="T95">مِنَ</text:span><text:span text:style-name="T97"> </text:span><text:span text:style-name="T95">الذَّهَبِ</text:span><text:span text:style-name="T97"> </text:span><text:span text:style-name="T95">بَدَلاً</text:span><text:span text:style-name="T97"> </text:span><text:span text:style-name="T95">مِنْ</text:span><text:span text:style-name="T97"> </text:span><text:span text:style-name="T95">أَنْ</text:span><text:span text:style-name="T97"> </text:span><text:span text:style-name="T95">يَأْتُوا</text:span><text:span text:style-name="T97"> </text:span><text:span text:style-name="T95">إِلَيْهِ</text:span><text:span text:style-name="T97"> </text:span><text:span text:style-name="T95">مُسْلِمِينَ.</text:span></text:p>
      <text:p text:style-name="P4"><text:span text:style-name="T95">ظَنَّ</text:span><text:span text:style-name="T97"> </text:span><text:span text:style-name="T95">أَهْلُ</text:span><text:span text:style-name="T97"> </text:span><text:span text:style-name="T95">سَبَأٍ</text:span><text:span text:style-name="T97"> </text:span><text:span text:style-name="T95">أَنَّ</text:span><text:span text:style-name="T97"> </text:span><text:span text:style-name="T95">سُلَيْمَانَ</text:span><text:span text:style-name="T97"> </text:span><text:span text:style-name="T95">سَيَرْضَى</text:span><text:span text:style-name="T97"> </text:span><text:span text:style-name="T95">بِالْهَدِيَّةِ</text:span><text:span text:style-name="T97"> </text:span><text:span text:style-name="T95">الثَّمِينَةِ،</text:span><text:span text:style-name="T97"> </text:span><text:span text:style-name="T95">وَيَتَغَاضَى</text:span><text:span text:style-name="T97"> </text:span><text:span text:style-name="T95">عَنْ</text:span><text:span text:style-name="T97"> </text:span><text:span text:style-name="T95">إِسْلاَمِهِمْ.</text:span></text:p>
      <text:p text:style-name="P4"><text:span text:style-name="T95">وَلَكِنَّ</text:span><text:span text:style-name="T97"> </text:span><text:span text:style-name="T95">سَيِّدِنَا</text:span><text:span text:style-name="T97"> </text:span><text:span text:style-name="T95">سُلَيْمَانَ</text:span><text:span text:style-name="T97"> </text:span><text:span text:style-name="T95">قَالَ</text:span><text:span text:style-name="T97"> </text:span><text:span text:style-name="T95">لَهُمْ: أَتُهْدُونَنِى</text:span><text:span text:style-name="T97"> </text:span><text:span text:style-name="T95">بِالْمَالِ،</text:span><text:span text:style-name="T97"> </text:span><text:span text:style-name="T95">وَقَدْ</text:span><text:span text:style-name="T97"> </text:span><text:span text:style-name="T95">أَعْطَانِىَ</text:span><text:span text:style-name="T97"> </text:span><text:span text:style-name="T95">اللهُ</text:span><text:span text:style-name="T97"> </text:span><text:span text:style-name="T95">مَالاً</text:span><text:span text:style-name="T97"> </text:span><text:span text:style-name="T95">أَكْثَرَ</text:span><text:span text:style-name="T97"> </text:span><text:span text:style-name="T95">مِنْكُمْ؟</text:span></text:p>
      <text:p text:style-name="P4"><text:span text:style-name="T95">ثُمَّ</text:span><text:span text:style-name="T97"> </text:span><text:span text:style-name="T95">أَمَرَهُمْ</text:span><text:span text:style-name="T97"> </text:span><text:span text:style-name="T95">أَنْ</text:span><text:span text:style-name="T97"> </text:span><text:span text:style-name="T95">يَعُودُوا</text:span><text:span text:style-name="T97"> </text:span><text:span text:style-name="T95">بِهَدِيَّتِهِمْ</text:span><text:span text:style-name="T97"> </text:span><text:span text:style-name="T95">مِنْ</text:span><text:span text:style-name="T97"> </text:span><text:span text:style-name="T95">حَيْثُ</text:span><text:span text:style-name="T97"> </text:span><text:span text:style-name="T95">جَاءُوا،</text:span><text:span text:style-name="T97"> </text:span><text:span text:style-name="T95">وَ</text:span><text:span text:style-name="T97"> </text:span><text:span text:style-name="T95">أَنْ</text:span><text:span text:style-name="T97"> </text:span><text:span text:style-name="T95">يُخْبِرُوا</text:span><text:span text:style-name="T97"> </text:span><text:span text:style-name="T95">مَلِكَتَهُمْ</text:span><text:span text:style-name="T97"> </text:span><text:span text:style-name="T95">بِمَا</text:span><text:span text:style-name="T97"> </text:span><text:span text:style-name="T95">شَاهَدُوهُ</text:span><text:span text:style-name="T97"> </text:span><text:span text:style-name="T95">مِنْ</text:span><text:span text:style-name="T97"> </text:span><text:span text:style-name="T95">خَيْرٍ</text:span><text:span text:style-name="T97"> </text:span><text:span text:style-name="T95">وَقُوَّةٍ.</text:span></text:p>
      <text:p text:style-name="P4"><text:span text:style-name="T95">وَعَلَيْهِمْ</text:span><text:span text:style-name="T97"> </text:span><text:span text:style-name="T95">أَنْ</text:span><text:span text:style-name="T97"> </text:span><text:span text:style-name="T95">يُخْبِرُوهَا</text:span><text:span text:style-name="T97"> </text:span><text:span text:style-name="T95">أَنَّهُ</text:span><text:span text:style-name="T97"> </text:span><text:span text:style-name="T95">لاَ</text:span><text:span text:style-name="T97"> </text:span><text:span text:style-name="T95">يُرِيدُ</text:span><text:span text:style-name="T97"> </text:span><text:span text:style-name="T95">إِلاَّ</text:span><text:span text:style-name="T97"> </text:span><text:span text:style-name="T95">إِسْلاَمَهَا</text:span><text:span text:style-name="T97"> </text:span><text:span text:style-name="T95">وَقَوْمِهَا،</text:span><text:span text:style-name="T97"> </text:span><text:span text:style-name="T95">وَأَنْ</text:span><text:span text:style-name="T97"> </text:span><text:span text:style-name="T95">يَعْبُدُوا</text:span><text:span text:style-name="T97"> </text:span><text:span text:style-name="T95">اللهَ</text:span><text:span text:style-name="T97"> </text:span><text:span text:style-name="T95">الْوَاحِدَ</text:span><text:span text:style-name="T97"> </text:span><text:span text:style-name="T95">الأَحَدَ،</text:span><text:span text:style-name="T97"> </text:span><text:span text:style-name="T95">وَيَتْرُكُوا</text:span><text:span text:style-name="T97"> </text:span><text:span text:style-name="T95">عِبَادَةَ</text:span><text:span text:style-name="T97"> </text:span><text:span text:style-name="T95">الشَّمْسِ،</text:span><text:span text:style-name="T97"> </text:span><text:span text:style-name="T95">وَإِلاَّ</text:span><text:span text:style-name="T97"> </text:span><text:span text:style-name="T95">أَتَاهُمْ</text:span><text:span text:style-name="T97"> </text:span><text:span text:style-name="T95">بِجُنُودٍ</text:span><text:span text:style-name="T97"> </text:span><text:span text:style-name="T95">لاَ</text:span><text:span text:style-name="T97"> </text:span><text:span text:style-name="T95">طَاقَةَ</text:span><text:span text:style-name="T97"> </text:span><text:span text:style-name="T95">لَهُمْ</text:span><text:span text:style-name="T97"> </text:span><text:span text:style-name="T95">بِهَا،</text:span><text:span text:style-name="T97"> </text:span><text:span text:style-name="T95">لِيُخْرِجَهُمْ</text:span><text:span text:style-name="T97"> </text:span><text:span text:style-name="T95">مِنْ</text:span><text:span text:style-name="T97"> </text:span><text:span text:style-name="T95">سَبَأٍ</text:span><text:span text:style-name="T97"> </text:span><text:span text:style-name="T95">أَسْرَى</text:span><text:span text:style-name="T97"> </text:span><text:span text:style-name="T95">أَذِلَّاءَ. عَادَ</text:span><text:span text:style-name="T97"> </text:span><text:span text:style-name="T95">الرُّسُلُ</text:span><text:span text:style-name="T97"> </text:span><text:span text:style-name="T95">إِلَى</text:span><text:span text:style-name="T97"> </text:span><text:span text:style-name="T95">سَبَأٍ،</text:span><text:span text:style-name="T97"> </text:span><text:span text:style-name="T95">وَدَخَلُوا</text:span><text:span text:style-name="T97"> </text:span><text:span text:style-name="T95">عَلَى</text:span><text:span text:style-name="T97"> </text:span><text:span text:style-name="T95">بَلْقِيسَ،</text:span><text:span text:style-name="T97"> </text:span><text:span text:style-name="T95">وَحَدَّثُوهَا</text:span><text:span text:style-name="T97"> </text:span><text:span text:style-name="T95">عَنْ</text:span><text:span text:style-name="T97"> </text:span><text:span text:style-name="T95">قُوَّةِ</text:span><text:span text:style-name="T97"> </text:span><text:span text:style-name="T95">سُلَيْمَانَ</text:span><text:span text:style-name="T97"> </text:span><text:span text:style-name="T95">وَغِنَاهُ،</text:span><text:span text:style-name="T97"> </text:span><text:span text:style-name="T95">وَكَيْفَ</text:span><text:span text:style-name="T97"> </text:span><text:span text:style-name="T95">رَفَضَ</text:span><text:span text:style-name="T97"> </text:span><text:span text:style-name="T95">هَدِيَّتَهَا،</text:span><text:span text:style-name="T97"> </text:span><text:span text:style-name="T95">وَتَوَعَّدَهُمْ</text:span><text:span text:style-name="T97"> </text:span><text:soft-page-break/><text:span text:style-name="T95">بِالْغَزْوِ</text:span><text:span text:style-name="T97"> </text:span><text:span text:style-name="T95">إِنْ</text:span><text:span text:style-name="T97"> </text:span><text:span text:style-name="T95">لَمْ</text:span><text:span text:style-name="T97"> </text:span><text:span text:style-name="T95">يَتْرُكُوا</text:span><text:span text:style-name="T97"> </text:span><text:span text:style-name="T95">عِبَادَةَ</text:span><text:span text:style-name="T97"> </text:span><text:span text:style-name="T95">الشَّمْسِ،</text:span><text:span text:style-name="T97"> </text:span><text:span text:style-name="T95">وَيَعْبُدُوا</text:span><text:span text:style-name="T97"> </text:span><text:span text:style-name="T95">اللهَ</text:span><text:span text:style-name="T97"> </text:span><text:span text:style-name="T95">الْوَاحِدَ</text:span><text:span text:style-name="T97"> </text:span><text:span text:style-name="T95">الأَحَدَ.</text:span></text:p>
      <text:p text:style-name="P4"><text:span text:style-name="T95">أَدْرَكَتْ</text:span><text:span text:style-name="T97"> </text:span><text:span text:style-name="T95">بَلْقِيسُ</text:span><text:span text:style-name="T97"> </text:span><text:span text:style-name="T95">أَنَّ</text:span><text:span text:style-name="T97"> </text:span><text:span text:style-name="T95">سُلَيْمَانَ</text:span><text:span text:style-name="T97"> </text:span><text:span text:style-name="T95">صَادِقٌ</text:span><text:span text:style-name="T97"> </text:span><text:span text:style-name="T95">فِي</text:span><text:span text:style-name="T97"> </text:span><text:span text:style-name="T95">تَهْدِيدِهِ،</text:span><text:span text:style-name="T97"> </text:span><text:span text:style-name="T95">وَأَنَّهُ</text:span><text:span text:style-name="T97"> </text:span><text:span text:style-name="T95">نَبِىُّ</text:span><text:span text:style-name="T97"> </text:span><text:span text:style-name="T95">اللهِ،</text:span><text:span text:style-name="T97"> </text:span><text:span text:style-name="T95">وَأَنَّهَا</text:span><text:span text:style-name="T97"> </text:span><text:span text:style-name="T95">لَنْ</text:span><text:span text:style-name="T97"> </text:span><text:span text:style-name="T95">تَسْتَطِيعَ</text:span><text:span text:style-name="T97"> </text:span><text:span text:style-name="T95">أَنْ</text:span><text:span text:style-name="T97"> </text:span><text:span text:style-name="T95">تُخَالِفَ</text:span><text:span text:style-name="T97"> </text:span><text:span text:style-name="T95">أَمْرَهُ،</text:span><text:span text:style-name="T97"> </text:span><text:span text:style-name="T95">فَقَرَّرَتْ</text:span><text:span text:style-name="T97"> </text:span><text:span text:style-name="T95">أَنْ</text:span><text:span text:style-name="T97"> </text:span><text:span text:style-name="T95">تَذْهَبَ</text:span><text:span text:style-name="T97"> </text:span><text:span text:style-name="T95">بِنَفْسِهَا</text:span><text:span text:style-name="T97"> </text:span><text:span text:style-name="T95">إِلَيْهِ.</text:span></text:p>
      <text:p text:style-name="P4"><text:span text:style-name="T95">عَلِمَ</text:span><text:span text:style-name="T97"> </text:span><text:span text:style-name="T95">سُلَيْمَانُ</text:span><text:span text:style-name="T97"> </text:span><text:span text:style-name="T95">أَنَّ</text:span><text:span text:style-name="T97"> </text:span><text:span text:style-name="T95">بَلْقِيسَ</text:span><text:span text:style-name="T97"> </text:span><text:span text:style-name="T95">قَدْ</text:span><text:span text:style-name="T97"> </text:span><text:span text:style-name="T95">خَرَجَتْ</text:span><text:span text:style-name="T97"> </text:span><text:span text:style-name="T95">مِنْ</text:span><text:span text:style-name="T97"> </text:span><text:span text:style-name="T95">سَبَأٍ</text:span><text:span text:style-name="T97"> </text:span><text:span text:style-name="T95">فِي</text:span><text:span text:style-name="T97"> </text:span><text:span text:style-name="T95">طَرِيقِهَا</text:span><text:span text:style-name="T97"> </text:span><text:span text:style-name="T95">إِلَيْهِ</text:span><text:span text:style-name="T97"> </text:span><text:span text:style-name="T95">فَأَرَادَ</text:span><text:span text:style-name="T97"> </text:span><text:span text:style-name="T95">أَنْ</text:span><text:span text:style-name="T97"> </text:span><text:span text:style-name="T95">يُرِيَهَا</text:span><text:span text:style-name="T97"> </text:span><text:span text:style-name="T95">مُعْجِزَةً</text:span><text:span text:style-name="T97"> </text:span><text:span text:style-name="T95">تَكُونُ</text:span><text:span text:style-name="T97"> </text:span><text:span text:style-name="T95">دَلِيلًا</text:span><text:span text:style-name="T97"> </text:span><text:span text:style-name="T95">عَلَى</text:span><text:span text:style-name="T97"> </text:span><text:span text:style-name="T95">نُبُوَّتِهِ. اِلْتَفَتَ</text:span><text:span text:style-name="T97"> </text:span><text:span text:style-name="T95">سُلَيْمَانُ</text:span><text:span text:style-name="T97"> </text:span><text:span text:style-name="T95">لِمَنْ</text:span><text:span text:style-name="T97"> </text:span><text:span text:style-name="T95">حَوْلِهِ</text:span><text:span text:style-name="T97"> </text:span><text:span text:style-name="T95">مِنَ</text:span><text:span text:style-name="T97"> </text:span><text:span text:style-name="T95">الإِنْسِ</text:span><text:span text:style-name="T97"> </text:span><text:span text:style-name="T95">وَالْجِنِّ</text:span><text:span text:style-name="T97"> </text:span><text:span text:style-name="T95">وَالْحَيَوَانِ</text:span><text:span text:style-name="T97"> </text:span><text:span text:style-name="T95">وَالطَّيْرِ،</text:span><text:span text:style-name="T97"> </text:span><text:span text:style-name="T95">وَقَالَ</text:span><text:span text:style-name="T97"> </text:span><text:span text:style-name="T95">لَهُمْ: "يَأَيُّهَا</text:span><text:span text:style-name="T97"> </text:span><text:span text:style-name="T95">الْمَلَأُ</text:span><text:span text:style-name="T97"> </text:span><text:span text:style-name="T95">أَيُّكُمْ</text:span><text:span text:style-name="T97"> </text:span><text:span text:style-name="T95">يَسْتَطِيعُ</text:span><text:span text:style-name="T97"> </text:span><text:span text:style-name="T95">أَنْ</text:span><text:span text:style-name="T97"> </text:span><text:span text:style-name="T95">يَأَْتِيَنِى</text:span><text:span text:style-name="T97"> </text:span><text:span text:style-name="T95">بِعَرْشِ</text:span><text:span text:style-name="T97"> </text:span><text:span text:style-name="T95">بَلْقِيسَ</text:span><text:span text:style-name="T97"> </text:span><text:span text:style-name="T95">قَبْلَ</text:span><text:span text:style-name="T97"> </text:span><text:span text:style-name="T95">أَنْ</text:span><text:span text:style-name="T97"> </text:span><text:span text:style-name="T95">تَأْتِىَ</text:span><text:span text:style-name="T97"> </text:span><text:span text:style-name="T95">إِلَىَّ</text:span><text:span text:style-name="T97"> </text:span><text:span text:style-name="T95">هِىَ</text:span><text:span text:style-name="T97"> </text:span><text:span text:style-name="T95">وَقَوْمُهَا</text:span><text:span text:style-name="T97"> </text:span><text:span text:style-name="T95">لِيُعْلِنُوا</text:span><text:span text:style-name="T97"> </text:span><text:span text:style-name="T95">إِسْلاَمَهُمْ؟</text:span></text:p>
      <text:p text:style-name="P4"><text:span text:style-name="T95">قَالَ</text:span><text:span text:style-name="T97"> </text:span><text:span text:style-name="T95">عِفْرِيتٌ</text:span><text:span text:style-name="T97"> </text:span><text:span text:style-name="T95">مِنَ</text:span><text:span text:style-name="T97"> </text:span><text:span text:style-name="T95">الْجِنِّ</text:span><text:span text:style-name="T97"> </text:span><text:span text:style-name="T95">الَّذِينَ</text:span><text:span text:style-name="T97"> </text:span><text:span text:style-name="T95">سَخَّرَهُمُ</text:span><text:span text:style-name="T97"> </text:span><text:span text:style-name="T95">اللهُ</text:span><text:span text:style-name="T97"> </text:span><text:span text:style-name="T95">لِخِدْمَةِ</text:span><text:span text:style-name="T97"> </text:span><text:span text:style-name="T95">سُلَيْمَانَ:</text:span></text:p>
      <text:h text:style-name="P1335" text:outline-level="1"><text:span text:style-name="T95">"أَنَا</text:span><text:span text:style-name="T97"> </text:span><text:span text:style-name="T95">آتِيكَ</text:span><text:span text:style-name="T97"> </text:span><text:span text:style-name="T95">بِهِ</text:span><text:span text:style-name="T97"> </text:span><text:span text:style-name="T95">قَبْلَ</text:span><text:span text:style-name="T97"> </text:span><text:span text:style-name="T95">أَنْ</text:span><text:span text:style-name="T97"> </text:span><text:span text:style-name="T95">تَقُومَ</text:span><text:span text:style-name="T97"> </text:span><text:span text:style-name="T95">مِنْ</text:span><text:span text:style-name="T97"> </text:span><text:span text:style-name="T95">مَقَامِكَ!"</text:span></text:h>
      <text:p text:style-name="P4"><text:span text:style-name="T95">فَقَالَ</text:span><text:span text:style-name="T97"> </text:span><text:span text:style-name="T95">الَّذِى</text:span><text:span text:style-name="T97"> </text:span><text:span text:style-name="T95">عِنْدَهُ</text:span><text:span text:style-name="T97"> </text:span><text:span text:style-name="T95">عِلْمٌ</text:span><text:span text:style-name="T97"> </text:span><text:span text:style-name="T95">مِنَ</text:span><text:span text:style-name="T97"> </text:span><text:span text:style-name="T95">الْكِتَابِ:" أَنَا</text:span><text:span text:style-name="T97"> </text:span><text:span text:style-name="T95">آتِيكَ</text:span><text:span text:style-name="T97"> </text:span><text:span text:style-name="T95">بِهِ</text:span><text:span text:style-name="T97"> </text:span><text:span text:style-name="T95">قَبْلَ</text:span><text:span text:style-name="T97"> </text:span><text:span text:style-name="T95">أَنْ</text:span><text:span text:style-name="T97"> </text:span><text:span text:style-name="T95">يَرْتَدَّ</text:span><text:span text:style-name="T97"> </text:span><text:span text:style-name="T95">إِلَيْكَ</text:span><text:span text:style-name="T97"> </text:span><text:span text:style-name="T95">طَرْفُكَ".</text:span></text:p>
      <text:p text:style-name="P4"><text:span text:style-name="T95">فَأَغْلَقَ</text:span><text:span text:style-name="T97"> </text:span><text:span text:style-name="T95">سُلَيْمَانُ</text:span><text:span text:style-name="T97"> </text:span><text:span text:style-name="T95">عَيْنَيْهُ</text:span><text:span text:style-name="T97"> </text:span><text:span text:style-name="T95">وَفَتَحَهُمَا</text:span><text:span text:style-name="T97"> </text:span><text:span text:style-name="T95">بِسُرْعَةٍ،</text:span><text:span text:style-name="T97"> </text:span><text:span text:style-name="T95">فَوَجَدَ</text:span><text:span text:style-name="T97"> </text:span><text:span text:style-name="T95">عَرْشَ</text:span><text:span text:style-name="T97"> </text:span><text:span text:style-name="T95">بَلْقِيسَ</text:span><text:span text:style-name="T97"> </text:span><text:span text:style-name="T95">أَمَامَهُ.</text:span></text:p>
      <text:p text:style-name="P4"><text:span text:style-name="T95">أَحَسَّ</text:span><text:span text:style-name="T97"> </text:span><text:span text:style-name="T95">سُلَيْمَانُ</text:span><text:span text:style-name="T97"> </text:span><text:span text:style-name="T95">بِنِعْمَةِ</text:span><text:span text:style-name="T97"> </text:span><text:span text:style-name="T95">اللهِ</text:span><text:span text:style-name="T97"> </text:span><text:span text:style-name="T95">عَلَيْهِ،</text:span><text:span text:style-name="T97"> </text:span><text:span text:style-name="T95">فَعِنْدَمَا</text:span><text:span text:style-name="T97"> </text:span><text:span text:style-name="T95">طَلَبَ</text:span><text:span text:style-name="T97"> </text:span><text:span text:style-name="T95">أَنْ</text:span><text:span text:style-name="T97"> </text:span><text:span text:style-name="T95">يُحْضَرَ</text:span><text:span text:style-name="T97"> </text:span><text:span text:style-name="T95">عَرْشُ</text:span><text:span text:style-name="T97"> </text:span><text:span text:style-name="T95">بَلْقِيسَ</text:span><text:span text:style-name="T97"> </text:span><text:span text:style-name="T95">وَجَدَهُ</text:span><text:span text:style-name="T97"> </text:span><text:span text:style-name="T95">أَمَامَهُ</text:span><text:span text:style-name="T97"> </text:span><text:span text:style-name="T95">فِي</text:span><text:span text:style-name="T97"> </text:span><text:span text:style-name="T95">أَقَلَّ</text:span><text:span text:style-name="T97"> </text:span><text:span text:style-name="T95">مِنْ</text:span><text:span text:style-name="T97"> </text:span><text:span text:style-name="T95">لَحْظَةٍ. رَفَعَ</text:span><text:span text:style-name="T97"> </text:span><text:span text:style-name="T95">سُلَيْمَانُ</text:span><text:span text:style-name="T97"> </text:span><text:span text:style-name="T95">رَأْسَهُ</text:span><text:span text:style-name="T97"> </text:span><text:span text:style-name="T95">إِلَى</text:span><text:span text:style-name="T97"> </text:span><text:span text:style-name="T95">السَّمَاءِ</text:span><text:span text:style-name="T97"> </text:span><text:span text:style-name="T95">وَقَالَ:</text:span></text:p>
      <text:p text:style-name="P4"><text:span text:style-name="T95">﴿هَذَا</text:span><text:span text:style-name="T97"> </text:span><text:span text:style-name="T95">مِنْ</text:span><text:span text:style-name="T97"> </text:span><text:span text:style-name="T95">فَضْلِ</text:span><text:span text:style-name="T97"> </text:span><text:span text:style-name="T95">رَبِّي</text:span><text:span text:style-name="T97"> </text:span><text:span text:style-name="T95">لِيَبْلُوَنِى</text:span><text:span text:style-name="T97"> </text:span><text:span text:style-name="T95">أَأَشْكُرُ</text:span><text:span text:style-name="T97"> </text:span><text:span text:style-name="T95">أَمْ</text:span><text:span text:style-name="T97"> </text:span><text:span text:style-name="T95">أَكْفُرُ،</text:span><text:span text:style-name="T97"> </text:span><text:span text:style-name="T95">وَمَنْ</text:span><text:span text:style-name="T97"> </text:span><text:span text:style-name="T95">شَكَرَ</text:span><text:span text:style-name="T97"> </text:span><text:span text:style-name="T95">فَإِنَّمَا</text:span><text:span text:style-name="T97"> </text:span><text:span text:style-name="T95">يَشْكُرُ</text:span><text:span text:style-name="T97"> </text:span><text:span text:style-name="T95">لِنَفْسِهِ،</text:span><text:span text:style-name="T97"> </text:span><text:span text:style-name="T95">وَمَنْ</text:span><text:span text:style-name="T97"> </text:span><text:span text:style-name="T95">كَفَرَ</text:span><text:span text:style-name="T97"> </text:span><text:span text:style-name="T95">فَإِنَّ</text:span><text:span text:style-name="T97"> </text:span><text:span text:style-name="T95">رَبِّي</text:span><text:span text:style-name="T97"> </text:span><text:span text:style-name="T95">غَنِيٌّ</text:span><text:span text:style-name="T97"> </text:span><text:span text:style-name="T95">كَرِيمٌ﴾</text:span><text:span text:style-name="T97"> </text:span><text:span text:style-name="T95">(سُورَةُ</text:span><text:span text:style-name="T97"> </text:span><text:span text:style-name="T95">النَّمْلُ/٤٠).</text:span></text:p>
      <text:p text:style-name="P4"><text:span text:style-name="T95">أَرَادَ</text:span><text:span text:style-name="T97"> </text:span><text:span text:style-name="T95">سُلَيْمَانُ</text:span><text:span text:style-name="T97"> </text:span><text:span text:style-name="T95">أَنْ</text:span><text:span text:style-name="T97"> </text:span><text:span text:style-name="T95">يَمْتَحِنَ</text:span><text:span text:style-name="T97"> </text:span><text:span text:style-name="T95">بَلْقِيسَ،</text:span><text:span text:style-name="T97"> </text:span><text:span text:style-name="T95">فَأَمَرَ</text:span><text:span text:style-name="T97"> </text:span><text:span text:style-name="T95">بِإِجْرَاءِ</text:span><text:span text:style-name="T97"> </text:span><text:span text:style-name="T95">بَعْضِ</text:span><text:span text:style-name="T97"> </text:span><text:span text:style-name="T95">التَعْدِيلاَتِ</text:span><text:span text:style-name="T97"> </text:span><text:span text:style-name="T95">عَلَى</text:span><text:span text:style-name="T97"> </text:span><text:span text:style-name="T95">الْعَرْشِ،</text:span><text:span text:style-name="T97"> </text:span><text:span text:style-name="T95">حَتَّى</text:span><text:span text:style-name="T97"> </text:span><text:span text:style-name="T95">يَعْرِفَ</text:span><text:span text:style-name="T97"> </text:span><text:span text:style-name="T95">إِنْ</text:span><text:span text:style-name="T97"> </text:span><text:span text:style-name="T95">كَانَتْ</text:span><text:span text:style-name="T97"> </text:span><text:span text:style-name="T95">سَتَهْتَدِى</text:span><text:span text:style-name="T97"> </text:span><text:span text:style-name="T95">إِلَيْهِ</text:span><text:span text:style-name="T97"> </text:span><text:span text:style-name="T95">أَمْ</text:span><text:span text:style-name="T97"> </text:span><text:span text:style-name="T95">لاَ.</text:span></text:p>
      <text:p text:style-name="P4"><text:span text:style-name="T95">فَلَمَّا</text:span><text:span text:style-name="T97"> </text:span><text:span text:style-name="T95">جَاءَتْ</text:span><text:span text:style-name="T97"> </text:span><text:span text:style-name="T95">بَلْقِيسُ</text:span><text:span text:style-name="T97"> </text:span><text:span text:style-name="T95">عَرَضَ</text:span><text:span text:style-name="T97"> </text:span><text:span text:style-name="T95">عَلَيْهِ</text:span><text:span text:style-name="T97"> </text:span><text:span text:style-name="T95">الْعَرْشَ،</text:span><text:span text:style-name="T97"> </text:span><text:span text:style-name="T95">فَتَأَمَّلَتَهُ</text:span><text:span text:style-name="T97"> </text:span><text:span text:style-name="T95">فِي</text:span><text:span text:style-name="T97"> </text:span><text:span text:style-name="T95">دَهْشَةٍ.</text:span></text:p>
      <text:p text:style-name="P4"><text:soft-page-break/><text:span text:style-name="T95">إِنَّهُ</text:span><text:span text:style-name="T97"> </text:span><text:span text:style-name="T95">يُشْبِهُ</text:span><text:span text:style-name="T97"> </text:span><text:span text:style-name="T95">عَرْشَهَا</text:span><text:span text:style-name="T97"> </text:span><text:span text:style-name="T95">تَمَامًا،</text:span><text:span text:style-name="T97"> </text:span><text:span text:style-name="T95">فَكَيْفَ</text:span><text:span text:style-name="T97"> </text:span><text:span text:style-name="T95">اِسْتَطَاعَ</text:span><text:span text:style-name="T97"> </text:span><text:span text:style-name="T95">سُلَيْمَانُ</text:span><text:span text:style-name="T97"> </text:span><text:span text:style-name="T95">أَنْ</text:span><text:span text:style-name="T97"> </text:span><text:span text:style-name="T95">يَأْتِيَ</text:span><text:span text:style-name="T97"> </text:span><text:span text:style-name="T95">بِهِ</text:span><text:span text:style-name="T97"> </text:span><text:span text:style-name="T95">قَبْلَهَا؟</text:span></text:p>
      <text:p text:style-name="P4"><text:span text:style-name="T95">تَأَكَّدَتْ</text:span><text:span text:style-name="T97"> </text:span><text:span text:style-name="T95">بَلْقِيسُ</text:span><text:span text:style-name="T97"> </text:span><text:span text:style-name="T95">مِنْ</text:span><text:span text:style-name="T97"> </text:span><text:span text:style-name="T95">أَنَّ</text:span><text:span text:style-name="T97"> </text:span><text:span text:style-name="T95">الْعَرْشَ</text:span><text:span text:style-name="T97"> </text:span><text:span text:style-name="T95">عَرْشُهَا،</text:span><text:span text:style-name="T97"> </text:span><text:span text:style-name="T95">وأَنَّ</text:span><text:span text:style-name="T97"> </text:span><text:span text:style-name="T95">سُلَيْمَانَ</text:span><text:span text:style-name="T97"> </text:span><text:span text:style-name="T95">اِسْتَطَاعَ</text:span><text:span text:style-name="T97"> </text:span><text:span text:style-name="T95">أَنْ</text:span><text:span text:style-name="T97"> </text:span><text:span text:style-name="T95">يَأْتِيَ</text:span><text:span text:style-name="T97"> </text:span><text:span text:style-name="T95">بِهِ</text:span><text:span text:style-name="T97"> </text:span><text:span text:style-name="T95">قَبْلَ</text:span><text:span text:style-name="T97"> </text:span><text:span text:style-name="T95">أَنْ</text:span><text:span text:style-name="T97"> </text:span><text:span text:style-name="T95">تَحْضُرَ</text:span><text:span text:style-name="T97"> </text:span><text:span text:style-name="T95">هِىَ</text:span><text:span text:style-name="T97"> </text:span><text:span text:style-name="T95">بِفَتْرَةٍ</text:span><text:span text:style-name="T97"> </text:span><text:span text:style-name="T95">طَوِيلَةٍ،</text:span><text:span text:style-name="T97"> </text:span><text:span text:style-name="T95">وَيَدُلُّ</text:span><text:span text:style-name="T97"> </text:span><text:span text:style-name="T95">عَلَى</text:span><text:span text:style-name="T97"> </text:span><text:span text:style-name="T95">ذَلِكَ</text:span><text:span text:style-name="T97"> </text:span><text:span text:style-name="T95">تِلْكَ</text:span><text:span text:style-name="T97"> </text:span><text:span text:style-name="T95">التَّعْدِيلاَتَ</text:span><text:span text:style-name="T97"> </text:span><text:span text:style-name="T95">الَّتِى</text:span><text:span text:style-name="T97"> </text:span><text:span text:style-name="T95">حَدَثَتْ</text:span><text:span text:style-name="T97"> </text:span><text:span text:style-name="T95">بِهِ...</text:span></text:p>
      <text:p text:style-name="P4"><text:span text:style-name="T95">كَانَتْ</text:span><text:span text:style-name="T97"> </text:span><text:span text:style-name="T95">بَلْقِيسُ</text:span><text:span text:style-name="T97"> </text:span><text:span text:style-name="T95">وَقَوْمُهَا</text:span><text:span text:style-name="T97"> </text:span><text:span text:style-name="T95">يَظُنُّونَ</text:span><text:span text:style-name="T97"> </text:span><text:span text:style-name="T95">أَنَّهُمْ</text:span><text:span text:style-name="T97"> </text:span><text:span text:style-name="T95">قَدْ</text:span><text:span text:style-name="T97"> </text:span><text:span text:style-name="T95">سَبَقُوا</text:span><text:span text:style-name="T97"> </text:span><text:span text:style-name="T95">أَهْلَ</text:span><text:span text:style-name="T97"> </text:span><text:span text:style-name="T95">الأَرْضِ</text:span><text:span text:style-name="T97"> </text:span><text:span text:style-name="T95">جَمِيعًا</text:span><text:span text:style-name="T97"> </text:span><text:span text:style-name="T95">فِي</text:span><text:span text:style-name="T97"> </text:span><text:span text:style-name="T95">التَّقَدُّمِ</text:span><text:span text:style-name="T97"> </text:span><text:span text:style-name="T95">والصِّنَاعَةِ</text:span><text:span text:style-name="T97"> </text:span><text:span text:style-name="T95">وَالْعِلْمِ،</text:span><text:span text:style-name="T97"> </text:span><text:span text:style-name="T95">فَأَخَذَ</text:span><text:span text:style-name="T97"> </text:span><text:span text:style-name="T95">سُلَيْمَانُ</text:span><text:span text:style-name="T97"> </text:span><text:span text:style-name="T95">يُرِيهَا</text:span><text:span text:style-name="T97"> </text:span><text:span text:style-name="T95">رَوْعَةَ</text:span><text:span text:style-name="T97"> </text:span><text:span text:style-name="T95">الصِّنَاعَاتِ</text:span><text:span text:style-name="T97"> </text:span><text:span text:style-name="T95">وَالْهَنْدَسَةِ</text:span><text:span text:style-name="T97"> </text:span><text:span text:style-name="T95">الَّتِى</text:span><text:span text:style-name="T97"> </text:span><text:span text:style-name="T95">خَصَّهُ</text:span><text:span text:style-name="T97"> </text:span><text:span text:style-name="T95">اللهُ</text:span><text:span text:style-name="T97"> </text:span><text:span text:style-name="T95">بِهَا</text:span><text:span text:style-name="T97"> </text:span><text:span text:style-name="T95">دُونَهَا..</text:span></text:p>
      <text:p text:style-name="P4"><text:span text:style-name="T95">وَكَانَ</text:span><text:span text:style-name="T97"> </text:span><text:span text:style-name="T95">سُلَيْمَانُ</text:span><text:span text:style-name="T97"> </text:span><text:span text:style-name="T95">قَدْ</text:span><text:span text:style-name="T97"> </text:span><text:span text:style-name="T95">أَمَرَ</text:span><text:span text:style-name="T97"> </text:span><text:span text:style-name="T95">الصُّنَّاعَ</text:span><text:span text:style-name="T97"> </text:span><text:span text:style-name="T95">الْمَهَرَةَ</text:span><text:span text:style-name="T97"> </text:span><text:span text:style-name="T95">بِبِنَاءِ</text:span><text:span text:style-name="T97"> </text:span><text:span text:style-name="T95">قَصْرٍ</text:span><text:span text:style-name="T97"> </text:span><text:span text:style-name="T95">عَظِيمٍ</text:span><text:span text:style-name="T97"> </text:span><text:span text:style-name="T95">صُنِعَتْ</text:span><text:span text:style-name="T97"> </text:span><text:span text:style-name="T95">أَرْضُهُ</text:span><text:span text:style-name="T97"> </text:span><text:span text:style-name="T95">مِنْ</text:span><text:span text:style-name="T97"> </text:span><text:span text:style-name="T95">زُجَاجٍ</text:span><text:span text:style-name="T97"> </text:span><text:span text:style-name="T95">شَدِيدِ</text:span><text:span text:style-name="T97"> </text:span><text:span text:style-name="T95">الصَّلاَبِةِ</text:span><text:span text:style-name="T97"> </text:span><text:span text:style-name="T95">عَظِيمِ</text:span><text:span text:style-name="T97"> </text:span><text:span text:style-name="T95">الشَّفَافِيَةِ.</text:span></text:p>
      <text:p text:style-name="P4"><text:span text:style-name="T95">وَكَانَتْ</text:span><text:span text:style-name="T97"> </text:span><text:span text:style-name="T95">أَرْضِيَّةُ</text:span><text:span text:style-name="T97"> </text:span><text:span text:style-name="T95">الْقَصْرِ</text:span><text:span text:style-name="T97"> </text:span><text:span text:style-name="T95">قَدْ</text:span><text:span text:style-name="T97"> </text:span><text:span text:style-name="T95">بُنِيَتْ</text:span><text:span text:style-name="T97"> </text:span><text:span text:style-name="T95">فَوْقَ</text:span><text:span text:style-name="T97"> </text:span><text:span text:style-name="T95">مِيَاهِ</text:span><text:span text:style-name="T97"> </text:span><text:span text:style-name="T95">الْبَحْرِ</text:span><text:span text:style-name="T97"> </text:span><text:span text:style-name="T95">بِحَيْثُ</text:span><text:span text:style-name="T97"> </text:span><text:span text:style-name="T95">يَرَى</text:span><text:span text:style-name="T97"> </text:span><text:span text:style-name="T95">السَّائِرُ</text:span><text:span text:style-name="T97"> </text:span><text:span text:style-name="T95">فَوْقَهَا</text:span><text:span text:style-name="T97"> </text:span><text:span text:style-name="T95">الأَسْمَاكَ</text:span><text:span text:style-name="T97"> </text:span><text:span text:style-name="T95">الْمُلَوَّنَةَ</text:span><text:span text:style-name="T97"> </text:span><text:span text:style-name="T95">تَسْبَحُ</text:span><text:span text:style-name="T97"> </text:span><text:span text:style-name="T95">تَحْتَهُ.</text:span></text:p>
      <text:p text:style-name="P4"><text:span text:style-name="T95">وَمِنْ</text:span><text:span text:style-name="T97"> </text:span><text:span text:style-name="T95">فَرْطِ</text:span><text:span text:style-name="T97"> </text:span><text:span text:style-name="T95">شَفَّافِيّةِ</text:span><text:span text:style-name="T97"> </text:span><text:span text:style-name="T95">الزُّجَاجِ</text:span><text:span text:style-name="T97"> </text:span><text:span text:style-name="T95">قَدْ</text:span><text:span text:style-name="T97"> </text:span><text:span text:style-name="T95">يَنْخَدِعُ</text:span><text:span text:style-name="T97"> </text:span><text:span text:style-name="T95">الاِنْسَانُ</text:span><text:span text:style-name="T97"> </text:span><text:span text:style-name="T95">وَيَحْسَبُ</text:span><text:span text:style-name="T97"> </text:span><text:span text:style-name="T95">أَنَّهُ</text:span><text:span text:style-name="T97"> </text:span><text:span text:style-name="T95">يَسِيرُ</text:span><text:span text:style-name="T97"> </text:span><text:span text:style-name="T95">فَوْقَ</text:span><text:span text:style-name="T97"> </text:span><text:span text:style-name="T95">الْبَحْرِ.</text:span></text:p>
      <text:p text:style-name="P4"><text:span text:style-name="T95">دَعَا</text:span><text:span text:style-name="T97"> </text:span><text:span text:style-name="T95">سُلَيْمَانُ</text:span><text:span text:style-name="T97"> </text:span><text:span text:style-name="T95">بَلْقِيسَ</text:span><text:span text:style-name="T97"> </text:span><text:span text:style-name="T95">إِلَى</text:span><text:span text:style-name="T97"> </text:span><text:span text:style-name="T95">ذَلِكَ</text:span><text:span text:style-name="T97"> </text:span><text:span text:style-name="T95">الْقَصْرِ،</text:span><text:span text:style-name="T97"> </text:span><text:span text:style-name="T95">فَلَمَّا</text:span><text:span text:style-name="T97"> </text:span><text:span text:style-name="T95">تَأَهَّبَتْ</text:span><text:span text:style-name="T97"> </text:span><text:span text:style-name="T95">لِلدُّخُولِ</text:span><text:span text:style-name="T97"> </text:span><text:span text:style-name="T95">رَأَتِ</text:span><text:span text:style-name="T97"> </text:span><text:span text:style-name="T95">الْبَحْرَ،</text:span><text:span text:style-name="T97"> </text:span><text:span text:style-name="T95">وَلَمْ</text:span><text:span text:style-name="T97"> </text:span><text:span text:style-name="T95">تَرَ</text:span><text:span text:style-name="T97"> </text:span><text:span text:style-name="T95">الزُّجَاجَ،</text:span><text:span text:style-name="T97"> </text:span><text:span text:style-name="T95">وَظَنَّتْ</text:span><text:span text:style-name="T97"> </text:span><text:span text:style-name="T95">أَنَّهَا</text:span><text:span text:style-name="T97"> </text:span><text:span text:style-name="T95">سَتَخُوضُ</text:span><text:span text:style-name="T97"> </text:span><text:span text:style-name="T95">فِي</text:span><text:span text:style-name="T97"> </text:span><text:span text:style-name="T95">الْبَحْرِ.</text:span></text:p>
      <text:p text:style-name="P4"><text:span text:style-name="T95">رَفَعَتْ</text:span><text:span text:style-name="T97"> </text:span><text:span text:style-name="T95">بَلْقِيسُ</text:span><text:span text:style-name="T97"> </text:span><text:span text:style-name="T95">رِدَاءَهَا</text:span><text:span text:style-name="T97"> </text:span><text:span text:style-name="T95">حَتَّى</text:span><text:span text:style-name="T97"> </text:span><text:span text:style-name="T95">لاَ</text:span><text:span text:style-name="T97"> </text:span><text:span text:style-name="T95">يَبْتَلَّ،</text:span><text:span text:style-name="T97"> </text:span><text:span text:style-name="T95">فَقَالَ</text:span><text:span text:style-name="T97"> </text:span><text:span text:style-name="T95">سُلَيْمَانُ: إِنَّ</text:span><text:span text:style-name="T97"> </text:span><text:span text:style-name="T95">الأَرْضَ</text:span><text:span text:style-name="T97"> </text:span><text:span text:style-name="T95">صُنِعَتْ</text:span><text:span text:style-name="T97"> </text:span><text:span text:style-name="T95">مِنْ</text:span><text:span text:style-name="T97"> </text:span><text:span text:style-name="T95">زُجَاجٍ</text:span><text:span text:style-name="T97"> </text:span><text:span text:style-name="T95">شَفَّافٍ.</text:span></text:p>
      <text:p text:style-name="P4"><text:span text:style-name="T95">أَدْرَكَتْ</text:span><text:span text:style-name="T97"> </text:span><text:span text:style-name="T95">بَلْقِيسُ</text:span><text:span text:style-name="T97"> </text:span><text:span text:style-name="T95">أَنَّ</text:span><text:span text:style-name="T97"> </text:span><text:span text:style-name="T95">تِلْكَ</text:span><text:span text:style-name="T97"> </text:span><text:span text:style-name="T95">الآيَاتِ</text:span><text:span text:style-name="T97"> </text:span><text:span text:style-name="T95">الْمُعْجِزَاتِ</text:span><text:span text:style-name="T97"> </text:span><text:span text:style-name="T95">لاَ</text:span><text:span text:style-name="T97"> </text:span><text:span text:style-name="T95">يَأْتِيهَا</text:span><text:span text:style-name="T97"> </text:span><text:span text:style-name="T95">الاِنْسَانُ</text:span><text:span text:style-name="T97"> </text:span><text:span text:style-name="T95">بِذَاتِهِ،</text:span><text:span text:style-name="T97"> </text:span><text:span text:style-name="T95">وَإِنَّمَا</text:span><text:span text:style-name="T97"> </text:span><text:span text:style-name="T95">هِىَ</text:span><text:span text:style-name="T97"> </text:span><text:span text:style-name="T95">هِبَةٌ</text:span><text:span text:style-name="T97"> </text:span><text:span text:style-name="T95">مِنَ</text:span><text:span text:style-name="T97"> </text:span><text:span text:style-name="T95">اللهِ</text:span><text:span text:style-name="T97"> </text:span><text:span text:style-name="T95">تَعَالَى.</text:span></text:p>
      <text:p text:style-name="P4"><text:span text:style-name="T95">نَظَرَتْ</text:span><text:span text:style-name="T97"> </text:span><text:span text:style-name="T95">بَلْقِيسُ</text:span><text:span text:style-name="T97"> </text:span><text:span text:style-name="T95">إِلَى</text:span><text:span text:style-name="T97"> </text:span><text:span text:style-name="T95">السَّمَاءِ،</text:span><text:span text:style-name="T97"> </text:span><text:span text:style-name="T95">وَقَالَتْ: ﴿رَبِّ</text:span><text:span text:style-name="T97"> </text:span><text:span text:style-name="T95">إِنَّى</text:span><text:span text:style-name="T97"> </text:span><text:span text:style-name="T95">ظَلَمْتُ</text:span><text:span text:style-name="T97"> </text:span><text:span text:style-name="T95">نَفْسِي</text:span><text:span text:style-name="T97"> </text:span><text:span text:style-name="T95">وَأَسْلَمْتُ</text:span><text:span text:style-name="T97"> </text:span><text:span text:style-name="T95">مَعَ</text:span><text:span text:style-name="T97"> </text:span><text:span text:style-name="T95">سُلَيْمَانَ</text:span><text:span text:style-name="T97"> </text:span><text:span text:style-name="T95">لِلَّهِ</text:span><text:span text:style-name="T97"> </text:span><text:span text:style-name="T95">رَبِّ</text:span><text:span text:style-name="T97"> </text:span><text:span text:style-name="T95">الْعَالَمِينَ﴾</text:span></text:p>
      <text:p text:style-name="P4"><text:soft-page-break/><text:span text:style-name="T95">وَفِي</text:span><text:span text:style-name="T97"> </text:span><text:span text:style-name="T95">يَوْمٍ</text:span><text:span text:style-name="T97"> </text:span><text:span text:style-name="T95">دَخَلَ</text:span><text:span text:style-name="T97"> </text:span><text:span text:style-name="T95">سُلَيْمَانُ</text:span><text:span text:style-name="T97"> </text:span><text:span text:style-name="T95">الْمِحْرَابَ،</text:span><text:span text:style-name="T97"> </text:span><text:span text:style-name="T95">وَجَلَسَ</text:span><text:span text:style-name="T97"> </text:span><text:span text:style-name="T95">يَذْكُرُ</text:span><text:span text:style-name="T97"> </text:span><text:span text:style-name="T95">اللهَ</text:span><text:span text:style-name="T97"> </text:span><text:span text:style-name="T95">تَعَالَى</text:span><text:span text:style-name="T97"> </text:span><text:span text:style-name="T95">وَهُوَ</text:span><text:span text:style-name="T97"> </text:span><text:span text:style-name="T95">مُسْتَنِدٌ</text:span><text:span text:style-name="T97"> </text:span><text:span text:style-name="T95">عَلَى</text:span><text:span text:style-name="T97"> </text:span><text:span text:style-name="T95">عَصَاهُ. وَقَضَى</text:span><text:span text:style-name="T97"> </text:span><text:span text:style-name="T95">اللهُ</text:span><text:span text:style-name="T97"> </text:span><text:span text:style-name="T95">تَعَالَى</text:span><text:span text:style-name="T97"> </text:span><text:span text:style-name="T95">عَلَيْهِ</text:span><text:span text:style-name="T97"> </text:span><text:span text:style-name="T95">بِالْمَوْتِ،</text:span><text:span text:style-name="T97"> </text:span><text:span text:style-name="T95">وَهُوَ</text:span><text:span text:style-name="T97"> </text:span><text:span text:style-name="T95">فِي</text:span><text:span text:style-name="T97"> </text:span><text:span text:style-name="T95">ذَلِكَ</text:span><text:span text:style-name="T97"> </text:span><text:span text:style-name="T95">الْوَضْعِ،</text:span><text:span text:style-name="T97"> </text:span><text:span text:style-name="T95">وَجَاءَتْ</text:span><text:span text:style-name="T97"> </text:span><text:span text:style-name="T95">نَمْلَةٌ</text:span><text:span text:style-name="T97"> </text:span><text:span text:style-name="T95">وَأَخَذَتْ</text:span><text:span text:style-name="T97"> </text:span><text:span text:style-name="T95">تَأْكُلُ</text:span><text:span text:style-name="T97"> </text:span><text:span text:style-name="T95">الْعَصَا.</text:span></text:p>
      <text:p text:style-name="P4"><text:span text:style-name="T95">لَمْ</text:span><text:span text:style-name="T97"> </text:span><text:span text:style-name="T95">يَكُنْ</text:span><text:span text:style-name="T97"> </text:span><text:span text:style-name="T95">الْجِنُّ</text:span><text:span text:style-name="T97"> </text:span><text:span text:style-name="T95">يَعْلَمُونَ</text:span><text:span text:style-name="T97"> </text:span><text:span text:style-name="T95">أَنَّ</text:span><text:span text:style-name="T97"> </text:span><text:span text:style-name="T95">سُلَيْمَانَ</text:span><text:span text:style-name="T97"> </text:span><text:span text:style-name="T95">قَدْ</text:span><text:span text:style-name="T97"> </text:span><text:span text:style-name="T95">مَاتَ،</text:span><text:span text:style-name="T97"> </text:span><text:span text:style-name="T95">ظَنُّوهُ</text:span><text:span text:style-name="T97"> </text:span><text:span text:style-name="T95">جَالِسًا</text:span><text:span text:style-name="T97"> </text:span><text:span text:style-name="T95">يَتَعَبَّدُ،</text:span><text:span text:style-name="T97"> </text:span><text:span text:style-name="T95">فَاسْتَمَرُّوا</text:span><text:span text:style-name="T97"> </text:span><text:span text:style-name="T95">فِي</text:span><text:span text:style-name="T97"> </text:span><text:span text:style-name="T95">عَمَلِهِمْ.</text:span></text:p>
      <text:p text:style-name="P4"><text:span text:style-name="T95">وَ</text:span><text:span text:style-name="T97"> </text:span><text:span text:style-name="T95">لَمَّا</text:span><text:span text:style-name="T97"> </text:span><text:span text:style-name="T95">أَكَلَتِ</text:span><text:span text:style-name="T97"> </text:span><text:span text:style-name="T95">النَّمْلَةُ</text:span><text:span text:style-name="T97"> </text:span><text:span text:style-name="T95">جُزْءًا</text:span><text:span text:style-name="T97"> </text:span><text:span text:style-name="T95">كَبِيرًا</text:span><text:span text:style-name="T97"> </text:span><text:span text:style-name="T95">مِنَ</text:span><text:span text:style-name="T97"> </text:span><text:span text:style-name="T95">الْعَصَا</text:span><text:span text:style-name="T97"> </text:span><text:span text:style-name="T95">اِخْتَلَّ</text:span><text:span text:style-name="T97"> </text:span><text:span text:style-name="T95">التَّوَازُنُ،</text:span><text:span text:style-name="T97"> </text:span><text:span text:style-name="T95">وَوَقَعَ</text:span><text:span text:style-name="T97"> </text:span><text:span text:style-name="T95">سَيِّدُنَا</text:span><text:span text:style-name="T97"> </text:span><text:span text:style-name="T95">سُلَيْمَانُ</text:span><text:span text:style-name="T97"> </text:span><text:span text:style-name="T95">عَلَى</text:span><text:span text:style-name="T97"> </text:span><text:span text:style-name="T95">الأَرْضِ. هُنَا</text:span><text:span text:style-name="T97"> </text:span><text:span text:style-name="T95">فَقَطْ</text:span><text:span text:style-name="T97"> </text:span><text:span text:style-name="T95">عَلِمَ</text:span><text:span text:style-name="T97"> </text:span><text:span text:style-name="T95">الْجِنُّ</text:span><text:span text:style-name="T97"> </text:span><text:span text:style-name="T95">أَنَّ</text:span><text:span text:style-name="T97"> </text:span><text:span text:style-name="T95">سُلَيْمَانَ</text:span><text:span text:style-name="T97"> </text:span><text:span text:style-name="T95">قَدْ</text:span><text:span text:style-name="T97"> </text:span><text:span text:style-name="T95">مَاتَ،</text:span><text:span text:style-name="T97"> </text:span><text:span text:style-name="T95">إِنَّ</text:span><text:span text:style-name="T97"> </text:span><text:span text:style-name="T95">الْجِنَّ</text:span><text:span text:style-name="T97"> </text:span><text:span text:style-name="T95">لاَ</text:span><text:span text:style-name="T97"> </text:span><text:span text:style-name="T95">يَعْلَمُونَ</text:span><text:span text:style-name="T97"> </text:span><text:span text:style-name="T95">الغَيْبَ...</text:span></text:p>
      <text:p text:style-name="P4"><text:span text:style-name="T95">وَهَكَذَا</text:span><text:span text:style-name="T97"> </text:span><text:span text:style-name="T95">مَاتَ</text:span><text:span text:style-name="T97"> </text:span><text:span text:style-name="T95">نَبِىُّ</text:span><text:span text:style-name="T97"> </text:span><text:span text:style-name="T95">اللهِ</text:span><text:span text:style-name="T97"> </text:span><text:span text:style-name="T95">سُلَيْمَانُ،</text:span><text:span text:style-name="T97"> </text:span><text:span text:style-name="T95">وَهُوَ</text:span><text:span text:style-name="T97"> </text:span><text:span text:style-name="T95">جَالِسٌ</text:span><text:span text:style-name="T97"> </text:span><text:span text:style-name="T95">يُصَلِّى،</text:span><text:span text:style-name="T97"> </text:span><text:span text:style-name="T95">وَيَذْكُرُ</text:span><text:span text:style-name="T97"> </text:span><text:span text:style-name="T95">اللهَ</text:span><text:span text:style-name="T97"> </text:span><text:span text:style-name="T95">فِي</text:span><text:span text:style-name="T97"> </text:span><text:span text:style-name="T95">مِحْرَابِهِ.</text:span></text:p>
      <text:p text:style-name="P13"><text:span text:style-name="T66">اَ</text:span><text:span text:style-name="T67">لـلِّـفْـتَـةُ</text:span><text:span text:style-name="T70"> </text:span><text:span text:style-name="T67">الْـكَـبِيـرَةُ</text:span></text:p>
      <text:p text:style-name="P8"><text:span text:style-name="T66">كَانَ</text:span><text:span text:style-name="T69"> </text:span><text:span text:style-name="T66">هُنَاكَ</text:span><text:span text:style-name="T69"> </text:span><text:span text:style-name="T66">رَجُلٌ</text:span><text:span text:style-name="T69"> </text:span><text:span text:style-name="T66">عَجُوزٌ. أَحَبَّ</text:span><text:span text:style-name="T69"> </text:span><text:span text:style-name="T66">الرَّجُلُ</text:span><text:span text:style-name="T69"> </text:span><text:span text:style-name="T66">الْعَجُوزُ</text:span><text:span text:style-name="T69"> </text:span><text:span text:style-name="T66">أَنْ</text:span><text:span text:style-name="T69"> </text:span><text:span text:style-name="T66">يَزْرَعَ</text:span><text:span text:style-name="T69"> </text:span><text:span text:style-name="T67">لِفْتًا.</text:span><text:span text:style-name="T66"> أَحَبَّ</text:span><text:span text:style-name="T69"> </text:span><text:span text:style-name="T66">أَنْ</text:span><text:span text:style-name="T69"> </text:span><text:span text:style-name="T66">يَزْرَعَ</text:span><text:span text:style-name="T69"> </text:span><text:span text:style-name="T67">لِفْتًا</text:span><text:span text:style-name="T70"> </text:span><text:span text:style-name="T67">فِي</text:span><text:span text:style-name="T70"> </text:span><text:span text:style-name="T67">فَصْلِ</text:span><text:span text:style-name="T70"> </text:span><text:span text:style-name="T67">الرَّبِيعِ. زَرَع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لِفْتًا</text:span><text:span text:style-name="T70"> </text:span><text:span text:style-name="T67">فِي</text:span><text:span text:style-name="T70"> </text:span><text:span text:style-name="T67">بُسْتَانِهِ. كَبُرَ</text:span><text:span text:style-name="T70"> </text:span><text:span text:style-name="T66">اَ</text:span><text:span text:style-name="T67">للِّفْتُ</text:span><text:span text:style-name="T70"> </text:span><text:span text:style-name="T67">الَّذِي</text:span><text:span text:style-name="T70"> </text:span><text:span text:style-name="T67">زَرَعَهُ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فِي</text:span><text:span text:style-name="T70"> </text:span><text:span text:style-name="T67">بُسْتَانِهِ. نَزَلَ</text:span><text:span text:style-name="T70"> </text:span><text:span text:style-name="T67">الْمَطَرُ</text:span><text:span text:style-name="T70"> </text:span><text:span text:style-name="T67">عَلَى</text:span><text:span text:style-name="T69"> </text:span><text:span text:style-name="T66">اَ</text:span><text:span text:style-name="T67">للِّفْتِ</text:span><text:span text:style-name="T70"> </text:span><text:span text:style-name="T67">فَكَبُرَ. وَطَلَعَتِ</text:span><text:span text:style-name="T70"> </text:span><text:span text:style-name="T67">الشَّمْسُ</text:span><text:span text:style-name="T70"> </text:span><text:span text:style-name="T67">عَلَى</text:span><text:span text:style-name="T69"> </text:span><text:span text:style-name="T66">اَ</text:span><text:span text:style-name="T67">للِّفْتِ</text:span><text:span text:style-name="T70"> </text:span><text:span text:style-name="T67">فَكَبُرَ. كَبُرَ</text:span><text:span text:style-name="T69"> </text:span><text:span text:style-name="T66">اَ</text:span><text:span text:style-name="T67">للِّفْتُ</text:span><text:span text:style-name="T70"> </text:span><text:span text:style-name="T67">وَكَبُرَ</text:span><text:span text:style-name="T70"> </text:span><text:span text:style-name="T67">بَعْدَ</text:span><text:span text:style-name="T70"> </text:span><text:span text:style-name="T67">أَنْ</text:span><text:span text:style-name="T70"> </text:span><text:span text:style-name="T67">نَزَلَ</text:span><text:span text:style-name="T70"> </text:span><text:span text:style-name="T67">الْمَطَرُ</text:span><text:span text:style-name="T70"> </text:span><text:span text:style-name="T67">عَلَيْهِ</text:span><text:span text:style-name="T70"> </text:span><text:span text:style-name="T67">وَطَلَعَتِ</text:span><text:span text:style-name="T70"> </text:span><text:span text:style-name="T67">الشَّمْسُ.</text:span><text:span text:style-name="T66"> كَانَ</text:span><text:span text:style-name="T69"> </text:span><text:span text:style-name="T66">الرَّجُلُ</text:span><text:span text:style-name="T69"> </text:span><text:span text:style-name="T66">الْعَجُوزُ</text:span><text:span text:style-name="T70"> </text:span><text:span text:style-name="T67">يَرَى</text:span><text:span text:style-name="T70"> </text:span><text:span text:style-name="T67">لِفْتَهُ</text:span><text:span text:style-name="T70"> </text:span><text:span text:style-name="T67">كُلَّ</text:span><text:span text:style-name="T70"> </text:span><text:span text:style-name="T67">يَومٍ.</text:span><text:span text:style-name="T66"> كَانَ</text:span><text:span text:style-name="T69"> </text:span><text:span text:style-name="T67">يَرَاهُ</text:span><text:span text:style-name="T70"> </text:span><text:span text:style-name="T67">يَكْبُرُ</text:span><text:span text:style-name="T70"> </text:span><text:span text:style-name="T67">وَيَكْبُرُ. وَرَأَى</text:span><text:span text:style-name="T70"> </text:span><text:span text:style-name="T67">أَنَّ</text:span><text:span text:style-name="T70"> </text:span><text:span text:style-name="T67">لِفْتَةً</text:span><text:span text:style-name="T70"> </text:span><text:span text:style-name="T67">وَاحِدَةً</text:span><text:span text:style-name="T70"> </text:span><text:span text:style-name="T67">كَانَتْ</text:span><text:span text:style-name="T70"> </text:span><text:span text:style-name="T67">تَكْبُرُ</text:span><text:span text:style-name="T70"> </text:span><text:span text:style-name="T67">بِسُرْعَةٍ. كَبُرَتْ</text:span><text:span text:style-name="T70"> </text:span><text:span text:style-name="T67">تِلْكَ</text:span><text:span text:style-name="T70"> </text:span><text:span text:style-name="T66">اَ</text:span><text:span text:style-name="T67">للِّفْتَةُ</text:span><text:span text:style-name="T70"> </text:span><text:span text:style-name="T67">وَكَبُرَتْ. أَصْبَحَتْ</text:span><text:span text:style-name="T70"> </text:span><text:span text:style-name="T67">لِفْتَةً</text:span><text:span text:style-name="T70"> </text:span><text:span text:style-name="T67">كَبِيرَةً</text:span><text:span text:style-name="T70"> </text:span><text:span text:style-name="T67">جِدًّا</text:span><text:span text:style-name="T70"> </text:span><text:span text:style-name="T67">جِدًّا. وَفِي</text:span><text:span text:style-name="T70"> </text:span><text:span text:style-name="T67">يَوْمٍ</text:span><text:span text:style-name="T70"> </text:span><text:span text:style-name="T67">مِنَ</text:span><text:span text:style-name="T70"> </text:span><text:span text:style-name="T67">الْأَيَّامِ</text:span><text:span text:style-name="T70"> </text:span><text:span text:style-name="T66">أَحَبَّ</text:span><text:span text:style-name="T69"> </text:span><text:span text:style-name="T66">الرَّجُلُ</text:span><text:span text:style-name="T69"> </text:span><text:span text:style-name="T66">الْعَجُوزُ</text:span><text:span text:style-name="T69"> </text:span><text:span text:style-name="T66">أَنْ</text:span><text:span text:style-name="T69"> </text:span><text:span text:style-name="T66">يَأْكُلَ</text:span><text:span text:style-name="T69"> </text:span><text:span text:style-name="T67">لِفْتًا. </text:span><text:span text:style-name="T66">أَحَبَّ</text:span><text:span text:style-name="T69"> </text:span><text:span text:style-name="T66">أَنْ</text:span><text:span text:style-name="T69"> </text:span><text:span text:style-name="T66">يَجْعَلَ</text:span><text:span text:style-name="T69"> </text:span><text:span text:style-name="T66">اَ</text:span><text:span text:style-name="T67">للِّفْتَ</text:span><text:span text:style-name="T70"> </text:span><text:span text:style-name="T67">طَعَامًا</text:span><text:span text:style-name="T70"> </text:span><text:span text:style-name="T67">لِلْعَشَاءِ. لَبِسَ</text:span><text:span text:style-name="T70"> </text:span><text:span text:style-name="T66">الرَّجُلُ</text:span><text:span text:style-name="T69"> </text:span><text:span text:style-name="T66">الْعَجُوزُ</text:span><text:span text:style-name="T69"> </text:span><text:span text:style-name="T67">جَزْمَتَهُ. لَبِسَ</text:span><text:span text:style-name="T70"> </text:span><text:span text:style-name="T67">جَزْمَتَهُ</text:span><text:span text:style-name="T70"> </text:span><text:span text:style-name="T67">وَخَرَجَ</text:span><text:span text:style-name="T70"> </text:span><text:span text:style-name="T67">إِلَى</text:span><text:span text:style-name="T70"> </text:span><text:span text:style-name="T67">الْبُسْتَانِ.أَمْسَك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أَوْرَاقَ</text:span><text:span text:style-name="T70"> </text:span><text:span text:style-name="T66">اَ</text:span><text:span text:style-name="T67">للِّفْتَةِ. أَمْسَكَ</text:span><text:span text:style-name="T70"> </text:span><text:span text:style-name="T67">أَوْرَاقَهَا</text:span><text:span text:style-name="T70"> </text:span><text:span text:style-name="T67">بِيَدَيْهِ</text:span><text:span text:style-name="T70"> </text:span><text:span text:style-name="T67">وَشَدَّهَا. شَدَّ</text:span><text:span text:style-name="T70"> </text:span><text:span text:style-name="T67">بِكُلِّ</text:span><text:span text:style-name="T70"> </text:span><text:span text:style-name="T67">قُوَّتِهِ</text:span><text:span text:style-name="T70"> </text:span><text:span text:style-name="T67">وَشَدَّ. وَلَكِنَّهُ</text:span><text:span text:style-name="T70"> </text:span><text:span text:style-name="T67">مَا</text:span><text:span text:style-name="T70"> </text:span><text:span text:style-name="T67">قَدَرَ</text:span><text:span text:style-name="T70"> </text:span><text:span text:style-name="T67">أَنْ</text:span><text:span text:style-name="T70"> </text:span><text:span text:style-name="T67">يَقْتَلِعَ</text:span><text:span text:style-name="T70"> </text:span><text:span text:style-name="T66">اَ</text:span><text:span text:style-name="T67">للِّفْتَةَ</text:span><text:span text:style-name="T70"> </text:span><text:span text:style-name="T67">الْكَبِيرَةَ. فَنَادَى</text:span><text:span text:style-name="T70"> </text:span><text:span text:style-name="T67">الرَّجُلُ</text:span><text:span text:style-name="T70"> </text:span><text:span text:style-name="T66">الْعَجُوزُ</text:span><text:span text:style-name="T69"> </text:span><text:span text:style-name="T66">زَوْجَتَهُ. نَادَاهَا</text:span><text:span text:style-name="T69"> </text:span><text:soft-page-break/><text:span text:style-name="T66">لِت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جَاءَتِ</text:span><text:span text:style-name="T70"> </text:span><text:span text:style-name="T67">الْمَرْأَةُ</text:span><text:span text:style-name="T70"> </text:span><text:span text:style-name="T66">الْعَجُوزُ</text:span><text:span text:style-name="T69"> </text:span><text:span text:style-name="T66">وَ</text:span><text:span text:style-name="T67">أَمْسَكَتْ</text:span><text:span text:style-name="T70"> </text:span><text:span text:style-name="T67">بِزَوْجِهَا. 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ْ</text:span><text:span text:style-name="T70"> </text:span><text:span text:style-name="T67">زَوْجَتُهُ</text:span><text:span text:style-name="T70"> </text:span><text:span text:style-name="T67">بِكُلِّ</text:span><text:span text:style-name="T70"> </text:span><text:span text:style-name="T67">قُوَّتِهَا. وَلَكِنَّ</text:span><text:span text:style-name="T69"> </text:span><text:span text:style-name="T66">اَ</text:span><text:span text:style-name="T67">للِّفْتَةَ</text:span><text:span text:style-name="T70"> </text:span><text:span text:style-name="T67">الْكَبِيرَةَ</text:span><text:span text:style-name="T70"> </text:span><text:span text:style-name="T67">مَا</text:span><text:span text:style-name="T70"> </text:span><text:span text:style-name="T67">انْقَلَعَتْ.</text:span><text:span text:style-name="T66"> فَنَادَتِ</text:span><text:span text:style-name="T70"> </text:span><text:span text:style-name="T67">الْمَرْأَةُ</text:span><text:span text:style-name="T70"> </text:span><text:span text:style-name="T66">الْعَجُوزُ</text:span><text:span text:style-name="T69"> </text:span><text:span text:style-name="T66">وَلَدًا</text:span><text:span text:style-name="T69"> </text:span><text:span text:style-name="T66">صَغِيرًا. نَادَتْهُ</text:span><text:span text:style-name="T69"> </text:span><text:span text:style-name="T66">لِي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جَاء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69"> </text:span><text:span text:style-name="T66">وَأَمْسَكَ</text:span><text:span text:style-name="T69"> </text:span><text:span text:style-name="T66">بِا</text:span><text:span text:style-name="T67">لْمَرْأَةِ</text:span><text:span text:style-name="T70"> </text:span><text:span text:style-name="T66">الْعَجُوزِ. </text:span><text:span text:style-name="T67">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ْ</text:span><text:span text:style-name="T70"> </text:span><text:span text:style-name="T66">زَوْجَتُهُ</text:span><text:span text:style-name="T69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7">بِكُلِّ</text:span><text:span text:style-name="T70"> </text:span><text:span text:style-name="T67">قُوَّتِهِ. وَشَدُّوا</text:span><text:span text:style-name="T70"> </text:span><text:span text:style-name="T67">جَمِيعًا</text:span><text:span text:style-name="T70"> </text:span><text:span text:style-name="T67">بِكُلِّ</text:span><text:span text:style-name="T70"> </text:span><text:span text:style-name="T67">قُوَّتِهِمْ. وَلَكِنَّهُمْ</text:span><text:span text:style-name="T70"> </text:span><text:span text:style-name="T67">مَا</text:span><text:span text:style-name="T70"> </text:span><text:span text:style-name="T67">قَدَرُوا</text:span><text:span text:style-name="T70"> </text:span><text:span text:style-name="T67">أَنْ</text:span><text:span text:style-name="T70"> </text:span><text:span text:style-name="T67">يَقْتَلِع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. </text:span><text:span text:style-name="T66">فَنَادَى</text:span><text:span text:style-name="T69"> </text:span><text:span text:style-name="T67">الْ</text:span><text:span text:style-name="T66">وَلَدُ</text:span><text:span text:style-name="T69"> </text:span><text:span text:style-name="T66">الصَّغِيرُ</text:span><text:span text:style-name="T69"> </text:span><text:span text:style-name="T66">بِنْتًا</text:span><text:span text:style-name="T69"> </text:span><text:span text:style-name="T66">صَغِيرَةً. نَادَاهَا</text:span><text:span text:style-name="T69"> </text:span><text:span text:style-name="T66">لِت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جَاءَتِ</text:span><text:span text:style-name="T70"> </text:span><text:span text:style-name="T67">الْ</text:span><text:span text:style-name="T66">بِنْتُ</text:span><text:span text:style-name="T69"> </text:span><text:span text:style-name="T66">الصَّغِيرَةُ</text:span><text:span text:style-name="T69"> </text:span><text:span text:style-name="T66">وَأَمْسَكَتْ</text:span><text:span text:style-name="T70"> </text:span><text:span text:style-name="T67">بِالْ</text:span><text:span text:style-name="T66">وَلَدِ</text:span><text:span text:style-name="T69"> </text:span><text:span text:style-name="T66">الصَّغِيرِ. </text:span><text:span text:style-name="T67">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مَرْأَةُ</text:span><text:span text:style-name="T70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</text:span><text:span text:style-name="T66">بِنْتُ</text:span><text:span text:style-name="T69"> </text:span><text:span text:style-name="T66">الصَّغِيرَةُ</text:span><text:span text:style-name="T70"> </text:span><text:span text:style-name="T67">بِكُلِّ</text:span><text:span text:style-name="T70"> </text:span><text:span text:style-name="T67">قُوَّتِهَا. وَشَدُّوا</text:span><text:span text:style-name="T70"> </text:span><text:span text:style-name="T67">جَمِيعًا</text:span><text:span text:style-name="T70"> </text:span><text:span text:style-name="T67">بِكُلِّ</text:span><text:span text:style-name="T70"> </text:span><text:span text:style-name="T67">قُوَّتِهِمْ. وَلَكِنَّهُمْ</text:span><text:span text:style-name="T70"> </text:span><text:span text:style-name="T67">مَا</text:span><text:span text:style-name="T70"> </text:span><text:span text:style-name="T67">قَدَرُوا</text:span><text:span text:style-name="T70"> </text:span><text:span text:style-name="T67">أَنْ</text:span><text:span text:style-name="T70"> </text:span><text:span text:style-name="T67">يَقْتَلِع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. </text:span><text:span text:style-name="T66">فَنَادَتِ</text:span><text:span text:style-name="T69"> </text:span><text:span text:style-name="T66">الْبِنْتُ</text:span><text:span text:style-name="T69"> </text:span><text:span text:style-name="T66">الصَّغِيرَةُ</text:span><text:span text:style-name="T69"> </text:span><text:span text:style-name="T66">مَاعِزًا</text:span><text:span text:style-name="T69"> </text:span><text:span text:style-name="T66">كَبِيرًا. نَادَتْهُ</text:span><text:span text:style-name="T69"> </text:span><text:span text:style-name="T66">لِي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جَاءَ</text:span><text:span text:style-name="T70"> </text:span><text:span text:style-name="T67">الْمَاعِزُ</text:span><text:span text:style-name="T70"> </text:span><text:span text:style-name="T67">وَ</text:span><text:span text:style-name="T70"> </text:span><text:span text:style-name="T67">أَمْسَكَ</text:span><text:span text:style-name="T70"> </text:span><text:span text:style-name="T67">بِالْ</text:span><text:span text:style-name="T66">بِنْتِ</text:span><text:span text:style-name="T69"> </text:span><text:span text:style-name="T66">الصَّغِيرَةِ. </text:span><text:span text:style-name="T67">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مَرْأَةُ</text:span><text:span text:style-name="T70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</text:span><text:span text:style-name="T66">بِنْتُ</text:span><text:span text:style-name="T69"> </text:span><text:span text:style-name="T66">الصَّغِيرَة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مَاعِزُ</text:span><text:span text:style-name="T70"> </text:span><text:span text:style-name="T67">الْكَبِيرُ</text:span><text:span text:style-name="T70"> </text:span><text:span text:style-name="T67">بِكُلِّ</text:span><text:span text:style-name="T70"> </text:span><text:span text:style-name="T67">قُوَّتِهِ. شَدُّوا</text:span><text:span text:style-name="T70"> </text:span><text:span text:style-name="T67">جَمِيعًا</text:span><text:span text:style-name="T70"> </text:span><text:span text:style-name="T67">بِكُلِّ</text:span><text:span text:style-name="T70"> </text:span><text:span text:style-name="T67">قُوَّتِهِمْ. وَلَكِنَّهُمْ</text:span><text:span text:style-name="T70"> </text:span><text:span text:style-name="T67">مَا</text:span><text:span text:style-name="T70"> </text:span><text:span text:style-name="T67">قَدَرُوا</text:span><text:span text:style-name="T70"> </text:span><text:span text:style-name="T67">أَنْ</text:span><text:span text:style-name="T70"> </text:span><text:span text:style-name="T67">يَقْتَلِع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. فَنَادَى</text:span><text:span text:style-name="T70"> </text:span><text:span text:style-name="T67">الْمَاعِزُ</text:span><text:span text:style-name="T70"> </text:span><text:span text:style-name="T67">الْكَبِيرُ</text:span><text:span text:style-name="T70"> </text:span><text:span text:style-name="T67">قِطَّةً</text:span><text:span text:style-name="T70"> </text:span><text:span text:style-name="T67">سَوْدَاءَ. </text:span><text:span text:style-name="T66">نَادَاهَا</text:span><text:span text:style-name="T69"> </text:span><text:span text:style-name="T66">لِت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جَاءَتِ</text:span><text:span text:style-name="T70"> </text:span><text:span text:style-name="T67">الْقِطَّةُ</text:span><text:span text:style-name="T70"> </text:span><text:span text:style-name="T67">السَّوْدَاءُ</text:span><text:span text:style-name="T70"> </text:span><text:span text:style-name="T66">وَأَمْسَكَتْ</text:span><text:span text:style-name="T69"> </text:span><text:span text:style-name="T66">بِ</text:span><text:span text:style-name="T67">الْمَاعِزِ</text:span><text:span text:style-name="T70"> </text:span><text:span text:style-name="T67">الْكَبِيرِ. 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مَرْأَةُ</text:span><text:span text:style-name="T70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</text:span><text:span text:style-name="T66">بِنْتُ</text:span><text:span text:style-name="T69"> </text:span><text:span text:style-name="T66">الصَّغِيرَة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مَاعِزُ</text:span><text:span text:style-name="T70"> </text:span><text:span text:style-name="T67">الْكَب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قِطَّةُ</text:span><text:span text:style-name="T70"> </text:span><text:span text:style-name="T67">السَّوْدَاءُ</text:span><text:span text:style-name="T70"> </text:span><text:span text:style-name="T67">بِكُلِّ</text:span><text:span text:style-name="T70"> </text:span><text:soft-page-break/><text:span text:style-name="T67">قُوَّتِهَا. شَدُّوا</text:span><text:span text:style-name="T70"> </text:span><text:span text:style-name="T67">جَمِيعًا</text:span><text:span text:style-name="T70"> </text:span><text:span text:style-name="T67">بِكُلِّ</text:span><text:span text:style-name="T70"> </text:span><text:span text:style-name="T67">قُوَّتِهِمْ. وَلَكِنَّهُمْ</text:span><text:span text:style-name="T70"> </text:span><text:span text:style-name="T67">مَا</text:span><text:span text:style-name="T70"> </text:span><text:span text:style-name="T67">قَدَرُوا</text:span><text:span text:style-name="T70"> </text:span><text:span text:style-name="T67">أَنْ</text:span><text:span text:style-name="T70"> </text:span><text:span text:style-name="T67">يَقْتَلِع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.</text:span><text:span text:style-name="T66"> فَنَادَتِ</text:span><text:span text:style-name="T70"> </text:span><text:span text:style-name="T67">الْقِطَّةُ</text:span><text:span text:style-name="T70"> </text:span><text:span text:style-name="T67">السَّوْدَاءُ</text:span><text:span text:style-name="T70"> </text:span><text:span text:style-name="T67">فَأْرًا</text:span><text:span text:style-name="T70"> </text:span><text:span text:style-name="T67">صَغِيرًا.</text:span><text:span text:style-name="T66"> نَادَتْهُ</text:span><text:span text:style-name="T69"> </text:span><text:span text:style-name="T66">لِيُسَاعِدَ</text:span><text:span text:style-name="T69"> </text:span><text:span text:style-name="T66">فِي</text:span><text:span text:style-name="T69"> </text:span><text:span text:style-name="T66">قَلْعِ</text:span><text:span text:style-name="T69"> </text:span><text:span text:style-name="T66">اَ</text:span><text:span text:style-name="T67">للِّفْتَةِ</text:span><text:span text:style-name="T70"> </text:span><text:span text:style-name="T67">الْكَبِيرَةِ. شَدَّ</text:span><text:span text:style-name="T70"> </text:span><text:span text:style-name="T66">الرَّجُلُ</text:span><text:span text:style-name="T69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مَرْأَةُ</text:span><text:span text:style-name="T70"> </text:span><text:span text:style-name="T66">الْعَجُوز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</text:span><text:span text:style-name="T66">بِنْتُ</text:span><text:span text:style-name="T69"> </text:span><text:span text:style-name="T66">الصَّغِيرَة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مَاعِزُ</text:span><text:span text:style-name="T70"> </text:span><text:span text:style-name="T67">الْكَبِيرُ</text:span><text:span text:style-name="T70"> </text:span><text:span text:style-name="T67">بِكُلِّ</text:span><text:span text:style-name="T70"> </text:span><text:span text:style-name="T67">قُوَّتِهِ. وَشَدَّتِ</text:span><text:span text:style-name="T70"> </text:span><text:span text:style-name="T67">الْقِطَّةُ</text:span><text:span text:style-name="T70"> </text:span><text:span text:style-name="T67">السَّوْدَاءُ</text:span><text:span text:style-name="T70"> </text:span><text:span text:style-name="T67">بِكُلِّ</text:span><text:span text:style-name="T70"> </text:span><text:span text:style-name="T67">قُوَّتِهَا. وَشَدَّ</text:span><text:span text:style-name="T70"> </text:span><text:span text:style-name="T67">الْفَأْرُ</text:span><text:span text:style-name="T70"> </text:span><text:span text:style-name="T66">الصَّغِيرُ</text:span><text:span text:style-name="T73"> </text:span><text:span text:style-name="T67">بِكُلِّ</text:span><text:span text:style-name="T70"> </text:span><text:span text:style-name="T67">قُوَّتِهِ. شَدُّوا</text:span><text:span text:style-name="T70"> </text:span><text:span text:style-name="T67">جَمِيعًا</text:span><text:span text:style-name="T70"> </text:span><text:span text:style-name="T67">بِكُلِّ</text:span><text:span text:style-name="T70"> </text:span><text:span text:style-name="T67">قُوَّتِهِمْ. فَانْقَلَعَتِ</text:span><text:span text:style-name="T70"> </text:span><text:span text:style-name="T66">اَ</text:span><text:span text:style-name="T67">للِّفْتَةُ</text:span><text:span text:style-name="T70"> </text:span><text:span text:style-name="T67">الْكَبِيرَةُ! اِنْقَلَعَتِ</text:span><text:span text:style-name="T70"> </text:span><text:span text:style-name="T66">اَ</text:span><text:span text:style-name="T67">للِّفْتَةُ</text:span><text:span text:style-name="T70"> </text:span><text:span text:style-name="T67">الْكَبِيرَةُ</text:span><text:span text:style-name="T70"> </text:span><text:span text:style-name="T67">وَوَقَعُوا</text:span><text:span text:style-name="T70"> </text:span><text:span text:style-name="T67">جَمِيعًا</text:span><text:span text:style-name="T70"> </text:span><text:span text:style-name="T67">عَلَى</text:span><text:span text:style-name="T70"> </text:span><text:span text:style-name="T67">ظُهُورِهِمْ. وَوَقَعَتِ</text:span><text:span text:style-name="T70"> </text:span><text:span text:style-name="T66">اَ</text:span><text:span text:style-name="T67">للِّفْتَةُ</text:span><text:span text:style-name="T70"> </text:span><text:span text:style-name="T67">الْكَبِيرَةُ</text:span><text:span text:style-name="T69"> </text:span><text:span text:style-name="T66">عَلَى</text:span><text:span text:style-name="T70"> </text:span><text:span text:style-name="T66">الرَّجُلِ</text:span><text:span text:style-name="T69"> </text:span><text:span text:style-name="T66">الْعَجُوزِ.</text:span><text:span text:style-name="T67"> وَوَقَعَ</text:span><text:span text:style-name="T69"> </text:span><text:span text:style-name="T66">الرَّجُلُ</text:span><text:span text:style-name="T69"> </text:span><text:span text:style-name="T66">الْعَجُوزُ</text:span><text:span text:style-name="T69"> </text:span><text:span text:style-name="T66">عَلَى</text:span><text:span text:style-name="T69"> </text:span><text:span text:style-name="T66">زَوْجَتِهِ.</text:span><text:span text:style-name="T67"> وَوَقَعَتْ</text:span><text:span text:style-name="T70"> </text:span><text:span text:style-name="T66">زَوْجَتُهُ</text:span><text:span text:style-name="T69"> </text:span><text:span text:style-name="T66">عَلَى</text:span><text:span text:style-name="T70"> </text:span><text:span text:style-name="T67">الْ</text:span><text:span text:style-name="T66">وَلَدِ</text:span><text:span text:style-name="T69"> </text:span><text:span text:style-name="T66">الصَّغِيرِ.</text:span><text:span text:style-name="T67"> وَوَقَعَ</text:span><text:span text:style-name="T69"> </text:span><text:span text:style-name="T67">الْ</text:span><text:span text:style-name="T66">وَلَدُ</text:span><text:span text:style-name="T69"> </text:span><text:span text:style-name="T66">الصَّغِيرُ</text:span><text:span text:style-name="T69"> </text:span><text:span text:style-name="T66">عَلَى</text:span><text:span text:style-name="T70"> </text:span><text:span text:style-name="T67">الْ</text:span><text:span text:style-name="T66">بِنْتِ</text:span><text:span text:style-name="T69"> </text:span><text:span text:style-name="T66">الصَّغِيرَةِ.</text:span><text:span text:style-name="T67"> وَوَقَعَتِ</text:span><text:span text:style-name="T69"> </text:span><text:span text:style-name="T67">الْ</text:span><text:span text:style-name="T66">بِنْتُ</text:span><text:span text:style-name="T69"> </text:span><text:span text:style-name="T66">الصَّغِيرَةُ</text:span><text:span text:style-name="T69"> </text:span><text:span text:style-name="T66">عَلَى</text:span><text:span text:style-name="T70"> </text:span><text:span text:style-name="T67">الْمَاعِزِ</text:span><text:span text:style-name="T70"> </text:span><text:span text:style-name="T67">الْكَبِيرِ. وَوَقَعَ</text:span><text:span text:style-name="T70"> </text:span><text:span text:style-name="T67">الْمَاعِزُ</text:span><text:span text:style-name="T70"> </text:span><text:span text:style-name="T67">الْكَبِيرُ</text:span><text:span text:style-name="T69"> </text:span><text:span text:style-name="T66">عَلَى</text:span><text:span text:style-name="T70"> </text:span><text:span text:style-name="T67">الْقِطَّةِ</text:span><text:span text:style-name="T70"> </text:span><text:span text:style-name="T67">السَّوْدَاءِ. وَوَقَعَتِ</text:span><text:span text:style-name="T70"> </text:span><text:span text:style-name="T67">الْقِطَّةُ</text:span><text:span text:style-name="T70"> </text:span><text:span text:style-name="T67">السَّوْدَاءُ</text:span><text:span text:style-name="T69"> </text:span><text:span text:style-name="T66">عَلَى</text:span><text:span text:style-name="T70"> </text:span><text:span text:style-name="T67">الْفَأْرِ</text:span><text:span text:style-name="T70"> </text:span><text:span text:style-name="T66">الصَّغِيرِ.</text:span><text:span text:style-name="T67"> ثُمَّ</text:span><text:span text:style-name="T70"> </text:span><text:span text:style-name="T67">قَامُوا</text:span><text:span text:style-name="T70"> </text:span><text:span text:style-name="T67">جَمِيعًا</text:span><text:span text:style-name="T70"> </text:span><text:span text:style-name="T67">وَبَدَأُوا</text:span><text:span text:style-name="T70"> </text:span><text:span text:style-name="T67">يَضْحَكُونَ. ضَحِكُوا</text:span><text:span text:style-name="T70"> </text:span><text:span text:style-name="T67">وَ</text:span><text:span text:style-name="T70"> </text:span><text:span text:style-name="T67">ضَحِكُوا</text:span><text:span text:style-name="T70"> </text:span><text:span text:style-name="T67">وضَحِكُوا. حَمَل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</text:span><text:span text:style-name="T70"> </text:span><text:span text:style-name="T67">وَأَخَذُوهَا</text:span><text:span text:style-name="T70"> </text:span><text:span text:style-name="T67">إِلَى</text:span><text:span text:style-name="T70"> </text:span><text:span text:style-name="T67">الْمَطْبَخِ. أَخَذُوهَا</text:span><text:span text:style-name="T70"> </text:span><text:span text:style-name="T67">إِلَى</text:span><text:span text:style-name="T70"> </text:span><text:span text:style-name="T67">مَطْبَخِ</text:span><text:span text:style-name="T70"> </text:span><text:span text:style-name="T67">الْمَرْأَةِ</text:span><text:span text:style-name="T70"> </text:span><text:span text:style-name="T66">الْعَجُوزِ. طَبَخَتِ</text:span><text:span text:style-name="T70"> </text:span><text:span text:style-name="T67">الْمَرْأَةُ</text:span><text:span text:style-name="T70"> </text:span><text:span text:style-name="T66">الْعَجُوزُ</text:span><text:span text:style-name="T69"> </text:span><text:span text:style-name="T66">لَهُمُ</text:span><text:span text:style-name="T69"> </text:span><text:span text:style-name="T66">اَ</text:span><text:span text:style-name="T67">للِّفْتَةَ</text:span><text:span text:style-name="T66">. طَبَخَتْهَا</text:span><text:span text:style-name="T69"> </text:span><text:span text:style-name="T66">لَهُمْ</text:span><text:span text:style-name="T69"> </text:span><text:span text:style-name="T67">طَعَامًا</text:span><text:span text:style-name="T70"> </text:span><text:span text:style-name="T67">لِلْعَشَاءِ.</text:span><text:span text:style-name="T66"> أَكَلَ</text:span><text:span text:style-name="T69"> </text:span><text:span text:style-name="T66">الرَّجُلُ</text:span><text:span text:style-name="T69"> </text:span><text:span text:style-name="T66">الْعَجُوزُ</text:span><text:span text:style-name="T69"> </text:span><text:span text:style-name="T66">لِفْتًا</text:span><text:span text:style-name="T69"> </text:span><text:span text:style-name="T66">وَقَالَ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وَأَكَلَتْ</text:span><text:span text:style-name="T69"> </text:span><text:span text:style-name="T66">زَوْجَتُهُ</text:span><text:span text:style-name="T69"> </text:span><text:span text:style-name="T66">لِفْتًا</text:span><text:span text:style-name="T69"> </text:span><text:span text:style-name="T66">وَقَالَتْ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وَأَكَلَ</text:span><text:span text:style-name="T69"> </text:span><text:span text:style-name="T67">الْ</text:span><text:span text:style-name="T66">وَلَدُ</text:span><text:span text:style-name="T69"> </text:span><text:span text:style-name="T66">الصَّغِيرُ</text:span><text:span text:style-name="T70"> </text:span><text:span text:style-name="T66">لِفْتًا</text:span><text:span text:style-name="T69"> </text:span><text:span text:style-name="T66">وَقَالَ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وَأَكَلَتْ</text:span><text:span text:style-name="T69"> </text:span><text:span text:style-name="T67">الْ</text:span><text:span text:style-name="T66">بِنْتُ</text:span><text:span text:style-name="T69"> </text:span><text:span text:style-name="T66">الصَّغِيرَةُ</text:span><text:span text:style-name="T69"> </text:span><text:span text:style-name="T66">لِفْتًا</text:span><text:span text:style-name="T69"> </text:span><text:span text:style-name="T66">وَقَالَتْ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وَأَكَلَ</text:span><text:span text:style-name="T69"> </text:span><text:span text:style-name="T67">الْمَاعِزِ</text:span><text:span text:style-name="T70"> </text:span><text:span text:style-name="T67">الْكَبِيرِ</text:span><text:span text:style-name="T69"> </text:span><text:span text:style-name="T66">لِفْتًا</text:span><text:span text:style-name="T69"> </text:span><text:span text:style-name="T66">وَقَالَ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وَأَكَلَتِ</text:span><text:span text:style-name="T69"> </text:span><text:span text:style-name="T67">الْقِطَّةُ</text:span><text:span text:style-name="T70"> </text:span><text:span text:style-name="T67">السَّوْدَاءُ</text:span><text:span text:style-name="T69"> </text:span><text:span text:style-name="T66">لِفْتًا</text:span><text:span text:style-name="T69"> </text:span><text:span text:style-name="T66">وَقَالَتْ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أَكَلَ</text:span><text:span text:style-name="T69"> </text:span><text:span text:style-name="T67">الْفَأْرُ</text:span><text:span text:style-name="T70"> </text:span><text:span text:style-name="T66">الصَّغِيرُ</text:span><text:span text:style-name="T69"> </text:span><text:span text:style-name="T66">لِفْتًا</text:span><text:span text:style-name="T69"> </text:span><text:span text:style-name="T66">وَقَالَ: "مَا</text:span><text:span text:style-name="T69"> </text:span><text:span text:style-name="T66">أَلَذَّ</text:span><text:span text:style-name="T69"> </text:span><text:span text:style-name="T66">هَذَا</text:span><text:span text:style-name="T69"> </text:span><text:span text:style-name="T66">اللِّفْتَ!" أَكَلُوا</text:span><text:span text:style-name="T69"> </text:span><text:span text:style-name="T66">وَأَكَلُوا</text:span><text:span text:style-name="T69"> </text:span><text:span text:style-name="T66">مِنَ</text:span><text:span text:style-name="T69"> </text:span><text:span text:style-name="T66">اَ</text:span><text:span text:style-name="T67">للِّفْتَةِ</text:span><text:span text:style-name="T70"> </text:span><text:span text:style-name="T67">الْكَبِيرَةِ</text:span><text:span text:style-name="T70"> </text:span><text:span text:style-name="T67">حَتَّى</text:span><text:span text:style-name="T70"> </text:span><text:span text:style-name="T67">شَبِعُوا.</text:span><text:span text:style-name="T66"> </text:span><text:span text:style-name="T67">شَبِعُوا</text:span><text:span text:style-name="T70"> </text:span><text:span text:style-name="T67">جَمِيعًا</text:span><text:span text:style-name="T70"> </text:span><text:span text:style-name="T67">وَمَا</text:span><text:span text:style-name="T70"> </text:span><text:span text:style-name="T67">قَدَرُوا</text:span><text:span text:style-name="T70"> </text:span><text:span text:style-name="T67">أَنْ</text:span><text:span text:style-name="T70"> </text:span><text:soft-page-break/><text:span text:style-name="T67">يَأْكُل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</text:span><text:span text:style-name="T70"> </text:span><text:span text:style-name="T67">كُلَّهَا.</text:span><text:span text:style-name="T66"> فَأَكَلُوا</text:span><text:span text:style-name="T69"> </text:span><text:span text:style-name="T67">مِنْهَا</text:span><text:span text:style-name="T70"> </text:span><text:span text:style-name="T67">فِي</text:span><text:span text:style-name="T70"> </text:span><text:span text:style-name="T67">الْيَوْمِ</text:span><text:span text:style-name="T70"> </text:span><text:span text:style-name="T67">الثَّانِي. </text:span><text:span text:style-name="T66">وَأَكَلُوا</text:span><text:span text:style-name="T69"> </text:span><text:span text:style-name="T67">مِنْهَا</text:span><text:span text:style-name="T70"> </text:span><text:span text:style-name="T67">فِي</text:span><text:span text:style-name="T70"> </text:span><text:span text:style-name="T67">الْيَوْمِ</text:span><text:span text:style-name="T70"> </text:span><text:span text:style-name="T67">الثَّالِثِ. ظَلُّوا</text:span><text:span text:style-name="T70"> </text:span><text:span text:style-name="T67">يَأْكُلُونَ</text:span><text:span text:style-name="T70"> </text:span><text:span text:style-name="T67">مِنْهَا</text:span><text:span text:style-name="T70"> </text:span><text:span text:style-name="T67">حَتَّى</text:span><text:span text:style-name="T69"> </text:span><text:span text:style-name="T66">أَكَلُوا</text:span><text:span text:style-name="T70"> </text:span><text:span text:style-name="T66">اَ</text:span><text:span text:style-name="T67">للِّفْتَةَ</text:span><text:span text:style-name="T70"> </text:span><text:span text:style-name="T67">الْكَبِيرَةَ</text:span><text:span text:style-name="T70"> </text:span><text:span text:style-name="T67">كُلَّهَا.</text:span></text:p>
      <text:p text:style-name="P35">Список использованной литературы</text:p>
      <text:p text:style-name="P254"><text:span text:style-name="T16">1. </text:span><text:span text:style-name="T41">جامع</text:span><text:span text:style-name="T45"> </text:span><text:span text:style-name="T41">دروس</text:span><text:span text:style-name="T45"> </text:span><text:span text:style-name="T41">اللّغة</text:span><text:span text:style-name="T45"> </text:span><text:span text:style-name="T41">العربيّة</text:span></text:p>
      <text:p text:style-name="P254"><text:span text:style-name="T16">2. </text:span><text:span text:style-name="T41">قواعد</text:span><text:span text:style-name="T45"> </text:span><text:span text:style-name="T41">اللغة</text:span><text:span text:style-name="T45"> </text:span><text:span text:style-name="T41">العربيّة</text:span><text:span text:style-name="T45"> </text:span><text:span text:style-name="T41">(فؤاد</text:span><text:span text:style-name="T45"> </text:span><text:span text:style-name="T41">نعمة)</text:span></text:p>
      <text:p text:style-name="P254"><text:span text:style-name="T16">3.</text:span><text:span text:style-name="T41">النّحو</text:span><text:span text:style-name="T45"> </text:span><text:span text:style-name="T41">الواضح</text:span><text:span text:style-name="T45"> </text:span><text:span text:style-name="T41">في</text:span><text:span text:style-name="T45"> </text:span><text:span text:style-name="T41">قواعد</text:span><text:span text:style-name="T45"> </text:span><text:span text:style-name="T41">اللغة</text:span><text:span text:style-name="T45"> </text:span><text:span text:style-name="T41">العربيّة</text:span><text:span text:style-name="T45"> </text:span><text:span text:style-name="T41">(علي</text:span><text:span text:style-name="T45"> </text:span><text:span text:style-name="T41">الجازم</text:span><text:span text:style-name="T45"> </text:span><text:span text:style-name="T41">ومصطفى</text:span><text:span text:style-name="T45"> </text:span><text:span text:style-name="T41">أمين) </text:span></text:p>
      <text:p text:style-name="P254"><text:span text:style-name="T16">4. </text:span><text:span text:style-name="T41">تعليم</text:span><text:span text:style-name="T45"> </text:span><text:span text:style-name="T41">العربية</text:span><text:span text:style-name="T45"> </text:span><text:span text:style-name="T41">لغير</text:span><text:span text:style-name="T45"> </text:span><text:span text:style-name="T41">النّاطقين</text:span><text:span text:style-name="T45"> </text:span><text:span text:style-name="T41">بها</text:span><text:span text:style-name="T45"> </text:span><text:span text:style-name="T41">(جامعة</text:span><text:span text:style-name="T45"> </text:span><text:span text:style-name="T41">أم</text:span><text:span text:style-name="T45"> </text:span><text:span text:style-name="T41">القرى،</text:span><text:span text:style-name="T45"> </text:span><text:span text:style-name="T41">معهد</text:span><text:span text:style-name="T45"> </text:span><text:span text:style-name="T41">اللّغة</text:span><text:span text:style-name="T45"> </text:span><text:span text:style-name="T41">العربيّة،</text:span><text:span text:style-name="T45"> </text:span><text:span text:style-name="T41">وحدة</text:span><text:span text:style-name="T45"> </text:span><text:span text:style-name="T41">البحوث</text:span><text:span text:style-name="T45"> </text:span><text:span text:style-name="T41">والمناهج)</text:span></text:p>
      <text:p text:style-name="P254"><text:span text:style-name="T16">5.</text:span><text:span text:style-name="T41"> دروس</text:span><text:span text:style-name="T45"> </text:span><text:span text:style-name="T41">اللّغة</text:span><text:span text:style-name="T45"> </text:span><text:span text:style-name="T41">العربية</text:span><text:span text:style-name="T45"> </text:span><text:span text:style-name="T41">لغير</text:span><text:span text:style-name="T45"> </text:span><text:span text:style-name="T41">النّاطقين</text:span><text:span text:style-name="T45"> </text:span><text:span text:style-name="T41">بها</text:span><text:span text:style-name="T45"> </text:span><text:span text:style-name="T41">(الدكتور</text:span><text:span text:style-name="T45"> </text:span><text:span text:style-name="T41">ف. عبد</text:span><text:span text:style-name="T45"> </text:span><text:span text:style-name="T41">الرّحيم)</text:span></text:p>
      <text:p text:style-name="P254"><text:span text:style-name="T16">6. </text:span><text:span text:style-name="T41">كتاب</text:span><text:span text:style-name="T45"> </text:span><text:span text:style-name="T41">الصَّرف</text:span></text:p>
      <text:p text:style-name="P269"><text:span text:style-name="T16">7. </text:span><text:span text:style-name="T41">الدين</text:span><text:span text:style-name="T45"> </text:span><text:span text:style-name="T41">عبدالله</text:span><text:span text:style-name="T45"> </text:span><text:span text:style-name="T41">بن</text:span><text:span text:style-name="T45"> </text:span><text:span text:style-name="T41">هشام</text:span><text:span text:style-name="T45"> </text:span><text:span text:style-name="T41">الأنصارى) قطر</text:span><text:span text:style-name="T45"> </text:span><text:span text:style-name="T41">النّدى</text:span><text:span text:style-name="T45"> </text:span><text:span text:style-name="T41">ووبل</text:span><text:span text:style-name="T45"> </text:span><text:span text:style-name="T41">الصّدى</text:span><text:span text:style-name="T45"> </text:span><text:span text:style-name="T41">(جمال</text:span></text:p>
      <text:p text:style-name="P105">8. «Грамматика литературного арабского языка» Н. В. Юшманов</text:p>
      <text:p text:style-name="P83">9. «Учебник арабского языка» А. А. Ковалев, Г .Ш. Шарбатов</text:p>
      <text:p text:style-name="P83">10. «Русский язык. Справочник школьника». </text:p>
      <text:p text:style-name="P83">Филологическое общество «СЛОВО», Москва, 1995</text:p>
      <text:p text:style-name="P83">11. «Арабско-русский словарь» Х. К. Баранов</text:p>
      <text:h text:style-name="P1260" text:outline-level="1">СОДЕРЖАНИЕ</text:h>
      <text:p text:style-name="P96">Глава 2...............................................................................................</text:p>
      <text:p text:style-name="P57">Морфология..............................................................................</text:p>
      <text:p text:style-name="P254"><text:span text:style-name="T16">§ 1. Глагол</text:span><text:span text:style-name="T23">. </text:span><text:span text:style-name="T16">Трех- и четырехбуквенные глаголы.....................</text:span></text:p>
      <text:p text:style-name="P89">§ 2. Глаголы правильные и неправильные.......................</text:p>
      <text:p text:style-name="P57"><text:soft-page-break/>§ 3. Породы трехбуквенного глагола.........................................</text:p>
      <text:p text:style-name="P90">§ 4. Породы четырёхбуквенного глагола.................................</text:p>
      <text:p text:style-name="P57">§ 5. Особенности пород трехбуквенного глагола..........</text:p>
      <text:p text:style-name="P91">§ 6. Спряжение трехбуквенного правильного глагола в прошедшем времени...........................................................</text:p>
      <text:p text:style-name="P91">§ 7. Спряжение трехбуквенного подобноправильного глагола в прошедшем времени.............................................</text:p>
      <text:p text:style-name="P57">§ 8. Спряжение удвоенного глагола в прошедшем времени..............................</text:p>
      <text:p text:style-name="P91">§ 9. Спряжение трёхбуквенных глаголов II-X пород в прошедшем времени..........</text:p>
      <text:p text:style-name="P91">§ 10. Спряжение четырёхбуквенных глаголов в прошедшем времени...............</text:p>
      <text:p text:style-name="P57">§ 11. Спряжение трехбуквенного недостаточного глагола в прошедшем времени.........................................................</text:p>
      <text:p text:style-name="P57">§ 12. Спряжение пород недостаточного глагола в прошедшем времени.........</text:p>
      <text:p text:style-name="P57">§ 13. Спряжение трехбуквенного пустого глагола в прошедшем времени...........</text:p>
      <text:p text:style-name="P57">§ 14. Спряжение пород пустого глагола в прошедшем времени ....................... </text:p>
      <text:p text:style-name="P57">§ 15. Глагол настояще-будущего времени............................</text:p>
      <text:p text:style-name="P57">§ 16. Спряжение трехбуквенного правильного глагола в настояще-будущем времени..........................................</text:p>
      <text:p text:style-name="P57">§ 17. Спряжение пород трёхбуквенного правильного глагола в настояще-будущем времени..........................</text:p>
      <text:p text:style-name="P57">§ 18. Спряжение удвоенного глагола в настояще-будущем времени..........</text:p>
      <text:p text:style-name="P57">§ 19. Спряжение трехбуквенного недостаточного глагола в настояще-будущем времени...........................................</text:p>
      <text:p text:style-name="P57">§ 20. Спряжение пород недостаточного глагола в настояще-будущем времени........................................................</text:p>
      <text:p text:style-name="P57">§ 21. Спряжение трехбуквенного пустого глагола в настояще-будущем времени..</text:p>
      <text:p text:style-name="P57">§ 22. Спряжение пород пустого трехбуквенного глагола в настояще-будущем времени......................................................</text:p>
      <text:p text:style-name="P57">§ 23. Спряжение трехбуквенного подобноправильного <text:s/>глагола в настояще-будущем времени................................</text:p>
      <text:p text:style-name="P57"><text:soft-page-break/>§ 24. Спряжение пород подобноправильного глагола в настояще-будущем времени..</text:p>
      <text:p text:style-name="P92">§ 25. Глагол сослагательного наклонения………………</text:p>
      <text:p text:style-name="Standard"><text:span text:style-name="T16">§ 26. Глагол условного наклонения </text:span><text:span text:style-name="T23">или</text:span><text:span text:style-name="T16"> усеченный глагол.........</text:span></text:p>
      <text:p text:style-name="P57">§ 27. Глагол повелительного наклонения………....</text:p>
      <text:p text:style-name="P86">§ 28. Глагол страдательного залога………………...</text:p>
      <text:p text:style-name="P87">§ 29. Присоединение к глаголу буквы «нун» для усиления.............</text:p>
      <text:p text:style-name="P87">§ 30. Двойственное число..............................................................</text:p>
      <text:p text:style-name="P87">§ 31. Множественное число ................................................</text:p>
      <text:p text:style-name="P87">§ 32. «Пять имен»..................................................................</text:p>
      <text:p text:style-name="P57">§ 33. Масдар…………………………………………………….</text:p>
      <text:p text:style-name="P57">§ 34. Масдар однократности………………………………</text:p>
      <text:p text:style-name="P57">§ 35. Масдар образа действия…………………………….</text:p>
      <text:p text:style-name="P57">§ 36. Действительное причастие…………………</text:p>
      <text:p text:style-name="P57">§ 37. Действительное причастие преувеличения……………………….</text:p>
      <text:p text:style-name="P57">§ 38. Имя прилагательное, сходное с действительным причастием……..</text:p>
      <text:p text:style-name="P93">§ 39. Страдательное причастие……………………………..</text:p>
      <text:p text:style-name="P100">§ 40. Имя времени или места действия……………………….</text:p>
      <text:p text:style-name="P100">§ 41. Имя орудия действия………………………………….</text:p>
      <text:p text:style-name="P100">§ 42. Сравнительная и превосходная степень имени………</text:p>
      <text:p text:style-name="P100">§ 43. Уменьшительно-ласкательная форма имени………</text:p>
      <text:p text:style-name="P100">Словарь к учебнику………………………………………</text:p>
      <text:p text:style-name="P100">Русско-арабский словарь…………………………………</text:p>
      <text:p text:style-name="P100">Глава 3. Тексты для чтения……………………………</text:p>
      <text:p text:style-name="P100">Список использованной литературы…………………</text:p>
      <text:p text:style-name="P100">Содержание…………………………………………….</text:p>
      <text:p text:style-name="P14"><text:span text:style-name="T41">تَـمَّ</text:span><text:span text:style-name="T45"> </text:span><text:span text:style-name="T41">بِعَوْنِ</text:span><text:span text:style-name="T45"> </text:span><text:span text:style-name="T41">اللهِ</text:span><text:span text:style-name="T45"> </text:span><text:span text:style-name="T41">وَهُوَ</text:span><text:span text:style-name="T45"> </text:span><text:span text:style-name="T41">أَعْلَمُ</text:span><text:span text:style-name="T45"> </text:span><text:span text:style-name="T41">بِالصَّوَابِ</text:span><text:span text:style-name="T45"> </text:span></text:p>
      <text:p text:style-name="P146"><text:span text:style-name="T95">اَلْحَـمْدُ</text:span><text:span text:style-name="T97"> </text:span><text:span text:style-name="T95">للهِ</text:span><text:span text:style-name="T97"> </text:span><text:span text:style-name="T95">رَبِّ</text:span><text:span text:style-name="T97"> </text:span><text:span text:style-name="T95">الْعَالَـمِينَ</text:span><text:span text:style-name="T97"> </text:span></text:p>
      <text:p text:style-name="P146"><text:span text:style-name="T95">وَالصَّلاةُ</text:span><text:span text:style-name="T97"> </text:span><text:span text:style-name="T95">وَالسَّلامُ</text:span><text:span text:style-name="T97"> </text:span><text:span text:style-name="T95">عَلَى</text:span></text:p>
      <text:p text:style-name="P146"><text:span text:style-name="T97"><text:s/></text:span><text:span text:style-name="T95">أَشْرَفِ</text:span><text:span text:style-name="T97"> </text:span><text:span text:style-name="T95">الْمُرْسَلِينَ</text:span></text:p>
      <text:p text:style-name="P1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" svg:font-family="'Courier New'" style:font-family-generic="modern"/>
    <style:font-face style:name="Book Antiqua1" svg:font-family="'Book Antiqua'" style:font-family-generic="roman"/>
    <style:font-face style:name="FreeSans1" svg:font-family="FreeSans" style:font-family-generic="roman"/>
    <style:font-face style:name="Noto Sans CJK SC Regular1" svg:font-family="'Noto Sans CJK SC Regular'" style:font-family-generic="roman"/>
    <style:font-face style:name="Times New Roman1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Traditional Arabic Backslanted" svg:font-family="'Traditional Arabic Backslanted'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Vrinda" svg:font-family="Vrinda, 'Courier New'" style:font-family-generic="roman" style:font-pitch="variable"/>
    <style:font-face style:name="Arabic Transparent" svg:font-family="'Arabic Transparen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be" fo:country="BY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1965in" fo:margin-right="0in" fo:margin-top="0in" fo:margin-bottom="0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 style:writing-mode="rl-tb"/>
      <style:text-properties fo:language="en" fo:country="US" style:language-complex="ar" style:country-complex="IQ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" style:family="paragraph" style:parent-style-name="Standard" style:class="extra"/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Адрес_20_HTML" style:display-name="Адрес HTML" style:family="paragraph" style:parent-style-name="Standard">
      <style:text-properties fo:font-style="italic" style:font-style-asian="italic" style:font-style-complex="italic"/>
    </style:style>
    <style:style style:name="style4" style:family="paragraph" style:parent-style-name="Standard">
      <style:paragraph-properties fo:margin-left="0in" fo:margin-right="0.4165in" fo:margin-top="0.1945in" fo:margin-bottom="0.1945in" loext:contextual-spacing="false" fo:text-indent="0in" style:auto-text-indent="false"/>
    </style:style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Выделенная_20_цитата" style:display-name="Выделенная цитата" style:family="paragraph" style:parent-style-name="Standard" style:next-style-name="Standard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Дата" style:family="paragraph" style:parent-style-name="Standard" style:next-style-name="Standard"/>
    <style:style style:name="Заголовок_20_записки" style:display-name="Заголовок записки" style:family="paragraph" style:parent-style-name="Standard" style:next-style-name="Standard"/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_20_таблицы_20_ссылок" style:display-name="Заголовок таблицы ссылок" style:family="paragraph" style:parent-style-name="Standard" style:next-style-name="Standard">
      <style:paragraph-properties fo:margin-top="0.0835in" fo:margin-bottom="0in" loext:contextual-spacing="false"/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Красная_20_строка" style:display-name="Красная строка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Красная_20_строка_20_2" style:display-name="Красная строка 2" style:family="paragraph" style:parent-style-name="Text_20_body_20_indent">
      <style:paragraph-properties fo:margin-left="0.1965in" fo:margin-right="0in" fo:text-indent="0.1457in" style:auto-text-indent="false"/>
    </style:style>
    <style:style style:name="Маркированный_20_список" style:display-name="Маркированный список" style:family="paragraph" style:parent-style-name="Standard" style:list-style-name="WW8Num10">
      <style:paragraph-properties fo:margin-top="0in" fo:margin-bottom="0in" loext:contextual-spacing="true"/>
    </style:style>
    <style:style style:name="Маркированный_20_список_20_2" style:display-name="Маркированный список 2" style:family="paragraph" style:parent-style-name="Standard" style:list-style-name="WW8Num8">
      <style:paragraph-properties fo:margin-top="0in" fo:margin-bottom="0in" loext:contextual-spacing="true"/>
    </style:style>
    <style:style style:name="Маркированный_20_список_20_3" style:display-name="Маркированный список 3" style:family="paragraph" style:parent-style-name="Standard" style:list-style-name="WW8Num7">
      <style:paragraph-properties fo:margin-top="0in" fo:margin-bottom="0in" loext:contextual-spacing="true"/>
    </style:style>
    <style:style style:name="Маркированный_20_список_20_4" style:display-name="Маркированный список 4" style:family="paragraph" style:parent-style-name="Standard" style:list-style-name="WW8Num6">
      <style:paragraph-properties fo:margin-top="0in" fo:margin-bottom="0in" loext:contextual-spacing="true"/>
    </style:style>
    <style:style style:name="Маркированный_20_список_20_5" style:display-name="Маркированный список 5" style:family="paragraph" style:parent-style-name="Standard" style:list-style-name="WW8Num5">
      <style:paragraph-properties fo:margin-top="0in" fo:margin-bottom="0in" loext:contextual-spacing="true"/>
    </style:style>
    <style:style style:name="Название_20_объекта" style:display-name="Название объекта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Нумерованный_20_список" style:display-name="Нумерованный список" style:family="paragraph" style:parent-style-name="Standard" style:list-style-name="WW8Num9">
      <style:paragraph-properties fo:margin-top="0in" fo:margin-bottom="0in" loext:contextual-spacing="true"/>
    </style:style>
    <style:style style:name="Нумерованный_20_список_20_2" style:display-name="Нумерованный список 2" style:family="paragraph" style:parent-style-name="Standard" style:list-style-name="WW8Num4">
      <style:paragraph-properties fo:margin-top="0in" fo:margin-bottom="0in" loext:contextual-spacing="true"/>
    </style:style>
    <style:style style:name="Нумерованный_20_список_20_3" style:display-name="Нумерованный список 3" style:family="paragraph" style:parent-style-name="Standard" style:list-style-name="WW8Num3">
      <style:paragraph-properties fo:margin-top="0in" fo:margin-bottom="0in" loext:contextual-spacing="true"/>
    </style:style>
    <style:style style:name="Нумерованный_20_список_20_4" style:display-name="Нумерованный список 4" style:family="paragraph" style:parent-style-name="Standard" style:list-style-name="WW8Num2">
      <style:paragraph-properties fo:margin-top="0in" fo:margin-bottom="0in" loext:contextual-spacing="true"/>
    </style:style>
    <style:style style:name="Нумерованный_20_список_20_5" style:display-name="Нумерованный список 5" style:family="paragraph" style:parent-style-name="Standard" style:list-style-name="WW8Num1">
      <style:paragraph-properties fo:margin-top="0in" fo:margin-bottom="0in" loext:contextual-spacing="true"/>
    </style:style>
    <style:style style:name="Sender" style:family="paragraph" style:parent-style-name="Standard" style:class="extra">
      <style:text-properties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бычный_20_отступ" style:display-name="Обычный отступ" style:family="paragraph" style:parent-style-name="Standard">
      <style:paragraph-properties fo:margin-left="0.4917in" fo:margin-right="0in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Перечень_20_рисунков" style:display-name="Перечень рисунков" style:family="paragraph" style:parent-style-name="Standard" style:next-style-name="Standard"/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Приветствие" style:family="paragraph" style:parent-style-name="Standard" style:next-style-name="Standard"/>
    <style:style style:name="Продолжение_20_списка" style:display-name="Продолжение списка" style:family="paragraph" style:parent-style-name="Standard">
      <style:paragraph-properties fo:margin-left="0.1965in" fo:margin-right="0in" fo:margin-top="0in" fo:margin-bottom="0.0835in" loext:contextual-spacing="true" fo:text-indent="0in" style:auto-text-indent="false"/>
    </style:style>
    <style:style style:name="Продолжение_20_списка_20_2" style:display-name="Продолжение списка 2" style:family="paragraph" style:parent-style-name="Standard">
      <style:paragraph-properties fo:margin-left="0.3929in" fo:margin-right="0in" fo:margin-top="0in" fo:margin-bottom="0.0835in" loext:contextual-spacing="true" fo:text-indent="0in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0.5898in" fo:margin-right="0in" fo:margin-top="0in" fo:margin-bottom="0.0835in" loext:contextual-spacing="true" fo:text-indent="0in" style:auto-text-indent="false"/>
    </style:style>
    <style:style style:name="Продолжение_20_списка_20_4" style:display-name="Продолжение списка 4" style:family="paragraph" style:parent-style-name="Standard">
      <style:paragraph-properties fo:margin-left="0.7862in" fo:margin-right="0in" fo:margin-top="0in" fo:margin-bottom="0.0835in" loext:contextual-spacing="true" fo:text-indent="0in" style:auto-text-indent="false"/>
    </style:style>
    <style:style style:name="Продолжение_20_списка_20_5" style:display-name="Продолжение списка 5" style:family="paragraph" style:parent-style-name="Standard">
      <style:paragraph-properties fo:margin-left="0.9827in" fo:margin-right="0in" fo:margin-top="0in" fo:margin-bottom="0.0835in" loext:contextual-spacing="true" fo:text-indent="0in" style:auto-text-indent="false"/>
    </style:style>
    <style:style style:name="Прощание" style:family="paragraph" style:parent-style-name="Standard">
      <style:paragraph-properties fo:margin-left="2.9528in" fo:margin-right="0in" fo:text-indent="0in" style:auto-text-indent="false"/>
    </style:style>
    <style:style style:name="Список_20_2" style:display-name="Список 2" style:family="paragraph" style:parent-style-name="Standard">
      <style:paragraph-properties fo:margin-left="0.3929in" fo:margin-right="0in" fo:margin-top="0in" fo:margin-bottom="0in" loext:contextual-spacing="true" fo:text-indent="-0.1965in" style:auto-text-indent="false"/>
    </style:style>
    <style:style style:name="Список_20_3" style:display-name="Список 3" style:family="paragraph" style:parent-style-name="Standard">
      <style:paragraph-properties fo:margin-left="0.5898in" fo:margin-right="0in" fo:margin-top="0in" fo:margin-bottom="0in" loext:contextual-spacing="true" fo:text-indent="-0.1965in" style:auto-text-indent="false"/>
    </style:style>
    <style:style style:name="Список_20_4" style:display-name="Список 4" style:family="paragraph" style:parent-style-name="Standard">
      <style:paragraph-properties fo:margin-left="0.7862in" fo:margin-right="0in" fo:margin-top="0in" fo:margin-bottom="0in" loext:contextual-spacing="true" fo:text-indent="-0.1965in" style:auto-text-indent="false"/>
    </style:style>
    <style:style style:name="Список_20_5" style:display-name="Список 5" style:family="paragraph" style:parent-style-name="Standard">
      <style:paragraph-properties fo:margin-left="0.9827in" fo:margin-right="0in" fo:margin-top="0in" fo:margin-bottom="0in" loext:contextual-spacing="true" fo:text-indent="-0.1965in" style:auto-text-indent="false"/>
    </style:style>
    <style:style style:name="Список_20_литературы" style:display-name="Список литературы" style:family="paragraph" style:parent-style-name="Standard" style:next-style-name="Standard"/>
    <style:style style:name="Стандартный_20_HTML" style:display-name="Стандартный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Таблица_20_ссылок" style:display-name="Таблица ссылок" style:family="paragraph" style:parent-style-name="Standard" style:next-style-name="Standard">
      <style:paragraph-properties fo:margin-left="0.1665in" fo:margin-right="0in" fo:text-indent="-0.1665in" style:auto-text-indent="fals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Текст_20_макроса" style:display-name="Текст макроса" style:family="paragraph">
      <style:paragraph-properties fo:orphans="2" fo:widows="2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665in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0.6665in" fo:margin-right="0in" fo:text-indent="-0.1665in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0.8335in" fo:margin-right="0in" fo:text-indent="-0.1665in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1in" fo:margin-right="0in" fo:text-indent="-0.1665in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1.1665in" fo:margin-right="0in" fo:text-indent="-0.1665in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1.3335in" fo:margin-right="0in" fo:text-indent="-0.1665in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1.5in" fo:margin-right="0in" fo:text-indent="-0.1665in" style:auto-text-indent="false"/>
    </style:style>
    <style:style style:name="Цитата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Цитата_20_2" style:display-name="Цитата 2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Шапка" style:family="paragraph" style:parent-style-name="Standard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0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Электронная_20_подпись" style:display-name="Электронная подпись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fo:font-size="12pt" style:font-size-asian="12pt" style:font-size-complex="12pt"/>
    </style:style>
    <style:style style:name="WW8Num12z1" style:family="text"/>
    <style:style style:name="WW8Num12z2" style:family="text"/>
    <style:style style:name="WW8Num12z3" style:family="text">
      <style:text-properties fo:color="#000000" fo:font-size="12pt" style:font-size-asian="12pt" style:font-size-complex="12pt"/>
    </style:style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raditional Arabic" style:font-family-complex="'Traditional Arabic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font-size="10pt" style:font-size-asian="10pt" style:font-size-complex="10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color="#000000" fo:font-size="12pt" style:font-size-asian="12pt" style:font-size-complex="12pt"/>
    </style:style>
    <style:style style:name="WW8Num16z1" style:family="text"/>
    <style:style style:name="WW8Num16z2" style:family="text"/>
    <style:style style:name="WW8Num16z3" style:family="text">
      <style:text-properties fo:color="#000000" fo:font-size="12pt" style:font-size-asian="12pt" style:font-size-complex="12pt"/>
    </style:style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>
      <style:text-properties fo:color="#000000" fo:font-size="12pt" style:font-size-asian="12pt" style:font-size-complex="12pt"/>
    </style:style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fo:font-size="12pt" style:font-size-asian="12pt" style:font-size-complex="12pt"/>
    </style:style>
    <style:style style:name="WW8Num20z1" style:family="text"/>
    <style:style style:name="WW8Num20z2" style:family="text"/>
    <style:style style:name="WW8Num20z3" style:family="text">
      <style:text-properties fo:color="#000000" fo:font-size="12pt" style:font-size-asian="12pt" style:font-size-complex="12pt"/>
    </style:style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fo:color="#000000" fo:font-size="12pt" style:font-size-asian="12pt" style:font-size-complex="12pt"/>
    </style:style>
    <style:style style:name="WW8Num21z1" style:family="text"/>
    <style:style style:name="WW8Num21z2" style:family="text"/>
    <style:style style:name="WW8Num21z3" style:family="text">
      <style:text-properties fo:font-size="12pt" style:font-size-asian="12pt" style:font-size-complex="12pt"/>
    </style:style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Traditional Arabic" fo:font-family="'Traditional Arabic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family-generic-complex="roman" style:font-pitch-complex="variable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color="#000000" fo:font-size="12pt" style:font-size-asian="12pt" style:font-size-complex="12pt"/>
    </style:style>
    <style:style style:name="WW8Num24z1" style:family="text"/>
    <style:style style:name="WW8Num24z2" style:family="text"/>
    <style:style style:name="WW8Num24z3" style:family="text">
      <style:text-properties fo:color="#000000" fo:font-size="12pt" style:font-size-asian="12pt" style:font-size-complex="12pt"/>
    </style:style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raditional Arabic" style:font-family-complex="'Traditional Arabic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color="#000000" fo:font-size="12pt" style:font-size-asian="12pt" style:font-size-complex="12pt"/>
    </style:style>
    <style:style style:name="WW8Num29z1" style:family="text"/>
    <style:style style:name="WW8Num29z2" style:family="text"/>
    <style:style style:name="WW8Num29z3" style:family="text">
      <style:text-properties fo:color="#000000" fo:font-size="12pt" style:font-size-asian="12pt" style:font-size-complex="12pt"/>
    </style:style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fo:font-size="12pt" style:font-size-asian="12pt" style:font-size-complex="12pt"/>
    </style:style>
    <style:style style:name="WW8Num30z1" style:family="text"/>
    <style:style style:name="WW8Num30z2" style:family="text"/>
    <style:style style:name="WW8Num30z3" style:family="text">
      <style:text-properties fo:color="#000000" fo:font-size="12pt" style:font-size-asian="12pt" style:font-size-complex="12pt"/>
    </style:style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fo:font-size="10pt" style:font-size-asian="10pt" style:font-size-complex="10pt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fo:font-size="10pt" style:font-size-asian="10pt" style:font-size-complex="10pt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color="#000000" fo:font-size="12pt" style:font-size-asian="12pt" style:font-size-complex="12pt"/>
    </style:style>
    <style:style style:name="WW8Num37z1" style:family="text"/>
    <style:style style:name="WW8Num37z2" style:family="text"/>
    <style:style style:name="WW8Num37z3" style:family="text">
      <style:text-properties fo:color="#000000" fo:font-size="12pt" style:font-size-asian="12pt" style:font-size-complex="12pt"/>
    </style:style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fo:font-size="16pt" style:font-size-asian="16pt" style:font-size-complex="16pt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fo:color="#000000" fo:font-size="12pt" style:font-size-asian="12pt" style:font-size-complex="12pt"/>
    </style:style>
    <style:style style:name="WW8Num39z1" style:family="text"/>
    <style:style style:name="WW8Num39z2" style:family="text"/>
    <style:style style:name="WW8Num39z3" style:family="text">
      <style:text-properties fo:color="#000000" fo:font-size="12pt" style:font-size-asian="12pt" style:font-size-complex="12pt"/>
    </style:style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Book Antiqua" fo:font-family="'Book Antiqua'" style:font-family-generic="roman" style:font-pitch="variable" fo:font-size="16pt" style:font-size-asian="16pt" style:font-name-complex="Book Antiqua" style:font-family-complex="'Book Antiqua'" style:font-family-generic-complex="roman" style:font-pitch-complex="variable" style:font-size-complex="16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color="#000000" fo:font-size="12pt" style:font-size-asian="12pt" style:font-size-complex="12pt"/>
    </style:style>
    <style:style style:name="WW8Num41z1" style:family="text"/>
    <style:style style:name="WW8Num41z2" style:family="text"/>
    <style:style style:name="WW8Num41z3" style:family="text">
      <style:text-properties fo:color="#000000" fo:font-size="12pt" style:font-size-asian="12pt" style:font-size-complex="12pt"/>
    </style:style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raditional Arabic" style:font-family-complex="'Traditional Arabic'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fo:color="#000000" fo:font-size="12pt" style:font-size-asian="12pt" style:font-size-complex="12pt"/>
    </style:style>
    <style:style style:name="WW8Num44z1" style:family="text"/>
    <style:style style:name="WW8Num44z2" style:family="text"/>
    <style:style style:name="WW8Num44z3" style:family="text">
      <style:text-properties fo:color="#000000" fo:font-size="12pt" style:font-size-asian="12pt" style:font-size-complex="12pt"/>
    </style:style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fo:color="#000000" fo:font-size="12pt" style:font-size-asian="12pt" style:font-size-complex="12pt"/>
    </style:style>
    <style:style style:name="WW8Num45z1" style:family="text"/>
    <style:style style:name="WW8Num45z2" style:family="text"/>
    <style:style style:name="WW8Num45z3" style:family="text">
      <style:text-properties fo:color="#000000" fo:font-size="12pt" style:font-size-asian="12pt" style:font-size-complex="12pt"/>
    </style:style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Arial" fo:font-family="Arial" style:font-family-generic="swiss" style:font-pitch="variable" fo:font-size="16pt" fo:language="ru" fo:country="RU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language="ru" fo:country="RU" style:language-complex="ar" style:country-complex="SA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language="ru" fo:country="RU" style:font-name-complex="Tahoma" style:font-family-complex="Tahoma" style:font-family-generic-complex="swiss" style:font-pitch-complex="variable" style:language-complex="ar" style:country-complex="SA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fo:language="en" fo:country="US" style:font-size-asian="12pt" style:font-size-complex="12pt" style:language-complex="ar" style:country-complex="IQ"/>
    </style:style>
    <style:style style:name="Emphasis" style:family="text" style:parent-style-name="Основной_20_шрифт_20_абзаца">
      <style:text-properties fo:font-style="normal" fo:font-weight="bold" style:font-style-asian="normal" style:font-weight-asian="bold" style:font-style-complex="normal" style:font-weight-complex="bold"/>
    </style:style>
    <style:style style:name="style61" style:family="text" style:parent-style-name="Основной_20_шрифт_20_абзаца">
      <style:text-properties style:font-name="Arabic Transparent" fo:font-family="'Arabic Transparent'" style:font-family-generic="swiss" style:font-pitch="variable" style:font-name-complex="Arabic Transparent" style:font-family-complex="'Arabic Transparent'" style:font-family-generic-complex="swiss" style:font-pitch-complex="variable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4f81b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Дата_20_Знак" style:display-name="Дата Знак" style:family="text" style:parent-style-name="Основной_20_шрифт_20_абзаца">
      <style:text-properties fo:font-size="12pt" style:font-size-asian="12pt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Заголовок_20_записки_20_Знак" style:display-name="Заголовок записки Знак" style:family="text" style:parent-style-name="Основной_20_шрифт_20_абзаца">
      <style:text-properties fo:font-size="12pt" style:font-size-asian="12pt" style:font-size-complex="12pt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2pt" style:font-size-asian="12pt" style:font-size-complex="12pt"/>
    </style:style>
    <style:style style:name="Красная_20_строка_20_Знак" style:display-name="Красная строка Знак" style:family="text" style:parent-style-name="Основной_20_текст_20_Знак"/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size-complex="12pt"/>
    </style:style>
    <style:style style:name="Красная_20_строка_20_2_20_Знак" style:display-name="Красная строка 2 Знак" style:family="text" style:parent-style-name="Основной_20_текст_20_с_20_отступом_20_Знак"/>
    <style:style style:name="Название_20_Знак" style:display-name="Название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2pt" style:font-size-asian="12pt" style:font-size-complex="12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size-asian="8pt" style:font-size-complex="8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2pt" style:font-size-asian="12pt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fo:font-size="8pt" style:font-size-asian="8pt" style:font-size-complex="8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пись_20_Знак" style:display-name="Подпись Знак" style:family="text" style:parent-style-name="Основной_20_шрифт_20_абзаца">
      <style:text-properties fo:font-size="12pt" style:font-size-asian="12pt" style:font-size-complex="12pt"/>
    </style:style>
    <style:style style:name="Приветствие_20_Знак" style:display-name="Приветствие Знак" style:family="text" style:parent-style-name="Основной_20_шрифт_20_абзаца">
      <style:text-properties fo:font-size="12pt" style:font-size-asian="12pt" style:font-size-complex="12pt"/>
    </style:style>
    <style:style style:name="Прощание_20_Знак" style:display-name="Прощание Знак" style:family="text" style:parent-style-name="Основной_20_шрифт_20_абзаца">
      <style:text-properties fo:font-size="12pt" style:font-size-asian="12pt" style:font-size-complex="12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Основной_20_шрифт_20_абзаца"/>
    <style:style style:name="Текст_20_макроса_20_Знак" style:display-name="Текст макроса Знак" style:family="text" style:parent-style-name="Основной_20_шрифт_20_абзаца"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 style:language-complex="ar" style:country-complex="SA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Цитата_20_2_20_Знак" style:display-name="Цитата 2 Знак" style:family="text" style:parent-style-name="Основной_20_шрифт_20_абзаца">
      <style:text-properties fo:color="#000000" fo:font-size="12pt" fo:font-style="italic" style:font-size-asian="12pt" style:font-style-asian="italic" style:font-size-complex="12pt" style:font-style-complex="italic"/>
    </style:style>
    <style:style style:name="Шапка_20_Знак" style:display-name="Шапка Знак" style:family="text" style:parent-style-name="Основной_20_шрифт_20_абзаца">
      <style:text-properties style:font-name="Cambria" fo:font-family="Cambria" style:font-family-generic="roman" style:font-pitch="variable" fo:font-size="12pt" fo:background-color="#cccccc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Электронная_20_подпись_20_Знак" style:display-name="Электронная подпись Знак" style:family="text" style:parent-style-name="Основной_20_шрифт_20_абзаца">
      <style:text-properties fo:font-size="12pt" style:font-size-asian="12pt" style:font-size-complex="12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2.0118in" fo:text-indent="-0.25in" fo:margin-left="2.0118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18in" fo:text-indent="-0.25in" fo:margin-left="2.5118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0118in" fo:text-indent="-0.1252in" fo:margin-left="3.0118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5118in" fo:text-indent="-0.25in" fo:margin-left="3.5118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0118in" fo:text-indent="-0.25in" fo:margin-left="4.0118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4.5118in" fo:text-indent="-0.1252in" fo:margin-left="4.5118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118in" fo:text-indent="-0.25in" fo:margin-left="5.0118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5118in" fo:text-indent="-0.25in" fo:margin-left="5.5118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6.0118in" fo:text-indent="-0.1252in" fo:margin-left="6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2.0118in" fo:text-indent="-0.25in" fo:margin-left="2.0118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18in" fo:text-indent="-0.25in" fo:margin-left="2.5118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0118in" fo:text-indent="-0.1252in" fo:margin-left="3.0118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5118in" fo:text-indent="-0.25in" fo:margin-left="3.5118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0118in" fo:text-indent="-0.25in" fo:margin-left="4.0118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4.5118in" fo:text-indent="-0.1252in" fo:margin-left="4.5118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118in" fo:text-indent="-0.25in" fo:margin-left="5.0118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5118in" fo:text-indent="-0.25in" fo:margin-left="5.5118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6.0118in" fo:text-indent="-0.1252in" fo:margin-left="6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22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raditional Arabic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2.0118in" fo:text-indent="-0.25in" fo:margin-left="2.0118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118in" fo:text-indent="-0.25in" fo:margin-left="2.5118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0118in" fo:text-indent="-0.1252in" fo:margin-left="3.0118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5118in" fo:text-indent="-0.25in" fo:margin-left="3.5118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0118in" fo:text-indent="-0.25in" fo:margin-left="4.0118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4.5118in" fo:text-indent="-0.1252in" fo:margin-left="4.5118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0118in" fo:text-indent="-0.25in" fo:margin-left="5.0118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5118in" fo:text-indent="-0.25in" fo:margin-left="5.5118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6.0118in" fo:text-indent="-0.1252in" fo:margin-left="6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4.4791in" fo:text-indent="-4.2291in" fo:margin-left="4.4791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)" style:num-format="1">
        <style:list-level-properties text:list-level-position-and-space-mode="label-alignment">
          <style:list-level-label-alignment text:label-followed-by="listtab" fo:text-indent="-0.3437in" fo:margin-left="0.4425in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fo:text-indent="-0.5in" fo:margin-left="0.5984in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4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5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language="none" fo:country="none" style:language-asian="none" style:country-asian="none" style:language-complex="ar" style:country-complex="SA"/>
    </style:style>
    <style:style style:name="MP2" style:family="paragraph">
      <style:paragraph-properties fo:text-align="center"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 style:parent-style-name="Footer">
      <style:paragraph-properties fo:margin-left="0in" fo:margin-right="0in" fo:text-align="start" style:justify-single-word="false" fo:text-indent="0in" style:auto-text-indent="false"/>
      <style:text-properties fo:language="none" fo:country="none" style:language-asian="none" style:country-asian="none"/>
    </style:style>
    <style:style style:name="MT1" style:family="text">
      <style:text-properties fo:color="#000000" style:font-name="Book Antiqua" fo:font-size="14pt" style:font-name-asian="Times New Roman" style:font-size-asian="14pt" style:font-name-complex="Book Antiqua" style:font-size-complex="14pt" style:language-complex="ar" style:country-complex="SA"/>
    </style:style>
    <style:style style:name="MT2" style:family="text">
      <style:text-properties fo:color="#000000" style:font-name="Times New Roman" fo:font-size="14pt" style:font-name-asian="Times New Roman" style:font-size-asian="14pt" style:font-name-complex="Times New Roman" style:font-size-complex="14pt" style:language-complex="ar" style:country-complex="SA"/>
    </style: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  <style:page-layout style:name="Mpm1">
      <style:page-layout-properties fo:page-width="8.2681in" fo:page-height="11.6929in" style:num-format="1" style:print-orientation="portrait" fo:margin-top="0.5909in" fo:margin-bottom="0.4917in" fo:margin-left="1.0835in" fo:margin-right="1.0819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4917in" fo:margin-left="0.9846in" fo:margin-right="1.1807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909in" fo:margin-bottom="0.4917in" fo:margin-left="1.0835in" fo:margin-right="1.18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909in" fo:margin-bottom="0.4917in" fo:margin-left="1.0835in" fo:margin-right="1.1807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5909in" fo:margin-bottom="0.4917in" fo:margin-left="1.0835in" fo:margin-right="1.081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5909in" fo:margin-bottom="0.4925in" fo:margin-left="1.4772in" fo:margin-right="1.4756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.5909in" fo:margin-bottom="0.4925in" fo:margin-left="1.0835in" fo:margin-right="1.0819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8">
      <style:page-layout-properties fo:page-width="8.2681in" fo:page-height="11.6929in" style:num-format="1" style:print-orientation="portrait" fo:margin-top="0.5909in" fo:margin-bottom="0.4917in" fo:margin-left="1.0835in" fo:margin-right="0.5898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9">
      <style:page-layout-properties fo:page-width="8.2681in" fo:page-height="11.6929in" style:num-format="1" style:print-orientation="portrait" fo:margin-top="0.5909in" fo:margin-bottom="0.4925in" fo:margin-left="1.0835in" fo:margin-right="1.0819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10">
      <style:page-layout-properties fo:page-width="8.2681in" fo:page-height="11.6929in" style:num-format="1" style:print-orientation="portrait" fo:margin-top="0.5909in" fo:margin-bottom="0.4917in" fo:margin-left="0.9846in" fo:margin-right="1.081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11">
      <style:page-layout-properties fo:page-width="8.2681in" fo:page-height="11.6929in" style:num-format="1" style:print-orientation="portrait" fo:margin-top="0.5909in" fo:margin-bottom="0.4917in" fo:margin-left="0.9846in" fo:margin-right="1.18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12">
      <style:page-layout-properties fo:page-width="8.2681in" fo:page-height="11.6929in" style:num-format="1" style:print-orientation="portrait" fo:margin-top="0.5909in" fo:margin-bottom="0.4917in" fo:margin-left="0.9846in" fo:margin-right="0.98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13">
      <style:page-layout-properties fo:page-width="8.2681in" fo:page-height="11.6929in" style:num-format="1" style:print-orientation="portrait" fo:margin-top="0.5909in" fo:margin-bottom="0.4925in" fo:margin-left="1.0827in" fo:margin-right="1.0827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14">
      <style:page-layout-properties fo:page-width="8.2681in" fo:page-height="11.6929in" style:num-format="1" style:print-orientation="portrait" fo:margin-top="0.5909in" fo:margin-bottom="0.4917in" fo:margin-left="1.1811in" fo:margin-right="1.0819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15">
      <style:page-layout-properties fo:page-width="8.2681in" fo:page-height="11.6929in" style:num-format="1" style:print-orientation="portrait" fo:margin-top="0.5909in" fo:margin-bottom="0.4917in" fo:margin-left="0.9846in" fo:margin-right="0.9835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  <style:page-layout style:name="Mpm16">
      <style:page-layout-properties fo:page-width="8.2681in" fo:page-height="11.6929in" style:num-format="1" style:print-orientation="portrait" fo:margin-top="0.7874in" fo:margin-bottom="0.4917in" fo:margin-left="1.0835in" fo:margin-right="1.081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71in" style:dynamic-spacing="true"/>
      </style:footer-style>
    </style:page-layout>
    <style:page-layout style:name="Mpm17">
      <style:page-layout-properties fo:page-width="8.2681in" fo:page-height="11.6929in" style:num-format="1" style:print-orientation="portrait" fo:margin-top="0.5909in" fo:margin-bottom="0.4917in" fo:margin-left="1.8709in" fo:margin-right="1.0819in" style:writing-mode="rl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65in" fo:margin-left="0in" fo:margin-right="0in" fo:margin-top="0.257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g text:anchor-type="char" draw:z-index="30" draw:style-name="Mgr1"><draw:frame draw:style-name="Mgr2" draw:text-style-name="MP3" svg:width="0.3142in" svg:height="0.2961in" svg:x="75.1472in" svg:y="22.1382in"><draw:text-box><text:p text:style-name="MP2"><text:span text:style-name="MT1">1</text:span></text:p></draw:text-box></draw:frame></draw:g></text:p>
      </style:footer>
      <style:footer-left>
        <text:p text:style-name="MP4"><draw:g text:anchor-type="char" draw:z-index="61" draw:style-name="Mgr1"><draw:frame draw:style-name="Mgr2" draw:text-style-name="MP3" svg:width="0.3185in" svg:height="0.2748in" svg:x="62.0929in" svg:y="22.1528in"><draw:text-box><text:p text:style-name="MP2"><text:span text:style-name="MT2">2</text:span></text:p></draw:text-box></draw:frame></draw:g></text:p>
      </style:footer-left>
    </style:master-page>
    <style:master-page style:name="Convert_20_1" style:display-name="Convert 1" style:page-layout-name="Mpm2">
      <style:footer>
        <text:p text:style-name="MP1"><draw:g text:anchor-type="char" draw:z-index="62" draw:style-name="Mgr1"><draw:frame draw:style-name="Mgr2" draw:text-style-name="MP3" svg:width="0.3142in" svg:height="0.2961in" svg:x="41.1874in" svg:y="22.1382in"><draw:text-box><text:p text:style-name="MP2"><text:span text:style-name="MT1">1</text:span></text:p></draw:text-box></draw:frame></draw:g></text:p>
      </style:footer>
      <style:footer-left>
        <text:p text:style-name="MP4"><draw:g text:anchor-type="char" draw:z-index="63" draw:style-name="Mgr1"><draw:frame draw:style-name="Mgr2" draw:text-style-name="MP3" svg:width="0.3185in" svg:height="0.2748in" svg:x="9.7945in" svg:y="93.4945in"><draw:text-box><text:p text:style-name="MP2"><text:span text:style-name="MT2">2</text:span></text:p></draw:text-box></draw:frame></draw:g></text:p>
      </style:footer-left>
    </style:master-page>
    <style:master-page style:name="Convert_20_2" style:display-name="Convert 2" style:page-layout-name="Mpm1">
      <style:footer>
        <text:p text:style-name="MP1"><draw:g text:anchor-type="char" draw:z-index="64" draw:style-name="Mgr1"><draw:frame draw:style-name="Mgr2" draw:text-style-name="MP3" svg:width="0.3142in" svg:height="0.2961in" svg:x="24.3555in" svg:y="22.1382in"><draw:text-box><text:p text:style-name="MP2"><text:span text:style-name="MT1">1</text:span></text:p></draw:text-box></draw:frame></draw:g></text:p>
      </style:footer>
      <style:footer-left>
        <text:p text:style-name="MP4"><draw:g text:anchor-type="char" draw:z-index="65" draw:style-name="Mgr1"><draw:frame draw:style-name="Mgr2" draw:text-style-name="MP3" svg:width="0.3185in" svg:height="0.2748in" svg:x="28.2319in" svg:y="22.1528in"><draw:text-box><text:p text:style-name="MP2"><text:span text:style-name="MT2">2</text:span></text:p></draw:text-box></draw:frame></draw:g></text:p>
      </style:footer-left>
    </style:master-page>
    <style:master-page style:name="Convert_20_3" style:display-name="Convert 3" style:page-layout-name="Mpm3">
      <style:footer>
        <text:p text:style-name="MP1"><draw:g text:anchor-type="char" draw:z-index="66" draw:style-name="Mgr1"><draw:frame draw:style-name="Mgr2" draw:text-style-name="MP3" svg:width="0.3142in" svg:height="0.2961in" svg:x="14.3835in" svg:y="152.9311in"><draw:text-box><text:p text:style-name="MP2"><text:span text:style-name="MT1">1</text:span></text:p></draw:text-box></draw:frame></draw:g></text:p>
      </style:footer>
      <style:footer-left>
        <text:p text:style-name="MP4"><draw:g text:anchor-type="char" draw:z-index="67" draw:style-name="Mgr1"><draw:frame draw:style-name="Mgr2" draw:text-style-name="MP3" svg:width="0.3185in" svg:height="0.2748in" svg:x="61.9945in" svg:y="34.0429in"><draw:text-box><text:p text:style-name="MP2"><text:span text:style-name="MT2">2</text:span></text:p></draw:text-box></draw:frame></draw:g></text:p>
      </style:footer-left>
    </style:master-page>
    <style:master-page style:name="Convert_20_4" style:display-name="Convert 4" style:page-layout-name="Mpm1">
      <style:footer>
        <text:p text:style-name="MP1"><draw:g text:anchor-type="char" draw:z-index="68" draw:style-name="Mgr1"><draw:frame draw:style-name="Mgr2" draw:text-style-name="MP3" svg:width="0.3142in" svg:height="0.2961in" svg:x="58.2165in" svg:y="34.0283in"><draw:text-box><text:p text:style-name="MP2"><text:span text:style-name="MT1">1</text:span></text:p></draw:text-box></draw:frame></draw:g></text:p>
      </style:footer>
      <style:footer-left>
        <text:p text:style-name="MP4"><draw:g text:anchor-type="char" draw:z-index="69" draw:style-name="Mgr1"><draw:frame draw:style-name="Mgr2" draw:text-style-name="MP3" svg:width="0.3185in" svg:height="0.2748in" svg:x="45.1626in" svg:y="34.0429in"><draw:text-box><text:p text:style-name="MP2"><text:span text:style-name="MT2">2</text:span></text:p></draw:text-box></draw:frame></draw:g></text:p>
      </style:footer-left>
    </style:master-page>
    <style:master-page style:name="Convert_20_5" style:display-name="Convert 5" style:page-layout-name="Mpm4">
      <style:footer>
        <text:p text:style-name="Footer"/>
      </style:footer>
      <style:footer-left>
        <text:p text:style-name="Footer"/>
      </style:footer-left>
    </style:master-page>
    <style:master-page style:name="Convert_20_6" style:display-name="Convert 6" style:page-layout-name="Mpm2">
      <style:footer>
        <text:p text:style-name="Footer"/>
      </style:footer>
      <style:footer-left>
        <text:p text:style-name="Footer"/>
      </style:footer-left>
    </style:master-page>
    <style:master-page style:name="Convert_20_7" style:display-name="Convert 7" style:page-layout-name="Mpm5">
      <style:footer>
        <text:p text:style-name="Footer"/>
      </style:footer>
      <style:footer-left>
        <text:p text:style-name="Footer"/>
      </style:footer-left>
    </style:master-page>
    <style:master-page style:name="Convert_20_8" style:display-name="Convert 8" style:page-layout-name="Mpm6">
      <style:footer>
        <text:p text:style-name="Footer"/>
      </style:footer>
      <style:footer-left>
        <text:p text:style-name="Footer"/>
      </style:footer-left>
    </style:master-page>
    <style:master-page style:name="Convert_20_9" style:display-name="Convert 9" style:page-layout-name="Mpm7">
      <style:footer>
        <text:p text:style-name="Footer"/>
      </style:footer>
      <style:footer-left>
        <text:p text:style-name="Footer"/>
      </style:footer-left>
    </style:master-page>
    <style:master-page style:name="Convert_20_10" style:display-name="Convert 10" style:page-layout-name="Mpm8">
      <style:footer>
        <text:p text:style-name="Footer"/>
      </style:footer>
      <style:footer-left>
        <text:p text:style-name="Footer"/>
      </style:footer-left>
    </style:master-page>
    <style:master-page style:name="Convert_20_11" style:display-name="Convert 11" style:page-layout-name="Mpm9">
      <style:footer>
        <text:p text:style-name="Footer"/>
      </style:footer>
      <style:footer-left>
        <text:p text:style-name="Footer"/>
      </style:footer-left>
    </style:master-page>
    <style:master-page style:name="Convert_20_12" style:display-name="Convert 12" style:page-layout-name="Mpm10">
      <style:footer>
        <text:p text:style-name="Footer"/>
      </style:footer>
      <style:footer-left>
        <text:p text:style-name="Footer"/>
      </style:footer-left>
    </style:master-page>
    <style:master-page style:name="Convert_20_13" style:display-name="Convert 13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14" style:display-name="Convert 14" style:page-layout-name="Mpm10">
      <style:footer>
        <text:p text:style-name="Footer"/>
      </style:footer>
      <style:footer-left>
        <text:p text:style-name="Footer"/>
      </style:footer-left>
    </style:master-page>
    <style:master-page style:name="Convert_20_15" style:display-name="Convert 15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16" style:display-name="Convert 16" style:page-layout-name="Mpm11">
      <style:footer>
        <text:p text:style-name="Footer"/>
      </style:footer>
      <style:footer-left>
        <text:p text:style-name="Footer"/>
      </style:footer-left>
    </style:master-page>
    <style:master-page style:name="Convert_20_18" style:display-name="Convert 18" style:page-layout-name="Mpm11">
      <style:footer>
        <text:p text:style-name="Footer"/>
      </style:footer>
      <style:footer-left>
        <text:p text:style-name="Footer"/>
      </style:footer-left>
    </style:master-page>
    <style:master-page style:name="Convert_20_19" style:display-name="Convert 19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20" style:display-name="Convert 20" style:page-layout-name="Mpm12">
      <style:footer>
        <text:p text:style-name="Footer"/>
      </style:footer>
      <style:footer-left>
        <text:p text:style-name="Footer"/>
      </style:footer-left>
    </style:master-page>
    <style:master-page style:name="Convert_20_21" style:display-name="Convert 21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22" style:display-name="Convert 22" style:page-layout-name="Mpm13">
      <style:footer>
        <text:p text:style-name="Footer"/>
      </style:footer>
      <style:footer-left>
        <text:p text:style-name="Footer"/>
      </style:footer-left>
    </style:master-page>
    <style:master-page style:name="Convert_20_23" style:display-name="Convert 23" style:page-layout-name="Mpm9">
      <style:footer>
        <text:p text:style-name="Footer"/>
      </style:footer>
      <style:footer-left>
        <text:p text:style-name="Footer"/>
      </style:footer-left>
    </style:master-page>
    <style:master-page style:name="Convert_20_24" style:display-name="Convert 24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25" style:display-name="Convert 25" style:page-layout-name="Mpm14">
      <style:footer>
        <text:p text:style-name="Footer"/>
      </style:footer>
      <style:footer-left>
        <text:p text:style-name="Footer"/>
      </style:footer-left>
    </style:master-page>
    <style:master-page style:name="Convert_20_26" style:display-name="Convert 26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27" style:display-name="Convert 27" style:page-layout-name="Mpm3">
      <style:footer>
        <text:p text:style-name="Footer"/>
      </style:footer>
      <style:footer-left>
        <text:p text:style-name="Footer"/>
      </style:footer-left>
    </style:master-page>
    <style:master-page style:name="Convert_20_28" style:display-name="Convert 28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29" style:display-name="Convert 29" style:page-layout-name="Mpm15">
      <style:footer>
        <text:p text:style-name="Footer"/>
      </style:footer>
      <style:footer-left>
        <text:p text:style-name="Footer"/>
      </style:footer-left>
    </style:master-page>
    <style:master-page style:name="Convert_20_30" style:display-name="Convert 30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31" style:display-name="Convert 31" style:page-layout-name="Mpm16">
      <style:footer>
        <text:p text:style-name="Footer"/>
      </style:footer>
      <style:footer-left>
        <text:p text:style-name="Footer"/>
      </style:footer-left>
    </style:master-page>
    <style:master-page style:name="Convert_20_32" style:display-name="Convert 32" style:page-layout-name="Mpm1">
      <style:footer>
        <text:p text:style-name="Footer"/>
      </style:footer>
      <style:footer-left>
        <text:p text:style-name="Footer"/>
      </style:footer-left>
    </style:master-page>
    <style:master-page style:name="Convert_20_33" style:display-name="Convert 33" style:page-layout-name="Mpm17">
      <style:footer>
        <text:p text:style-name="Footer"/>
      </style:footer>
      <style:footer-left>
        <text:p text:style-name="Footer"/>
      </style:footer-left>
    </style:master-page>
    <style:master-page style:name="Convert_20_34" style:display-name="Convert 34" style:page-layout-name="Mpm1"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*اَلْحَمْدُ للهِ رَبِّ الْعَالَمِينَ وَالصَّلاَةُ وَالسَّلاَمُ عَلَى مُحَمَّدٍ وَعَلَى آلِهِ وَأَصْحَابِهِ أَجْمَعِينَ*</dc:title>
    <meta:initial-creator>Абу Ахмад</meta:initial-creator>
    <meta:creation-date>2010-12-19T23:11:00</meta:creation-date>
    <dc:creator>Žāle Mottahedin</dc:creator>
    <dc:date>2019-11-02T19:56:14.426857982</dc:date>
    <meta:print-date>2009-07-08T13:55:00</meta:print-date>
    <meta:editing-cycles>38</meta:editing-cycles>
    <meta:generator>LibreOffice/6.2.4.2$Linux_X86_64 LibreOffice_project/20$Build-2</meta:generator>
    <meta:editing-duration>PT1H36M6S</meta:editing-duration>
    <meta:document-statistic meta:table-count="0" meta:image-count="0" meta:object-count="0" meta:page-count="62" meta:paragraph-count="1294" meta:word-count="7728" meta:character-count="51417" meta:non-whitespace-character-count="42166"/>
  </office:meta>
</office:document-meta>
</file>